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2.524cm"/>
    </style:style>
    <style:style style:name="co8" style:family="table-column">
      <style:table-column-properties fo:break-before="auto" style:column-width="0.933cm"/>
    </style:style>
    <style:style style:name="co9" style:family="table-column">
      <style:table-column-properties fo:break-before="auto" style:column-width="3.134cm"/>
    </style:style>
    <style:style style:name="co10" style:family="table-column">
      <style:table-column-properties fo:break-before="auto" style:column-width="3.191cm"/>
    </style:style>
    <style:style style:name="co11" style:family="table-column">
      <style:table-column-properties fo:break-before="auto" style:column-width="3.69cm"/>
    </style:style>
    <style:style style:name="co12" style:family="table-column">
      <style:table-column-properties fo:break-before="auto" style:column-width="3.328cm"/>
    </style:style>
    <style:style style:name="co13" style:family="table-column">
      <style:table-column-properties fo:break-before="auto" style:column-width="2.718cm"/>
    </style:style>
    <style:style style:name="co14" style:family="table-column">
      <style:table-column-properties fo:break-before="auto" style:column-width="3.052cm"/>
    </style:style>
    <style:style style:name="co15" style:family="table-column">
      <style:table-column-properties fo:break-before="auto" style:column-width="2.886cm"/>
    </style:style>
    <style:style style:name="co16" style:family="table-column">
      <style:table-column-properties fo:break-before="auto" style:column-width="3.0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2.997cm"/>
    </style:style>
    <style:style style:name="co19" style:family="table-column">
      <style:table-column-properties fo:break-before="auto" style:column-width="2.94cm"/>
    </style:style>
    <style:style style:name="co20" style:family="table-column">
      <style:table-column-properties fo:break-before="auto" style:column-width="3.413cm"/>
    </style:style>
    <style:style style:name="co21" style:family="table-column">
      <style:table-column-properties fo:break-before="auto" style:column-width="2.496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2.418cm"/>
    </style:style>
    <style:style style:name="co24" style:family="table-column">
      <style:table-column-properties fo:break-before="auto" style:column-width="2.39cm"/>
    </style:style>
    <style:style style:name="co25" style:family="table-column">
      <style:table-column-properties fo:break-before="auto" style:column-width="2.5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46">
      <style:table-cell-properties fo:background-color="transparent"/>
    </style:style>
    <style:style style:name="ce5" style:family="table-cell" style:parent-style-name="Default" style:data-style-name="N111">
      <style:table-cell-properties fo:background-color="transparent"/>
    </style:style>
    <style:style style:name="ce6" style:family="table-cell" style:parent-style-name="Default" style:data-style-name="N46">
      <style:table-cell-properties style:text-align-source="fix" style:repeat-content="false" fo:background-color="transparent"/>
      <style:paragraph-properties fo:text-align="center"/>
    </style:style>
    <style:style style:name="ce7" style:family="table-cell" style:parent-style-name="Default" style:data-style-name="N129">
      <style:table-cell-properties fo:background-color="#00ff00"/>
    </style:style>
    <style:style style:name="ce8" style:family="table-cell" style:parent-style-name="Default" style:data-style-name="N129">
      <style:table-cell-properties fo:background-color="transparent"/>
    </style:style>
    <style:style style:name="ce9" style:family="table-cell" style:parent-style-name="Default" style:data-style-name="N120">
      <style:table-cell-properties fo:background-color="transparent"/>
    </style:style>
    <style:style style:name="ce10" style:family="table-cell" style:parent-style-name="Default" style:data-style-name="N4">
      <style:table-cell-properties fo:background-color="transparent"/>
    </style:style>
    <style:style style:name="ce11" style:family="table-cell" style:parent-style-name="Default" style:data-style-name="N37">
      <style:table-cell-properties fo:background-color="transparent"/>
    </style:style>
    <style:style style:name="ce12" style:family="table-cell" style:parent-style-name="Default" style:data-style-name="N129"/>
    <style:style style:name="ce13" style:family="table-cell" style:parent-style-name="Default" style:data-style-name="N37"/>
    <style:style style:name="ce14" style:family="table-cell" style:parent-style-name="Default">
      <style:text-properties fo:color="#c0c0c0"/>
    </style:style>
    <style:style style:name="ce15" style:family="table-cell" style:parent-style-name="Default" style:data-style-name="N46"/>
    <style:style style:name="ce16" style:family="table-cell" style:parent-style-name="Default" style:data-style-name="N46">
      <style:table-cell-properties fo:background-color="#00ff00"/>
    </style:style>
    <style:style style:name="ce17" style:family="table-cell" style:parent-style-name="Default" style:data-style-name="N111"/>
    <style:style style:name="ce18" style:family="table-cell" style:parent-style-name="Default" style:data-style-name="N111">
      <style:text-properties fo:color="#c0c0c0"/>
    </style:style>
    <style:style style:name="ce19" style:family="table-cell" style:parent-style-name="Default" style:data-style-name="N111">
      <style:table-cell-properties fo:background-color="transparent"/>
      <style:text-properties fo:color="#c0c0c0"/>
    </style:style>
    <style:style style:name="ce20" style:family="table-cell" style:parent-style-name="Default" style:data-style-name="N111">
      <style:table-cell-properties fo:background-color="#00ff00"/>
    </style:style>
    <style:style style:name="ce21" style:family="table-cell" style:parent-style-name="Default" style:data-style-name="N123">
      <style:table-cell-properties fo:background-color="transparent"/>
    </style:style>
    <style:style style:name="ce22" style:family="table-cell" style:parent-style-name="Default" style:data-style-name="N111">
      <style:table-cell-properties fo:background-color="#0099ff"/>
    </style:style>
    <style:style style:name="ce23" style:family="table-cell" style:parent-style-name="Default" style:data-style-name="N123"/>
    <style:style style:name="ce24" style:family="table-cell" style:parent-style-name="Default" style:data-style-name="N44"/>
    <style:style style:name="ce25" style:family="table-cell" style:parent-style-name="Default" style:data-style-name="N120"/>
    <style:style style:name="ce26" style:family="table-cell" style:parent-style-name="Default" style:data-style-name="N120">
      <style:text-properties fo:color="#c0c0c0"/>
    </style:style>
    <style:style style:name="ce27" style:family="table-cell" style:parent-style-name="Default" style:data-style-name="N0"/>
    <style:style style:name="ce28" style:family="table-cell" style:parent-style-name="Default" style:data-style-name="N111">
      <style:table-cell-properties fo:background-color="#00ff00"/>
      <style:text-properties style:use-window-font-color="true"/>
    </style:style>
    <style:style style:name="ce29" style:family="table-cell" style:parent-style-name="Default" style:data-style-name="N46">
      <style:text-properties fo:color="#c0c0c0"/>
    </style:style>
    <style:style style:name="ce30" style:family="table-cell" style:parent-style-name="Default" style:data-style-name="N46">
      <style:table-cell-properties fo:background-color="transparent"/>
      <style:text-properties style:font-name="Albany AMT" style:font-name-asian="Arial" style:font-name-complex="Arial"/>
    </style:style>
    <style:style style:name="ce31" style:family="table-cell" style:parent-style-name="Default" style:data-style-name="N111">
      <style:text-properties style:font-name="Albany AMT" style:font-name-asian="Arial" style:font-name-complex="Arial"/>
    </style:style>
    <style:style style:name="ce32" style:family="table-cell" style:parent-style-name="Default" style:data-style-name="N46">
      <style:text-properties style:font-name="Albany AMT" style:font-name-asian="Arial" style:font-name-complex="Ari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46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Vergleich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ce3" table:number-columns-repeated="4"/>
          <table:table-cell table:style-name="ce2"/>
          <table:table-cell table:style-name="ce3" table:number-columns-repeated="16"/>
        </table:table-row>
        <table:table-row table:style-name="ro1">
          <table:table-cell/>
          <table:table-cell table:style-name="ce3" office:value-type="string">
            <text:p>BerlinMOD</text:p>
          </table:table-cell>
          <table:table-cell table:style-name="ce3"/>
          <table:table-cell table:style-name="ce3" office:value-type="string">
            <text:p>Network</text:p>
          </table:table-cell>
          <table:table-cell table:style-name="ce3"/>
          <table:table-cell table:style-name="ce2"/>
          <table:table-cell table:style-name="ce3" office:value-type="string">
            <text:p>BerlinMOD</text:p>
          </table:table-cell>
          <table:table-cell table:style-name="ce3"/>
          <table:table-cell table:style-name="ce3" office:value-type="string">
            <text:p>Network</text:p>
          </table:table-cell>
          <table:table-cell table:style-name="ce3" table:number-columns-repeated="2"/>
          <table:table-cell table:style-name="ce3" office:value-type="string">
            <text:p>Ratio BerlinMOD : Network (BMOD = 100%)</text:p>
          </table:table-cell>
          <table:table-cell table:style-name="ce3" table:number-columns-repeated="2"/>
          <table:table-cell table:style-name="ce11"/>
          <table:table-cell table:style-name="ce3" table:number-columns-repeated="7"/>
        </table:table-row>
        <table:table-row table:style-name="ro1">
          <table:table-cell table:style-name="ce2" office:value-type="string">
            <text:p>0.05</text:p>
          </table:table-cell>
          <table:table-cell table:style-name="ce3" office:value-type="string">
            <text:p>OBA</text:p>
          </table:table-cell>
          <table:table-cell table:style-name="ce3" office:value-type="string">
            <text:p>TBA</text:p>
          </table:table-cell>
          <table:table-cell table:style-name="ce3" office:value-type="string">
            <text:p>OBA</text:p>
          </table:table-cell>
          <table:table-cell table:style-name="ce3" office:value-type="string">
            <text:p>TBA</text:p>
          </table:table-cell>
          <table:table-cell table:style-name="ce2" office:value-type="string">
            <text:p>0.05</text:p>
          </table:table-cell>
          <table:table-cell table:style-name="ce3" office:value-type="string">
            <text:p>OBA</text:p>
          </table:table-cell>
          <table:table-cell table:style-name="ce3" office:value-type="string">
            <text:p>TBA</text:p>
          </table:table-cell>
          <table:table-cell table:style-name="ce3" office:value-type="string">
            <text:p>OBA</text:p>
          </table:table-cell>
          <table:table-cell table:style-name="ce3" office:value-type="string">
            <text:p>TBA</text:p>
          </table:table-cell>
          <table:table-cell table:style-name="ce3"/>
          <table:table-cell table:style-name="ce3" office:value-type="string">
            <text:p>OBA</text:p>
          </table:table-cell>
          <table:table-cell table:style-name="ce3" office:value-type="string">
            <text:p>TBA</text:p>
          </table:table-cell>
          <table:table-cell table:style-name="ce3" table:number-columns-repeated="9"/>
        </table:table-row>
        <table:table-row table:style-name="ro1">
          <table:table-cell table:style-name="ce2" office:value-type="string">
            <text:p>Q1</text:p>
          </table:table-cell>
          <table:table-cell table:style-name="ce4" table:formula="of:=[B005.B248]" office:value-type="time" office:time-value="PT00H00M00.085933S">
            <text:p>00:00:00,09</text:p>
          </table:table-cell>
          <table:table-cell table:style-name="ce4" table:formula="of:=[B005.C248]" office:value-type="time" office:time-value="PT00H00M00.100238S">
            <text:p>00:00:00,10</text:p>
          </table:table-cell>
          <table:table-cell table:style-name="ce4" table:formula="of:=[N005.B158]" office:value-type="time" office:time-value="PT00H00M00.089667S">
            <text:p>00:00:00,09</text:p>
          </table:table-cell>
          <table:table-cell table:style-name="ce4" table:formula="of:=[N005.C158]" office:value-type="time" office:time-value="PT00H00M00.113389S">
            <text:p>00:00:00,11</text:p>
          </table:table-cell>
          <table:table-cell table:style-name="ce6" office:value-type="string">
            <text:p>Q1</text:p>
          </table:table-cell>
          <table:table-cell table:style-name="ce7" table:formula="of:=[.B4]" office:value-type="time" office:time-value="PT00H00M00.085933S">
            <text:p>00,086</text:p>
          </table:table-cell>
          <table:table-cell table:style-name="ce8" table:formula="of:=[.C4]" office:value-type="time" office:time-value="PT00H00M00.100238S">
            <text:p>00,100</text:p>
          </table:table-cell>
          <table:table-cell table:style-name="ce8" table:formula="of:=[.D4]" office:value-type="time" office:time-value="PT00H00M00.089667S">
            <text:p>00,090</text:p>
          </table:table-cell>
          <table:table-cell table:style-name="ce8" table:formula="of:=[.E4]" office:value-type="time" office:time-value="PT00H00M00.113389S">
            <text:p>00,113</text:p>
          </table:table-cell>
          <table:table-cell table:style-name="ce4" office:value-type="string">
            <text:p>O</text:p>
          </table:table-cell>
          <table:table-cell table:style-name="ce10" table:formula="of:=100*[.I4]/[.G4]" office:value-type="float" office:value="104.345245714685">
            <text:p>104,35</text:p>
          </table:table-cell>
          <table:table-cell table:style-name="ce10" table:formula="of:=100*[.J4]/[.H4]" office:value-type="float" office:value="113.119774935653">
            <text:p>113,12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2</text:p>
          </table:table-cell>
          <table:table-cell table:style-name="ce4" table:formula="of:=[B005.B249]" office:value-type="time" office:time-value="PT00H00M00.002581S">
            <text:p>00:00:00,00</text:p>
          </table:table-cell>
          <table:table-cell table:style-name="ce4" table:formula="of:=[B005.C249]" office:value-type="time" office:time-value="PT00H00M00.002433S">
            <text:p>00:00:00,00</text:p>
          </table:table-cell>
          <table:table-cell table:style-name="ce4" table:formula="of:=[N005.B159]" office:value-type="time" office:time-value="PT00H00M00.002773S">
            <text:p>00:00:00,00</text:p>
          </table:table-cell>
          <table:table-cell table:style-name="ce4" table:formula="of:=[N005.C159]" office:value-type="time" office:time-value="PT00H00M00.002363S">
            <text:p>00:00:00,00</text:p>
          </table:table-cell>
          <table:table-cell table:style-name="ce6" office:value-type="string">
            <text:p>Q2</text:p>
          </table:table-cell>
          <table:table-cell table:style-name="ce8" table:formula="of:=[.B5]" office:value-type="time" office:time-value="PT00H00M00.002581S">
            <text:p>00,003</text:p>
          </table:table-cell>
          <table:table-cell table:style-name="ce7" table:formula="of:=[.C5]" office:value-type="time" office:time-value="PT00H00M00.002433S">
            <text:p>00,002</text:p>
          </table:table-cell>
          <table:table-cell table:style-name="ce8" table:formula="of:=[.D5]" office:value-type="time" office:time-value="PT00H00M00.002773S">
            <text:p>00,003</text:p>
          </table:table-cell>
          <table:table-cell table:style-name="ce7" table:formula="of:=[.E5]" office:value-type="time" office:time-value="PT00H00M00.002363S">
            <text:p>00,002</text:p>
          </table:table-cell>
          <table:table-cell table:style-name="ce4" office:value-type="string">
            <text:p>O</text:p>
          </table:table-cell>
          <table:table-cell table:style-name="ce10" table:formula="of:=100*[.I5]/[.G5]" office:value-type="float" office:value="107.438977140643">
            <text:p>107,44</text:p>
          </table:table-cell>
          <table:table-cell table:style-name="ce10" table:formula="of:=100*[.J5]/[.H5]" office:value-type="float" office:value="97.1228935470612">
            <text:p>97,12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3</text:p>
          </table:table-cell>
          <table:table-cell table:style-name="ce4" table:formula="of:=[B005.B250]" office:value-type="time" office:time-value="PT00H00M00.346434S">
            <text:p>00:00:00,35</text:p>
          </table:table-cell>
          <table:table-cell table:style-name="ce4" table:formula="of:=[B005.C250]" office:value-type="time" office:time-value="PT00H00M00.345141S">
            <text:p>00:00:00,35</text:p>
          </table:table-cell>
          <table:table-cell table:style-name="ce4" table:formula="of:=[N005.B160]" office:value-type="time" office:time-value="PT00H00M00.111968S">
            <text:p>00:00:00,11</text:p>
          </table:table-cell>
          <table:table-cell table:style-name="ce4" table:formula="of:=[N005.C160]" office:value-type="time" office:time-value="PT00H00M00.567606S">
            <text:p>00:00:00,57</text:p>
          </table:table-cell>
          <table:table-cell table:style-name="ce6" office:value-type="string">
            <text:p>Q3</text:p>
          </table:table-cell>
          <table:table-cell table:style-name="ce8" table:formula="of:=[.B6]" office:value-type="time" office:time-value="PT00H00M00.346434S">
            <text:p>00,346</text:p>
          </table:table-cell>
          <table:table-cell table:style-name="ce8" table:formula="of:=[.C6]" office:value-type="time" office:time-value="PT00H00M00.345141S">
            <text:p>00,345</text:p>
          </table:table-cell>
          <table:table-cell table:style-name="ce7" table:formula="of:=[.D6]" office:value-type="time" office:time-value="PT00H00M00.111968S">
            <text:p>00,112</text:p>
          </table:table-cell>
          <table:table-cell table:style-name="ce8" table:formula="of:=[.E6]" office:value-type="time" office:time-value="PT00H00M00.567606S">
            <text:p>00,568</text:p>
          </table:table-cell>
          <table:table-cell table:style-name="ce4" office:value-type="string">
            <text:p>+/-</text:p>
          </table:table-cell>
          <table:table-cell table:style-name="ce10" table:formula="of:=100*[.I6]/[.G6]" office:value-type="float" office:value="32.3201533336797">
            <text:p>32,32</text:p>
          </table:table-cell>
          <table:table-cell table:style-name="ce10" table:formula="of:=100*[.J6]/[.H6]" office:value-type="float" office:value="164.456265700105">
            <text:p>164,46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4</text:p>
          </table:table-cell>
          <table:table-cell table:style-name="ce4" table:formula="of:=[B005.B251]" office:value-type="time" office:time-value="PT00H00M09.105469S">
            <text:p>00:00:09,11</text:p>
          </table:table-cell>
          <table:table-cell table:style-name="ce4" table:formula="of:=[B005.C251]" office:value-type="time" office:time-value="PT00H00M15.402766S">
            <text:p>00:00:15,40</text:p>
          </table:table-cell>
          <table:table-cell table:style-name="ce4" table:formula="of:=[N005.B161]" office:value-type="time" office:time-value="PT00H00M00.142084S">
            <text:p>00:00:00,14</text:p>
          </table:table-cell>
          <table:table-cell table:style-name="ce4" table:formula="of:=[N005.C161]" office:value-type="time" office:time-value="PT00H00M01.303305S">
            <text:p>00:00:01,30</text:p>
          </table:table-cell>
          <table:table-cell table:style-name="ce6" office:value-type="string">
            <text:p>Q4</text:p>
          </table:table-cell>
          <table:table-cell table:style-name="ce8" table:formula="of:=[.B7]" office:value-type="time" office:time-value="PT00H00M09.105469S">
            <text:p>09,105</text:p>
          </table:table-cell>
          <table:table-cell table:style-name="ce8" table:formula="of:=[.C7]" office:value-type="time" office:time-value="PT00H00M15.402766S">
            <text:p>15,403</text:p>
          </table:table-cell>
          <table:table-cell table:style-name="ce7" table:formula="of:=[.D7]" office:value-type="time" office:time-value="PT00H00M00.142084S">
            <text:p>00,142</text:p>
          </table:table-cell>
          <table:table-cell table:style-name="ce8" table:formula="of:=[.E7]" office:value-type="time" office:time-value="PT00H00M01.303305S">
            <text:p>01,303</text:p>
          </table:table-cell>
          <table:table-cell table:style-name="ce4" office:value-type="string">
            <text:p>+</text:p>
          </table:table-cell>
          <table:table-cell table:style-name="ce10" table:formula="of:=100*[.I7]/[.G7]" office:value-type="float" office:value="1.56042483918181">
            <text:p>1,56</text:p>
          </table:table-cell>
          <table:table-cell table:style-name="ce10" table:formula="of:=100*[.J7]/[.H7]" office:value-type="float" office:value="8.46149970726037">
            <text:p>8,46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5</text:p>
          </table:table-cell>
          <table:table-cell table:style-name="ce4" table:formula="of:=[B005.B252]" office:value-type="time" office:time-value="PT00H00M01.075687S">
            <text:p>00:00:01,08</text:p>
          </table:table-cell>
          <table:table-cell table:style-name="ce4" table:formula="of:=[B005.C252]" office:value-type="time" office:time-value="PT00H00M01.622664S">
            <text:p>00:00:01,62</text:p>
          </table:table-cell>
          <table:table-cell table:style-name="ce4" table:formula="of:=[N005.B162]" office:value-type="time" office:time-value="PT00H00M00.926895S">
            <text:p>00:00:00,93</text:p>
          </table:table-cell>
          <table:table-cell table:style-name="ce4" table:formula="of:=[N005.C162]" office:value-type="time" office:time-value="PT00H00M01.376673S">
            <text:p>00:00:01,38</text:p>
          </table:table-cell>
          <table:table-cell table:style-name="ce6" office:value-type="string">
            <text:p>Q5</text:p>
          </table:table-cell>
          <table:table-cell table:style-name="ce8" table:formula="of:=[.B8]" office:value-type="time" office:time-value="PT00H00M01.075687S">
            <text:p>01,076</text:p>
          </table:table-cell>
          <table:table-cell table:style-name="ce8" table:formula="of:=[.C8]" office:value-type="time" office:time-value="PT00H00M01.622664S">
            <text:p>01,623</text:p>
          </table:table-cell>
          <table:table-cell table:style-name="ce7" table:formula="of:=[.D8]" office:value-type="time" office:time-value="PT00H00M00.926895S">
            <text:p>00,927</text:p>
          </table:table-cell>
          <table:table-cell table:style-name="ce8" table:formula="of:=[.E8]" office:value-type="time" office:time-value="PT00H00M01.376673S">
            <text:p>01,377</text:p>
          </table:table-cell>
          <table:table-cell table:style-name="ce4" table:formula="of:=+[.K9]" office:value-type="string" office:string-value="+">
            <text:p>+</text:p>
          </table:table-cell>
          <table:table-cell table:style-name="ce10" table:formula="of:=100*[.I8]/[.G8]" office:value-type="float" office:value="86.1677235106495">
            <text:p>86,17</text:p>
          </table:table-cell>
          <table:table-cell table:style-name="ce10" table:formula="of:=100*[.J8]/[.H8]" office:value-type="float" office:value="84.8402996553815">
            <text:p>84,84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6</text:p>
          </table:table-cell>
          <table:table-cell table:style-name="ce4" table:formula="of:=[B005.B253]" office:value-type="time" office:time-value="PT00H00M16.781387S">
            <text:p>00:00:16,78</text:p>
          </table:table-cell>
          <table:table-cell table:style-name="ce4" table:formula="of:=[B005.C253]" office:value-type="time" office:time-value="PT00H00M14.934493S">
            <text:p>00:00:14,93</text:p>
          </table:table-cell>
          <table:table-cell table:style-name="ce4" table:formula="of:=[N005.B163]" office:value-type="time" office:time-value="PT00H00M05.004411S">
            <text:p>00:00:05,00</text:p>
          </table:table-cell>
          <table:table-cell table:style-name="ce4" table:formula="of:=[N005.C163]" office:value-type="time" office:time-value="PT00H00M04.482961S">
            <text:p>00:00:04,48</text:p>
          </table:table-cell>
          <table:table-cell table:style-name="ce6" office:value-type="string">
            <text:p>Q6</text:p>
          </table:table-cell>
          <table:table-cell table:style-name="ce8" table:formula="of:=[.B9]" office:value-type="time" office:time-value="PT00H00M16.781387S">
            <text:p>16,781</text:p>
          </table:table-cell>
          <table:table-cell table:style-name="ce8" table:formula="of:=[.C9]" office:value-type="time" office:time-value="PT00H00M14.934493S">
            <text:p>14,934</text:p>
          </table:table-cell>
          <table:table-cell table:style-name="ce8" table:formula="of:=[.D9]" office:value-type="time" office:time-value="PT00H00M05.004411S">
            <text:p>05,004</text:p>
          </table:table-cell>
          <table:table-cell table:style-name="ce7" table:formula="of:=[.E9]" office:value-type="time" office:time-value="PT00H00M04.482961S">
            <text:p>04,483</text:p>
          </table:table-cell>
          <table:table-cell table:style-name="ce4" office:value-type="string">
            <text:p>+</text:p>
          </table:table-cell>
          <table:table-cell table:style-name="ce10" table:formula="of:=100*[.I9]/[.G9]" office:value-type="float" office:value="29.8212001189175">
            <text:p>29,82</text:p>
          </table:table-cell>
          <table:table-cell table:style-name="ce10" table:formula="of:=100*[.J9]/[.H9]" office:value-type="float" office:value="30.0174970787425">
            <text:p>30,02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7</text:p>
          </table:table-cell>
          <table:table-cell table:style-name="ce4" table:formula="of:=[B005.B254]" office:value-type="time" office:time-value="PT00H00M02.996236S">
            <text:p>00:00:03,00</text:p>
          </table:table-cell>
          <table:table-cell table:style-name="ce4" table:formula="of:=[B005.C254]" office:value-type="time" office:time-value="PT00H00M03.006762S">
            <text:p>00:00:03,01</text:p>
          </table:table-cell>
          <table:table-cell table:style-name="ce4" table:formula="of:=[N005.B164]" office:value-type="time" office:time-value="PT00H00M01.220661S">
            <text:p>00:00:01,22</text:p>
          </table:table-cell>
          <table:table-cell table:style-name="ce4" table:formula="of:=[N005.C164]" office:value-type="time" office:time-value="PT00H00M06.790123S">
            <text:p>00:00:06,79</text:p>
          </table:table-cell>
          <table:table-cell table:style-name="ce6" office:value-type="string">
            <text:p>Q7</text:p>
          </table:table-cell>
          <table:table-cell table:style-name="ce8" table:formula="of:=[.B10]" office:value-type="time" office:time-value="PT00H00M02.996236S">
            <text:p>02,996</text:p>
          </table:table-cell>
          <table:table-cell table:style-name="ce8" table:formula="of:=[.C10]" office:value-type="time" office:time-value="PT00H00M03.006762S">
            <text:p>03,007</text:p>
          </table:table-cell>
          <table:table-cell table:style-name="ce7" table:formula="of:=[.D10]" office:value-type="time" office:time-value="PT00H00M01.220661S">
            <text:p>01,221</text:p>
          </table:table-cell>
          <table:table-cell table:style-name="ce8" table:formula="of:=[.E10]" office:value-type="time" office:time-value="PT00H00M06.790123S">
            <text:p>06,790</text:p>
          </table:table-cell>
          <table:table-cell table:style-name="ce4" office:value-type="string">
            <text:p>+/-</text:p>
          </table:table-cell>
          <table:table-cell table:style-name="ce10" table:formula="of:=100*[.I10]/[.G10]" office:value-type="float" office:value="40.7398148877458">
            <text:p>40,74</text:p>
          </table:table-cell>
          <table:table-cell table:style-name="ce10" table:formula="of:=100*[.J10]/[.H10]" office:value-type="float" office:value="225.828416083481">
            <text:p>225,83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8</text:p>
          </table:table-cell>
          <table:table-cell table:style-name="ce4" table:formula="of:=[B005.B255]" office:value-type="time" office:time-value="PT00H00M00.345611S">
            <text:p>00:00:00,35</text:p>
          </table:table-cell>
          <table:table-cell table:style-name="ce4" table:formula="of:=[B005.C255]" office:value-type="time" office:time-value="PT00H00M00.423559S">
            <text:p>00:00:00,42</text:p>
          </table:table-cell>
          <table:table-cell table:style-name="ce4" table:formula="of:=[N005.B165]" office:value-type="time" office:time-value="PT00H00M00.224536S">
            <text:p>00:00:00,22</text:p>
          </table:table-cell>
          <table:table-cell table:style-name="ce4" table:formula="of:=[N005.C165]" office:value-type="time" office:time-value="PT00H00M00.213443S">
            <text:p>00:00:00,21</text:p>
          </table:table-cell>
          <table:table-cell table:style-name="ce6" office:value-type="string">
            <text:p>Q8</text:p>
          </table:table-cell>
          <table:table-cell table:style-name="ce8" table:formula="of:=[.B11]" office:value-type="time" office:time-value="PT00H00M00.345611S">
            <text:p>00,346</text:p>
          </table:table-cell>
          <table:table-cell table:style-name="ce8" table:formula="of:=[.C11]" office:value-type="time" office:time-value="PT00H00M00.423559S">
            <text:p>00,424</text:p>
          </table:table-cell>
          <table:table-cell table:style-name="ce8" table:formula="of:=[.D11]" office:value-type="time" office:time-value="PT00H00M00.224536S">
            <text:p>00,225</text:p>
          </table:table-cell>
          <table:table-cell table:style-name="ce7" table:formula="of:=[.E11]" office:value-type="time" office:time-value="PT00H00M00.213443S">
            <text:p>00,213</text:p>
          </table:table-cell>
          <table:table-cell table:style-name="ce4" office:value-type="string">
            <text:p>+</text:p>
          </table:table-cell>
          <table:table-cell table:style-name="ce10" table:formula="of:=100*[.I11]/[.G11]" office:value-type="float" office:value="64.9678395652916">
            <text:p>64,97</text:p>
          </table:table-cell>
          <table:table-cell table:style-name="ce10" table:formula="of:=100*[.J11]/[.H11]" office:value-type="float" office:value="50.3927433958433">
            <text:p>50,39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9</text:p>
          </table:table-cell>
          <table:table-cell table:style-name="ce4" table:formula="of:=[B005.B256]" office:value-type="time" office:time-value="PT00H01M39.374999S">
            <text:p>00:01:39,37</text:p>
          </table:table-cell>
          <table:table-cell table:style-name="ce4" table:formula="of:=[B005.C256]" office:value-type="time" office:time-value="PT00H03M13.928742S">
            <text:p>00:03:13,93</text:p>
          </table:table-cell>
          <table:table-cell table:style-name="ce4" table:formula="of:=[N005.B166]" office:value-type="time" office:time-value="PT00H00M22.935444S">
            <text:p>00:00:22,94</text:p>
          </table:table-cell>
          <table:table-cell table:style-name="ce4" table:formula="of:=[N005.C166]" office:value-type="time" office:time-value="PT00H00M24.349391S">
            <text:p>00:00:24,35</text:p>
          </table:table-cell>
          <table:table-cell table:style-name="ce6" office:value-type="string">
            <text:p>Q9</text:p>
          </table:table-cell>
          <table:table-cell table:style-name="ce8" table:formula="of:=[.B12]" office:value-type="time" office:time-value="PT00H01M39.374999S">
            <text:p>99,375</text:p>
          </table:table-cell>
          <table:table-cell table:style-name="ce8" table:formula="of:=[.C12]" office:value-type="time" office:time-value="PT00H03M13.928742S">
            <text:p>193,929</text:p>
          </table:table-cell>
          <table:table-cell table:style-name="ce7" table:formula="of:=[.D12]" office:value-type="time" office:time-value="PT00H00M22.935444S">
            <text:p>22,935</text:p>
          </table:table-cell>
          <table:table-cell table:style-name="ce8" table:formula="of:=[.E12]" office:value-type="time" office:time-value="PT00H00M24.349391S">
            <text:p>24,349</text:p>
          </table:table-cell>
          <table:table-cell table:style-name="ce4" office:value-type="string">
            <text:p>+</text:p>
          </table:table-cell>
          <table:table-cell table:style-name="ce10" table:formula="of:=100*[.I12]/[.G12]" office:value-type="float" office:value="23.0796923077202">
            <text:p>23,08</text:p>
          </table:table-cell>
          <table:table-cell table:style-name="ce10" table:formula="of:=100*[.J12]/[.H12]" office:value-type="float" office:value="12.555844352355">
            <text:p>12,56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0</text:p>
          </table:table-cell>
          <table:table-cell table:style-name="ce4" table:formula="of:=[B005.B257]" office:value-type="time" office:time-value="PT00H02M19.794559S">
            <text:p>00:02:19,79</text:p>
          </table:table-cell>
          <table:table-cell table:style-name="ce4" table:formula="of:=[B005.C257]" office:value-type="time" office:time-value="PT00H00M36.636258S">
            <text:p>00:00:36,64</text:p>
          </table:table-cell>
          <table:table-cell table:style-name="ce4" table:formula="of:=[N005.B167]" office:value-type="time" office:time-value="PT00H01M21.769653S">
            <text:p>00:01:21,77</text:p>
          </table:table-cell>
          <table:table-cell table:style-name="ce4" table:formula="of:=[N005.C167]" office:value-type="time" office:time-value="PT00H01M24.297508S">
            <text:p>00:01:24,30</text:p>
          </table:table-cell>
          <table:table-cell table:style-name="ce6" office:value-type="string">
            <text:p>Q10</text:p>
          </table:table-cell>
          <table:table-cell table:style-name="ce8" table:formula="of:=[.B13]" office:value-type="time" office:time-value="PT00H02M19.794559S">
            <text:p>139,795</text:p>
          </table:table-cell>
          <table:table-cell table:style-name="ce7" table:formula="of:=[.C13]" office:value-type="time" office:time-value="PT00H00M36.636258S">
            <text:p>36,636</text:p>
          </table:table-cell>
          <table:table-cell table:style-name="ce8" table:formula="of:=[.D13]" office:value-type="time" office:time-value="PT00H01M21.769653S">
            <text:p>81,770</text:p>
          </table:table-cell>
          <table:table-cell table:style-name="ce8" table:formula="of:=[.E13]" office:value-type="time" office:time-value="PT00H01M24.297508S">
            <text:p>84,298</text:p>
          </table:table-cell>
          <table:table-cell table:style-name="ce4" office:value-type="string">
            <text:p>+/-</text:p>
          </table:table-cell>
          <table:table-cell table:style-name="ce10" table:formula="of:=100*[.I13]/[.G13]" office:value-type="float" office:value="58.4927293200303">
            <text:p>58,49</text:p>
          </table:table-cell>
          <table:table-cell table:style-name="ce10" table:formula="of:=100*[.J13]/[.H13]" office:value-type="float" office:value="230.093117042685">
            <text:p>230,09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1</text:p>
          </table:table-cell>
          <table:table-cell table:style-name="ce4" table:formula="of:=[B005.B258]" office:value-type="time" office:time-value="PT00H00M00.143304S">
            <text:p>00:00:00,14</text:p>
          </table:table-cell>
          <table:table-cell table:style-name="ce4" table:formula="of:=[B005.C258]" office:value-type="time" office:time-value="PT00H00M00.110771S">
            <text:p>00:00:00,11</text:p>
          </table:table-cell>
          <table:table-cell table:style-name="ce4" table:formula="of:=[N005.B168]" office:value-type="time" office:time-value="PT00H00M00.158104S">
            <text:p>00:00:00,16</text:p>
          </table:table-cell>
          <table:table-cell table:style-name="ce4" table:formula="of:=[N005.C168]" office:value-type="time" office:time-value="PT00H00M00.898344S">
            <text:p>00:00:00,90</text:p>
          </table:table-cell>
          <table:table-cell table:style-name="ce6" office:value-type="string">
            <text:p>Q11</text:p>
          </table:table-cell>
          <table:table-cell table:style-name="ce8" table:formula="of:=[.B14]" office:value-type="time" office:time-value="PT00H00M00.143304S">
            <text:p>00,143</text:p>
          </table:table-cell>
          <table:table-cell table:style-name="ce7" table:formula="of:=[.C14]" office:value-type="time" office:time-value="PT00H00M00.110771S">
            <text:p>00,111</text:p>
          </table:table-cell>
          <table:table-cell table:style-name="ce8" table:formula="of:=[.D14]" office:value-type="time" office:time-value="PT00H00M00.158104S">
            <text:p>00,158</text:p>
          </table:table-cell>
          <table:table-cell table:style-name="ce8" table:formula="of:=[.E14]" office:value-type="time" office:time-value="PT00H00M00.898344S">
            <text:p>00,898</text:p>
          </table:table-cell>
          <table:table-cell table:style-name="ce4" office:value-type="string">
            <text:p>O/-</text:p>
          </table:table-cell>
          <table:table-cell table:style-name="ce10" table:formula="of:=100*[.I14]/[.G14]" office:value-type="float" office:value="110.327694970133">
            <text:p>110,33</text:p>
          </table:table-cell>
          <table:table-cell table:style-name="ce10" table:formula="of:=100*[.J14]/[.H14]" office:value-type="float" office:value="810.99204665481">
            <text:p>810,99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2</text:p>
          </table:table-cell>
          <table:table-cell table:style-name="ce4" table:formula="of:=[B005.B259]" office:value-type="time" office:time-value="PT00H00M00.296608S">
            <text:p>00:00:00,30</text:p>
          </table:table-cell>
          <table:table-cell table:style-name="ce4" table:formula="of:=[B005.C259]" office:value-type="time" office:time-value="PT00H00M00.132995S">
            <text:p>00:00:00,13</text:p>
          </table:table-cell>
          <table:table-cell table:style-name="ce4" table:formula="of:=[N005.B169]" office:value-type="time" office:time-value="PT00H00M00.228127S">
            <text:p>00:00:00,23</text:p>
          </table:table-cell>
          <table:table-cell table:style-name="ce4" table:formula="of:=[N005.C169]" office:value-type="time" office:time-value="PT00H00M00.202304S">
            <text:p>00:00:00,20</text:p>
          </table:table-cell>
          <table:table-cell table:style-name="ce6" office:value-type="string">
            <text:p>Q12</text:p>
          </table:table-cell>
          <table:table-cell table:style-name="ce8" table:formula="of:=[.B15]" office:value-type="time" office:time-value="PT00H00M00.296608S">
            <text:p>00,297</text:p>
          </table:table-cell>
          <table:table-cell table:style-name="ce7" table:formula="of:=[.C15]" office:value-type="time" office:time-value="PT00H00M00.132995S">
            <text:p>00,133</text:p>
          </table:table-cell>
          <table:table-cell table:style-name="ce8" table:formula="of:=[.D15]" office:value-type="time" office:time-value="PT00H00M00.228127S">
            <text:p>00,228</text:p>
          </table:table-cell>
          <table:table-cell table:style-name="ce8" table:formula="of:=[.E15]" office:value-type="time" office:time-value="PT00H00M00.202304S">
            <text:p>00,202</text:p>
          </table:table-cell>
          <table:table-cell table:style-name="ce4" office:value-type="string">
            <text:p>+/-</text:p>
          </table:table-cell>
          <table:table-cell table:style-name="ce10" table:formula="of:=100*[.I15]/[.G15]" office:value-type="float" office:value="76.911951127414">
            <text:p>76,91</text:p>
          </table:table-cell>
          <table:table-cell table:style-name="ce10" table:formula="of:=100*[.J15]/[.H15]" office:value-type="float" office:value="152.113989247716">
            <text:p>152,11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3</text:p>
          </table:table-cell>
          <table:table-cell table:style-name="ce4" table:formula="of:=[B005.B260]" office:value-type="time" office:time-value="PT00H00M11.284164S">
            <text:p>00:00:11,28</text:p>
          </table:table-cell>
          <table:table-cell table:style-name="ce4" table:formula="of:=[B005.C260]" office:value-type="time" office:time-value="PT00H00M07.340641S">
            <text:p>00:00:07,34</text:p>
          </table:table-cell>
          <table:table-cell table:style-name="ce4" table:formula="of:=[N005.B170]" office:value-type="time" office:time-value="PT00H00M01.158792S">
            <text:p>00:00:01,16</text:p>
          </table:table-cell>
          <table:table-cell table:style-name="ce4" table:formula="of:=[N005.C170]" office:value-type="time" office:time-value="PT00H00M01.336062S">
            <text:p>00:00:01,34</text:p>
          </table:table-cell>
          <table:table-cell table:style-name="ce6" office:value-type="string">
            <text:p>Q13</text:p>
          </table:table-cell>
          <table:table-cell table:style-name="ce8" table:formula="of:=[.B16]" office:value-type="time" office:time-value="PT00H00M11.284164S">
            <text:p>11,284</text:p>
          </table:table-cell>
          <table:table-cell table:style-name="ce8" table:formula="of:=[.C16]" office:value-type="time" office:time-value="PT00H00M07.340641S">
            <text:p>07,341</text:p>
          </table:table-cell>
          <table:table-cell table:style-name="ce7" table:formula="of:=[.D16]" office:value-type="time" office:time-value="PT00H00M01.158792S">
            <text:p>01,159</text:p>
          </table:table-cell>
          <table:table-cell table:style-name="ce8" table:formula="of:=[.E16]" office:value-type="time" office:time-value="PT00H00M01.336062S">
            <text:p>01,336</text:p>
          </table:table-cell>
          <table:table-cell table:style-name="ce4" office:value-type="string">
            <text:p>+</text:p>
          </table:table-cell>
          <table:table-cell table:style-name="ce10" table:formula="of:=100*[.I16]/[.G16]" office:value-type="float" office:value="10.2691878636291">
            <text:p>10,27</text:p>
          </table:table-cell>
          <table:table-cell table:style-name="ce10" table:formula="of:=100*[.J16]/[.H16]" office:value-type="float" office:value="18.2008900857568">
            <text:p>18,20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4</text:p>
          </table:table-cell>
          <table:table-cell table:style-name="ce4" table:formula="of:=[B005.B261]" office:value-type="time" office:time-value="PT00H00M00.524786S">
            <text:p>00:00:00,52</text:p>
          </table:table-cell>
          <table:table-cell table:style-name="ce4" table:formula="of:=[B005.C261]" office:value-type="time" office:time-value="PT00H00M00.726797S">
            <text:p>00:00:00,73</text:p>
          </table:table-cell>
          <table:table-cell table:style-name="ce4" table:formula="of:=[N005.B171]" office:value-type="time" office:time-value="PT00H00M00.793411S">
            <text:p>00:00:00,79</text:p>
          </table:table-cell>
          <table:table-cell table:style-name="ce4" table:formula="of:=[N005.C171]" office:value-type="time" office:time-value="PT00H00M03.734083S">
            <text:p>00:00:03,73</text:p>
          </table:table-cell>
          <table:table-cell table:style-name="ce6" office:value-type="string">
            <text:p>Q14</text:p>
          </table:table-cell>
          <table:table-cell table:style-name="ce7" table:formula="of:=[.B17]" office:value-type="time" office:time-value="PT00H00M00.524786S">
            <text:p>00,525</text:p>
          </table:table-cell>
          <table:table-cell table:style-name="ce8" table:formula="of:=[.C17]" office:value-type="time" office:time-value="PT00H00M00.726797S">
            <text:p>00,727</text:p>
          </table:table-cell>
          <table:table-cell table:style-name="ce8" table:formula="of:=[.D17]" office:value-type="time" office:time-value="PT00H00M00.793411S">
            <text:p>00,793</text:p>
          </table:table-cell>
          <table:table-cell table:style-name="ce8" table:formula="of:=[.E17]" office:value-type="time" office:time-value="PT00H00M03.734083S">
            <text:p>03,734</text:p>
          </table:table-cell>
          <table:table-cell table:style-name="ce4" office:value-type="string">
            <text:p>-</text:p>
          </table:table-cell>
          <table:table-cell table:style-name="ce10" table:formula="of:=100*[.I17]/[.G17]" office:value-type="float" office:value="151.18753167958">
            <text:p>151,19</text:p>
          </table:table-cell>
          <table:table-cell table:style-name="ce10" table:formula="of:=100*[.J17]/[.H17]" office:value-type="float" office:value="513.772483926048">
            <text:p>513,77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5</text:p>
          </table:table-cell>
          <table:table-cell table:style-name="ce4" table:formula="of:=[B005.B262]" office:value-type="time" office:time-value="PT00H00M01.200932S">
            <text:p>00:00:01,20</text:p>
          </table:table-cell>
          <table:table-cell table:style-name="ce4" table:formula="of:=[B005.C262]" office:value-type="time" office:time-value="PT00H00M00.802304S">
            <text:p>00:00:00,80</text:p>
          </table:table-cell>
          <table:table-cell table:style-name="ce4" table:formula="of:=[N005.B172]" office:value-type="time" office:time-value="PT00H00M00.625018S">
            <text:p>00:00:00,63</text:p>
          </table:table-cell>
          <table:table-cell table:style-name="ce4" table:formula="of:=[N005.C172]" office:value-type="time" office:time-value="PT00H00M00.543442S">
            <text:p>00:00:00,54</text:p>
          </table:table-cell>
          <table:table-cell table:style-name="ce6" office:value-type="string">
            <text:p>Q15</text:p>
          </table:table-cell>
          <table:table-cell table:style-name="ce8" table:formula="of:=[.B18]" office:value-type="time" office:time-value="PT00H00M01.200932S">
            <text:p>01,201</text:p>
          </table:table-cell>
          <table:table-cell table:style-name="ce8" table:formula="of:=[.C18]" office:value-type="time" office:time-value="PT00H00M00.802304S">
            <text:p>00,802</text:p>
          </table:table-cell>
          <table:table-cell table:style-name="ce8" table:formula="of:=[.D18]" office:value-type="time" office:time-value="PT00H00M00.625018S">
            <text:p>00,625</text:p>
          </table:table-cell>
          <table:table-cell table:style-name="ce7" table:formula="of:=[.E18]" office:value-type="time" office:time-value="PT00H00M00.543442S">
            <text:p>00,543</text:p>
          </table:table-cell>
          <table:table-cell table:style-name="ce4" office:value-type="string">
            <text:p>+</text:p>
          </table:table-cell>
          <table:table-cell table:style-name="ce10" table:formula="of:=100*[.I18]/[.G18]" office:value-type="float" office:value="52.0444121732121">
            <text:p>52,04</text:p>
          </table:table-cell>
          <table:table-cell table:style-name="ce10" table:formula="of:=100*[.J18]/[.H18]" office:value-type="float" office:value="67.7351727026165">
            <text:p>67,74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6</text:p>
          </table:table-cell>
          <table:table-cell table:style-name="ce4" table:formula="of:=[B005.B263]" office:value-type="time" office:time-value="PT00H00M43.56667S">
            <text:p>00:00:43,57</text:p>
          </table:table-cell>
          <table:table-cell table:style-name="ce4" table:formula="of:=[B005.C263]" office:value-type="time" office:time-value="PT00H00M05.345964S">
            <text:p>00:00:05,35</text:p>
          </table:table-cell>
          <table:table-cell table:style-name="ce4" table:formula="of:=[N005.B173]" office:value-type="time" office:time-value="PT00H00M00.679507S">
            <text:p>00:00:00,68</text:p>
          </table:table-cell>
          <table:table-cell table:style-name="ce4" table:formula="of:=[N005.C173]" office:value-type="time" office:time-value="PT00H00M01.579191S">
            <text:p>00:00:01,58</text:p>
          </table:table-cell>
          <table:table-cell table:style-name="ce6" office:value-type="string">
            <text:p>Q16</text:p>
          </table:table-cell>
          <table:table-cell table:style-name="ce8" table:formula="of:=[.B19]" office:value-type="time" office:time-value="PT00H00M43.56667S">
            <text:p>43,567</text:p>
          </table:table-cell>
          <table:table-cell table:style-name="ce8" table:formula="of:=[.C19]" office:value-type="time" office:time-value="PT00H00M05.345964S">
            <text:p>05,346</text:p>
          </table:table-cell>
          <table:table-cell table:style-name="ce7" table:formula="of:=[.D19]" office:value-type="time" office:time-value="PT00H00M00.679507S">
            <text:p>00,680</text:p>
          </table:table-cell>
          <table:table-cell table:style-name="ce8" table:formula="of:=[.E19]" office:value-type="time" office:time-value="PT00H00M01.579191S">
            <text:p>01,579</text:p>
          </table:table-cell>
          <table:table-cell table:style-name="ce4" office:value-type="string">
            <text:p>+</text:p>
          </table:table-cell>
          <table:table-cell table:style-name="ce10" table:formula="of:=100*[.I19]/[.G19]" office:value-type="float" office:value="1.55969460140057">
            <text:p>1,56</text:p>
          </table:table-cell>
          <table:table-cell table:style-name="ce10" table:formula="of:=100*[.J19]/[.H19]" office:value-type="float" office:value="29.5398734447146">
            <text:p>29,54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7</text:p>
          </table:table-cell>
          <table:table-cell table:style-name="ce4" table:formula="of:=[B005.B264]" office:value-type="time" office:time-value="PT00H00M01.083547S">
            <text:p>00:00:01,08</text:p>
          </table:table-cell>
          <table:table-cell table:style-name="ce4" table:formula="of:=[B005.C264]" office:value-type="time" office:time-value="PT00H00M00.934574S">
            <text:p>00:00:00,93</text:p>
          </table:table-cell>
          <table:table-cell table:style-name="ce4" table:formula="of:=[N005.B174]" office:value-type="time" office:time-value="PT00H00M00.233922S">
            <text:p>00:00:00,23</text:p>
          </table:table-cell>
          <table:table-cell table:style-name="ce4" table:formula="of:=[N005.C174]" office:value-type="time" office:time-value="PT00H00M00.336623S">
            <text:p>00:00:00,34</text:p>
          </table:table-cell>
          <table:table-cell table:style-name="ce6" office:value-type="string">
            <text:p>Q17</text:p>
          </table:table-cell>
          <table:table-cell table:style-name="ce8" table:formula="of:=[.B20]" office:value-type="time" office:time-value="PT00H00M01.083547S">
            <text:p>01,084</text:p>
          </table:table-cell>
          <table:table-cell table:style-name="ce8" table:formula="of:=[.C20]" office:value-type="time" office:time-value="PT00H00M00.934574S">
            <text:p>00,935</text:p>
          </table:table-cell>
          <table:table-cell table:style-name="ce7" table:formula="of:=[.D20]" office:value-type="time" office:time-value="PT00H00M00.233922S">
            <text:p>00,234</text:p>
          </table:table-cell>
          <table:table-cell table:style-name="ce8" table:formula="of:=[.E20]" office:value-type="time" office:time-value="PT00H00M00.336623S">
            <text:p>00,337</text:p>
          </table:table-cell>
          <table:table-cell table:style-name="ce4" office:value-type="string">
            <text:p>+</text:p>
          </table:table-cell>
          <table:table-cell table:style-name="ce10" table:formula="of:=100*[.I20]/[.G20]" office:value-type="float" office:value="21.5885420752399">
            <text:p>21,59</text:p>
          </table:table-cell>
          <table:table-cell table:style-name="ce10" table:formula="of:=100*[.J20]/[.H20]" office:value-type="float" office:value="36.0188706298271">
            <text:p>36,02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Gesamt</text:p>
          </table:table-cell>
          <table:table-cell table:style-name="ce4" table:formula="of:=[B005.B265]" office:value-type="time" office:time-value="PT00H05M28.008907S">
            <text:p>00:05:28,01</text:p>
          </table:table-cell>
          <table:table-cell table:style-name="ce4" table:formula="of:=[B005.C265]" office:value-type="time" office:time-value="PT00H04M41.797102S">
            <text:p>00:04:41,80</text:p>
          </table:table-cell>
          <table:table-cell table:style-name="ce4" table:formula="of:=[N005.B175]" office:value-type="time" office:time-value="PT00H01M56.304973S">
            <text:p>00:01:56,30</text:p>
          </table:table-cell>
          <table:table-cell table:style-name="ce4" table:formula="of:=[N005.C175]" office:value-type="time" office:time-value="PT00H02M12.126811S">
            <text:p>00:02:12,13</text:p>
          </table:table-cell>
          <table:table-cell table:style-name="ce6" office:value-type="string">
            <text:p>Gesamt</text:p>
          </table:table-cell>
          <table:table-cell table:style-name="ce8" table:formula="of:=[.B21]" office:value-type="time" office:time-value="PT00H05M28.008907S">
            <text:p>328,009</text:p>
          </table:table-cell>
          <table:table-cell table:style-name="ce8" table:formula="of:=[.C21]" office:value-type="time" office:time-value="PT00H04M41.797102S">
            <text:p>281,797</text:p>
          </table:table-cell>
          <table:table-cell table:style-name="ce7" table:formula="of:=[.D21]" office:value-type="time" office:time-value="PT00H01M56.304973S">
            <text:p>116,305</text:p>
          </table:table-cell>
          <table:table-cell table:style-name="ce8" table:formula="of:=[.E21]" office:value-type="time" office:time-value="PT00H02M12.126811S">
            <text:p>132,127</text:p>
          </table:table-cell>
          <table:table-cell table:style-name="ce4" office:value-type="string">
            <text:p>+</text:p>
          </table:table-cell>
          <table:table-cell table:style-name="ce10" table:formula="of:=100*[.I21]/[.G21]" office:value-type="float" office:value="35.4578703559413">
            <text:p>35,46</text:p>
          </table:table-cell>
          <table:table-cell table:style-name="ce10" table:formula="of:=100*[.J21]/[.H21]" office:value-type="float" office:value="46.8872142624093">
            <text:p>46,89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 table:number-rows-repeated="4">
          <table:table-cell table:style-name="ce2"/>
          <table:table-cell table:style-name="ce4" table:number-columns-repeated="4"/>
          <table:table-cell table:style-name="ce6"/>
          <table:table-cell table:style-name="ce8" table:number-columns-repeated="4"/>
          <table:table-cell table:style-name="ce4"/>
          <table:table-cell table:style-name="ce10" table:number-columns-repeated="3"/>
          <table:table-cell table:style-name="ce4" table:number-columns-repeated="7"/>
          <table:table-cell table:style-name="ce3"/>
        </table:table-row>
        <table:table-row table:style-name="ro1">
          <table:table-cell/>
          <table:table-cell table:style-name="ce4" office:value-type="string">
            <text:p>BerlinMOD</text:p>
          </table:table-cell>
          <table:table-cell table:style-name="ce4"/>
          <table:table-cell table:style-name="ce4" office:value-type="string">
            <text:p>Network</text:p>
          </table:table-cell>
          <table:table-cell table:style-name="ce4"/>
          <table:table-cell table:style-name="ce6"/>
          <table:table-cell table:style-name="ce8" office:value-type="string">
            <text:p>BerlinMOD</text:p>
          </table:table-cell>
          <table:table-cell table:style-name="ce8"/>
          <table:table-cell table:style-name="ce8" office:value-type="string">
            <text:p>Network</text:p>
          </table:table-cell>
          <table:table-cell table:style-name="ce8"/>
          <table:table-cell table:style-name="ce4"/>
          <table:table-cell table:style-name="ce10" table:number-columns-repeated="3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0.20</text:p>
          </table:table-cell>
          <table:table-cell table:style-name="ce4" office:value-type="string">
            <text:p>OBA</text:p>
          </table:table-cell>
          <table:table-cell table:style-name="ce4" office:value-type="string">
            <text:p>TBA</text:p>
          </table:table-cell>
          <table:table-cell table:style-name="ce4" office:value-type="string">
            <text:p>OBA</text:p>
          </table:table-cell>
          <table:table-cell table:style-name="ce4" office:value-type="string">
            <text:p>TBA</text:p>
          </table:table-cell>
          <table:table-cell table:style-name="ce6"/>
          <table:table-cell table:style-name="ce8" office:value-type="string">
            <text:p>OBA</text:p>
          </table:table-cell>
          <table:table-cell table:style-name="ce8" office:value-type="string">
            <text:p>TBA</text:p>
          </table:table-cell>
          <table:table-cell table:style-name="ce8" office:value-type="string">
            <text:p>OBA</text:p>
          </table:table-cell>
          <table:table-cell table:style-name="ce8" office:value-type="string">
            <text:p>TBA</text:p>
          </table:table-cell>
          <table:table-cell table:style-name="ce4"/>
          <table:table-cell table:style-name="ce10" table:number-columns-repeated="3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</text:p>
          </table:table-cell>
          <table:table-cell table:style-name="ce4" table:formula="of:=[B020.B248]" office:value-type="time" office:time-value="PT00H00M00.146245S">
            <text:p>00:00:00,15</text:p>
          </table:table-cell>
          <table:table-cell table:style-name="ce4" table:formula="of:=[B020.C248]" office:value-type="time" office:time-value="PT00H00M00.123411S">
            <text:p>00:00:00,12</text:p>
          </table:table-cell>
          <table:table-cell table:style-name="ce4" table:formula="of:=[N020.B158]" office:value-type="time" office:time-value="PT00H00M00.082477S">
            <text:p>00:00:00,08</text:p>
          </table:table-cell>
          <table:table-cell table:style-name="ce4" table:formula="of:=[N020.C158]" office:value-type="time" office:time-value="PT00H00M00.091812S">
            <text:p>00:00:00,09</text:p>
          </table:table-cell>
          <table:table-cell table:style-name="ce6" office:value-type="string">
            <text:p>Q1</text:p>
          </table:table-cell>
          <table:table-cell table:style-name="ce8" table:formula="of:=[.B28]" office:value-type="time" office:time-value="PT00H00M00.146245S">
            <text:p>00,146</text:p>
          </table:table-cell>
          <table:table-cell table:style-name="ce8" table:formula="of:=[.C28]" office:value-type="time" office:time-value="PT00H00M00.123411S">
            <text:p>00,123</text:p>
          </table:table-cell>
          <table:table-cell table:style-name="ce7" table:formula="of:=[.D28]" office:value-type="time" office:time-value="PT00H00M00.082477S">
            <text:p>00,082</text:p>
          </table:table-cell>
          <table:table-cell table:style-name="ce8" table:formula="of:=[.E28]" office:value-type="time" office:time-value="PT00H00M00.091812S">
            <text:p>00,092</text:p>
          </table:table-cell>
          <table:table-cell table:style-name="ce4" office:value-type="string">
            <text:p>+</text:p>
          </table:table-cell>
          <table:table-cell table:style-name="ce10" table:formula="of:=100*[.I28]/[.G28]" office:value-type="float" office:value="56.3964579985641">
            <text:p>56,40</text:p>
          </table:table-cell>
          <table:table-cell table:style-name="ce10" table:formula="of:=100*[.J28]/[.H28]" office:value-type="float" office:value="74.3953132216739">
            <text:p>74,40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2</text:p>
          </table:table-cell>
          <table:table-cell table:style-name="ce4" table:formula="of:=[B020.B249]" office:value-type="time" office:time-value="PT00H00M00.003133S">
            <text:p>00:00:00,00</text:p>
          </table:table-cell>
          <table:table-cell table:style-name="ce4" table:formula="of:=[B020.C249]" office:value-type="time" office:time-value="PT00H00M00.00291S">
            <text:p>00:00:00,00</text:p>
          </table:table-cell>
          <table:table-cell table:style-name="ce4" table:formula="of:=[N020.B159]" office:value-type="time" office:time-value="PT00H00M00.003506S">
            <text:p>00:00:00,00</text:p>
          </table:table-cell>
          <table:table-cell table:style-name="ce4" table:formula="of:=[N020.C159]" office:value-type="time" office:time-value="PT00H00M00.00272S">
            <text:p>00:00:00,00</text:p>
          </table:table-cell>
          <table:table-cell table:style-name="ce6" office:value-type="string">
            <text:p>Q2</text:p>
          </table:table-cell>
          <table:table-cell table:style-name="ce7" table:formula="of:=[.B29]" office:value-type="time" office:time-value="PT00H00M00.003133S">
            <text:p>00,003</text:p>
          </table:table-cell>
          <table:table-cell table:style-name="ce7" table:formula="of:=[.C29]" office:value-type="time" office:time-value="PT00H00M00.00291S">
            <text:p>00,003</text:p>
          </table:table-cell>
          <table:table-cell table:style-name="ce8" table:formula="of:=[.D29]" office:value-type="time" office:time-value="PT00H00M00.003506S">
            <text:p>00,004</text:p>
          </table:table-cell>
          <table:table-cell table:style-name="ce7" table:formula="of:=[.E29]" office:value-type="time" office:time-value="PT00H00M00.00272S">
            <text:p>00,003</text:p>
          </table:table-cell>
          <table:table-cell table:style-name="ce4" office:value-type="string">
            <text:p>O</text:p>
          </table:table-cell>
          <table:table-cell table:style-name="ce10" table:formula="of:=100*[.I29]/[.G29]" office:value-type="float" office:value="111.905521864028">
            <text:p>111,91</text:p>
          </table:table-cell>
          <table:table-cell table:style-name="ce10" table:formula="of:=100*[.J29]/[.H29]" office:value-type="float" office:value="93.4707903780069">
            <text:p>93,47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3</text:p>
          </table:table-cell>
          <table:table-cell table:style-name="ce4" table:formula="of:=[B020.B250]" office:value-type="time" office:time-value="PT00H00M00.456397S">
            <text:p>00:00:00,46</text:p>
          </table:table-cell>
          <table:table-cell table:style-name="ce4" table:formula="of:=[B020.C250]" office:value-type="time" office:time-value="PT00H00M00.522999S">
            <text:p>00:00:00,52</text:p>
          </table:table-cell>
          <table:table-cell table:style-name="ce4" table:formula="of:=[N020.B160]" office:value-type="time" office:time-value="PT00H00M00.134129S">
            <text:p>00:00:00,13</text:p>
          </table:table-cell>
          <table:table-cell table:style-name="ce4" table:formula="of:=[N020.C160]" office:value-type="time" office:time-value="PT00H00M00.834209S">
            <text:p>00:00:00,83</text:p>
          </table:table-cell>
          <table:table-cell table:style-name="ce6" office:value-type="string">
            <text:p>Q3</text:p>
          </table:table-cell>
          <table:table-cell table:style-name="ce8" table:formula="of:=[.B30]" office:value-type="time" office:time-value="PT00H00M00.456397S">
            <text:p>00,456</text:p>
          </table:table-cell>
          <table:table-cell table:style-name="ce8" table:formula="of:=[.C30]" office:value-type="time" office:time-value="PT00H00M00.522999S">
            <text:p>00,523</text:p>
          </table:table-cell>
          <table:table-cell table:style-name="ce7" table:formula="of:=[.D30]" office:value-type="time" office:time-value="PT00H00M00.134129S">
            <text:p>00,134</text:p>
          </table:table-cell>
          <table:table-cell table:style-name="ce8" table:formula="of:=[.E30]" office:value-type="time" office:time-value="PT00H00M00.834209S">
            <text:p>00,834</text:p>
          </table:table-cell>
          <table:table-cell table:style-name="ce4" office:value-type="string">
            <text:p>+/-</text:p>
          </table:table-cell>
          <table:table-cell table:style-name="ce10" table:formula="of:=100*[.I30]/[.G30]" office:value-type="float" office:value="29.3886681989584">
            <text:p>29,39</text:p>
          </table:table-cell>
          <table:table-cell table:style-name="ce10" table:formula="of:=100*[.J30]/[.H30]" office:value-type="float" office:value="159.50489389081">
            <text:p>159,50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4</text:p>
          </table:table-cell>
          <table:table-cell table:style-name="ce4" table:formula="of:=[B020.B251]" office:value-type="time" office:time-value="PT00H00M32.832401S">
            <text:p>00:00:32,83</text:p>
          </table:table-cell>
          <table:table-cell table:style-name="ce4" table:formula="of:=[B020.C251]" office:value-type="time" office:time-value="PT00H01M20.88076S">
            <text:p>00:01:20,88</text:p>
          </table:table-cell>
          <table:table-cell table:style-name="ce4" table:formula="of:=[N020.B161]" office:value-type="time" office:time-value="PT00H00M00.217432S">
            <text:p>00:00:00,22</text:p>
          </table:table-cell>
          <table:table-cell table:style-name="ce4" table:formula="of:=[N020.C161]" office:value-type="time" office:time-value="PT00H00M07.50374S">
            <text:p>00:00:07,50</text:p>
          </table:table-cell>
          <table:table-cell table:style-name="ce6" office:value-type="string">
            <text:p>Q4</text:p>
          </table:table-cell>
          <table:table-cell table:style-name="ce8" table:formula="of:=[.B31]" office:value-type="time" office:time-value="PT00H00M32.832401S">
            <text:p>32,832</text:p>
          </table:table-cell>
          <table:table-cell table:style-name="ce8" table:formula="of:=[.C31]" office:value-type="time" office:time-value="PT00H01M20.88076S">
            <text:p>80,881</text:p>
          </table:table-cell>
          <table:table-cell table:style-name="ce7" table:formula="of:=[.D31]" office:value-type="time" office:time-value="PT00H00M00.217432S">
            <text:p>00,217</text:p>
          </table:table-cell>
          <table:table-cell table:style-name="ce8" table:formula="of:=[.E31]" office:value-type="time" office:time-value="PT00H00M07.50374S">
            <text:p>07,504</text:p>
          </table:table-cell>
          <table:table-cell table:style-name="ce4" office:value-type="string">
            <text:p>+</text:p>
          </table:table-cell>
          <table:table-cell table:style-name="ce10" table:formula="of:=100*[.I31]/[.G31]" office:value-type="float" office:value="0.662248246785241">
            <text:p>0,66</text:p>
          </table:table-cell>
          <table:table-cell table:style-name="ce10" table:formula="of:=100*[.J31]/[.H31]" office:value-type="float" office:value="9.27753398954213">
            <text:p>9,28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5</text:p>
          </table:table-cell>
          <table:table-cell table:style-name="ce4" table:formula="of:=[B020.B252]" office:value-type="time" office:time-value="PT00H00M01.538758S">
            <text:p>00:00:01,54</text:p>
          </table:table-cell>
          <table:table-cell table:style-name="ce4" table:formula="of:=[B020.C252]" office:value-type="time" office:time-value="PT00H00M02.824061S">
            <text:p>00:00:02,82</text:p>
          </table:table-cell>
          <table:table-cell table:style-name="ce4" table:formula="of:=[N020.B162]" office:value-type="time" office:time-value="PT00H00M01.767626S">
            <text:p>00:00:01,77</text:p>
          </table:table-cell>
          <table:table-cell table:style-name="ce4" table:formula="of:=[N020.C162]" office:value-type="time" office:time-value="PT00H00M02.251113S">
            <text:p>00:00:02,25</text:p>
          </table:table-cell>
          <table:table-cell table:style-name="ce6" office:value-type="string">
            <text:p>Q5</text:p>
          </table:table-cell>
          <table:table-cell table:style-name="ce7" table:formula="of:=[.B32]" office:value-type="time" office:time-value="PT00H00M01.538758S">
            <text:p>01,539</text:p>
          </table:table-cell>
          <table:table-cell table:style-name="ce8" table:formula="of:=[.C32]" office:value-type="time" office:time-value="PT00H00M02.824061S">
            <text:p>02,824</text:p>
          </table:table-cell>
          <table:table-cell table:style-name="ce8" table:formula="of:=[.D32]" office:value-type="time" office:time-value="PT00H00M01.767626S">
            <text:p>01,768</text:p>
          </table:table-cell>
          <table:table-cell table:style-name="ce8" table:formula="of:=[.E32]" office:value-type="time" office:time-value="PT00H00M02.251113S">
            <text:p>02,251</text:p>
          </table:table-cell>
          <table:table-cell table:style-name="ce4" office:value-type="string">
            <text:p>-/+</text:p>
          </table:table-cell>
          <table:table-cell table:style-name="ce10" table:formula="of:=100*[.I32]/[.G32]" office:value-type="float" office:value="114.87355386617">
            <text:p>114,87</text:p>
          </table:table-cell>
          <table:table-cell table:style-name="ce10" table:formula="of:=100*[.J32]/[.H32]" office:value-type="float" office:value="79.7119113220288">
            <text:p>79,71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6</text:p>
          </table:table-cell>
          <table:table-cell table:style-name="ce4" table:formula="of:=[B020.B253]" office:value-type="time" office:time-value="PT00H01M10.266371S">
            <text:p>00:01:10,27</text:p>
          </table:table-cell>
          <table:table-cell table:style-name="ce4" table:formula="of:=[B020.C253]" office:value-type="time" office:time-value="PT00H02M00.294329S">
            <text:p>00:02:00,29</text:p>
          </table:table-cell>
          <table:table-cell table:style-name="ce4" table:formula="of:=[N020.B163]" office:value-type="time" office:time-value="PT00H00M20.605374S">
            <text:p>00:00:20,61</text:p>
          </table:table-cell>
          <table:table-cell table:style-name="ce4" table:formula="of:=[N020.C163]" office:value-type="time" office:time-value="PT00H00M14.884361S">
            <text:p>00:00:14,88</text:p>
          </table:table-cell>
          <table:table-cell table:style-name="ce6" office:value-type="string">
            <text:p>Q6</text:p>
          </table:table-cell>
          <table:table-cell table:style-name="ce8" table:formula="of:=[.B33]" office:value-type="time" office:time-value="PT00H01M10.266371S">
            <text:p>70,266</text:p>
          </table:table-cell>
          <table:table-cell table:style-name="ce8" table:formula="of:=[.C33]" office:value-type="time" office:time-value="PT00H02M00.294329S">
            <text:p>120,294</text:p>
          </table:table-cell>
          <table:table-cell table:style-name="ce8" table:formula="of:=[.D33]" office:value-type="time" office:time-value="PT00H00M20.605374S">
            <text:p>20,605</text:p>
          </table:table-cell>
          <table:table-cell table:style-name="ce7" table:formula="of:=[.E33]" office:value-type="time" office:time-value="PT00H00M14.884361S">
            <text:p>14,884</text:p>
          </table:table-cell>
          <table:table-cell table:style-name="ce4" office:value-type="string">
            <text:p>+</text:p>
          </table:table-cell>
          <table:table-cell table:style-name="ce10" table:formula="of:=100*[.I33]/[.G33]" office:value-type="float" office:value="29.3246594448431">
            <text:p>29,32</text:p>
          </table:table-cell>
          <table:table-cell table:style-name="ce10" table:formula="of:=100*[.J33]/[.H33]" office:value-type="float" office:value="12.3732856932932">
            <text:p>12,37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7</text:p>
          </table:table-cell>
          <table:table-cell table:style-name="ce4" table:formula="of:=[B020.B254]" office:value-type="time" office:time-value="PT00H00M14.478534S">
            <text:p>00:00:14,48</text:p>
          </table:table-cell>
          <table:table-cell table:style-name="ce4" table:formula="of:=[B020.C254]" office:value-type="time" office:time-value="PT00H00M10.423122S">
            <text:p>00:00:10,42</text:p>
          </table:table-cell>
          <table:table-cell table:style-name="ce4" table:formula="of:=[N020.B164]" office:value-type="time" office:time-value="PT00H00M10.107371S">
            <text:p>00:00:10,11</text:p>
          </table:table-cell>
          <table:table-cell table:style-name="ce4" table:formula="of:=[N020.C164]" office:value-type="time" office:time-value="PT00H00M35.036108S">
            <text:p>00:00:35,04</text:p>
          </table:table-cell>
          <table:table-cell table:style-name="ce6" office:value-type="string">
            <text:p>Q7</text:p>
          </table:table-cell>
          <table:table-cell table:style-name="ce8" table:formula="of:=[.B34]" office:value-type="time" office:time-value="PT00H00M14.478534S">
            <text:p>14,479</text:p>
          </table:table-cell>
          <table:table-cell table:style-name="ce8" table:formula="of:=[.C34]" office:value-type="time" office:time-value="PT00H00M10.423122S">
            <text:p>10,423</text:p>
          </table:table-cell>
          <table:table-cell table:style-name="ce7" table:formula="of:=[.D34]" office:value-type="time" office:time-value="PT00H00M10.107371S">
            <text:p>10,107</text:p>
          </table:table-cell>
          <table:table-cell table:style-name="ce8" table:formula="of:=[.E34]" office:value-type="time" office:time-value="PT00H00M35.036108S">
            <text:p>35,036</text:p>
          </table:table-cell>
          <table:table-cell table:style-name="ce4" office:value-type="string">
            <text:p>+/-</text:p>
          </table:table-cell>
          <table:table-cell table:style-name="ce10" table:formula="of:=100*[.I34]/[.G34]" office:value-type="float" office:value="69.8093536265481">
            <text:p>69,81</text:p>
          </table:table-cell>
          <table:table-cell table:style-name="ce10" table:formula="of:=100*[.J34]/[.H34]" office:value-type="float" office:value="336.138327844575">
            <text:p>336,14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8</text:p>
          </table:table-cell>
          <table:table-cell table:style-name="ce4" table:formula="of:=[B020.B255]" office:value-type="time" office:time-value="PT00H00M00.434592S">
            <text:p>00:00:00,43</text:p>
          </table:table-cell>
          <table:table-cell table:style-name="ce4" table:formula="of:=[B020.C255]" office:value-type="time" office:time-value="PT00H00M00.445761S">
            <text:p>00:00:00,45</text:p>
          </table:table-cell>
          <table:table-cell table:style-name="ce4" table:formula="of:=[N020.B165]" office:value-type="time" office:time-value="PT00H00M00.202342S">
            <text:p>00:00:00,20</text:p>
          </table:table-cell>
          <table:table-cell table:style-name="ce4" table:formula="of:=[N020.C165]" office:value-type="time" office:time-value="PT00H00M00.224817S">
            <text:p>00:00:00,22</text:p>
          </table:table-cell>
          <table:table-cell table:style-name="ce6" office:value-type="string">
            <text:p>Q8</text:p>
          </table:table-cell>
          <table:table-cell table:style-name="ce8" table:formula="of:=[.B35]" office:value-type="time" office:time-value="PT00H00M00.434592S">
            <text:p>00,435</text:p>
          </table:table-cell>
          <table:table-cell table:style-name="ce8" table:formula="of:=[.C35]" office:value-type="time" office:time-value="PT00H00M00.445761S">
            <text:p>00,446</text:p>
          </table:table-cell>
          <table:table-cell table:style-name="ce7" table:formula="of:=[.D35]" office:value-type="time" office:time-value="PT00H00M00.202342S">
            <text:p>00,202</text:p>
          </table:table-cell>
          <table:table-cell table:style-name="ce8" table:formula="of:=[.E35]" office:value-type="time" office:time-value="PT00H00M00.224817S">
            <text:p>00,225</text:p>
          </table:table-cell>
          <table:table-cell table:style-name="ce4" office:value-type="string">
            <text:p>+</text:p>
          </table:table-cell>
          <table:table-cell table:style-name="ce10" table:formula="of:=100*[.I35]/[.G35]" office:value-type="float" office:value="46.5590714969443">
            <text:p>46,56</text:p>
          </table:table-cell>
          <table:table-cell table:style-name="ce10" table:formula="of:=100*[.J35]/[.H35]" office:value-type="float" office:value="50.4344256226992">
            <text:p>50,43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9</text:p>
          </table:table-cell>
          <table:table-cell table:style-name="ce4" table:formula="of:=[B020.B256]" office:value-type="time" office:time-value="PT00H03M57.581004S">
            <text:p>00:03:57,58</text:p>
          </table:table-cell>
          <table:table-cell table:style-name="ce4" table:formula="of:=[B020.C256]" office:value-type="time" office:time-value="PT00H08M05.997783S">
            <text:p>00:08:06,00</text:p>
          </table:table-cell>
          <table:table-cell table:style-name="ce4" table:formula="of:=[N020.B166]" office:value-type="time" office:time-value="PT00H00M41.578955S">
            <text:p>00:00:41,58</text:p>
          </table:table-cell>
          <table:table-cell table:style-name="ce4" table:formula="of:=[N020.C166]" office:value-type="time" office:time-value="PT00H00M50.852998S">
            <text:p>00:00:50,85</text:p>
          </table:table-cell>
          <table:table-cell table:style-name="ce6" office:value-type="string">
            <text:p>Q9</text:p>
          </table:table-cell>
          <table:table-cell table:style-name="ce8" table:formula="of:=[.B36]" office:value-type="time" office:time-value="PT00H03M57.581004S">
            <text:p>237,581</text:p>
          </table:table-cell>
          <table:table-cell table:style-name="ce8" table:formula="of:=[.C36]" office:value-type="time" office:time-value="PT00H08M05.997783S">
            <text:p>485,998</text:p>
          </table:table-cell>
          <table:table-cell table:style-name="ce7" table:formula="of:=[.D36]" office:value-type="time" office:time-value="PT00H00M41.578955S">
            <text:p>41,579</text:p>
          </table:table-cell>
          <table:table-cell table:style-name="ce8" table:formula="of:=[.E36]" office:value-type="time" office:time-value="PT00H00M50.852998S">
            <text:p>50,853</text:p>
          </table:table-cell>
          <table:table-cell table:style-name="ce4" office:value-type="string">
            <text:p>+</text:p>
          </table:table-cell>
          <table:table-cell table:style-name="ce10" table:formula="of:=100*[.I36]/[.G36]" office:value-type="float" office:value="17.5009593780486">
            <text:p>17,50</text:p>
          </table:table-cell>
          <table:table-cell table:style-name="ce10" table:formula="of:=100*[.J36]/[.H36]" office:value-type="float" office:value="10.4636275676179">
            <text:p>10,46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0</text:p>
          </table:table-cell>
          <table:table-cell table:style-name="ce4" table:formula="of:=[B020.B257]" office:value-type="time" office:time-value="PT00H10M05.718386S">
            <text:p>00:10:05,72</text:p>
          </table:table-cell>
          <table:table-cell table:style-name="ce4" table:formula="of:=[B020.C257]" office:value-type="time" office:time-value="PT00H02M19.565008S">
            <text:p>00:02:19,57</text:p>
          </table:table-cell>
          <table:table-cell table:style-name="ce4" table:formula="of:=[N020.B167]" office:value-type="time" office:time-value="PT00H06M18.247882S">
            <text:p>00:06:18,25</text:p>
          </table:table-cell>
          <table:table-cell table:style-name="ce4" table:formula="of:=[N020.C167]" office:value-type="time" office:time-value="PT00H05M09.344898S">
            <text:p>00:05:09,34</text:p>
          </table:table-cell>
          <table:table-cell table:style-name="ce6" office:value-type="string">
            <text:p>Q10</text:p>
          </table:table-cell>
          <table:table-cell table:style-name="ce8" table:formula="of:=[.B37]" office:value-type="time" office:time-value="PT00H10M05.718386S">
            <text:p>605,718</text:p>
          </table:table-cell>
          <table:table-cell table:style-name="ce7" table:formula="of:=[.C37]" office:value-type="time" office:time-value="PT00H02M19.565008S">
            <text:p>139,565</text:p>
          </table:table-cell>
          <table:table-cell table:style-name="ce8" table:formula="of:=[.D37]" office:value-type="time" office:time-value="PT00H06M18.247882S">
            <text:p>378,248</text:p>
          </table:table-cell>
          <table:table-cell table:style-name="ce8" table:formula="of:=[.E37]" office:value-type="time" office:time-value="PT00H05M09.344898S">
            <text:p>309,345</text:p>
          </table:table-cell>
          <table:table-cell table:style-name="ce4" office:value-type="string">
            <text:p>+/-</text:p>
          </table:table-cell>
          <table:table-cell table:style-name="ce10" table:formula="of:=100*[.I37]/[.G37]" office:value-type="float" office:value="62.446161573177">
            <text:p>62,45</text:p>
          </table:table-cell>
          <table:table-cell table:style-name="ce10" table:formula="of:=100*[.J37]/[.H37]" office:value-type="float" office:value="221.649324879486">
            <text:p>221,65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1</text:p>
          </table:table-cell>
          <table:table-cell table:style-name="ce4" table:formula="of:=[B020.B258]" office:value-type="time" office:time-value="PT00H00M00.233183S">
            <text:p>00:00:00,23</text:p>
          </table:table-cell>
          <table:table-cell table:style-name="ce4" table:formula="of:=[B020.C258]" office:value-type="time" office:time-value="PT00H00M00.149373S">
            <text:p>00:00:00,15</text:p>
          </table:table-cell>
          <table:table-cell table:style-name="ce4" table:formula="of:=[N020.B168]" office:value-type="time" office:time-value="PT00H00M00.17766S">
            <text:p>00:00:00,18</text:p>
          </table:table-cell>
          <table:table-cell table:style-name="ce4" table:formula="of:=[N020.C168]" office:value-type="time" office:time-value="PT00H00M03.016829S">
            <text:p>00:00:03,02</text:p>
          </table:table-cell>
          <table:table-cell table:style-name="ce6" office:value-type="string">
            <text:p>Q11</text:p>
          </table:table-cell>
          <table:table-cell table:style-name="ce8" table:formula="of:=[.B38]" office:value-type="time" office:time-value="PT00H00M00.233183S">
            <text:p>00,233</text:p>
          </table:table-cell>
          <table:table-cell table:style-name="ce7" table:formula="of:=[.C38]" office:value-type="time" office:time-value="PT00H00M00.149373S">
            <text:p>00,149</text:p>
          </table:table-cell>
          <table:table-cell table:style-name="ce8" table:formula="of:=[.D38]" office:value-type="time" office:time-value="PT00H00M00.17766S">
            <text:p>00,178</text:p>
          </table:table-cell>
          <table:table-cell table:style-name="ce8" table:formula="of:=[.E38]" office:value-type="time" office:time-value="PT00H00M03.016829S">
            <text:p>03,017</text:p>
          </table:table-cell>
          <table:table-cell table:style-name="ce4" office:value-type="string">
            <text:p>+/-</text:p>
          </table:table-cell>
          <table:table-cell table:style-name="ce10" table:formula="of:=100*[.I38]/[.G38]" office:value-type="float" office:value="76.1890875406869">
            <text:p>76,19</text:p>
          </table:table-cell>
          <table:table-cell table:style-name="ce10" table:formula="of:=100*[.J38]/[.H38]" office:value-type="float" office:value="2019.66151848058">
            <text:p>2.019,66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2</text:p>
          </table:table-cell>
          <table:table-cell table:style-name="ce4" table:formula="of:=[B020.B259]" office:value-type="time" office:time-value="PT00H00M04.33161S">
            <text:p>00:00:04,33</text:p>
          </table:table-cell>
          <table:table-cell table:style-name="ce4" table:formula="of:=[B020.C259]" office:value-type="time" office:time-value="PT00H00M00.160002S">
            <text:p>00:00:00,16</text:p>
          </table:table-cell>
          <table:table-cell table:style-name="ce4" table:formula="of:=[N020.B169]" office:value-type="time" office:time-value="PT00H00M00.269171S">
            <text:p>00:00:00,27</text:p>
          </table:table-cell>
          <table:table-cell table:style-name="ce4" table:formula="of:=[N020.C169]" office:value-type="time" office:time-value="PT00H00M00.259891S">
            <text:p>00:00:00,26</text:p>
          </table:table-cell>
          <table:table-cell table:style-name="ce6" office:value-type="string">
            <text:p>Q12</text:p>
          </table:table-cell>
          <table:table-cell table:style-name="ce8" table:formula="of:=[.B39]" office:value-type="time" office:time-value="PT00H00M04.33161S">
            <text:p>04,332</text:p>
          </table:table-cell>
          <table:table-cell table:style-name="ce7" table:formula="of:=[.C39]" office:value-type="time" office:time-value="PT00H00M00.160002S">
            <text:p>00,160</text:p>
          </table:table-cell>
          <table:table-cell table:style-name="ce8" table:formula="of:=[.D39]" office:value-type="time" office:time-value="PT00H00M00.269171S">
            <text:p>00,269</text:p>
          </table:table-cell>
          <table:table-cell table:style-name="ce8" table:formula="of:=[.E39]" office:value-type="time" office:time-value="PT00H00M00.259891S">
            <text:p>00,260</text:p>
          </table:table-cell>
          <table:table-cell table:style-name="ce4" office:value-type="string">
            <text:p>+/-</text:p>
          </table:table-cell>
          <table:table-cell table:style-name="ce10" table:formula="of:=100*[.I39]/[.G39]" office:value-type="float" office:value="6.21410976519123">
            <text:p>6,21</text:p>
          </table:table-cell>
          <table:table-cell table:style-name="ce10" table:formula="of:=100*[.J39]/[.H39]" office:value-type="float" office:value="162.429844626942">
            <text:p>162,43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3</text:p>
          </table:table-cell>
          <table:table-cell table:style-name="ce4" table:formula="of:=[B020.B260]" office:value-type="time" office:time-value="PT00H00M30.172753S">
            <text:p>00:00:30,17</text:p>
          </table:table-cell>
          <table:table-cell table:style-name="ce4" table:formula="of:=[B020.C260]" office:value-type="time" office:time-value="PT00H00M13.790627S">
            <text:p>00:00:13,79</text:p>
          </table:table-cell>
          <table:table-cell table:style-name="ce4" table:formula="of:=[N020.B170]" office:value-type="time" office:time-value="PT00H00M05.737104S">
            <text:p>00:00:05,74</text:p>
          </table:table-cell>
          <table:table-cell table:style-name="ce4" table:formula="of:=[N020.C170]" office:value-type="time" office:time-value="PT00H00M05.247741S">
            <text:p>00:00:05,25</text:p>
          </table:table-cell>
          <table:table-cell table:style-name="ce6" office:value-type="string">
            <text:p>Q13</text:p>
          </table:table-cell>
          <table:table-cell table:style-name="ce8" table:formula="of:=[.B40]" office:value-type="time" office:time-value="PT00H00M30.172753S">
            <text:p>30,173</text:p>
          </table:table-cell>
          <table:table-cell table:style-name="ce8" table:formula="of:=[.C40]" office:value-type="time" office:time-value="PT00H00M13.790627S">
            <text:p>13,791</text:p>
          </table:table-cell>
          <table:table-cell table:style-name="ce8" table:formula="of:=[.D40]" office:value-type="time" office:time-value="PT00H00M05.737104S">
            <text:p>05,737</text:p>
          </table:table-cell>
          <table:table-cell table:style-name="ce7" table:formula="of:=[.E40]" office:value-type="time" office:time-value="PT00H00M05.247741S">
            <text:p>05,248</text:p>
          </table:table-cell>
          <table:table-cell table:style-name="ce4" office:value-type="string">
            <text:p>+</text:p>
          </table:table-cell>
          <table:table-cell table:style-name="ce10" table:formula="of:=100*[.I40]/[.G40]" office:value-type="float" office:value="19.0141880656366">
            <text:p>19,01</text:p>
          </table:table-cell>
          <table:table-cell table:style-name="ce10" table:formula="of:=100*[.J40]/[.H40]" office:value-type="float" office:value="38.0529543725604">
            <text:p>38,05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4</text:p>
          </table:table-cell>
          <table:table-cell table:style-name="ce4" table:formula="of:=[B020.B261]" office:value-type="time" office:time-value="PT00H00M01.115045S">
            <text:p>00:00:01,12</text:p>
          </table:table-cell>
          <table:table-cell table:style-name="ce4" table:formula="of:=[B020.C261]" office:value-type="time" office:time-value="PT00H00M01.16584S">
            <text:p>00:00:01,17</text:p>
          </table:table-cell>
          <table:table-cell table:style-name="ce4" table:formula="of:=[N020.B171]" office:value-type="time" office:time-value="PT00H00M01.469261S">
            <text:p>00:00:01,47</text:p>
          </table:table-cell>
          <table:table-cell table:style-name="ce4" table:formula="of:=[N020.C171]" office:value-type="time" office:time-value="PT00H00M09.285829S">
            <text:p>00:00:09,29</text:p>
          </table:table-cell>
          <table:table-cell table:style-name="ce6" office:value-type="string">
            <text:p>Q14</text:p>
          </table:table-cell>
          <table:table-cell table:style-name="ce7" table:formula="of:=[.B41]" office:value-type="time" office:time-value="PT00H00M01.115045S">
            <text:p>01,115</text:p>
          </table:table-cell>
          <table:table-cell table:style-name="ce8" table:formula="of:=[.C41]" office:value-type="time" office:time-value="PT00H00M01.16584S">
            <text:p>01,166</text:p>
          </table:table-cell>
          <table:table-cell table:style-name="ce8" table:formula="of:=[.D41]" office:value-type="time" office:time-value="PT00H00M01.469261S">
            <text:p>01,469</text:p>
          </table:table-cell>
          <table:table-cell table:style-name="ce8" table:formula="of:=[.E41]" office:value-type="time" office:time-value="PT00H00M09.285829S">
            <text:p>09,286</text:p>
          </table:table-cell>
          <table:table-cell table:style-name="ce4" office:value-type="string">
            <text:p>-</text:p>
          </table:table-cell>
          <table:table-cell table:style-name="ce10" table:formula="of:=100*[.I41]/[.G41]" office:value-type="float" office:value="131.766969046092">
            <text:p>131,77</text:p>
          </table:table-cell>
          <table:table-cell table:style-name="ce10" table:formula="of:=100*[.J41]/[.H41]" office:value-type="float" office:value="796.492571879503">
            <text:p>796,49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5</text:p>
          </table:table-cell>
          <table:table-cell table:style-name="ce4" table:formula="of:=[B020.B262]" office:value-type="time" office:time-value="PT00H00M08.82352S">
            <text:p>00:00:08,82</text:p>
          </table:table-cell>
          <table:table-cell table:style-name="ce4" table:formula="of:=[B020.C262]" office:value-type="time" office:time-value="PT00H00M04.285588S">
            <text:p>00:00:04,29</text:p>
          </table:table-cell>
          <table:table-cell table:style-name="ce4" table:formula="of:=[N020.B172]" office:value-type="time" office:time-value="PT00H00M02.644195S">
            <text:p>00:00:02,64</text:p>
          </table:table-cell>
          <table:table-cell table:style-name="ce4" table:formula="of:=[N020.C172]" office:value-type="time" office:time-value="PT00H00M02.083613S">
            <text:p>00:00:02,08</text:p>
          </table:table-cell>
          <table:table-cell table:style-name="ce6" office:value-type="string">
            <text:p>Q15</text:p>
          </table:table-cell>
          <table:table-cell table:style-name="ce8" table:formula="of:=[.B42]" office:value-type="time" office:time-value="PT00H00M08.82352S">
            <text:p>08,824</text:p>
          </table:table-cell>
          <table:table-cell table:style-name="ce8" table:formula="of:=[.C42]" office:value-type="time" office:time-value="PT00H00M04.285588S">
            <text:p>04,286</text:p>
          </table:table-cell>
          <table:table-cell table:style-name="ce8" table:formula="of:=[.D42]" office:value-type="time" office:time-value="PT00H00M02.644195S">
            <text:p>02,644</text:p>
          </table:table-cell>
          <table:table-cell table:style-name="ce7" table:formula="of:=[.E42]" office:value-type="time" office:time-value="PT00H00M02.083613S">
            <text:p>02,084</text:p>
          </table:table-cell>
          <table:table-cell table:style-name="ce4" office:value-type="string">
            <text:p>+</text:p>
          </table:table-cell>
          <table:table-cell table:style-name="ce10" table:formula="of:=100*[.I42]/[.G42]" office:value-type="float" office:value="29.967575298747">
            <text:p>29,97</text:p>
          </table:table-cell>
          <table:table-cell table:style-name="ce10" table:formula="of:=100*[.J42]/[.H42]" office:value-type="float" office:value="48.6190693085756">
            <text:p>48,62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6</text:p>
          </table:table-cell>
          <table:table-cell table:style-name="ce4" table:formula="of:=[B020.B263]" office:value-type="time" office:time-value="PT00H00M29.389055S">
            <text:p>00:00:29,39</text:p>
          </table:table-cell>
          <table:table-cell table:style-name="ce4" table:formula="of:=[B020.C263]" office:value-type="time" office:time-value="PT00H00M05.499644S">
            <text:p>00:00:05,50</text:p>
          </table:table-cell>
          <table:table-cell table:style-name="ce4" table:formula="of:=[N020.B173]" office:value-type="time" office:time-value="PT00H00M00.375572S">
            <text:p>00:00:00,38</text:p>
          </table:table-cell>
          <table:table-cell table:style-name="ce4" table:formula="of:=[N020.C173]" office:value-type="time" office:time-value="PT00H00M00.847021S">
            <text:p>00:00:00,85</text:p>
          </table:table-cell>
          <table:table-cell table:style-name="ce6" office:value-type="string">
            <text:p>Q16</text:p>
          </table:table-cell>
          <table:table-cell table:style-name="ce8" table:formula="of:=[.B43]" office:value-type="time" office:time-value="PT00H00M29.389055S">
            <text:p>29,389</text:p>
          </table:table-cell>
          <table:table-cell table:style-name="ce8" table:formula="of:=[.C43]" office:value-type="time" office:time-value="PT00H00M05.499644S">
            <text:p>05,500</text:p>
          </table:table-cell>
          <table:table-cell table:style-name="ce7" table:formula="of:=[.D43]" office:value-type="time" office:time-value="PT00H00M00.375572S">
            <text:p>00,376</text:p>
          </table:table-cell>
          <table:table-cell table:style-name="ce8" table:formula="of:=[.E43]" office:value-type="time" office:time-value="PT00H00M00.847021S">
            <text:p>00,847</text:p>
          </table:table-cell>
          <table:table-cell table:style-name="ce4" office:value-type="string">
            <text:p>+</text:p>
          </table:table-cell>
          <table:table-cell table:style-name="ce10" table:formula="of:=100*[.I43]/[.G43]" office:value-type="float" office:value="1.2779315292717">
            <text:p>1,28</text:p>
          </table:table-cell>
          <table:table-cell table:style-name="ce10" table:formula="of:=100*[.J43]/[.H43]" office:value-type="float" office:value="15.4013787074218">
            <text:p>15,40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7</text:p>
          </table:table-cell>
          <table:table-cell table:style-name="ce4" table:formula="of:=[B020.B264]" office:value-type="time" office:time-value="PT00H00M08.452981S">
            <text:p>00:00:08,45</text:p>
          </table:table-cell>
          <table:table-cell table:style-name="ce4" table:formula="of:=[B020.C264]" office:value-type="time" office:time-value="PT00H00M04.168997S">
            <text:p>00:00:04,17</text:p>
          </table:table-cell>
          <table:table-cell table:style-name="ce4" table:formula="of:=[N020.B174]" office:value-type="time" office:time-value="PT00H00M00.305844S">
            <text:p>00:00:00,31</text:p>
          </table:table-cell>
          <table:table-cell table:style-name="ce4" table:formula="of:=[N020.C174]" office:value-type="time" office:time-value="PT00H00M00.923129S">
            <text:p>00:00:00,92</text:p>
          </table:table-cell>
          <table:table-cell table:style-name="ce6" office:value-type="string">
            <text:p>Q17</text:p>
          </table:table-cell>
          <table:table-cell table:style-name="ce8" table:formula="of:=[.B44]" office:value-type="time" office:time-value="PT00H00M08.452981S">
            <text:p>08,453</text:p>
          </table:table-cell>
          <table:table-cell table:style-name="ce8" table:formula="of:=[.C44]" office:value-type="time" office:time-value="PT00H00M04.168997S">
            <text:p>04,169</text:p>
          </table:table-cell>
          <table:table-cell table:style-name="ce7" table:formula="of:=[.D44]" office:value-type="time" office:time-value="PT00H00M00.305844S">
            <text:p>00,306</text:p>
          </table:table-cell>
          <table:table-cell table:style-name="ce8" table:formula="of:=[.E44]" office:value-type="time" office:time-value="PT00H00M00.923129S">
            <text:p>00,923</text:p>
          </table:table-cell>
          <table:table-cell table:style-name="ce4" office:value-type="string">
            <text:p>+</text:p>
          </table:table-cell>
          <table:table-cell table:style-name="ce10" table:formula="of:=100*[.I44]/[.G44]" office:value-type="float" office:value="3.61817919619126">
            <text:p>3,62</text:p>
          </table:table-cell>
          <table:table-cell table:style-name="ce10" table:formula="of:=100*[.J44]/[.H44]" office:value-type="float" office:value="22.1427120240192">
            <text:p>22,14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Gesamt</text:p>
          </table:table-cell>
          <table:table-cell table:style-name="ce4" table:formula="of:=[B020.B265]" office:value-type="time" office:time-value="PT00H17M25.973968S">
            <text:p>00:17:25,97</text:p>
          </table:table-cell>
          <table:table-cell table:style-name="ce4" table:formula="of:=[B020.C265]" office:value-type="time" office:time-value="PT00H14M30.300215S">
            <text:p>00:14:30,30</text:p>
          </table:table-cell>
          <table:table-cell table:style-name="ce4" table:formula="of:=[N020.B175]" office:value-type="time" office:time-value="PT00H07M43.925901S">
            <text:p>00:07:43,93</text:p>
          </table:table-cell>
          <table:table-cell table:style-name="ce4" table:formula="of:=[N020.C175]" office:value-type="time" office:time-value="PT00H07M22.690829S">
            <text:p>00:07:22,69</text:p>
          </table:table-cell>
          <table:table-cell table:style-name="ce6" office:value-type="string">
            <text:p>Gesamt</text:p>
          </table:table-cell>
          <table:table-cell table:style-name="ce8" table:formula="of:=[.B45]" office:value-type="time" office:time-value="PT00H17M25.973968S">
            <text:p>1045,974</text:p>
          </table:table-cell>
          <table:table-cell table:style-name="ce8" table:formula="of:=[.C45]" office:value-type="time" office:time-value="PT00H14M30.300215S">
            <text:p>870,300</text:p>
          </table:table-cell>
          <table:table-cell table:style-name="ce8" table:formula="of:=[.D45]" office:value-type="time" office:time-value="PT00H07M43.925901S">
            <text:p>463,926</text:p>
          </table:table-cell>
          <table:table-cell table:style-name="ce7" table:formula="of:=[.E45]" office:value-type="time" office:time-value="PT00H07M22.690829S">
            <text:p>442,691</text:p>
          </table:table-cell>
          <table:table-cell table:style-name="ce4" office:value-type="string">
            <text:p>+</text:p>
          </table:table-cell>
          <table:table-cell table:style-name="ce10" table:formula="of:=100*[.I45]/[.G45]" office:value-type="float" office:value="44.3534844262969">
            <text:p>44,35</text:p>
          </table:table-cell>
          <table:table-cell table:style-name="ce10" table:formula="of:=100*[.J45]/[.H45]" office:value-type="float" office:value="50.8664506075068">
            <text:p>50,87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 table:number-rows-repeated="4">
          <table:table-cell table:style-name="ce2"/>
          <table:table-cell table:style-name="ce4" table:number-columns-repeated="4"/>
          <table:table-cell table:style-name="ce6"/>
          <table:table-cell table:style-name="ce8" table:number-columns-repeated="4"/>
          <table:table-cell table:style-name="ce4"/>
          <table:table-cell table:style-name="ce10" table:number-columns-repeated="3"/>
          <table:table-cell table:style-name="ce4" table:number-columns-repeated="7"/>
          <table:table-cell table:style-name="ce3"/>
        </table:table-row>
        <table:table-row table:style-name="ro1">
          <table:table-cell/>
          <table:table-cell table:style-name="ce4" office:value-type="string">
            <text:p>BerlinMOD</text:p>
          </table:table-cell>
          <table:table-cell table:style-name="ce4"/>
          <table:table-cell table:style-name="ce4" office:value-type="string">
            <text:p>Network</text:p>
          </table:table-cell>
          <table:table-cell table:style-name="ce4"/>
          <table:table-cell table:style-name="ce6"/>
          <table:table-cell table:style-name="ce8" office:value-type="string">
            <text:p>BerlinMOD</text:p>
          </table:table-cell>
          <table:table-cell table:style-name="ce8"/>
          <table:table-cell table:style-name="ce8" office:value-type="string">
            <text:p>Network</text:p>
          </table:table-cell>
          <table:table-cell table:style-name="ce8"/>
          <table:table-cell table:style-name="ce4"/>
          <table:table-cell table:style-name="ce10" table:number-columns-repeated="3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1.0</text:p>
          </table:table-cell>
          <table:table-cell table:style-name="ce4" office:value-type="string">
            <text:p>OBA</text:p>
          </table:table-cell>
          <table:table-cell table:style-name="ce4" office:value-type="string">
            <text:p>TBA</text:p>
          </table:table-cell>
          <table:table-cell table:style-name="ce4" office:value-type="string">
            <text:p>OBA</text:p>
          </table:table-cell>
          <table:table-cell table:style-name="ce4" office:value-type="string">
            <text:p>TBA</text:p>
          </table:table-cell>
          <table:table-cell table:style-name="ce6"/>
          <table:table-cell table:style-name="ce8" office:value-type="string">
            <text:p>OBA</text:p>
          </table:table-cell>
          <table:table-cell table:style-name="ce8" office:value-type="string">
            <text:p>TBA</text:p>
          </table:table-cell>
          <table:table-cell table:style-name="ce8" office:value-type="string">
            <text:p>OBA</text:p>
          </table:table-cell>
          <table:table-cell table:style-name="ce8" office:value-type="string">
            <text:p>TBA</text:p>
          </table:table-cell>
          <table:table-cell table:style-name="ce4"/>
          <table:table-cell table:style-name="ce10" table:number-columns-repeated="3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1</text:p>
          </table:table-cell>
          <table:table-cell table:style-name="ce4" table:formula="of:=[B100.B248]" office:value-type="time" office:time-value="PT00H00M00.225523S">
            <text:p>00:00:00,23</text:p>
          </table:table-cell>
          <table:table-cell table:style-name="ce4" table:formula="of:=[B100.C248]" office:value-type="time" office:time-value="PT00H00M00.165618S">
            <text:p>00:00:00,17</text:p>
          </table:table-cell>
          <table:table-cell table:style-name="ce4" table:formula="of:=[N100.B158]" office:value-type="time" office:time-value="PT00H00M00.1853S">
            <text:p>00:00:00,19</text:p>
          </table:table-cell>
          <table:table-cell table:style-name="ce4" table:formula="of:=[N100.C158]" office:value-type="time" office:time-value="PT00H00M00.215407S">
            <text:p>00:00:00,22</text:p>
          </table:table-cell>
          <table:table-cell table:style-name="ce6" office:value-type="string">
            <text:p>Q1</text:p>
          </table:table-cell>
          <table:table-cell table:style-name="ce8" table:formula="of:=[.B52]" office:value-type="time" office:time-value="PT00H00M00.225523S">
            <text:p>00,226</text:p>
          </table:table-cell>
          <table:table-cell table:style-name="ce7" table:formula="of:=[.C52]" office:value-type="time" office:time-value="PT00H00M00.165618S">
            <text:p>00,166</text:p>
          </table:table-cell>
          <table:table-cell table:style-name="ce8" table:formula="of:=[.D52]" office:value-type="time" office:time-value="PT00H00M00.1853S">
            <text:p>00,185</text:p>
          </table:table-cell>
          <table:table-cell table:style-name="ce8" table:formula="of:=[.E52]" office:value-type="time" office:time-value="PT00H00M00.215407S">
            <text:p>00,215</text:p>
          </table:table-cell>
          <table:table-cell table:style-name="ce4" office:value-type="string">
            <text:p>O</text:p>
          </table:table-cell>
          <table:table-cell table:style-name="ce10" table:formula="of:=100*[.I52]/[.G52]" office:value-type="float" office:value="82.1645685805882">
            <text:p>82,16</text:p>
          </table:table-cell>
          <table:table-cell table:style-name="ce10" table:formula="of:=100*[.J52]/[.H52]" office:value-type="float" office:value="130.062553587171">
            <text:p>130,06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2</text:p>
          </table:table-cell>
          <table:table-cell table:style-name="ce4" table:formula="of:=[B100.B249]" office:value-type="time" office:time-value="PT00H00M00.00487S">
            <text:p>00:00:00,00</text:p>
          </table:table-cell>
          <table:table-cell table:style-name="ce4" table:formula="of:=[B100.C249]" office:value-type="time" office:time-value="PT00H00M00.003947S">
            <text:p>00:00:00,00</text:p>
          </table:table-cell>
          <table:table-cell table:style-name="ce4" table:formula="of:=[N100.B159]" office:value-type="time" office:time-value="PT00H00M00.019407S">
            <text:p>00:00:00,02</text:p>
          </table:table-cell>
          <table:table-cell table:style-name="ce4" table:formula="of:=[N100.C159]" office:value-type="time" office:time-value="PT00H00M00.003877S">
            <text:p>00:00:00,00</text:p>
          </table:table-cell>
          <table:table-cell table:style-name="ce6" office:value-type="string">
            <text:p>Q2</text:p>
          </table:table-cell>
          <table:table-cell table:style-name="ce8" table:formula="of:=[.B53]" office:value-type="time" office:time-value="PT00H00M00.00487S">
            <text:p>00,005</text:p>
          </table:table-cell>
          <table:table-cell table:style-name="ce7" table:formula="of:=[.C53]" office:value-type="time" office:time-value="PT00H00M00.003947S">
            <text:p>00,004</text:p>
          </table:table-cell>
          <table:table-cell table:style-name="ce8" table:formula="of:=[.D53]" office:value-type="time" office:time-value="PT00H00M00.019407S">
            <text:p>00,019</text:p>
          </table:table-cell>
          <table:table-cell table:style-name="ce7" table:formula="of:=[.E53]" office:value-type="time" office:time-value="PT00H00M00.003877S">
            <text:p>00,004</text:p>
          </table:table-cell>
          <table:table-cell table:style-name="ce4" office:value-type="string">
            <text:p>O</text:p>
          </table:table-cell>
          <table:table-cell table:style-name="ce10" table:formula="of:=100*[.I53]/[.G53]" office:value-type="float" office:value="398.501026694045">
            <text:p>398,50</text:p>
          </table:table-cell>
          <table:table-cell table:style-name="ce10" table:formula="of:=100*[.J53]/[.H53]" office:value-type="float" office:value="98.2265011401064">
            <text:p>98,23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3</text:p>
          </table:table-cell>
          <table:table-cell table:style-name="ce4" table:formula="of:=[B100.B250]" office:value-type="time" office:time-value="PT00H00M00.745211S">
            <text:p>00:00:00,75</text:p>
          </table:table-cell>
          <table:table-cell table:style-name="ce4" table:formula="of:=[B100.C250]" office:value-type="time" office:time-value="PT00H00M00.845242S">
            <text:p>00:00:00,85</text:p>
          </table:table-cell>
          <table:table-cell table:style-name="ce4" table:formula="of:=[N100.B160]" office:value-type="time" office:time-value="PT00H00M00.845337S">
            <text:p>00:00:00,85</text:p>
          </table:table-cell>
          <table:table-cell table:style-name="ce4" table:formula="of:=[N100.C160]" office:value-type="time" office:time-value="PT00H00M01.323428S">
            <text:p>00:00:01,32</text:p>
          </table:table-cell>
          <table:table-cell table:style-name="ce6" office:value-type="string">
            <text:p>Q3</text:p>
          </table:table-cell>
          <table:table-cell table:style-name="ce7" table:formula="of:=[.B54]" office:value-type="time" office:time-value="PT00H00M00.745211S">
            <text:p>00,745</text:p>
          </table:table-cell>
          <table:table-cell table:style-name="ce8" table:formula="of:=[.C54]" office:value-type="time" office:time-value="PT00H00M00.845242S">
            <text:p>00,845</text:p>
          </table:table-cell>
          <table:table-cell table:style-name="ce8" table:formula="of:=[.D54]" office:value-type="time" office:time-value="PT00H00M00.845337S">
            <text:p>00,845</text:p>
          </table:table-cell>
          <table:table-cell table:style-name="ce8" table:formula="of:=[.E54]" office:value-type="time" office:time-value="PT00H00M01.323428S">
            <text:p>01,323</text:p>
          </table:table-cell>
          <table:table-cell table:style-name="ce4" office:value-type="string">
            <text:p>o/-</text:p>
          </table:table-cell>
          <table:table-cell table:style-name="ce10" table:formula="of:=100*[.I54]/[.G54]" office:value-type="float" office:value="113.435926200767">
            <text:p>113,44</text:p>
          </table:table-cell>
          <table:table-cell table:style-name="ce10" table:formula="of:=100*[.J54]/[.H54]" office:value-type="float" office:value="156.573856954576">
            <text:p>156,57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4</text:p>
          </table:table-cell>
          <table:table-cell table:style-name="ce4" table:formula="of:=[B100.B251]" office:value-type="time" office:time-value="PT00H02M29.167346S">
            <text:p>00:02:29,17</text:p>
          </table:table-cell>
          <table:table-cell table:style-name="ce4" table:formula="of:=[B100.C251]" office:value-type="time" office:time-value="PT00H07M07.58311S">
            <text:p>00:07:07,58</text:p>
          </table:table-cell>
          <table:table-cell table:style-name="ce4" table:formula="of:=[N100.B161]" office:value-type="time" office:time-value="PT00H00M01.145432S">
            <text:p>00:00:01,15</text:p>
          </table:table-cell>
          <table:table-cell table:style-name="ce4" table:formula="of:=[N100.C161]" office:value-type="time" office:time-value="PT00H00M31.879447S">
            <text:p>00:00:31,88</text:p>
          </table:table-cell>
          <table:table-cell table:style-name="ce6" office:value-type="string">
            <text:p>Q4</text:p>
          </table:table-cell>
          <table:table-cell table:style-name="ce8" table:formula="of:=[.B55]" office:value-type="time" office:time-value="PT00H02M29.167346S">
            <text:p>149,167</text:p>
          </table:table-cell>
          <table:table-cell table:style-name="ce8" table:formula="of:=[.C55]" office:value-type="time" office:time-value="PT00H07M07.58311S">
            <text:p>427,583</text:p>
          </table:table-cell>
          <table:table-cell table:style-name="ce7" table:formula="of:=[.D55]" office:value-type="time" office:time-value="PT00H00M01.145432S">
            <text:p>01,145</text:p>
          </table:table-cell>
          <table:table-cell table:style-name="ce8" table:formula="of:=[.E55]" office:value-type="time" office:time-value="PT00H00M31.879447S">
            <text:p>31,879</text:p>
          </table:table-cell>
          <table:table-cell table:style-name="ce4" office:value-type="string">
            <text:p>+</text:p>
          </table:table-cell>
          <table:table-cell table:style-name="ce10" table:formula="of:=100*[.I55]/[.G55]" office:value-type="float" office:value="0.767883877212644">
            <text:p>0,77</text:p>
          </table:table-cell>
          <table:table-cell table:style-name="ce10" table:formula="of:=100*[.J55]/[.H55]" office:value-type="float" office:value="7.45573112090419">
            <text:p>7,46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5</text:p>
          </table:table-cell>
          <table:table-cell table:style-name="ce4" table:formula="of:=[B100.B252]" office:value-type="time" office:time-value="PT00H00M03.028863S">
            <text:p>00:00:03,03</text:p>
          </table:table-cell>
          <table:table-cell table:style-name="ce4" table:formula="of:=[B100.C252]" office:value-type="time" office:time-value="PT00H00M05.820977S">
            <text:p>00:00:05,82</text:p>
          </table:table-cell>
          <table:table-cell table:style-name="ce4" table:formula="of:=[N100.B162]" office:value-type="time" office:time-value="PT00H00M04.780589S">
            <text:p>00:00:04,78</text:p>
          </table:table-cell>
          <table:table-cell table:style-name="ce4" table:formula="of:=[N100.C162]" office:value-type="time" office:time-value="PT00H00M05.277468S">
            <text:p>00:00:05,28</text:p>
          </table:table-cell>
          <table:table-cell table:style-name="ce6" office:value-type="string">
            <text:p>Q5</text:p>
          </table:table-cell>
          <table:table-cell table:style-name="ce7" table:formula="of:=[.B56]" office:value-type="time" office:time-value="PT00H00M03.028863S">
            <text:p>03,029</text:p>
          </table:table-cell>
          <table:table-cell table:style-name="ce8" table:formula="of:=[.C56]" office:value-type="time" office:time-value="PT00H00M05.820977S">
            <text:p>05,821</text:p>
          </table:table-cell>
          <table:table-cell table:style-name="ce8" table:formula="of:=[.D56]" office:value-type="time" office:time-value="PT00H00M04.780589S">
            <text:p>04,781</text:p>
          </table:table-cell>
          <table:table-cell table:style-name="ce8" table:formula="of:=[.E56]" office:value-type="time" office:time-value="PT00H00M05.277468S">
            <text:p>05,277</text:p>
          </table:table-cell>
          <table:table-cell table:style-name="ce4" office:value-type="string">
            <text:p>-/+</text:p>
          </table:table-cell>
          <table:table-cell table:style-name="ce10" table:formula="of:=100*[.I56]/[.G56]" office:value-type="float" office:value="157.834441504948">
            <text:p>157,83</text:p>
          </table:table-cell>
          <table:table-cell table:style-name="ce10" table:formula="of:=100*[.J56]/[.H56]" office:value-type="float" office:value="90.6629247976757">
            <text:p>90,66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6</text:p>
          </table:table-cell>
          <table:table-cell table:style-name="ce4" table:formula="of:=[B100.B253]" office:value-type="time" office:time-value="PT00H24M23.213585S">
            <text:p>00:24:23,21</text:p>
          </table:table-cell>
          <table:table-cell table:style-name="ce4" table:formula="of:=[B100.C253]" office:value-type="time" office:time-value="PT01H25M10.613384S">
            <text:p>01:25:10,61</text:p>
          </table:table-cell>
          <table:table-cell table:style-name="ce4" table:formula="of:=[N100.B163]" office:value-type="time" office:time-value="PT00H06M21.621779S">
            <text:p>00:06:21,62</text:p>
          </table:table-cell>
          <table:table-cell table:style-name="ce4" table:formula="of:=[N100.C163]" office:value-type="time" office:time-value="PT00H04M23.370992S">
            <text:p>00:04:23,37</text:p>
          </table:table-cell>
          <table:table-cell table:style-name="ce6" office:value-type="string">
            <text:p>Q6</text:p>
          </table:table-cell>
          <table:table-cell table:style-name="ce8" table:formula="of:=[.B57]" office:value-type="time" office:time-value="PT00H24M23.213585S">
            <text:p>1463,214</text:p>
          </table:table-cell>
          <table:table-cell table:style-name="ce8" table:formula="of:=[.C57]" office:value-type="time" office:time-value="PT01H25M10.613384S">
            <text:p>5110,613</text:p>
          </table:table-cell>
          <table:table-cell table:style-name="ce8" table:formula="of:=[.D57]" office:value-type="time" office:time-value="PT00H06M21.621779S">
            <text:p>381,622</text:p>
          </table:table-cell>
          <table:table-cell table:style-name="ce7" table:formula="of:=[.E57]" office:value-type="time" office:time-value="PT00H04M23.370992S">
            <text:p>263,371</text:p>
          </table:table-cell>
          <table:table-cell table:style-name="ce4" office:value-type="string">
            <text:p>+</text:p>
          </table:table-cell>
          <table:table-cell table:style-name="ce10" table:formula="of:=100*[.I57]/[.G57]" office:value-type="float" office:value="26.0810713427049">
            <text:p>26,08</text:p>
          </table:table-cell>
          <table:table-cell table:style-name="ce10" table:formula="of:=100*[.J57]/[.H57]" office:value-type="float" office:value="5.15341255952849">
            <text:p>5,15</text:p>
          </table:table-cell>
          <table:table-cell table:style-name="ce10"/>
          <table:table-cell table:style-name="ce4" table:number-columns-repeated="7"/>
          <table:table-cell table:style-name="ce3"/>
        </table:table-row>
        <table:table-row table:style-name="ro1">
          <table:table-cell table:style-name="ce2" office:value-type="string">
            <text:p>Q7</text:p>
          </table:table-cell>
          <table:table-cell table:style-name="ce4" table:formula="of:=[B100.B254]" office:value-type="time" office:time-value="PT00H01M24.659909S">
            <text:p>00:01:24,66</text:p>
          </table:table-cell>
          <table:table-cell table:style-name="ce4" table:formula="of:=[B100.C254]" office:value-type="time" office:time-value="PT00H00M50.574807S">
            <text:p>00:00:50,57</text:p>
          </table:table-cell>
          <table:table-cell table:style-name="ce4" table:formula="of:=[N100.B164]" office:value-type="time" office:time-value="PT00H02M04.602482S">
            <text:p>00:02:04,60</text:p>
          </table:table-cell>
          <table:table-cell table:style-name="ce4" table:formula="of:=[N100.C164]" office:value-type="time" office:time-value="PT00H02M49.848019S">
            <text:p>00:02:49,85</text:p>
          </table:table-cell>
          <table:table-cell table:style-name="ce6" office:value-type="string">
            <text:p>Q7</text:p>
          </table:table-cell>
          <table:table-cell table:style-name="ce8" table:formula="of:=[.B58]" office:value-type="time" office:time-value="PT00H01M24.659909S">
            <text:p>84,660</text:p>
          </table:table-cell>
          <table:table-cell table:style-name="ce7" table:formula="of:=[.C58]" office:value-type="time" office:time-value="PT00H00M50.574807S">
            <text:p>50,575</text:p>
          </table:table-cell>
          <table:table-cell table:style-name="ce8" table:formula="of:=[.D58]" office:value-type="time" office:time-value="PT00H02M04.602482S">
            <text:p>124,602</text:p>
          </table:table-cell>
          <table:table-cell table:style-name="ce8" table:formula="of:=[.E58]" office:value-type="time" office:time-value="PT00H02M49.848019S">
            <text:p>169,848</text:p>
          </table:table-cell>
          <table:table-cell table:style-name="ce4" office:value-type="string">
            <text:p>-</text:p>
          </table:table-cell>
          <table:table-cell table:style-name="ce10" table:formula="of:=100*[.I58]/[.G58]" office:value-type="float" office:value="147.180032995311">
            <text:p>147,18</text:p>
          </table:table-cell>
          <table:table-cell table:style-name="ce10" table:formula="of:=100*[.J58]/[.H58]" office:value-type="float" office:value="335.835229188319">
            <text:p>335,84</text:p>
          </table:table-cell>
          <table:table-cell table:style-name="ce10"/>
          <table:table-cell table:style-name="ce4" table:number-columns-repeated="2"/>
          <table:table-cell table:style-name="ce3" table:number-columns-repeated="6"/>
        </table:table-row>
        <table:table-row table:style-name="ro1">
          <table:table-cell table:style-name="ce2" office:value-type="string">
            <text:p>Q8</text:p>
          </table:table-cell>
          <table:table-cell table:style-name="ce4" table:formula="of:=[B100.B255]" office:value-type="time" office:time-value="PT00H00M00.890243S">
            <text:p>00:00:00,89</text:p>
          </table:table-cell>
          <table:table-cell table:style-name="ce4" table:formula="of:=[B100.C255]" office:value-type="time" office:time-value="PT00H00M00.557139S">
            <text:p>00:00:00,56</text:p>
          </table:table-cell>
          <table:table-cell table:style-name="ce4" table:formula="of:=[N100.B165]" office:value-type="time" office:time-value="PT00H00M00.258056S">
            <text:p>00:00:00,26</text:p>
          </table:table-cell>
          <table:table-cell table:style-name="ce4" table:formula="of:=[N100.C165]" office:value-type="time" office:time-value="PT00H00M00.30275S">
            <text:p>00:00:00,30</text:p>
          </table:table-cell>
          <table:table-cell table:style-name="ce6" office:value-type="string">
            <text:p>Q8</text:p>
          </table:table-cell>
          <table:table-cell table:style-name="ce8" table:formula="of:=[.B59]" office:value-type="time" office:time-value="PT00H00M00.890243S">
            <text:p>00,890</text:p>
          </table:table-cell>
          <table:table-cell table:style-name="ce8" table:formula="of:=[.C59]" office:value-type="time" office:time-value="PT00H00M00.557139S">
            <text:p>00,557</text:p>
          </table:table-cell>
          <table:table-cell table:style-name="ce7" table:formula="of:=[.D59]" office:value-type="time" office:time-value="PT00H00M00.258056S">
            <text:p>00,258</text:p>
          </table:table-cell>
          <table:table-cell table:style-name="ce8" table:formula="of:=[.E59]" office:value-type="time" office:time-value="PT00H00M00.30275S">
            <text:p>00,303</text:p>
          </table:table-cell>
          <table:table-cell table:style-name="ce4" office:value-type="string">
            <text:p>+</text:p>
          </table:table-cell>
          <table:table-cell table:style-name="ce10" table:formula="of:=100*[.I59]/[.G59]" office:value-type="float" office:value="28.987141712993">
            <text:p>28,99</text:p>
          </table:table-cell>
          <table:table-cell table:style-name="ce10" table:formula="of:=100*[.J59]/[.H59]" office:value-type="float" office:value="54.3401197905729">
            <text:p>54,34</text:p>
          </table:table-cell>
          <table:table-cell table:style-name="ce10"/>
          <table:table-cell table:style-name="ce3" table:number-columns-repeated="8"/>
        </table:table-row>
        <table:table-row table:style-name="ro1">
          <table:table-cell table:style-name="ce2" office:value-type="string">
            <text:p>Q9</text:p>
          </table:table-cell>
          <table:table-cell table:style-name="ce4" table:formula="of:=[B100.B256]" office:value-type="time" office:time-value="PT00H13M50.252692S">
            <text:p>00:13:50,25</text:p>
          </table:table-cell>
          <table:table-cell table:style-name="ce4" table:formula="of:=[B100.C256]" office:value-type="time" office:time-value="PT00H52M33.720372S">
            <text:p>00:52:33,72</text:p>
          </table:table-cell>
          <table:table-cell table:style-name="ce4" table:formula="of:=[N100.B166]" office:value-type="time" office:time-value="PT00H02M00.470044S">
            <text:p>00:02:00,47</text:p>
          </table:table-cell>
          <table:table-cell table:style-name="ce4" table:formula="of:=[N100.C166]" office:value-type="time" office:time-value="PT00H02M36.692597S">
            <text:p>00:02:36,69</text:p>
          </table:table-cell>
          <table:table-cell table:style-name="ce6" office:value-type="string">
            <text:p>Q9</text:p>
          </table:table-cell>
          <table:table-cell table:style-name="ce8" table:formula="of:=[.B60]" office:value-type="time" office:time-value="PT00H13M50.252692S">
            <text:p>830,253</text:p>
          </table:table-cell>
          <table:table-cell table:style-name="ce8" table:formula="of:=[.C60]" office:value-type="time" office:time-value="PT00H52M33.720372S">
            <text:p>3153,720</text:p>
          </table:table-cell>
          <table:table-cell table:style-name="ce7" table:formula="of:=[.D60]" office:value-type="time" office:time-value="PT00H02M00.470044S">
            <text:p>120,470</text:p>
          </table:table-cell>
          <table:table-cell table:style-name="ce8" table:formula="of:=[.E60]" office:value-type="time" office:time-value="PT00H02M36.692597S">
            <text:p>156,693</text:p>
          </table:table-cell>
          <table:table-cell table:style-name="ce4" office:value-type="string">
            <text:p>+</text:p>
          </table:table-cell>
          <table:table-cell table:style-name="ce10" table:formula="of:=100*[.I60]/[.G60]" office:value-type="float" office:value="14.5100455753777">
            <text:p>14,51</text:p>
          </table:table-cell>
          <table:table-cell table:style-name="ce10" table:formula="of:=100*[.J60]/[.H60]" office:value-type="float" office:value="4.96850001005733">
            <text:p>4,97</text:p>
          </table:table-cell>
          <table:table-cell table:style-name="ce10"/>
          <table:table-cell table:style-name="ce11"/>
          <table:table-cell table:style-name="ce3" table:number-columns-repeated="7"/>
        </table:table-row>
        <table:table-row table:style-name="ro1">
          <table:table-cell table:style-name="ce2" office:value-type="string">
            <text:p>Q10</text:p>
          </table:table-cell>
          <table:table-cell table:style-name="ce4" table:formula="of:=[B100.B257]" office:value-type="time" office:time-value="PT01H13M34.631704S">
            <text:p>01:13:34,63</text:p>
          </table:table-cell>
          <table:table-cell table:style-name="ce4" table:formula="of:=[B100.C257]" office:value-type="time" office:time-value="PT00H33M35.096465S">
            <text:p>00:33:35,10</text:p>
          </table:table-cell>
          <table:table-cell table:style-name="ce4" table:formula="of:=[N100.B167]" office:value-type="time" office:time-value="PT00H46M26.577635S">
            <text:p>00:46:26,58</text:p>
          </table:table-cell>
          <table:table-cell table:style-name="ce4" table:formula="of:=[N100.C167]" office:value-type="time" office:time-value="PT00H29M51.941257S">
            <text:p>00:29:51,94</text:p>
          </table:table-cell>
          <table:table-cell table:style-name="ce6" office:value-type="string">
            <text:p>Q10</text:p>
          </table:table-cell>
          <table:table-cell table:style-name="ce8" table:formula="of:=[.B61]" office:value-type="time" office:time-value="PT01H13M34.631704S">
            <text:p>4414,632</text:p>
          </table:table-cell>
          <table:table-cell table:style-name="ce8" table:formula="of:=[.C61]" office:value-type="time" office:time-value="PT00H33M35.096465S">
            <text:p>2015,096</text:p>
          </table:table-cell>
          <table:table-cell table:style-name="ce8" table:formula="of:=[.D61]" office:value-type="time" office:time-value="PT00H46M26.577635S">
            <text:p>2786,578</text:p>
          </table:table-cell>
          <table:table-cell table:style-name="ce7" table:formula="of:=[.E61]" office:value-type="time" office:time-value="PT00H29M51.941257S">
            <text:p>1791,941</text:p>
          </table:table-cell>
          <table:table-cell table:style-name="ce4" office:value-type="string">
            <text:p>+</text:p>
          </table:table-cell>
          <table:table-cell table:style-name="ce10" table:formula="of:=100*[.I61]/[.G61]" office:value-type="float" office:value="63.1214067636751">
            <text:p>63,12</text:p>
          </table:table-cell>
          <table:table-cell table:style-name="ce10" table:formula="of:=100*[.J61]/[.H61]" office:value-type="float" office:value="88.9258300098303">
            <text:p>88,93</text:p>
          </table:table-cell>
          <table:table-cell table:style-name="ce10"/>
          <table:table-cell table:style-name="ce3" table:number-columns-repeated="8"/>
        </table:table-row>
        <table:table-row table:style-name="ro1">
          <table:table-cell table:style-name="ce2" office:value-type="string">
            <text:p>Q11</text:p>
          </table:table-cell>
          <table:table-cell table:style-name="ce4" table:formula="of:=[B100.B258]" office:value-type="time" office:time-value="PT00H00M00.656071S">
            <text:p>00:00:00,66</text:p>
          </table:table-cell>
          <table:table-cell table:style-name="ce4" table:formula="of:=[B100.C258]" office:value-type="time" office:time-value="PT00H00M00.91428S">
            <text:p>00:00:00,91</text:p>
          </table:table-cell>
          <table:table-cell table:style-name="ce4" table:formula="of:=[N100.B168]" office:value-type="time" office:time-value="PT00H00M06.030207S">
            <text:p>00:00:06,03</text:p>
          </table:table-cell>
          <table:table-cell table:style-name="ce4" table:formula="of:=[N100.C168]" office:value-type="time" office:time-value="PT00H00M07.73786S">
            <text:p>00:00:07,74</text:p>
          </table:table-cell>
          <table:table-cell table:style-name="ce6" office:value-type="string">
            <text:p>Q11</text:p>
          </table:table-cell>
          <table:table-cell table:style-name="ce8" table:formula="of:=[.B62]" office:value-type="time" office:time-value="PT00H00M00.656071S">
            <text:p>00,656</text:p>
          </table:table-cell>
          <table:table-cell table:style-name="ce7" table:formula="of:=[.C62]" office:value-type="time" office:time-value="PT00H00M00.91428S">
            <text:p>00,914</text:p>
          </table:table-cell>
          <table:table-cell table:style-name="ce8" table:formula="of:=[.D62]" office:value-type="time" office:time-value="PT00H00M06.030207S">
            <text:p>06,030</text:p>
          </table:table-cell>
          <table:table-cell table:style-name="ce8" table:formula="of:=[.E62]" office:value-type="time" office:time-value="PT00H00M07.73786S">
            <text:p>07,738</text:p>
          </table:table-cell>
          <table:table-cell table:style-name="ce4" office:value-type="string">
            <text:p>-</text:p>
          </table:table-cell>
          <table:table-cell table:style-name="ce10" table:formula="of:=100*[.I62]/[.G62]" office:value-type="float" office:value="919.139391925569">
            <text:p>919,14</text:p>
          </table:table-cell>
          <table:table-cell table:style-name="ce10" table:formula="of:=100*[.J62]/[.H62]" office:value-type="float" office:value="846.333727085794">
            <text:p>846,33</text:p>
          </table:table-cell>
          <table:table-cell table:style-name="ce10"/>
          <table:table-cell table:style-name="ce4" table:number-columns-repeated="6"/>
          <table:table-cell table:style-name="ce3" table:number-columns-repeated="2"/>
        </table:table-row>
        <table:table-row table:style-name="ro1">
          <table:table-cell table:style-name="ce2" office:value-type="string">
            <text:p>Q12</text:p>
          </table:table-cell>
          <table:table-cell table:style-name="ce4" table:formula="of:=[B100.B259]" office:value-type="time" office:time-value="PT00H00M36.209587S">
            <text:p>00:00:36,21</text:p>
          </table:table-cell>
          <table:table-cell table:style-name="ce4" table:formula="of:=[B100.C259]" office:value-type="time" office:time-value="PT00H00M00.212854S">
            <text:p>00:00:00,21</text:p>
          </table:table-cell>
          <table:table-cell table:style-name="ce4" table:formula="of:=[N100.B169]" office:value-type="time" office:time-value="PT00H00M00.274005S">
            <text:p>00:00:00,27</text:p>
          </table:table-cell>
          <table:table-cell table:style-name="ce4" table:formula="of:=[N100.C169]" office:value-type="time" office:time-value="PT00H00M00.267075S">
            <text:p>00:00:00,27</text:p>
          </table:table-cell>
          <table:table-cell table:style-name="ce6" office:value-type="string">
            <text:p>Q12</text:p>
          </table:table-cell>
          <table:table-cell table:style-name="ce8" table:formula="of:=[.B63]" office:value-type="time" office:time-value="PT00H00M36.209587S">
            <text:p>36,210</text:p>
          </table:table-cell>
          <table:table-cell table:style-name="ce7" table:formula="of:=[.C63]" office:value-type="time" office:time-value="PT00H00M00.212854S">
            <text:p>00,213</text:p>
          </table:table-cell>
          <table:table-cell table:style-name="ce8" table:formula="of:=[.D63]" office:value-type="time" office:time-value="PT00H00M00.274005S">
            <text:p>00,274</text:p>
          </table:table-cell>
          <table:table-cell table:style-name="ce8" table:formula="of:=[.E63]" office:value-type="time" office:time-value="PT00H00M00.267075S">
            <text:p>00,267</text:p>
          </table:table-cell>
          <table:table-cell table:style-name="ce4" office:value-type="string">
            <text:p>+/o</text:p>
          </table:table-cell>
          <table:table-cell table:style-name="ce10" table:formula="of:=100*[.I63]/[.G63]" office:value-type="float" office:value="0.756719484262552">
            <text:p>0,76</text:p>
          </table:table-cell>
          <table:table-cell table:style-name="ce10" table:formula="of:=100*[.J63]/[.H63]" office:value-type="float" office:value="125.473329136403">
            <text:p>125,47</text:p>
          </table:table-cell>
          <table:table-cell table:style-name="ce10"/>
          <table:table-cell table:style-name="ce4" table:number-columns-repeated="6"/>
          <table:table-cell table:style-name="ce3" table:number-columns-repeated="2"/>
        </table:table-row>
        <table:table-row table:style-name="ro1">
          <table:table-cell table:style-name="ce2" office:value-type="string">
            <text:p>Q13</text:p>
          </table:table-cell>
          <table:table-cell table:style-name="ce4" table:formula="of:=[B100.B260]" office:value-type="time" office:time-value="PT00H01M59.684526S">
            <text:p>00:01:59,68</text:p>
          </table:table-cell>
          <table:table-cell table:style-name="ce4" table:formula="of:=[B100.C260]" office:value-type="time" office:time-value="PT00H01M34.366216S">
            <text:p>00:01:34,37</text:p>
          </table:table-cell>
          <table:table-cell table:style-name="ce4" table:formula="of:=[N100.B170]" office:value-type="time" office:time-value="PT00H00M29.126419S">
            <text:p>00:00:29,13</text:p>
          </table:table-cell>
          <table:table-cell table:style-name="ce4" table:formula="of:=[N100.C170]" office:value-type="time" office:time-value="PT00H00M36.085871S">
            <text:p>00:00:36,09</text:p>
          </table:table-cell>
          <table:table-cell table:style-name="ce6" office:value-type="string">
            <text:p>Q13</text:p>
          </table:table-cell>
          <table:table-cell table:style-name="ce8" table:formula="of:=[.B64]" office:value-type="time" office:time-value="PT00H01M59.684526S">
            <text:p>119,685</text:p>
          </table:table-cell>
          <table:table-cell table:style-name="ce8" table:formula="of:=[.C64]" office:value-type="time" office:time-value="PT00H01M34.366216S">
            <text:p>94,366</text:p>
          </table:table-cell>
          <table:table-cell table:style-name="ce7" table:formula="of:=[.D64]" office:value-type="time" office:time-value="PT00H00M29.126419S">
            <text:p>29,126</text:p>
          </table:table-cell>
          <table:table-cell table:style-name="ce8" table:formula="of:=[.E64]" office:value-type="time" office:time-value="PT00H00M36.085871S">
            <text:p>36,086</text:p>
          </table:table-cell>
          <table:table-cell table:style-name="ce4" office:value-type="string">
            <text:p>+</text:p>
          </table:table-cell>
          <table:table-cell table:style-name="ce10" table:formula="of:=100*[.I64]/[.G64]" office:value-type="float" office:value="24.335993944614">
            <text:p>24,34</text:p>
          </table:table-cell>
          <table:table-cell table:style-name="ce10" table:formula="of:=100*[.J64]/[.H64]" office:value-type="float" office:value="38.2402437329902">
            <text:p>38,24</text:p>
          </table:table-cell>
          <table:table-cell table:style-name="ce10"/>
          <table:table-cell table:style-name="ce4" table:number-columns-repeated="6"/>
          <table:table-cell table:style-name="ce3" table:number-columns-repeated="2"/>
        </table:table-row>
        <table:table-row table:style-name="ro1">
          <table:table-cell table:style-name="ce2" office:value-type="string">
            <text:p>Q14</text:p>
          </table:table-cell>
          <table:table-cell table:style-name="ce4" table:formula="of:=[B100.B261]" office:value-type="time" office:time-value="PT00H00M10.912161S">
            <text:p>00:00:10,91</text:p>
          </table:table-cell>
          <table:table-cell table:style-name="ce4" table:formula="of:=[B100.C261]" office:value-type="time" office:time-value="PT00H00M03.914828S">
            <text:p>00:00:03,91</text:p>
          </table:table-cell>
          <table:table-cell table:style-name="ce4" table:formula="of:=[N100.B171]" office:value-type="time" office:time-value="PT00H00M36.04113S">
            <text:p>00:00:36,04</text:p>
          </table:table-cell>
          <table:table-cell table:style-name="ce4" table:formula="of:=[N100.C171]" office:value-type="time" office:time-value="PT00H00M38.551672S">
            <text:p>00:00:38,55</text:p>
          </table:table-cell>
          <table:table-cell table:style-name="ce6" office:value-type="string">
            <text:p>Q14</text:p>
          </table:table-cell>
          <table:table-cell table:style-name="ce8" table:formula="of:=[.B65]" office:value-type="time" office:time-value="PT00H00M10.912161S">
            <text:p>10,912</text:p>
          </table:table-cell>
          <table:table-cell table:style-name="ce7" table:formula="of:=[.C65]" office:value-type="time" office:time-value="PT00H00M03.914828S">
            <text:p>03,915</text:p>
          </table:table-cell>
          <table:table-cell table:style-name="ce8" table:formula="of:=[.D65]" office:value-type="time" office:time-value="PT00H00M36.04113S">
            <text:p>36,041</text:p>
          </table:table-cell>
          <table:table-cell table:style-name="ce8" table:formula="of:=[.E65]" office:value-type="time" office:time-value="PT00H00M38.551672S">
            <text:p>38,552</text:p>
          </table:table-cell>
          <table:table-cell table:style-name="ce4" office:value-type="string">
            <text:p>-</text:p>
          </table:table-cell>
          <table:table-cell table:style-name="ce10" table:formula="of:=100*[.I65]/[.G65]" office:value-type="float" office:value="330.284074804248">
            <text:p>330,28</text:p>
          </table:table-cell>
          <table:table-cell table:style-name="ce10" table:formula="of:=100*[.J65]/[.H65]" office:value-type="float" office:value="984.760301091134">
            <text:p>984,76</text:p>
          </table:table-cell>
          <table:table-cell table:style-name="ce10"/>
          <table:table-cell table:style-name="ce4" table:number-columns-repeated="6"/>
          <table:table-cell table:style-name="ce3" table:number-columns-repeated="2"/>
        </table:table-row>
        <table:table-row table:style-name="ro1">
          <table:table-cell table:style-name="ce2" office:value-type="string">
            <text:p>Q15</text:p>
          </table:table-cell>
          <table:table-cell table:style-name="ce4" table:formula="of:=[B100.B262]" office:value-type="time" office:time-value="PT00H00M30.87387S">
            <text:p>00:00:30,87</text:p>
          </table:table-cell>
          <table:table-cell table:style-name="ce4" table:formula="of:=[B100.C262]" office:value-type="time" office:time-value="PT00H00M18.711394S">
            <text:p>00:00:18,71</text:p>
          </table:table-cell>
          <table:table-cell table:style-name="ce4" table:formula="of:=[N100.B172]" office:value-type="time" office:time-value="PT00H00M10.316528S">
            <text:p>00:00:10,32</text:p>
          </table:table-cell>
          <table:table-cell table:style-name="ce4" table:formula="of:=[N100.C172]" office:value-type="time" office:time-value="PT00H00M07.989134S">
            <text:p>00:00:07,99</text:p>
          </table:table-cell>
          <table:table-cell table:style-name="ce6" office:value-type="string">
            <text:p>Q15</text:p>
          </table:table-cell>
          <table:table-cell table:style-name="ce8" table:formula="of:=[.B66]" office:value-type="time" office:time-value="PT00H00M30.87387S">
            <text:p>30,874</text:p>
          </table:table-cell>
          <table:table-cell table:style-name="ce8" table:formula="of:=[.C66]" office:value-type="time" office:time-value="PT00H00M18.711394S">
            <text:p>18,711</text:p>
          </table:table-cell>
          <table:table-cell table:style-name="ce8" table:formula="of:=[.D66]" office:value-type="time" office:time-value="PT00H00M10.316528S">
            <text:p>10,317</text:p>
          </table:table-cell>
          <table:table-cell table:style-name="ce7" table:formula="of:=[.E66]" office:value-type="time" office:time-value="PT00H00M07.989134S">
            <text:p>07,989</text:p>
          </table:table-cell>
          <table:table-cell table:style-name="ce4" office:value-type="string">
            <text:p>+</text:p>
          </table:table-cell>
          <table:table-cell table:style-name="ce10" table:formula="of:=100*[.I66]/[.G66]" office:value-type="float" office:value="33.415078835274">
            <text:p>33,42</text:p>
          </table:table-cell>
          <table:table-cell table:style-name="ce10" table:formula="of:=100*[.J66]/[.H66]" office:value-type="float" office:value="42.6966264512414">
            <text:p>42,70</text:p>
          </table:table-cell>
          <table:table-cell table:style-name="ce10"/>
          <table:table-cell table:style-name="ce4" table:number-columns-repeated="6"/>
          <table:table-cell table:style-name="ce3" table:number-columns-repeated="2"/>
        </table:table-row>
        <table:table-row table:style-name="ro1">
          <table:table-cell table:style-name="ce2" office:value-type="string">
            <text:p>Q16</text:p>
          </table:table-cell>
          <table:table-cell table:style-name="ce4" table:formula="of:=[B100.B263]" office:value-type="time" office:time-value="PT00H00M35.489965S">
            <text:p>00:00:35,49</text:p>
          </table:table-cell>
          <table:table-cell table:style-name="ce4" table:formula="of:=[B100.C263]" office:value-type="time" office:time-value="PT00H00M08.654652S">
            <text:p>00:00:08,65</text:p>
          </table:table-cell>
          <table:table-cell table:style-name="ce4" table:formula="of:=[N100.B173]" office:value-type="time" office:time-value="PT00H00M00.584236S">
            <text:p>00:00:00,58</text:p>
          </table:table-cell>
          <table:table-cell table:style-name="ce4" table:formula="of:=[N100.C173]" office:value-type="time" office:time-value="PT00H00M01.96904S">
            <text:p>00:00:01,97</text:p>
          </table:table-cell>
          <table:table-cell table:style-name="ce6" office:value-type="string">
            <text:p>Q16</text:p>
          </table:table-cell>
          <table:table-cell table:style-name="ce8" table:formula="of:=[.B67]" office:value-type="time" office:time-value="PT00H00M35.489965S">
            <text:p>35,490</text:p>
          </table:table-cell>
          <table:table-cell table:style-name="ce8" table:formula="of:=[.C67]" office:value-type="time" office:time-value="PT00H00M08.654652S">
            <text:p>08,655</text:p>
          </table:table-cell>
          <table:table-cell table:style-name="ce7" table:formula="of:=[.D67]" office:value-type="time" office:time-value="PT00H00M00.584236S">
            <text:p>00,584</text:p>
          </table:table-cell>
          <table:table-cell table:style-name="ce8" table:formula="of:=[.E67]" office:value-type="time" office:time-value="PT00H00M01.96904S">
            <text:p>01,969</text:p>
          </table:table-cell>
          <table:table-cell table:style-name="ce4" office:value-type="string">
            <text:p>+</text:p>
          </table:table-cell>
          <table:table-cell table:style-name="ce10" table:formula="of:=100*[.I67]/[.G67]" office:value-type="float" office:value="1.6462005527478">
            <text:p>1,65</text:p>
          </table:table-cell>
          <table:table-cell table:style-name="ce10" table:formula="of:=100*[.J67]/[.H67]" office:value-type="float" office:value="22.7512325163392">
            <text:p>22,75</text:p>
          </table:table-cell>
          <table:table-cell table:style-name="ce10"/>
          <table:table-cell table:style-name="ce4" table:number-columns-repeated="6"/>
          <table:table-cell table:style-name="ce3" table:number-columns-repeated="2"/>
        </table:table-row>
        <table:table-row table:style-name="ro1">
          <table:table-cell table:style-name="ce2" office:value-type="string">
            <text:p>Q17</text:p>
          </table:table-cell>
          <table:table-cell table:style-name="ce4" table:formula="of:=[B100.B264]" office:value-type="time" office:time-value="PT00H01M22.241731S">
            <text:p>00:01:22,24</text:p>
          </table:table-cell>
          <table:table-cell table:style-name="ce4" table:formula="of:=[B100.C264]" office:value-type="time" office:time-value="PT00H05M43.826142S">
            <text:p>00:05:43,83</text:p>
          </table:table-cell>
          <table:table-cell table:style-name="ce4" table:formula="of:=[N100.B174]" office:value-type="time" office:time-value="PT00H00M00.550299S">
            <text:p>00:00:00,55</text:p>
          </table:table-cell>
          <table:table-cell table:style-name="ce4" table:formula="of:=[N100.C174]" office:value-type="time" office:time-value="PT00H00M08.025502S">
            <text:p>00:00:08,03</text:p>
          </table:table-cell>
          <table:table-cell table:style-name="ce6" office:value-type="string">
            <text:p>Q17</text:p>
          </table:table-cell>
          <table:table-cell table:style-name="ce8" table:formula="of:=[.B68]" office:value-type="time" office:time-value="PT00H01M22.241731S">
            <text:p>82,242</text:p>
          </table:table-cell>
          <table:table-cell table:style-name="ce8" table:formula="of:=[.C68]" office:value-type="time" office:time-value="PT00H05M43.826142S">
            <text:p>343,826</text:p>
          </table:table-cell>
          <table:table-cell table:style-name="ce7" table:formula="of:=[.D68]" office:value-type="time" office:time-value="PT00H00M00.550299S">
            <text:p>00,550</text:p>
          </table:table-cell>
          <table:table-cell table:style-name="ce8" table:formula="of:=[.E68]" office:value-type="time" office:time-value="PT00H00M08.025502S">
            <text:p>08,026</text:p>
          </table:table-cell>
          <table:table-cell table:style-name="ce4" office:value-type="string">
            <text:p>+</text:p>
          </table:table-cell>
          <table:table-cell table:style-name="ce10" table:formula="of:=100*[.I68]/[.G68]" office:value-type="float" office:value="0.669123805285665">
            <text:p>0,67</text:p>
          </table:table-cell>
          <table:table-cell table:style-name="ce10" table:formula="of:=100*[.J68]/[.H68]" office:value-type="float" office:value="2.33417446192908">
            <text:p>2,33</text:p>
          </table:table-cell>
          <table:table-cell table:style-name="ce10"/>
          <table:table-cell table:style-name="ce4" table:number-columns-repeated="6"/>
          <table:table-cell table:style-name="ce3" table:number-columns-repeated="2"/>
        </table:table-row>
        <table:table-row table:style-name="ro1">
          <table:table-cell table:style-name="ce2" office:value-type="string">
            <text:p>Gesamt</text:p>
          </table:table-cell>
          <table:table-cell table:style-name="ce4" table:formula="of:=[B100.B265]" office:value-type="time" office:time-value="PT02H01M02.887857S">
            <text:p>02:01:02,89</text:p>
          </table:table-cell>
          <table:table-cell table:style-name="ce4" table:formula="of:=[B100.C265]" office:value-type="time" office:time-value="PT03H07M15.581427S">
            <text:p>03:07:15,58</text:p>
          </table:table-cell>
          <table:table-cell table:style-name="ce4" table:formula="of:=[N100.B175]" office:value-type="time" office:time-value="PT00H58M23.428885S">
            <text:p>00:58:23,43</text:p>
          </table:table-cell>
          <table:table-cell table:style-name="ce4" table:formula="of:=[N100.C175]" office:value-type="time" office:time-value="PT00H42M01.481396S">
            <text:p>00:42:01,48</text:p>
          </table:table-cell>
          <table:table-cell table:style-name="ce6" office:value-type="string">
            <text:p>Gesamt</text:p>
          </table:table-cell>
          <table:table-cell table:style-name="ce8" table:formula="of:=[.B69]" office:value-type="time" office:time-value="PT02H01M02.887857S">
            <text:p>7262,888</text:p>
          </table:table-cell>
          <table:table-cell table:style-name="ce8" table:formula="of:=[.C69]" office:value-type="time" office:time-value="PT03H07M15.581427S">
            <text:p>11235,581</text:p>
          </table:table-cell>
          <table:table-cell table:style-name="ce8" table:formula="of:=[.D69]" office:value-type="time" office:time-value="PT00H58M23.428885S">
            <text:p>3503,429</text:p>
          </table:table-cell>
          <table:table-cell table:style-name="ce7" table:formula="of:=[.E69]" office:value-type="time" office:time-value="PT00H42M01.481396S">
            <text:p>2521,481</text:p>
          </table:table-cell>
          <table:table-cell table:style-name="ce4" office:value-type="string">
            <text:p>+</text:p>
          </table:table-cell>
          <table:table-cell table:style-name="ce10" table:formula="of:=100*[.I69]/[.G69]" office:value-type="float" office:value="48.2374085071874">
            <text:p>48,24</text:p>
          </table:table-cell>
          <table:table-cell table:style-name="ce10" table:formula="of:=100*[.J69]/[.H69]" office:value-type="float" office:value="22.4419306858538">
            <text:p>22,44</text:p>
          </table:table-cell>
          <table:table-cell table:style-name="ce10"/>
          <table:table-cell table:style-name="ce4" table:number-columns-repeated="6"/>
          <table:table-cell table:style-name="ce3" table:number-columns-repeated="2"/>
        </table:table-row>
        <table:table-row table:style-name="ro1">
          <table:table-cell table:style-name="ce2"/>
          <table:table-cell table:style-name="ce5" table:number-columns-repeated="4"/>
          <table:table-cell table:style-name="ce2"/>
          <table:table-cell table:style-name="ce9" table:number-columns-repeated="4"/>
          <table:table-cell table:style-name="ce4" table:number-columns-repeated="10"/>
          <table:table-cell table:style-name="ce3" table:number-columns-repeated="2"/>
        </table:table-row>
        <table:table-row table:style-name="ro1" table:number-rows-repeated="45">
          <table:table-cell table:style-name="ce2"/>
          <table:table-cell table:style-name="ce3"/>
          <table:table-cell table:style-name="ce4" table:number-columns-repeated="3"/>
          <table:table-cell table:style-name="ce6"/>
          <table:table-cell table:style-name="ce4" table:number-columns-repeated="14"/>
          <table:table-cell table:style-name="ce3" table:number-columns-repeated="2"/>
        </table:table-row>
        <table:table-row table:style-name="ro1">
          <table:table-cell table:style-name="ce2"/>
          <table:table-cell table:style-name="ce3"/>
          <table:table-cell table:style-name="ce4" table:number-columns-repeated="2"/>
          <table:table-cell table:style-name="ce3"/>
          <table:table-cell table:style-name="ce2"/>
          <table:table-cell table:style-name="ce3" table:number-columns-repeated="2"/>
          <table:table-cell table:style-name="ce4" table:number-columns-repeated="2"/>
          <table:table-cell table:style-name="ce3" table:number-columns-repeated="12"/>
        </table:table-row>
        <table:table-row table:style-name="ro1" table:number-rows-repeated="3">
          <table:table-cell table:style-name="ce2"/>
          <table:table-cell table:style-name="ce3" table:number-columns-repeated="4"/>
          <table:table-cell table:style-name="ce2"/>
          <table:table-cell table:style-name="ce3" table:number-columns-repeated="16"/>
        </table:table-row>
        <table:table-row table:style-name="ro1">
          <table:table-cell table:style-name="ce2"/>
          <table:table-cell table:style-name="ce3" table:number-columns-repeated="4"/>
          <table:table-cell table:style-name="ce2"/>
          <table:table-cell table:style-name="ce3" table:number-columns-repeated="8"/>
          <table:table-cell table:style-name="ce11"/>
          <table:table-cell table:style-name="ce3" table:number-columns-repeated="7"/>
        </table:table-row>
        <table:table-row table:style-name="ro1" table:number-rows-repeated="2">
          <table:table-cell table:style-name="ce2"/>
          <table:table-cell table:style-name="ce3" table:number-columns-repeated="4"/>
          <table:table-cell table:style-name="ce2"/>
          <table:table-cell table:style-name="ce3" table:number-columns-repeated="16"/>
        </table:table-row>
        <table:table-row table:style-name="ro1" table:number-rows-repeated="57">
          <table:table-cell table:style-name="ce2"/>
          <table:table-cell table:style-name="ce3"/>
          <table:table-cell table:style-name="ce4" table:number-columns-repeated="3"/>
          <table:table-cell table:style-name="ce6"/>
          <table:table-cell table:style-name="ce4" table:number-columns-repeated="12"/>
          <table:table-cell table:style-name="ce3" table:number-columns-repeated="4"/>
        </table:table-row>
        <table:table-row table:style-name="ro1" table:number-rows-repeated="2">
          <table:table-cell table:style-name="ce2"/>
          <table:table-cell table:style-name="ce3" table:number-columns-repeated="4"/>
          <table:table-cell table:style-name="ce2"/>
          <table:table-cell table:style-name="ce3" table:number-columns-repeated="16"/>
        </table:table-row>
        <table:table-row table:style-name="ro1">
          <table:table-cell/>
          <table:table-cell table:style-name="ce3" table:number-columns-repeated="4"/>
          <table:table-cell table:style-name="ce2"/>
          <table:table-cell table:style-name="ce3" table:number-columns-repeated="14"/>
          <table:table-cell table:number-columns-repeated="2"/>
        </table:table-row>
        <table:table-row table:style-name="ro1">
          <table:table-cell table:style-name="ce2"/>
          <table:table-cell table:style-name="ce3" table:number-columns-repeated="4"/>
          <table:table-cell table:style-name="ce2"/>
          <table:table-cell table:style-name="ce3" table:number-columns-repeated="14"/>
          <table:table-cell table:number-columns-repeated="2"/>
        </table:table-row>
        <table:table-row table:style-name="ro1">
          <table:table-cell table:style-name="ce2"/>
          <table:table-cell table:style-name="ce3" table:number-columns-repeated="4"/>
          <table:table-cell table:style-name="ce2"/>
          <table:table-cell table:style-name="ce3" table:number-columns-repeated="7"/>
          <table:table-cell table:style-name="ce11"/>
          <table:table-cell table:style-name="ce3" table:number-columns-repeated="6"/>
          <table:table-cell table:number-columns-repeated="2"/>
        </table:table-row>
        <table:table-row table:style-name="ro1">
          <table:table-cell table:style-name="ce2"/>
          <table:table-cell table:style-name="ce3" table:number-columns-repeated="4"/>
          <table:table-cell table:style-name="ce2"/>
          <table:table-cell table:style-name="ce3" table:number-columns-repeated="14"/>
          <table:table-cell table:number-columns-repeated="2"/>
        </table:table-row>
        <table:table-row table:style-name="ro1" table:number-rows-repeated="17">
          <table:table-cell table:style-name="ce2"/>
          <table:table-cell table:style-name="ce3"/>
          <table:table-cell table:style-name="ce4" table:number-columns-repeated="3"/>
          <table:table-cell table:style-name="ce6"/>
          <table:table-cell table:style-name="ce3" table:number-columns-repeated="2"/>
          <table:table-cell table:style-name="ce4" table:number-columns-repeated="4"/>
          <table:table-cell table:style-name="ce3" table:number-columns-repeated="2"/>
          <table:table-cell table:style-name="ce4" table:number-columns-repeated="4"/>
          <table:table-cell table:style-name="ce3" table:number-columns-repeated="2"/>
          <table:table-cell table:number-columns-repeated="2"/>
        </table:table-row>
        <table:table-row table:style-name="ro1" table:number-rows-repeated="2">
          <table:table-cell/>
          <table:table-cell table:style-name="ce3"/>
          <table:table-cell table:style-name="ce4" table:number-columns-repeated="3"/>
          <table:table-cell table:style-name="ce6"/>
          <table:table-cell table:style-name="ce3" table:number-columns-repeated="2"/>
          <table:table-cell table:style-name="ce4" table:number-columns-repeated="4"/>
          <table:table-cell table:style-name="ce3" table:number-columns-repeated="2"/>
          <table:table-cell table:style-name="ce4" table:number-columns-repeated="4"/>
          <table:table-cell table:style-name="ce3" table:number-columns-repeated="2"/>
          <table:table-cell table:number-columns-repeated="2"/>
        </table:table-row>
        <table:table-row table:style-name="ro1" table:number-rows-repeated="4">
          <table:table-cell/>
          <table:table-cell table:style-name="ce3" table:number-columns-repeated="4"/>
          <table:table-cell table:style-name="ce2"/>
          <table:table-cell table:style-name="ce3" table:number-columns-repeated="14"/>
          <table:table-cell table:number-columns-repeated="2"/>
        </table:table-row>
        <table:table-row table:style-name="ro1" table:number-rows-repeated="65327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Entwicklung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" table:number-columns-repeated="3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number-columns-repeated="2"/>
          <table:table-cell table:style-name="Default" office:value-type="string">
            <text:p>Berlin MOD</text:p>
          </table:table-cell>
          <table:table-cell table:style-name="Default" table:number-columns-repeated="5"/>
          <table:table-cell table:style-name="Default" office:value-type="string">
            <text:p>Berlin MOD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OBA</text:p>
          </table:table-cell>
          <table:table-cell table:style-name="Default" table:number-columns-repeated="5"/>
          <table:table-cell table:style-name="Default" office:value-type="string">
            <text:p>TBA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<text:s/>0.05 </text:p>
          </table:table-cell>
          <table:table-cell table:style-name="Default" office:value-type="string">
            <text:p><text:s/>0.2 </text:p>
          </table:table-cell>
          <table:table-cell table:style-name="ce13" office:value-type="string">
            <text:p><text:s/>1.0 </text:p>
          </table:table-cell>
          <table:table-cell table:style-name="Default" table:number-columns-repeated="3"/>
          <table:table-cell table:style-name="Default" office:value-type="string">
            <text:p><text:s/>0.05 </text:p>
          </table:table-cell>
          <table:table-cell table:style-name="Default" office:value-type="string">
            <text:p><text:s/>0.2 </text:p>
          </table:table-cell>
          <table:table-cell table:style-name="ce13" office:value-type="string">
            <text:p><text:s/>1.0 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[B005.C191]" office:value-type="time" office:time-value="PT00H00M00.085933S">
            <text:p>00,086</text:p>
          </table:table-cell>
          <table:table-cell table:formula="of:=[B020.C191]" office:value-type="time" office:time-value="PT00H00M00.146245S">
            <text:p>00,146</text:p>
          </table:table-cell>
          <table:table-cell table:formula="of:=[B100.C191]" office:value-type="time" office:time-value="PT00H00M00.225523S">
            <text:p>00,226</text:p>
          </table:table-cell>
          <table:table-cell/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[B005.D191]" office:value-type="time" office:time-value="PT00H00M00.100238S">
            <text:p>00,100</text:p>
          </table:table-cell>
          <table:table-cell table:formula="of:=[B020.D191]" office:value-type="time" office:time-value="PT00H00M00.123411S">
            <text:p>00,123</text:p>
          </table:table-cell>
          <table:table-cell table:formula="of:=[B100.D191]" office:value-type="time" office:time-value="PT00H00M00.165618S">
            <text:p>00,166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192]" office:value-type="time" office:time-value="PT00H00M00.02S">
            <text:p>00,020</text:p>
          </table:table-cell>
          <table:table-cell table:formula="of:=[B020.C192]" office:value-type="time" office:time-value="PT00H00M00.01S">
            <text:p>00,010</text:p>
          </table:table-cell>
          <table:table-cell table:formula="of:=[B100.C192]" office:value-type="time" office:time-value="PT00H00M00.01S">
            <text:p>00,010</text:p>
          </table:table-cell>
          <table:table-cell table:number-columns-repeated="2"/>
          <table:table-cell office:value-type="string">
            <text:p>cpu</text:p>
          </table:table-cell>
          <table:table-cell table:formula="of:=[B005.D192]" office:value-type="time" office:time-value="PT00H00M00S">
            <text:p>00,000</text:p>
          </table:table-cell>
          <table:table-cell table:formula="of:=[B020.D192]" office:value-type="time" office:time-value="PT00H00M00.01S">
            <text:p>00,010</text:p>
          </table:table-cell>
          <table:table-cell table:formula="of:=[B100.D192]" office:value-type="time" office:time-value="PT00H00M00.01S">
            <text:p>00,01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193]" office:value-type="time" office:time-value="PT00H00M00.014564S">
            <text:p>00,015</text:p>
          </table:table-cell>
          <table:table-cell table:formula="of:=[B020.C193]" office:value-type="time" office:time-value="PT00H00M00.009746S">
            <text:p>00,010</text:p>
          </table:table-cell>
          <table:table-cell table:formula="of:=[B100.C193]" office:value-type="time" office:time-value="PT00H00M00.00891S">
            <text:p>00,009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193]" office:value-type="time" office:time-value="PT00H00M00.017269S">
            <text:p>00,017</text:p>
          </table:table-cell>
          <table:table-cell table:formula="of:=[B020.D193]" office:value-type="time" office:time-value="PT00H00M00.018158S">
            <text:p>00,018</text:p>
          </table:table-cell>
          <table:table-cell table:formula="of:=[B100.D193]" office:value-type="time" office:time-value="PT00H00M00.016921S">
            <text:p>00,017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[B005.C194]" office:value-type="time" office:time-value="PT00H00M00.002581S">
            <text:p>00,003</text:p>
          </table:table-cell>
          <table:table-cell table:formula="of:=[B020.C194]" office:value-type="time" office:time-value="PT00H00M00.003133S">
            <text:p>00,003</text:p>
          </table:table-cell>
          <table:table-cell table:formula="of:=[B100.C194]" office:value-type="time" office:time-value="PT00H00M00.00487S">
            <text:p>00,005</text:p>
          </table:table-cell>
          <table:table-cell/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[B005.D194]" office:value-type="time" office:time-value="PT00H00M00.002433S">
            <text:p>00,002</text:p>
          </table:table-cell>
          <table:table-cell table:formula="of:=[B020.D194]" office:value-type="time" office:time-value="PT00H00M00.00291S">
            <text:p>00,003</text:p>
          </table:table-cell>
          <table:table-cell table:formula="of:=[B100.D194]" office:value-type="time" office:time-value="PT00H00M00.003947S">
            <text:p>00,004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195]" office:value-type="time" office:time-value="PT00H00M00S">
            <text:p>00,000</text:p>
          </table:table-cell>
          <table:table-cell table:formula="of:=[B020.C195]" office:value-type="time" office:time-value="PT00H00M00.01S">
            <text:p>00,010</text:p>
          </table:table-cell>
          <table:table-cell table:formula="of:=[B100.C195]" office:value-type="time" office:time-value="PT00H00M00S">
            <text:p>00,000</text:p>
          </table:table-cell>
          <table:table-cell table:number-columns-repeated="2"/>
          <table:table-cell office:value-type="string">
            <text:p>cpu</text:p>
          </table:table-cell>
          <table:table-cell table:formula="of:=[B005.D195]" office:value-type="time" office:time-value="PT00H00M00S">
            <text:p>00,000</text:p>
          </table:table-cell>
          <table:table-cell table:formula="of:=[B020.D195]" office:value-type="time" office:time-value="PT00H00M00.01S">
            <text:p>00,010</text:p>
          </table:table-cell>
          <table:table-cell table:formula="of:=[B100.D195]" office:value-type="time" office:time-value="PT00H00M00S">
            <text:p>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196]" office:value-type="time" office:time-value="PT00H00M00.000064S">
            <text:p>00,000</text:p>
          </table:table-cell>
          <table:table-cell table:formula="of:=[B020.C196]" office:value-type="time" office:time-value="PT00H00M00.000063S">
            <text:p>00,000</text:p>
          </table:table-cell>
          <table:table-cell table:formula="of:=[B100.C196]" office:value-type="time" office:time-value="PT00H00M00.000069S">
            <text:p>00,000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196]" office:value-type="time" office:time-value="PT00H00M00.000069S">
            <text:p>00,000</text:p>
          </table:table-cell>
          <table:table-cell table:formula="of:=[B020.D196]" office:value-type="time" office:time-value="PT00H00M00.000064S">
            <text:p>00,000</text:p>
          </table:table-cell>
          <table:table-cell table:formula="of:=[B100.D196]" office:value-type="time" office:time-value="PT00H00M00.000067S">
            <text:p>00,000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[B005.C197]" office:value-type="time" office:time-value="PT00H00M00.346434S">
            <text:p>00,346</text:p>
          </table:table-cell>
          <table:table-cell table:formula="of:=[B020.C197]" office:value-type="time" office:time-value="PT00H00M00.456397S">
            <text:p>00,456</text:p>
          </table:table-cell>
          <table:table-cell table:formula="of:=[B100.C197]" office:value-type="time" office:time-value="PT00H00M00.745211S">
            <text:p>00,745</text:p>
          </table:table-cell>
          <table:table-cell/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[B005.D197]" office:value-type="time" office:time-value="PT00H00M00.345141S">
            <text:p>00,345</text:p>
          </table:table-cell>
          <table:table-cell table:formula="of:=[B020.D197]" office:value-type="time" office:time-value="PT00H00M00.522999S">
            <text:p>00,523</text:p>
          </table:table-cell>
          <table:table-cell table:formula="of:=[B100.D197]" office:value-type="time" office:time-value="PT00H00M00.845242S">
            <text:p>00,845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198]" office:value-type="time" office:time-value="PT00H00M00.01S">
            <text:p>00,010</text:p>
          </table:table-cell>
          <table:table-cell table:formula="of:=[B020.C198]" office:value-type="time" office:time-value="PT00H00M00.03S">
            <text:p>00,030</text:p>
          </table:table-cell>
          <table:table-cell table:formula="of:=[B100.C198]" office:value-type="time" office:time-value="PT00H00M00.08S">
            <text:p>00,080</text:p>
          </table:table-cell>
          <table:table-cell table:number-columns-repeated="2"/>
          <table:table-cell office:value-type="string">
            <text:p>cpu</text:p>
          </table:table-cell>
          <table:table-cell table:formula="of:=[B005.D198]" office:value-type="time" office:time-value="PT00H00M00.02S">
            <text:p>00,020</text:p>
          </table:table-cell>
          <table:table-cell table:formula="of:=[B020.D198]" office:value-type="time" office:time-value="PT00H00M00.03S">
            <text:p>00,030</text:p>
          </table:table-cell>
          <table:table-cell table:formula="of:=[B100.D198]" office:value-type="time" office:time-value="PT00H00M00.04S">
            <text:p>00,04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199]" office:value-type="time" office:time-value="PT00H00M00.04602S">
            <text:p>00,046</text:p>
          </table:table-cell>
          <table:table-cell table:formula="of:=[B020.C199]" office:value-type="time" office:time-value="PT00H00M00.054348S">
            <text:p>00,054</text:p>
          </table:table-cell>
          <table:table-cell table:formula="of:=[B100.C199]" office:value-type="time" office:time-value="PT00H00M00.048415S">
            <text:p>00,048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199]" office:value-type="time" office:time-value="PT00H00M00.036669S">
            <text:p>00,037</text:p>
          </table:table-cell>
          <table:table-cell table:formula="of:=[B020.D199]" office:value-type="time" office:time-value="PT00H00M00.088098S">
            <text:p>00,088</text:p>
          </table:table-cell>
          <table:table-cell table:formula="of:=[B100.D199]" office:value-type="time" office:time-value="PT00H00M00.041569S">
            <text:p>00,042</text:p>
          </table:table-cell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[B005.C200]" office:value-type="time" office:time-value="PT00H00M09.105469S">
            <text:p>09,105</text:p>
          </table:table-cell>
          <table:table-cell table:formula="of:=[B020.C200]" office:value-type="time" office:time-value="PT00H00M32.832401S">
            <text:p>32,832</text:p>
          </table:table-cell>
          <table:table-cell table:formula="of:=[B100.C200]" office:value-type="time" office:time-value="PT00H02M29.167346S">
            <text:p>149,167</text:p>
          </table:table-cell>
          <table:table-cell/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[B005.D200]" office:value-type="time" office:time-value="PT00H00M15.402766S">
            <text:p>15,403</text:p>
          </table:table-cell>
          <table:table-cell table:formula="of:=[B020.D200]" office:value-type="time" office:time-value="PT00H01M20.88076S">
            <text:p>80,881</text:p>
          </table:table-cell>
          <table:table-cell table:formula="of:=[B100.D200]" office:value-type="time" office:time-value="PT00H07M07.58311S">
            <text:p>427,583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01]" office:value-type="time" office:time-value="PT00H00M01.09S">
            <text:p>01,090</text:p>
          </table:table-cell>
          <table:table-cell table:formula="of:=[B020.C201]" office:value-type="time" office:time-value="PT00H00M08.58S">
            <text:p>08,580</text:p>
          </table:table-cell>
          <table:table-cell table:formula="of:=[B100.C201]" office:value-type="time" office:time-value="PT00H00M49.42999S">
            <text:p>49,430</text:p>
          </table:table-cell>
          <table:table-cell table:number-columns-repeated="2"/>
          <table:table-cell office:value-type="string">
            <text:p>cpu</text:p>
          </table:table-cell>
          <table:table-cell table:formula="of:=[B005.D201]" office:value-type="time" office:time-value="PT00H00M01.26S">
            <text:p>01,260</text:p>
          </table:table-cell>
          <table:table-cell table:formula="of:=[B020.D201]" office:value-type="time" office:time-value="PT00H00M06.69S">
            <text:p>06,690</text:p>
          </table:table-cell>
          <table:table-cell table:formula="of:=[B100.D201]" office:value-type="time" office:time-value="PT00H00M30.93S">
            <text:p>30,93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02]" office:value-type="time" office:time-value="PT00H00M00.121757S">
            <text:p>00,122</text:p>
          </table:table-cell>
          <table:table-cell table:formula="of:=[B020.C202]" office:value-type="time" office:time-value="PT00H00M00.116604S">
            <text:p>00,117</text:p>
          </table:table-cell>
          <table:table-cell table:formula="of:=[B100.C202]" office:value-type="time" office:time-value="PT00H00M00.155284S">
            <text:p>00,155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02]" office:value-type="time" office:time-value="PT00H00M00.067102S">
            <text:p>00,067</text:p>
          </table:table-cell>
          <table:table-cell table:formula="of:=[B020.D202]" office:value-type="time" office:time-value="PT00H00M00.105989S">
            <text:p>00,106</text:p>
          </table:table-cell>
          <table:table-cell table:formula="of:=[B100.D202]" office:value-type="time" office:time-value="PT00H00M00.071692S">
            <text:p>00,072</text:p>
          </table:table-cell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[B005.C203]" office:value-type="time" office:time-value="PT00H00M01.075687S">
            <text:p>01,076</text:p>
          </table:table-cell>
          <table:table-cell table:formula="of:=[B020.C203]" office:value-type="time" office:time-value="PT00H00M01.538758S">
            <text:p>01,539</text:p>
          </table:table-cell>
          <table:table-cell table:formula="of:=[B100.C203]" office:value-type="time" office:time-value="PT00H00M03.028863S">
            <text:p>03,029</text:p>
          </table:table-cell>
          <table:table-cell/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[B005.D203]" office:value-type="time" office:time-value="PT00H00M01.622664S">
            <text:p>01,623</text:p>
          </table:table-cell>
          <table:table-cell table:formula="of:=[B020.D203]" office:value-type="time" office:time-value="PT00H00M02.824061S">
            <text:p>02,824</text:p>
          </table:table-cell>
          <table:table-cell table:formula="of:=[B100.D203]" office:value-type="time" office:time-value="PT00H00M05.820977S">
            <text:p>05,821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04]" office:value-type="time" office:time-value="PT00H00M00.52S">
            <text:p>00,520</text:p>
          </table:table-cell>
          <table:table-cell table:formula="of:=[B020.C204]" office:value-type="time" office:time-value="PT00H00M01.0899S">
            <text:p>01,090</text:p>
          </table:table-cell>
          <table:table-cell table:formula="of:=[B100.C204]" office:value-type="time" office:time-value="PT00H00M02.2S">
            <text:p>02,200</text:p>
          </table:table-cell>
          <table:table-cell table:number-columns-repeated="2"/>
          <table:table-cell office:value-type="string">
            <text:p>cpu</text:p>
          </table:table-cell>
          <table:table-cell table:formula="of:=[B005.D204]" office:value-type="time" office:time-value="PT00H00M00.98S">
            <text:p>00,980</text:p>
          </table:table-cell>
          <table:table-cell table:formula="of:=[B020.D204]" office:value-type="time" office:time-value="PT00H00M02.2S">
            <text:p>02,200</text:p>
          </table:table-cell>
          <table:table-cell table:formula="of:=[B100.D204]" office:value-type="time" office:time-value="PT00H00M04.9S">
            <text:p>04,9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05]" office:value-type="time" office:time-value="PT00H00M00.236736S">
            <text:p>00,237</text:p>
          </table:table-cell>
          <table:table-cell table:formula="of:=[B020.C205]" office:value-type="time" office:time-value="PT00H00M00.204614S">
            <text:p>00,205</text:p>
          </table:table-cell>
          <table:table-cell table:formula="of:=[B100.C205]" office:value-type="time" office:time-value="PT00H00M00.249389S">
            <text:p>00,249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05]" office:value-type="time" office:time-value="PT00H00M00.228097S">
            <text:p>00,228</text:p>
          </table:table-cell>
          <table:table-cell table:formula="of:=[B020.D205]" office:value-type="time" office:time-value="PT00H00M00.256774S">
            <text:p>00,257</text:p>
          </table:table-cell>
          <table:table-cell table:formula="of:=[B100.D205]" office:value-type="time" office:time-value="PT00H00M00.265789S">
            <text:p>00,266</text:p>
          </table:table-cell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[B005.C206]" office:value-type="time" office:time-value="PT00H00M16.781387S">
            <text:p>16,781</text:p>
          </table:table-cell>
          <table:table-cell table:formula="of:=[B020.C206]" office:value-type="time" office:time-value="PT00H01M10.266371S">
            <text:p>70,266</text:p>
          </table:table-cell>
          <table:table-cell table:formula="of:=[B100.C206]" office:value-type="time" office:time-value="PT00H24M23.213585S">
            <text:p>1463,214</text:p>
          </table:table-cell>
          <table:table-cell/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[B005.D206]" office:value-type="time" office:time-value="PT00H00M14.934493S">
            <text:p>14,934</text:p>
          </table:table-cell>
          <table:table-cell table:formula="of:=[B020.D206]" office:value-type="time" office:time-value="PT00H02M00.294329S">
            <text:p>120,294</text:p>
          </table:table-cell>
          <table:table-cell table:formula="of:=[B100.D206]" office:value-type="time" office:time-value="PT01H25M10.613384S">
            <text:p>5110,613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07]" office:value-type="time" office:time-value="PT00H00M16.6S">
            <text:p>16,600</text:p>
          </table:table-cell>
          <table:table-cell table:formula="of:=[B020.C207]" office:value-type="time" office:time-value="PT00H01M10.1S">
            <text:p>70,100</text:p>
          </table:table-cell>
          <table:table-cell table:formula="of:=[B100.C207]" office:value-type="time" office:time-value="PT00H24M22.08S">
            <text:p>1462,080</text:p>
          </table:table-cell>
          <table:table-cell table:number-columns-repeated="2"/>
          <table:table-cell office:value-type="string">
            <text:p>cpu</text:p>
          </table:table-cell>
          <table:table-cell table:formula="of:=[B005.D207]" office:value-type="time" office:time-value="PT00H00M14.05S">
            <text:p>14,050</text:p>
          </table:table-cell>
          <table:table-cell table:formula="of:=[B020.D207]" office:value-type="time" office:time-value="PT00H01M58.85S">
            <text:p>118,850</text:p>
          </table:table-cell>
          <table:table-cell table:formula="of:=[B100.D207]" office:value-type="time" office:time-value="PT01H25M03.719999S">
            <text:p>5103,72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08]" office:value-type="time" office:time-value="PT00H00M00.012975S">
            <text:p>00,013</text:p>
          </table:table-cell>
          <table:table-cell table:formula="of:=[B020.C208]" office:value-type="time" office:time-value="PT00H00M00.018334S">
            <text:p>00,018</text:p>
          </table:table-cell>
          <table:table-cell table:formula="of:=[B100.C208]" office:value-type="time" office:time-value="PT00H00M00.024362S">
            <text:p>00,024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08]" office:value-type="time" office:time-value="PT00H00M00.57972S">
            <text:p>00,580</text:p>
          </table:table-cell>
          <table:table-cell table:formula="of:=[B020.D208]" office:value-type="time" office:time-value="PT00H00M00.18846S">
            <text:p>00,188</text:p>
          </table:table-cell>
          <table:table-cell table:formula="of:=[B100.D208]" office:value-type="time" office:time-value="PT00H00M05.646606S">
            <text:p>05,647</text:p>
          </table:table-cell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[B005.C209]" office:value-type="time" office:time-value="PT00H00M02.996236S">
            <text:p>02,996</text:p>
          </table:table-cell>
          <table:table-cell table:formula="of:=[B020.C209]" office:value-type="time" office:time-value="PT00H00M14.478534S">
            <text:p>14,479</text:p>
          </table:table-cell>
          <table:table-cell table:formula="of:=[B100.C209]" office:value-type="time" office:time-value="PT00H01M24.659909S">
            <text:p>84,660</text:p>
          </table:table-cell>
          <table:table-cell/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[B005.D209]" office:value-type="time" office:time-value="PT00H00M03.006762S">
            <text:p>03,007</text:p>
          </table:table-cell>
          <table:table-cell table:formula="of:=[B020.D209]" office:value-type="time" office:time-value="PT00H00M10.423122S">
            <text:p>10,423</text:p>
          </table:table-cell>
          <table:table-cell table:formula="of:=[B100.D209]" office:value-type="time" office:time-value="PT00H00M50.574807S">
            <text:p>50,575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10]" office:value-type="time" office:time-value="PT00H00M01.59S">
            <text:p>01,590</text:p>
          </table:table-cell>
          <table:table-cell table:formula="of:=[B020.C210]" office:value-type="time" office:time-value="PT00H00M12.25S">
            <text:p>12,250</text:p>
          </table:table-cell>
          <table:table-cell table:formula="of:=[B100.C210]" office:value-type="time" office:time-value="PT00H01M06.27S">
            <text:p>66,270</text:p>
          </table:table-cell>
          <table:table-cell table:number-columns-repeated="2"/>
          <table:table-cell office:value-type="string">
            <text:p>cpu</text:p>
          </table:table-cell>
          <table:table-cell table:formula="of:=[B005.D210]" office:value-type="time" office:time-value="PT00H00M01.51S">
            <text:p>01,510</text:p>
          </table:table-cell>
          <table:table-cell table:formula="of:=[B020.D210]" office:value-type="time" office:time-value="PT00H00M07.82S">
            <text:p>07,820</text:p>
          </table:table-cell>
          <table:table-cell table:formula="of:=[B100.D210]" office:value-type="time" office:time-value="PT00H00M35.49S">
            <text:p>35,49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11]" office:value-type="time" office:time-value="PT00H00M00.141603S">
            <text:p>00,142</text:p>
          </table:table-cell>
          <table:table-cell table:formula="of:=[B020.C211]" office:value-type="time" office:time-value="PT00H00M00.104936S">
            <text:p>00,105</text:p>
          </table:table-cell>
          <table:table-cell table:formula="of:=[B100.C211]" office:value-type="time" office:time-value="PT00H00M00.1175S">
            <text:p>00,118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11]" office:value-type="time" office:time-value="PT00H00M00.134638S">
            <text:p>00,135</text:p>
          </table:table-cell>
          <table:table-cell table:formula="of:=[B020.D211]" office:value-type="time" office:time-value="PT00H00M00.185508S">
            <text:p>00,186</text:p>
          </table:table-cell>
          <table:table-cell table:formula="of:=[B100.D211]" office:value-type="time" office:time-value="PT00H00M00.127057S">
            <text:p>00,127</text:p>
          </table:table-cell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[B005.C212]" office:value-type="time" office:time-value="PT00H00M00.345611S">
            <text:p>00,346</text:p>
          </table:table-cell>
          <table:table-cell table:formula="of:=[B020.C212]" office:value-type="time" office:time-value="PT00H00M00.434592S">
            <text:p>00,435</text:p>
          </table:table-cell>
          <table:table-cell table:formula="of:=[B100.C212]" office:value-type="time" office:time-value="PT00H00M00.890243S">
            <text:p>00,890</text:p>
          </table:table-cell>
          <table:table-cell/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[B005.D212]" office:value-type="time" office:time-value="PT00H00M00.423559S">
            <text:p>00,424</text:p>
          </table:table-cell>
          <table:table-cell table:formula="of:=[B020.D212]" office:value-type="time" office:time-value="PT00H00M00.445761S">
            <text:p>00,446</text:p>
          </table:table-cell>
          <table:table-cell table:formula="of:=[B100.D212]" office:value-type="time" office:time-value="PT00H00M00.557139S">
            <text:p>00,557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13]" office:value-type="time" office:time-value="PT00H00M00.24S">
            <text:p>00,240</text:p>
          </table:table-cell>
          <table:table-cell table:formula="of:=[B020.C213]" office:value-type="time" office:time-value="PT00H00M00.29S">
            <text:p>00,290</text:p>
          </table:table-cell>
          <table:table-cell table:formula="of:=[B100.C213]" office:value-type="time" office:time-value="PT00H00M00.53S">
            <text:p>00,530</text:p>
          </table:table-cell>
          <table:table-cell table:number-columns-repeated="2"/>
          <table:table-cell office:value-type="string">
            <text:p>cpu</text:p>
          </table:table-cell>
          <table:table-cell table:formula="of:=[B005.D213]" office:value-type="time" office:time-value="PT00H00M00.25S">
            <text:p>00,250</text:p>
          </table:table-cell>
          <table:table-cell table:formula="of:=[B020.D213]" office:value-type="time" office:time-value="PT00H00M00.3S">
            <text:p>00,300</text:p>
          </table:table-cell>
          <table:table-cell table:formula="of:=[B100.D213]" office:value-type="time" office:time-value="PT00H00M00.4S">
            <text:p>00,4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14]" office:value-type="time" office:time-value="PT00H00M00.034852S">
            <text:p>00,035</text:p>
          </table:table-cell>
          <table:table-cell table:formula="of:=[B020.C214]" office:value-type="time" office:time-value="PT00H00M00.039177S">
            <text:p>00,039</text:p>
          </table:table-cell>
          <table:table-cell table:formula="of:=[B100.C214]" office:value-type="time" office:time-value="PT00H00M00.066417S">
            <text:p>00,066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14]" office:value-type="time" office:time-value="PT00H00M00.069638S">
            <text:p>00,070</text:p>
          </table:table-cell>
          <table:table-cell table:formula="of:=[B020.D214]" office:value-type="time" office:time-value="PT00H00M00.032306S">
            <text:p>00,032</text:p>
          </table:table-cell>
          <table:table-cell table:formula="of:=[B100.D214]" office:value-type="time" office:time-value="PT00H00M00.03892S">
            <text:p>00,039</text:p>
          </table:table-cell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[B005.C215]" office:value-type="time" office:time-value="PT00H01M39.374999S">
            <text:p>99,375</text:p>
          </table:table-cell>
          <table:table-cell table:formula="of:=[B020.C215]" office:value-type="time" office:time-value="PT00H03M57.581004S">
            <text:p>237,581</text:p>
          </table:table-cell>
          <table:table-cell table:formula="of:=[B100.C215]" office:value-type="time" office:time-value="PT00H13M50.252692S">
            <text:p>830,253</text:p>
          </table:table-cell>
          <table:table-cell/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[B005.D215]" office:value-type="time" office:time-value="PT00H03M13.928742S">
            <text:p>193,929</text:p>
          </table:table-cell>
          <table:table-cell table:formula="of:=[B020.D215]" office:value-type="time" office:time-value="PT00H08M05.997783S">
            <text:p>485,998</text:p>
          </table:table-cell>
          <table:table-cell table:formula="of:=[B100.D215]" office:value-type="time" office:time-value="PT00H52M33.720372S">
            <text:p>3153,72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16]" office:value-type="time" office:time-value="PT00H01M38.20999S">
            <text:p>98,210</text:p>
          </table:table-cell>
          <table:table-cell table:formula="of:=[B020.C216]" office:value-type="time" office:time-value="PT00H03M56.38S">
            <text:p>236,380</text:p>
          </table:table-cell>
          <table:table-cell table:formula="of:=[B100.C216]" office:value-type="time" office:time-value="PT00H13M36.35S">
            <text:p>816,350</text:p>
          </table:table-cell>
          <table:table-cell table:number-columns-repeated="2"/>
          <table:table-cell office:value-type="string">
            <text:p>cpu</text:p>
          </table:table-cell>
          <table:table-cell table:formula="of:=[B005.D216]" office:value-type="time" office:time-value="PT00H03M05.15S">
            <text:p>185,150</text:p>
          </table:table-cell>
          <table:table-cell table:formula="of:=[B020.D216]" office:value-type="time" office:time-value="PT00H07M28.75S">
            <text:p>448,750</text:p>
          </table:table-cell>
          <table:table-cell table:formula="of:=[B100.D216]" office:value-type="time" office:time-value="PT00H27M49.72S">
            <text:p>1669,72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17]" office:value-type="time" office:time-value="PT00H00M00.045637S">
            <text:p>00,046</text:p>
          </table:table-cell>
          <table:table-cell table:formula="of:=[B020.C217]" office:value-type="time" office:time-value="PT00H00M00.063885S">
            <text:p>00,064</text:p>
          </table:table-cell>
          <table:table-cell table:formula="of:=[B100.C217]" office:value-type="time" office:time-value="PT00H00M00.039897S">
            <text:p>00,040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17]" office:value-type="time" office:time-value="PT00H00M00.027578S">
            <text:p>00,028</text:p>
          </table:table-cell>
          <table:table-cell table:formula="of:=[B020.D217]" office:value-type="time" office:time-value="PT00H00M00.035183S">
            <text:p>00,035</text:p>
          </table:table-cell>
          <table:table-cell table:formula="of:=[B100.D217]" office:value-type="time" office:time-value="PT00H00M00.174892S">
            <text:p>00,175</text:p>
          </table:table-cell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[B005.C218]" office:value-type="time" office:time-value="PT00H02M19.794559S">
            <text:p>139,795</text:p>
          </table:table-cell>
          <table:table-cell table:formula="of:=[B020.C218]" office:value-type="time" office:time-value="PT00H10M05.718386S">
            <text:p>605,718</text:p>
          </table:table-cell>
          <table:table-cell table:formula="of:=[B100.C218]" office:value-type="time" office:time-value="PT01H13M34.631704S">
            <text:p>4414,632</text:p>
          </table:table-cell>
          <table:table-cell/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[B005.D218]" office:value-type="time" office:time-value="PT00H00M36.636258S">
            <text:p>36,636</text:p>
          </table:table-cell>
          <table:table-cell table:formula="of:=[B020.D218]" office:value-type="time" office:time-value="PT00H02M19.565008S">
            <text:p>139,565</text:p>
          </table:table-cell>
          <table:table-cell table:formula="of:=[B100.D218]" office:value-type="time" office:time-value="PT00H33M35.096465S">
            <text:p>2015,096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19]" office:value-type="time" office:time-value="PT00H02M19.15S">
            <text:p>139,150</text:p>
          </table:table-cell>
          <table:table-cell table:formula="of:=[B020.C219]" office:value-type="time" office:time-value="PT00H10M04.96S">
            <text:p>604,960</text:p>
          </table:table-cell>
          <table:table-cell table:formula="of:=[B100.C219]" office:value-type="time" office:time-value="PT01H12M29.4S">
            <text:p>4349,400</text:p>
          </table:table-cell>
          <table:table-cell table:number-columns-repeated="2"/>
          <table:table-cell office:value-type="string">
            <text:p>cpu</text:p>
          </table:table-cell>
          <table:table-cell table:formula="of:=[B005.D219]" office:value-type="time" office:time-value="PT00H00M30.8S">
            <text:p>30,800</text:p>
          </table:table-cell>
          <table:table-cell table:formula="of:=[B020.D219]" office:value-type="time" office:time-value="PT00H01M44.54S">
            <text:p>104,540</text:p>
          </table:table-cell>
          <table:table-cell table:formula="of:=[B100.D219]" office:value-type="time" office:time-value="PT00H13M12.39S">
            <text:p>792,39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20]" office:value-type="time" office:time-value="PT00H00M00.519676S">
            <text:p>00,520</text:p>
          </table:table-cell>
          <table:table-cell table:formula="of:=[B020.C220]" office:value-type="time" office:time-value="PT00H00M00.571083S">
            <text:p>00,571</text:p>
          </table:table-cell>
          <table:table-cell table:formula="of:=[B100.C220]" office:value-type="time" office:time-value="PT00H00M00.247765S">
            <text:p>00,248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20]" office:value-type="time" office:time-value="PT00H00M00.142642S">
            <text:p>00,143</text:p>
          </table:table-cell>
          <table:table-cell table:formula="of:=[B020.D220]" office:value-type="time" office:time-value="PT00H00M00.159243S">
            <text:p>00,159</text:p>
          </table:table-cell>
          <table:table-cell table:formula="of:=[B100.D220]" office:value-type="time" office:time-value="PT00H00M00.326146S">
            <text:p>00,326</text:p>
          </table:table-cell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[B005.C221]" office:value-type="time" office:time-value="PT00H00M00.143304S">
            <text:p>00,143</text:p>
          </table:table-cell>
          <table:table-cell table:formula="of:=[B020.C221]" office:value-type="time" office:time-value="PT00H00M00.233183S">
            <text:p>00,233</text:p>
          </table:table-cell>
          <table:table-cell table:formula="of:=[B100.C221]" office:value-type="time" office:time-value="PT00H00M00.656071S">
            <text:p>00,656</text:p>
          </table:table-cell>
          <table:table-cell/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[B005.D221]" office:value-type="time" office:time-value="PT00H00M00.110771S">
            <text:p>00,111</text:p>
          </table:table-cell>
          <table:table-cell table:formula="of:=[B020.D221]" office:value-type="time" office:time-value="PT00H00M00.149373S">
            <text:p>00,149</text:p>
          </table:table-cell>
          <table:table-cell table:formula="of:=[B100.D221]" office:value-type="time" office:time-value="PT00H00M00.91428S">
            <text:p>00,914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22]" office:value-type="time" office:time-value="PT00H00M00.02S">
            <text:p>00,020</text:p>
          </table:table-cell>
          <table:table-cell table:formula="of:=[B020.C222]" office:value-type="time" office:time-value="PT00H00M00.04S">
            <text:p>00,040</text:p>
          </table:table-cell>
          <table:table-cell table:formula="of:=[B100.C222]" office:value-type="time" office:time-value="PT00H00M00.06S">
            <text:p>00,060</text:p>
          </table:table-cell>
          <table:table-cell table:number-columns-repeated="2"/>
          <table:table-cell office:value-type="string">
            <text:p>cpu</text:p>
          </table:table-cell>
          <table:table-cell table:formula="of:=[B005.D222]" office:value-type="time" office:time-value="PT00H00M00.03S">
            <text:p>00,030</text:p>
          </table:table-cell>
          <table:table-cell table:formula="of:=[B020.D222]" office:value-type="time" office:time-value="PT00H00M00.03S">
            <text:p>00,030</text:p>
          </table:table-cell>
          <table:table-cell table:formula="of:=[B100.D222]" office:value-type="time" office:time-value="PT00H00M00.04S">
            <text:p>00,04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23]" office:value-type="time" office:time-value="PT00H00M00.025897S">
            <text:p>00,026</text:p>
          </table:table-cell>
          <table:table-cell table:formula="of:=[B020.C223]" office:value-type="time" office:time-value="PT00H00M00.021555S">
            <text:p>00,022</text:p>
          </table:table-cell>
          <table:table-cell table:formula="of:=[B100.C223]" office:value-type="time" office:time-value="PT00H00M00.02603S">
            <text:p>00,026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23]" office:value-type="time" office:time-value="PT00H00M00.030864S">
            <text:p>00,031</text:p>
          </table:table-cell>
          <table:table-cell table:formula="of:=[B020.D223]" office:value-type="time" office:time-value="PT00H00M00.02491S">
            <text:p>00,025</text:p>
          </table:table-cell>
          <table:table-cell table:formula="of:=[B100.D223]" office:value-type="time" office:time-value="PT00H00M00.034594S">
            <text:p>00,035</text:p>
          </table:table-cell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[B005.C224]" office:value-type="time" office:time-value="PT00H00M00.296608S">
            <text:p>00,297</text:p>
          </table:table-cell>
          <table:table-cell table:formula="of:=[B020.C224]" office:value-type="time" office:time-value="PT00H00M04.33161S">
            <text:p>04,332</text:p>
          </table:table-cell>
          <table:table-cell table:formula="of:=[B100.C224]" office:value-type="time" office:time-value="PT00H00M36.209587S">
            <text:p>36,210</text:p>
          </table:table-cell>
          <table:table-cell/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[B005.D224]" office:value-type="time" office:time-value="PT00H00M00.132995S">
            <text:p>00,133</text:p>
          </table:table-cell>
          <table:table-cell table:formula="of:=[B020.D224]" office:value-type="time" office:time-value="PT00H00M00.160002S">
            <text:p>00,160</text:p>
          </table:table-cell>
          <table:table-cell table:formula="of:=[B100.D224]" office:value-type="time" office:time-value="PT00H00M00.212854S">
            <text:p>00,213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25]" office:value-type="time" office:time-value="PT00H00M00.22S">
            <text:p>00,220</text:p>
          </table:table-cell>
          <table:table-cell table:formula="of:=[B020.C225]" office:value-type="time" office:time-value="PT00H00M04.22S">
            <text:p>04,220</text:p>
          </table:table-cell>
          <table:table-cell table:formula="of:=[B100.C225]" office:value-type="time" office:time-value="PT00H00M28.33S">
            <text:p>28,330</text:p>
          </table:table-cell>
          <table:table-cell table:number-columns-repeated="2"/>
          <table:table-cell office:value-type="string">
            <text:p>cpu</text:p>
          </table:table-cell>
          <table:table-cell table:formula="of:=[B005.D225]" office:value-type="time" office:time-value="PT00H00M00.05S">
            <text:p>00,050</text:p>
          </table:table-cell>
          <table:table-cell table:formula="of:=[B020.D225]" office:value-type="time" office:time-value="PT00H00M00.06S">
            <text:p>00,060</text:p>
          </table:table-cell>
          <table:table-cell table:formula="of:=[B100.D225]" office:value-type="time" office:time-value="PT00H00M00.09S">
            <text:p>00,09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26]" office:value-type="time" office:time-value="PT00H00M00.028945S">
            <text:p>00,029</text:p>
          </table:table-cell>
          <table:table-cell table:formula="of:=[B020.C226]" office:value-type="time" office:time-value="PT00H00M00.046122S">
            <text:p>00,046</text:p>
          </table:table-cell>
          <table:table-cell table:formula="of:=[B100.C226]" office:value-type="time" office:time-value="PT00H00M00.046999S">
            <text:p>00,047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26]" office:value-type="time" office:time-value="PT00H00M00.025423S">
            <text:p>00,025</text:p>
          </table:table-cell>
          <table:table-cell table:formula="of:=[B020.D226]" office:value-type="time" office:time-value="PT00H00M00.038857S">
            <text:p>00,039</text:p>
          </table:table-cell>
          <table:table-cell table:formula="of:=[B100.D226]" office:value-type="time" office:time-value="PT00H00M00.034419S">
            <text:p>00,034</text:p>
          </table:table-cell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[B005.C227]" office:value-type="time" office:time-value="PT00H00M11.284164S">
            <text:p>11,284</text:p>
          </table:table-cell>
          <table:table-cell table:formula="of:=[B020.C227]" office:value-type="time" office:time-value="PT00H00M30.172753S">
            <text:p>30,173</text:p>
          </table:table-cell>
          <table:table-cell table:formula="of:=[B100.C227]" office:value-type="time" office:time-value="PT00H01M59.684526S">
            <text:p>119,685</text:p>
          </table:table-cell>
          <table:table-cell/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[B005.D227]" office:value-type="time" office:time-value="PT00H00M07.340641S">
            <text:p>07,341</text:p>
          </table:table-cell>
          <table:table-cell table:formula="of:=[B020.D227]" office:value-type="time" office:time-value="PT00H00M13.790627S">
            <text:p>13,791</text:p>
          </table:table-cell>
          <table:table-cell table:formula="of:=[B100.D227]" office:value-type="time" office:time-value="PT00H01M34.366216S">
            <text:p>94,366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28]" office:value-type="time" office:time-value="PT00H00M10.34S">
            <text:p>10,340</text:p>
          </table:table-cell>
          <table:table-cell table:formula="of:=[B020.C228]" office:value-type="time" office:time-value="PT00H00M28.51S">
            <text:p>28,510</text:p>
          </table:table-cell>
          <table:table-cell table:formula="of:=[B100.C228]" office:value-type="time" office:time-value="PT00H01M33.48S">
            <text:p>93,480</text:p>
          </table:table-cell>
          <table:table-cell table:number-columns-repeated="2"/>
          <table:table-cell office:value-type="string">
            <text:p>cpu</text:p>
          </table:table-cell>
          <table:table-cell table:formula="of:=[B005.D228]" office:value-type="time" office:time-value="PT00H00M06.83S">
            <text:p>06,830</text:p>
          </table:table-cell>
          <table:table-cell table:formula="of:=[B020.D228]" office:value-type="time" office:time-value="PT00H00M12.99S">
            <text:p>12,990</text:p>
          </table:table-cell>
          <table:table-cell table:formula="of:=[B100.D228]" office:value-type="time" office:time-value="PT00H00M26.55S">
            <text:p>26,55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29]" office:value-type="time" office:time-value="PT00H00M00.071454S">
            <text:p>00,071</text:p>
          </table:table-cell>
          <table:table-cell table:formula="of:=[B020.C229]" office:value-type="time" office:time-value="PT00H00M00.090191S">
            <text:p>00,090</text:p>
          </table:table-cell>
          <table:table-cell table:formula="of:=[B100.C229]" office:value-type="time" office:time-value="PT00H00M00.113015S">
            <text:p>00,113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29]" office:value-type="time" office:time-value="PT00H00M00.38246S">
            <text:p>00,382</text:p>
          </table:table-cell>
          <table:table-cell table:formula="of:=[B020.D229]" office:value-type="time" office:time-value="PT00H00M00.607717S">
            <text:p>00,608</text:p>
          </table:table-cell>
          <table:table-cell table:formula="of:=[B100.D229]" office:value-type="time" office:time-value="PT00H00M00.823955S">
            <text:p>00,824</text:p>
          </table:table-cell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[B005.C230]" office:value-type="time" office:time-value="PT00H00M00.524786S">
            <text:p>00,525</text:p>
          </table:table-cell>
          <table:table-cell table:formula="of:=[B020.C230]" office:value-type="time" office:time-value="PT00H00M01.115045S">
            <text:p>01,115</text:p>
          </table:table-cell>
          <table:table-cell table:formula="of:=[B100.C230]" office:value-type="time" office:time-value="PT00H00M10.912161S">
            <text:p>10,912</text:p>
          </table:table-cell>
          <table:table-cell/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[B005.D230]" office:value-type="time" office:time-value="PT00H00M00.726797S">
            <text:p>00,727</text:p>
          </table:table-cell>
          <table:table-cell table:formula="of:=[B020.D230]" office:value-type="time" office:time-value="PT00H00M01.16584S">
            <text:p>01,166</text:p>
          </table:table-cell>
          <table:table-cell table:formula="of:=[B100.D230]" office:value-type="time" office:time-value="PT00H00M03.914828S">
            <text:p>03,915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31]" office:value-type="time" office:time-value="PT00H00M00.39S">
            <text:p>00,390</text:p>
          </table:table-cell>
          <table:table-cell table:formula="of:=[B020.C231]" office:value-type="time" office:time-value="PT00H00M00.98S">
            <text:p>00,980</text:p>
          </table:table-cell>
          <table:table-cell table:formula="of:=[B100.C231]" office:value-type="time" office:time-value="PT00H00M03S">
            <text:p>03,000</text:p>
          </table:table-cell>
          <table:table-cell table:number-columns-repeated="2"/>
          <table:table-cell office:value-type="string">
            <text:p>cpu</text:p>
          </table:table-cell>
          <table:table-cell table:formula="of:=[B005.D231]" office:value-type="time" office:time-value="PT00H00M00.39S">
            <text:p>00,390</text:p>
          </table:table-cell>
          <table:table-cell table:formula="of:=[B020.D231]" office:value-type="time" office:time-value="PT00H00M00.85S">
            <text:p>00,850</text:p>
          </table:table-cell>
          <table:table-cell table:formula="of:=[B100.D231]" office:value-type="time" office:time-value="PT00H00M01.33S">
            <text:p>01,33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32]" office:value-type="time" office:time-value="PT00H00M00.080373S">
            <text:p>00,080</text:p>
          </table:table-cell>
          <table:table-cell table:formula="of:=[B020.C232]" office:value-type="time" office:time-value="PT00H00M00.0726S">
            <text:p>00,073</text:p>
          </table:table-cell>
          <table:table-cell table:formula="of:=[B100.C232]" office:value-type="time" office:time-value="PT00H00M00.086277S">
            <text:p>00,086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32]" office:value-type="time" office:time-value="PT00H00M00.244955S">
            <text:p>00,245</text:p>
          </table:table-cell>
          <table:table-cell table:formula="of:=[B020.D232]" office:value-type="time" office:time-value="PT00H00M00.164889S">
            <text:p>00,165</text:p>
          </table:table-cell>
          <table:table-cell table:formula="of:=[B100.D232]" office:value-type="time" office:time-value="PT00H00M00.263944S">
            <text:p>00,264</text:p>
          </table:table-cell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[B005.C233]" office:value-type="time" office:time-value="PT00H00M01.200932S">
            <text:p>01,201</text:p>
          </table:table-cell>
          <table:table-cell table:formula="of:=[B020.C233]" office:value-type="time" office:time-value="PT00H00M08.82352S">
            <text:p>08,824</text:p>
          </table:table-cell>
          <table:table-cell table:formula="of:=[B100.C233]" office:value-type="time" office:time-value="PT00H00M30.87387S">
            <text:p>30,874</text:p>
          </table:table-cell>
          <table:table-cell/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[B005.D233]" office:value-type="time" office:time-value="PT00H00M00.802304S">
            <text:p>00,802</text:p>
          </table:table-cell>
          <table:table-cell table:formula="of:=[B020.D233]" office:value-type="time" office:time-value="PT00H00M04.285588S">
            <text:p>04,286</text:p>
          </table:table-cell>
          <table:table-cell table:formula="of:=[B100.D233]" office:value-type="time" office:time-value="PT00H00M18.711394S">
            <text:p>18,711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34]" office:value-type="time" office:time-value="PT00H00M01.03S">
            <text:p>01,030</text:p>
          </table:table-cell>
          <table:table-cell table:formula="of:=[B020.C234]" office:value-type="time" office:time-value="PT00H00M08.62S">
            <text:p>08,620</text:p>
          </table:table-cell>
          <table:table-cell table:formula="of:=[B100.C234]" office:value-type="time" office:time-value="PT00H00M28.45S">
            <text:p>28,450</text:p>
          </table:table-cell>
          <table:table-cell table:number-columns-repeated="2"/>
          <table:table-cell office:value-type="string">
            <text:p>cpu</text:p>
          </table:table-cell>
          <table:table-cell table:formula="of:=[B005.D234]" office:value-type="time" office:time-value="PT00H00M00.64S">
            <text:p>00,640</text:p>
          </table:table-cell>
          <table:table-cell table:formula="of:=[B020.D234]" office:value-type="time" office:time-value="PT00H00M04.1S">
            <text:p>04,100</text:p>
          </table:table-cell>
          <table:table-cell table:formula="of:=[B100.D234]" office:value-type="time" office:time-value="PT00H00M08.33S">
            <text:p>08,33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35]" office:value-type="time" office:time-value="PT00H00M00.06309S">
            <text:p>00,063</text:p>
          </table:table-cell>
          <table:table-cell table:formula="of:=[B020.C235]" office:value-type="time" office:time-value="PT00H00M00.08374S">
            <text:p>00,084</text:p>
          </table:table-cell>
          <table:table-cell table:formula="of:=[B100.C235]" office:value-type="time" office:time-value="PT00H00M00.074407S">
            <text:p>00,074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35]" office:value-type="time" office:time-value="PT00H00M00.090067S">
            <text:p>00,090</text:p>
          </table:table-cell>
          <table:table-cell table:formula="of:=[B020.D235]" office:value-type="time" office:time-value="PT00H00M00.070161S">
            <text:p>00,070</text:p>
          </table:table-cell>
          <table:table-cell table:formula="of:=[B100.D235]" office:value-type="time" office:time-value="PT00H00M00.087501S">
            <text:p>00,088</text:p>
          </table:table-cell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[B005.C236]" office:value-type="time" office:time-value="PT00H00M43.56667S">
            <text:p>43,567</text:p>
          </table:table-cell>
          <table:table-cell table:formula="of:=[B020.C236]" office:value-type="time" office:time-value="PT00H00M29.389055S">
            <text:p>29,389</text:p>
          </table:table-cell>
          <table:table-cell table:formula="of:=[B100.C236]" office:value-type="time" office:time-value="PT00H00M35.489965S">
            <text:p>35,490</text:p>
          </table:table-cell>
          <table:table-cell/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[B005.D236]" office:value-type="time" office:time-value="PT00H00M05.345964S">
            <text:p>05,346</text:p>
          </table:table-cell>
          <table:table-cell table:formula="of:=[B020.D236]" office:value-type="time" office:time-value="PT00H00M05.499644S">
            <text:p>05,500</text:p>
          </table:table-cell>
          <table:table-cell table:formula="of:=[B100.D236]" office:value-type="time" office:time-value="PT00H00M08.654652S">
            <text:p>08,655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37]" office:value-type="time" office:time-value="PT00H00M42.54S">
            <text:p>42,540</text:p>
          </table:table-cell>
          <table:table-cell table:formula="of:=[B020.C237]" office:value-type="time" office:time-value="PT00H00M28.18S">
            <text:p>28,180</text:p>
          </table:table-cell>
          <table:table-cell table:formula="of:=[B100.C237]" office:value-type="time" office:time-value="PT00H00M34.31S">
            <text:p>34,310</text:p>
          </table:table-cell>
          <table:table-cell table:number-columns-repeated="2"/>
          <table:table-cell office:value-type="string">
            <text:p>cpu</text:p>
          </table:table-cell>
          <table:table-cell table:formula="of:=[B005.D237]" office:value-type="time" office:time-value="PT00H00M04.72S">
            <text:p>04,720</text:p>
          </table:table-cell>
          <table:table-cell table:formula="of:=[B020.D237]" office:value-type="time" office:time-value="PT00H00M04.84S">
            <text:p>04,840</text:p>
          </table:table-cell>
          <table:table-cell table:formula="of:=[B100.D237]" office:value-type="time" office:time-value="PT00H00M07.28S">
            <text:p>07,28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38]" office:value-type="time" office:time-value="PT00H00M00.705577S">
            <text:p>00,706</text:p>
          </table:table-cell>
          <table:table-cell table:formula="of:=[B020.C238]" office:value-type="time" office:time-value="PT00H00M00.889813S">
            <text:p>00,890</text:p>
          </table:table-cell>
          <table:table-cell table:formula="of:=[B100.C238]" office:value-type="time" office:time-value="PT00H00M00.688501S">
            <text:p>00,689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38]" office:value-type="time" office:time-value="PT00H00M00.363503S">
            <text:p>00,364</text:p>
          </table:table-cell>
          <table:table-cell table:formula="of:=[B020.D238]" office:value-type="time" office:time-value="PT00H00M00.352968S">
            <text:p>00,353</text:p>
          </table:table-cell>
          <table:table-cell table:formula="of:=[B100.D238]" office:value-type="time" office:time-value="PT00H00M00.386016S">
            <text:p>00,386</text:p>
          </table:table-cell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[B005.C239]" office:value-type="time" office:time-value="PT00H00M01.083547S">
            <text:p>01,084</text:p>
          </table:table-cell>
          <table:table-cell table:formula="of:=[B020.C239]" office:value-type="time" office:time-value="PT00H00M08.452981S">
            <text:p>08,453</text:p>
          </table:table-cell>
          <table:table-cell table:formula="of:=[B100.C239]" office:value-type="time" office:time-value="PT00H01M22.241731S">
            <text:p>82,242</text:p>
          </table:table-cell>
          <table:table-cell/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[B005.D239]" office:value-type="time" office:time-value="PT00H00M00.934574S">
            <text:p>00,935</text:p>
          </table:table-cell>
          <table:table-cell table:formula="of:=[B020.D239]" office:value-type="time" office:time-value="PT00H00M04.168997S">
            <text:p>04,169</text:p>
          </table:table-cell>
          <table:table-cell table:formula="of:=[B100.D239]" office:value-type="time" office:time-value="PT00H05M43.826142S">
            <text:p>343,826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40]" office:value-type="time" office:time-value="PT00H00M00.94S">
            <text:p>00,940</text:p>
          </table:table-cell>
          <table:table-cell table:formula="of:=[B020.C240]" office:value-type="time" office:time-value="PT00H00M08.26S">
            <text:p>08,260</text:p>
          </table:table-cell>
          <table:table-cell table:formula="of:=[B100.C240]" office:value-type="time" office:time-value="PT00H00M48.39S">
            <text:p>48,390</text:p>
          </table:table-cell>
          <table:table-cell table:number-columns-repeated="2"/>
          <table:table-cell office:value-type="string">
            <text:p>cpu</text:p>
          </table:table-cell>
          <table:table-cell table:formula="of:=[B005.D240]" office:value-type="time" office:time-value="PT00H00M00.74S">
            <text:p>00,740</text:p>
          </table:table-cell>
          <table:table-cell table:formula="of:=[B020.D240]" office:value-type="time" office:time-value="PT00H00M03.99S">
            <text:p>03,990</text:p>
          </table:table-cell>
          <table:table-cell table:formula="of:=[B100.D240]" office:value-type="time" office:time-value="PT00H00M18.86S">
            <text:p>18,86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41]" office:value-type="time" office:time-value="PT00H00M00.310609S">
            <text:p>00,311</text:p>
          </table:table-cell>
          <table:table-cell table:formula="of:=[B020.C241]" office:value-type="time" office:time-value="PT00H00M00.094298S">
            <text:p>00,094</text:p>
          </table:table-cell>
          <table:table-cell table:formula="of:=[B100.C241]" office:value-type="time" office:time-value="PT00H00M00.161234S">
            <text:p>00,161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41]" office:value-type="time" office:time-value="PT00H00M00.093644S">
            <text:p>00,094</text:p>
          </table:table-cell>
          <table:table-cell table:formula="of:=[B020.D241]" office:value-type="time" office:time-value="PT00H00M00.096291S">
            <text:p>00,096</text:p>
          </table:table-cell>
          <table:table-cell table:formula="of:=[B100.D241]" office:value-type="time" office:time-value="PT00H00M00.113226S">
            <text:p>00,113</text:p>
          </table:table-cell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[B005.C242]" office:value-type="time" office:time-value="PT00H05M28.008907S">
            <text:p>328,009</text:p>
          </table:table-cell>
          <table:table-cell table:formula="of:=[B020.C242]" office:value-type="time" office:time-value="PT00H17M59.412144S">
            <text:p>1079,412</text:p>
          </table:table-cell>
          <table:table-cell table:formula="of:=[B100.C242]" office:value-type="time" office:time-value="PT02H01M02.887857S">
            <text:p>7262,888</text:p>
          </table:table-cell>
          <table:table-cell/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[B005.D242]" office:value-type="time" office:time-value="PT00H04M41.797102S">
            <text:p>281,797</text:p>
          </table:table-cell>
          <table:table-cell table:formula="of:=[B020.D242]" office:value-type="time" office:time-value="PT00H14M30.300215S">
            <text:p>870,300</text:p>
          </table:table-cell>
          <table:table-cell table:formula="of:=[B100.D242]" office:value-type="time" office:time-value="PT03H07M15.581427S">
            <text:p>11235,581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43]" office:value-type="time" office:time-value="PT00H05M12.90999S">
            <text:p>312,910</text:p>
          </table:table-cell>
          <table:table-cell table:formula="of:=[B020.C243]" office:value-type="time" office:time-value="PT00H17M01.1399S">
            <text:p>1021,140</text:p>
          </table:table-cell>
          <table:table-cell table:formula="of:=[B100.C243]" office:value-type="time" office:time-value="PT01H56M22.36999S">
            <text:p>6982,370</text:p>
          </table:table-cell>
          <table:table-cell table:number-columns-repeated="2"/>
          <table:table-cell office:value-type="string">
            <text:p>cpu</text:p>
          </table:table-cell>
          <table:table-cell table:formula="of:=[B005.D243]" office:value-type="time" office:time-value="PT00H04M07.42S">
            <text:p>247,420</text:p>
          </table:table-cell>
          <table:table-cell table:formula="of:=[B020.D243]" office:value-type="time" office:time-value="PT00H11M56.06S">
            <text:p>716,060</text:p>
          </table:table-cell>
          <table:table-cell table:formula="of:=[B100.D243]" office:value-type="time" office:time-value="PT02H08M20.079999S">
            <text:p>7700,08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44]" office:value-type="time" office:time-value="PT00H00M02.459829S">
            <text:p>02,460</text:p>
          </table:table-cell>
          <table:table-cell table:formula="of:=[B020.C244]" office:value-type="time" office:time-value="PT00H00M02.66187S">
            <text:p>02,662</text:p>
          </table:table-cell>
          <table:table-cell table:formula="of:=[B100.C244]" office:value-type="time" office:time-value="PT00H00M02.154471S">
            <text:p>02,154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44]" office:value-type="time" office:time-value="PT00H00M02.534338S">
            <text:p>02,534</text:p>
          </table:table-cell>
          <table:table-cell table:formula="of:=[B020.D244]" office:value-type="time" office:time-value="PT00H00M02.425576S">
            <text:p>02,426</text:p>
          </table:table-cell>
          <table:table-cell table:formula="of:=[B100.D244]" office:value-type="time" office:time-value="PT00H00M08.453314S">
            <text:p>08,453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Default" office:value-type="string">
            <text:p>Network</text:p>
          </table:table-cell>
          <table:table-cell table:style-name="Default" table:number-columns-repeated="5"/>
          <table:table-cell table:style-name="Default" office:value-type="string">
            <text:p>Network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OBA</text:p>
          </table:table-cell>
          <table:table-cell table:style-name="Default" table:number-columns-repeated="5"/>
          <table:table-cell table:style-name="Default" office:value-type="string">
            <text:p>TBA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<text:s/>0.05 </text:p>
          </table:table-cell>
          <table:table-cell table:style-name="Default" office:value-type="string">
            <text:p><text:s/>0.2 </text:p>
          </table:table-cell>
          <table:table-cell table:style-name="ce13" office:value-type="string">
            <text:p><text:s/>1.0 </text:p>
          </table:table-cell>
          <table:table-cell table:style-name="Default" table:number-columns-repeated="3"/>
          <table:table-cell table:style-name="Default" office:value-type="string">
            <text:p><text:s/>0.05 </text:p>
          </table:table-cell>
          <table:table-cell table:style-name="Default" office:value-type="string">
            <text:p><text:s/>0.2 </text:p>
          </table:table-cell>
          <table:table-cell table:style-name="ce13" office:value-type="string">
            <text:p><text:s/>1.0 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[N005.C4]" office:value-type="time" office:time-value="PT00H00M00.089667S">
            <text:p>00,090</text:p>
          </table:table-cell>
          <table:table-cell table:formula="of:=[N020.C4]" office:value-type="time" office:time-value="PT00H00M00.082477S">
            <text:p>00,082</text:p>
          </table:table-cell>
          <table:table-cell table:formula="of:=[N100.C4]" office:value-type="time" office:time-value="PT00H00M00.1853S">
            <text:p>00,185</text:p>
          </table:table-cell>
          <table:table-cell/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[N005.C79]" office:value-type="time" office:time-value="PT00H00M00.113389S">
            <text:p>00,113</text:p>
          </table:table-cell>
          <table:table-cell table:formula="of:=[N020.C79]" office:value-type="time" office:time-value="PT00H00M00.091812S">
            <text:p>00,092</text:p>
          </table:table-cell>
          <table:table-cell table:formula="of:=[N100.C79]" office:value-type="time" office:time-value="PT00H00M00.215407S">
            <text:p>00,215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5]" office:value-type="time" office:time-value="PT00H00M00S">
            <text:p>00,000</text:p>
          </table:table-cell>
          <table:table-cell table:formula="of:=[N020.C5]" office:value-type="time" office:time-value="PT00H00M00.01S">
            <text:p>00,010</text:p>
          </table:table-cell>
          <table:table-cell table:formula="of:=[N100.C5]" office:value-type="time" office:time-value="PT00H00M00.01S">
            <text:p>00,010</text:p>
          </table:table-cell>
          <table:table-cell table:number-columns-repeated="2"/>
          <table:table-cell office:value-type="string">
            <text:p>cpu</text:p>
          </table:table-cell>
          <table:table-cell table:formula="of:=[N005.C80]" office:value-type="time" office:time-value="PT00H00M00.01S">
            <text:p>00,010</text:p>
          </table:table-cell>
          <table:table-cell table:formula="of:=[N020.C80]" office:value-type="time" office:time-value="PT00H00M00.01S">
            <text:p>00,010</text:p>
          </table:table-cell>
          <table:table-cell table:formula="of:=[N100.C80]" office:value-type="time" office:time-value="PT00H00M00.01S">
            <text:p>00,01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6]" office:value-type="time" office:time-value="PT00H00M00.018969S">
            <text:p>00,019</text:p>
          </table:table-cell>
          <table:table-cell table:formula="of:=[N020.C6]" office:value-type="time" office:time-value="PT00H00M00.021797S">
            <text:p>00,022</text:p>
          </table:table-cell>
          <table:table-cell table:formula="of:=[N100.C6]" office:value-type="time" office:time-value="PT00H00M00.00414S">
            <text:p>00,004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81]" office:value-type="time" office:time-value="PT00H00M00.020401S">
            <text:p>00,020</text:p>
          </table:table-cell>
          <table:table-cell table:formula="of:=[N020.C81]" office:value-type="time" office:time-value="PT00H00M00.01979S">
            <text:p>00,020</text:p>
          </table:table-cell>
          <table:table-cell table:formula="of:=[N100.C81]" office:value-type="time" office:time-value="PT00H00M00.012331S">
            <text:p>00,012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[N005.C7]" office:value-type="time" office:time-value="PT00H00M00.002773S">
            <text:p>00,003</text:p>
          </table:table-cell>
          <table:table-cell table:formula="of:=[N020.C7]" office:value-type="time" office:time-value="PT00H00M00.003506S">
            <text:p>00,004</text:p>
          </table:table-cell>
          <table:table-cell table:formula="of:=[N100.C7]" office:value-type="time" office:time-value="PT00H00M00.019407S">
            <text:p>00,019</text:p>
          </table:table-cell>
          <table:table-cell/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[N005.C82]" office:value-type="time" office:time-value="PT00H00M00.002363S">
            <text:p>00,002</text:p>
          </table:table-cell>
          <table:table-cell table:formula="of:=[N020.C82]" office:value-type="time" office:time-value="PT00H00M00.00272S">
            <text:p>00,003</text:p>
          </table:table-cell>
          <table:table-cell table:formula="of:=[N100.C82]" office:value-type="time" office:time-value="PT00H00M00.003877S">
            <text:p>00,004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8]" office:value-type="time" office:time-value="PT00H00M00S">
            <text:p>00,000</text:p>
          </table:table-cell>
          <table:table-cell table:formula="of:=[N020.C8]" office:value-type="time" office:time-value="PT00H00M00.01S">
            <text:p>00,010</text:p>
          </table:table-cell>
          <table:table-cell table:formula="of:=[N100.C8]" office:value-type="time" office:time-value="PT00H00M00S">
            <text:p>00,000</text:p>
          </table:table-cell>
          <table:table-cell table:number-columns-repeated="2"/>
          <table:table-cell office:value-type="string">
            <text:p>cpu</text:p>
          </table:table-cell>
          <table:table-cell table:formula="of:=[N005.C83]" office:value-type="time" office:time-value="PT00H00M00S">
            <text:p>00,000</text:p>
          </table:table-cell>
          <table:table-cell table:formula="of:=[N020.C83]" office:value-type="time" office:time-value="PT00H00M00S">
            <text:p>00,000</text:p>
          </table:table-cell>
          <table:table-cell table:formula="of:=[N100.C83]" office:value-type="time" office:time-value="PT00H00M00S">
            <text:p>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9]" office:value-type="time" office:time-value="PT00H00M00.000063S">
            <text:p>00,000</text:p>
          </table:table-cell>
          <table:table-cell table:formula="of:=[N020.C9]" office:value-type="time" office:time-value="PT00H00M00.000063S">
            <text:p>00,000</text:p>
          </table:table-cell>
          <table:table-cell table:formula="of:=[N100.C9]" office:value-type="time" office:time-value="PT00H00M00.000079S">
            <text:p>00,000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84]" office:value-type="time" office:time-value="PT00H00M00.000064S">
            <text:p>00,000</text:p>
          </table:table-cell>
          <table:table-cell table:formula="of:=[N020.C84]" office:value-type="time" office:time-value="PT00H00M00.000072S">
            <text:p>00,000</text:p>
          </table:table-cell>
          <table:table-cell table:formula="of:=[N100.C84]" office:value-type="time" office:time-value="PT00H00M00.000065S">
            <text:p>00,000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[N005.C10]" office:value-type="time" office:time-value="PT00H00M00.111968S">
            <text:p>00,112</text:p>
          </table:table-cell>
          <table:table-cell table:formula="of:=[N020.C10]" office:value-type="time" office:time-value="PT00H00M00.134129S">
            <text:p>00,134</text:p>
          </table:table-cell>
          <table:table-cell table:formula="of:=[N100.C10]" office:value-type="time" office:time-value="PT00H00M00.845337S">
            <text:p>00,845</text:p>
          </table:table-cell>
          <table:table-cell/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[N005.C85]" office:value-type="time" office:time-value="PT00H00M00.567606S">
            <text:p>00,568</text:p>
          </table:table-cell>
          <table:table-cell table:formula="of:=[N020.C85]" office:value-type="time" office:time-value="PT00H00M00.834209S">
            <text:p>00,834</text:p>
          </table:table-cell>
          <table:table-cell table:formula="of:=[N100.C85]" office:value-type="time" office:time-value="PT00H00M01.323428S">
            <text:p>01,323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11]" office:value-type="time" office:time-value="PT00H00M00.02S">
            <text:p>00,020</text:p>
          </table:table-cell>
          <table:table-cell table:formula="of:=[N020.C11]" office:value-type="time" office:time-value="PT00H00M00.01S">
            <text:p>00,010</text:p>
          </table:table-cell>
          <table:table-cell table:formula="of:=[N100.C11]" office:value-type="time" office:time-value="PT00H00M00.04S">
            <text:p>00,040</text:p>
          </table:table-cell>
          <table:table-cell table:number-columns-repeated="2"/>
          <table:table-cell office:value-type="string">
            <text:p>cpu</text:p>
          </table:table-cell>
          <table:table-cell table:formula="of:=[N005.C86]" office:value-type="time" office:time-value="PT00H00M00.03S">
            <text:p>00,030</text:p>
          </table:table-cell>
          <table:table-cell table:formula="of:=[N020.C86]" office:value-type="time" office:time-value="PT00H00M00.04S">
            <text:p>00,040</text:p>
          </table:table-cell>
          <table:table-cell table:formula="of:=[N100.C86]" office:value-type="time" office:time-value="PT00H00M00.09S">
            <text:p>00,09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12]" office:value-type="time" office:time-value="PT00H00M00.047919S">
            <text:p>00,048</text:p>
          </table:table-cell>
          <table:table-cell table:formula="of:=[N020.C12]" office:value-type="time" office:time-value="PT00H00M00.053248S">
            <text:p>00,053</text:p>
          </table:table-cell>
          <table:table-cell table:formula="of:=[N100.C12]" office:value-type="time" office:time-value="PT00H00M00.082013S">
            <text:p>00,082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87]" office:value-type="time" office:time-value="PT00H00M00.053438S">
            <text:p>00,053</text:p>
          </table:table-cell>
          <table:table-cell table:formula="of:=[N020.C87]" office:value-type="time" office:time-value="PT00H00M00.097406S">
            <text:p>00,097</text:p>
          </table:table-cell>
          <table:table-cell table:formula="of:=[N100.C87]" office:value-type="time" office:time-value="PT00H00M00.099568S">
            <text:p>00,100</text:p>
          </table:table-cell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[N005.C13]" office:value-type="time" office:time-value="PT00H00M00.142084S">
            <text:p>00,142</text:p>
          </table:table-cell>
          <table:table-cell table:formula="of:=[N020.C13]" office:value-type="time" office:time-value="PT00H00M00.217432S">
            <text:p>00,217</text:p>
          </table:table-cell>
          <table:table-cell table:formula="of:=[N100.C13]" office:value-type="time" office:time-value="PT00H00M01.145432S">
            <text:p>01,145</text:p>
          </table:table-cell>
          <table:table-cell/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[N005.C88]" office:value-type="time" office:time-value="PT00H00M01.303305S">
            <text:p>01,303</text:p>
          </table:table-cell>
          <table:table-cell table:formula="of:=[N020.C88]" office:value-type="time" office:time-value="PT00H00M07.50374S">
            <text:p>07,504</text:p>
          </table:table-cell>
          <table:table-cell table:formula="of:=[N100.C88]" office:value-type="time" office:time-value="PT00H00M31.879447S">
            <text:p>31,879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14]" office:value-type="time" office:time-value="PT00H00M00.03S">
            <text:p>00,030</text:p>
          </table:table-cell>
          <table:table-cell table:formula="of:=[N020.C14]" office:value-type="time" office:time-value="PT00H00M00.08S">
            <text:p>00,080</text:p>
          </table:table-cell>
          <table:table-cell table:formula="of:=[N100.C14]" office:value-type="time" office:time-value="PT00H00M00.2S">
            <text:p>00,200</text:p>
          </table:table-cell>
          <table:table-cell table:number-columns-repeated="2"/>
          <table:table-cell office:value-type="string">
            <text:p>cpu</text:p>
          </table:table-cell>
          <table:table-cell table:formula="of:=[N005.C89]" office:value-type="time" office:time-value="PT00H00M00.48S">
            <text:p>00,480</text:p>
          </table:table-cell>
          <table:table-cell table:formula="of:=[N020.C89]" office:value-type="time" office:time-value="PT00H00M03.02S">
            <text:p>03,020</text:p>
          </table:table-cell>
          <table:table-cell table:formula="of:=[N100.C89]" office:value-type="time" office:time-value="PT00H00M14.81S">
            <text:p>14,81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15]" office:value-type="time" office:time-value="PT00H00M00.056194S">
            <text:p>00,056</text:p>
          </table:table-cell>
          <table:table-cell table:formula="of:=[N020.C15]" office:value-type="time" office:time-value="PT00H00M00.081671S">
            <text:p>00,082</text:p>
          </table:table-cell>
          <table:table-cell table:formula="of:=[N100.C15]" office:value-type="time" office:time-value="PT00H00M00.096209S">
            <text:p>00,096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90]" office:value-type="time" office:time-value="PT00H00M00.061359S">
            <text:p>00,061</text:p>
          </table:table-cell>
          <table:table-cell table:formula="of:=[N020.C90]" office:value-type="time" office:time-value="PT00H00M00.113393S">
            <text:p>00,113</text:p>
          </table:table-cell>
          <table:table-cell table:formula="of:=[N100.C90]" office:value-type="time" office:time-value="PT00H00M00.107623S">
            <text:p>00,108</text:p>
          </table:table-cell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[N005.C16]" office:value-type="time" office:time-value="PT00H00M00.926895S">
            <text:p>00,927</text:p>
          </table:table-cell>
          <table:table-cell table:formula="of:=[N020.C16]" office:value-type="time" office:time-value="PT00H00M01.767626S">
            <text:p>01,768</text:p>
          </table:table-cell>
          <table:table-cell table:formula="of:=[N100.C16]" office:value-type="time" office:time-value="PT00H00M04.780589S">
            <text:p>04,781</text:p>
          </table:table-cell>
          <table:table-cell/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[N005.C91]" office:value-type="time" office:time-value="PT00H00M01.376673S">
            <text:p>01,377</text:p>
          </table:table-cell>
          <table:table-cell table:formula="of:=[N020.C91]" office:value-type="time" office:time-value="PT00H00M02.251113S">
            <text:p>02,251</text:p>
          </table:table-cell>
          <table:table-cell table:formula="of:=[N100.C91]" office:value-type="time" office:time-value="PT00H00M05.277468S">
            <text:p>05,277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17]" office:value-type="time" office:time-value="PT00H00M00.77S">
            <text:p>00,770</text:p>
          </table:table-cell>
          <table:table-cell table:formula="of:=[N020.C17]" office:value-type="time" office:time-value="PT00H00M01.66S">
            <text:p>01,660</text:p>
          </table:table-cell>
          <table:table-cell table:formula="of:=[N100.C17]" office:value-type="time" office:time-value="PT00H00M03.97S">
            <text:p>03,970</text:p>
          </table:table-cell>
          <table:table-cell table:number-columns-repeated="2"/>
          <table:table-cell office:value-type="string">
            <text:p>cpu</text:p>
          </table:table-cell>
          <table:table-cell table:formula="of:=[N005.C92]" office:value-type="time" office:time-value="PT00H00M00.83S">
            <text:p>00,830</text:p>
          </table:table-cell>
          <table:table-cell table:formula="of:=[N020.C92]" office:value-type="time" office:time-value="PT00H00M01.73S">
            <text:p>01,730</text:p>
          </table:table-cell>
          <table:table-cell table:formula="of:=[N100.C92]" office:value-type="time" office:time-value="PT00H00M04.23S">
            <text:p>04,23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18]" office:value-type="time" office:time-value="PT00H00M00.062539S">
            <text:p>00,063</text:p>
          </table:table-cell>
          <table:table-cell table:formula="of:=[N020.C18]" office:value-type="time" office:time-value="PT00H00M00.064821S">
            <text:p>00,065</text:p>
          </table:table-cell>
          <table:table-cell table:formula="of:=[N100.C18]" office:value-type="time" office:time-value="PT00H00M00.061022S">
            <text:p>00,061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93]" office:value-type="time" office:time-value="PT00H00M00.061762S">
            <text:p>00,062</text:p>
          </table:table-cell>
          <table:table-cell table:formula="of:=[N020.C93]" office:value-type="time" office:time-value="PT00H00M00.063612S">
            <text:p>00,064</text:p>
          </table:table-cell>
          <table:table-cell table:formula="of:=[N100.C93]" office:value-type="time" office:time-value="PT00H00M00.095392S">
            <text:p>00,095</text:p>
          </table:table-cell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[N005.C19]" office:value-type="time" office:time-value="PT00H00M05.004411S">
            <text:p>05,004</text:p>
          </table:table-cell>
          <table:table-cell table:formula="of:=[N020.C19]" office:value-type="time" office:time-value="PT00H00M20.605374S">
            <text:p>20,605</text:p>
          </table:table-cell>
          <table:table-cell table:formula="of:=[N100.C19]" office:value-type="time" office:time-value="PT00H06M21.621779S">
            <text:p>381,622</text:p>
          </table:table-cell>
          <table:table-cell/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[N005.C94]" office:value-type="time" office:time-value="PT00H00M04.482961S">
            <text:p>04,483</text:p>
          </table:table-cell>
          <table:table-cell table:formula="of:=[N020.C94]" office:value-type="time" office:time-value="PT00H00M14.884361S">
            <text:p>14,884</text:p>
          </table:table-cell>
          <table:table-cell table:formula="of:=[N100.C94]" office:value-type="time" office:time-value="PT00H04M23.370992S">
            <text:p>263,371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20]" office:value-type="time" office:time-value="PT00H00M04.54S">
            <text:p>04,540</text:p>
          </table:table-cell>
          <table:table-cell table:formula="of:=[N020.C20]" office:value-type="time" office:time-value="PT00H00M19.91S">
            <text:p>19,910</text:p>
          </table:table-cell>
          <table:table-cell table:formula="of:=[N100.C20]" office:value-type="time" office:time-value="PT00H06M13.69S">
            <text:p>373,690</text:p>
          </table:table-cell>
          <table:table-cell table:number-columns-repeated="2"/>
          <table:table-cell office:value-type="string">
            <text:p>cpu</text:p>
          </table:table-cell>
          <table:table-cell table:formula="of:=[N005.C95]" office:value-type="time" office:time-value="PT00H00M03.05S">
            <text:p>03,050</text:p>
          </table:table-cell>
          <table:table-cell table:formula="of:=[N020.C95]" office:value-type="time" office:time-value="PT00H00M12.68S">
            <text:p>12,680</text:p>
          </table:table-cell>
          <table:table-cell table:formula="of:=[N100.C95]" office:value-type="time" office:time-value="PT00H04M13.73S">
            <text:p>253,73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21]" office:value-type="time" office:time-value="PT00H00M00.04617S">
            <text:p>00,046</text:p>
          </table:table-cell>
          <table:table-cell table:formula="of:=[N020.C21]" office:value-type="time" office:time-value="PT00H00M00.593279S">
            <text:p>00,593</text:p>
          </table:table-cell>
          <table:table-cell table:formula="of:=[N100.C21]" office:value-type="time" office:time-value="PT00H00M02.97457S">
            <text:p>02,975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96]" office:value-type="time" office:time-value="PT00H00M00.490912S">
            <text:p>00,491</text:p>
          </table:table-cell>
          <table:table-cell table:formula="of:=[N020.C96]" office:value-type="time" office:time-value="PT00H00M00.664113S">
            <text:p>00,664</text:p>
          </table:table-cell>
          <table:table-cell table:formula="of:=[N100.C96]" office:value-type="time" office:time-value="PT00H00M02.379982S">
            <text:p>02,380</text:p>
          </table:table-cell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[N005.C28]" office:value-type="time" office:time-value="PT00H00M01.220661S">
            <text:p>01,221</text:p>
          </table:table-cell>
          <table:table-cell table:formula="of:=[N020.C28]" office:value-type="time" office:time-value="PT00H00M10.107371S">
            <text:p>10,107</text:p>
          </table:table-cell>
          <table:table-cell table:formula="of:=[N100.C28]" office:value-type="time" office:time-value="PT00H02M04.602482S">
            <text:p>124,602</text:p>
          </table:table-cell>
          <table:table-cell/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[N005.C103]" office:value-type="time" office:time-value="PT00H00M06.790123S">
            <text:p>06,790</text:p>
          </table:table-cell>
          <table:table-cell table:formula="of:=[N020.C103]" office:value-type="time" office:time-value="PT00H00M35.036108S">
            <text:p>35,036</text:p>
          </table:table-cell>
          <table:table-cell table:formula="of:=[N100.C103]" office:value-type="time" office:time-value="PT00H02M49.848019S">
            <text:p>169,848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29]" office:value-type="time" office:time-value="PT00H00M01.12S">
            <text:p>01,120</text:p>
          </table:table-cell>
          <table:table-cell table:formula="of:=[N020.C29]" office:value-type="time" office:time-value="PT00H00M10S">
            <text:p>10,000</text:p>
          </table:table-cell>
          <table:table-cell table:formula="of:=[N100.C29]" office:value-type="time" office:time-value="PT00H00M55.34S">
            <text:p>55,340</text:p>
          </table:table-cell>
          <table:table-cell table:number-columns-repeated="2"/>
          <table:table-cell office:value-type="string">
            <text:p>cpu</text:p>
          </table:table-cell>
          <table:table-cell table:formula="of:=[N005.C104]" office:value-type="time" office:time-value="PT00H00M01.4S">
            <text:p>01,400</text:p>
          </table:table-cell>
          <table:table-cell table:formula="of:=[N020.C104]" office:value-type="time" office:time-value="PT00H00M08.38S">
            <text:p>08,380</text:p>
          </table:table-cell>
          <table:table-cell table:formula="of:=[N100.C104]" office:value-type="time" office:time-value="PT00H00M36.35S">
            <text:p>36,35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30]" office:value-type="time" office:time-value="PT00H00M00.038618S">
            <text:p>00,039</text:p>
          </table:table-cell>
          <table:table-cell table:formula="of:=[N020.C30]" office:value-type="time" office:time-value="PT00H00M00.049459S">
            <text:p>00,049</text:p>
          </table:table-cell>
          <table:table-cell table:formula="of:=[N100.C30]" office:value-type="time" office:time-value="PT00H00M00.080791S">
            <text:p>00,081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105]" office:value-type="time" office:time-value="PT00H00M00.151155S">
            <text:p>00,151</text:p>
          </table:table-cell>
          <table:table-cell table:formula="of:=[N020.C105]" office:value-type="time" office:time-value="PT00H00M00.16331S">
            <text:p>00,163</text:p>
          </table:table-cell>
          <table:table-cell table:formula="of:=[N100.C105]" office:value-type="time" office:time-value="PT00H00M00.235157S">
            <text:p>00,235</text:p>
          </table:table-cell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[N005.C31]" office:value-type="time" office:time-value="PT00H00M00.224536S">
            <text:p>00,225</text:p>
          </table:table-cell>
          <table:table-cell table:formula="of:=[N020.C31]" office:value-type="time" office:time-value="PT00H00M00.202342S">
            <text:p>00,202</text:p>
          </table:table-cell>
          <table:table-cell table:formula="of:=[N100.C31]" office:value-type="time" office:time-value="PT00H00M00.258056S">
            <text:p>00,258</text:p>
          </table:table-cell>
          <table:table-cell/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[N005.C112]" office:value-type="time" office:time-value="PT00H00M00.213443S">
            <text:p>00,213</text:p>
          </table:table-cell>
          <table:table-cell table:formula="of:=[N020.C112]" office:value-type="time" office:time-value="PT00H00M00.224817S">
            <text:p>00,225</text:p>
          </table:table-cell>
          <table:table-cell table:formula="of:=[N100.C112]" office:value-type="time" office:time-value="PT00H00M00.30275S">
            <text:p>00,303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32]" office:value-type="time" office:time-value="PT00H00M00.06S">
            <text:p>00,060</text:p>
          </table:table-cell>
          <table:table-cell table:formula="of:=[N020.C32]" office:value-type="time" office:time-value="PT00H00M00.06999S">
            <text:p>00,070</text:p>
          </table:table-cell>
          <table:table-cell table:formula="of:=[N100.C32]" office:value-type="time" office:time-value="PT00H00M00.08S">
            <text:p>00,080</text:p>
          </table:table-cell>
          <table:table-cell table:number-columns-repeated="2"/>
          <table:table-cell office:value-type="string">
            <text:p>cpu</text:p>
          </table:table-cell>
          <table:table-cell table:formula="of:=[N005.C113]" office:value-type="time" office:time-value="PT00H00M00.07S">
            <text:p>00,070</text:p>
          </table:table-cell>
          <table:table-cell table:formula="of:=[N020.C113]" office:value-type="time" office:time-value="PT00H00M00.09S">
            <text:p>00,090</text:p>
          </table:table-cell>
          <table:table-cell table:formula="of:=[N100.C113]" office:value-type="time" office:time-value="PT00H00M00.13S">
            <text:p>00,13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33]" office:value-type="time" office:time-value="PT00H00M00.047866S">
            <text:p>00,048</text:p>
          </table:table-cell>
          <table:table-cell table:formula="of:=[N020.C33]" office:value-type="time" office:time-value="PT00H00M00.038815S">
            <text:p>00,039</text:p>
          </table:table-cell>
          <table:table-cell table:formula="of:=[N100.C33]" office:value-type="time" office:time-value="PT00H00M00.059111S">
            <text:p>00,059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114]" office:value-type="time" office:time-value="PT00H00M00.03953S">
            <text:p>00,040</text:p>
          </table:table-cell>
          <table:table-cell table:formula="of:=[N020.C114]" office:value-type="time" office:time-value="PT00H00M00.04802S">
            <text:p>00,048</text:p>
          </table:table-cell>
          <table:table-cell table:formula="of:=[N100.C114]" office:value-type="time" office:time-value="PT00H00M00.053767S">
            <text:p>00,054</text:p>
          </table:table-cell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[N005.C34]" office:value-type="time" office:time-value="PT00H00M22.935444S">
            <text:p>22,935</text:p>
          </table:table-cell>
          <table:table-cell table:formula="of:=[N020.C34]" office:value-type="time" office:time-value="PT00H00M41.578955S">
            <text:p>41,579</text:p>
          </table:table-cell>
          <table:table-cell table:formula="of:=[N100.C34]" office:value-type="time" office:time-value="PT00H02M00.470044S">
            <text:p>120,470</text:p>
          </table:table-cell>
          <table:table-cell/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[N005.C115]" office:value-type="time" office:time-value="PT00H00M24.349391S">
            <text:p>24,349</text:p>
          </table:table-cell>
          <table:table-cell table:formula="of:=[N020.C115]" office:value-type="time" office:time-value="PT00H00M50.852998S">
            <text:p>50,853</text:p>
          </table:table-cell>
          <table:table-cell table:formula="of:=[N100.C115]" office:value-type="time" office:time-value="PT00H02M36.692597S">
            <text:p>156,693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35]" office:value-type="time" office:time-value="PT00H00M22.81S">
            <text:p>22,810</text:p>
          </table:table-cell>
          <table:table-cell table:formula="of:=[N020.C35]" office:value-type="time" office:time-value="PT00H00M41.38S">
            <text:p>41,380</text:p>
          </table:table-cell>
          <table:table-cell table:formula="of:=[N100.C35]" office:value-type="time" office:time-value="PT00H01M56.44S">
            <text:p>116,440</text:p>
          </table:table-cell>
          <table:table-cell table:number-columns-repeated="2"/>
          <table:table-cell office:value-type="string">
            <text:p>cpu</text:p>
          </table:table-cell>
          <table:table-cell table:formula="of:=[N005.C116]" office:value-type="time" office:time-value="PT00H00M23.62S">
            <text:p>23,620</text:p>
          </table:table-cell>
          <table:table-cell table:formula="of:=[N020.C116]" office:value-type="time" office:time-value="PT00H00M48.86S">
            <text:p>48,860</text:p>
          </table:table-cell>
          <table:table-cell table:formula="of:=[N100.C116]" office:value-type="time" office:time-value="PT00H02M28.37S">
            <text:p>148,37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36]" office:value-type="time" office:time-value="PT00H00M00.042219S">
            <text:p>00,042</text:p>
          </table:table-cell>
          <table:table-cell table:formula="of:=[N020.C36]" office:value-type="time" office:time-value="PT00H00M00.060084S">
            <text:p>00,060</text:p>
          </table:table-cell>
          <table:table-cell table:formula="of:=[N100.C36]" office:value-type="time" office:time-value="PT00H00M00.051635S">
            <text:p>00,052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117]" office:value-type="time" office:time-value="PT00H00M00.049833S">
            <text:p>00,050</text:p>
          </table:table-cell>
          <table:table-cell table:formula="of:=[N020.C117]" office:value-type="time" office:time-value="PT00H00M00.045735S">
            <text:p>00,046</text:p>
          </table:table-cell>
          <table:table-cell table:formula="of:=[N100.C117]" office:value-type="time" office:time-value="PT00H00M00.048813S">
            <text:p>00,049</text:p>
          </table:table-cell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[N005.C37]" office:value-type="time" office:time-value="PT00H01M21.769653S">
            <text:p>81,770</text:p>
          </table:table-cell>
          <table:table-cell table:formula="of:=[N020.C37]" office:value-type="time" office:time-value="PT00H06M18.247882S">
            <text:p>378,248</text:p>
          </table:table-cell>
          <table:table-cell table:formula="of:=[N100.C37]" office:value-type="time" office:time-value="PT00H46M26.577635S">
            <text:p>2786,578</text:p>
          </table:table-cell>
          <table:table-cell/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[N005.C118]" office:value-type="time" office:time-value="PT00H01M24.297508S">
            <text:p>84,298</text:p>
          </table:table-cell>
          <table:table-cell table:formula="of:=[N020.C118]" office:value-type="time" office:time-value="PT00H05M09.344898S">
            <text:p>309,345</text:p>
          </table:table-cell>
          <table:table-cell table:formula="of:=[N100.C118]" office:value-type="time" office:time-value="PT00H29M51.941257S">
            <text:p>1791,941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38]" office:value-type="time" office:time-value="PT00H01M20.8S">
            <text:p>80,800</text:p>
          </table:table-cell>
          <table:table-cell table:formula="of:=[N020.C38]" office:value-type="time" office:time-value="PT00H06M16.58S">
            <text:p>376,580</text:p>
          </table:table-cell>
          <table:table-cell table:formula="of:=[N100.C38]" office:value-type="time" office:time-value="PT00H46M24.34S">
            <text:p>2784,340</text:p>
          </table:table-cell>
          <table:table-cell table:number-columns-repeated="2"/>
          <table:table-cell office:value-type="string">
            <text:p>cpu</text:p>
          </table:table-cell>
          <table:table-cell table:formula="of:=[N005.C119]" office:value-type="time" office:time-value="PT00H01M19.8S">
            <text:p>79,800</text:p>
          </table:table-cell>
          <table:table-cell table:formula="of:=[N020.C119]" office:value-type="time" office:time-value="PT00H05M02.68S">
            <text:p>302,680</text:p>
          </table:table-cell>
          <table:table-cell table:formula="of:=[N100.C119]" office:value-type="time" office:time-value="PT00H25M49.52S">
            <text:p>1549,52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39]" office:value-type="time" office:time-value="PT00H00M00.539435S">
            <text:p>00,539</text:p>
          </table:table-cell>
          <table:table-cell table:formula="of:=[N020.C39]" office:value-type="time" office:time-value="PT00H00M00.360243S">
            <text:p>00,360</text:p>
          </table:table-cell>
          <table:table-cell table:formula="of:=[N100.C39]" office:value-type="time" office:time-value="PT00H00M00.270479S">
            <text:p>00,270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120]" office:value-type="time" office:time-value="PT00H00M00.162379S">
            <text:p>00,162</text:p>
          </table:table-cell>
          <table:table-cell table:formula="of:=[N020.C120]" office:value-type="time" office:time-value="PT00H00M00.252379S">
            <text:p>00,252</text:p>
          </table:table-cell>
          <table:table-cell table:formula="of:=[N100.C120]" office:value-type="time" office:time-value="PT00H00M00.51943S">
            <text:p>00,519</text:p>
          </table:table-cell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[N005.C40]" office:value-type="time" office:time-value="PT00H00M00.158104S">
            <text:p>00,158</text:p>
          </table:table-cell>
          <table:table-cell table:formula="of:=[N020.C40]" office:value-type="time" office:time-value="PT00H00M00.17766S">
            <text:p>00,178</text:p>
          </table:table-cell>
          <table:table-cell table:formula="of:=[N100.C40]" office:value-type="time" office:time-value="PT00H00M06.030207S">
            <text:p>06,030</text:p>
          </table:table-cell>
          <table:table-cell/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[N005.C121]" office:value-type="time" office:time-value="PT00H00M00.898344S">
            <text:p>00,898</text:p>
          </table:table-cell>
          <table:table-cell table:formula="of:=[N020.C121]" office:value-type="time" office:time-value="PT00H00M03.016829S">
            <text:p>03,017</text:p>
          </table:table-cell>
          <table:table-cell table:formula="of:=[N100.C121]" office:value-type="time" office:time-value="PT00H00M07.73786S">
            <text:p>07,738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41]" office:value-type="time" office:time-value="PT00H00M00.05S">
            <text:p>00,050</text:p>
          </table:table-cell>
          <table:table-cell table:formula="of:=[N020.C41]" office:value-type="time" office:time-value="PT00H00M00.11S">
            <text:p>00,110</text:p>
          </table:table-cell>
          <table:table-cell table:formula="of:=[N100.C41]" office:value-type="time" office:time-value="PT00H00M00.17S">
            <text:p>00,170</text:p>
          </table:table-cell>
          <table:table-cell table:number-columns-repeated="2"/>
          <table:table-cell office:value-type="string">
            <text:p>cpu</text:p>
          </table:table-cell>
          <table:table-cell table:formula="of:=[N005.C122]" office:value-type="time" office:time-value="PT00H00M00.06999S">
            <text:p>00,070</text:p>
          </table:table-cell>
          <table:table-cell table:formula="of:=[N020.C122]" office:value-type="time" office:time-value="PT00H00M00.13S">
            <text:p>00,130</text:p>
          </table:table-cell>
          <table:table-cell table:formula="of:=[N100.C122]" office:value-type="time" office:time-value="PT00H00M00.16S">
            <text:p>00,16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42]" office:value-type="time" office:time-value="PT00H00M00.038578S">
            <text:p>00,039</text:p>
          </table:table-cell>
          <table:table-cell table:formula="of:=[N020.C42]" office:value-type="time" office:time-value="PT00H00M00.031471S">
            <text:p>00,031</text:p>
          </table:table-cell>
          <table:table-cell table:formula="of:=[N100.C42]" office:value-type="time" office:time-value="PT00H00M00.023075S">
            <text:p>00,023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123]" office:value-type="time" office:time-value="PT00H00M00.038293S">
            <text:p>00,038</text:p>
          </table:table-cell>
          <table:table-cell table:formula="of:=[N020.C123]" office:value-type="time" office:time-value="PT00H00M00.067377S">
            <text:p>00,067</text:p>
          </table:table-cell>
          <table:table-cell table:formula="of:=[N100.C123]" office:value-type="time" office:time-value="PT00H00M00.072619S">
            <text:p>00,073</text:p>
          </table:table-cell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[N005.C43]" office:value-type="time" office:time-value="PT00H00M00.228127S">
            <text:p>00,228</text:p>
          </table:table-cell>
          <table:table-cell table:formula="of:=[N020.C43]" office:value-type="time" office:time-value="PT00H00M00.269171S">
            <text:p>00,269</text:p>
          </table:table-cell>
          <table:table-cell table:formula="of:=[N100.C43]" office:value-type="time" office:time-value="PT00H00M00.274005S">
            <text:p>00,274</text:p>
          </table:table-cell>
          <table:table-cell/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[N005.C124]" office:value-type="time" office:time-value="PT00H00M00.202304S">
            <text:p>00,202</text:p>
          </table:table-cell>
          <table:table-cell table:formula="of:=[N020.C124]" office:value-type="time" office:time-value="PT00H00M00.259891S">
            <text:p>00,260</text:p>
          </table:table-cell>
          <table:table-cell table:formula="of:=[N100.C124]" office:value-type="time" office:time-value="PT00H00M00.267075S">
            <text:p>00,267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44]" office:value-type="time" office:time-value="PT00H00M00.07S">
            <text:p>00,070</text:p>
          </table:table-cell>
          <table:table-cell table:formula="of:=[N020.C44]" office:value-type="time" office:time-value="PT00H00M00.11S">
            <text:p>00,110</text:p>
          </table:table-cell>
          <table:table-cell table:formula="of:=[N100.C44]" office:value-type="time" office:time-value="PT00H00M00.12S">
            <text:p>00,120</text:p>
          </table:table-cell>
          <table:table-cell table:number-columns-repeated="2"/>
          <table:table-cell office:value-type="string">
            <text:p>cpu</text:p>
          </table:table-cell>
          <table:table-cell table:formula="of:=[N005.C125]" office:value-type="time" office:time-value="PT00H00M00.06S">
            <text:p>00,060</text:p>
          </table:table-cell>
          <table:table-cell table:formula="of:=[N020.C125]" office:value-type="time" office:time-value="PT00H00M00.11S">
            <text:p>00,110</text:p>
          </table:table-cell>
          <table:table-cell table:formula="of:=[N100.C125]" office:value-type="time" office:time-value="PT00H00M00.12S">
            <text:p>00,12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45]" office:value-type="time" office:time-value="PT00H00M00.04152S">
            <text:p>00,042</text:p>
          </table:table-cell>
          <table:table-cell table:formula="of:=[N020.C45]" office:value-type="time" office:time-value="PT00H00M00.046754S">
            <text:p>00,047</text:p>
          </table:table-cell>
          <table:table-cell table:formula="of:=[N100.C45]" office:value-type="time" office:time-value="PT00H00M00.03579S">
            <text:p>00,036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126]" office:value-type="time" office:time-value="PT00H00M00.03694S">
            <text:p>00,037</text:p>
          </table:table-cell>
          <table:table-cell table:formula="of:=[N020.C126]" office:value-type="time" office:time-value="PT00H00M00.04637S">
            <text:p>00,046</text:p>
          </table:table-cell>
          <table:table-cell table:formula="of:=[N100.C126]" office:value-type="time" office:time-value="PT00H00M00.051884S">
            <text:p>00,052</text:p>
          </table:table-cell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[N005.C52]" office:value-type="time" office:time-value="PT00H00M01.158792S">
            <text:p>01,159</text:p>
          </table:table-cell>
          <table:table-cell table:formula="of:=[N020.C52]" office:value-type="time" office:time-value="PT00H00M05.737104S">
            <text:p>05,737</text:p>
          </table:table-cell>
          <table:table-cell table:formula="of:=[N100.C52]" office:value-type="time" office:time-value="PT00H00M29.126419S">
            <text:p>29,126</text:p>
          </table:table-cell>
          <table:table-cell/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[N005.C133]" office:value-type="time" office:time-value="PT00H00M01.336062S">
            <text:p>01,336</text:p>
          </table:table-cell>
          <table:table-cell table:formula="of:=[N020.C133]" office:value-type="time" office:time-value="PT00H00M05.247741S">
            <text:p>05,248</text:p>
          </table:table-cell>
          <table:table-cell table:formula="of:=[N100.C133]" office:value-type="time" office:time-value="PT00H00M36.085871S">
            <text:p>36,086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53]" office:value-type="time" office:time-value="PT00H00M01S">
            <text:p>01,000</text:p>
          </table:table-cell>
          <table:table-cell table:formula="of:=[N020.C53]" office:value-type="time" office:time-value="PT00H00M05.53S">
            <text:p>05,530</text:p>
          </table:table-cell>
          <table:table-cell table:formula="of:=[N100.C53]" office:value-type="time" office:time-value="PT00H00M28.89S">
            <text:p>28,890</text:p>
          </table:table-cell>
          <table:table-cell table:number-columns-repeated="2"/>
          <table:table-cell office:value-type="string">
            <text:p>cpu</text:p>
          </table:table-cell>
          <table:table-cell table:formula="of:=[N005.C134]" office:value-type="time" office:time-value="PT00H00M01.14S">
            <text:p>01,140</text:p>
          </table:table-cell>
          <table:table-cell table:formula="of:=[N020.C134]" office:value-type="time" office:time-value="PT00H00M05.04S">
            <text:p>05,040</text:p>
          </table:table-cell>
          <table:table-cell table:formula="of:=[N100.C134]" office:value-type="time" office:time-value="PT00H00M21.16S">
            <text:p>21,16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54]" office:value-type="time" office:time-value="PT00H00M00.061282S">
            <text:p>00,061</text:p>
          </table:table-cell>
          <table:table-cell table:formula="of:=[N020.C54]" office:value-type="time" office:time-value="PT00H00M00.076565S">
            <text:p>00,077</text:p>
          </table:table-cell>
          <table:table-cell table:formula="of:=[N100.C54]" office:value-type="time" office:time-value="PT00H00M00.113155S">
            <text:p>00,113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135]" office:value-type="time" office:time-value="PT00H00M00.108451S">
            <text:p>00,108</text:p>
          </table:table-cell>
          <table:table-cell table:formula="of:=[N020.C135]" office:value-type="time" office:time-value="PT00H00M00.100988S">
            <text:p>00,101</text:p>
          </table:table-cell>
          <table:table-cell table:formula="of:=[N100.C135]" office:value-type="time" office:time-value="PT00H00M00.120815S">
            <text:p>00,121</text:p>
          </table:table-cell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[N005.C55]" office:value-type="time" office:time-value="PT00H00M00.793411S">
            <text:p>00,793</text:p>
          </table:table-cell>
          <table:table-cell table:formula="of:=[N020.C55]" office:value-type="time" office:time-value="PT00H00M01.469261S">
            <text:p>01,469</text:p>
          </table:table-cell>
          <table:table-cell table:formula="of:=[N100.C55]" office:value-type="time" office:time-value="PT00H00M36.04113S">
            <text:p>36,041</text:p>
          </table:table-cell>
          <table:table-cell/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[N005.C136]" office:value-type="time" office:time-value="PT00H00M03.734083S">
            <text:p>03,734</text:p>
          </table:table-cell>
          <table:table-cell table:formula="of:=[N020.C136]" office:value-type="time" office:time-value="PT00H00M09.285829S">
            <text:p>09,286</text:p>
          </table:table-cell>
          <table:table-cell table:formula="of:=[N100.C136]" office:value-type="time" office:time-value="PT00H00M38.551672S">
            <text:p>38,552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56]" office:value-type="time" office:time-value="PT00H00M00.66S">
            <text:p>00,660</text:p>
          </table:table-cell>
          <table:table-cell table:formula="of:=[N020.C56]" office:value-type="time" office:time-value="PT00H00M01.36S">
            <text:p>01,360</text:p>
          </table:table-cell>
          <table:table-cell table:formula="of:=[N100.C56]" office:value-type="time" office:time-value="PT00H00M02.13S">
            <text:p>02,130</text:p>
          </table:table-cell>
          <table:table-cell table:number-columns-repeated="2"/>
          <table:table-cell office:value-type="string">
            <text:p>cpu</text:p>
          </table:table-cell>
          <table:table-cell table:formula="of:=[N005.C137]" office:value-type="time" office:time-value="PT00H00M00.75S">
            <text:p>00,750</text:p>
          </table:table-cell>
          <table:table-cell table:formula="of:=[N020.C137]" office:value-type="time" office:time-value="PT00H00M01.4S">
            <text:p>01,400</text:p>
          </table:table-cell>
          <table:table-cell table:formula="of:=[N100.C137]" office:value-type="time" office:time-value="PT00H00M02S">
            <text:p>02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57]" office:value-type="time" office:time-value="PT00H00M00.064604S">
            <text:p>00,065</text:p>
          </table:table-cell>
          <table:table-cell table:formula="of:=[N020.C57]" office:value-type="time" office:time-value="PT00H00M00.06532S">
            <text:p>00,065</text:p>
          </table:table-cell>
          <table:table-cell table:formula="of:=[N100.C57]" office:value-type="time" office:time-value="PT00H00M00.103136S">
            <text:p>00,103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138]" office:value-type="time" office:time-value="PT00H00M00.122654S">
            <text:p>00,123</text:p>
          </table:table-cell>
          <table:table-cell table:formula="of:=[N020.C138]" office:value-type="time" office:time-value="PT00H00M00.106587S">
            <text:p>00,107</text:p>
          </table:table-cell>
          <table:table-cell table:formula="of:=[N100.C138]" office:value-type="time" office:time-value="PT00H00M00.114503S">
            <text:p>00,115</text:p>
          </table:table-cell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[N005.C58]" office:value-type="time" office:time-value="PT00H00M00.625018S">
            <text:p>00,625</text:p>
          </table:table-cell>
          <table:table-cell table:formula="of:=[N020.C58]" office:value-type="time" office:time-value="PT00H00M02.644195S">
            <text:p>02,644</text:p>
          </table:table-cell>
          <table:table-cell table:formula="of:=[N100.C58]" office:value-type="time" office:time-value="PT00H00M10.316528S">
            <text:p>10,317</text:p>
          </table:table-cell>
          <table:table-cell/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[N005.C139]" office:value-type="time" office:time-value="PT00H00M00.543442S">
            <text:p>00,543</text:p>
          </table:table-cell>
          <table:table-cell table:formula="of:=[N020.C139]" office:value-type="time" office:time-value="PT00H00M02.083613S">
            <text:p>02,084</text:p>
          </table:table-cell>
          <table:table-cell table:formula="of:=[N100.C139]" office:value-type="time" office:time-value="PT00H00M07.989134S">
            <text:p>07,989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59]" office:value-type="time" office:time-value="PT00H00M00.44S">
            <text:p>00,440</text:p>
          </table:table-cell>
          <table:table-cell table:formula="of:=[N020.C59]" office:value-type="time" office:time-value="PT00H00M02.49S">
            <text:p>02,490</text:p>
          </table:table-cell>
          <table:table-cell table:formula="of:=[N100.C59]" office:value-type="time" office:time-value="PT00H00M09.47S">
            <text:p>09,470</text:p>
          </table:table-cell>
          <table:table-cell table:number-columns-repeated="2"/>
          <table:table-cell office:value-type="string">
            <text:p>cpu</text:p>
          </table:table-cell>
          <table:table-cell table:formula="of:=[N005.C140]" office:value-type="time" office:time-value="PT00H00M00.34S">
            <text:p>00,340</text:p>
          </table:table-cell>
          <table:table-cell table:formula="of:=[N020.C140]" office:value-type="time" office:time-value="PT00H00M01.79S">
            <text:p>01,790</text:p>
          </table:table-cell>
          <table:table-cell table:formula="of:=[N100.C140]" office:value-type="time" office:time-value="PT00H00M03.43S">
            <text:p>03,43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60]" office:value-type="time" office:time-value="PT00H00M00.078408S">
            <text:p>00,078</text:p>
          </table:table-cell>
          <table:table-cell table:formula="of:=[N020.C60]" office:value-type="time" office:time-value="PT00H00M00.082019S">
            <text:p>00,082</text:p>
          </table:table-cell>
          <table:table-cell table:formula="of:=[N100.C60]" office:value-type="time" office:time-value="PT00H00M00.094233S">
            <text:p>00,094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141]" office:value-type="time" office:time-value="PT00H00M00.078097S">
            <text:p>00,078</text:p>
          </table:table-cell>
          <table:table-cell table:formula="of:=[N020.C141]" office:value-type="time" office:time-value="PT00H00M00.081209S">
            <text:p>00,081</text:p>
          </table:table-cell>
          <table:table-cell table:formula="of:=[N100.C141]" office:value-type="time" office:time-value="PT00H00M00.135662S">
            <text:p>00,136</text:p>
          </table:table-cell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[N005.C61]" office:value-type="time" office:time-value="PT00H00M00.679507S">
            <text:p>00,680</text:p>
          </table:table-cell>
          <table:table-cell table:formula="of:=[N020.C61]" office:value-type="time" office:time-value="PT00H00M00.375572S">
            <text:p>00,376</text:p>
          </table:table-cell>
          <table:table-cell table:formula="of:=[N100.C61]" office:value-type="time" office:time-value="PT00H00M00.584236S">
            <text:p>00,584</text:p>
          </table:table-cell>
          <table:table-cell/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[N005.C142]" office:value-type="time" office:time-value="PT00H00M01.579191S">
            <text:p>01,579</text:p>
          </table:table-cell>
          <table:table-cell table:formula="of:=[N020.C142]" office:value-type="time" office:time-value="PT00H00M00.847021S">
            <text:p>00,847</text:p>
          </table:table-cell>
          <table:table-cell table:formula="of:=[N100.C142]" office:value-type="time" office:time-value="PT00H00M01.96904S">
            <text:p>01,969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62]" office:value-type="time" office:time-value="PT00H00M00.48S">
            <text:p>00,480</text:p>
          </table:table-cell>
          <table:table-cell table:formula="of:=[N020.C62]" office:value-type="time" office:time-value="PT00H00M00.23S">
            <text:p>00,230</text:p>
          </table:table-cell>
          <table:table-cell table:formula="of:=[N100.C62]" office:value-type="time" office:time-value="PT00H00M00.35S">
            <text:p>00,350</text:p>
          </table:table-cell>
          <table:table-cell table:number-columns-repeated="2"/>
          <table:table-cell office:value-type="string">
            <text:p>cpu</text:p>
          </table:table-cell>
          <table:table-cell table:formula="of:=[N005.C143]" office:value-type="time" office:time-value="PT00H00M01.03S">
            <text:p>01,030</text:p>
          </table:table-cell>
          <table:table-cell table:formula="of:=[N020.C143]" office:value-type="time" office:time-value="PT00H00M00.44S">
            <text:p>00,440</text:p>
          </table:table-cell>
          <table:table-cell table:formula="of:=[N100.C143]" office:value-type="time" office:time-value="PT00H00M00.78S">
            <text:p>00,78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63]" office:value-type="time" office:time-value="PT00H00M00.078963S">
            <text:p>00,079</text:p>
          </table:table-cell>
          <table:table-cell table:formula="of:=[N020.C63]" office:value-type="time" office:time-value="PT00H00M00.058348S">
            <text:p>00,058</text:p>
          </table:table-cell>
          <table:table-cell table:formula="of:=[N100.C63]" office:value-type="time" office:time-value="PT00H00M00.0764S">
            <text:p>00,076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144]" office:value-type="time" office:time-value="PT00H00M00.05826S">
            <text:p>00,058</text:p>
          </table:table-cell>
          <table:table-cell table:formula="of:=[N020.C144]" office:value-type="time" office:time-value="PT00H00M00.083947S">
            <text:p>00,084</text:p>
          </table:table-cell>
          <table:table-cell table:formula="of:=[N100.C144]" office:value-type="time" office:time-value="PT00H00M00.083512S">
            <text:p>00,084</text:p>
          </table:table-cell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[N005.C64]" office:value-type="time" office:time-value="PT00H00M00.233922S">
            <text:p>00,234</text:p>
          </table:table-cell>
          <table:table-cell table:formula="of:=[N020.C64]" office:value-type="time" office:time-value="PT00H00M00.305844S">
            <text:p>00,306</text:p>
          </table:table-cell>
          <table:table-cell table:formula="of:=[N100.C64]" office:value-type="time" office:time-value="PT00H00M00.550299S">
            <text:p>00,550</text:p>
          </table:table-cell>
          <table:table-cell/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[N005.C145]" office:value-type="time" office:time-value="PT00H00M00.336623S">
            <text:p>00,337</text:p>
          </table:table-cell>
          <table:table-cell table:formula="of:=[N020.C145]" office:value-type="time" office:time-value="PT00H00M00.923129S">
            <text:p>00,923</text:p>
          </table:table-cell>
          <table:table-cell table:formula="of:=[N100.C145]" office:value-type="time" office:time-value="PT00H00M08.025502S">
            <text:p>08,026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N005.C65]" office:value-type="time" office:time-value="PT00H00M00.09S">
            <text:p>00,090</text:p>
          </table:table-cell>
          <table:table-cell table:formula="of:=[N020.C65]" office:value-type="time" office:time-value="PT00H00M00.18S">
            <text:p>00,180</text:p>
          </table:table-cell>
          <table:table-cell table:formula="of:=[N100.C65]" office:value-type="time" office:time-value="PT00H00M00.38S">
            <text:p>00,380</text:p>
          </table:table-cell>
          <table:table-cell table:number-columns-repeated="2"/>
          <table:table-cell office:value-type="string">
            <text:p>cpu</text:p>
          </table:table-cell>
          <table:table-cell table:formula="of:=[N005.C146]" office:value-type="time" office:time-value="PT00H00M00.18S">
            <text:p>00,180</text:p>
          </table:table-cell>
          <table:table-cell table:formula="of:=[N020.C146]" office:value-type="time" office:time-value="PT00H00M00.79S">
            <text:p>00,790</text:p>
          </table:table-cell>
          <table:table-cell table:formula="of:=[N100.C146]" office:value-type="time" office:time-value="PT00H00M03.1S">
            <text:p>03,1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N005.C66]" office:value-type="time" office:time-value="PT00H00M00.050835S">
            <text:p>00,051</text:p>
          </table:table-cell>
          <table:table-cell table:formula="of:=[N020.C66]" office:value-type="time" office:time-value="PT00H00M00.035614S">
            <text:p>00,036</text:p>
          </table:table-cell>
          <table:table-cell table:formula="of:=[N100.C66]" office:value-type="time" office:time-value="PT00H00M00.068032S">
            <text:p>00,068</text:p>
          </table:table-cell>
          <table:table-cell table:number-columns-repeated="2"/>
          <table:table-cell office:value-type="string">
            <text:p>commit</text:p>
          </table:table-cell>
          <table:table-cell table:formula="of:=[N005.C147]" office:value-type="time" office:time-value="PT00H00M00.069306S">
            <text:p>00,069</text:p>
          </table:table-cell>
          <table:table-cell table:formula="of:=[N020.C147]" office:value-type="time" office:time-value="PT00H00M00.062929S">
            <text:p>00,063</text:p>
          </table:table-cell>
          <table:table-cell table:formula="of:=[N100.C147]" office:value-type="time" office:time-value="PT00H00M00.09282S">
            <text:p>00,093</text:p>
          </table:table-cell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[.C111]+[.C108]+[.C105]+[.C102]+[.C99]+[.C96]+[.C93]+[.C90]+[.C87]+[.C84]+[.C81]+[.C78]+[.C75]+[.C72]+[.C69]+[.C66]+[.C63]" office:value-type="time" office:time-value="PT00H01M56.304973S">
            <text:p>116,305</text:p>
          </table:table-cell>
          <table:table-cell table:formula="of:=[.D111]+[.D108]+[.D105]+[.D102]+[.D99]+[.D96]+[.D93]+[.D90]+[.D87]+[.D84]+[.D81]+[.D78]+[.D75]+[.D72]+[.D69]+[.D66]+[.D63]" office:value-type="time" office:time-value="PT00H07M43.925901S">
            <text:p>463,926</text:p>
          </table:table-cell>
          <table:table-cell table:formula="of:=[.E111]+[.E108]+[.E105]+[.E102]+[.E99]+[.E96]+[.E93]+[.E90]+[.E87]+[.E84]+[.E81]+[.E78]+[.E75]+[.E72]+[.E69]+[.E66]+[.E63]" office:value-type="time" office:time-value="PT00H58M23.428885S">
            <text:p>3503,429</text:p>
          </table:table-cell>
          <table:table-cell/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[.I111]+[.I108]+[.I105]+[.I102]+[.I99]+[.I96]+[.I93]+[.I90]+[.I87]+[.I84]+[.I81]+[.I78]+[.I75]+[.I72]+[.I69]+[.I66]+[.I63]" office:value-type="time" office:time-value="PT00H02M12.126811S">
            <text:p>132,127</text:p>
          </table:table-cell>
          <table:table-cell table:formula="of:=[.J111]+[.J108]+[.J105]+[.J102]+[.J99]+[.J96]+[.J93]+[.J90]+[.J87]+[.J84]+[.J81]+[.J78]+[.J75]+[.J72]+[.J69]+[.J66]+[.J63]" office:value-type="time" office:time-value="PT00H07M22.690829S">
            <text:p>442,691</text:p>
          </table:table-cell>
          <table:table-cell table:formula="of:=[.K111]+[.K108]+[.K105]+[.K102]+[.K99]+[.K96]+[.K93]+[.K90]+[.K87]+[.K84]+[.K81]+[.K78]+[.K75]+[.K72]+[.K69]+[.K66]+[.K63]" office:value-type="time" office:time-value="PT00H42M01.481396S">
            <text:p>2521,481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.C112]+[.C109]+[.C106]+[.C103]+[.C100]+[.C97]+[.C94]+[.C91]+[.C88]+[.C85]+[.C82]+[.C79]+[.C76]+[.C73]+[.C70]+[.C67]+[.C64]" office:value-type="time" office:time-value="PT00H01M52.94S">
            <text:p>112,940</text:p>
          </table:table-cell>
          <table:table-cell table:formula="of:=[.D112]+[.D109]+[.D106]+[.D103]+[.D100]+[.D97]+[.D94]+[.D91]+[.D88]+[.D85]+[.D82]+[.D79]+[.D76]+[.D73]+[.D70]+[.D67]+[.D64]" office:value-type="time" office:time-value="PT00H07M39.71999S">
            <text:p>459,720</text:p>
          </table:table-cell>
          <table:table-cell table:formula="of:=[.E112]+[.E109]+[.E106]+[.E103]+[.E100]+[.E97]+[.E94]+[.E91]+[.E88]+[.E85]+[.E82]+[.E79]+[.E76]+[.E73]+[.E70]+[.E67]+[.E64]" office:value-type="time" office:time-value="PT00H56M15.62S">
            <text:p>3375,620</text:p>
          </table:table-cell>
          <table:table-cell table:number-columns-repeated="2"/>
          <table:table-cell office:value-type="string">
            <text:p>cpu</text:p>
          </table:table-cell>
          <table:table-cell table:formula="of:=[.I112]+[.I109]+[.I106]+[.I103]+[.I100]+[.I97]+[.I94]+[.I91]+[.I88]+[.I85]+[.I82]+[.I79]+[.I76]+[.I73]+[.I70]+[.I67]+[.I64]" office:value-type="time" office:time-value="PT00H01M52.85999S">
            <text:p>112,860</text:p>
          </table:table-cell>
          <table:table-cell table:formula="of:=[.J112]+[.J109]+[.J106]+[.J103]+[.J100]+[.J97]+[.J94]+[.J91]+[.J88]+[.J85]+[.J82]+[.J79]+[.J76]+[.J73]+[.J70]+[.J67]+[.J64]" office:value-type="time" office:time-value="PT00H06M27.19S">
            <text:p>387,190</text:p>
          </table:table-cell>
          <table:table-cell table:formula="of:=[.K112]+[.K109]+[.K106]+[.K103]+[.K100]+[.K97]+[.K94]+[.K91]+[.K88]+[.K85]+[.K82]+[.K79]+[.K76]+[.K73]+[.K70]+[.K67]+[.K64]" office:value-type="time" office:time-value="PT00H33M57.99S">
            <text:p>2037,99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.C113]+[.C110]+[.C107]+[.C104]+[.C101]+[.C98]+[.C95]+[.C92]+[.C89]+[.C86]+[.C83]+[.C80]+[.C77]+[.C74]+[.C71]+[.C68]+[.C65]" office:value-type="time" office:time-value="PT00H00M01.314182S">
            <text:p>01,314</text:p>
          </table:table-cell>
          <table:table-cell table:formula="of:=[.D113]+[.D110]+[.D107]+[.D104]+[.D101]+[.D98]+[.D95]+[.D92]+[.D89]+[.D86]+[.D83]+[.D80]+[.D77]+[.D74]+[.D71]+[.D68]+[.D65]" office:value-type="time" office:time-value="PT00H00M01.719571S">
            <text:p>01,720</text:p>
          </table:table-cell>
          <table:table-cell table:formula="of:=[.E113]+[.E110]+[.E107]+[.E104]+[.E101]+[.E98]+[.E95]+[.E92]+[.E89]+[.E86]+[.E83]+[.E80]+[.E77]+[.E74]+[.E71]+[.E68]+[.E65]" office:value-type="time" office:time-value="PT00H00M04.19387S">
            <text:p>04,194</text:p>
          </table:table-cell>
          <table:table-cell table:number-columns-repeated="2"/>
          <table:table-cell office:value-type="string">
            <text:p>commit</text:p>
          </table:table-cell>
          <table:table-cell table:formula="of:=[.I113]+[.I110]+[.I107]+[.I104]+[.I101]+[.I98]+[.I95]+[.I92]+[.I89]+[.I86]+[.I83]+[.I80]+[.I77]+[.I74]+[.I71]+[.I68]+[.I65]" office:value-type="time" office:time-value="PT00H00M01.602834S">
            <text:p>01,603</text:p>
          </table:table-cell>
          <table:table-cell table:formula="of:=[.J113]+[.J110]+[.J107]+[.J104]+[.J101]+[.J98]+[.J95]+[.J92]+[.J89]+[.J86]+[.J83]+[.J80]+[.J77]+[.J74]+[.J71]+[.J68]+[.J65]" office:value-type="time" office:time-value="PT00H00M02.017237S">
            <text:p>02,017</text:p>
          </table:table-cell>
          <table:table-cell table:formula="of:=[.K113]+[.K110]+[.K107]+[.K104]+[.K101]+[.K98]+[.K95]+[.K92]+[.K89]+[.K86]+[.K83]+[.K80]+[.K77]+[.K74]+[.K71]+[.K68]+[.K65]" office:value-type="time" office:time-value="PT00H00M04.223943S">
            <text:p>04,224</text:p>
          </table:table-cell>
        </table:table-row>
      </table:table>
      <table:table table:name="B100" table:style-name="ta1" table:print="false">
        <table:table-column table:style-name="co1" table:number-columns-repeated="2" table:default-cell-style-name="Default"/>
        <table:table-column table:style-name="co1" table:number-columns-repeated="4" table:default-cell-style-name="ce17"/>
        <table:table-row table:style-name="ro1">
          <table:table-cell office:value-type="string">
            <text:p>Berlin MOD 1.0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>
            <text:p>OBA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>
            <text:p>Anz. Läufe</text:p>
          </table:table-cell>
          <table:table-cell office:value-type="float" office:value="1">
            <text:p>1</text:p>
          </table:table-cell>
          <table:table-cell table:style-name="Default" office:value-type="string">
            <text:p>Durchschnitt</text:p>
          </table:table-cell>
          <table:table-cell table:style-name="Default" office:value-type="string">
            <text:p>1.Lauf</text:p>
          </table:table-cell>
          <table:table-cell table:style-name="Default" office:value-type="string">
            <text:p>2.Lauf</text:p>
          </table:table-cell>
          <table:table-cell table:style-name="Default" office:value-type="string">
            <text:p>3.Lauf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4:.F4])/[.$B$3]" office:value-type="time" office:time-value="PT00H00M00.225523S">
            <text:p>00:00:00,226</text:p>
          </table:table-cell>
          <table:table-cell office:value-type="time" office:time-value="PT00H00M00.225523S">
            <text:p>00:00:00,22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:.F5])/[.$B$3]" office:value-type="time" office:time-value="PT00H00M00.01S">
            <text:p>00:00:00,010</text:p>
          </table:table-cell>
          <table:table-cell office:value-type="time" office:time-value="PT00H00M00.01S">
            <text:p>00:00:00,0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:.F6])/[.$B$3]" office:value-type="time" office:time-value="PT00H00M00.00891S">
            <text:p>00:00:00,009</text:p>
          </table:table-cell>
          <table:table-cell office:value-type="time" office:time-value="PT00H00M00.00891S">
            <text:p>00:00:00,009</text:p>
          </table:table-cell>
          <table:table-cell table:number-columns-repeated="2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7:.F7])/[.$B$3]" office:value-type="time" office:time-value="PT00H00M00.00487S">
            <text:p>00:00:00,005</text:p>
          </table:table-cell>
          <table:table-cell office:value-type="time" office:time-value="PT00H00M00.00487S">
            <text:p>00:00:00,00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:.F8])/[.$B$3]" office:value-type="time" office:time-value="PT00H00M00S">
            <text:p>00:00:00,000</text:p>
          </table:table-cell>
          <table:table-cell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:.F9])/[.$B$3]" office:value-type="time" office:time-value="PT00H00M00.000069S">
            <text:p>00:00:00,000</text:p>
          </table:table-cell>
          <table:table-cell office:value-type="time" office:time-value="PT00H00M00.000069S">
            <text:p>00:00:00,000</text:p>
          </table:table-cell>
          <table:table-cell table:number-columns-repeated="2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10:.F10])/[.$B$3]" office:value-type="time" office:time-value="PT00H00M00.745211S">
            <text:p>00:00:00,745</text:p>
          </table:table-cell>
          <table:table-cell office:value-type="time" office:time-value="PT00H00M00.745211S">
            <text:p>00:00:00,7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:.F11])/[.$B$3]" office:value-type="time" office:time-value="PT00H00M00.08S">
            <text:p>00:00:00,080</text:p>
          </table:table-cell>
          <table:table-cell office:value-type="time" office:time-value="PT00H00M00.08S">
            <text:p>00:00:00,08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:.F12])/[.$B$3]" office:value-type="time" office:time-value="PT00H00M00.048415S">
            <text:p>00:00:00,048</text:p>
          </table:table-cell>
          <table:table-cell office:value-type="time" office:time-value="PT00H00M00.048415S">
            <text:p>00:00:00,048</text:p>
          </table:table-cell>
          <table:table-cell table:number-columns-repeated="2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13:.F13])/[.$B$3]" office:value-type="time" office:time-value="PT00H02M29.167346S">
            <text:p>00:02:29,167</text:p>
          </table:table-cell>
          <table:table-cell office:value-type="time" office:time-value="PT00H02M29.167346S">
            <text:p>00:02:29,1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:.F14])/[.$B$3]" office:value-type="time" office:time-value="PT00H00M49.42999S">
            <text:p>00:00:49,430</text:p>
          </table:table-cell>
          <table:table-cell office:value-type="time" office:time-value="PT00H00M49.42999S">
            <text:p>00:00:49,4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:.F15])/[.$B$3]" office:value-type="time" office:time-value="PT00H00M00.155284S">
            <text:p>00:00:00,155</text:p>
          </table:table-cell>
          <table:table-cell office:value-type="time" office:time-value="PT00H00M00.155284S">
            <text:p>00:00:00,155</text:p>
          </table:table-cell>
          <table:table-cell table:number-columns-repeated="2"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+[.C19]+[.C22]+[.C25]" office:value-type="time" office:time-value="PT00H00M03.028863S">
            <text:p>00:00:03,029</text:p>
          </table:table-cell>
          <table:table-cell table:formula="of:=+[.D19]+[.D22]+[.D25]" office:value-type="time" office:time-value="PT00H00M03.028863S">
            <text:p>00:00:03,029</text:p>
          </table:table-cell>
          <table:table-cell table:formula="of:=+[.E19]+[.E22]+[.E25]" office:value-type="time" office:time-value="PT00H00M00S">
            <text:p>00:00:00,000</text:p>
          </table:table-cell>
          <table:table-cell table:formula="of:=+[.F19]+[.F22]+[.F25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20]+[.C23]+[.C26]" office:value-type="time" office:time-value="PT00H00M02.2S">
            <text:p>00:00:02,200</text:p>
          </table:table-cell>
          <table:table-cell table:formula="of:=+[.D20]+[.D23]+[.D26]" office:value-type="time" office:time-value="PT00H00M02.2S">
            <text:p>00:00:02,200</text:p>
          </table:table-cell>
          <table:table-cell table:formula="of:=+[.E20]+[.E23]+[.E26]" office:value-type="time" office:time-value="PT00H00M00S">
            <text:p>00:00:00,000</text:p>
          </table:table-cell>
          <table:table-cell table:formula="of:=+[.F20]+[.F23]+[.F26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21]+[.C24]+[.C27]" office:value-type="time" office:time-value="PT00H00M00.249389S">
            <text:p>00:00:00,249</text:p>
          </table:table-cell>
          <table:table-cell table:formula="of:=+[.D21]+[.D24]+[.D27]" office:value-type="time" office:time-value="PT00H00M00.249389S">
            <text:p>00:00:00,249</text:p>
          </table:table-cell>
          <table:table-cell table:formula="of:=+[.E21]+[.E24]+[.E27]" office:value-type="time" office:time-value="PT00H00M00S">
            <text:p>00:00:00,000</text:p>
          </table:table-cell>
          <table:table-cell table:formula="of:=+[.F21]+[.F24]+[.F27]" office:value-type="time" office:time-value="PT00H00M00S">
            <text:p>00:00:00,000</text:p>
          </table:table-cell>
        </table:table-row>
        <table:table-row table:style-name="ro1">
          <table:table-cell table:style-name="ce14" office:value-type="string">
            <text:p>Q5tmp1</text:p>
          </table:table-cell>
          <table:table-cell table:style-name="ce14" office:value-type="string">
            <text:p>elapsed</text:p>
          </table:table-cell>
          <table:table-cell table:style-name="ce18" table:formula="of:=SUM([.D19:.F19])/[.$B$3]" office:value-type="time" office:time-value="PT00H00M00.753055S">
            <text:p>00:00:00,753</text:p>
          </table:table-cell>
          <table:table-cell table:style-name="ce18" office:value-type="time" office:time-value="PT00H00M00.753055S">
            <text:p>00:00:00,753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20:.F20])/[.$B$3]" office:value-type="time" office:time-value="PT00H00M00.22S">
            <text:p>00:00:00,220</text:p>
          </table:table-cell>
          <table:table-cell table:style-name="ce18" office:value-type="time" office:time-value="PT00H00M00.22S">
            <text:p>00:00:00,220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21:.F21])/[.$B$3]" office:value-type="time" office:time-value="PT00H00M00.096355S">
            <text:p>00:00:00,096</text:p>
          </table:table-cell>
          <table:table-cell table:style-name="ce18" office:value-type="time" office:time-value="PT00H00M00.096355S">
            <text:p>00:00:00,096</text:p>
          </table:table-cell>
          <table:table-cell table:style-name="ce18"/>
          <table:table-cell table:style-name="ce18"/>
        </table:table-row>
        <table:table-row table:style-name="ro1">
          <table:table-cell table:style-name="ce14" office:value-type="string">
            <text:p>Q5tmp2</text:p>
          </table:table-cell>
          <table:table-cell table:style-name="ce14" office:value-type="string">
            <text:p>elapsed</text:p>
          </table:table-cell>
          <table:table-cell table:style-name="ce18" table:formula="of:=SUM([.D22:.F22])/[.$B$3]" office:value-type="time" office:time-value="PT00H00M00.394502S">
            <text:p>00:00:00,395</text:p>
          </table:table-cell>
          <table:table-cell table:style-name="ce18" office:value-type="time" office:time-value="PT00H00M00.394502S">
            <text:p>00:00:00,395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23:.F23])/[.$B$3]" office:value-type="time" office:time-value="PT00H00M00.21S">
            <text:p>00:00:00,210</text:p>
          </table:table-cell>
          <table:table-cell table:style-name="ce18" office:value-type="time" office:time-value="PT00H00M00.21S">
            <text:p>00:00:00,210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24:.F24])/[.$B$3]" office:value-type="time" office:time-value="PT00H00M00.102322S">
            <text:p>00:00:00,102</text:p>
          </table:table-cell>
          <table:table-cell table:style-name="ce18" office:value-type="time" office:time-value="PT00H00M00.102322S">
            <text:p>00:00:00,102</text:p>
          </table:table-cell>
          <table:table-cell table:style-name="ce18"/>
          <table:table-cell table:style-name="ce18"/>
        </table:table-row>
        <table:table-row table:style-name="ro1">
          <table:table-cell table:style-name="ce14" office:value-type="string">
            <text:p>Q5res</text:p>
          </table:table-cell>
          <table:table-cell table:style-name="ce14" office:value-type="string">
            <text:p>elapsed</text:p>
          </table:table-cell>
          <table:table-cell table:style-name="ce18" table:formula="of:=SUM([.D25:.F25])/[.$B$3]" office:value-type="time" office:time-value="PT00H00M01.881306S">
            <text:p>00:00:01,881</text:p>
          </table:table-cell>
          <table:table-cell table:style-name="ce18" office:value-type="time" office:time-value="PT00H00M01.881306S">
            <text:p>00:00:01,881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26:.F26])/[.$B$3]" office:value-type="time" office:time-value="PT00H00M01.77S">
            <text:p>00:00:01,770</text:p>
          </table:table-cell>
          <table:table-cell table:style-name="ce18" office:value-type="time" office:time-value="PT00H00M01.77S">
            <text:p>00:00:01,770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27:.F27])/[.$B$3]" office:value-type="time" office:time-value="PT00H00M00.050712S">
            <text:p>00:00:00,051</text:p>
          </table:table-cell>
          <table:table-cell table:style-name="ce18" office:value-type="time" office:time-value="PT00H00M00.050712S">
            <text:p>00:00:00,051</text:p>
          </table:table-cell>
          <table:table-cell table:style-name="ce18"/>
          <table:table-cell table:style-name="ce18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28:.F28])/[.$B$3]" office:value-type="time" office:time-value="PT00H24M23.213585S">
            <text:p>00:24:23,214</text:p>
          </table:table-cell>
          <table:table-cell office:value-type="time" office:time-value="PT00H24M23.213585S">
            <text:p>00:24:23,21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9:.F29])/[.$B$3]" office:value-type="time" office:time-value="PT00H24M22.08S">
            <text:p>00:24:22,080</text:p>
          </table:table-cell>
          <table:table-cell office:value-type="time" office:time-value="PT00H24M22.08S">
            <text:p>00:24:22,08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0:.F30])/[.$B$3]" office:value-type="time" office:time-value="PT00H00M00.024362S">
            <text:p>00:00:00,024</text:p>
          </table:table-cell>
          <table:table-cell office:value-type="time" office:time-value="PT00H00M00.024362S">
            <text:p>00:00:00,024</text:p>
          </table:table-cell>
          <table:table-cell table:number-columns-repeated="2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+[.C34]+[.C37]" office:value-type="time" office:time-value="PT00H01M24.659909S">
            <text:p>00:01:24,660</text:p>
          </table:table-cell>
          <table:table-cell table:formula="of:=+[.D34]+[.D37]" office:value-type="time" office:time-value="PT00H01M24.659909S">
            <text:p>00:01:24,660</text:p>
          </table:table-cell>
          <table:table-cell table:formula="of:=+[.E34]+[.E37]" office:value-type="time" office:time-value="PT00H00M00S">
            <text:p>00:00:00,000</text:p>
          </table:table-cell>
          <table:table-cell table:formula="of:=+[.F34]+[.F37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35]+[.C38]" office:value-type="time" office:time-value="PT00H01M06.27S">
            <text:p>00:01:06,270</text:p>
          </table:table-cell>
          <table:table-cell table:formula="of:=+[.D35]+[.D38]" office:value-type="time" office:time-value="PT00H01M06.27S">
            <text:p>00:01:06,270</text:p>
          </table:table-cell>
          <table:table-cell table:formula="of:=+[.E35]+[.E38]" office:value-type="time" office:time-value="PT00H00M00S">
            <text:p>00:00:00,000</text:p>
          </table:table-cell>
          <table:table-cell table:formula="of:=+[.F35]+[.F38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36]+[.C39]" office:value-type="time" office:time-value="PT00H00M00.1175S">
            <text:p>00:00:00,118</text:p>
          </table:table-cell>
          <table:table-cell table:formula="of:=+[.D36]+[.D39]" office:value-type="time" office:time-value="PT00H00M00.1175S">
            <text:p>00:00:00,118</text:p>
          </table:table-cell>
          <table:table-cell table:formula="of:=+[.E36]+[.E39]" office:value-type="time" office:time-value="PT00H00M00S">
            <text:p>00:00:00,000</text:p>
          </table:table-cell>
          <table:table-cell table:formula="of:=+[.F36]+[.F39]" office:value-type="time" office:time-value="PT00H00M00S">
            <text:p>00:00:00,000</text:p>
          </table:table-cell>
        </table:table-row>
        <table:table-row table:style-name="ro1">
          <table:table-cell table:style-name="ce14" office:value-type="string">
            <text:p>Q7tmp1</text:p>
          </table:table-cell>
          <table:table-cell table:style-name="ce14" office:value-type="string">
            <text:p>elapsed</text:p>
          </table:table-cell>
          <table:table-cell table:style-name="ce18" table:formula="of:=SUM([.D34:.F34])/[.$B$3]" office:value-type="time" office:time-value="PT00H01M20.672304S">
            <text:p>00:01:20,672</text:p>
          </table:table-cell>
          <table:table-cell table:style-name="ce18" office:value-type="time" office:time-value="PT00H01M20.672304S">
            <text:p>00:01:20,672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35:.F35])/[.$B$3]" office:value-type="time" office:time-value="PT00H01M05.4S">
            <text:p>00:01:05,400</text:p>
          </table:table-cell>
          <table:table-cell table:style-name="ce18" office:value-type="time" office:time-value="PT00H01M05.4S">
            <text:p>00:01:05,400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36:.F36])/[.$B$3]" office:value-type="time" office:time-value="PT00H00M00.053505S">
            <text:p>00:00:00,054</text:p>
          </table:table-cell>
          <table:table-cell table:style-name="ce18" office:value-type="time" office:time-value="PT00H00M00.053505S">
            <text:p>00:00:00,054</text:p>
          </table:table-cell>
          <table:table-cell table:style-name="ce18"/>
          <table:table-cell table:style-name="ce18"/>
        </table:table-row>
        <table:table-row table:style-name="ro1">
          <table:table-cell table:style-name="ce14" office:value-type="string">
            <text:p>Q7res</text:p>
          </table:table-cell>
          <table:table-cell table:style-name="ce14" office:value-type="string">
            <text:p>elapsed</text:p>
          </table:table-cell>
          <table:table-cell table:style-name="ce18" table:formula="of:=SUM([.D37:.F37])/[.$B$3]" office:value-type="time" office:time-value="PT00H00M03.987605S">
            <text:p>00:00:03,988</text:p>
          </table:table-cell>
          <table:table-cell table:style-name="ce18" office:value-type="time" office:time-value="PT00H00M03.987605S">
            <text:p>00:00:03,988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38:.F38])/[.$B$3]" office:value-type="time" office:time-value="PT00H00M00.87S">
            <text:p>00:00:00,870</text:p>
          </table:table-cell>
          <table:table-cell table:style-name="ce18" office:value-type="time" office:time-value="PT00H00M00.87S">
            <text:p>00:00:00,870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39:.F39])/[.$B$3]" office:value-type="time" office:time-value="PT00H00M00.063995S">
            <text:p>00:00:00,064</text:p>
          </table:table-cell>
          <table:table-cell table:style-name="ce18" office:value-type="time" office:time-value="PT00H00M00.063995S">
            <text:p>00:00:00,064</text:p>
          </table:table-cell>
          <table:table-cell table:style-name="ce18"/>
          <table:table-cell table:style-name="ce18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40:.F40])/[.$B$3]" office:value-type="time" office:time-value="PT00H00M00.890243S">
            <text:p>00:00:00,890</text:p>
          </table:table-cell>
          <table:table-cell office:value-type="time" office:time-value="PT00H00M00.890243S">
            <text:p>00:00:00,89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1:.F41])/[.$B$3]" office:value-type="time" office:time-value="PT00H00M00.53S">
            <text:p>00:00:00,530</text:p>
          </table:table-cell>
          <table:table-cell office:value-type="time" office:time-value="PT00H00M00.53S">
            <text:p>00:00:00,5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2:.F42])/[.$B$3]" office:value-type="time" office:time-value="PT00H00M00.066417S">
            <text:p>00:00:00,066</text:p>
          </table:table-cell>
          <table:table-cell office:value-type="time" office:time-value="PT00H00M00.066417S">
            <text:p>00:00:00,066</text:p>
          </table:table-cell>
          <table:table-cell table:number-columns-repeated="2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43:.F43])/[.$B$3]" office:value-type="time" office:time-value="PT00H13M50.252692S">
            <text:p>00:13:50,253</text:p>
          </table:table-cell>
          <table:table-cell office:value-type="time" office:time-value="PT00H13M50.252692S">
            <text:p>00:13:50,25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4:.F44])/[.$B$3]" office:value-type="time" office:time-value="PT00H13M36.35S">
            <text:p>00:13:36,350</text:p>
          </table:table-cell>
          <table:table-cell office:value-type="time" office:time-value="PT00H13M36.35S">
            <text:p>00:13:36,3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5:.F45])/[.$B$3]" office:value-type="time" office:time-value="PT00H00M00.039897S">
            <text:p>00:00:00,040</text:p>
          </table:table-cell>
          <table:table-cell office:value-type="time" office:time-value="PT00H00M00.039897S">
            <text:p>00:00:00,040</text:p>
          </table:table-cell>
          <table:table-cell table:number-columns-repeated="2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46:.F46])/[.$B$3]" office:value-type="time" office:time-value="PT01H13M34.631704S">
            <text:p>01:13:34,632</text:p>
          </table:table-cell>
          <table:table-cell office:value-type="time" office:time-value="PT01H13M34.631704S">
            <text:p>01:13:34,63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7:.F47])/[.$B$3]" office:value-type="time" office:time-value="PT01H12M29.4S">
            <text:p>01:12:29,400</text:p>
          </table:table-cell>
          <table:table-cell office:value-type="time" office:time-value="PT01H12M29.4S">
            <text:p>01:12:29,4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8:.F48])/[.$B$3]" office:value-type="time" office:time-value="PT00H00M00.247765S">
            <text:p>00:00:00,248</text:p>
          </table:table-cell>
          <table:table-cell office:value-type="time" office:time-value="PT00H00M00.247765S">
            <text:p>00:00:00,248</text:p>
          </table:table-cell>
          <table:table-cell table:number-columns-repeated="2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49:.F49])/[.$B$3]" office:value-type="time" office:time-value="PT00H00M00.656071S">
            <text:p>00:00:00,656</text:p>
          </table:table-cell>
          <table:table-cell office:value-type="time" office:time-value="PT00H00M00.656071S">
            <text:p>00:00:00,65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0:.F50])/[.$B$3]" office:value-type="time" office:time-value="PT00H00M00.06S">
            <text:p>00:00:00,060</text:p>
          </table:table-cell>
          <table:table-cell office:value-type="time" office:time-value="PT00H00M00.06S">
            <text:p>00:00:00,06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1:.F51])/[.$B$3]" office:value-type="time" office:time-value="PT00H00M00.02603S">
            <text:p>00:00:00,026</text:p>
          </table:table-cell>
          <table:table-cell office:value-type="time" office:time-value="PT00H00M00.02603S">
            <text:p>00:00:00,026</text:p>
          </table:table-cell>
          <table:table-cell table:number-columns-repeated="2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+[.C55]+[.C58]" office:value-type="time" office:time-value="PT00H00M36.209587S">
            <text:p>00:00:36,210</text:p>
          </table:table-cell>
          <table:table-cell table:formula="of:=+[.D55]+[.D58]" office:value-type="time" office:time-value="PT00H00M36.209587S">
            <text:p>00:00:36,210</text:p>
          </table:table-cell>
          <table:table-cell table:formula="of:=+[.E55]+[.E58]" office:value-type="time" office:time-value="PT00H00M00S">
            <text:p>00:00:00,000</text:p>
          </table:table-cell>
          <table:table-cell table:formula="of:=+[.F55]+[.F58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56]+[.C59]" office:value-type="time" office:time-value="PT00H00M28.33S">
            <text:p>00:00:28,330</text:p>
          </table:table-cell>
          <table:table-cell table:formula="of:=+[.D56]+[.D59]" office:value-type="time" office:time-value="PT00H00M28.33S">
            <text:p>00:00:28,330</text:p>
          </table:table-cell>
          <table:table-cell table:formula="of:=+[.E56]+[.E59]" office:value-type="time" office:time-value="PT00H00M00S">
            <text:p>00:00:00,000</text:p>
          </table:table-cell>
          <table:table-cell table:formula="of:=+[.F56]+[.F59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57]+[.C60]" office:value-type="time" office:time-value="PT00H00M00.046999S">
            <text:p>00:00:00,047</text:p>
          </table:table-cell>
          <table:table-cell table:formula="of:=+[.D57]+[.D60]" office:value-type="time" office:time-value="PT00H00M00.046999S">
            <text:p>00:00:00,047</text:p>
          </table:table-cell>
          <table:table-cell table:formula="of:=+[.E57]+[.E60]" office:value-type="time" office:time-value="PT00H00M00S">
            <text:p>00:00:00,000</text:p>
          </table:table-cell>
          <table:table-cell table:formula="of:=+[.F57]+[.F60]" office:value-type="time" office:time-value="PT00H00M00S">
            <text:p>00:00:00,000</text:p>
          </table:table-cell>
        </table:table-row>
        <table:table-row table:style-name="ro1">
          <table:table-cell table:style-name="ce14" office:value-type="string">
            <text:p>Q12tmp1</text:p>
          </table:table-cell>
          <table:table-cell table:style-name="ce14" office:value-type="string">
            <text:p>elapsed</text:p>
          </table:table-cell>
          <table:table-cell table:style-name="ce18" table:formula="of:=SUM([.D55:.F55])/[.$B$3]" office:value-type="time" office:time-value="PT00H00M00.044169S">
            <text:p>00:00:00,044</text:p>
          </table:table-cell>
          <table:table-cell table:style-name="ce18" office:value-type="time" office:time-value="PT00H00M00.044169S">
            <text:p>00:00:00,044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56:.F56])/[.$B$3]" office:value-type="time" office:time-value="PT00H00M00S">
            <text:p>00:00:00,000</text:p>
          </table:table-cell>
          <table:table-cell table:style-name="ce18" office:value-type="time" office:time-value="PT00H00M00S">
            <text:p>00:00:00,000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57:.F57])/[.$B$3]" office:value-type="time" office:time-value="PT00H00M00.01457S">
            <text:p>00:00:00,015</text:p>
          </table:table-cell>
          <table:table-cell table:style-name="ce18" office:value-type="time" office:time-value="PT00H00M00.01457S">
            <text:p>00:00:00,015</text:p>
          </table:table-cell>
          <table:table-cell table:style-name="ce18"/>
          <table:table-cell table:style-name="ce18"/>
        </table:table-row>
        <table:table-row table:style-name="ro1">
          <table:table-cell table:style-name="ce14" office:value-type="string">
            <text:p>Q12res</text:p>
          </table:table-cell>
          <table:table-cell table:style-name="ce14" office:value-type="string">
            <text:p>elapsed</text:p>
          </table:table-cell>
          <table:table-cell table:style-name="ce18" table:formula="of:=SUM([.D58:.F58])/[.$B$3]" office:value-type="time" office:time-value="PT00H00M36.165418S">
            <text:p>00:00:36,165</text:p>
          </table:table-cell>
          <table:table-cell table:style-name="ce18" office:value-type="time" office:time-value="PT00H00M36.165418S">
            <text:p>00:00:36,165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59:.F59])/[.$B$3]" office:value-type="time" office:time-value="PT00H00M28.33S">
            <text:p>00:00:28,330</text:p>
          </table:table-cell>
          <table:table-cell table:style-name="ce18" office:value-type="time" office:time-value="PT00H00M28.33S">
            <text:p>00:00:28,330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60:.F60])/[.$B$3]" office:value-type="time" office:time-value="PT00H00M00.032429S">
            <text:p>00:00:00,032</text:p>
          </table:table-cell>
          <table:table-cell table:style-name="ce18" office:value-type="time" office:time-value="PT00H00M00.032429S">
            <text:p>00:00:00,032</text:p>
          </table:table-cell>
          <table:table-cell table:style-name="ce18"/>
          <table:table-cell table:style-name="ce18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61:.F61])/[.$B$3]" office:value-type="time" office:time-value="PT00H01M59.684526S">
            <text:p>00:01:59,685</text:p>
          </table:table-cell>
          <table:table-cell office:value-type="time" office:time-value="PT00H01M59.684526S">
            <text:p>00:01:59,68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2:.F62])/[.$B$3]" office:value-type="time" office:time-value="PT00H01M33.48S">
            <text:p>00:01:33,480</text:p>
          </table:table-cell>
          <table:table-cell office:value-type="time" office:time-value="PT00H01M33.48S">
            <text:p>00:01:33,48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3:.F63])/[.$B$3]" office:value-type="time" office:time-value="PT00H00M00.113015S">
            <text:p>00:00:00,113</text:p>
          </table:table-cell>
          <table:table-cell office:value-type="time" office:time-value="PT00H00M00.113015S">
            <text:p>00:00:00,113</text:p>
          </table:table-cell>
          <table:table-cell table:number-columns-repeated="2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64:.F64])/[.$B$3]" office:value-type="time" office:time-value="PT00H00M10.912161S">
            <text:p>00:00:10,912</text:p>
          </table:table-cell>
          <table:table-cell office:value-type="time" office:time-value="PT00H00M10.912161S">
            <text:p>00:00:10,91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5:.F65])/[.$B$3]" office:value-type="time" office:time-value="PT00H00M03S">
            <text:p>00:00:03,000</text:p>
          </table:table-cell>
          <table:table-cell office:value-type="time" office:time-value="PT00H00M03S">
            <text:p>00:00:03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6:.F66])/[.$B$3]" office:value-type="time" office:time-value="PT00H00M00.086277S">
            <text:p>00:00:00,086</text:p>
          </table:table-cell>
          <table:table-cell office:value-type="time" office:time-value="PT00H00M00.086277S">
            <text:p>00:00:00,086</text:p>
          </table:table-cell>
          <table:table-cell table:number-columns-repeated="2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67:.F67])/[.$B$3]" office:value-type="time" office:time-value="PT00H00M30.87387S">
            <text:p>00:00:30,874</text:p>
          </table:table-cell>
          <table:table-cell office:value-type="time" office:time-value="PT00H00M30.87387S">
            <text:p>00:00:30,87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8:.F68])/[.$B$3]" office:value-type="time" office:time-value="PT00H00M28.45S">
            <text:p>00:00:28,450</text:p>
          </table:table-cell>
          <table:table-cell office:value-type="time" office:time-value="PT00H00M28.45S">
            <text:p>00:00:28,4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9:.F69])/[.$B$3]" office:value-type="time" office:time-value="PT00H00M00.074407S">
            <text:p>00:00:00,074</text:p>
          </table:table-cell>
          <table:table-cell office:value-type="time" office:time-value="PT00H00M00.074407S">
            <text:p>00:00:00,074</text:p>
          </table:table-cell>
          <table:table-cell table:number-columns-repeated="2"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+[.C73]+[.C76]+[.C79]" office:value-type="time" office:time-value="PT00H00M35.489965S">
            <text:p>00:00:35,490</text:p>
          </table:table-cell>
          <table:table-cell table:formula="of:=+[.D73]+[.D76]+[.D79]" office:value-type="time" office:time-value="PT00H00M35.489965S">
            <text:p>00:00:35,490</text:p>
          </table:table-cell>
          <table:table-cell table:formula="of:=+[.E73]+[.E76]+[.E79]" office:value-type="time" office:time-value="PT00H00M00S">
            <text:p>00:00:00,000</text:p>
          </table:table-cell>
          <table:table-cell table:formula="of:=+[.F73]+[.F76]+[.F79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74]+[.C77]+[.C80]" office:value-type="time" office:time-value="PT00H00M34.31S">
            <text:p>00:00:34,310</text:p>
          </table:table-cell>
          <table:table-cell table:formula="of:=+[.D74]+[.D77]+[.D80]" office:value-type="time" office:time-value="PT00H00M34.31S">
            <text:p>00:00:34,310</text:p>
          </table:table-cell>
          <table:table-cell table:formula="of:=+[.E74]+[.E77]+[.E80]" office:value-type="time" office:time-value="PT00H00M00S">
            <text:p>00:00:00,000</text:p>
          </table:table-cell>
          <table:table-cell table:formula="of:=+[.F74]+[.F77]+[.F80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75]+[.C78]+[.C81]" office:value-type="time" office:time-value="PT00H00M00.688501S">
            <text:p>00:00:00,689</text:p>
          </table:table-cell>
          <table:table-cell table:formula="of:=+[.D75]+[.D78]+[.D81]" office:value-type="time" office:time-value="PT00H00M00.688501S">
            <text:p>00:00:00,689</text:p>
          </table:table-cell>
          <table:table-cell table:formula="of:=+[.E75]+[.E78]+[.E81]" office:value-type="time" office:time-value="PT00H00M00S">
            <text:p>00:00:00,000</text:p>
          </table:table-cell>
          <table:table-cell table:formula="of:=+[.F75]+[.F78]+[.F81]" office:value-type="time" office:time-value="PT00H00M00S">
            <text:p>00:00:00,000</text:p>
          </table:table-cell>
        </table:table-row>
        <table:table-row table:style-name="ro1">
          <table:table-cell table:style-name="ce14" office:value-type="string">
            <text:p>Q16tmp1</text:p>
          </table:table-cell>
          <table:table-cell table:style-name="ce14" office:value-type="string">
            <text:p>elapsed</text:p>
          </table:table-cell>
          <table:table-cell table:style-name="ce18" table:formula="of:=SUM([.D73:.F73])/[.$B$3]" office:value-type="time" office:time-value="PT00H00M19.015055S">
            <text:p>00:00:19,015</text:p>
          </table:table-cell>
          <table:table-cell table:style-name="ce18" office:value-type="time" office:time-value="PT00H00M19.015055S">
            <text:p>00:00:19,015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74:.F74])/[.$B$3]" office:value-type="time" office:time-value="PT00H00M18.28S">
            <text:p>00:00:18,280</text:p>
          </table:table-cell>
          <table:table-cell table:style-name="ce18" office:value-type="time" office:time-value="PT00H00M18.28S">
            <text:p>00:00:18,280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75:.F75])/[.$B$3]" office:value-type="time" office:time-value="PT00H00M00.520644S">
            <text:p>00:00:00,521</text:p>
          </table:table-cell>
          <table:table-cell table:style-name="ce18" office:value-type="time" office:time-value="PT00H00M00.520644S">
            <text:p>00:00:00,521</text:p>
          </table:table-cell>
          <table:table-cell table:style-name="ce18"/>
          <table:table-cell table:style-name="ce18"/>
        </table:table-row>
        <table:table-row table:style-name="ro1">
          <table:table-cell table:style-name="ce14" office:value-type="string">
            <text:p>Q16tmp2</text:p>
          </table:table-cell>
          <table:table-cell table:style-name="ce14" office:value-type="string">
            <text:p>elapsed</text:p>
          </table:table-cell>
          <table:table-cell table:style-name="ce18" table:formula="of:=SUM([.D76:.F76])/[.$B$3]" office:value-type="time" office:time-value="PT00H00M16.316308S">
            <text:p>00:00:16,316</text:p>
          </table:table-cell>
          <table:table-cell table:style-name="ce18" office:value-type="time" office:time-value="PT00H00M16.316308S">
            <text:p>00:00:16,316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77:.F77])/[.$B$3]" office:value-type="time" office:time-value="PT00H00M16.01S">
            <text:p>00:00:16,010</text:p>
          </table:table-cell>
          <table:table-cell table:style-name="ce18" office:value-type="time" office:time-value="PT00H00M16.01S">
            <text:p>00:00:16,010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78:.F78])/[.$B$3]" office:value-type="time" office:time-value="PT00H00M00.119482S">
            <text:p>00:00:00,119</text:p>
          </table:table-cell>
          <table:table-cell table:style-name="ce18" office:value-type="time" office:time-value="PT00H00M00.119482S">
            <text:p>00:00:00,119</text:p>
          </table:table-cell>
          <table:table-cell table:style-name="ce18"/>
          <table:table-cell table:style-name="ce18"/>
        </table:table-row>
        <table:table-row table:style-name="ro1">
          <table:table-cell table:style-name="ce14" office:value-type="string">
            <text:p>Q16res</text:p>
          </table:table-cell>
          <table:table-cell table:style-name="ce14" office:value-type="string">
            <text:p>elapsed</text:p>
          </table:table-cell>
          <table:table-cell table:style-name="ce18" table:formula="of:=SUM([.D79:.F79])/[.$B$3]" office:value-type="time" office:time-value="PT00H00M00.158602S">
            <text:p>00:00:00,159</text:p>
          </table:table-cell>
          <table:table-cell table:style-name="ce18" office:value-type="time" office:time-value="PT00H00M00.158602S">
            <text:p>00:00:00,159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80:.F80])/[.$B$3]" office:value-type="time" office:time-value="PT00H00M00.02S">
            <text:p>00:00:00,020</text:p>
          </table:table-cell>
          <table:table-cell table:style-name="ce18" office:value-type="time" office:time-value="PT00H00M00.02S">
            <text:p>00:00:00,020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81:.F81])/[.$B$3]" office:value-type="time" office:time-value="PT00H00M00.048375S">
            <text:p>00:00:00,048</text:p>
          </table:table-cell>
          <table:table-cell table:style-name="ce18" office:value-type="time" office:time-value="PT00H00M00.048375S">
            <text:p>00:00:00,048</text:p>
          </table:table-cell>
          <table:table-cell table:style-name="ce18"/>
          <table:table-cell table:style-name="ce18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+[.C85]+[.C88]" office:value-type="time" office:time-value="PT00H01M22.241731S">
            <text:p>00:01:22,242</text:p>
          </table:table-cell>
          <table:table-cell table:formula="of:=+[.D85]+[.D88]" office:value-type="time" office:time-value="PT00H01M22.241731S">
            <text:p>00:01:22,242</text:p>
          </table:table-cell>
          <table:table-cell table:formula="of:=+[.E85]+[.E88]" office:value-type="time" office:time-value="PT00H00M00S">
            <text:p>00:00:00,000</text:p>
          </table:table-cell>
          <table:table-cell table:formula="of:=+[.F85]+[.F88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86]+[.C89]" office:value-type="time" office:time-value="PT00H00M48.39S">
            <text:p>00:00:48,390</text:p>
          </table:table-cell>
          <table:table-cell table:formula="of:=+[.D86]+[.D89]" office:value-type="time" office:time-value="PT00H00M48.39S">
            <text:p>00:00:48,390</text:p>
          </table:table-cell>
          <table:table-cell table:formula="of:=+[.E86]+[.E89]" office:value-type="time" office:time-value="PT00H00M00S">
            <text:p>00:00:00,000</text:p>
          </table:table-cell>
          <table:table-cell table:formula="of:=+[.F86]+[.F89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87]+[.C90]" office:value-type="time" office:time-value="PT00H00M00.161234S">
            <text:p>00:00:00,161</text:p>
          </table:table-cell>
          <table:table-cell table:formula="of:=+[.D87]+[.D90]" office:value-type="time" office:time-value="PT00H00M00.161234S">
            <text:p>00:00:00,161</text:p>
          </table:table-cell>
          <table:table-cell table:formula="of:=+[.E87]+[.E90]" office:value-type="time" office:time-value="PT00H00M00S">
            <text:p>00:00:00,000</text:p>
          </table:table-cell>
          <table:table-cell table:formula="of:=+[.F87]+[.F90]" office:value-type="time" office:time-value="PT00H00M00S">
            <text:p>00:00:00,000</text:p>
          </table:table-cell>
        </table:table-row>
        <table:table-row table:style-name="ro1">
          <table:table-cell table:style-name="ce14" office:value-type="string">
            <text:p>Q17tmp1</text:p>
          </table:table-cell>
          <table:table-cell table:style-name="ce14" office:value-type="string">
            <text:p>elapsed</text:p>
          </table:table-cell>
          <table:table-cell table:style-name="ce18" table:formula="of:=SUM([.D85:.F85])/[.$B$3]" office:value-type="time" office:time-value="PT00H01M22.110928S">
            <text:p>00:01:22,111</text:p>
          </table:table-cell>
          <table:table-cell table:style-name="ce18" office:value-type="time" office:time-value="PT00H01M22.110928S">
            <text:p>00:01:22,111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86:.F86])/[.$B$3]" office:value-type="time" office:time-value="PT00H00M48.37S">
            <text:p>00:00:48,370</text:p>
          </table:table-cell>
          <table:table-cell table:style-name="ce18" office:value-type="time" office:time-value="PT00H00M48.37S">
            <text:p>00:00:48,370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87:.F87])/[.$B$3]" office:value-type="time" office:time-value="PT00H00M00.132596S">
            <text:p>00:00:00,133</text:p>
          </table:table-cell>
          <table:table-cell table:style-name="ce18" office:value-type="time" office:time-value="PT00H00M00.132596S">
            <text:p>00:00:00,133</text:p>
          </table:table-cell>
          <table:table-cell table:style-name="ce18"/>
          <table:table-cell table:style-name="ce18"/>
        </table:table-row>
        <table:table-row table:style-name="ro1">
          <table:table-cell table:style-name="ce14" office:value-type="string">
            <text:p>Q17res</text:p>
          </table:table-cell>
          <table:table-cell table:style-name="ce14" office:value-type="string">
            <text:p>elapsed</text:p>
          </table:table-cell>
          <table:table-cell table:style-name="ce18" table:formula="of:=SUM([.D88:.F88])/[.$B$3]" office:value-type="time" office:time-value="PT00H00M00.130803S">
            <text:p>00:00:00,131</text:p>
          </table:table-cell>
          <table:table-cell table:style-name="ce18" office:value-type="time" office:time-value="PT00H00M00.130803S">
            <text:p>00:00:00,131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89:.F89])/[.$B$3]" office:value-type="time" office:time-value="PT00H00M00.02S">
            <text:p>00:00:00,020</text:p>
          </table:table-cell>
          <table:table-cell table:style-name="ce18" office:value-type="time" office:time-value="PT00H00M00.02S">
            <text:p>00:00:00,020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90:.F90])/[.$B$3]" office:value-type="time" office:time-value="PT00H00M00.028638S">
            <text:p>00:00:00,029</text:p>
          </table:table-cell>
          <table:table-cell table:style-name="ce18" office:value-type="time" office:time-value="PT00H00M00.028638S">
            <text:p>00:00:00,029</text:p>
          </table:table-cell>
          <table:table-cell table:style-name="ce18"/>
          <table:table-cell table:style-name="ce18"/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[.C82]+[.C70]+[.C67]+[.C64]+[.C61]+[.C52]+[.C49]+[.C46]+[.C43]+[.C40]+[.C31]+[.C28]+[.C16]+[.C13]+[.C10]+[.C7]+[.C4]" office:value-type="time" office:time-value="PT02H01M02.887857S">
            <text:p>02:01:02,888</text:p>
          </table:table-cell>
          <table:table-cell table:formula="of:=[.D82]+[.D70]+[.D67]+[.D64]+[.D61]+[.D52]+[.D49]+[.D46]+[.D43]+[.D40]+[.D31]+[.D28]+[.D16]+[.D13]+[.D10]+[.D7]+[.D4]" office:value-type="time" office:time-value="PT02H01M02.887857S">
            <text:p>02:01:02,888</text:p>
          </table:table-cell>
          <table:table-cell table:formula="of:=[.E82]+[.E70]+[.E67]+[.E64]+[.E61]+[.E52]+[.E49]+[.E46]+[.E43]+[.E40]+[.E31]+[.E28]+[.E16]+[.E13]+[.E10]+[.E7]+[.E4]" office:value-type="time" office:time-value="PT00H00M00S">
            <text:p>00:00:00,000</text:p>
          </table:table-cell>
          <table:table-cell table:formula="of:=[.F82]+[.F70]+[.F67]+[.F64]+[.F61]+[.F52]+[.F49]+[.F46]+[.F43]+[.F40]+[.F31]+[.F28]+[.F16]+[.F13]+[.F10]+[.F7]+[.F4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.C83]+[.C71]+[.C68]+[.C65]+[.C62]+[.C53]+[.C50]+[.C47]+[.C44]+[.C41]+[.C32]+[.C29]+[.C17]+[.C14]+[.C11]+[.C8]+[.C5]" office:value-type="time" office:time-value="PT01H56M22.36999S">
            <text:p>01:56:22,370</text:p>
          </table:table-cell>
          <table:table-cell table:formula="of:=[.D83]+[.D71]+[.D68]+[.D65]+[.D62]+[.D53]+[.D50]+[.D47]+[.D44]+[.D41]+[.D32]+[.D29]+[.D17]+[.D14]+[.D11]+[.D8]+[.D5]" office:value-type="time" office:time-value="PT01H56M22.36999S">
            <text:p>01:56:22,370</text:p>
          </table:table-cell>
          <table:table-cell table:formula="of:=[.E83]+[.E71]+[.E68]+[.E65]+[.E62]+[.E53]+[.E50]+[.E47]+[.E44]+[.E41]+[.E32]+[.E29]+[.E17]+[.E14]+[.E11]+[.E8]+[.E5]" office:value-type="time" office:time-value="PT00H00M00S">
            <text:p>00:00:00,000</text:p>
          </table:table-cell>
          <table:table-cell table:formula="of:=[.F83]+[.F71]+[.F68]+[.F65]+[.F62]+[.F53]+[.F50]+[.F47]+[.F44]+[.F41]+[.F32]+[.F29]+[.F17]+[.F14]+[.F11]+[.F8]+[.F5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.C84]+[.C72]+[.C69]+[.C66]+[.C63]+[.C54]+[.C51]+[.C48]+[.C45]+[.C42]+[.C33]+[.C30]+[.C18]+[.C15]+[.C12]+[.C9]+[.C6]" office:value-type="time" office:time-value="PT00H00M02.154471S">
            <text:p>00:00:02,154</text:p>
          </table:table-cell>
          <table:table-cell table:formula="of:=[.D84]+[.D72]+[.D69]+[.D66]+[.D63]+[.D54]+[.D51]+[.D48]+[.D45]+[.D42]+[.D33]+[.D30]+[.D18]+[.D15]+[.D12]+[.D9]+[.D6]" office:value-type="time" office:time-value="PT00H00M02.154471S">
            <text:p>00:00:02,154</text:p>
          </table:table-cell>
          <table:table-cell table:formula="of:=[.E84]+[.E72]+[.E69]+[.E66]+[.E63]+[.E54]+[.E51]+[.E48]+[.E45]+[.E42]+[.E33]+[.E30]+[.E18]+[.E15]+[.E12]+[.E9]+[.E6]" office:value-type="time" office:time-value="PT00H00M00S">
            <text:p>00:00:00,000</text:p>
          </table:table-cell>
          <table:table-cell table:formula="of:=[.F84]+[.F72]+[.F69]+[.F66]+[.F63]+[.F54]+[.F51]+[.F48]+[.F45]+[.F42]+[.F33]+[.F30]+[.F18]+[.F15]+[.F12]+[.F9]+[.F6]" office:value-type="time" office:time-value="PT00H00M00S">
            <text:p>00:00:00,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BA</text:p>
          </table:table-cell>
          <table:table-cell table:number-columns-repeated="5"/>
        </table:table-row>
        <table:table-row table:style-name="ro1">
          <table:table-cell office:value-type="string">
            <text:p>Anz. Läufe</text:p>
          </table:table-cell>
          <table:table-cell office:value-type="float" office:value="1">
            <text:p>1</text:p>
          </table:table-cell>
          <table:table-cell office:value-type="string">
            <text:p>Durchschnitt</text:p>
          </table:table-cell>
          <table:table-cell office:value-type="string">
            <text:p>1.Lauf</text:p>
          </table:table-cell>
          <table:table-cell office:value-type="string">
            <text:p>2.Lauf</text:p>
          </table:table-cell>
          <table:table-cell office:value-type="string">
            <text:p>3.Lauf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97:.F97])/[.$B$96]" office:value-type="time" office:time-value="PT00H00M00.165618S">
            <text:p>00:00:00,166</text:p>
          </table:table-cell>
          <table:table-cell office:value-type="time" office:time-value="PT00H00M00.165618S">
            <text:p>00:00:00,16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8:.F98])/[.$B$96]" office:value-type="time" office:time-value="PT00H00M00.01S">
            <text:p>00:00:00,010</text:p>
          </table:table-cell>
          <table:table-cell office:value-type="time" office:time-value="PT00H00M00.01S">
            <text:p>00:00:00,0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9:.F99])/[.$B$96]" office:value-type="time" office:time-value="PT00H00M00.016921S">
            <text:p>00:00:00,017</text:p>
          </table:table-cell>
          <table:table-cell office:value-type="time" office:time-value="PT00H00M00.016921S">
            <text:p>00:00:00,017</text:p>
          </table:table-cell>
          <table:table-cell table:number-columns-repeated="2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100:.F100])/[.$B$96]" office:value-type="time" office:time-value="PT00H00M00.003947S">
            <text:p>00:00:00,004</text:p>
          </table:table-cell>
          <table:table-cell office:value-type="time" office:time-value="PT00H00M00.003947S">
            <text:p>00:00:00,00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1:.F101])/[.$B$96]" office:value-type="time" office:time-value="PT00H00M00S">
            <text:p>00:00:00,000</text:p>
          </table:table-cell>
          <table:table-cell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2:.F102])/[.$B$96]" office:value-type="time" office:time-value="PT00H00M00.000067S">
            <text:p>00:00:00,000</text:p>
          </table:table-cell>
          <table:table-cell office:value-type="time" office:time-value="PT00H00M00.000067S">
            <text:p>00:00:00,000</text:p>
          </table:table-cell>
          <table:table-cell table:number-columns-repeated="2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103:.F103])/[.$B$96]" office:value-type="time" office:time-value="PT00H00M00.845242S">
            <text:p>00:00:00,845</text:p>
          </table:table-cell>
          <table:table-cell office:value-type="time" office:time-value="PT00H00M00.845242S">
            <text:p>00:00:00,8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4:.F104])/[.$B$96]" office:value-type="time" office:time-value="PT00H00M00.04S">
            <text:p>00:00:00,040</text:p>
          </table:table-cell>
          <table:table-cell office:value-type="time" office:time-value="PT00H00M00.04S">
            <text:p>00:00:00,04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5:.F105])/[.$B$96]" office:value-type="time" office:time-value="PT00H00M00.041569S">
            <text:p>00:00:00,042</text:p>
          </table:table-cell>
          <table:table-cell office:value-type="time" office:time-value="PT00H00M00.041569S">
            <text:p>00:00:00,042</text:p>
          </table:table-cell>
          <table:table-cell table:number-columns-repeated="2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106:.F106])/[.$B$96]" office:value-type="time" office:time-value="PT00H07M07.58311S">
            <text:p>00:07:07,583</text:p>
          </table:table-cell>
          <table:table-cell office:value-type="time" office:time-value="PT00H07M07.58311S">
            <text:p>00:07:07,58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7:.F107])/[.$B$96]" office:value-type="time" office:time-value="PT00H00M30.93S">
            <text:p>00:00:30,930</text:p>
          </table:table-cell>
          <table:table-cell office:value-type="time" office:time-value="PT00H00M30.93S">
            <text:p>00:00:30,9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8:.F108])/[.$B$96]" office:value-type="time" office:time-value="PT00H00M00.071692S">
            <text:p>00:00:00,072</text:p>
          </table:table-cell>
          <table:table-cell office:value-type="time" office:time-value="PT00H00M00.071692S">
            <text:p>00:00:00,072</text:p>
          </table:table-cell>
          <table:table-cell table:number-columns-repeated="2"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+[.C112]+[.C115]+[.C118]" office:value-type="time" office:time-value="PT00H00M05.820977S">
            <text:p>00:00:05,821</text:p>
          </table:table-cell>
          <table:table-cell table:formula="of:=+[.D112]+[.D115]+[.D118]" office:value-type="time" office:time-value="PT00H00M05.820977S">
            <text:p>00:00:05,821</text:p>
          </table:table-cell>
          <table:table-cell table:formula="of:=+[.E112]+[.E115]+[.E118]" office:value-type="time" office:time-value="PT00H00M00S">
            <text:p>00:00:00,000</text:p>
          </table:table-cell>
          <table:table-cell table:formula="of:=+[.F112]+[.F115]+[.F118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113]+[.C116]+[.C119]" office:value-type="time" office:time-value="PT00H00M04.9S">
            <text:p>00:00:04,900</text:p>
          </table:table-cell>
          <table:table-cell table:formula="of:=+[.D113]+[.D116]+[.D119]" office:value-type="time" office:time-value="PT00H00M04.9S">
            <text:p>00:00:04,900</text:p>
          </table:table-cell>
          <table:table-cell table:formula="of:=+[.E113]+[.E116]+[.E119]" office:value-type="time" office:time-value="PT00H00M00S">
            <text:p>00:00:00,000</text:p>
          </table:table-cell>
          <table:table-cell table:formula="of:=+[.F113]+[.F116]+[.F119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114]+[.C117]+[.C120]" office:value-type="time" office:time-value="PT00H00M00.265789S">
            <text:p>00:00:00,266</text:p>
          </table:table-cell>
          <table:table-cell table:formula="of:=+[.D114]+[.D117]+[.D120]" office:value-type="time" office:time-value="PT00H00M00.265789S">
            <text:p>00:00:00,266</text:p>
          </table:table-cell>
          <table:table-cell table:formula="of:=+[.E114]+[.E117]+[.E120]" office:value-type="time" office:time-value="PT00H00M00S">
            <text:p>00:00:00,000</text:p>
          </table:table-cell>
          <table:table-cell table:formula="of:=+[.F114]+[.F117]+[.F120]" office:value-type="time" office:time-value="PT00H00M00S">
            <text:p>00:00:00,000</text:p>
          </table:table-cell>
        </table:table-row>
        <table:table-row table:style-name="ro1">
          <table:table-cell table:style-name="ce14" office:value-type="string">
            <text:p>Q5tmp1</text:p>
          </table:table-cell>
          <table:table-cell table:style-name="ce14" office:value-type="string">
            <text:p>elapsed</text:p>
          </table:table-cell>
          <table:table-cell table:style-name="ce18" table:formula="of:=SUM([.D112:.F112])/[.$B$96]" office:value-type="time" office:time-value="PT00H00M02.020745S">
            <text:p>00:00:02,021</text:p>
          </table:table-cell>
          <table:table-cell table:style-name="ce18" office:value-type="time" office:time-value="PT00H00M02.020745S">
            <text:p>00:00:02,021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113:.F113])/[.$B$96]" office:value-type="time" office:time-value="PT00H00M01.66S">
            <text:p>00:00:01,660</text:p>
          </table:table-cell>
          <table:table-cell table:style-name="ce18" office:value-type="time" office:time-value="PT00H00M01.66S">
            <text:p>00:00:01,660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114:.F114])/[.$B$96]" office:value-type="time" office:time-value="PT00H00M00.076145S">
            <text:p>00:00:00,076</text:p>
          </table:table-cell>
          <table:table-cell table:style-name="ce18" office:value-type="time" office:time-value="PT00H00M00.076145S">
            <text:p>00:00:00,076</text:p>
          </table:table-cell>
          <table:table-cell table:style-name="ce18"/>
          <table:table-cell table:style-name="ce18"/>
        </table:table-row>
        <table:table-row table:style-name="ro1">
          <table:table-cell table:style-name="ce14" office:value-type="string">
            <text:p>Q5tmp2</text:p>
          </table:table-cell>
          <table:table-cell table:style-name="ce14" office:value-type="string">
            <text:p>elapsed</text:p>
          </table:table-cell>
          <table:table-cell table:style-name="ce18" table:formula="of:=SUM([.D115:.F115])/[.$B$96]" office:value-type="time" office:time-value="PT00H00M01.873519S">
            <text:p>00:00:01,874</text:p>
          </table:table-cell>
          <table:table-cell table:style-name="ce18" office:value-type="time" office:time-value="PT00H00M01.873519S">
            <text:p>00:00:01,874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116:.F116])/[.$B$96]" office:value-type="time" office:time-value="PT00H00M01.42S">
            <text:p>00:00:01,420</text:p>
          </table:table-cell>
          <table:table-cell table:style-name="ce18" office:value-type="time" office:time-value="PT00H00M01.42S">
            <text:p>00:00:01,420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117:.F117])/[.$B$96]" office:value-type="time" office:time-value="PT00H00M00.129992S">
            <text:p>00:00:00,130</text:p>
          </table:table-cell>
          <table:table-cell table:style-name="ce18" office:value-type="time" office:time-value="PT00H00M00.129992S">
            <text:p>00:00:00,130</text:p>
          </table:table-cell>
          <table:table-cell table:style-name="ce18"/>
          <table:table-cell table:style-name="ce18"/>
        </table:table-row>
        <table:table-row table:style-name="ro1">
          <table:table-cell table:style-name="ce14" office:value-type="string">
            <text:p>Q5res</text:p>
          </table:table-cell>
          <table:table-cell table:style-name="ce14" office:value-type="string">
            <text:p>elapsed</text:p>
          </table:table-cell>
          <table:table-cell table:style-name="ce18" table:formula="of:=SUM([.D118:.F118])/[.$B$96]" office:value-type="time" office:time-value="PT00H00M01.926713S">
            <text:p>00:00:01,927</text:p>
          </table:table-cell>
          <table:table-cell table:style-name="ce18" office:value-type="time" office:time-value="PT00H00M01.926713S">
            <text:p>00:00:01,927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119:.F119])/[.$B$96]" office:value-type="time" office:time-value="PT00H00M01.82S">
            <text:p>00:00:01,820</text:p>
          </table:table-cell>
          <table:table-cell table:style-name="ce18" office:value-type="time" office:time-value="PT00H00M01.82S">
            <text:p>00:00:01,820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120:.F120])/[.$B$96]" office:value-type="time" office:time-value="PT00H00M00.059652S">
            <text:p>00:00:00,060</text:p>
          </table:table-cell>
          <table:table-cell table:style-name="ce18" office:value-type="time" office:time-value="PT00H00M00.059652S">
            <text:p>00:00:00,060</text:p>
          </table:table-cell>
          <table:table-cell table:style-name="ce18"/>
          <table:table-cell table:style-name="ce18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+[.C124]+[.C127]" office:value-type="time" office:time-value="PT01H25M10.613384S">
            <text:p>01:25:10,613</text:p>
          </table:table-cell>
          <table:table-cell table:formula="of:=+[.D124]+[.D127]" office:value-type="time" office:time-value="PT01H25M10.613384S">
            <text:p>01:25:10,613</text:p>
          </table:table-cell>
          <table:table-cell table:formula="of:=+[.E124]+[.E127]" office:value-type="time" office:time-value="PT00H00M00S">
            <text:p>00:00:00,000</text:p>
          </table:table-cell>
          <table:table-cell table:formula="of:=+[.F124]+[.F127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125]+[.C128]" office:value-type="time" office:time-value="PT01H25M03.719999S">
            <text:p>01:25:03,720</text:p>
          </table:table-cell>
          <table:table-cell table:formula="of:=+[.D125]+[.D128]" office:value-type="time" office:time-value="PT01H25M03.719999S">
            <text:p>01:25:03,720</text:p>
          </table:table-cell>
          <table:table-cell table:formula="of:=+[.E125]+[.E128]" office:value-type="time" office:time-value="PT00H00M00S">
            <text:p>00:00:00,000</text:p>
          </table:table-cell>
          <table:table-cell table:formula="of:=+[.F125]+[.F128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126]+[.C129]" office:value-type="time" office:time-value="PT00H00M05.646606S">
            <text:p>00:00:05,647</text:p>
          </table:table-cell>
          <table:table-cell table:formula="of:=+[.D126]+[.D129]" office:value-type="time" office:time-value="PT00H00M05.646606S">
            <text:p>00:00:05,647</text:p>
          </table:table-cell>
          <table:table-cell table:formula="of:=+[.E126]+[.E129]" office:value-type="time" office:time-value="PT00H00M00S">
            <text:p>00:00:00,000</text:p>
          </table:table-cell>
          <table:table-cell table:formula="of:=+[.F126]+[.F129]" office:value-type="time" office:time-value="PT00H00M00S">
            <text:p>00:00:00,000</text:p>
          </table:table-cell>
        </table:table-row>
        <table:table-row table:style-name="ro1">
          <table:table-cell table:style-name="ce14" office:value-type="string">
            <text:p>Q6tmp1</text:p>
          </table:table-cell>
          <table:table-cell table:style-name="ce14" office:value-type="string">
            <text:p>elapsed</text:p>
          </table:table-cell>
          <table:table-cell table:style-name="ce18" table:formula="of:=SUM([.D124:.F124])/[.$B$96]" office:value-type="time" office:time-value="PT00H00M08.826374S">
            <text:p>00:00:08,826</text:p>
          </table:table-cell>
          <table:table-cell table:style-name="ce18" office:value-type="time" office:time-value="PT00H00M08.826374S">
            <text:p>00:00:08,826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125:.F125])/[.$B$96]" office:value-type="time" office:time-value="PT00H00M03.41S">
            <text:p>00:00:03,410</text:p>
          </table:table-cell>
          <table:table-cell table:style-name="ce18" office:value-type="time" office:time-value="PT00H00M03.41S">
            <text:p>00:00:03,410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126:.F126])/[.$B$96]" office:value-type="time" office:time-value="PT00H00M05.19225S">
            <text:p>00:00:05,192</text:p>
          </table:table-cell>
          <table:table-cell table:style-name="ce18" office:value-type="time" office:time-value="PT00H00M05.19225S">
            <text:p>00:00:05,192</text:p>
          </table:table-cell>
          <table:table-cell table:style-name="ce18"/>
          <table:table-cell table:style-name="ce18"/>
        </table:table-row>
        <table:table-row table:style-name="ro1">
          <table:table-cell table:style-name="ce14" office:value-type="string">
            <text:p>Q6res</text:p>
          </table:table-cell>
          <table:table-cell table:style-name="ce14" office:value-type="string">
            <text:p>elapsed</text:p>
          </table:table-cell>
          <table:table-cell table:style-name="ce18" table:formula="of:=SUM([.D127:.F127])/[.$B$96]" office:value-type="time" office:time-value="PT01H25M01.78701S">
            <text:p>01:25:01,787</text:p>
          </table:table-cell>
          <table:table-cell table:style-name="ce18" office:value-type="time" office:time-value="PT01H25M01.78701S">
            <text:p>01:25:01,787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128:.F128])/[.$B$96]" office:value-type="time" office:time-value="PT01H25M00.309999S">
            <text:p>01:25:00,310</text:p>
          </table:table-cell>
          <table:table-cell table:style-name="ce18" office:value-type="time" office:time-value="PT01H25M00.309999S">
            <text:p>01:25:00,310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129:.F129])/[.$B$96]" office:value-type="time" office:time-value="PT00H00M00.454356S">
            <text:p>00:00:00,454</text:p>
          </table:table-cell>
          <table:table-cell table:style-name="ce18" office:value-type="time" office:time-value="PT00H00M00.454356S">
            <text:p>00:00:00,454</text:p>
          </table:table-cell>
          <table:table-cell table:style-name="ce18"/>
          <table:table-cell table:style-name="ce18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+[.C133]+[.C136]" office:value-type="time" office:time-value="PT00H00M50.574807S">
            <text:p>00:00:50,575</text:p>
          </table:table-cell>
          <table:table-cell table:formula="of:=+[.D133]+[.D136]" office:value-type="time" office:time-value="PT00H00M50.574807S">
            <text:p>00:00:50,575</text:p>
          </table:table-cell>
          <table:table-cell table:formula="of:=+[.E133]+[.E136]" office:value-type="time" office:time-value="PT00H00M00S">
            <text:p>00:00:00,000</text:p>
          </table:table-cell>
          <table:table-cell table:formula="of:=+[.F133]+[.F136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134]+[.C137]" office:value-type="time" office:time-value="PT00H00M35.49S">
            <text:p>00:00:35,490</text:p>
          </table:table-cell>
          <table:table-cell table:formula="of:=+[.D134]+[.D137]" office:value-type="time" office:time-value="PT00H00M35.49S">
            <text:p>00:00:35,490</text:p>
          </table:table-cell>
          <table:table-cell table:formula="of:=+[.E134]+[.E137]" office:value-type="time" office:time-value="PT00H00M00S">
            <text:p>00:00:00,000</text:p>
          </table:table-cell>
          <table:table-cell table:formula="of:=+[.F134]+[.F137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135]+[.C138]" office:value-type="time" office:time-value="PT00H00M00.127057S">
            <text:p>00:00:00,127</text:p>
          </table:table-cell>
          <table:table-cell table:formula="of:=+[.D135]+[.D138]" office:value-type="time" office:time-value="PT00H00M00.127057S">
            <text:p>00:00:00,127</text:p>
          </table:table-cell>
          <table:table-cell table:formula="of:=+[.E135]+[.E138]" office:value-type="time" office:time-value="PT00H00M00S">
            <text:p>00:00:00,000</text:p>
          </table:table-cell>
          <table:table-cell table:formula="of:=+[.F135]+[.F138]" office:value-type="time" office:time-value="PT00H00M00S">
            <text:p>00:00:00,000</text:p>
          </table:table-cell>
        </table:table-row>
        <table:table-row table:style-name="ro1">
          <table:table-cell table:style-name="ce14" office:value-type="string">
            <text:p>Q7tmp1</text:p>
          </table:table-cell>
          <table:table-cell table:style-name="ce14" office:value-type="string">
            <text:p>elapsed</text:p>
          </table:table-cell>
          <table:table-cell table:style-name="ce18" table:formula="of:=SUM([.D133:.F133])/[.$B$96]" office:value-type="time" office:time-value="PT00H00M47.438614S">
            <text:p>00:00:47,439</text:p>
          </table:table-cell>
          <table:table-cell table:style-name="ce18" office:value-type="time" office:time-value="PT00H00M47.438614S">
            <text:p>00:00:47,439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134:.F134])/[.$B$96]" office:value-type="time" office:time-value="PT00H00M35.41S">
            <text:p>00:00:35,410</text:p>
          </table:table-cell>
          <table:table-cell table:style-name="ce18" office:value-type="time" office:time-value="PT00H00M35.41S">
            <text:p>00:00:35,410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135:.F135])/[.$B$96]" office:value-type="time" office:time-value="PT00H00M00.062542S">
            <text:p>00:00:00,063</text:p>
          </table:table-cell>
          <table:table-cell table:style-name="ce18" office:value-type="time" office:time-value="PT00H00M00.062542S">
            <text:p>00:00:00,063</text:p>
          </table:table-cell>
          <table:table-cell table:style-name="ce18"/>
          <table:table-cell table:style-name="ce18"/>
        </table:table-row>
        <table:table-row table:style-name="ro1">
          <table:table-cell table:style-name="ce14" office:value-type="string">
            <text:p>Q7res</text:p>
          </table:table-cell>
          <table:table-cell table:style-name="ce14" office:value-type="string">
            <text:p>elapsed</text:p>
          </table:table-cell>
          <table:table-cell table:style-name="ce18" table:formula="of:=SUM([.D136:.F136])/[.$B$96]" office:value-type="time" office:time-value="PT00H00M03.136193S">
            <text:p>00:00:03,136</text:p>
          </table:table-cell>
          <table:table-cell table:style-name="ce18" office:value-type="time" office:time-value="PT00H00M03.136193S">
            <text:p>00:00:03,136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137:.F137])/[.$B$96]" office:value-type="time" office:time-value="PT00H00M00.08S">
            <text:p>00:00:00,080</text:p>
          </table:table-cell>
          <table:table-cell table:style-name="ce18" office:value-type="time" office:time-value="PT00H00M00.08S">
            <text:p>00:00:00,080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138:.F138])/[.$B$96]" office:value-type="time" office:time-value="PT00H00M00.064515S">
            <text:p>00:00:00,065</text:p>
          </table:table-cell>
          <table:table-cell table:style-name="ce18" office:value-type="time" office:time-value="PT00H00M00.064515S">
            <text:p>00:00:00,065</text:p>
          </table:table-cell>
          <table:table-cell table:style-name="ce18"/>
          <table:table-cell table:style-name="ce18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139:.F139])/[.$B$96]" office:value-type="time" office:time-value="PT00H00M00.557139S">
            <text:p>00:00:00,557</text:p>
          </table:table-cell>
          <table:table-cell office:value-type="time" office:time-value="PT00H00M00.557139S">
            <text:p>00:00:00,55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0:.F140])/[.$B$96]" office:value-type="time" office:time-value="PT00H00M00.4S">
            <text:p>00:00:00,400</text:p>
          </table:table-cell>
          <table:table-cell office:value-type="time" office:time-value="PT00H00M00.4S">
            <text:p>00:00:00,4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1:.F141])/[.$B$96]" office:value-type="time" office:time-value="PT00H00M00.03892S">
            <text:p>00:00:00,039</text:p>
          </table:table-cell>
          <table:table-cell office:value-type="time" office:time-value="PT00H00M00.03892S">
            <text:p>00:00:00,039</text:p>
          </table:table-cell>
          <table:table-cell table:number-columns-repeated="2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142:.F142])/[.$B$96]" office:value-type="time" office:time-value="PT00H52M33.720372S">
            <text:p>00:52:33,720</text:p>
          </table:table-cell>
          <table:table-cell office:value-type="time" office:time-value="PT00H52M33.720372S">
            <text:p>00:52:33,72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3:.F143])/[.$B$96]" office:value-type="time" office:time-value="PT00H27M49.72S">
            <text:p>00:27:49,720</text:p>
          </table:table-cell>
          <table:table-cell office:value-type="time" office:time-value="PT00H27M49.72S">
            <text:p>00:27:49,72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4:.F144])/[.$B$96]" office:value-type="time" office:time-value="PT00H00M00.174892S">
            <text:p>00:00:00,175</text:p>
          </table:table-cell>
          <table:table-cell office:value-type="time" office:time-value="PT00H00M00.174892S">
            <text:p>00:00:00,175</text:p>
          </table:table-cell>
          <table:table-cell table:number-columns-repeated="2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145:.F145])/[.$B$96]" office:value-type="time" office:time-value="PT00H33M35.096465S">
            <text:p>00:33:35,096</text:p>
          </table:table-cell>
          <table:table-cell office:value-type="time" office:time-value="PT00H33M35.096465S">
            <text:p>00:33:35,0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6:.F146])/[.$B$96]" office:value-type="time" office:time-value="PT00H13M12.39S">
            <text:p>00:13:12,390</text:p>
          </table:table-cell>
          <table:table-cell office:value-type="time" office:time-value="PT00H13M12.39S">
            <text:p>00:13:12,39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7:.F147])/[.$B$96]" office:value-type="time" office:time-value="PT00H00M00.326146S">
            <text:p>00:00:00,326</text:p>
          </table:table-cell>
          <table:table-cell office:value-type="time" office:time-value="PT00H00M00.326146S">
            <text:p>00:00:00,326</text:p>
          </table:table-cell>
          <table:table-cell table:number-columns-repeated="2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148:.F148])/[.$B$96]" office:value-type="time" office:time-value="PT00H00M00.91428S">
            <text:p>00:00:00,914</text:p>
          </table:table-cell>
          <table:table-cell office:value-type="time" office:time-value="PT00H00M00.91428S">
            <text:p>00:00:00,91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9:.F149])/[.$B$96]" office:value-type="time" office:time-value="PT00H00M00.04S">
            <text:p>00:00:00,040</text:p>
          </table:table-cell>
          <table:table-cell office:value-type="time" office:time-value="PT00H00M00.04S">
            <text:p>00:00:00,04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0:.F150])/[.$B$96]" office:value-type="time" office:time-value="PT00H00M00.034594S">
            <text:p>00:00:00,035</text:p>
          </table:table-cell>
          <table:table-cell office:value-type="time" office:time-value="PT00H00M00.034594S">
            <text:p>00:00:00,035</text:p>
          </table:table-cell>
          <table:table-cell table:number-columns-repeated="2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151:.F151])/[.$B$96]" office:value-type="time" office:time-value="PT00H00M00.212854S">
            <text:p>00:00:00,213</text:p>
          </table:table-cell>
          <table:table-cell office:value-type="time" office:time-value="PT00H00M00.212854S">
            <text:p>00:00:00,2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2:.F152])/[.$B$96]" office:value-type="time" office:time-value="PT00H00M00.09S">
            <text:p>00:00:00,090</text:p>
          </table:table-cell>
          <table:table-cell office:value-type="time" office:time-value="PT00H00M00.09S">
            <text:p>00:00:00,09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3:.F153])/[.$B$96]" office:value-type="time" office:time-value="PT00H00M00.034419S">
            <text:p>00:00:00,034</text:p>
          </table:table-cell>
          <table:table-cell office:value-type="time" office:time-value="PT00H00M00.034419S">
            <text:p>00:00:00,034</text:p>
          </table:table-cell>
          <table:table-cell table:number-columns-repeated="2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154:.F154])/[.$B$96]" office:value-type="time" office:time-value="PT00H01M34.366216S">
            <text:p>00:01:34,366</text:p>
          </table:table-cell>
          <table:table-cell office:value-type="time" office:time-value="PT00H01M34.366216S">
            <text:p>00:01:34,36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5:.F155])/[.$B$96]" office:value-type="time" office:time-value="PT00H00M26.55S">
            <text:p>00:00:26,550</text:p>
          </table:table-cell>
          <table:table-cell office:value-type="time" office:time-value="PT00H00M26.55S">
            <text:p>00:00:26,5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6:.F156])/[.$B$96]" office:value-type="time" office:time-value="PT00H00M00.823955S">
            <text:p>00:00:00,824</text:p>
          </table:table-cell>
          <table:table-cell office:value-type="time" office:time-value="PT00H00M00.823955S">
            <text:p>00:00:00,824</text:p>
          </table:table-cell>
          <table:table-cell table:number-columns-repeated="2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157:.F157])/[.$B$96]" office:value-type="time" office:time-value="PT00H00M03.914828S">
            <text:p>00:00:03,915</text:p>
          </table:table-cell>
          <table:table-cell office:value-type="time" office:time-value="PT00H00M03.914828S">
            <text:p>00:00:03,91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8:.F158])/[.$B$96]" office:value-type="time" office:time-value="PT00H00M01.33S">
            <text:p>00:00:01,330</text:p>
          </table:table-cell>
          <table:table-cell office:value-type="time" office:time-value="PT00H00M01.33S">
            <text:p>00:00:01,3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9:.F159])/[.$B$96]" office:value-type="time" office:time-value="PT00H00M00.263944S">
            <text:p>00:00:00,264</text:p>
          </table:table-cell>
          <table:table-cell office:value-type="time" office:time-value="PT00H00M00.263944S">
            <text:p>00:00:00,264</text:p>
          </table:table-cell>
          <table:table-cell table:number-columns-repeated="2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160:.F160])/[.$B$96]" office:value-type="time" office:time-value="PT00H00M18.711394S">
            <text:p>00:00:18,711</text:p>
          </table:table-cell>
          <table:table-cell office:value-type="time" office:time-value="PT00H00M18.711394S">
            <text:p>00:00:18,71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61:.F161])/[.$B$96]" office:value-type="time" office:time-value="PT00H00M08.33S">
            <text:p>00:00:08,330</text:p>
          </table:table-cell>
          <table:table-cell office:value-type="time" office:time-value="PT00H00M08.33S">
            <text:p>00:00:08,3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62:.F162])/[.$B$96]" office:value-type="time" office:time-value="PT00H00M00.087501S">
            <text:p>00:00:00,088</text:p>
          </table:table-cell>
          <table:table-cell office:value-type="time" office:time-value="PT00H00M00.087501S">
            <text:p>00:00:00,088</text:p>
          </table:table-cell>
          <table:table-cell table:number-columns-repeated="2"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+[.C166]+[.C169]+[.C172]" office:value-type="time" office:time-value="PT00H00M08.654652S">
            <text:p>00:00:08,655</text:p>
          </table:table-cell>
          <table:table-cell table:formula="of:=+[.D166]+[.D169]+[.D172]" office:value-type="time" office:time-value="PT00H00M08.654652S">
            <text:p>00:00:08,655</text:p>
          </table:table-cell>
          <table:table-cell table:formula="of:=+[.E166]+[.E169]+[.E172]" office:value-type="time" office:time-value="PT00H00M00S">
            <text:p>00:00:00,000</text:p>
          </table:table-cell>
          <table:table-cell table:formula="of:=+[.F166]+[.F169]+[.F172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167]+[.C170]+[.C173]" office:value-type="time" office:time-value="PT00H00M07.28S">
            <text:p>00:00:07,280</text:p>
          </table:table-cell>
          <table:table-cell table:formula="of:=+[.D167]+[.D170]+[.D173]" office:value-type="time" office:time-value="PT00H00M07.28S">
            <text:p>00:00:07,280</text:p>
          </table:table-cell>
          <table:table-cell table:formula="of:=+[.E167]+[.E170]+[.E173]" office:value-type="time" office:time-value="PT00H00M00S">
            <text:p>00:00:00,000</text:p>
          </table:table-cell>
          <table:table-cell table:formula="of:=+[.F167]+[.F170]+[.F173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168]+[.C171]+[.C174]" office:value-type="time" office:time-value="PT00H00M00.386016S">
            <text:p>00:00:00,386</text:p>
          </table:table-cell>
          <table:table-cell table:formula="of:=+[.D168]+[.D171]+[.D174]" office:value-type="time" office:time-value="PT00H00M00.386016S">
            <text:p>00:00:00,386</text:p>
          </table:table-cell>
          <table:table-cell table:formula="of:=+[.E168]+[.E171]+[.E174]" office:value-type="time" office:time-value="PT00H00M00S">
            <text:p>00:00:00,000</text:p>
          </table:table-cell>
          <table:table-cell table:formula="of:=+[.F168]+[.F171]+[.F174]" office:value-type="time" office:time-value="PT00H00M00S">
            <text:p>00:00:00,000</text:p>
          </table:table-cell>
        </table:table-row>
        <table:table-row table:style-name="ro1">
          <table:table-cell table:style-name="ce14" office:value-type="string">
            <text:p>Q16tmp1</text:p>
          </table:table-cell>
          <table:table-cell table:style-name="ce14" office:value-type="string">
            <text:p>elapsed</text:p>
          </table:table-cell>
          <table:table-cell table:style-name="ce18" table:formula="of:=SUM([.D166:.F166])/[.$B$96]" office:value-type="time" office:time-value="PT00H00M04.75814S">
            <text:p>00:00:04,758</text:p>
          </table:table-cell>
          <table:table-cell table:style-name="ce18" office:value-type="time" office:time-value="PT00H00M04.75814S">
            <text:p>00:00:04,758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167:.F167])/[.$B$96]" office:value-type="time" office:time-value="PT00H00M04.05S">
            <text:p>00:00:04,050</text:p>
          </table:table-cell>
          <table:table-cell table:style-name="ce18" office:value-type="time" office:time-value="PT00H00M04.05S">
            <text:p>00:00:04,050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168:.F168])/[.$B$96]" office:value-type="time" office:time-value="PT00H00M00.191628S">
            <text:p>00:00:00,192</text:p>
          </table:table-cell>
          <table:table-cell table:style-name="ce18" office:value-type="time" office:time-value="PT00H00M00.191628S">
            <text:p>00:00:00,192</text:p>
          </table:table-cell>
          <table:table-cell table:style-name="ce18"/>
          <table:table-cell table:style-name="ce18"/>
        </table:table-row>
        <table:table-row table:style-name="ro1">
          <table:table-cell table:style-name="ce14" office:value-type="string">
            <text:p>Q16tmp2</text:p>
          </table:table-cell>
          <table:table-cell table:style-name="ce14" office:value-type="string">
            <text:p>elapsed</text:p>
          </table:table-cell>
          <table:table-cell table:style-name="ce18" table:formula="of:=SUM([.D169:.F169])/[.$B$96]" office:value-type="time" office:time-value="PT00H00M03.670644S">
            <text:p>00:00:03,671</text:p>
          </table:table-cell>
          <table:table-cell table:style-name="ce18" office:value-type="time" office:time-value="PT00H00M03.670644S">
            <text:p>00:00:03,671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170:.F170])/[.$B$96]" office:value-type="time" office:time-value="PT00H00M03.19S">
            <text:p>00:00:03,190</text:p>
          </table:table-cell>
          <table:table-cell table:style-name="ce18" office:value-type="time" office:time-value="PT00H00M03.19S">
            <text:p>00:00:03,190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171:.F171])/[.$B$96]" office:value-type="time" office:time-value="PT00H00M00.12628S">
            <text:p>00:00:00,126</text:p>
          </table:table-cell>
          <table:table-cell table:style-name="ce18" office:value-type="time" office:time-value="PT00H00M00.12628S">
            <text:p>00:00:00,126</text:p>
          </table:table-cell>
          <table:table-cell table:style-name="ce18"/>
          <table:table-cell table:style-name="ce18"/>
        </table:table-row>
        <table:table-row table:style-name="ro1">
          <table:table-cell table:style-name="ce14" office:value-type="string">
            <text:p>Q16res</text:p>
          </table:table-cell>
          <table:table-cell table:style-name="ce14" office:value-type="string">
            <text:p>elapsed</text:p>
          </table:table-cell>
          <table:table-cell table:style-name="ce18" table:formula="of:=SUM([.D172:.F172])/[.$B$96]" office:value-type="time" office:time-value="PT00H00M00.225868S">
            <text:p>00:00:00,226</text:p>
          </table:table-cell>
          <table:table-cell table:style-name="ce18" office:value-type="time" office:time-value="PT00H00M00.225868S">
            <text:p>00:00:00,226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173:.F173])/[.$B$96]" office:value-type="time" office:time-value="PT00H00M00.04S">
            <text:p>00:00:00,040</text:p>
          </table:table-cell>
          <table:table-cell table:style-name="ce18" office:value-type="time" office:time-value="PT00H00M00.04S">
            <text:p>00:00:00,040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174:.F174])/[.$B$96]" office:value-type="time" office:time-value="PT00H00M00.068108S">
            <text:p>00:00:00,068</text:p>
          </table:table-cell>
          <table:table-cell table:style-name="ce18" office:value-type="time" office:time-value="PT00H00M00.068108S">
            <text:p>00:00:00,068</text:p>
          </table:table-cell>
          <table:table-cell table:style-name="ce18"/>
          <table:table-cell table:style-name="ce18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+[.C178]+[.C181]" office:value-type="time" office:time-value="PT00H05M43.826142S">
            <text:p>00:05:43,826</text:p>
          </table:table-cell>
          <table:table-cell table:formula="of:=+[.D178]+[.D181]" office:value-type="time" office:time-value="PT00H05M43.826142S">
            <text:p>00:05:43,826</text:p>
          </table:table-cell>
          <table:table-cell table:formula="of:=+[.E178]+[.E181]" office:value-type="time" office:time-value="PT00H00M00S">
            <text:p>00:00:00,000</text:p>
          </table:table-cell>
          <table:table-cell table:formula="of:=+[.F178]+[.F181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179]+[.C182]" office:value-type="time" office:time-value="PT00H00M18.86S">
            <text:p>00:00:18,860</text:p>
          </table:table-cell>
          <table:table-cell table:formula="of:=+[.D179]+[.D182]" office:value-type="time" office:time-value="PT00H00M18.86S">
            <text:p>00:00:18,860</text:p>
          </table:table-cell>
          <table:table-cell table:formula="of:=+[.E179]+[.E182]" office:value-type="time" office:time-value="PT00H00M00S">
            <text:p>00:00:00,000</text:p>
          </table:table-cell>
          <table:table-cell table:formula="of:=+[.F179]+[.F182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180]+[.C183]" office:value-type="time" office:time-value="PT00H00M00.113226S">
            <text:p>00:00:00,113</text:p>
          </table:table-cell>
          <table:table-cell table:formula="of:=+[.D180]+[.D183]" office:value-type="time" office:time-value="PT00H00M00.113226S">
            <text:p>00:00:00,113</text:p>
          </table:table-cell>
          <table:table-cell table:formula="of:=+[.E180]+[.E183]" office:value-type="time" office:time-value="PT00H00M00S">
            <text:p>00:00:00,000</text:p>
          </table:table-cell>
          <table:table-cell table:formula="of:=+[.F180]+[.F183]" office:value-type="time" office:time-value="PT00H00M00S">
            <text:p>00:00:00,000</text:p>
          </table:table-cell>
        </table:table-row>
        <table:table-row table:style-name="ro1">
          <table:table-cell table:style-name="ce14" office:value-type="string">
            <text:p>Q17tmp1</text:p>
          </table:table-cell>
          <table:table-cell table:style-name="ce14" office:value-type="string">
            <text:p>elapsed</text:p>
          </table:table-cell>
          <table:table-cell table:style-name="ce18" table:formula="of:=SUM([.D178:.F178])/[.$B$96]" office:value-type="time" office:time-value="PT00H05M43.703886S">
            <text:p>00:05:43,704</text:p>
          </table:table-cell>
          <table:table-cell table:style-name="ce18" office:value-type="time" office:time-value="PT00H05M43.703886S">
            <text:p>00:05:43,704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179:.F179])/[.$B$96]" office:value-type="time" office:time-value="PT00H00M18.85S">
            <text:p>00:00:18,850</text:p>
          </table:table-cell>
          <table:table-cell table:style-name="ce19" office:value-type="time" office:time-value="PT00H00M18.85S">
            <text:p>00:00:18,850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180:.F180])/[.$B$96]" office:value-type="time" office:time-value="PT00H00M00.088659S">
            <text:p>00:00:00,089</text:p>
          </table:table-cell>
          <table:table-cell table:style-name="ce18" office:value-type="time" office:time-value="PT00H00M00.088659S">
            <text:p>00:00:00,089</text:p>
          </table:table-cell>
          <table:table-cell table:style-name="ce18"/>
          <table:table-cell table:style-name="ce18"/>
        </table:table-row>
        <table:table-row table:style-name="ro1">
          <table:table-cell table:style-name="ce14" office:value-type="string">
            <text:p>Q17res</text:p>
          </table:table-cell>
          <table:table-cell table:style-name="ce14" office:value-type="string">
            <text:p>elapsed</text:p>
          </table:table-cell>
          <table:table-cell table:style-name="ce18" table:formula="of:=SUM([.D181:.F181])/[.$B$96]" office:value-type="time" office:time-value="PT00H00M00.122256S">
            <text:p>00:00:00,122</text:p>
          </table:table-cell>
          <table:table-cell table:style-name="ce18" office:value-type="time" office:time-value="PT00H00M00.122256S">
            <text:p>00:00:00,122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8" table:formula="of:=SUM([.D182:.F182])/[.$B$96]" office:value-type="time" office:time-value="PT00H00M00.01S">
            <text:p>00:00:00,010</text:p>
          </table:table-cell>
          <table:table-cell table:style-name="ce18" office:value-type="time" office:time-value="PT00H00M00.01S">
            <text:p>00:00:00,010</text:p>
          </table:table-cell>
          <table:table-cell table:style-name="ce18"/>
          <table:table-cell table:style-name="ce18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8" table:formula="of:=SUM([.D183:.F183])/[.$B$96]" office:value-type="time" office:time-value="PT00H00M00.024567S">
            <text:p>00:00:00,025</text:p>
          </table:table-cell>
          <table:table-cell table:style-name="ce18" office:value-type="time" office:time-value="PT00H00M00.024567S">
            <text:p>00:00:00,025</text:p>
          </table:table-cell>
          <table:table-cell table:style-name="ce18"/>
          <table:table-cell table:style-name="ce18"/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[.C175]+[.C163]+[.C160]+[.C157]+[.C154]+[.C151]+[.C148]+[.C145]+[.C142]+[.C139]+[.C130]+[.C121]+[.C109]+[.C106]+[.C103]+[.C100]+[.C97]" office:value-type="time" office:time-value="PT03H07M15.581427S">
            <text:p>03:07:15,581</text:p>
          </table:table-cell>
          <table:table-cell office:value-type="string">
            <text:p>A</text:p>
          </table:table-cell>
          <table:table-cell table:formula="of:=[.E175]+[.E163]+[.E160]+[.E157]+[.E154]+[.E151]+[.E148]+[.E145]+[.E142]+[.E139]+[.E130]+[.E121]+[.E109]+[.E106]+[.E103]+[.E100]+[.E97]" office:value-type="time" office:time-value="PT00H00M00S">
            <text:p>00:00:00,000</text:p>
          </table:table-cell>
          <table:table-cell table:formula="of:=[.F175]+[.F163]+[.F160]+[.F157]+[.F154]+[.F151]+[.F148]+[.F145]+[.F142]+[.F139]+[.F130]+[.F121]+[.F109]+[.F106]+[.F103]+[.F100]+[.F97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.C176]+[.C164]+[.C161]+[.C158]+[.C155]+[.C152]+[.C149]+[.C146]+[.C143]+[.C140]+[.C131]+[.C122]+[.C110]+[.C107]+[.C104]+[.C101]+[.C98]" office:value-type="time" office:time-value="PT02H08M20.079999S">
            <text:p>02:08:20,080</text:p>
          </table:table-cell>
          <table:table-cell table:formula="of:=[.D176]+[.D164]+[.D161]+[.D158]+[.D155]+[.D152]+[.D149]+[.D146]+[.D143]+[.D140]+[.D131]+[.D122]+[.D110]+[.D107]+[.D104]+[.D101]+[.D98]" office:value-type="time" office:time-value="PT02H08M20.079999S">
            <text:p>02:08:20,080</text:p>
          </table:table-cell>
          <table:table-cell table:formula="of:=[.E176]+[.E164]+[.E161]+[.E158]+[.E155]+[.E152]+[.E149]+[.E146]+[.E143]+[.E140]+[.E131]+[.E122]+[.E110]+[.E107]+[.E104]+[.E101]+[.E98]" office:value-type="time" office:time-value="PT00H00M00S">
            <text:p>00:00:00,000</text:p>
          </table:table-cell>
          <table:table-cell table:formula="of:=[.F176]+[.F164]+[.F161]+[.F158]+[.F155]+[.F152]+[.F149]+[.F146]+[.F143]+[.F140]+[.F131]+[.F122]+[.F110]+[.F107]+[.F104]+[.F101]+[.F98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.C177]+[.C165]+[.C162]+[.C159]+[.C156]+[.C153]+[.C150]+[.C147]+[.C144]+[.C141]+[.C132]+[.C123]+[.C111]+[.C108]+[.C105]+[.C102]+[.C99]" office:value-type="time" office:time-value="PT00H00M08.453314S">
            <text:p>00:00:08,453</text:p>
          </table:table-cell>
          <table:table-cell table:formula="of:=[.D177]+[.D165]+[.D162]+[.D159]+[.D156]+[.D153]+[.D150]+[.D147]+[.D144]+[.D141]+[.D132]+[.D123]+[.D111]+[.D108]+[.D105]+[.D102]+[.D99]" office:value-type="time" office:time-value="PT00H00M08.453314S">
            <text:p>00:00:08,453</text:p>
          </table:table-cell>
          <table:table-cell table:formula="of:=[.E177]+[.E165]+[.E162]+[.E159]+[.E156]+[.E153]+[.E150]+[.E147]+[.E144]+[.E141]+[.E132]+[.E123]+[.E111]+[.E108]+[.E105]+[.E102]+[.E99]" office:value-type="time" office:time-value="PT00H00M00S">
            <text:p>00:00:00,000</text:p>
          </table:table-cell>
          <table:table-cell table:formula="of:=[.F177]+[.F165]+[.F162]+[.F159]+[.F156]+[.F153]+[.F150]+[.F147]+[.F144]+[.F141]+[.F132]+[.F123]+[.F111]+[.F108]+[.F105]+[.F102]+[.F99]" office:value-type="time" office:time-value="PT00H00M00S">
            <text:p>00:00:00,000</text:p>
          </table:table-cell>
        </table:table-row>
        <table:table-row table:style-name="ro1" table:number-rows-repeated="3">
          <table:table-cell table:number-columns-repeated="2"/>
          <table:table-cell table:style-name="ce15" table:number-columns-repeated="4"/>
        </table:table-row>
        <table:table-row table:style-name="ro1">
          <table:table-cell table:number-columns-repeated="2"/>
          <table:table-cell table:style-name="ce15" office:value-type="string">
            <text:p>OBA</text:p>
          </table:table-cell>
          <table:table-cell table:style-name="ce15" office:value-type="string">
            <text:p>TBA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style-name="ce5" table:formula="of:=[.C4]" office:value-type="time" office:time-value="PT00H00M00.225523S">
            <text:p>00:00:00,226</text:p>
          </table:table-cell>
          <table:table-cell table:style-name="ce5" table:formula="of:=[.C97]" office:value-type="time" office:time-value="PT00H00M00.165618S">
            <text:p>00:00:00,166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5]" office:value-type="time" office:time-value="PT00H00M00.01S">
            <text:p>00:00:00,010</text:p>
          </table:table-cell>
          <table:table-cell table:style-name="ce5" table:formula="of:=[.C98]" office:value-type="time" office:time-value="PT00H00M00.01S">
            <text:p>00:00:00,010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6]" office:value-type="time" office:time-value="PT00H00M00.00891S">
            <text:p>00:00:00,009</text:p>
          </table:table-cell>
          <table:table-cell table:style-name="ce5" table:formula="of:=[.C99]" office:value-type="time" office:time-value="PT00H00M00.016921S">
            <text:p>00:00:00,017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style-name="ce5" table:formula="of:=[.C7]" office:value-type="time" office:time-value="PT00H00M00.00487S">
            <text:p>00:00:00,005</text:p>
          </table:table-cell>
          <table:table-cell table:style-name="ce5" table:formula="of:=[.C100]" office:value-type="time" office:time-value="PT00H00M00.003947S">
            <text:p>00:00:00,004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8]" office:value-type="time" office:time-value="PT00H00M00S">
            <text:p>00:00:00,000</text:p>
          </table:table-cell>
          <table:table-cell table:style-name="ce5" table:formula="of:=[.C101]" office:value-type="time" office:time-value="PT00H00M00S">
            <text:p>00:00:00,000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9]" office:value-type="time" office:time-value="PT00H00M00.000069S">
            <text:p>00:00:00,000</text:p>
          </table:table-cell>
          <table:table-cell table:style-name="ce5" table:formula="of:=[.C102]" office:value-type="time" office:time-value="PT00H00M00.000067S">
            <text:p>00:00:00,000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style-name="ce5" table:formula="of:=[.C10]" office:value-type="time" office:time-value="PT00H00M00.745211S">
            <text:p>00:00:00,745</text:p>
          </table:table-cell>
          <table:table-cell table:style-name="ce5" table:formula="of:=[.C103]" office:value-type="time" office:time-value="PT00H00M00.845242S">
            <text:p>00:00:00,845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11]" office:value-type="time" office:time-value="PT00H00M00.08S">
            <text:p>00:00:00,080</text:p>
          </table:table-cell>
          <table:table-cell table:style-name="ce5" table:formula="of:=[.C104]" office:value-type="time" office:time-value="PT00H00M00.04S">
            <text:p>00:00:00,040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12]" office:value-type="time" office:time-value="PT00H00M00.048415S">
            <text:p>00:00:00,048</text:p>
          </table:table-cell>
          <table:table-cell table:style-name="ce5" table:formula="of:=[.C105]" office:value-type="time" office:time-value="PT00H00M00.041569S">
            <text:p>00:00:00,042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style-name="ce5" table:formula="of:=[.C13]" office:value-type="time" office:time-value="PT00H02M29.167346S">
            <text:p>00:02:29,167</text:p>
          </table:table-cell>
          <table:table-cell table:style-name="ce5" table:formula="of:=[.C106]" office:value-type="time" office:time-value="PT00H07M07.58311S">
            <text:p>00:07:07,583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14]" office:value-type="time" office:time-value="PT00H00M49.42999S">
            <text:p>00:00:49,430</text:p>
          </table:table-cell>
          <table:table-cell table:style-name="ce5" table:formula="of:=[.C107]" office:value-type="time" office:time-value="PT00H00M30.93S">
            <text:p>00:00:30,930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15]" office:value-type="time" office:time-value="PT00H00M00.155284S">
            <text:p>00:00:00,155</text:p>
          </table:table-cell>
          <table:table-cell table:style-name="ce5" table:formula="of:=[.C108]" office:value-type="time" office:time-value="PT00H00M00.071692S">
            <text:p>00:00:00,072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style-name="ce5" table:formula="of:=[.C16]" office:value-type="time" office:time-value="PT00H00M03.028863S">
            <text:p>00:00:03,029</text:p>
          </table:table-cell>
          <table:table-cell table:style-name="ce5" table:formula="of:=[.C109]" office:value-type="time" office:time-value="PT00H00M05.820977S">
            <text:p>00:00:05,821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17]" office:value-type="time" office:time-value="PT00H00M02.2S">
            <text:p>00:00:02,200</text:p>
          </table:table-cell>
          <table:table-cell table:style-name="ce5" table:formula="of:=[.C110]" office:value-type="time" office:time-value="PT00H00M04.9S">
            <text:p>00:00:04,900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18]" office:value-type="time" office:time-value="PT00H00M00.249389S">
            <text:p>00:00:00,249</text:p>
          </table:table-cell>
          <table:table-cell table:style-name="ce5" table:formula="of:=[.C111]" office:value-type="time" office:time-value="PT00H00M00.265789S">
            <text:p>00:00:00,266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style-name="ce5" table:formula="of:=[.C28]" office:value-type="time" office:time-value="PT00H24M23.213585S">
            <text:p>00:24:23,214</text:p>
          </table:table-cell>
          <table:table-cell table:style-name="ce5" table:formula="of:=[.C121]" office:value-type="time" office:time-value="PT01H25M10.613384S">
            <text:p>01:25:10,613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29]" office:value-type="time" office:time-value="PT00H24M22.08S">
            <text:p>00:24:22,080</text:p>
          </table:table-cell>
          <table:table-cell table:style-name="ce5" table:formula="of:=[.C122]" office:value-type="time" office:time-value="PT01H25M03.719999S">
            <text:p>01:25:03,720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30]" office:value-type="time" office:time-value="PT00H00M00.024362S">
            <text:p>00:00:00,024</text:p>
          </table:table-cell>
          <table:table-cell table:style-name="ce5" table:formula="of:=[.C123]" office:value-type="time" office:time-value="PT00H00M05.646606S">
            <text:p>00:00:05,647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style-name="ce5" table:formula="of:=[.C31]" office:value-type="time" office:time-value="PT00H01M24.659909S">
            <text:p>00:01:24,660</text:p>
          </table:table-cell>
          <table:table-cell table:style-name="ce5" table:formula="of:=[.C130]" office:value-type="time" office:time-value="PT00H00M50.574807S">
            <text:p>00:00:50,575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32]" office:value-type="time" office:time-value="PT00H01M06.27S">
            <text:p>00:01:06,270</text:p>
          </table:table-cell>
          <table:table-cell table:style-name="ce5" table:formula="of:=[.C131]" office:value-type="time" office:time-value="PT00H00M35.49S">
            <text:p>00:00:35,490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33]" office:value-type="time" office:time-value="PT00H00M00.1175S">
            <text:p>00:00:00,118</text:p>
          </table:table-cell>
          <table:table-cell table:style-name="ce5" table:formula="of:=[.C132]" office:value-type="time" office:time-value="PT00H00M00.127057S">
            <text:p>00:00:00,127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style-name="ce5" table:formula="of:=[.C40]" office:value-type="time" office:time-value="PT00H00M00.890243S">
            <text:p>00:00:00,890</text:p>
          </table:table-cell>
          <table:table-cell table:style-name="ce5" table:formula="of:=[.C139]" office:value-type="time" office:time-value="PT00H00M00.557139S">
            <text:p>00:00:00,557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41]" office:value-type="time" office:time-value="PT00H00M00.53S">
            <text:p>00:00:00,530</text:p>
          </table:table-cell>
          <table:table-cell table:style-name="ce5" table:formula="of:=[.C140]" office:value-type="time" office:time-value="PT00H00M00.4S">
            <text:p>00:00:00,400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42]" office:value-type="time" office:time-value="PT00H00M00.066417S">
            <text:p>00:00:00,066</text:p>
          </table:table-cell>
          <table:table-cell table:style-name="ce5" table:formula="of:=[.C141]" office:value-type="time" office:time-value="PT00H00M00.03892S">
            <text:p>00:00:00,039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style-name="ce5" table:formula="of:=[.C43]" office:value-type="time" office:time-value="PT00H13M50.252692S">
            <text:p>00:13:50,253</text:p>
          </table:table-cell>
          <table:table-cell table:style-name="ce5" table:formula="of:=[.C142]" office:value-type="time" office:time-value="PT00H52M33.720372S">
            <text:p>00:52:33,720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44]" office:value-type="time" office:time-value="PT00H13M36.35S">
            <text:p>00:13:36,350</text:p>
          </table:table-cell>
          <table:table-cell table:style-name="ce5" table:formula="of:=[.C143]" office:value-type="time" office:time-value="PT00H27M49.72S">
            <text:p>00:27:49,720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45]" office:value-type="time" office:time-value="PT00H00M00.039897S">
            <text:p>00:00:00,040</text:p>
          </table:table-cell>
          <table:table-cell table:style-name="ce5" table:formula="of:=[.C144]" office:value-type="time" office:time-value="PT00H00M00.174892S">
            <text:p>00:00:00,175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style-name="ce5" table:formula="of:=[.C46]" office:value-type="time" office:time-value="PT01H13M34.631704S">
            <text:p>01:13:34,632</text:p>
          </table:table-cell>
          <table:table-cell table:style-name="ce5" table:formula="of:=[.C145]" office:value-type="time" office:time-value="PT00H33M35.096465S">
            <text:p>00:33:35,096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47]" office:value-type="time" office:time-value="PT01H12M29.4S">
            <text:p>01:12:29,400</text:p>
          </table:table-cell>
          <table:table-cell table:style-name="ce5" table:formula="of:=[.C146]" office:value-type="time" office:time-value="PT00H13M12.39S">
            <text:p>00:13:12,390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48]" office:value-type="time" office:time-value="PT00H00M00.247765S">
            <text:p>00:00:00,248</text:p>
          </table:table-cell>
          <table:table-cell table:style-name="ce5" table:formula="of:=[.C147]" office:value-type="time" office:time-value="PT00H00M00.326146S">
            <text:p>00:00:00,326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style-name="ce5" table:formula="of:=[.C49]" office:value-type="time" office:time-value="PT00H00M00.656071S">
            <text:p>00:00:00,656</text:p>
          </table:table-cell>
          <table:table-cell table:style-name="ce5" table:formula="of:=[.C148]" office:value-type="time" office:time-value="PT00H00M00.91428S">
            <text:p>00:00:00,914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50]" office:value-type="time" office:time-value="PT00H00M00.06S">
            <text:p>00:00:00,060</text:p>
          </table:table-cell>
          <table:table-cell table:style-name="ce5" table:formula="of:=[.C149]" office:value-type="time" office:time-value="PT00H00M00.04S">
            <text:p>00:00:00,040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51]" office:value-type="time" office:time-value="PT00H00M00.02603S">
            <text:p>00:00:00,026</text:p>
          </table:table-cell>
          <table:table-cell table:style-name="ce5" table:formula="of:=[.C150]" office:value-type="time" office:time-value="PT00H00M00.034594S">
            <text:p>00:00:00,035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style-name="ce5" table:formula="of:=[.C52]" office:value-type="time" office:time-value="PT00H00M36.209587S">
            <text:p>00:00:36,210</text:p>
          </table:table-cell>
          <table:table-cell table:style-name="ce5" table:formula="of:=[.C151]" office:value-type="time" office:time-value="PT00H00M00.212854S">
            <text:p>00:00:00,213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53]" office:value-type="time" office:time-value="PT00H00M28.33S">
            <text:p>00:00:28,330</text:p>
          </table:table-cell>
          <table:table-cell table:style-name="ce5" table:formula="of:=[.C152]" office:value-type="time" office:time-value="PT00H00M00.09S">
            <text:p>00:00:00,090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54]" office:value-type="time" office:time-value="PT00H00M00.046999S">
            <text:p>00:00:00,047</text:p>
          </table:table-cell>
          <table:table-cell table:style-name="ce5" table:formula="of:=[.C153]" office:value-type="time" office:time-value="PT00H00M00.034419S">
            <text:p>00:00:00,034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style-name="ce5" table:formula="of:=[.C61]" office:value-type="time" office:time-value="PT00H01M59.684526S">
            <text:p>00:01:59,685</text:p>
          </table:table-cell>
          <table:table-cell table:style-name="ce5" table:formula="of:=[.C154]" office:value-type="time" office:time-value="PT00H01M34.366216S">
            <text:p>00:01:34,366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62]" office:value-type="time" office:time-value="PT00H01M33.48S">
            <text:p>00:01:33,480</text:p>
          </table:table-cell>
          <table:table-cell table:style-name="ce5" table:formula="of:=[.C155]" office:value-type="time" office:time-value="PT00H00M26.55S">
            <text:p>00:00:26,550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63]" office:value-type="time" office:time-value="PT00H00M00.113015S">
            <text:p>00:00:00,113</text:p>
          </table:table-cell>
          <table:table-cell table:style-name="ce5" table:formula="of:=[.C156]" office:value-type="time" office:time-value="PT00H00M00.823955S">
            <text:p>00:00:00,824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style-name="ce5" table:formula="of:=[.C64]" office:value-type="time" office:time-value="PT00H00M10.912161S">
            <text:p>00:00:10,912</text:p>
          </table:table-cell>
          <table:table-cell table:style-name="ce5" table:formula="of:=[.C157]" office:value-type="time" office:time-value="PT00H00M03.914828S">
            <text:p>00:00:03,915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65]" office:value-type="time" office:time-value="PT00H00M03S">
            <text:p>00:00:03,000</text:p>
          </table:table-cell>
          <table:table-cell table:style-name="ce5" table:formula="of:=[.C158]" office:value-type="time" office:time-value="PT00H00M01.33S">
            <text:p>00:00:01,330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66]" office:value-type="time" office:time-value="PT00H00M00.086277S">
            <text:p>00:00:00,086</text:p>
          </table:table-cell>
          <table:table-cell table:style-name="ce5" table:formula="of:=[.C159]" office:value-type="time" office:time-value="PT00H00M00.263944S">
            <text:p>00:00:00,264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style-name="ce5" table:formula="of:=[.C67]" office:value-type="time" office:time-value="PT00H00M30.87387S">
            <text:p>00:00:30,874</text:p>
          </table:table-cell>
          <table:table-cell table:style-name="ce5" table:formula="of:=[.C160]" office:value-type="time" office:time-value="PT00H00M18.711394S">
            <text:p>00:00:18,711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68]" office:value-type="time" office:time-value="PT00H00M28.45S">
            <text:p>00:00:28,450</text:p>
          </table:table-cell>
          <table:table-cell table:style-name="ce5" table:formula="of:=[.C161]" office:value-type="time" office:time-value="PT00H00M08.33S">
            <text:p>00:00:08,330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69]" office:value-type="time" office:time-value="PT00H00M00.074407S">
            <text:p>00:00:00,074</text:p>
          </table:table-cell>
          <table:table-cell table:style-name="ce5" table:formula="of:=[.C162]" office:value-type="time" office:time-value="PT00H00M00.087501S">
            <text:p>00:00:00,088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style-name="ce5" table:formula="of:=[.C70]" office:value-type="time" office:time-value="PT00H00M35.489965S">
            <text:p>00:00:35,490</text:p>
          </table:table-cell>
          <table:table-cell table:style-name="ce5" table:formula="of:=[.C163]" office:value-type="time" office:time-value="PT00H00M08.654652S">
            <text:p>00:00:08,655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71]" office:value-type="time" office:time-value="PT00H00M34.31S">
            <text:p>00:00:34,310</text:p>
          </table:table-cell>
          <table:table-cell table:style-name="ce5" table:formula="of:=[.C164]" office:value-type="time" office:time-value="PT00H00M07.28S">
            <text:p>00:00:07,280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72]" office:value-type="time" office:time-value="PT00H00M00.688501S">
            <text:p>00:00:00,689</text:p>
          </table:table-cell>
          <table:table-cell table:style-name="ce5" table:formula="of:=[.C165]" office:value-type="time" office:time-value="PT00H00M00.386016S">
            <text:p>00:00:00,386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style-name="ce5" table:formula="of:=[.C82]" office:value-type="time" office:time-value="PT00H01M22.241731S">
            <text:p>00:01:22,242</text:p>
          </table:table-cell>
          <table:table-cell table:style-name="ce5" table:formula="of:=[.C175]" office:value-type="time" office:time-value="PT00H05M43.826142S">
            <text:p>00:05:43,826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83]" office:value-type="time" office:time-value="PT00H00M48.39S">
            <text:p>00:00:48,390</text:p>
          </table:table-cell>
          <table:table-cell table:style-name="ce5" table:formula="of:=[.C176]" office:value-type="time" office:time-value="PT00H00M18.86S">
            <text:p>00:00:18,860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84]" office:value-type="time" office:time-value="PT00H00M00.161234S">
            <text:p>00:00:00,161</text:p>
          </table:table-cell>
          <table:table-cell table:style-name="ce5" table:formula="of:=[.C177]" office:value-type="time" office:time-value="PT00H00M00.113226S">
            <text:p>00:00:00,113</text:p>
          </table:table-cell>
          <table:table-cell table:style-name="ce15" table:number-columns-repeated="2"/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style-name="ce5" table:formula="of:=[.C91]" office:value-type="time" office:time-value="PT02H01M02.887857S">
            <text:p>02:01:02,888</text:p>
          </table:table-cell>
          <table:table-cell table:style-name="ce5" table:formula="of:=[.C184]" office:value-type="time" office:time-value="PT03H07M15.581427S">
            <text:p>03:07:15,581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92]" office:value-type="time" office:time-value="PT01H56M22.36999S">
            <text:p>01:56:22,370</text:p>
          </table:table-cell>
          <table:table-cell table:style-name="ce5" table:formula="of:=[.C185]" office:value-type="time" office:time-value="PT02H08M20.079999S">
            <text:p>02:08:20,080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93]" office:value-type="time" office:time-value="PT00H00M02.154471S">
            <text:p>00:00:02,154</text:p>
          </table:table-cell>
          <table:table-cell table:style-name="ce5" table:formula="of:=[.C186]" office:value-type="time" office:time-value="PT00H00M08.453314S">
            <text:p>00:00:08,453</text:p>
          </table:table-cell>
          <table:table-cell table:style-name="ce15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>
            <text:p>0.05</text:p>
          </table:table-cell>
          <table:table-cell office:value-type="string">
            <text:p>OBA</text:p>
          </table:table-cell>
          <table:table-cell table:style-name="Default" office:value-type="string">
            <text:p>TBA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</text:p>
          </table:table-cell>
          <table:table-cell table:style-name="ce15" table:formula="of:=[.C4]" office:value-type="time" office:time-value="PT00H00M00.225523S">
            <text:p>00:00:00,23</text:p>
          </table:table-cell>
          <table:table-cell table:style-name="ce16" table:formula="of:=[.C97]" office:value-type="time" office:time-value="PT00H00M00.165618S">
            <text:p>00:00:00,17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2</text:p>
          </table:table-cell>
          <table:table-cell table:style-name="ce16" table:formula="of:=[.C7]" office:value-type="time" office:time-value="PT00H00M00.00487S">
            <text:p>00:00:00,00</text:p>
          </table:table-cell>
          <table:table-cell table:style-name="ce16" table:formula="of:=[.C100]" office:value-type="time" office:time-value="PT00H00M00.003947S">
            <text:p>00:00:00,00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3</text:p>
          </table:table-cell>
          <table:table-cell table:style-name="ce16" table:formula="of:=[.C10]" office:value-type="time" office:time-value="PT00H00M00.745211S">
            <text:p>00:00:00,75</text:p>
          </table:table-cell>
          <table:table-cell table:style-name="ce15" table:formula="of:=[.C103]" office:value-type="time" office:time-value="PT00H00M00.845242S">
            <text:p>00:00:00,85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4</text:p>
          </table:table-cell>
          <table:table-cell table:style-name="ce16" table:formula="of:=[.C13]" office:value-type="time" office:time-value="PT00H02M29.167346S">
            <text:p>00:02:29,17</text:p>
          </table:table-cell>
          <table:table-cell table:style-name="ce15" table:formula="of:=[.C106]" office:value-type="time" office:time-value="PT00H07M07.58311S">
            <text:p>00:07:07,58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5</text:p>
          </table:table-cell>
          <table:table-cell table:style-name="ce16" table:formula="of:=[.C16]" office:value-type="time" office:time-value="PT00H00M03.028863S">
            <text:p>00:00:03,03</text:p>
          </table:table-cell>
          <table:table-cell table:style-name="ce15" table:formula="of:=[.C109]" office:value-type="time" office:time-value="PT00H00M05.820977S">
            <text:p>00:00:05,82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6</text:p>
          </table:table-cell>
          <table:table-cell table:style-name="ce16" table:formula="of:=[.C28]" office:value-type="time" office:time-value="PT00H24M23.213585S">
            <text:p>00:24:23,21</text:p>
          </table:table-cell>
          <table:table-cell table:style-name="ce15" table:formula="of:=[.C121]" office:value-type="time" office:time-value="PT01H25M10.613384S">
            <text:p>01:25:10,61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7</text:p>
          </table:table-cell>
          <table:table-cell table:style-name="ce15" table:formula="of:=[.C31]" office:value-type="time" office:time-value="PT00H01M24.659909S">
            <text:p>00:01:24,66</text:p>
          </table:table-cell>
          <table:table-cell table:style-name="ce16" table:formula="of:=[.C130]" office:value-type="time" office:time-value="PT00H00M50.574807S">
            <text:p>00:00:50,57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8</text:p>
          </table:table-cell>
          <table:table-cell table:style-name="ce15" table:formula="of:=[.C40]" office:value-type="time" office:time-value="PT00H00M00.890243S">
            <text:p>00:00:00,89</text:p>
          </table:table-cell>
          <table:table-cell table:style-name="ce16" table:formula="of:=[.C139]" office:value-type="time" office:time-value="PT00H00M00.557139S">
            <text:p>00:00:00,56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9</text:p>
          </table:table-cell>
          <table:table-cell table:style-name="ce16" table:formula="of:=[.C43]" office:value-type="time" office:time-value="PT00H13M50.252692S">
            <text:p>00:13:50,25</text:p>
          </table:table-cell>
          <table:table-cell table:style-name="ce15" table:formula="of:=[.C142]" office:value-type="time" office:time-value="PT00H52M33.720372S">
            <text:p>00:52:33,72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0</text:p>
          </table:table-cell>
          <table:table-cell table:style-name="ce15" table:formula="of:=[.C46]" office:value-type="time" office:time-value="PT01H13M34.631704S">
            <text:p>01:13:34,63</text:p>
          </table:table-cell>
          <table:table-cell table:style-name="ce16" table:formula="of:=[.C145]" office:value-type="time" office:time-value="PT00H33M35.096465S">
            <text:p>00:33:35,10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1</text:p>
          </table:table-cell>
          <table:table-cell table:style-name="ce16" table:formula="of:=[.C49]" office:value-type="time" office:time-value="PT00H00M00.656071S">
            <text:p>00:00:00,66</text:p>
          </table:table-cell>
          <table:table-cell table:style-name="ce4" table:formula="of:=[.C148]" office:value-type="time" office:time-value="PT00H00M00.91428S">
            <text:p>00:00:00,91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2</text:p>
          </table:table-cell>
          <table:table-cell table:style-name="ce15" table:formula="of:=[.C52]" office:value-type="time" office:time-value="PT00H00M36.209587S">
            <text:p>00:00:36,21</text:p>
          </table:table-cell>
          <table:table-cell table:style-name="ce16" table:formula="of:=[.C151]" office:value-type="time" office:time-value="PT00H00M00.212854S">
            <text:p>00:00:00,21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3</text:p>
          </table:table-cell>
          <table:table-cell table:style-name="ce15" table:formula="of:=[.C61]" office:value-type="time" office:time-value="PT00H01M59.684526S">
            <text:p>00:01:59,68</text:p>
          </table:table-cell>
          <table:table-cell table:style-name="ce16" table:formula="of:=[.C154]" office:value-type="time" office:time-value="PT00H01M34.366216S">
            <text:p>00:01:34,37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4</text:p>
          </table:table-cell>
          <table:table-cell table:style-name="ce15" table:formula="of:=[.C64]" office:value-type="time" office:time-value="PT00H00M10.912161S">
            <text:p>00:00:10,91</text:p>
          </table:table-cell>
          <table:table-cell table:style-name="ce16" table:formula="of:=[.C157]" office:value-type="time" office:time-value="PT00H00M03.914828S">
            <text:p>00:00:03,91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5</text:p>
          </table:table-cell>
          <table:table-cell table:style-name="ce15" table:formula="of:=[.C67]" office:value-type="time" office:time-value="PT00H00M30.87387S">
            <text:p>00:00:30,87</text:p>
          </table:table-cell>
          <table:table-cell table:style-name="ce16" table:formula="of:=[.C160]" office:value-type="time" office:time-value="PT00H00M18.711394S">
            <text:p>00:00:18,71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6</text:p>
          </table:table-cell>
          <table:table-cell table:style-name="ce4" table:formula="of:=[.C70]" office:value-type="time" office:time-value="PT00H00M35.489965S">
            <text:p>00:00:35,49</text:p>
          </table:table-cell>
          <table:table-cell table:style-name="ce16" table:formula="of:=[.C163]" office:value-type="time" office:time-value="PT00H00M08.654652S">
            <text:p>00:00:08,65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7</text:p>
          </table:table-cell>
          <table:table-cell table:style-name="ce16" table:formula="of:=[.C82]" office:value-type="time" office:time-value="PT00H01M22.241731S">
            <text:p>00:01:22,24</text:p>
          </table:table-cell>
          <table:table-cell table:style-name="ce15" table:formula="of:=[.C175]" office:value-type="time" office:time-value="PT00H05M43.826142S">
            <text:p>00:05:43,83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Gesamt</text:p>
          </table:table-cell>
          <table:table-cell table:style-name="ce16" table:formula="of:=SUM([.B248:.B264])" office:value-type="time" office:time-value="PT02H01M02.887857S">
            <text:p>02:01:02,89</text:p>
          </table:table-cell>
          <table:table-cell table:style-name="ce15" table:formula="of:=SUM([.C248:.C264])" office:value-type="time" office:time-value="PT03H07M15.581427S">
            <text:p>03:07:15,58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Gesamt ohne Q10</text:p>
          </table:table-cell>
          <table:table-cell table:style-name="ce16" table:formula="of:=[.B265]-[.B257]" office:value-type="time" office:time-value="PT00H47M28.256153S">
            <text:p>00:47:28,26</text:p>
          </table:table-cell>
          <table:table-cell table:style-name="ce15" table:formula="of:=[.C265]-[.C257]" office:value-type="time" office:time-value="PT02H33M40.484962S">
            <text:p>02:33:40,48</text:p>
          </table:table-cell>
          <table:table-cell table:style-name="Default" table:number-columns-repeated="3"/>
        </table:table-row>
      </table:table>
      <table:table table:name="B020" table:style-name="ta1" table:print="false">
        <table:table-column table:style-name="co1" table:default-cell-style-name="Default"/>
        <table:table-column table:style-name="co15" table:default-cell-style-name="Default"/>
        <table:table-column table:style-name="co13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1" table:default-cell-style-name="ce24"/>
        <table:table-row table:style-name="ro1">
          <table:table-cell office:value-type="string">
            <text:p>Berlin MOD 0.20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>
            <text:p>OBA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>
            <text:p>Anz. Läufe</text:p>
          </table:table-cell>
          <table:table-cell office:value-type="float" office:value="1">
            <text:p>1</text:p>
          </table:table-cell>
          <table:table-cell table:style-name="Default" office:value-type="string">
            <text:p>Durchschnitt</text:p>
          </table:table-cell>
          <table:table-cell table:style-name="Default" office:value-type="string">
            <text:p>1.Lauf</text:p>
          </table:table-cell>
          <table:table-cell table:style-name="Default" office:value-type="string">
            <text:p>2.Lauf</text:p>
          </table:table-cell>
          <table:table-cell table:style-name="Default" office:value-type="string">
            <text:p>3.Lauf</text:p>
          </table:table-cell>
          <table:table-cell table:style-name="Default" office:value-type="string">
            <text:p>4.Lauf</text:p>
          </table:table-cell>
          <table:table-cell table:style-name="Default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4:.K4])/[.$B$3]" office:value-type="time" office:time-value="PT00H00M00.146245S">
            <text:p>00:00:00,146</text:p>
          </table:table-cell>
          <table:table-cell office:value-type="time" office:time-value="PT00H00M00.146245S">
            <text:p>00:00:00,146</text:p>
          </table:table-cell>
          <table:table-cell/>
          <table:table-cell table:number-columns-repeated="2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:.K5])/[.$B$3]" office:value-type="time" office:time-value="PT00H00M00.01S">
            <text:p>00:00:00,010</text:p>
          </table:table-cell>
          <table:table-cell office:value-type="time" office:time-value="PT00H00M00.01S">
            <text:p>00:00:00,010</text:p>
          </table:table-cell>
          <table:table-cell/>
          <table:table-cell table:number-columns-repeated="2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:.K6])/[.$B$3]" office:value-type="time" office:time-value="PT00H00M00.009746S">
            <text:p>00:00:00,010</text:p>
          </table:table-cell>
          <table:table-cell office:value-type="time" office:time-value="PT00H00M00.009746S">
            <text:p>00:00:00,010</text:p>
          </table:table-cell>
          <table:table-cell/>
          <table:table-cell table:number-columns-repeated="2"/>
          <table:table-cell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7:.K7])/[.$B$3]" office:value-type="time" office:time-value="PT00H00M00.003133S">
            <text:p>00:00:00,003</text:p>
          </table:table-cell>
          <table:table-cell office:value-type="time" office:time-value="PT00H00M00.003133S">
            <text:p>00:00:00,003</text:p>
          </table:table-cell>
          <table:table-cell/>
          <table:table-cell table:number-columns-repeated="2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:.K8])/[.$B$3]" office:value-type="time" office:time-value="PT00H00M00.01S">
            <text:p>00:00:00,010</text:p>
          </table:table-cell>
          <table:table-cell office:value-type="time" office:time-value="PT00H00M00.01S">
            <text:p>00:00:00,010</text:p>
          </table:table-cell>
          <table:table-cell/>
          <table:table-cell table:number-columns-repeated="2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:.K9])/[.$B$3]" office:value-type="time" office:time-value="PT00H00M00.000063S">
            <text:p>00:00:00,000</text:p>
          </table:table-cell>
          <table:table-cell office:value-type="time" office:time-value="PT00H00M00.000063S">
            <text:p>00:00:00,000</text:p>
          </table:table-cell>
          <table:table-cell/>
          <table:table-cell table:number-columns-repeated="2"/>
          <table:table-cell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10:.K10])/[.$B$3]" office:value-type="time" office:time-value="PT00H00M00.456397S">
            <text:p>00:00:00,456</text:p>
          </table:table-cell>
          <table:table-cell office:value-type="time" office:time-value="PT00H00M00.456397S">
            <text:p>00:00:00,456</text:p>
          </table:table-cell>
          <table:table-cell/>
          <table:table-cell table:number-columns-repeated="2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:.K11])/[.$B$3]" office:value-type="time" office:time-value="PT00H00M00.03S">
            <text:p>00:00:00,030</text:p>
          </table:table-cell>
          <table:table-cell office:value-type="time" office:time-value="PT00H00M00.03S">
            <text:p>00:00:00,030</text:p>
          </table:table-cell>
          <table:table-cell/>
          <table:table-cell table:number-columns-repeated="2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:.K12])/[.$B$3]" office:value-type="time" office:time-value="PT00H00M00.054348S">
            <text:p>00:00:00,054</text:p>
          </table:table-cell>
          <table:table-cell office:value-type="time" office:time-value="PT00H00M00.054348S">
            <text:p>00:00:00,054</text:p>
          </table:table-cell>
          <table:table-cell/>
          <table:table-cell table:number-columns-repeated="2"/>
          <table:table-cell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13:.K13])/[.$B$3]" office:value-type="time" office:time-value="PT00H00M32.832401S">
            <text:p>00:00:32,832</text:p>
          </table:table-cell>
          <table:table-cell office:value-type="time" office:time-value="PT00H00M32.832401S">
            <text:p>00:00:32,832</text:p>
          </table:table-cell>
          <table:table-cell/>
          <table:table-cell table:number-columns-repeated="2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:.K14])/[.$B$3]" office:value-type="time" office:time-value="PT00H00M08.58S">
            <text:p>00:00:08,580</text:p>
          </table:table-cell>
          <table:table-cell office:value-type="time" office:time-value="PT00H00M08.58S">
            <text:p>00:00:08,580</text:p>
          </table:table-cell>
          <table:table-cell/>
          <table:table-cell table:number-columns-repeated="2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:.K15])/[.$B$3]" office:value-type="time" office:time-value="PT00H00M00.116604S">
            <text:p>00:00:00,117</text:p>
          </table:table-cell>
          <table:table-cell office:value-type="time" office:time-value="PT00H00M00.116604S">
            <text:p>00:00:00,117</text:p>
          </table:table-cell>
          <table:table-cell/>
          <table:table-cell table:number-columns-repeated="2"/>
          <table:table-cell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SUM([.D16:.K16])/[.$B$3]" office:value-type="time" office:time-value="PT00H00M01.538758S">
            <text:p>00:00:01,539</text:p>
          </table:table-cell>
          <table:table-cell table:formula="of:=+[.D19]+[.D22]+[.D25]" office:value-type="time" office:time-value="PT00H00M01.538758S">
            <text:p>00:00:01,539</text:p>
          </table:table-cell>
          <table:table-cell table:formula="of:=+[.E19]+[.E22]+[.E25]" office:value-type="time" office:time-value="PT00H00M00S">
            <text:p>00:00:00,000</text:p>
          </table:table-cell>
          <table:table-cell table:formula="of:=+[.F19]+[.F22]+[.F25]" office:value-type="time" office:time-value="PT00H00M00S">
            <text:p>00:00:00,000</text:p>
          </table:table-cell>
          <table:table-cell table:formula="of:=+[.G19]+[.G22]+[.G25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:.K17])/[.$B$3]" office:value-type="time" office:time-value="PT00H00M01.0899S">
            <text:p>00:00:01,090</text:p>
          </table:table-cell>
          <table:table-cell table:formula="of:=+[.D20]+[.D23]+[.D26]" office:value-type="time" office:time-value="PT00H00M01.0899S">
            <text:p>00:00:01,090</text:p>
          </table:table-cell>
          <table:table-cell table:formula="of:=+[.E20]+[.E23]+[.E26]" office:value-type="time" office:time-value="PT00H00M00S">
            <text:p>00:00:00,000</text:p>
          </table:table-cell>
          <table:table-cell table:formula="of:=+[.F20]+[.F23]+[.F26]" office:value-type="time" office:time-value="PT00H00M00S">
            <text:p>00:00:00,000</text:p>
          </table:table-cell>
          <table:table-cell table:formula="of:=+[.G20]+[.G23]+[.G26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8:.K18])/[.$B$3]" office:value-type="time" office:time-value="PT00H00M00.204614S">
            <text:p>00:00:00,205</text:p>
          </table:table-cell>
          <table:table-cell table:formula="of:=+[.D21]+[.D24]+[.D27]" office:value-type="time" office:time-value="PT00H00M00.204614S">
            <text:p>00:00:00,205</text:p>
          </table:table-cell>
          <table:table-cell table:formula="of:=+[.E21]+[.E24]+[.E27]" office:value-type="time" office:time-value="PT00H00M00S">
            <text:p>00:00:00,000</text:p>
          </table:table-cell>
          <table:table-cell table:formula="of:=+[.F21]+[.F24]+[.F27]" office:value-type="time" office:time-value="PT00H00M00S">
            <text:p>00:00:00,000</text:p>
          </table:table-cell>
          <table:table-cell table:formula="of:=+[.G21]+[.G24]+[.G27]" office:value-type="time" office:time-value="PT00H00M00S">
            <text:p>00:00:00,000</text:p>
          </table:table-cell>
          <table:table-cell/>
        </table:table-row>
        <table:table-row table:style-name="ro1">
          <table:table-cell table:style-name="ce14" office:value-type="string">
            <text:p>Q5tmp1</text:p>
          </table:table-cell>
          <table:table-cell table:style-name="ce14" office:value-type="string">
            <text:p>elapsed</text:p>
          </table:table-cell>
          <table:table-cell table:formula="of:=SUM([.D19:.K19])/[.$B$3]" office:value-type="time" office:time-value="PT00H00M00.274447S">
            <text:p>00:00:00,274</text:p>
          </table:table-cell>
          <table:table-cell table:style-name="ce18" office:value-type="time" office:time-value="PT00H00M00.274447S">
            <text:p>00:00:00,274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20:.K20])/[.$B$3]" office:value-type="time" office:time-value="PT00H00M00.0999S">
            <text:p>00:00:00,100</text:p>
          </table:table-cell>
          <table:table-cell table:style-name="ce18" office:value-type="time" office:time-value="PT00H00M00.0999S">
            <text:p>00:00:00,100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21:.K21])/[.$B$3]" office:value-type="time" office:time-value="PT00H00M00.0688S">
            <text:p>00:00:00,069</text:p>
          </table:table-cell>
          <table:table-cell table:style-name="ce18" office:value-type="time" office:time-value="PT00H00M00.0688S">
            <text:p>00:00:00,069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 office:value-type="string">
            <text:p>Q5tmp2</text:p>
          </table:table-cell>
          <table:table-cell table:style-name="ce14" office:value-type="string">
            <text:p>elapsed</text:p>
          </table:table-cell>
          <table:table-cell table:formula="of:=SUM([.D22:.K22])/[.$B$3]" office:value-type="time" office:time-value="PT00H00M00.293947S">
            <text:p>00:00:00,294</text:p>
          </table:table-cell>
          <table:table-cell table:style-name="ce18" office:value-type="time" office:time-value="PT00H00M00.293947S">
            <text:p>00:00:00,294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23:.K23])/[.$B$3]" office:value-type="time" office:time-value="PT00H00M00.11S">
            <text:p>00:00:00,110</text:p>
          </table:table-cell>
          <table:table-cell table:style-name="ce18" office:value-type="time" office:time-value="PT00H00M00.11S">
            <text:p>00:00:00,110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24:.K24])/[.$B$3]" office:value-type="time" office:time-value="PT00H00M00.090381S">
            <text:p>00:00:00,090</text:p>
          </table:table-cell>
          <table:table-cell table:style-name="ce18" office:value-type="time" office:time-value="PT00H00M00.090381S">
            <text:p>00:00:00,090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 office:value-type="string">
            <text:p>Q5res</text:p>
          </table:table-cell>
          <table:table-cell table:style-name="ce14" office:value-type="string">
            <text:p>elapsed</text:p>
          </table:table-cell>
          <table:table-cell table:formula="of:=SUM([.D25:.K25])/[.$B$3]" office:value-type="time" office:time-value="PT00H00M00.970364S">
            <text:p>00:00:00,970</text:p>
          </table:table-cell>
          <table:table-cell table:style-name="ce18" office:value-type="time" office:time-value="PT00H00M00.970364S">
            <text:p>00:00:00,970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26:.K26])/[.$B$3]" office:value-type="time" office:time-value="PT00H00M00.88S">
            <text:p>00:00:00,880</text:p>
          </table:table-cell>
          <table:table-cell table:style-name="ce18" office:value-type="time" office:time-value="PT00H00M00.88S">
            <text:p>00:00:00,880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27:.K27])/[.$B$3]" office:value-type="time" office:time-value="PT00H00M00.045433S">
            <text:p>00:00:00,045</text:p>
          </table:table-cell>
          <table:table-cell table:style-name="ce18" office:value-type="time" office:time-value="PT00H00M00.045433S">
            <text:p>00:00:00,045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28:.K28])/[.$B$3]" office:value-type="time" office:time-value="PT00H01M10.266371S">
            <text:p>00:01:10,266</text:p>
          </table:table-cell>
          <table:table-cell office:value-type="time" office:time-value="PT00H01M10.266371S">
            <text:p>00:01:10,266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9:.K29])/[.$B$3]" office:value-type="time" office:time-value="PT00H01M10.1S">
            <text:p>00:01:10,100</text:p>
          </table:table-cell>
          <table:table-cell office:value-type="time" office:time-value="PT00H01M10.1S">
            <text:p>00:01:10,10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0:.K30])/[.$B$3]" office:value-type="time" office:time-value="PT00H00M00.018334S">
            <text:p>00:00:00,018</text:p>
          </table:table-cell>
          <table:table-cell office:value-type="time" office:time-value="PT00H00M00.018334S">
            <text:p>00:00:00,018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SUM([.D31:.K31])/[.$B$3]" office:value-type="time" office:time-value="PT00H00M14.478534S">
            <text:p>00:00:14,479</text:p>
          </table:table-cell>
          <table:table-cell table:formula="of:=+[.D34]+[.D37]" office:value-type="time" office:time-value="PT00H00M14.478534S">
            <text:p>00:00:14,479</text:p>
          </table:table-cell>
          <table:table-cell table:formula="of:=+[.E34]+[.E37]" office:value-type="time" office:time-value="PT00H00M00S">
            <text:p>00:00:00,000</text:p>
          </table:table-cell>
          <table:table-cell table:formula="of:=+[.F34]+[.F37]" office:value-type="time" office:time-value="PT00H00M00S">
            <text:p>00:00:00,000</text:p>
          </table:table-cell>
          <table:table-cell table:formula="of:=+[.G34]+[.G37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2:.K32])/[.$B$3]" office:value-type="time" office:time-value="PT00H00M12.25S">
            <text:p>00:00:12,250</text:p>
          </table:table-cell>
          <table:table-cell table:formula="of:=+[.D35]+[.D38]" office:value-type="time" office:time-value="PT00H00M12.25S">
            <text:p>00:00:12,250</text:p>
          </table:table-cell>
          <table:table-cell table:formula="of:=+[.E35]+[.E38]" office:value-type="time" office:time-value="PT00H00M00S">
            <text:p>00:00:00,000</text:p>
          </table:table-cell>
          <table:table-cell table:formula="of:=+[.F35]+[.F38]" office:value-type="time" office:time-value="PT00H00M00S">
            <text:p>00:00:00,000</text:p>
          </table:table-cell>
          <table:table-cell table:formula="of:=+[.G35]+[.G38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3:.K33])/[.$B$3]" office:value-type="time" office:time-value="PT00H00M00.104936S">
            <text:p>00:00:00,105</text:p>
          </table:table-cell>
          <table:table-cell table:formula="of:=+[.D36]+[.D39]" office:value-type="time" office:time-value="PT00H00M00.104936S">
            <text:p>00:00:00,105</text:p>
          </table:table-cell>
          <table:table-cell table:formula="of:=+[.E36]+[.E39]" office:value-type="time" office:time-value="PT00H00M00S">
            <text:p>00:00:00,000</text:p>
          </table:table-cell>
          <table:table-cell table:formula="of:=+[.F36]+[.F39]" office:value-type="time" office:time-value="PT00H00M00S">
            <text:p>00:00:00,000</text:p>
          </table:table-cell>
          <table:table-cell table:formula="of:=+[.G36]+[.G39]" office:value-type="time" office:time-value="PT00H00M00S">
            <text:p>00:00:00,000</text:p>
          </table:table-cell>
          <table:table-cell/>
        </table:table-row>
        <table:table-row table:style-name="ro1">
          <table:table-cell table:style-name="ce14" office:value-type="string">
            <text:p>Q7tmp1</text:p>
          </table:table-cell>
          <table:table-cell table:style-name="ce14" office:value-type="string">
            <text:p>elapsed</text:p>
          </table:table-cell>
          <table:table-cell table:formula="of:=SUM([.D34:.K34])/[.$B$3]" office:value-type="time" office:time-value="PT00H00M12.01186S">
            <text:p>00:00:12,012</text:p>
          </table:table-cell>
          <table:table-cell table:style-name="ce18" office:value-type="time" office:time-value="PT00H00M12.01186S">
            <text:p>00:00:12,012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35:.K35])/[.$B$3]" office:value-type="time" office:time-value="PT00H00M11.86S">
            <text:p>00:00:11,860</text:p>
          </table:table-cell>
          <table:table-cell table:style-name="ce18" office:value-type="time" office:time-value="PT00H00M11.86S">
            <text:p>00:00:11,860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36:.K36])/[.$B$3]" office:value-type="time" office:time-value="PT00H00M00.080989S">
            <text:p>00:00:00,081</text:p>
          </table:table-cell>
          <table:table-cell table:style-name="ce18" office:value-type="time" office:time-value="PT00H00M00.080989S">
            <text:p>00:00:00,081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 office:value-type="string">
            <text:p>Q7res</text:p>
          </table:table-cell>
          <table:table-cell table:style-name="ce14" office:value-type="string">
            <text:p>elapsed</text:p>
          </table:table-cell>
          <table:table-cell table:formula="of:=SUM([.D37:.K37])/[.$B$3]" office:value-type="time" office:time-value="PT00H00M02.466674S">
            <text:p>00:00:02,467</text:p>
          </table:table-cell>
          <table:table-cell table:style-name="ce18" office:value-type="time" office:time-value="PT00H00M02.466674S">
            <text:p>00:00:02,467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38:.K38])/[.$B$3]" office:value-type="time" office:time-value="PT00H00M00.39S">
            <text:p>00:00:00,390</text:p>
          </table:table-cell>
          <table:table-cell table:style-name="ce18" office:value-type="time" office:time-value="PT00H00M00.39S">
            <text:p>00:00:00,390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39:.K39])/[.$B$3]" office:value-type="time" office:time-value="PT00H00M00.023947S">
            <text:p>00:00:00,024</text:p>
          </table:table-cell>
          <table:table-cell table:style-name="ce18" office:value-type="time" office:time-value="PT00H00M00.023947S">
            <text:p>00:00:00,024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40:.K40])/[.$B$3]" office:value-type="time" office:time-value="PT00H00M00.434592S">
            <text:p>00:00:00,435</text:p>
          </table:table-cell>
          <table:table-cell office:value-type="time" office:time-value="PT00H00M00.434592S">
            <text:p>00:00:00,435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1:.K41])/[.$B$3]" office:value-type="time" office:time-value="PT00H00M00.29S">
            <text:p>00:00:00,290</text:p>
          </table:table-cell>
          <table:table-cell office:value-type="time" office:time-value="PT00H00M00.29S">
            <text:p>00:00:00,29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2:.K42])/[.$B$3]" office:value-type="time" office:time-value="PT00H00M00.039177S">
            <text:p>00:00:00,039</text:p>
          </table:table-cell>
          <table:table-cell office:value-type="time" office:time-value="PT00H00M00.039177S">
            <text:p>00:00:00,039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43:.K43])/[.$B$3]" office:value-type="time" office:time-value="PT00H03M57.581004S">
            <text:p>00:03:57,581</text:p>
          </table:table-cell>
          <table:table-cell office:value-type="time" office:time-value="PT00H03M57.581004S">
            <text:p>00:03:57,581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4:.K44])/[.$B$3]" office:value-type="time" office:time-value="PT00H03M56.38S">
            <text:p>00:03:56,380</text:p>
          </table:table-cell>
          <table:table-cell office:value-type="time" office:time-value="PT00H03M56.38S">
            <text:p>00:03:56,38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5:.K45])/[.$B$3]" office:value-type="time" office:time-value="PT00H00M00.063885S">
            <text:p>00:00:00,064</text:p>
          </table:table-cell>
          <table:table-cell office:value-type="time" office:time-value="PT00H00M00.063885S">
            <text:p>00:00:00,064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46:.K46])/[.$B$3]" office:value-type="time" office:time-value="PT00H10M05.718386S">
            <text:p>00:10:05,718</text:p>
          </table:table-cell>
          <table:table-cell office:value-type="time" office:time-value="PT00H10M05.718386S">
            <text:p>00:10:05,718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7:.K47])/[.$B$3]" office:value-type="time" office:time-value="PT00H10M04.96S">
            <text:p>00:10:04,960</text:p>
          </table:table-cell>
          <table:table-cell office:value-type="time" office:time-value="PT00H10M04.96S">
            <text:p>00:10:04,96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8:.K48])/[.$B$3]" office:value-type="time" office:time-value="PT00H00M00.571083S">
            <text:p>00:00:00,571</text:p>
          </table:table-cell>
          <table:table-cell office:value-type="time" office:time-value="PT00H00M00.571083S">
            <text:p>00:00:00,57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49:.K49])/[.$B$3]" office:value-type="time" office:time-value="PT00H00M00.233183S">
            <text:p>00:00:00,233</text:p>
          </table:table-cell>
          <table:table-cell office:value-type="time" office:time-value="PT00H00M00.233183S">
            <text:p>00:00:00,233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0:.K50])/[.$B$3]" office:value-type="time" office:time-value="PT00H00M00.04S">
            <text:p>00:00:00,040</text:p>
          </table:table-cell>
          <table:table-cell office:value-type="time" office:time-value="PT00H00M00.04S">
            <text:p>00:00:00,04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1:.K51])/[.$B$3]" office:value-type="time" office:time-value="PT00H00M00.021555S">
            <text:p>00:00:00,022</text:p>
          </table:table-cell>
          <table:table-cell office:value-type="time" office:time-value="PT00H00M00.021555S">
            <text:p>00:00:00,022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52:.K52])/[.$B$3]" office:value-type="time" office:time-value="PT00H00M04.33161S">
            <text:p>00:00:04,332</text:p>
          </table:table-cell>
          <table:table-cell table:formula="of:=+[.D55]+[.D58]" office:value-type="time" office:time-value="PT00H00M04.33161S">
            <text:p>00:00:04,332</text:p>
          </table:table-cell>
          <table:table-cell table:formula="of:=+[.E55]+[.E58]" office:value-type="time" office:time-value="PT00H00M00S">
            <text:p>00:00:00,000</text:p>
          </table:table-cell>
          <table:table-cell table:formula="of:=+[.F55]+[.F58]" office:value-type="time" office:time-value="PT00H00M00S">
            <text:p>00:00:00,000</text:p>
          </table:table-cell>
          <table:table-cell table:formula="of:=+[.G55]+[.G58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3:.K53])/[.$B$3]" office:value-type="time" office:time-value="PT00H00M04.22S">
            <text:p>00:00:04,220</text:p>
          </table:table-cell>
          <table:table-cell table:formula="of:=+[.D56]+[.D59]" office:value-type="time" office:time-value="PT00H00M04.22S">
            <text:p>00:00:04,220</text:p>
          </table:table-cell>
          <table:table-cell table:formula="of:=+[.E56]+[.E59]" office:value-type="time" office:time-value="PT00H00M00S">
            <text:p>00:00:00,000</text:p>
          </table:table-cell>
          <table:table-cell table:formula="of:=+[.F56]+[.F59]" office:value-type="time" office:time-value="PT00H00M00S">
            <text:p>00:00:00,000</text:p>
          </table:table-cell>
          <table:table-cell table:formula="of:=+[.G56]+[.G59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4:.K54])/[.$B$3]" office:value-type="time" office:time-value="PT00H00M00.046122S">
            <text:p>00:00:00,046</text:p>
          </table:table-cell>
          <table:table-cell table:formula="of:=+[.D57]+[.D60]" office:value-type="time" office:time-value="PT00H00M00.046122S">
            <text:p>00:00:00,046</text:p>
          </table:table-cell>
          <table:table-cell table:formula="of:=+[.E57]+[.E60]" office:value-type="time" office:time-value="PT00H00M00S">
            <text:p>00:00:00,000</text:p>
          </table:table-cell>
          <table:table-cell table:formula="of:=+[.F57]+[.F60]" office:value-type="time" office:time-value="PT00H00M00S">
            <text:p>00:00:00,000</text:p>
          </table:table-cell>
          <table:table-cell table:formula="of:=+[.G57]+[.G60]" office:value-type="time" office:time-value="PT00H00M00S">
            <text:p>00:00:00,000</text:p>
          </table:table-cell>
          <table:table-cell/>
        </table:table-row>
        <table:table-row table:style-name="ro1">
          <table:table-cell table:style-name="ce14" office:value-type="string">
            <text:p>Q12tmp1</text:p>
          </table:table-cell>
          <table:table-cell table:style-name="ce14" office:value-type="string">
            <text:p>elapsed</text:p>
          </table:table-cell>
          <table:table-cell table:formula="of:=SUM([.D55:.K55])/[.$B$3]" office:value-type="time" office:time-value="PT00H00M00.00242S">
            <text:p>00:00:00,002</text:p>
          </table:table-cell>
          <table:table-cell table:style-name="ce18" office:value-type="time" office:time-value="PT00H00M00.00242S">
            <text:p>00:00:00,002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56:.K56])/[.$B$3]" office:value-type="time" office:time-value="PT00H00M00S">
            <text:p>00:00:00,000</text:p>
          </table:table-cell>
          <table:table-cell table:style-name="ce18" office:value-type="time" office:time-value="PT00H00M00S">
            <text:p>00:00:00,000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57:.K57])/[.$B$3]" office:value-type="time" office:time-value="PT00H00M00.000112S">
            <text:p>00:00:00,000</text:p>
          </table:table-cell>
          <table:table-cell table:style-name="ce18" office:value-type="time" office:time-value="PT00H00M00.000112S">
            <text:p>00:00:00,000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 office:value-type="string">
            <text:p>Q12res</text:p>
          </table:table-cell>
          <table:table-cell table:style-name="ce14" office:value-type="string">
            <text:p>elapsed</text:p>
          </table:table-cell>
          <table:table-cell table:formula="of:=SUM([.D58:.K58])/[.$B$3]" office:value-type="time" office:time-value="PT00H00M04.32919S">
            <text:p>00:00:04,329</text:p>
          </table:table-cell>
          <table:table-cell table:style-name="ce18" office:value-type="time" office:time-value="PT00H00M04.32919S">
            <text:p>00:00:04,329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59:.K59])/[.$B$3]" office:value-type="time" office:time-value="PT00H00M04.22S">
            <text:p>00:00:04,220</text:p>
          </table:table-cell>
          <table:table-cell table:style-name="ce18" office:value-type="time" office:time-value="PT00H00M04.22S">
            <text:p>00:00:04,220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60:.K60])/[.$B$3]" office:value-type="time" office:time-value="PT00H00M00.04601S">
            <text:p>00:00:00,046</text:p>
          </table:table-cell>
          <table:table-cell table:style-name="ce18" office:value-type="time" office:time-value="PT00H00M00.04601S">
            <text:p>00:00:00,046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61:.K61])/[.$B$3]" office:value-type="time" office:time-value="PT00H00M30.172753S">
            <text:p>00:00:30,173</text:p>
          </table:table-cell>
          <table:table-cell office:value-type="time" office:time-value="PT00H00M30.172753S">
            <text:p>00:00:30,173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2:.K62])/[.$B$3]" office:value-type="time" office:time-value="PT00H00M28.51S">
            <text:p>00:00:28,510</text:p>
          </table:table-cell>
          <table:table-cell office:value-type="time" office:time-value="PT00H00M28.51S">
            <text:p>00:00:28,51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3:.K63])/[.$B$3]" office:value-type="time" office:time-value="PT00H00M00.090191S">
            <text:p>00:00:00,090</text:p>
          </table:table-cell>
          <table:table-cell office:value-type="time" office:time-value="PT00H00M00.090191S">
            <text:p>00:00:00,090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64:.K64])/[.$B$3]" office:value-type="time" office:time-value="PT00H00M01.115045S">
            <text:p>00:00:01,115</text:p>
          </table:table-cell>
          <table:table-cell office:value-type="time" office:time-value="PT00H00M01.115045S">
            <text:p>00:00:01,115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5:.K65])/[.$B$3]" office:value-type="time" office:time-value="PT00H00M00.98S">
            <text:p>00:00:00,980</text:p>
          </table:table-cell>
          <table:table-cell office:value-type="time" office:time-value="PT00H00M00.98S">
            <text:p>00:00:00,98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6:.K66])/[.$B$3]" office:value-type="time" office:time-value="PT00H00M00.0726S">
            <text:p>00:00:00,073</text:p>
          </table:table-cell>
          <table:table-cell office:value-type="time" office:time-value="PT00H00M00.0726S">
            <text:p>00:00:00,073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67:.K67])/[.$B$3]" office:value-type="time" office:time-value="PT00H00M08.82352S">
            <text:p>00:00:08,824</text:p>
          </table:table-cell>
          <table:table-cell office:value-type="time" office:time-value="PT00H00M08.82352S">
            <text:p>00:00:08,824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8:.K68])/[.$B$3]" office:value-type="time" office:time-value="PT00H00M08.62S">
            <text:p>00:00:08,620</text:p>
          </table:table-cell>
          <table:table-cell office:value-type="time" office:time-value="PT00H00M08.62S">
            <text:p>00:00:08,62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9:.K69])/[.$B$3]" office:value-type="time" office:time-value="PT00H00M00.08374S">
            <text:p>00:00:00,084</text:p>
          </table:table-cell>
          <table:table-cell office:value-type="time" office:time-value="PT00H00M00.08374S">
            <text:p>00:00:00,084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SUM([.D70:.K70])/[.$B$3]" office:value-type="time" office:time-value="PT00H00M29.389055S">
            <text:p>00:00:29,389</text:p>
          </table:table-cell>
          <table:table-cell table:formula="of:=+[.D73]+[.D76]+[.D79]" office:value-type="time" office:time-value="PT00H00M29.389055S">
            <text:p>00:00:29,389</text:p>
          </table:table-cell>
          <table:table-cell table:formula="of:=+[.E73]+[.E76]+[.E79]" office:value-type="time" office:time-value="PT00H00M00S">
            <text:p>00:00:00,000</text:p>
          </table:table-cell>
          <table:table-cell table:formula="of:=+[.F73]+[.F76]+[.F79]" office:value-type="time" office:time-value="PT00H00M00S">
            <text:p>00:00:00,000</text:p>
          </table:table-cell>
          <table:table-cell table:formula="of:=+[.G73]+[.G76]+[.G79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71:.K71])/[.$B$3]" office:value-type="time" office:time-value="PT00H00M28.18S">
            <text:p>00:00:28,180</text:p>
          </table:table-cell>
          <table:table-cell table:formula="of:=+[.D74]+[.D77]+[.D80]" office:value-type="time" office:time-value="PT00H00M28.18S">
            <text:p>00:00:28,180</text:p>
          </table:table-cell>
          <table:table-cell table:formula="of:=+[.E74]+[.E77]+[.E80]" office:value-type="time" office:time-value="PT00H00M00S">
            <text:p>00:00:00,000</text:p>
          </table:table-cell>
          <table:table-cell table:formula="of:=+[.F74]+[.F77]+[.F80]" office:value-type="time" office:time-value="PT00H00M00S">
            <text:p>00:00:00,000</text:p>
          </table:table-cell>
          <table:table-cell table:formula="of:=+[.G74]+[.G77]+[.G80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72:.K72])/[.$B$3]" office:value-type="time" office:time-value="PT00H00M00.889813S">
            <text:p>00:00:00,890</text:p>
          </table:table-cell>
          <table:table-cell table:formula="of:=+[.D75]+[.D78]+[.D81]" office:value-type="time" office:time-value="PT00H00M00.889813S">
            <text:p>00:00:00,890</text:p>
          </table:table-cell>
          <table:table-cell table:formula="of:=+[.E75]+[.E78]+[.E81]" office:value-type="time" office:time-value="PT00H00M00S">
            <text:p>00:00:00,000</text:p>
          </table:table-cell>
          <table:table-cell table:formula="of:=+[.F75]+[.F78]+[.F81]" office:value-type="time" office:time-value="PT00H00M00S">
            <text:p>00:00:00,000</text:p>
          </table:table-cell>
          <table:table-cell table:formula="of:=+[.G75]+[.G78]+[.G81]" office:value-type="time" office:time-value="PT00H00M00S">
            <text:p>00:00:00,000</text:p>
          </table:table-cell>
          <table:table-cell/>
        </table:table-row>
        <table:table-row table:style-name="ro1">
          <table:table-cell table:style-name="ce14" office:value-type="string">
            <text:p>Q16tmp1</text:p>
          </table:table-cell>
          <table:table-cell table:style-name="ce14" office:value-type="string">
            <text:p>elapsed</text:p>
          </table:table-cell>
          <table:table-cell table:formula="of:=SUM([.D73:.K73])/[.$B$3]" office:value-type="time" office:time-value="PT00H00M14.159174S">
            <text:p>00:00:14,159</text:p>
          </table:table-cell>
          <table:table-cell table:style-name="ce18" office:value-type="time" office:time-value="PT00H00M14.159174S">
            <text:p>00:00:14,159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74:.K74])/[.$B$3]" office:value-type="time" office:time-value="PT00H00M13.39S">
            <text:p>00:00:13,390</text:p>
          </table:table-cell>
          <table:table-cell table:style-name="ce18" office:value-type="time" office:time-value="PT00H00M13.39S">
            <text:p>00:00:13,390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75:.K75])/[.$B$3]" office:value-type="time" office:time-value="PT00H00M00.663952S">
            <text:p>00:00:00,664</text:p>
          </table:table-cell>
          <table:table-cell table:style-name="ce18" office:value-type="time" office:time-value="PT00H00M00.663952S">
            <text:p>00:00:00,664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 office:value-type="string">
            <text:p>Q16tmp2</text:p>
          </table:table-cell>
          <table:table-cell table:style-name="ce14" office:value-type="string">
            <text:p>elapsed</text:p>
          </table:table-cell>
          <table:table-cell table:formula="of:=SUM([.D76:.K76])/[.$B$3]" office:value-type="time" office:time-value="PT00H00M15.026297S">
            <text:p>00:00:15,026</text:p>
          </table:table-cell>
          <table:table-cell table:style-name="ce18" office:value-type="time" office:time-value="PT00H00M15.026297S">
            <text:p>00:00:15,026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77:.K77])/[.$B$3]" office:value-type="time" office:time-value="PT00H00M14.77S">
            <text:p>00:00:14,770</text:p>
          </table:table-cell>
          <table:table-cell table:style-name="ce18" office:value-type="time" office:time-value="PT00H00M14.77S">
            <text:p>00:00:14,770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78:.K78])/[.$B$3]" office:value-type="time" office:time-value="PT00H00M00.151104S">
            <text:p>00:00:00,151</text:p>
          </table:table-cell>
          <table:table-cell table:style-name="ce18" office:value-type="time" office:time-value="PT00H00M00.151104S">
            <text:p>00:00:00,151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 office:value-type="string">
            <text:p>Q16res</text:p>
          </table:table-cell>
          <table:table-cell table:style-name="ce14" office:value-type="string">
            <text:p>elapsed</text:p>
          </table:table-cell>
          <table:table-cell table:formula="of:=SUM([.D79:.K79])/[.$B$3]" office:value-type="time" office:time-value="PT00H00M00.203584S">
            <text:p>00:00:00,204</text:p>
          </table:table-cell>
          <table:table-cell table:style-name="ce18" office:value-type="time" office:time-value="PT00H00M00.203584S">
            <text:p>00:00:00,204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80:.K80])/[.$B$3]" office:value-type="time" office:time-value="PT00H00M00.02S">
            <text:p>00:00:00,020</text:p>
          </table:table-cell>
          <table:table-cell table:style-name="ce18" office:value-type="time" office:time-value="PT00H00M00.02S">
            <text:p>00:00:00,020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81:.K81])/[.$B$3]" office:value-type="time" office:time-value="PT00H00M00.074757S">
            <text:p>00:00:00,075</text:p>
          </table:table-cell>
          <table:table-cell table:style-name="ce18" office:value-type="time" office:time-value="PT00H00M00.074757S">
            <text:p>00:00:00,075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SUM([.D82:.K82])/[.$B$3]" office:value-type="time" office:time-value="PT00H00M08.452981S">
            <text:p>00:00:08,453</text:p>
          </table:table-cell>
          <table:table-cell table:formula="of:=+[.D85]+[.D88]" office:value-type="time" office:time-value="PT00H00M08.452981S">
            <text:p>00:00:08,453</text:p>
          </table:table-cell>
          <table:table-cell table:formula="of:=+[.E85]+[.E88]" office:value-type="time" office:time-value="PT00H00M00S">
            <text:p>00:00:00,000</text:p>
          </table:table-cell>
          <table:table-cell table:formula="of:=+[.F85]+[.F88]" office:value-type="time" office:time-value="PT00H00M00S">
            <text:p>00:00:00,000</text:p>
          </table:table-cell>
          <table:table-cell table:formula="of:=+[.G85]+[.G88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3:.K83])/[.$B$3]" office:value-type="time" office:time-value="PT00H00M08.26S">
            <text:p>00:00:08,260</text:p>
          </table:table-cell>
          <table:table-cell table:formula="of:=+[.D86]+[.D89]" office:value-type="time" office:time-value="PT00H00M08.26S">
            <text:p>00:00:08,260</text:p>
          </table:table-cell>
          <table:table-cell table:formula="of:=+[.E86]+[.E89]" office:value-type="time" office:time-value="PT00H00M00S">
            <text:p>00:00:00,000</text:p>
          </table:table-cell>
          <table:table-cell table:formula="of:=+[.F86]+[.F89]" office:value-type="time" office:time-value="PT00H00M00S">
            <text:p>00:00:00,000</text:p>
          </table:table-cell>
          <table:table-cell table:formula="of:=+[.G86]+[.G89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84:.K84])/[.$B$3]" office:value-type="time" office:time-value="PT00H00M00.094298S">
            <text:p>00:00:00,094</text:p>
          </table:table-cell>
          <table:table-cell table:formula="of:=+[.D87]+[.D90]" office:value-type="time" office:time-value="PT00H00M00.094298S">
            <text:p>00:00:00,094</text:p>
          </table:table-cell>
          <table:table-cell table:formula="of:=+[.E87]+[.E90]" office:value-type="time" office:time-value="PT00H00M00S">
            <text:p>00:00:00,000</text:p>
          </table:table-cell>
          <table:table-cell table:formula="of:=+[.F87]+[.F90]" office:value-type="time" office:time-value="PT00H00M00S">
            <text:p>00:00:00,000</text:p>
          </table:table-cell>
          <table:table-cell table:formula="of:=+[.G87]+[.G90]" office:value-type="time" office:time-value="PT00H00M00S">
            <text:p>00:00:00,000</text:p>
          </table:table-cell>
          <table:table-cell/>
        </table:table-row>
        <table:table-row table:style-name="ro1">
          <table:table-cell table:style-name="ce14" office:value-type="string">
            <text:p>Q17tmp1</text:p>
          </table:table-cell>
          <table:table-cell table:style-name="ce14" office:value-type="string">
            <text:p>elapsed</text:p>
          </table:table-cell>
          <table:table-cell table:formula="of:=SUM([.D85:.K85])/[.$B$3]" office:value-type="time" office:time-value="PT00H00M08.377375S">
            <text:p>00:00:08,377</text:p>
          </table:table-cell>
          <table:table-cell table:style-name="ce18" office:value-type="time" office:time-value="PT00H00M08.377375S">
            <text:p>00:00:08,377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86:.K86])/[.$B$3]" office:value-type="time" office:time-value="PT00H00M08.25S">
            <text:p>00:00:08,250</text:p>
          </table:table-cell>
          <table:table-cell table:style-name="ce18" office:value-type="time" office:time-value="PT00H00M08.25S">
            <text:p>00:00:08,250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87:.K87])/[.$B$3]" office:value-type="time" office:time-value="PT00H00M00.069615S">
            <text:p>00:00:00,070</text:p>
          </table:table-cell>
          <table:table-cell table:style-name="ce18" office:value-type="time" office:time-value="PT00H00M00.069615S">
            <text:p>00:00:00,070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 office:value-type="string">
            <text:p>Q17res</text:p>
          </table:table-cell>
          <table:table-cell table:style-name="ce14" office:value-type="string">
            <text:p>elapsed</text:p>
          </table:table-cell>
          <table:table-cell table:formula="of:=SUM([.D88:.K88])/[.$B$3]" office:value-type="time" office:time-value="PT00H00M00.075606S">
            <text:p>00:00:00,076</text:p>
          </table:table-cell>
          <table:table-cell table:style-name="ce18" office:value-type="time" office:time-value="PT00H00M00.075606S">
            <text:p>00:00:00,076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89:.K89])/[.$B$3]" office:value-type="time" office:time-value="PT00H00M00.01S">
            <text:p>00:00:00,010</text:p>
          </table:table-cell>
          <table:table-cell table:style-name="ce18" office:value-type="time" office:time-value="PT00H00M00.01S">
            <text:p>00:00:00,010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90:.K90])/[.$B$3]" office:value-type="time" office:time-value="PT00H00M00.024683S">
            <text:p>00:00:00,025</text:p>
          </table:table-cell>
          <table:table-cell table:style-name="ce18" office:value-type="time" office:time-value="PT00H00M00.024683S">
            <text:p>00:00:00,025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SUM([.D91:.K91])/[.$B$3]" office:value-type="time" office:time-value="PT00H17M59.412144S">
            <text:p>00:17:59,412</text:p>
          </table:table-cell>
          <table:table-cell table:style-name="ce22" table:formula="of:=[.D82]+[.D70]+[.D67]+[.D64]+[.D61]+[.D52]+[.D49]+[.D46]+[.D43]+[.D40]+[.D31]+[.D28]+[.D16]+[.D13]+[.D10]+[.D7]+[.D4]" office:value-type="time" office:time-value="PT00H17M25.973968S">
            <text:p>00:17:25,974</text:p>
          </table:table-cell>
          <table:table-cell table:formula="of:=[.E82]+[.E70]+[.E67]+[.E64]+[.E61]+[.E52]+[.E49]+[.E46]+[.E43]+[.E40]+[.E31]+[.E28]+[.E16]+[.D13]+[.D10]+[.D7]+[.D4]" office:value-type="time" office:time-value="PT00H00M33.438176S">
            <text:p>00:00:33,438</text:p>
          </table:table-cell>
          <table:table-cell table:formula="of:=[.F82]+[.F70]+[.F67]+[.F64]+[.F61]+[.F52]+[.F49]+[.F46]+[.F43]+[.F40]+[.F31]+[.F28]+[.F16]+[.F13]+[.F10]+[.F7]+[.F4]" office:value-type="time" office:time-value="PT00H00M00S">
            <text:p>00:00:00,000</text:p>
          </table:table-cell>
          <table:table-cell table:formula="of:=[.G82]+[.G70]+[.G67]+[.G64]+[.G61]+[.G52]+[.G49]+[.G46]+[.G43]+[.G40]+[.G31]+[.G28]+[.G16]+[.G13]+[.G10]+[.G7]+[.G4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2:.K92])/[.$B$3]" office:value-type="time" office:time-value="PT00H17M01.1399S">
            <text:p>00:17:01,140</text:p>
          </table:table-cell>
          <table:table-cell table:formula="of:=[.D83]+[.D71]+[.D68]+[.D65]+[.D62]+[.D53]+[.D50]+[.D47]+[.D44]+[.D41]+[.D32]+[.D29]+[.D17]+[.D14]+[.D11]+[.D8]+[.D5]" office:value-type="time" office:time-value="PT00H16M52.5099S">
            <text:p>00:16:52,510</text:p>
          </table:table-cell>
          <table:table-cell table:formula="of:=[.E83]+[.E71]+[.E68]+[.E65]+[.E62]+[.E53]+[.E50]+[.E47]+[.E44]+[.E41]+[.E32]+[.E29]+[.E17]+[.D14]+[.D11]+[.D8]+[.D5]" office:value-type="time" office:time-value="PT00H00M08.63S">
            <text:p>00:00:08,630</text:p>
          </table:table-cell>
          <table:table-cell table:formula="of:=[.F83]+[.F71]+[.F68]+[.F65]+[.F62]+[.F53]+[.F50]+[.F47]+[.F44]+[.F41]+[.F32]+[.F29]+[.F17]+[.F14]+[.F11]+[.F8]+[.F5]" office:value-type="time" office:time-value="PT00H00M00S">
            <text:p>00:00:00,000</text:p>
          </table:table-cell>
          <table:table-cell table:formula="of:=[.G83]+[.G71]+[.G68]+[.G65]+[.G62]+[.G53]+[.G50]+[.G47]+[.G44]+[.G41]+[.G32]+[.G29]+[.G17]+[.G14]+[.G11]+[.G8]+[.G5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3:.K93])/[.$B$3]" office:value-type="time" office:time-value="PT00H00M02.66187S">
            <text:p>00:00:02,662</text:p>
          </table:table-cell>
          <table:table-cell table:formula="of:=[.D84]+[.D72]+[.D69]+[.D66]+[.D63]+[.D54]+[.D51]+[.D48]+[.D45]+[.D42]+[.D33]+[.D30]+[.D18]+[.D15]+[.D12]+[.D9]+[.D6]" office:value-type="time" office:time-value="PT00H00M02.481109S">
            <text:p>00:00:02,481</text:p>
          </table:table-cell>
          <table:table-cell table:formula="of:=[.E84]+[.E72]+[.E69]+[.E66]+[.E63]+[.E54]+[.E51]+[.E48]+[.E45]+[.E42]+[.E33]+[.E30]+[.E18]+[.D15]+[.D12]+[.D9]+[.D6]" office:value-type="time" office:time-value="PT00H00M00.180761S">
            <text:p>00:00:00,181</text:p>
          </table:table-cell>
          <table:table-cell table:formula="of:=[.F84]+[.F72]+[.F69]+[.F66]+[.F63]+[.F54]+[.F51]+[.F48]+[.F45]+[.F42]+[.F33]+[.F30]+[.F18]+[.F15]+[.F12]+[.F9]+[.F6]" office:value-type="time" office:time-value="PT00H00M00S">
            <text:p>00:00:00,000</text:p>
          </table:table-cell>
          <table:table-cell table:formula="of:=[.G84]+[.G72]+[.G69]+[.G66]+[.G63]+[.G54]+[.G51]+[.G48]+[.G45]+[.G42]+[.G33]+[.G30]+[.G18]+[.G15]+[.G12]+[.G9]+[.G6]" office:value-type="time" office:time-value="PT00H00M00S">
            <text:p>00:00:00,00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BA</text:p>
          </table:table-cell>
          <table:table-cell table:number-columns-repeated="7"/>
        </table:table-row>
        <table:table-row table:style-name="ro1">
          <table:table-cell office:value-type="string">
            <text:p>Anz. Läufe</text:p>
          </table:table-cell>
          <table:table-cell office:value-type="float" office:value="1">
            <text:p>1</text:p>
          </table:table-cell>
          <table:table-cell office:value-type="string">
            <text:p>Durchschnitt</text:p>
          </table:table-cell>
          <table:table-cell office:value-type="string">
            <text:p>1.Lauf</text:p>
          </table:table-cell>
          <table:table-cell office:value-type="string">
            <text:p>2.Lauf</text:p>
          </table:table-cell>
          <table:table-cell office:value-type="string">
            <text:p>3.Lauf</text:p>
          </table:table-cell>
          <table:table-cell office:value-type="string">
            <text:p>4.Lauf</text:p>
          </table:table-cell>
          <table:table-cell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97:.K97])/[.$B$96]" office:value-type="time" office:time-value="PT00H00M00.123411S">
            <text:p>00:00:00,123</text:p>
          </table:table-cell>
          <table:table-cell office:value-type="time" office:time-value="PT00H00M00.123411S">
            <text:p>00:00:00,123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8:.K98])/[.$B$96]" office:value-type="time" office:time-value="PT00H00M00.01S">
            <text:p>00:00:00,010</text:p>
          </table:table-cell>
          <table:table-cell office:value-type="time" office:time-value="PT00H00M00.01S">
            <text:p>00:00:00,01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9:.K99])/[.$B$96]" office:value-type="time" office:time-value="PT00H00M00.018158S">
            <text:p>00:00:00,018</text:p>
          </table:table-cell>
          <table:table-cell office:value-type="time" office:time-value="PT00H00M00.018158S">
            <text:p>00:00:00,018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100:.K100])/[.$B$96]" office:value-type="time" office:time-value="PT00H00M00.00291S">
            <text:p>00:00:00,003</text:p>
          </table:table-cell>
          <table:table-cell office:value-type="time" office:time-value="PT00H00M00.00291S">
            <text:p>00:00:00,003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1:.K101])/[.$B$96]" office:value-type="time" office:time-value="PT00H00M00.01S">
            <text:p>00:00:00,010</text:p>
          </table:table-cell>
          <table:table-cell office:value-type="time" office:time-value="PT00H00M00.01S">
            <text:p>00:00:00,01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2:.K102])/[.$B$96]" office:value-type="time" office:time-value="PT00H00M00.000064S">
            <text:p>00:00:00,000</text:p>
          </table:table-cell>
          <table:table-cell office:value-type="time" office:time-value="PT00H00M00.000064S">
            <text:p>00:00:00,000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103:.K103])/[.$B$96]" office:value-type="time" office:time-value="PT00H00M00.522999S">
            <text:p>00:00:00,523</text:p>
          </table:table-cell>
          <table:table-cell office:value-type="time" office:time-value="PT00H00M00.522999S">
            <text:p>00:00:00,523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4:.K104])/[.$B$96]" office:value-type="time" office:time-value="PT00H00M00.03S">
            <text:p>00:00:00,030</text:p>
          </table:table-cell>
          <table:table-cell office:value-type="time" office:time-value="PT00H00M00.03S">
            <text:p>00:00:00,03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5:.K105])/[.$B$96]" office:value-type="time" office:time-value="PT00H00M00.088098S">
            <text:p>00:00:00,088</text:p>
          </table:table-cell>
          <table:table-cell office:value-type="time" office:time-value="PT00H00M00.088098S">
            <text:p>00:00:00,088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106:.K106])/[.$B$96]" office:value-type="time" office:time-value="PT00H01M20.88076S">
            <text:p>00:01:20,881</text:p>
          </table:table-cell>
          <table:table-cell office:value-type="time" office:time-value="PT00H01M20.88076S">
            <text:p>00:01:20,881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7:.K107])/[.$B$96]" office:value-type="time" office:time-value="PT00H00M06.69S">
            <text:p>00:00:06,690</text:p>
          </table:table-cell>
          <table:table-cell office:value-type="time" office:time-value="PT00H00M06.69S">
            <text:p>00:00:06,69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8:.K108])/[.$B$96]" office:value-type="time" office:time-value="PT00H00M00.105989S">
            <text:p>00:00:00,106</text:p>
          </table:table-cell>
          <table:table-cell office:value-type="time" office:time-value="PT00H00M00.105989S">
            <text:p>00:00:00,106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SUM([.D109:.K109])/[.$B$96]" office:value-type="time" office:time-value="PT00H00M02.824061S">
            <text:p>00:00:02,824</text:p>
          </table:table-cell>
          <table:table-cell table:formula="of:=+[.D112]+[.D115]+[.D118]" office:value-type="time" office:time-value="PT00H00M02.824061S">
            <text:p>00:00:02,824</text:p>
          </table:table-cell>
          <table:table-cell table:formula="of:=+[.E112]+[.E115]+[.E118]" office:value-type="time" office:time-value="PT00H00M00S">
            <text:p>00:00:00,000</text:p>
          </table:table-cell>
          <table:table-cell table:formula="of:=+[.F112]+[.F115]+[.F118]" office:value-type="time" office:time-value="PT00H00M00S">
            <text:p>00:00:00,000</text:p>
          </table:table-cell>
          <table:table-cell table:formula="of:=+[.G112]+[.G115]+[.G118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0:.K110])/[.$B$96]" office:value-type="time" office:time-value="PT00H00M02.2S">
            <text:p>00:00:02,200</text:p>
          </table:table-cell>
          <table:table-cell table:formula="of:=+[.D113]+[.D116]+[.D119]" office:value-type="time" office:time-value="PT00H00M02.2S">
            <text:p>00:00:02,200</text:p>
          </table:table-cell>
          <table:table-cell table:formula="of:=+[.E113]+[.E116]+[.E119]" office:value-type="time" office:time-value="PT00H00M00S">
            <text:p>00:00:00,000</text:p>
          </table:table-cell>
          <table:table-cell table:formula="of:=+[.F113]+[.F116]+[.F119]" office:value-type="time" office:time-value="PT00H00M00S">
            <text:p>00:00:00,000</text:p>
          </table:table-cell>
          <table:table-cell table:formula="of:=+[.G113]+[.G116]+[.G119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11:.K111])/[.$B$96]" office:value-type="time" office:time-value="PT00H00M00.256774S">
            <text:p>00:00:00,257</text:p>
          </table:table-cell>
          <table:table-cell table:formula="of:=+[.D114]+[.D117]+[.D120]" office:value-type="time" office:time-value="PT00H00M00.256774S">
            <text:p>00:00:00,257</text:p>
          </table:table-cell>
          <table:table-cell table:formula="of:=+[.E114]+[.E117]+[.E120]" office:value-type="time" office:time-value="PT00H00M00S">
            <text:p>00:00:00,000</text:p>
          </table:table-cell>
          <table:table-cell table:formula="of:=+[.F114]+[.F117]+[.F120]" office:value-type="time" office:time-value="PT00H00M00S">
            <text:p>00:00:00,000</text:p>
          </table:table-cell>
          <table:table-cell table:formula="of:=+[.G114]+[.G117]+[.G120]" office:value-type="time" office:time-value="PT00H00M00S">
            <text:p>00:00:00,000</text:p>
          </table:table-cell>
          <table:table-cell/>
        </table:table-row>
        <table:table-row table:style-name="ro1">
          <table:table-cell table:style-name="ce14" office:value-type="string">
            <text:p>Q5tmp1</text:p>
          </table:table-cell>
          <table:table-cell table:style-name="ce14" office:value-type="string">
            <text:p>elapsed</text:p>
          </table:table-cell>
          <table:table-cell table:formula="of:=SUM([.D112:.K112])/[.$B$96]" office:value-type="time" office:time-value="PT00H00M00.839612S">
            <text:p>00:00:00,840</text:p>
          </table:table-cell>
          <table:table-cell table:style-name="ce18" office:value-type="time" office:time-value="PT00H00M00.839612S">
            <text:p>00:00:00,840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113:.K113])/[.$B$96]" office:value-type="time" office:time-value="PT00H00M00.61S">
            <text:p>00:00:00,610</text:p>
          </table:table-cell>
          <table:table-cell table:style-name="ce18" office:value-type="time" office:time-value="PT00H00M00.61S">
            <text:p>00:00:00,610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114:.K114])/[.$B$96]" office:value-type="time" office:time-value="PT00H00M00.080583S">
            <text:p>00:00:00,081</text:p>
          </table:table-cell>
          <table:table-cell table:style-name="ce18" office:value-type="time" office:time-value="PT00H00M00.080583S">
            <text:p>00:00:00,081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 office:value-type="string">
            <text:p>Q5tmp2</text:p>
          </table:table-cell>
          <table:table-cell table:style-name="ce14" office:value-type="string">
            <text:p>elapsed</text:p>
          </table:table-cell>
          <table:table-cell table:formula="of:=SUM([.D115:.K115])/[.$B$96]" office:value-type="time" office:time-value="PT00H00M00.980302S">
            <text:p>00:00:00,980</text:p>
          </table:table-cell>
          <table:table-cell table:style-name="ce18" office:value-type="time" office:time-value="PT00H00M00.980302S">
            <text:p>00:00:00,980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116:.K116])/[.$B$96]" office:value-type="time" office:time-value="PT00H00M00.7S">
            <text:p>00:00:00,700</text:p>
          </table:table-cell>
          <table:table-cell table:style-name="ce18" office:value-type="time" office:time-value="PT00H00M00.7S">
            <text:p>00:00:00,700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117:.K117])/[.$B$96]" office:value-type="time" office:time-value="PT00H00M00.121741S">
            <text:p>00:00:00,122</text:p>
          </table:table-cell>
          <table:table-cell table:style-name="ce18" office:value-type="time" office:time-value="PT00H00M00.121741S">
            <text:p>00:00:00,122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 office:value-type="string">
            <text:p>Q5res</text:p>
          </table:table-cell>
          <table:table-cell table:style-name="ce14" office:value-type="string">
            <text:p>elapsed</text:p>
          </table:table-cell>
          <table:table-cell table:formula="of:=SUM([.D118:.K118])/[.$B$96]" office:value-type="time" office:time-value="PT00H00M01.004147S">
            <text:p>00:00:01,004</text:p>
          </table:table-cell>
          <table:table-cell table:style-name="ce18" office:value-type="time" office:time-value="PT00H00M01.004147S">
            <text:p>00:00:01,004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119:.K119])/[.$B$96]" office:value-type="time" office:time-value="PT00H00M00.89S">
            <text:p>00:00:00,890</text:p>
          </table:table-cell>
          <table:table-cell table:style-name="ce18" office:value-type="time" office:time-value="PT00H00M00.89S">
            <text:p>00:00:00,890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120:.K120])/[.$B$96]" office:value-type="time" office:time-value="PT00H00M00.05445S">
            <text:p>00:00:00,054</text:p>
          </table:table-cell>
          <table:table-cell table:style-name="ce18" office:value-type="time" office:time-value="PT00H00M00.05445S">
            <text:p>00:00:00,054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121:.K121])/[.$B$96]" office:value-type="time" office:time-value="PT00H02M00.294329S">
            <text:p>00:02:00,294</text:p>
          </table:table-cell>
          <table:table-cell table:formula="of:=+[.D124]+[.D127]" office:value-type="time" office:time-value="PT00H02M00.294329S">
            <text:p>00:02:00,294</text:p>
          </table:table-cell>
          <table:table-cell table:formula="of:=+[.E124]+[.E127]" office:value-type="time" office:time-value="PT00H00M00S">
            <text:p>00:00:00,000</text:p>
          </table:table-cell>
          <table:table-cell table:formula="of:=+[.F124]+[.F127]" office:value-type="time" office:time-value="PT00H00M00S">
            <text:p>00:00:00,000</text:p>
          </table:table-cell>
          <table:table-cell table:formula="of:=+[.G124]+[.G127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22:.K122])/[.$B$96]" office:value-type="time" office:time-value="PT00H01M58.85S">
            <text:p>00:01:58,850</text:p>
          </table:table-cell>
          <table:table-cell table:formula="of:=+[.D125]+[.D128]" office:value-type="time" office:time-value="PT00H01M58.85S">
            <text:p>00:01:58,850</text:p>
          </table:table-cell>
          <table:table-cell table:formula="of:=+[.E125]+[.E128]" office:value-type="time" office:time-value="PT00H00M00S">
            <text:p>00:00:00,000</text:p>
          </table:table-cell>
          <table:table-cell table:formula="of:=+[.F125]+[.F128]" office:value-type="time" office:time-value="PT00H00M00S">
            <text:p>00:00:00,000</text:p>
          </table:table-cell>
          <table:table-cell table:formula="of:=+[.G125]+[.G128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3:.K123])/[.$B$96]" office:value-type="time" office:time-value="PT00H00M00.18846S">
            <text:p>00:00:00,188</text:p>
          </table:table-cell>
          <table:table-cell table:formula="of:=+[.D126]+[.D129]" office:value-type="time" office:time-value="PT00H00M00.18846S">
            <text:p>00:00:00,188</text:p>
          </table:table-cell>
          <table:table-cell table:formula="of:=+[.E126]+[.E129]" office:value-type="time" office:time-value="PT00H00M00S">
            <text:p>00:00:00,000</text:p>
          </table:table-cell>
          <table:table-cell table:formula="of:=+[.F126]+[.F129]" office:value-type="time" office:time-value="PT00H00M00S">
            <text:p>00:00:00,000</text:p>
          </table:table-cell>
          <table:table-cell table:formula="of:=+[.G126]+[.G129]" office:value-type="time" office:time-value="PT00H00M00S">
            <text:p>00:00:00,000</text:p>
          </table:table-cell>
          <table:table-cell/>
        </table:table-row>
        <table:table-row table:style-name="ro1">
          <table:table-cell table:style-name="ce14" office:value-type="string">
            <text:p>Q6tmp1</text:p>
          </table:table-cell>
          <table:table-cell table:style-name="ce14" office:value-type="string">
            <text:p>elapsed</text:p>
          </table:table-cell>
          <table:table-cell table:formula="of:=SUM([.D124:.K124])/[.$B$96]" office:value-type="time" office:time-value="PT00H00M01.546116S">
            <text:p>00:00:01,546</text:p>
          </table:table-cell>
          <table:table-cell table:style-name="ce18" office:value-type="time" office:time-value="PT00H00M01.546116S">
            <text:p>00:00:01,546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125:.K125])/[.$B$96]" office:value-type="time" office:time-value="PT00H00M00.34S">
            <text:p>00:00:00,340</text:p>
          </table:table-cell>
          <table:table-cell table:style-name="ce18" office:value-type="time" office:time-value="PT00H00M00.34S">
            <text:p>00:00:00,340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126:.K126])/[.$B$96]" office:value-type="time" office:time-value="PT00H00M00.086223S">
            <text:p>00:00:00,086</text:p>
          </table:table-cell>
          <table:table-cell table:style-name="ce18" office:value-type="time" office:time-value="PT00H00M00.086223S">
            <text:p>00:00:00,086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 office:value-type="string">
            <text:p>Q6res</text:p>
          </table:table-cell>
          <table:table-cell table:style-name="ce14" office:value-type="string">
            <text:p>elapsed</text:p>
          </table:table-cell>
          <table:table-cell table:formula="of:=SUM([.D127:.K127])/[.$B$96]" office:value-type="time" office:time-value="PT00H01M58.748213S">
            <text:p>00:01:58,748</text:p>
          </table:table-cell>
          <table:table-cell table:style-name="ce18" office:value-type="time" office:time-value="PT00H01M58.748213S">
            <text:p>00:01:58,748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128:.K128])/[.$B$96]" office:value-type="time" office:time-value="PT00H01M58.51S">
            <text:p>00:01:58,510</text:p>
          </table:table-cell>
          <table:table-cell table:style-name="ce18" office:value-type="time" office:time-value="PT00H01M58.51S">
            <text:p>00:01:58,510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129:.K129])/[.$B$96]" office:value-type="time" office:time-value="PT00H00M00.102237S">
            <text:p>00:00:00,102</text:p>
          </table:table-cell>
          <table:table-cell table:style-name="ce18" office:value-type="time" office:time-value="PT00H00M00.102237S">
            <text:p>00:00:00,102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SUM([.D130:.K130])/[.$B$96]" office:value-type="time" office:time-value="PT00H00M10.423122S">
            <text:p>00:00:10,423</text:p>
          </table:table-cell>
          <table:table-cell table:formula="of:=+[.D133]+[.D136]" office:value-type="time" office:time-value="PT00H00M10.423122S">
            <text:p>00:00:10,423</text:p>
          </table:table-cell>
          <table:table-cell table:formula="of:=+[.E133]+[.E136]" office:value-type="time" office:time-value="PT00H00M00S">
            <text:p>00:00:00,000</text:p>
          </table:table-cell>
          <table:table-cell table:formula="of:=+[.F133]+[.F136]" office:value-type="time" office:time-value="PT00H00M00S">
            <text:p>00:00:00,000</text:p>
          </table:table-cell>
          <table:table-cell table:formula="of:=+[.G133]+[.G136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31:.K131])/[.$B$96]" office:value-type="time" office:time-value="PT00H00M07.82S">
            <text:p>00:00:07,820</text:p>
          </table:table-cell>
          <table:table-cell table:formula="of:=+[.D134]+[.D137]" office:value-type="time" office:time-value="PT00H00M07.82S">
            <text:p>00:00:07,820</text:p>
          </table:table-cell>
          <table:table-cell table:formula="of:=+[.E134]+[.E137]" office:value-type="time" office:time-value="PT00H00M00S">
            <text:p>00:00:00,000</text:p>
          </table:table-cell>
          <table:table-cell table:formula="of:=+[.F134]+[.F137]" office:value-type="time" office:time-value="PT00H00M00S">
            <text:p>00:00:00,000</text:p>
          </table:table-cell>
          <table:table-cell table:formula="of:=+[.G134]+[.G137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32:.K132])/[.$B$96]" office:value-type="time" office:time-value="PT00H00M00.185508S">
            <text:p>00:00:00,186</text:p>
          </table:table-cell>
          <table:table-cell table:formula="of:=+[.D135]+[.D138]" office:value-type="time" office:time-value="PT00H00M00.185508S">
            <text:p>00:00:00,186</text:p>
          </table:table-cell>
          <table:table-cell table:formula="of:=+[.E135]+[.E138]" office:value-type="time" office:time-value="PT00H00M00S">
            <text:p>00:00:00,000</text:p>
          </table:table-cell>
          <table:table-cell table:formula="of:=+[.F135]+[.F138]" office:value-type="time" office:time-value="PT00H00M00S">
            <text:p>00:00:00,000</text:p>
          </table:table-cell>
          <table:table-cell table:formula="of:=+[.G135]+[.G138]" office:value-type="time" office:time-value="PT00H00M00S">
            <text:p>00:00:00,000</text:p>
          </table:table-cell>
          <table:table-cell/>
        </table:table-row>
        <table:table-row table:style-name="ro1">
          <table:table-cell table:style-name="ce14" office:value-type="string">
            <text:p>Q7tmp1</text:p>
          </table:table-cell>
          <table:table-cell table:style-name="ce14" office:value-type="string">
            <text:p>elapsed</text:p>
          </table:table-cell>
          <table:table-cell table:formula="of:=SUM([.D133:.K133])/[.$B$96]" office:value-type="time" office:time-value="PT00H00M08.323827S">
            <text:p>00:00:08,324</text:p>
          </table:table-cell>
          <table:table-cell table:style-name="ce18" office:value-type="time" office:time-value="PT00H00M08.323827S">
            <text:p>00:00:08,324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134:.K134])/[.$B$96]" office:value-type="time" office:time-value="PT00H00M07.77S">
            <text:p>00:00:07,770</text:p>
          </table:table-cell>
          <table:table-cell table:style-name="ce18" office:value-type="time" office:time-value="PT00H00M07.77S">
            <text:p>00:00:07,770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135:.K135])/[.$B$96]" office:value-type="time" office:time-value="PT00H00M00.116711S">
            <text:p>00:00:00,117</text:p>
          </table:table-cell>
          <table:table-cell table:style-name="ce18" office:value-type="time" office:time-value="PT00H00M00.116711S">
            <text:p>00:00:00,117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 office:value-type="string">
            <text:p>Q7res</text:p>
          </table:table-cell>
          <table:table-cell table:style-name="ce14" office:value-type="string">
            <text:p>elapsed</text:p>
          </table:table-cell>
          <table:table-cell table:formula="of:=SUM([.D136:.K136])/[.$B$96]" office:value-type="time" office:time-value="PT00H00M02.099295S">
            <text:p>00:00:02,099</text:p>
          </table:table-cell>
          <table:table-cell table:style-name="ce18" office:value-type="time" office:time-value="PT00H00M02.099295S">
            <text:p>00:00:02,099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137:.K137])/[.$B$96]" office:value-type="time" office:time-value="PT00H00M00.05S">
            <text:p>00:00:00,050</text:p>
          </table:table-cell>
          <table:table-cell table:style-name="ce18" office:value-type="time" office:time-value="PT00H00M00.05S">
            <text:p>00:00:00,050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138:.K138])/[.$B$96]" office:value-type="time" office:time-value="PT00H00M00.068797S">
            <text:p>00:00:00,069</text:p>
          </table:table-cell>
          <table:table-cell table:style-name="ce18" office:value-type="time" office:time-value="PT00H00M00.068797S">
            <text:p>00:00:00,069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139:.K139])/[.$B$96]" office:value-type="time" office:time-value="PT00H00M00.445761S">
            <text:p>00:00:00,446</text:p>
          </table:table-cell>
          <table:table-cell office:value-type="time" office:time-value="PT00H00M00.445761S">
            <text:p>00:00:00,446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0:.K140])/[.$B$96]" office:value-type="time" office:time-value="PT00H00M00.3S">
            <text:p>00:00:00,300</text:p>
          </table:table-cell>
          <table:table-cell office:value-type="time" office:time-value="PT00H00M00.3S">
            <text:p>00:00:00,30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1:.K141])/[.$B$96]" office:value-type="time" office:time-value="PT00H00M00.032306S">
            <text:p>00:00:00,032</text:p>
          </table:table-cell>
          <table:table-cell office:value-type="time" office:time-value="PT00H00M00.032306S">
            <text:p>00:00:00,032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142:.K142])/[.$B$96]" office:value-type="time" office:time-value="PT00H08M05.997783S">
            <text:p>00:08:05,998</text:p>
          </table:table-cell>
          <table:table-cell office:value-type="time" office:time-value="PT00H08M05.997783S">
            <text:p>00:08:05,998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3:.K143])/[.$B$96]" office:value-type="time" office:time-value="PT00H07M28.75S">
            <text:p>00:07:28,750</text:p>
          </table:table-cell>
          <table:table-cell office:value-type="time" office:time-value="PT00H07M28.75S">
            <text:p>00:07:28,75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4:.K144])/[.$B$96]" office:value-type="time" office:time-value="PT00H00M00.035183S">
            <text:p>00:00:00,035</text:p>
          </table:table-cell>
          <table:table-cell office:value-type="time" office:time-value="PT00H00M00.035183S">
            <text:p>00:00:00,035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145:.K145])/[.$B$96]" office:value-type="time" office:time-value="PT00H02M19.565008S">
            <text:p>00:02:19,565</text:p>
          </table:table-cell>
          <table:table-cell office:value-type="time" office:time-value="PT00H02M19.565008S">
            <text:p>00:02:19,565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6:.K146])/[.$B$96]" office:value-type="time" office:time-value="PT00H01M44.54S">
            <text:p>00:01:44,540</text:p>
          </table:table-cell>
          <table:table-cell office:value-type="time" office:time-value="PT00H01M44.54S">
            <text:p>00:01:44,54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7:.K147])/[.$B$96]" office:value-type="time" office:time-value="PT00H00M00.159243S">
            <text:p>00:00:00,159</text:p>
          </table:table-cell>
          <table:table-cell office:value-type="time" office:time-value="PT00H00M00.159243S">
            <text:p>00:00:00,159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148:.K148])/[.$B$96]" office:value-type="time" office:time-value="PT00H00M00.149373S">
            <text:p>00:00:00,149</text:p>
          </table:table-cell>
          <table:table-cell office:value-type="time" office:time-value="PT00H00M00.149373S">
            <text:p>00:00:00,149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9:.K149])/[.$B$96]" office:value-type="time" office:time-value="PT00H00M00.03S">
            <text:p>00:00:00,030</text:p>
          </table:table-cell>
          <table:table-cell office:value-type="time" office:time-value="PT00H00M00.03S">
            <text:p>00:00:00,03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0:.K150])/[.$B$96]" office:value-type="time" office:time-value="PT00H00M00.02491S">
            <text:p>00:00:00,025</text:p>
          </table:table-cell>
          <table:table-cell office:value-type="time" office:time-value="PT00H00M00.02491S">
            <text:p>00:00:00,025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151:.K151])/[.$B$96]" office:value-type="time" office:time-value="PT00H00M00.160002S">
            <text:p>00:00:00,160</text:p>
          </table:table-cell>
          <table:table-cell office:value-type="time" office:time-value="PT00H00M00.160002S">
            <text:p>00:00:00,16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2:.K152])/[.$B$96]" office:value-type="time" office:time-value="PT00H00M00.06S">
            <text:p>00:00:00,060</text:p>
          </table:table-cell>
          <table:table-cell office:value-type="time" office:time-value="PT00H00M00.06S">
            <text:p>00:00:00,06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3:.K153])/[.$B$96]" office:value-type="time" office:time-value="PT00H00M00.038857S">
            <text:p>00:00:00,039</text:p>
          </table:table-cell>
          <table:table-cell office:value-type="time" office:time-value="PT00H00M00.038857S">
            <text:p>00:00:00,039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154:.K154])/[.$B$96]" office:value-type="time" office:time-value="PT00H00M13.790627S">
            <text:p>00:00:13,791</text:p>
          </table:table-cell>
          <table:table-cell office:value-type="time" office:time-value="PT00H00M13.790627S">
            <text:p>00:00:13,791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5:.K155])/[.$B$96]" office:value-type="time" office:time-value="PT00H00M12.99S">
            <text:p>00:00:12,990</text:p>
          </table:table-cell>
          <table:table-cell office:value-type="time" office:time-value="PT00H00M12.99S">
            <text:p>00:00:12,99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6:.K156])/[.$B$96]" office:value-type="time" office:time-value="PT00H00M00.607717S">
            <text:p>00:00:00,608</text:p>
          </table:table-cell>
          <table:table-cell office:value-type="time" office:time-value="PT00H00M00.607717S">
            <text:p>00:00:00,608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157:.K157])/[.$B$96]" office:value-type="time" office:time-value="PT00H00M01.16584S">
            <text:p>00:00:01,166</text:p>
          </table:table-cell>
          <table:table-cell office:value-type="time" office:time-value="PT00H00M01.16584S">
            <text:p>00:00:01,166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8:.K158])/[.$B$96]" office:value-type="time" office:time-value="PT00H00M00.85S">
            <text:p>00:00:00,850</text:p>
          </table:table-cell>
          <table:table-cell office:value-type="time" office:time-value="PT00H00M00.85S">
            <text:p>00:00:00,85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9:.K159])/[.$B$96]" office:value-type="time" office:time-value="PT00H00M00.164889S">
            <text:p>00:00:00,165</text:p>
          </table:table-cell>
          <table:table-cell office:value-type="time" office:time-value="PT00H00M00.164889S">
            <text:p>00:00:00,165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160:.K160])/[.$B$96]" office:value-type="time" office:time-value="PT00H00M04.285588S">
            <text:p>00:00:04,286</text:p>
          </table:table-cell>
          <table:table-cell office:value-type="time" office:time-value="PT00H00M04.285588S">
            <text:p>00:00:04,286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61:.K161])/[.$B$96]" office:value-type="time" office:time-value="PT00H00M04.1S">
            <text:p>00:00:04,100</text:p>
          </table:table-cell>
          <table:table-cell office:value-type="time" office:time-value="PT00H00M04.1S">
            <text:p>00:00:04,10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62:.K162])/[.$B$96]" office:value-type="time" office:time-value="PT00H00M00.070161S">
            <text:p>00:00:00,070</text:p>
          </table:table-cell>
          <table:table-cell office:value-type="time" office:time-value="PT00H00M00.070161S">
            <text:p>00:00:00,070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SUM([.D163:.K163])/[.$B$96]" office:value-type="time" office:time-value="PT00H00M05.499644S">
            <text:p>00:00:05,500</text:p>
          </table:table-cell>
          <table:table-cell table:formula="of:=+[.D166]+[.D169]+[.D172]" office:value-type="time" office:time-value="PT00H00M05.499644S">
            <text:p>00:00:05,500</text:p>
          </table:table-cell>
          <table:table-cell table:formula="of:=+[.E166]+[.E169]+[.E172]" office:value-type="time" office:time-value="PT00H00M00S">
            <text:p>00:00:00,000</text:p>
          </table:table-cell>
          <table:table-cell table:formula="of:=+[.F166]+[.F169]+[.F172]" office:value-type="time" office:time-value="PT00H00M00S">
            <text:p>00:00:00,000</text:p>
          </table:table-cell>
          <table:table-cell table:formula="of:=+[.G166]+[.G169]+[.G172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64:.K164])/[.$B$96]" office:value-type="time" office:time-value="PT00H00M04.84S">
            <text:p>00:00:04,840</text:p>
          </table:table-cell>
          <table:table-cell table:formula="of:=+[.D167]+[.D170]+[.D173]" office:value-type="time" office:time-value="PT00H00M04.84S">
            <text:p>00:00:04,840</text:p>
          </table:table-cell>
          <table:table-cell table:formula="of:=+[.E167]+[.E170]+[.E173]" office:value-type="time" office:time-value="PT00H00M00S">
            <text:p>00:00:00,000</text:p>
          </table:table-cell>
          <table:table-cell table:formula="of:=+[.F167]+[.F170]+[.F173]" office:value-type="time" office:time-value="PT00H00M00S">
            <text:p>00:00:00,000</text:p>
          </table:table-cell>
          <table:table-cell table:formula="of:=+[.G167]+[.G170]+[.G173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65:.K165])/[.$B$96]" office:value-type="time" office:time-value="PT00H00M00.352968S">
            <text:p>00:00:00,353</text:p>
          </table:table-cell>
          <table:table-cell table:formula="of:=+[.D168]+[.D171]+[.D174]" office:value-type="time" office:time-value="PT00H00M00.352968S">
            <text:p>00:00:00,353</text:p>
          </table:table-cell>
          <table:table-cell table:formula="of:=+[.E168]+[.E171]+[.E174]" office:value-type="time" office:time-value="PT00H00M00S">
            <text:p>00:00:00,000</text:p>
          </table:table-cell>
          <table:table-cell table:formula="of:=+[.F168]+[.F171]+[.F174]" office:value-type="time" office:time-value="PT00H00M00S">
            <text:p>00:00:00,000</text:p>
          </table:table-cell>
          <table:table-cell table:formula="of:=+[.G168]+[.G171]+[.G174]" office:value-type="time" office:time-value="PT00H00M00S">
            <text:p>00:00:00,000</text:p>
          </table:table-cell>
          <table:table-cell/>
        </table:table-row>
        <table:table-row table:style-name="ro1">
          <table:table-cell table:style-name="ce14" office:value-type="string">
            <text:p>Q16tmp1</text:p>
          </table:table-cell>
          <table:table-cell table:style-name="ce14" office:value-type="string">
            <text:p>elapsed</text:p>
          </table:table-cell>
          <table:table-cell table:formula="of:=SUM([.D166:.K166])/[.$B$96]" office:value-type="time" office:time-value="PT00H00M02.581394S">
            <text:p>00:00:02,581</text:p>
          </table:table-cell>
          <table:table-cell table:style-name="ce18" office:value-type="time" office:time-value="PT00H00M02.581394S">
            <text:p>00:00:02,581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167:.K167])/[.$B$96]" office:value-type="time" office:time-value="PT00H00M02.31S">
            <text:p>00:00:02,310</text:p>
          </table:table-cell>
          <table:table-cell table:style-name="ce18" office:value-type="time" office:time-value="PT00H00M02.31S">
            <text:p>00:00:02,310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168:.K168])/[.$B$96]" office:value-type="time" office:time-value="PT00H00M00.166698S">
            <text:p>00:00:00,167</text:p>
          </table:table-cell>
          <table:table-cell table:style-name="ce18" office:value-type="time" office:time-value="PT00H00M00.166698S">
            <text:p>00:00:00,167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 office:value-type="string">
            <text:p>Q16tmp2</text:p>
          </table:table-cell>
          <table:table-cell table:style-name="ce14" office:value-type="string">
            <text:p>elapsed</text:p>
          </table:table-cell>
          <table:table-cell table:formula="of:=SUM([.D169:.K169])/[.$B$96]" office:value-type="time" office:time-value="PT00H00M02.737065S">
            <text:p>00:00:02,737</text:p>
          </table:table-cell>
          <table:table-cell table:style-name="ce18" office:value-type="time" office:time-value="PT00H00M02.737065S">
            <text:p>00:00:02,737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170:.K170])/[.$B$96]" office:value-type="time" office:time-value="PT00H00M02.5S">
            <text:p>00:00:02,500</text:p>
          </table:table-cell>
          <table:table-cell table:style-name="ce18" office:value-type="time" office:time-value="PT00H00M02.5S">
            <text:p>00:00:02,500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171:.K171])/[.$B$96]" office:value-type="time" office:time-value="PT00H00M00.12995S">
            <text:p>00:00:00,130</text:p>
          </table:table-cell>
          <table:table-cell table:style-name="ce18" office:value-type="time" office:time-value="PT00H00M00.12995S">
            <text:p>00:00:00,130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 office:value-type="string">
            <text:p>Q16res</text:p>
          </table:table-cell>
          <table:table-cell table:style-name="ce14" office:value-type="string">
            <text:p>elapsed</text:p>
          </table:table-cell>
          <table:table-cell table:formula="of:=SUM([.D172:.K172])/[.$B$96]" office:value-type="time" office:time-value="PT00H00M00.181185S">
            <text:p>00:00:00,181</text:p>
          </table:table-cell>
          <table:table-cell table:style-name="ce18" office:value-type="time" office:time-value="PT00H00M00.181185S">
            <text:p>00:00:00,181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173:.K173])/[.$B$96]" office:value-type="time" office:time-value="PT00H00M00.03S">
            <text:p>00:00:00,030</text:p>
          </table:table-cell>
          <table:table-cell table:style-name="ce18" office:value-type="time" office:time-value="PT00H00M00.03S">
            <text:p>00:00:00,030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174:.K174])/[.$B$96]" office:value-type="time" office:time-value="PT00H00M00.05632S">
            <text:p>00:00:00,056</text:p>
          </table:table-cell>
          <table:table-cell table:style-name="ce18" office:value-type="time" office:time-value="PT00H00M00.05632S">
            <text:p>00:00:00,056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SUM([.D175:.K175])/[.$B$96]" office:value-type="time" office:time-value="PT00H00M04.168997S">
            <text:p>00:00:04,169</text:p>
          </table:table-cell>
          <table:table-cell table:formula="of:=+[.D178]+[.D181]" office:value-type="time" office:time-value="PT00H00M04.168997S">
            <text:p>00:00:04,169</text:p>
          </table:table-cell>
          <table:table-cell table:formula="of:=+[.E178]+[.E181]" office:value-type="time" office:time-value="PT00H00M00S">
            <text:p>00:00:00,000</text:p>
          </table:table-cell>
          <table:table-cell table:formula="of:=+[.F178]+[.F181]" office:value-type="time" office:time-value="PT00H00M00S">
            <text:p>00:00:00,000</text:p>
          </table:table-cell>
          <table:table-cell table:formula="of:=+[.G178]+[.G181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6:.K176])/[.$B$96]" office:value-type="time" office:time-value="PT00H00M03.99S">
            <text:p>00:00:03,990</text:p>
          </table:table-cell>
          <table:table-cell table:formula="of:=+[.D179]+[.D182]" office:value-type="time" office:time-value="PT00H00M03.99S">
            <text:p>00:00:03,990</text:p>
          </table:table-cell>
          <table:table-cell table:formula="of:=+[.E179]+[.E182]" office:value-type="time" office:time-value="PT00H00M00S">
            <text:p>00:00:00,000</text:p>
          </table:table-cell>
          <table:table-cell table:formula="of:=+[.F179]+[.F182]" office:value-type="time" office:time-value="PT00H00M00S">
            <text:p>00:00:00,000</text:p>
          </table:table-cell>
          <table:table-cell table:formula="of:=+[.G179]+[.G182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77:.K177])/[.$B$96]" office:value-type="time" office:time-value="PT00H00M00.096291S">
            <text:p>00:00:00,096</text:p>
          </table:table-cell>
          <table:table-cell table:formula="of:=+[.D180]+[.D183]" office:value-type="time" office:time-value="PT00H00M00.096291S">
            <text:p>00:00:00,096</text:p>
          </table:table-cell>
          <table:table-cell table:formula="of:=+[.E180]+[.E183]" office:value-type="time" office:time-value="PT00H00M00S">
            <text:p>00:00:00,000</text:p>
          </table:table-cell>
          <table:table-cell table:formula="of:=+[.F180]+[.F183]" office:value-type="time" office:time-value="PT00H00M00S">
            <text:p>00:00:00,000</text:p>
          </table:table-cell>
          <table:table-cell table:formula="of:=+[.G180]+[.G183]" office:value-type="time" office:time-value="PT00H00M00S">
            <text:p>00:00:00,000</text:p>
          </table:table-cell>
          <table:table-cell/>
        </table:table-row>
        <table:table-row table:style-name="ro1">
          <table:table-cell table:style-name="ce14" office:value-type="string">
            <text:p>Q17tmp1</text:p>
          </table:table-cell>
          <table:table-cell table:style-name="ce14" office:value-type="string">
            <text:p>elapsed</text:p>
          </table:table-cell>
          <table:table-cell table:formula="of:=SUM([.D178:.K178])/[.$B$96]" office:value-type="time" office:time-value="PT00H00M04.095201S">
            <text:p>00:00:04,095</text:p>
          </table:table-cell>
          <table:table-cell table:style-name="ce18" office:value-type="time" office:time-value="PT00H00M04.095201S">
            <text:p>00:00:04,095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179:.K179])/[.$B$96]" office:value-type="time" office:time-value="PT00H00M03.99S">
            <text:p>00:00:03,990</text:p>
          </table:table-cell>
          <table:table-cell table:style-name="ce19" office:value-type="time" office:time-value="PT00H00M03.99S">
            <text:p>00:00:03,990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180:.K180])/[.$B$96]" office:value-type="time" office:time-value="PT00H00M00.068206S">
            <text:p>00:00:00,068</text:p>
          </table:table-cell>
          <table:table-cell table:style-name="ce18" office:value-type="time" office:time-value="PT00H00M00.068206S">
            <text:p>00:00:00,068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 office:value-type="string">
            <text:p>Q17res</text:p>
          </table:table-cell>
          <table:table-cell table:style-name="ce14" office:value-type="string">
            <text:p>elapsed</text:p>
          </table:table-cell>
          <table:table-cell table:formula="of:=SUM([.D181:.K181])/[.$B$96]" office:value-type="time" office:time-value="PT00H00M00.073796S">
            <text:p>00:00:00,074</text:p>
          </table:table-cell>
          <table:table-cell table:style-name="ce18" office:value-type="time" office:time-value="PT00H00M00.073796S">
            <text:p>00:00:00,074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formula="of:=SUM([.D182:.K182])/[.$B$96]" office:value-type="time" office:time-value="PT00H00M00S">
            <text:p>00:00:00,000</text:p>
          </table:table-cell>
          <table:table-cell table:style-name="ce18" office:value-type="time" office:time-value="PT00H00M00S">
            <text:p>00:00:00,000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formula="of:=SUM([.D183:.K183])/[.$B$96]" office:value-type="time" office:time-value="PT00H00M00.028085S">
            <text:p>00:00:00,028</text:p>
          </table:table-cell>
          <table:table-cell table:style-name="ce18" office:value-type="time" office:time-value="PT00H00M00.028085S">
            <text:p>00:00:00,028</text:p>
          </table:table-cell>
          <table:table-cell table:style-name="ce18"/>
          <table:table-cell table:style-name="ce18"/>
          <table:table-cell/>
          <table:table-cell/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SUM([.D184:.K184])/[.$B$96]" office:value-type="time" office:time-value="PT00H14M30.300215S">
            <text:p>00:14:30,300</text:p>
          </table:table-cell>
          <table:table-cell table:formula="of:=[.D175]+[.D163]+[.D160]+[.D157]+[.D154]+[.D151]+[.D148]+[.D145]+[.D142]+[.D139]+[.D130]+[.D121]+[.D109]+[.D106]+[.D103]+[.D100]+[.D97]" office:value-type="time" office:time-value="PT00H14M30.300215S">
            <text:p>00:14:30,300</text:p>
          </table:table-cell>
          <table:table-cell table:formula="of:=[.E175]+[.E163]+[.E160]+[.E157]+[.E154]+[.E151]+[.E148]+[.E145]+[.E142]+[.E139]+[.E130]+[.E121]+[.E109]+[.E106]+[.E103]+[.E100]+[.E97]" office:value-type="time" office:time-value="PT00H00M00S">
            <text:p>00:00:00,000</text:p>
          </table:table-cell>
          <table:table-cell table:formula="of:=[.F175]+[.F163]+[.F160]+[.F157]+[.F154]+[.F151]+[.F148]+[.F145]+[.F142]+[.F139]+[.F130]+[.F121]+[.F109]+[.F106]+[.F103]+[.F100]+[.F97]" office:value-type="time" office:time-value="PT00H00M00S">
            <text:p>00:00:00,000</text:p>
          </table:table-cell>
          <table:table-cell table:formula="of:=[.G175]+[.G163]+[.G160]+[.G157]+[.G154]+[.G151]+[.G148]+[.G145]+[.G142]+[.G139]+[.G130]+[.G121]+[.G109]+[.G106]+[.G103]+[.G100]+[.G97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85:.K185])/[.$B$96]" office:value-type="time" office:time-value="PT00H11M56.06S">
            <text:p>00:11:56,060</text:p>
          </table:table-cell>
          <table:table-cell table:formula="of:=[.D176]+[.D164]+[.D161]+[.D158]+[.D155]+[.D152]+[.D149]+[.D146]+[.D143]+[.D140]+[.D131]+[.D122]+[.D110]+[.D107]+[.D104]+[.D101]+[.D98]" office:value-type="time" office:time-value="PT00H11M56.06S">
            <text:p>00:11:56,060</text:p>
          </table:table-cell>
          <table:table-cell table:formula="of:=[.E176]+[.E164]+[.E161]+[.E158]+[.E155]+[.E152]+[.E149]+[.E146]+[.E143]+[.E140]+[.E131]+[.E122]+[.E110]+[.E107]+[.E104]+[.E101]+[.E98]" office:value-type="time" office:time-value="PT00H00M00S">
            <text:p>00:00:00,000</text:p>
          </table:table-cell>
          <table:table-cell table:formula="of:=[.F176]+[.F164]+[.F161]+[.F158]+[.F155]+[.F152]+[.F149]+[.F146]+[.F143]+[.F140]+[.F131]+[.F122]+[.F110]+[.F107]+[.F104]+[.F101]+[.F98]" office:value-type="time" office:time-value="PT00H00M00S">
            <text:p>00:00:00,000</text:p>
          </table:table-cell>
          <table:table-cell table:formula="of:=[.G176]+[.G164]+[.G161]+[.G158]+[.G155]+[.G152]+[.G149]+[.G146]+[.G143]+[.G140]+[.G131]+[.G122]+[.G110]+[.G107]+[.G104]+[.G101]+[.G98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86:.K186])/[.$B$96]" office:value-type="time" office:time-value="PT00H00M02.425576S">
            <text:p>00:00:02,426</text:p>
          </table:table-cell>
          <table:table-cell table:formula="of:=[.D177]+[.D165]+[.D162]+[.D159]+[.D156]+[.D153]+[.D150]+[.D147]+[.D144]+[.D141]+[.D132]+[.D123]+[.D111]+[.D108]+[.D105]+[.D102]+[.D99]" office:value-type="time" office:time-value="PT00H00M02.425576S">
            <text:p>00:00:02,426</text:p>
          </table:table-cell>
          <table:table-cell table:formula="of:=[.E177]+[.E165]+[.E162]+[.E159]+[.E156]+[.E153]+[.E150]+[.E147]+[.E144]+[.E141]+[.E132]+[.E123]+[.E111]+[.E108]+[.E105]+[.E102]+[.E99]" office:value-type="time" office:time-value="PT00H00M00S">
            <text:p>00:00:00,000</text:p>
          </table:table-cell>
          <table:table-cell table:formula="of:=[.F177]+[.F165]+[.F162]+[.F159]+[.F156]+[.F153]+[.F150]+[.F147]+[.F144]+[.F141]+[.F132]+[.F123]+[.F111]+[.F108]+[.F105]+[.F102]+[.F99]" office:value-type="time" office:time-value="PT00H00M00S">
            <text:p>00:00:00,000</text:p>
          </table:table-cell>
          <table:table-cell table:formula="of:=[.G177]+[.G165]+[.G162]+[.G159]+[.G156]+[.G153]+[.G150]+[.G147]+[.G144]+[.G141]+[.G132]+[.G123]+[.G111]+[.G108]+[.G105]+[.G102]+[.G99]" office:value-type="time" office:time-value="PT00H00M00S">
            <text:p>00:00:00,00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7"/>
          <table:table-cell table:style-name="Default"/>
        </table:table-row>
        <table:table-row table:style-name="ro1">
          <table:table-cell table:number-columns-repeated="2"/>
          <table:table-cell office:value-type="string">
            <text:p>OBA</text:p>
          </table:table-cell>
          <table:table-cell office:value-type="string">
            <text:p>TBA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style-name="ce5" table:formula="of:=[.C4]" office:value-type="time" office:time-value="PT00H00M00.146245S">
            <text:p>00:00:00,146</text:p>
          </table:table-cell>
          <table:table-cell table:style-name="ce5" table:formula="of:=[.C97]" office:value-type="time" office:time-value="PT00H00M00.123411S">
            <text:p>00:00:00,123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5]" office:value-type="time" office:time-value="PT00H00M00.01S">
            <text:p>00:00:00,010</text:p>
          </table:table-cell>
          <table:table-cell table:style-name="ce5" table:formula="of:=[.C98]" office:value-type="time" office:time-value="PT00H00M00.01S">
            <text:p>00:00:00,010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6]" office:value-type="time" office:time-value="PT00H00M00.009746S">
            <text:p>00:00:00,010</text:p>
          </table:table-cell>
          <table:table-cell table:style-name="ce5" table:formula="of:=[.C99]" office:value-type="time" office:time-value="PT00H00M00.018158S">
            <text:p>00:00:00,018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style-name="ce5" table:formula="of:=[.C7]" office:value-type="time" office:time-value="PT00H00M00.003133S">
            <text:p>00:00:00,003</text:p>
          </table:table-cell>
          <table:table-cell table:style-name="ce5" table:formula="of:=[.C100]" office:value-type="time" office:time-value="PT00H00M00.00291S">
            <text:p>00:00:00,003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8]" office:value-type="time" office:time-value="PT00H00M00.01S">
            <text:p>00:00:00,010</text:p>
          </table:table-cell>
          <table:table-cell table:style-name="ce5" table:formula="of:=[.C101]" office:value-type="time" office:time-value="PT00H00M00.01S">
            <text:p>00:00:00,010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9]" office:value-type="time" office:time-value="PT00H00M00.000063S">
            <text:p>00:00:00,000</text:p>
          </table:table-cell>
          <table:table-cell table:style-name="ce5" table:formula="of:=[.C102]" office:value-type="time" office:time-value="PT00H00M00.000064S">
            <text:p>00:00:00,000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style-name="ce5" table:formula="of:=[.C10]" office:value-type="time" office:time-value="PT00H00M00.456397S">
            <text:p>00:00:00,456</text:p>
          </table:table-cell>
          <table:table-cell table:style-name="ce5" table:formula="of:=[.C103]" office:value-type="time" office:time-value="PT00H00M00.522999S">
            <text:p>00:00:00,523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11]" office:value-type="time" office:time-value="PT00H00M00.03S">
            <text:p>00:00:00,030</text:p>
          </table:table-cell>
          <table:table-cell table:style-name="ce5" table:formula="of:=[.C104]" office:value-type="time" office:time-value="PT00H00M00.03S">
            <text:p>00:00:00,030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12]" office:value-type="time" office:time-value="PT00H00M00.054348S">
            <text:p>00:00:00,054</text:p>
          </table:table-cell>
          <table:table-cell table:style-name="ce5" table:formula="of:=[.C105]" office:value-type="time" office:time-value="PT00H00M00.088098S">
            <text:p>00:00:00,088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style-name="ce5" table:formula="of:=[.C13]" office:value-type="time" office:time-value="PT00H00M32.832401S">
            <text:p>00:00:32,832</text:p>
          </table:table-cell>
          <table:table-cell table:style-name="ce5" table:formula="of:=[.C106]" office:value-type="time" office:time-value="PT00H01M20.88076S">
            <text:p>00:01:20,881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14]" office:value-type="time" office:time-value="PT00H00M08.58S">
            <text:p>00:00:08,580</text:p>
          </table:table-cell>
          <table:table-cell table:style-name="ce5" table:formula="of:=[.C107]" office:value-type="time" office:time-value="PT00H00M06.69S">
            <text:p>00:00:06,690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15]" office:value-type="time" office:time-value="PT00H00M00.116604S">
            <text:p>00:00:00,117</text:p>
          </table:table-cell>
          <table:table-cell table:style-name="ce5" table:formula="of:=[.C108]" office:value-type="time" office:time-value="PT00H00M00.105989S">
            <text:p>00:00:00,106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style-name="ce5" table:formula="of:=[.C16]" office:value-type="time" office:time-value="PT00H00M01.538758S">
            <text:p>00:00:01,539</text:p>
          </table:table-cell>
          <table:table-cell table:style-name="ce5" table:formula="of:=[.C109]" office:value-type="time" office:time-value="PT00H00M02.824061S">
            <text:p>00:00:02,824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17]" office:value-type="time" office:time-value="PT00H00M01.0899S">
            <text:p>00:00:01,090</text:p>
          </table:table-cell>
          <table:table-cell table:style-name="ce5" table:formula="of:=[.C110]" office:value-type="time" office:time-value="PT00H00M02.2S">
            <text:p>00:00:02,200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18]" office:value-type="time" office:time-value="PT00H00M00.204614S">
            <text:p>00:00:00,205</text:p>
          </table:table-cell>
          <table:table-cell table:style-name="ce5" table:formula="of:=[.C111]" office:value-type="time" office:time-value="PT00H00M00.256774S">
            <text:p>00:00:00,257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style-name="ce5" table:formula="of:=[.C28]" office:value-type="time" office:time-value="PT00H01M10.266371S">
            <text:p>00:01:10,266</text:p>
          </table:table-cell>
          <table:table-cell table:style-name="ce5" table:formula="of:=[.C121]" office:value-type="time" office:time-value="PT00H02M00.294329S">
            <text:p>00:02:00,294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29]" office:value-type="time" office:time-value="PT00H01M10.1S">
            <text:p>00:01:10,100</text:p>
          </table:table-cell>
          <table:table-cell table:style-name="ce5" table:formula="of:=[.C122]" office:value-type="time" office:time-value="PT00H01M58.85S">
            <text:p>00:01:58,850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30]" office:value-type="time" office:time-value="PT00H00M00.018334S">
            <text:p>00:00:00,018</text:p>
          </table:table-cell>
          <table:table-cell table:style-name="ce5" table:formula="of:=[.C123]" office:value-type="time" office:time-value="PT00H00M00.18846S">
            <text:p>00:00:00,188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style-name="ce5" table:formula="of:=[.C31]" office:value-type="time" office:time-value="PT00H00M14.478534S">
            <text:p>00:00:14,479</text:p>
          </table:table-cell>
          <table:table-cell table:style-name="ce5" table:formula="of:=[.C130]" office:value-type="time" office:time-value="PT00H00M10.423122S">
            <text:p>00:00:10,423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32]" office:value-type="time" office:time-value="PT00H00M12.25S">
            <text:p>00:00:12,250</text:p>
          </table:table-cell>
          <table:table-cell table:style-name="ce5" table:formula="of:=[.C131]" office:value-type="time" office:time-value="PT00H00M07.82S">
            <text:p>00:00:07,820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33]" office:value-type="time" office:time-value="PT00H00M00.104936S">
            <text:p>00:00:00,105</text:p>
          </table:table-cell>
          <table:table-cell table:style-name="ce5" table:formula="of:=[.C132]" office:value-type="time" office:time-value="PT00H00M00.185508S">
            <text:p>00:00:00,186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style-name="ce5" table:formula="of:=[.C40]" office:value-type="time" office:time-value="PT00H00M00.434592S">
            <text:p>00:00:00,435</text:p>
          </table:table-cell>
          <table:table-cell table:style-name="ce5" table:formula="of:=[.C139]" office:value-type="time" office:time-value="PT00H00M00.445761S">
            <text:p>00:00:00,446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41]" office:value-type="time" office:time-value="PT00H00M00.29S">
            <text:p>00:00:00,290</text:p>
          </table:table-cell>
          <table:table-cell table:style-name="ce5" table:formula="of:=[.C140]" office:value-type="time" office:time-value="PT00H00M00.3S">
            <text:p>00:00:00,300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42]" office:value-type="time" office:time-value="PT00H00M00.039177S">
            <text:p>00:00:00,039</text:p>
          </table:table-cell>
          <table:table-cell table:style-name="ce5" table:formula="of:=[.C141]" office:value-type="time" office:time-value="PT00H00M00.032306S">
            <text:p>00:00:00,032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style-name="ce5" table:formula="of:=[.C43]" office:value-type="time" office:time-value="PT00H03M57.581004S">
            <text:p>00:03:57,581</text:p>
          </table:table-cell>
          <table:table-cell table:style-name="ce5" table:formula="of:=[.C142]" office:value-type="time" office:time-value="PT00H08M05.997783S">
            <text:p>00:08:05,998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44]" office:value-type="time" office:time-value="PT00H03M56.38S">
            <text:p>00:03:56,380</text:p>
          </table:table-cell>
          <table:table-cell table:style-name="ce5" table:formula="of:=[.C143]" office:value-type="time" office:time-value="PT00H07M28.75S">
            <text:p>00:07:28,75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45]" office:value-type="time" office:time-value="PT00H00M00.063885S">
            <text:p>00:00:00,064</text:p>
          </table:table-cell>
          <table:table-cell table:style-name="ce5" table:formula="of:=[.C144]" office:value-type="time" office:time-value="PT00H00M00.035183S">
            <text:p>00:00:00,035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style-name="ce5" table:formula="of:=[.C46]" office:value-type="time" office:time-value="PT00H10M05.718386S">
            <text:p>00:10:05,718</text:p>
          </table:table-cell>
          <table:table-cell table:style-name="ce5" table:formula="of:=[.C145]" office:value-type="time" office:time-value="PT00H02M19.565008S">
            <text:p>00:02:19,565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47]" office:value-type="time" office:time-value="PT00H10M04.96S">
            <text:p>00:10:04,960</text:p>
          </table:table-cell>
          <table:table-cell table:style-name="ce5" table:formula="of:=[.C146]" office:value-type="time" office:time-value="PT00H01M44.54S">
            <text:p>00:01:44,54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48]" office:value-type="time" office:time-value="PT00H00M00.571083S">
            <text:p>00:00:00,571</text:p>
          </table:table-cell>
          <table:table-cell table:style-name="ce5" table:formula="of:=[.C147]" office:value-type="time" office:time-value="PT00H00M00.159243S">
            <text:p>00:00:00,159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style-name="ce5" table:formula="of:=[.C49]" office:value-type="time" office:time-value="PT00H00M00.233183S">
            <text:p>00:00:00,233</text:p>
          </table:table-cell>
          <table:table-cell table:style-name="ce5" table:formula="of:=[.C148]" office:value-type="time" office:time-value="PT00H00M00.149373S">
            <text:p>00:00:00,149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50]" office:value-type="time" office:time-value="PT00H00M00.04S">
            <text:p>00:00:00,040</text:p>
          </table:table-cell>
          <table:table-cell table:style-name="ce5" table:formula="of:=[.C149]" office:value-type="time" office:time-value="PT00H00M00.03S">
            <text:p>00:00:00,03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51]" office:value-type="time" office:time-value="PT00H00M00.021555S">
            <text:p>00:00:00,022</text:p>
          </table:table-cell>
          <table:table-cell table:style-name="ce5" table:formula="of:=[.C150]" office:value-type="time" office:time-value="PT00H00M00.02491S">
            <text:p>00:00:00,025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style-name="ce5" table:formula="of:=[.C52]" office:value-type="time" office:time-value="PT00H00M04.33161S">
            <text:p>00:00:04,332</text:p>
          </table:table-cell>
          <table:table-cell table:style-name="ce5" table:formula="of:=[.C151]" office:value-type="time" office:time-value="PT00H00M00.160002S">
            <text:p>00:00:00,16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53]" office:value-type="time" office:time-value="PT00H00M04.22S">
            <text:p>00:00:04,220</text:p>
          </table:table-cell>
          <table:table-cell table:style-name="ce5" table:formula="of:=[.C152]" office:value-type="time" office:time-value="PT00H00M00.06S">
            <text:p>00:00:00,06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54]" office:value-type="time" office:time-value="PT00H00M00.046122S">
            <text:p>00:00:00,046</text:p>
          </table:table-cell>
          <table:table-cell table:style-name="ce5" table:formula="of:=[.C153]" office:value-type="time" office:time-value="PT00H00M00.038857S">
            <text:p>00:00:00,039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style-name="ce5" table:formula="of:=[.C61]" office:value-type="time" office:time-value="PT00H00M30.172753S">
            <text:p>00:00:30,173</text:p>
          </table:table-cell>
          <table:table-cell table:style-name="ce5" table:formula="of:=[.C154]" office:value-type="time" office:time-value="PT00H00M13.790627S">
            <text:p>00:00:13,791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62]" office:value-type="time" office:time-value="PT00H00M28.51S">
            <text:p>00:00:28,510</text:p>
          </table:table-cell>
          <table:table-cell table:style-name="ce5" table:formula="of:=[.C155]" office:value-type="time" office:time-value="PT00H00M12.99S">
            <text:p>00:00:12,99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63]" office:value-type="time" office:time-value="PT00H00M00.090191S">
            <text:p>00:00:00,090</text:p>
          </table:table-cell>
          <table:table-cell table:style-name="ce5" table:formula="of:=[.C156]" office:value-type="time" office:time-value="PT00H00M00.607717S">
            <text:p>00:00:00,608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style-name="ce5" table:formula="of:=[.C64]" office:value-type="time" office:time-value="PT00H00M01.115045S">
            <text:p>00:00:01,115</text:p>
          </table:table-cell>
          <table:table-cell table:style-name="ce5" table:formula="of:=[.C157]" office:value-type="time" office:time-value="PT00H00M01.16584S">
            <text:p>00:00:01,166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65]" office:value-type="time" office:time-value="PT00H00M00.98S">
            <text:p>00:00:00,980</text:p>
          </table:table-cell>
          <table:table-cell table:style-name="ce5" table:formula="of:=[.C158]" office:value-type="time" office:time-value="PT00H00M00.85S">
            <text:p>00:00:00,85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66]" office:value-type="time" office:time-value="PT00H00M00.0726S">
            <text:p>00:00:00,073</text:p>
          </table:table-cell>
          <table:table-cell table:style-name="ce5" table:formula="of:=[.C159]" office:value-type="time" office:time-value="PT00H00M00.164889S">
            <text:p>00:00:00,165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style-name="ce5" table:formula="of:=[.C67]" office:value-type="time" office:time-value="PT00H00M08.82352S">
            <text:p>00:00:08,824</text:p>
          </table:table-cell>
          <table:table-cell table:style-name="ce5" table:formula="of:=[.C160]" office:value-type="time" office:time-value="PT00H00M04.285588S">
            <text:p>00:00:04,286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68]" office:value-type="time" office:time-value="PT00H00M08.62S">
            <text:p>00:00:08,620</text:p>
          </table:table-cell>
          <table:table-cell table:style-name="ce5" table:formula="of:=[.C161]" office:value-type="time" office:time-value="PT00H00M04.1S">
            <text:p>00:00:04,10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69]" office:value-type="time" office:time-value="PT00H00M00.08374S">
            <text:p>00:00:00,084</text:p>
          </table:table-cell>
          <table:table-cell table:style-name="ce5" table:formula="of:=[.C162]" office:value-type="time" office:time-value="PT00H00M00.070161S">
            <text:p>00:00:00,07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style-name="ce5" table:formula="of:=[.C70]" office:value-type="time" office:time-value="PT00H00M29.389055S">
            <text:p>00:00:29,389</text:p>
          </table:table-cell>
          <table:table-cell table:style-name="ce5" table:formula="of:=[.C163]" office:value-type="time" office:time-value="PT00H00M05.499644S">
            <text:p>00:00:05,50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71]" office:value-type="time" office:time-value="PT00H00M28.18S">
            <text:p>00:00:28,180</text:p>
          </table:table-cell>
          <table:table-cell table:style-name="ce5" table:formula="of:=[.C164]" office:value-type="time" office:time-value="PT00H00M04.84S">
            <text:p>00:00:04,84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72]" office:value-type="time" office:time-value="PT00H00M00.889813S">
            <text:p>00:00:00,890</text:p>
          </table:table-cell>
          <table:table-cell table:style-name="ce5" table:formula="of:=[.C165]" office:value-type="time" office:time-value="PT00H00M00.352968S">
            <text:p>00:00:00,353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style-name="ce5" table:formula="of:=[.C82]" office:value-type="time" office:time-value="PT00H00M08.452981S">
            <text:p>00:00:08,453</text:p>
          </table:table-cell>
          <table:table-cell table:style-name="ce5" table:formula="of:=[.C175]" office:value-type="time" office:time-value="PT00H00M04.168997S">
            <text:p>00:00:04,169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83]" office:value-type="time" office:time-value="PT00H00M08.26S">
            <text:p>00:00:08,260</text:p>
          </table:table-cell>
          <table:table-cell table:style-name="ce5" table:formula="of:=[.C176]" office:value-type="time" office:time-value="PT00H00M03.99S">
            <text:p>00:00:03,99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84]" office:value-type="time" office:time-value="PT00H00M00.094298S">
            <text:p>00:00:00,094</text:p>
          </table:table-cell>
          <table:table-cell table:style-name="ce5" table:formula="of:=[.C177]" office:value-type="time" office:time-value="PT00H00M00.096291S">
            <text:p>00:00:00,09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style-name="ce5" table:formula="of:=[.C91]" office:value-type="time" office:time-value="PT00H17M59.412144S">
            <text:p>00:17:59,412</text:p>
          </table:table-cell>
          <table:table-cell table:style-name="ce5" table:formula="of:=[.C184]" office:value-type="time" office:time-value="PT00H14M30.300215S">
            <text:p>00:14:30,30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92]" office:value-type="time" office:time-value="PT00H17M01.1399S">
            <text:p>00:17:01,140</text:p>
          </table:table-cell>
          <table:table-cell table:style-name="ce5" table:formula="of:=[.C185]" office:value-type="time" office:time-value="PT00H11M56.06S">
            <text:p>00:11:56,06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93]" office:value-type="time" office:time-value="PT00H00M02.66187S">
            <text:p>00:00:02,662</text:p>
          </table:table-cell>
          <table:table-cell table:style-name="ce5" table:formula="of:=[.C186]" office:value-type="time" office:time-value="PT00H00M02.425576S">
            <text:p>00:00:02,426</text:p>
          </table:table-cell>
          <table:table-cell table:number-columns-repeated="3"/>
          <table:table-cell table:style-name="Default"/>
        </table:table-row>
        <table:table-row table:style-name="ro1" table:number-rows-repeated="2">
          <table:table-cell table:style-name="ce3" table:number-columns-repeated="2"/>
          <table:table-cell table:style-name="ce21"/>
          <table:table-cell table:style-name="ce23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0.05</text:p>
          </table:table-cell>
          <table:table-cell table:style-name="ce3" office:value-type="string">
            <text:p>OBA</text:p>
          </table:table-cell>
          <table:table-cell table:style-name="ce21" office:value-type="string">
            <text:p>TBA</text:p>
          </table:table-cell>
          <table:table-cell table:style-name="ce23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1</text:p>
          </table:table-cell>
          <table:table-cell table:style-name="ce5" table:formula="of:=[.C4]" office:value-type="time" office:time-value="PT00H00M00.146245S">
            <text:p>00:00:00,146</text:p>
          </table:table-cell>
          <table:table-cell table:style-name="ce20" table:formula="of:=[.C97]" office:value-type="time" office:time-value="PT00H00M00.123411S">
            <text:p>00:00:00,123</text:p>
          </table:table-cell>
          <table:table-cell table:style-name="ce23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2</text:p>
          </table:table-cell>
          <table:table-cell table:style-name="ce20" table:formula="of:=[.C7]" office:value-type="time" office:time-value="PT00H00M00.003133S">
            <text:p>00:00:00,003</text:p>
          </table:table-cell>
          <table:table-cell table:style-name="ce20" table:formula="of:=[.C100]" office:value-type="time" office:time-value="PT00H00M00.00291S">
            <text:p>00:00:00,003</text:p>
          </table:table-cell>
          <table:table-cell table:style-name="ce23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3</text:p>
          </table:table-cell>
          <table:table-cell table:style-name="ce20" table:formula="of:=[.C10]" office:value-type="time" office:time-value="PT00H00M00.456397S">
            <text:p>00:00:00,456</text:p>
          </table:table-cell>
          <table:table-cell table:style-name="ce5" table:formula="of:=[.C103]" office:value-type="time" office:time-value="PT00H00M00.522999S">
            <text:p>00:00:00,523</text:p>
          </table:table-cell>
          <table:table-cell table:style-name="ce23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4</text:p>
          </table:table-cell>
          <table:table-cell table:style-name="ce20" table:formula="of:=[.C13]" office:value-type="time" office:time-value="PT00H00M32.832401S">
            <text:p>00:00:32,832</text:p>
          </table:table-cell>
          <table:table-cell table:style-name="ce5" table:formula="of:=[.C106]" office:value-type="time" office:time-value="PT00H01M20.88076S">
            <text:p>00:01:20,881</text:p>
          </table:table-cell>
          <table:table-cell table:style-name="ce23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5</text:p>
          </table:table-cell>
          <table:table-cell table:style-name="ce20" table:formula="of:=[.C16]" office:value-type="time" office:time-value="PT00H00M01.538758S">
            <text:p>00:00:01,539</text:p>
          </table:table-cell>
          <table:table-cell table:style-name="ce5" table:formula="of:=[.C109]" office:value-type="time" office:time-value="PT00H00M02.824061S">
            <text:p>00:00:02,824</text:p>
          </table:table-cell>
          <table:table-cell table:style-name="ce23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6</text:p>
          </table:table-cell>
          <table:table-cell table:style-name="ce20" table:formula="of:=[.C28]" office:value-type="time" office:time-value="PT00H01M10.266371S">
            <text:p>00:01:10,266</text:p>
          </table:table-cell>
          <table:table-cell table:style-name="ce5" table:formula="of:=[.C121]" office:value-type="time" office:time-value="PT00H02M00.294329S">
            <text:p>00:02:00,294</text:p>
          </table:table-cell>
          <table:table-cell table:style-name="ce23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7</text:p>
          </table:table-cell>
          <table:table-cell table:style-name="ce5" table:formula="of:=[.C31]" office:value-type="time" office:time-value="PT00H00M14.478534S">
            <text:p>00:00:14,479</text:p>
          </table:table-cell>
          <table:table-cell table:style-name="ce20" table:formula="of:=[.C130]" office:value-type="time" office:time-value="PT00H00M10.423122S">
            <text:p>00:00:10,423</text:p>
          </table:table-cell>
          <table:table-cell table:style-name="ce23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8</text:p>
          </table:table-cell>
          <table:table-cell table:style-name="ce20" table:formula="of:=[.C40]" office:value-type="time" office:time-value="PT00H00M00.434592S">
            <text:p>00:00:00,435</text:p>
          </table:table-cell>
          <table:table-cell table:style-name="ce5" table:formula="of:=[.C139]" office:value-type="time" office:time-value="PT00H00M00.445761S">
            <text:p>00:00:00,446</text:p>
          </table:table-cell>
          <table:table-cell table:style-name="ce23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9</text:p>
          </table:table-cell>
          <table:table-cell table:style-name="ce20" table:formula="of:=[.C43]" office:value-type="time" office:time-value="PT00H03M57.581004S">
            <text:p>00:03:57,581</text:p>
          </table:table-cell>
          <table:table-cell table:style-name="ce5" table:formula="of:=[.C142]" office:value-type="time" office:time-value="PT00H08M05.997783S">
            <text:p>00:08:05,998</text:p>
          </table:table-cell>
          <table:table-cell table:style-name="ce23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10</text:p>
          </table:table-cell>
          <table:table-cell table:style-name="ce5" table:formula="of:=[.C46]" office:value-type="time" office:time-value="PT00H10M05.718386S">
            <text:p>00:10:05,718</text:p>
          </table:table-cell>
          <table:table-cell table:style-name="ce20" table:formula="of:=[.C145]" office:value-type="time" office:time-value="PT00H02M19.565008S">
            <text:p>00:02:19,565</text:p>
          </table:table-cell>
          <table:table-cell table:style-name="ce23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11</text:p>
          </table:table-cell>
          <table:table-cell table:style-name="ce5" table:formula="of:=[.C49]" office:value-type="time" office:time-value="PT00H00M00.233183S">
            <text:p>00:00:00,233</text:p>
          </table:table-cell>
          <table:table-cell table:style-name="ce20" table:formula="of:=[.C148]" office:value-type="time" office:time-value="PT00H00M00.149373S">
            <text:p>00:00:00,149</text:p>
          </table:table-cell>
          <table:table-cell table:style-name="ce23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12</text:p>
          </table:table-cell>
          <table:table-cell table:style-name="ce5" table:formula="of:=[.C52]" office:value-type="time" office:time-value="PT00H00M04.33161S">
            <text:p>00:00:04,332</text:p>
          </table:table-cell>
          <table:table-cell table:style-name="ce20" table:formula="of:=[.C151]" office:value-type="time" office:time-value="PT00H00M00.160002S">
            <text:p>00:00:00,160</text:p>
          </table:table-cell>
          <table:table-cell table:style-name="ce23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13</text:p>
          </table:table-cell>
          <table:table-cell table:style-name="ce5" table:formula="of:=[.C61]" office:value-type="time" office:time-value="PT00H00M30.172753S">
            <text:p>00:00:30,173</text:p>
          </table:table-cell>
          <table:table-cell table:style-name="ce20" table:formula="of:=[.C154]" office:value-type="time" office:time-value="PT00H00M13.790627S">
            <text:p>00:00:13,791</text:p>
          </table:table-cell>
          <table:table-cell table:style-name="ce23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14</text:p>
          </table:table-cell>
          <table:table-cell table:style-name="ce20" table:formula="of:=[.C64]" office:value-type="time" office:time-value="PT00H00M01.115045S">
            <text:p>00:00:01,115</text:p>
          </table:table-cell>
          <table:table-cell table:style-name="ce5" table:formula="of:=[.C157]" office:value-type="time" office:time-value="PT00H00M01.16584S">
            <text:p>00:00:01,166</text:p>
          </table:table-cell>
          <table:table-cell table:style-name="ce23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15</text:p>
          </table:table-cell>
          <table:table-cell table:style-name="ce5" table:formula="of:=[.C67]" office:value-type="time" office:time-value="PT00H00M08.82352S">
            <text:p>00:00:08,824</text:p>
          </table:table-cell>
          <table:table-cell table:style-name="ce20" table:formula="of:=[.C160]" office:value-type="time" office:time-value="PT00H00M04.285588S">
            <text:p>00:00:04,286</text:p>
          </table:table-cell>
          <table:table-cell table:style-name="ce23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16</text:p>
          </table:table-cell>
          <table:table-cell table:style-name="ce5" table:formula="of:=[.C70]" office:value-type="time" office:time-value="PT00H00M29.389055S">
            <text:p>00:00:29,389</text:p>
          </table:table-cell>
          <table:table-cell table:style-name="ce20" table:formula="of:=[.C163]" office:value-type="time" office:time-value="PT00H00M05.499644S">
            <text:p>00:00:05,500</text:p>
          </table:table-cell>
          <table:table-cell table:style-name="ce23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17</text:p>
          </table:table-cell>
          <table:table-cell table:style-name="ce5" table:formula="of:=[.C82]" office:value-type="time" office:time-value="PT00H00M08.452981S">
            <text:p>00:00:08,453</text:p>
          </table:table-cell>
          <table:table-cell table:style-name="ce20" table:formula="of:=[.C175]" office:value-type="time" office:time-value="PT00H00M04.168997S">
            <text:p>00:00:04,169</text:p>
          </table:table-cell>
          <table:table-cell table:style-name="ce23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Gesamt</text:p>
          </table:table-cell>
          <table:table-cell table:style-name="ce5" table:formula="of:=SUM([.B248:.B264])" office:value-type="time" office:time-value="PT00H17M25.973968S">
            <text:p>00:17:25,974</text:p>
          </table:table-cell>
          <table:table-cell table:style-name="ce20" table:formula="of:=SUM([.C248:.C264])" office:value-type="time" office:time-value="PT00H14M30.300215S">
            <text:p>00:14:30,300</text:p>
          </table:table-cell>
          <table:table-cell table:style-name="ce23" table:number-columns-repeated="3"/>
          <table:table-cell table:style-name="Default" table:number-columns-repeated="2"/>
        </table:table-row>
        <table:table-row table:style-name="ro1">
          <table:table-cell table:style-name="ce3"/>
          <table:table-cell table:style-name="ce21" table:number-columns-repeated="2"/>
          <table:table-cell table:style-name="ce23" table:number-columns-repeated="3"/>
          <table:table-cell table:style-name="Default" table:number-columns-repeated="2"/>
        </table:table-row>
      </table:table>
      <table:table table:name="B005" table:style-name="ta1" table:print="false">
        <table:table-column table:style-name="co1" table:number-columns-repeated="2" table:default-cell-style-name="ce25"/>
        <table:table-column table:style-name="co20" table:default-cell-style-name="ce17"/>
        <table:table-column table:style-name="co21" table:default-cell-style-name="ce17"/>
        <table:table-column table:style-name="co1" table:default-cell-style-name="ce17"/>
        <table:table-column table:style-name="co22" table:default-cell-style-name="ce17"/>
        <table:table-column table:style-name="co1" table:number-columns-repeated="3" table:default-cell-style-name="ce17"/>
        <table:table-row table:style-name="ro1">
          <table:table-cell table:style-name="Default" office:value-type="string">
            <text:p>Berlin MOD 0.05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>
            <text:p>OBA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Anz. Läufe</text:p>
          </table:table-cell>
          <table:table-cell table:style-name="ce27" office:value-type="float" office:value="1">
            <text:p>1</text:p>
          </table:table-cell>
          <table:table-cell table:style-name="ce25" office:value-type="string">
            <text:p>Durchschnitt</text:p>
          </table:table-cell>
          <table:table-cell table:style-name="ce25" office:value-type="string">
            <text:p>1.Lauf</text:p>
          </table:table-cell>
          <table:table-cell table:style-name="ce25" office:value-type="string">
            <text:p>2.Lauf</text:p>
          </table:table-cell>
          <table:table-cell table:style-name="ce25" office:value-type="string">
            <text:p>3.Lauf</text:p>
          </table:table-cell>
          <table:table-cell table:style-name="ce25" office:value-type="string">
            <text:p>4.Lauf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4:.K4])/[.$B$3]" office:value-type="time" office:time-value="PT00H00M00.085933S">
            <text:p>00:00:00,086</text:p>
          </table:table-cell>
          <table:table-cell office:value-type="time" office:time-value="PT00H00M00.085933S">
            <text:p>00:00:00,086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:.K5])/[.$B$3]" office:value-type="time" office:time-value="PT00H00M00.02S">
            <text:p>00:00:00,020</text:p>
          </table:table-cell>
          <table:table-cell office:value-type="time" office:time-value="PT00H00M00.02S">
            <text:p>00:00:00,02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:.K6])/[.$B$3]" office:value-type="time" office:time-value="PT00H00M00.014564S">
            <text:p>00:00:00,015</text:p>
          </table:table-cell>
          <table:table-cell office:value-type="time" office:time-value="PT00H00M00.014564S">
            <text:p>00:00:00,015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7:.K7])/[.$B$3]" office:value-type="time" office:time-value="PT00H00M00.002581S">
            <text:p>00:00:00,003</text:p>
          </table:table-cell>
          <table:table-cell office:value-type="time" office:time-value="PT00H00M00.002581S">
            <text:p>00:00:00,003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:.K8])/[.$B$3]" office:value-type="time" office:time-value="PT00H00M00S">
            <text:p>00:00:00,000</text:p>
          </table:table-cell>
          <table:table-cell office:value-type="time" office:time-value="PT00H00M00S">
            <text:p>00:00:00,00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:.K9])/[.$B$3]" office:value-type="time" office:time-value="PT00H00M00.000064S">
            <text:p>00:00:00,000</text:p>
          </table:table-cell>
          <table:table-cell office:value-type="time" office:time-value="PT00H00M00.000064S">
            <text:p>00:00:00,000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10:.K10])/[.$B$3]" office:value-type="time" office:time-value="PT00H00M00.346434S">
            <text:p>00:00:00,346</text:p>
          </table:table-cell>
          <table:table-cell office:value-type="time" office:time-value="PT00H00M00.346434S">
            <text:p>00:00:00,346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:.K11])/[.$B$3]" office:value-type="time" office:time-value="PT00H00M00.01S">
            <text:p>00:00:00,010</text:p>
          </table:table-cell>
          <table:table-cell office:value-type="time" office:time-value="PT00H00M00.01S">
            <text:p>00:00:00,01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:.K12])/[.$B$3]" office:value-type="time" office:time-value="PT00H00M00.04602S">
            <text:p>00:00:00,046</text:p>
          </table:table-cell>
          <table:table-cell office:value-type="time" office:time-value="PT00H00M00.04602S">
            <text:p>00:00:00,046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13:.K13])/[.$B$3]" office:value-type="time" office:time-value="PT00H00M09.105469S">
            <text:p>00:00:09,105</text:p>
          </table:table-cell>
          <table:table-cell office:value-type="time" office:time-value="PT00H00M09.105469S">
            <text:p>00:00:09,105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:.K14])/[.$B$3]" office:value-type="time" office:time-value="PT00H00M01.09S">
            <text:p>00:00:01,090</text:p>
          </table:table-cell>
          <table:table-cell office:value-type="time" office:time-value="PT00H00M01.09S">
            <text:p>00:00:01,09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:.K15])/[.$B$3]" office:value-type="time" office:time-value="PT00H00M00.121757S">
            <text:p>00:00:00,122</text:p>
          </table:table-cell>
          <table:table-cell office:value-type="time" office:time-value="PT00H00M00.121757S">
            <text:p>00:00:00,122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SUM([.D16:.K16])/[.$B$3]" office:value-type="time" office:time-value="PT00H00M01.075687S">
            <text:p>00:00:01,076</text:p>
          </table:table-cell>
          <table:table-cell table:formula="of:=+[.D19]+[.D22]+[.D25]" office:value-type="time" office:time-value="PT00H00M01.075687S">
            <text:p>00:00:01,076</text:p>
          </table:table-cell>
          <table:table-cell table:formula="of:=+[.E19]+[.E22]+[.E25]" office:value-type="time" office:time-value="PT00H00M00S">
            <text:p>00:00:00,000</text:p>
          </table:table-cell>
          <table:table-cell table:formula="of:=+[.F19]+[.F22]+[.F25]" office:value-type="time" office:time-value="PT00H00M00S">
            <text:p>00:00:00,000</text:p>
          </table:table-cell>
          <table:table-cell table:formula="of:=+[.G19]+[.G22]+[.G25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:.K17])/[.$B$3]" office:value-type="time" office:time-value="PT00H00M00.52S">
            <text:p>00:00:00,520</text:p>
          </table:table-cell>
          <table:table-cell table:formula="of:=+[.D20]+[.D23]+[.D26]" office:value-type="time" office:time-value="PT00H00M00.52S">
            <text:p>00:00:00,520</text:p>
          </table:table-cell>
          <table:table-cell table:formula="of:=+[.E20]+[.E23]+[.E26]" office:value-type="time" office:time-value="PT00H00M00S">
            <text:p>00:00:00,000</text:p>
          </table:table-cell>
          <table:table-cell table:formula="of:=+[.F20]+[.F23]+[.F26]" office:value-type="time" office:time-value="PT00H00M00S">
            <text:p>00:00:00,000</text:p>
          </table:table-cell>
          <table:table-cell table:formula="of:=+[.G20]+[.G23]+[.G26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8:.K18])/[.$B$3]" office:value-type="time" office:time-value="PT00H00M00.236736S">
            <text:p>00:00:00,237</text:p>
          </table:table-cell>
          <table:table-cell table:formula="of:=+[.D21]+[.D24]+[.D27]" office:value-type="time" office:time-value="PT00H00M00.236736S">
            <text:p>00:00:00,237</text:p>
          </table:table-cell>
          <table:table-cell table:formula="of:=+[.E21]+[.E24]+[.E27]" office:value-type="time" office:time-value="PT00H00M00S">
            <text:p>00:00:00,000</text:p>
          </table:table-cell>
          <table:table-cell table:formula="of:=+[.F21]+[.F24]+[.F27]" office:value-type="time" office:time-value="PT00H00M00S">
            <text:p>00:00:00,000</text:p>
          </table:table-cell>
          <table:table-cell table:formula="of:=+[.G21]+[.G24]+[.G27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style-name="ce26" office:value-type="string">
            <text:p>Q5tmp1</text:p>
          </table:table-cell>
          <table:table-cell table:style-name="ce26" office:value-type="string">
            <text:p>elapsed</text:p>
          </table:table-cell>
          <table:table-cell table:formula="of:=SUM([.D19:.K19])/[.$B$3]" office:value-type="time" office:time-value="PT00H00M00.253648S">
            <text:p>00:00:00,254</text:p>
          </table:table-cell>
          <table:table-cell table:style-name="ce18" office:value-type="time" office:time-value="PT00H00M00.253648S">
            <text:p>00:00:00,254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pu</text:p>
          </table:table-cell>
          <table:table-cell table:formula="of:=SUM([.D20:.K20])/[.$B$3]" office:value-type="time" office:time-value="PT00H00M00.06S">
            <text:p>00:00:00,060</text:p>
          </table:table-cell>
          <table:table-cell table:style-name="ce18" office:value-type="time" office:time-value="PT00H00M00.06S">
            <text:p>00:00:00,060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ommit</text:p>
          </table:table-cell>
          <table:table-cell table:formula="of:=SUM([.D21:.K21])/[.$B$3]" office:value-type="time" office:time-value="PT00H00M00.090536S">
            <text:p>00:00:00,091</text:p>
          </table:table-cell>
          <table:table-cell table:style-name="ce18" office:value-type="time" office:time-value="PT00H00M00.090536S">
            <text:p>00:00:00,091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 office:value-type="string">
            <text:p>Q5tmp2</text:p>
          </table:table-cell>
          <table:table-cell table:style-name="ce26" office:value-type="string">
            <text:p>elapsed</text:p>
          </table:table-cell>
          <table:table-cell table:formula="of:=SUM([.D22:.K22])/[.$B$3]" office:value-type="time" office:time-value="PT00H00M00.296394S">
            <text:p>00:00:00,296</text:p>
          </table:table-cell>
          <table:table-cell table:style-name="ce18" office:value-type="time" office:time-value="PT00H00M00.296394S">
            <text:p>00:00:00,296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pu</text:p>
          </table:table-cell>
          <table:table-cell table:formula="of:=SUM([.D23:.K23])/[.$B$3]" office:value-type="time" office:time-value="PT00H00M00.06S">
            <text:p>00:00:00,060</text:p>
          </table:table-cell>
          <table:table-cell table:style-name="ce18" office:value-type="time" office:time-value="PT00H00M00.06S">
            <text:p>00:00:00,060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ommit</text:p>
          </table:table-cell>
          <table:table-cell table:formula="of:=SUM([.D24:.K24])/[.$B$3]" office:value-type="time" office:time-value="PT00H00M00.083846S">
            <text:p>00:00:00,084</text:p>
          </table:table-cell>
          <table:table-cell table:style-name="ce18" office:value-type="time" office:time-value="PT00H00M00.083846S">
            <text:p>00:00:00,084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 office:value-type="string">
            <text:p>Q5res</text:p>
          </table:table-cell>
          <table:table-cell table:style-name="ce26" office:value-type="string">
            <text:p>elapsed</text:p>
          </table:table-cell>
          <table:table-cell table:formula="of:=SUM([.D25:.K25])/[.$B$3]" office:value-type="time" office:time-value="PT00H00M00.525645S">
            <text:p>00:00:00,526</text:p>
          </table:table-cell>
          <table:table-cell table:style-name="ce18" office:value-type="time" office:time-value="PT00H00M00.525645S">
            <text:p>00:00:00,526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pu</text:p>
          </table:table-cell>
          <table:table-cell table:formula="of:=SUM([.D26:.K26])/[.$B$3]" office:value-type="time" office:time-value="PT00H00M00.4S">
            <text:p>00:00:00,400</text:p>
          </table:table-cell>
          <table:table-cell table:style-name="ce18" office:value-type="time" office:time-value="PT00H00M00.4S">
            <text:p>00:00:00,400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ommit</text:p>
          </table:table-cell>
          <table:table-cell table:formula="of:=SUM([.D27:.K27])/[.$B$3]" office:value-type="time" office:time-value="PT00H00M00.062354S">
            <text:p>00:00:00,062</text:p>
          </table:table-cell>
          <table:table-cell table:style-name="ce18" office:value-type="time" office:time-value="PT00H00M00.062354S">
            <text:p>00:00:00,062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28:.K28])/[.$B$3]" office:value-type="time" office:time-value="PT00H00M16.781387S">
            <text:p>00:00:16,781</text:p>
          </table:table-cell>
          <table:table-cell office:value-type="time" office:time-value="PT00H00M16.781387S">
            <text:p>00:00:16,781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9:.K29])/[.$B$3]" office:value-type="time" office:time-value="PT00H00M16.6S">
            <text:p>00:00:16,600</text:p>
          </table:table-cell>
          <table:table-cell office:value-type="time" office:time-value="PT00H00M16.6S">
            <text:p>00:00:16,60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0:.K30])/[.$B$3]" office:value-type="time" office:time-value="PT00H00M00.012975S">
            <text:p>00:00:00,013</text:p>
          </table:table-cell>
          <table:table-cell office:value-type="time" office:time-value="PT00H00M00.012975S">
            <text:p>00:00:00,013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SUM([.D31:.K31])/[.$B$3]" office:value-type="time" office:time-value="PT00H00M02.996236S">
            <text:p>00:00:02,996</text:p>
          </table:table-cell>
          <table:table-cell table:formula="of:=+[.D34]+[.D37]" office:value-type="time" office:time-value="PT00H00M02.996236S">
            <text:p>00:00:02,996</text:p>
          </table:table-cell>
          <table:table-cell table:formula="of:=+[.E34]+[.E37]" office:value-type="time" office:time-value="PT00H00M00S">
            <text:p>00:00:00,000</text:p>
          </table:table-cell>
          <table:table-cell table:formula="of:=+[.F34]+[.F37]" office:value-type="time" office:time-value="PT00H00M00S">
            <text:p>00:00:00,000</text:p>
          </table:table-cell>
          <table:table-cell table:formula="of:=+[.G34]+[.G37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2:.K32])/[.$B$3]" office:value-type="time" office:time-value="PT00H00M01.59S">
            <text:p>00:00:01,590</text:p>
          </table:table-cell>
          <table:table-cell table:formula="of:=+[.D35]+[.D38]" office:value-type="time" office:time-value="PT00H00M01.59S">
            <text:p>00:00:01,590</text:p>
          </table:table-cell>
          <table:table-cell table:formula="of:=+[.E35]+[.E38]" office:value-type="time" office:time-value="PT00H00M00S">
            <text:p>00:00:00,000</text:p>
          </table:table-cell>
          <table:table-cell table:formula="of:=+[.F35]+[.F38]" office:value-type="time" office:time-value="PT00H00M00S">
            <text:p>00:00:00,000</text:p>
          </table:table-cell>
          <table:table-cell table:formula="of:=+[.G35]+[.G38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3:.K33])/[.$B$3]" office:value-type="time" office:time-value="PT00H00M00.141603S">
            <text:p>00:00:00,142</text:p>
          </table:table-cell>
          <table:table-cell table:formula="of:=+[.D36]+[.D39]" office:value-type="time" office:time-value="PT00H00M00.141603S">
            <text:p>00:00:00,142</text:p>
          </table:table-cell>
          <table:table-cell table:formula="of:=+[.E36]+[.E39]" office:value-type="time" office:time-value="PT00H00M00S">
            <text:p>00:00:00,000</text:p>
          </table:table-cell>
          <table:table-cell table:formula="of:=+[.F36]+[.F39]" office:value-type="time" office:time-value="PT00H00M00S">
            <text:p>00:00:00,000</text:p>
          </table:table-cell>
          <table:table-cell table:formula="of:=+[.G36]+[.G39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style-name="ce26" office:value-type="string">
            <text:p>Q7tmp1</text:p>
          </table:table-cell>
          <table:table-cell table:style-name="ce26" office:value-type="string">
            <text:p>elapsed</text:p>
          </table:table-cell>
          <table:table-cell table:formula="of:=SUM([.D34:.K34])/[.$B$3]" office:value-type="time" office:time-value="PT00H00M01.559491S">
            <text:p>00:00:01,559</text:p>
          </table:table-cell>
          <table:table-cell table:style-name="ce18" office:value-type="time" office:time-value="PT00H00M01.559491S">
            <text:p>00:00:01,559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pu</text:p>
          </table:table-cell>
          <table:table-cell table:formula="of:=SUM([.D35:.K35])/[.$B$3]" office:value-type="time" office:time-value="PT00H00M01.43S">
            <text:p>00:00:01,430</text:p>
          </table:table-cell>
          <table:table-cell table:style-name="ce18" office:value-type="time" office:time-value="PT00H00M01.43S">
            <text:p>00:00:01,430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ommit</text:p>
          </table:table-cell>
          <table:table-cell table:formula="of:=SUM([.D36:.K36])/[.$B$3]" office:value-type="time" office:time-value="PT00H00M00.077502S">
            <text:p>00:00:00,078</text:p>
          </table:table-cell>
          <table:table-cell table:style-name="ce18" office:value-type="time" office:time-value="PT00H00M00.077502S">
            <text:p>00:00:00,078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 office:value-type="string">
            <text:p>Q7res</text:p>
          </table:table-cell>
          <table:table-cell table:style-name="ce26" office:value-type="string">
            <text:p>elapsed</text:p>
          </table:table-cell>
          <table:table-cell table:formula="of:=SUM([.D37:.K37])/[.$B$3]" office:value-type="time" office:time-value="PT00H00M01.436745S">
            <text:p>00:00:01,437</text:p>
          </table:table-cell>
          <table:table-cell table:style-name="ce18" office:value-type="time" office:time-value="PT00H00M01.436745S">
            <text:p>00:00:01,437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pu</text:p>
          </table:table-cell>
          <table:table-cell table:formula="of:=SUM([.D38:.K38])/[.$B$3]" office:value-type="time" office:time-value="PT00H00M00.16S">
            <text:p>00:00:00,160</text:p>
          </table:table-cell>
          <table:table-cell table:style-name="ce18" office:value-type="time" office:time-value="PT00H00M00.16S">
            <text:p>00:00:00,160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ommit</text:p>
          </table:table-cell>
          <table:table-cell table:formula="of:=SUM([.D39:.K39])/[.$B$3]" office:value-type="time" office:time-value="PT00H00M00.064101S">
            <text:p>00:00:00,064</text:p>
          </table:table-cell>
          <table:table-cell table:style-name="ce18" office:value-type="time" office:time-value="PT00H00M00.064101S">
            <text:p>00:00:00,064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40:.K40])/[.$B$3]" office:value-type="time" office:time-value="PT00H00M00.345611S">
            <text:p>00:00:00,346</text:p>
          </table:table-cell>
          <table:table-cell office:value-type="time" office:time-value="PT00H00M00.345611S">
            <text:p>00:00:00,346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1:.K41])/[.$B$3]" office:value-type="time" office:time-value="PT00H00M00.24S">
            <text:p>00:00:00,240</text:p>
          </table:table-cell>
          <table:table-cell office:value-type="time" office:time-value="PT00H00M00.24S">
            <text:p>00:00:00,24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2:.K42])/[.$B$3]" office:value-type="time" office:time-value="PT00H00M00.034852S">
            <text:p>00:00:00,035</text:p>
          </table:table-cell>
          <table:table-cell office:value-type="time" office:time-value="PT00H00M00.034852S">
            <text:p>00:00:00,035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43:.K43])/[.$B$3]" office:value-type="time" office:time-value="PT00H01M39.374999S">
            <text:p>00:01:39,375</text:p>
          </table:table-cell>
          <table:table-cell office:value-type="time" office:time-value="PT00H01M39.374999S">
            <text:p>00:01:39,375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4:.K44])/[.$B$3]" office:value-type="time" office:time-value="PT00H01M38.20999S">
            <text:p>00:01:38,210</text:p>
          </table:table-cell>
          <table:table-cell office:value-type="time" office:time-value="PT00H01M38.20999S">
            <text:p>00:01:38,21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5:.K45])/[.$B$3]" office:value-type="time" office:time-value="PT00H00M00.045637S">
            <text:p>00:00:00,046</text:p>
          </table:table-cell>
          <table:table-cell office:value-type="time" office:time-value="PT00H00M00.045637S">
            <text:p>00:00:00,046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46:.K46])/[.$B$3]" office:value-type="time" office:time-value="PT00H02M19.794559S">
            <text:p>00:02:19,795</text:p>
          </table:table-cell>
          <table:table-cell office:value-type="time" office:time-value="PT00H02M19.794559S">
            <text:p>00:02:19,795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7:.K47])/[.$B$3]" office:value-type="time" office:time-value="PT00H02M19.15S">
            <text:p>00:02:19,150</text:p>
          </table:table-cell>
          <table:table-cell office:value-type="time" office:time-value="PT00H02M19.15S">
            <text:p>00:02:19,15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8:.K48])/[.$B$3]" office:value-type="time" office:time-value="PT00H00M00.519676S">
            <text:p>00:00:00,520</text:p>
          </table:table-cell>
          <table:table-cell office:value-type="time" office:time-value="PT00H00M00.519676S">
            <text:p>00:00:00,520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49:.K49])/[.$B$3]" office:value-type="time" office:time-value="PT00H00M00.143304S">
            <text:p>00:00:00,143</text:p>
          </table:table-cell>
          <table:table-cell office:value-type="time" office:time-value="PT00H00M00.143304S">
            <text:p>00:00:00,143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0:.K50])/[.$B$3]" office:value-type="time" office:time-value="PT00H00M00.02S">
            <text:p>00:00:00,020</text:p>
          </table:table-cell>
          <table:table-cell office:value-type="time" office:time-value="PT00H00M00.02S">
            <text:p>00:00:00,02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1:.K51])/[.$B$3]" office:value-type="time" office:time-value="PT00H00M00.025897S">
            <text:p>00:00:00,026</text:p>
          </table:table-cell>
          <table:table-cell office:value-type="time" office:time-value="PT00H00M00.025897S">
            <text:p>00:00:00,026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52:.K52])/[.$B$3]" office:value-type="time" office:time-value="PT00H00M00.296608S">
            <text:p>00:00:00,297</text:p>
          </table:table-cell>
          <table:table-cell table:formula="of:=+[.D55]+[.D58]" office:value-type="time" office:time-value="PT00H00M00.296608S">
            <text:p>00:00:00,297</text:p>
          </table:table-cell>
          <table:table-cell table:formula="of:=+[.E55]+[.E58]" office:value-type="time" office:time-value="PT00H00M00S">
            <text:p>00:00:00,000</text:p>
          </table:table-cell>
          <table:table-cell table:formula="of:=+[.F55]+[.F58]" office:value-type="time" office:time-value="PT00H00M00S">
            <text:p>00:00:00,000</text:p>
          </table:table-cell>
          <table:table-cell table:formula="of:=+[.G55]+[.G58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3:.K53])/[.$B$3]" office:value-type="time" office:time-value="PT00H00M00.22S">
            <text:p>00:00:00,220</text:p>
          </table:table-cell>
          <table:table-cell table:formula="of:=+[.D56]+[.D59]" office:value-type="time" office:time-value="PT00H00M00.22S">
            <text:p>00:00:00,220</text:p>
          </table:table-cell>
          <table:table-cell table:formula="of:=+[.E56]+[.E59]" office:value-type="time" office:time-value="PT00H00M00S">
            <text:p>00:00:00,000</text:p>
          </table:table-cell>
          <table:table-cell table:formula="of:=+[.F56]+[.F59]" office:value-type="time" office:time-value="PT00H00M00S">
            <text:p>00:00:00,000</text:p>
          </table:table-cell>
          <table:table-cell table:formula="of:=+[.G56]+[.G59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4:.K54])/[.$B$3]" office:value-type="time" office:time-value="PT00H00M00.028945S">
            <text:p>00:00:00,029</text:p>
          </table:table-cell>
          <table:table-cell table:formula="of:=+[.D57]+[.D60]" office:value-type="time" office:time-value="PT00H00M00.028945S">
            <text:p>00:00:00,029</text:p>
          </table:table-cell>
          <table:table-cell table:formula="of:=+[.E57]+[.E60]" office:value-type="time" office:time-value="PT00H00M00S">
            <text:p>00:00:00,000</text:p>
          </table:table-cell>
          <table:table-cell table:formula="of:=+[.F57]+[.F60]" office:value-type="time" office:time-value="PT00H00M00S">
            <text:p>00:00:00,000</text:p>
          </table:table-cell>
          <table:table-cell table:formula="of:=+[.G57]+[.G60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style-name="ce26" office:value-type="string">
            <text:p>Q12tmp1</text:p>
          </table:table-cell>
          <table:table-cell table:style-name="ce26" office:value-type="string">
            <text:p>elapsed</text:p>
          </table:table-cell>
          <table:table-cell table:formula="of:=SUM([.D55:.K55])/[.$B$3]" office:value-type="time" office:time-value="PT00H00M00.002498S">
            <text:p>00:00:00,002</text:p>
          </table:table-cell>
          <table:table-cell table:style-name="ce18" office:value-type="time" office:time-value="PT00H00M00.002498S">
            <text:p>00:00:00,002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pu</text:p>
          </table:table-cell>
          <table:table-cell table:formula="of:=SUM([.D56:.K56])/[.$B$3]" office:value-type="time" office:time-value="PT00H00M00S">
            <text:p>00:00:00,000</text:p>
          </table:table-cell>
          <table:table-cell table:style-name="ce18" office:value-type="time" office:time-value="PT00H00M00S">
            <text:p>00:00:00,000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ommit</text:p>
          </table:table-cell>
          <table:table-cell table:formula="of:=SUM([.D57:.K57])/[.$B$3]" office:value-type="time" office:time-value="PT00H00M00.000108S">
            <text:p>00:00:00,000</text:p>
          </table:table-cell>
          <table:table-cell table:style-name="ce18" office:value-type="time" office:time-value="PT00H00M00.000108S">
            <text:p>00:00:00,000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 office:value-type="string">
            <text:p>Q12res</text:p>
          </table:table-cell>
          <table:table-cell table:style-name="ce26" office:value-type="string">
            <text:p>elapsed</text:p>
          </table:table-cell>
          <table:table-cell table:formula="of:=SUM([.D58:.K58])/[.$B$3]" office:value-type="time" office:time-value="PT00H00M00.29411S">
            <text:p>00:00:00,294</text:p>
          </table:table-cell>
          <table:table-cell table:style-name="ce18" office:value-type="time" office:time-value="PT00H00M00.29411S">
            <text:p>00:00:00,294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pu</text:p>
          </table:table-cell>
          <table:table-cell table:formula="of:=SUM([.D59:.K59])/[.$B$3]" office:value-type="time" office:time-value="PT00H00M00.22S">
            <text:p>00:00:00,220</text:p>
          </table:table-cell>
          <table:table-cell table:style-name="ce18" office:value-type="time" office:time-value="PT00H00M00.22S">
            <text:p>00:00:00,220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ommit</text:p>
          </table:table-cell>
          <table:table-cell table:formula="of:=SUM([.D60:.K60])/[.$B$3]" office:value-type="time" office:time-value="PT00H00M00.028837S">
            <text:p>00:00:00,029</text:p>
          </table:table-cell>
          <table:table-cell table:style-name="ce18" office:value-type="time" office:time-value="PT00H00M00.028837S">
            <text:p>00:00:00,029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61:.K61])/[.$B$3]" office:value-type="time" office:time-value="PT00H00M11.284164S">
            <text:p>00:00:11,284</text:p>
          </table:table-cell>
          <table:table-cell office:value-type="time" office:time-value="PT00H00M11.284164S">
            <text:p>00:00:11,284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2:.K62])/[.$B$3]" office:value-type="time" office:time-value="PT00H00M10.34S">
            <text:p>00:00:10,340</text:p>
          </table:table-cell>
          <table:table-cell office:value-type="time" office:time-value="PT00H00M10.34S">
            <text:p>00:00:10,34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3:.K63])/[.$B$3]" office:value-type="time" office:time-value="PT00H00M00.071454S">
            <text:p>00:00:00,071</text:p>
          </table:table-cell>
          <table:table-cell office:value-type="time" office:time-value="PT00H00M00.071454S">
            <text:p>00:00:00,071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64:.K64])/[.$B$3]" office:value-type="time" office:time-value="PT00H00M00.524786S">
            <text:p>00:00:00,525</text:p>
          </table:table-cell>
          <table:table-cell office:value-type="time" office:time-value="PT00H00M00.524786S">
            <text:p>00:00:00,525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5:.K65])/[.$B$3]" office:value-type="time" office:time-value="PT00H00M00.39S">
            <text:p>00:00:00,390</text:p>
          </table:table-cell>
          <table:table-cell office:value-type="time" office:time-value="PT00H00M00.39S">
            <text:p>00:00:00,39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6:.K66])/[.$B$3]" office:value-type="time" office:time-value="PT00H00M00.080373S">
            <text:p>00:00:00,080</text:p>
          </table:table-cell>
          <table:table-cell office:value-type="time" office:time-value="PT00H00M00.080373S">
            <text:p>00:00:00,080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67:.K67])/[.$B$3]" office:value-type="time" office:time-value="PT00H00M01.200932S">
            <text:p>00:00:01,201</text:p>
          </table:table-cell>
          <table:table-cell office:value-type="time" office:time-value="PT00H00M01.200932S">
            <text:p>00:00:01,201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8:.K68])/[.$B$3]" office:value-type="time" office:time-value="PT00H00M01.03S">
            <text:p>00:00:01,030</text:p>
          </table:table-cell>
          <table:table-cell office:value-type="time" office:time-value="PT00H00M01.03S">
            <text:p>00:00:01,03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9:.K69])/[.$B$3]" office:value-type="time" office:time-value="PT00H00M00.06309S">
            <text:p>00:00:00,063</text:p>
          </table:table-cell>
          <table:table-cell office:value-type="time" office:time-value="PT00H00M00.06309S">
            <text:p>00:00:00,063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SUM([.D70:.K70])/[.$B$3]" office:value-type="time" office:time-value="PT00H00M43.56667S">
            <text:p>00:00:43,567</text:p>
          </table:table-cell>
          <table:table-cell table:formula="of:=+[.D73]+[.D76]+[.D79]" office:value-type="time" office:time-value="PT00H00M43.56667S">
            <text:p>00:00:43,567</text:p>
          </table:table-cell>
          <table:table-cell table:formula="of:=+[.E73]+[.E76]+[.E79]" office:value-type="time" office:time-value="PT00H00M00S">
            <text:p>00:00:00,000</text:p>
          </table:table-cell>
          <table:table-cell table:formula="of:=+[.F73]+[.F76]+[.F79]" office:value-type="time" office:time-value="PT00H00M00S">
            <text:p>00:00:00,000</text:p>
          </table:table-cell>
          <table:table-cell table:formula="of:=+[.G73]+[.G76]+[.G79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71:.K71])/[.$B$3]" office:value-type="time" office:time-value="PT00H00M42.54S">
            <text:p>00:00:42,540</text:p>
          </table:table-cell>
          <table:table-cell table:formula="of:=+[.D74]+[.D77]+[.D80]" office:value-type="time" office:time-value="PT00H00M42.54S">
            <text:p>00:00:42,540</text:p>
          </table:table-cell>
          <table:table-cell table:formula="of:=+[.E74]+[.E77]+[.E80]" office:value-type="time" office:time-value="PT00H00M00S">
            <text:p>00:00:00,000</text:p>
          </table:table-cell>
          <table:table-cell table:formula="of:=+[.F74]+[.F77]+[.F80]" office:value-type="time" office:time-value="PT00H00M00S">
            <text:p>00:00:00,000</text:p>
          </table:table-cell>
          <table:table-cell table:formula="of:=+[.G74]+[.G77]+[.G80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72:.K72])/[.$B$3]" office:value-type="time" office:time-value="PT00H00M00.705577S">
            <text:p>00:00:00,706</text:p>
          </table:table-cell>
          <table:table-cell table:formula="of:=+[.D75]+[.D78]+[.D81]" office:value-type="time" office:time-value="PT00H00M00.705577S">
            <text:p>00:00:00,706</text:p>
          </table:table-cell>
          <table:table-cell table:formula="of:=+[.E75]+[.E78]+[.E81]" office:value-type="time" office:time-value="PT00H00M00S">
            <text:p>00:00:00,000</text:p>
          </table:table-cell>
          <table:table-cell table:formula="of:=+[.F75]+[.F78]+[.F81]" office:value-type="time" office:time-value="PT00H00M00S">
            <text:p>00:00:00,000</text:p>
          </table:table-cell>
          <table:table-cell table:formula="of:=+[.G75]+[.G78]+[.G81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style-name="ce26" office:value-type="string">
            <text:p>Q16tmp1</text:p>
          </table:table-cell>
          <table:table-cell table:style-name="ce26" office:value-type="string">
            <text:p>elapsed</text:p>
          </table:table-cell>
          <table:table-cell table:formula="of:=SUM([.D73:.K73])/[.$B$3]" office:value-type="time" office:time-value="PT00H00M20.336605S">
            <text:p>00:00:20,337</text:p>
          </table:table-cell>
          <table:table-cell table:style-name="ce18" office:value-type="time" office:time-value="PT00H00M20.336605S">
            <text:p>00:00:20,337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pu</text:p>
          </table:table-cell>
          <table:table-cell table:formula="of:=SUM([.D74:.K74])/[.$B$3]" office:value-type="time" office:time-value="PT00H00M20.08S">
            <text:p>00:00:20,080</text:p>
          </table:table-cell>
          <table:table-cell table:style-name="ce18" office:value-type="time" office:time-value="PT00H00M20.08S">
            <text:p>00:00:20,080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ommit</text:p>
          </table:table-cell>
          <table:table-cell table:formula="of:=SUM([.D75:.K75])/[.$B$3]" office:value-type="time" office:time-value="PT00H00M00.128045S">
            <text:p>00:00:00,128</text:p>
          </table:table-cell>
          <table:table-cell table:style-name="ce18" office:value-type="time" office:time-value="PT00H00M00.128045S">
            <text:p>00:00:00,128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 office:value-type="string">
            <text:p>Q16tmp2</text:p>
          </table:table-cell>
          <table:table-cell table:style-name="ce26" office:value-type="string">
            <text:p>elapsed</text:p>
          </table:table-cell>
          <table:table-cell table:formula="of:=SUM([.D76:.K76])/[.$B$3]" office:value-type="time" office:time-value="PT00H00M23.070865S">
            <text:p>00:00:23,071</text:p>
          </table:table-cell>
          <table:table-cell table:style-name="ce18" office:value-type="time" office:time-value="PT00H00M23.070865S">
            <text:p>00:00:23,071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pu</text:p>
          </table:table-cell>
          <table:table-cell table:formula="of:=SUM([.D77:.K77])/[.$B$3]" office:value-type="time" office:time-value="PT00H00M22.44S">
            <text:p>00:00:22,440</text:p>
          </table:table-cell>
          <table:table-cell table:style-name="ce18" office:value-type="time" office:time-value="PT00H00M22.44S">
            <text:p>00:00:22,440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ommit</text:p>
          </table:table-cell>
          <table:table-cell table:formula="of:=SUM([.D78:.K78])/[.$B$3]" office:value-type="time" office:time-value="PT00H00M00.531422S">
            <text:p>00:00:00,531</text:p>
          </table:table-cell>
          <table:table-cell table:style-name="ce18" office:value-type="time" office:time-value="PT00H00M00.531422S">
            <text:p>00:00:00,531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 office:value-type="string">
            <text:p>Q16res</text:p>
          </table:table-cell>
          <table:table-cell table:style-name="ce26" office:value-type="string">
            <text:p>elapsed</text:p>
          </table:table-cell>
          <table:table-cell table:formula="of:=SUM([.D79:.K79])/[.$B$3]" office:value-type="time" office:time-value="PT00H00M00.1592S">
            <text:p>00:00:00,159</text:p>
          </table:table-cell>
          <table:table-cell table:style-name="ce18" office:value-type="time" office:time-value="PT00H00M00.1592S">
            <text:p>00:00:00,159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pu</text:p>
          </table:table-cell>
          <table:table-cell table:formula="of:=SUM([.D80:.K80])/[.$B$3]" office:value-type="time" office:time-value="PT00H00M00.02S">
            <text:p>00:00:00,020</text:p>
          </table:table-cell>
          <table:table-cell table:style-name="ce18" office:value-type="time" office:time-value="PT00H00M00.02S">
            <text:p>00:00:00,020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ommit</text:p>
          </table:table-cell>
          <table:table-cell table:formula="of:=SUM([.D81:.K81])/[.$B$3]" office:value-type="time" office:time-value="PT00H00M00.04611S">
            <text:p>00:00:00,046</text:p>
          </table:table-cell>
          <table:table-cell table:style-name="ce18" office:value-type="time" office:time-value="PT00H00M00.04611S">
            <text:p>00:00:00,046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SUM([.D82:.K82])/[.$B$3]" office:value-type="time" office:time-value="PT00H00M01.083547S">
            <text:p>00:00:01,084</text:p>
          </table:table-cell>
          <table:table-cell table:formula="of:=+[.D85]+[.D88]" office:value-type="time" office:time-value="PT00H00M01.083547S">
            <text:p>00:00:01,084</text:p>
          </table:table-cell>
          <table:table-cell table:formula="of:=+[.E85]+[.E88]" office:value-type="time" office:time-value="PT00H00M00S">
            <text:p>00:00:00,000</text:p>
          </table:table-cell>
          <table:table-cell table:formula="of:=+[.F85]+[.F88]" office:value-type="time" office:time-value="PT00H00M00S">
            <text:p>00:00:00,000</text:p>
          </table:table-cell>
          <table:table-cell table:formula="of:=+[.G85]+[.G88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3:.K83])/[.$B$3]" office:value-type="time" office:time-value="PT00H00M00.94S">
            <text:p>00:00:00,940</text:p>
          </table:table-cell>
          <table:table-cell table:formula="of:=+[.D86]+[.D89]" office:value-type="time" office:time-value="PT00H00M00.94S">
            <text:p>00:00:00,940</text:p>
          </table:table-cell>
          <table:table-cell table:formula="of:=+[.E86]+[.E89]" office:value-type="time" office:time-value="PT00H00M00S">
            <text:p>00:00:00,000</text:p>
          </table:table-cell>
          <table:table-cell table:formula="of:=+[.F86]+[.F89]" office:value-type="time" office:time-value="PT00H00M00S">
            <text:p>00:00:00,000</text:p>
          </table:table-cell>
          <table:table-cell table:formula="of:=+[.G86]+[.G89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84:.K84])/[.$B$3]" office:value-type="time" office:time-value="PT00H00M00.310609S">
            <text:p>00:00:00,311</text:p>
          </table:table-cell>
          <table:table-cell table:formula="of:=+[.D87]+[.D90]" office:value-type="time" office:time-value="PT00H00M00.310609S">
            <text:p>00:00:00,311</text:p>
          </table:table-cell>
          <table:table-cell table:formula="of:=+[.E87]+[.E90]" office:value-type="time" office:time-value="PT00H00M00S">
            <text:p>00:00:00,000</text:p>
          </table:table-cell>
          <table:table-cell table:formula="of:=+[.F87]+[.F90]" office:value-type="time" office:time-value="PT00H00M00S">
            <text:p>00:00:00,000</text:p>
          </table:table-cell>
          <table:table-cell table:formula="of:=+[.G87]+[.G90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style-name="ce26" office:value-type="string">
            <text:p>Q17tmp1</text:p>
          </table:table-cell>
          <table:table-cell table:style-name="ce26" office:value-type="string">
            <text:p>elapsed</text:p>
          </table:table-cell>
          <table:table-cell table:formula="of:=SUM([.D85:.K85])/[.$B$3]" office:value-type="time" office:time-value="PT00H00M01.000509S">
            <text:p>00:00:01,001</text:p>
          </table:table-cell>
          <table:table-cell table:style-name="ce18" office:value-type="time" office:time-value="PT00H00M01.000509S">
            <text:p>00:00:01,001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pu</text:p>
          </table:table-cell>
          <table:table-cell table:formula="of:=SUM([.D86:.K86])/[.$B$3]" office:value-type="time" office:time-value="PT00H00M00.93S">
            <text:p>00:00:00,930</text:p>
          </table:table-cell>
          <table:table-cell table:style-name="ce18" office:value-type="time" office:time-value="PT00H00M00.93S">
            <text:p>00:00:00,930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ommit</text:p>
          </table:table-cell>
          <table:table-cell table:formula="of:=SUM([.D87:.K87])/[.$B$3]" office:value-type="time" office:time-value="PT00H00M00.28828S">
            <text:p>00:00:00,288</text:p>
          </table:table-cell>
          <table:table-cell table:style-name="ce18" office:value-type="time" office:time-value="PT00H00M00.28828S">
            <text:p>00:00:00,288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 office:value-type="string">
            <text:p>Q17res</text:p>
          </table:table-cell>
          <table:table-cell table:style-name="ce26" office:value-type="string">
            <text:p>elapsed</text:p>
          </table:table-cell>
          <table:table-cell table:formula="of:=SUM([.D88:.K88])/[.$B$3]" office:value-type="time" office:time-value="PT00H00M00.083038S">
            <text:p>00:00:00,083</text:p>
          </table:table-cell>
          <table:table-cell table:style-name="ce18" office:value-type="time" office:time-value="PT00H00M00.083038S">
            <text:p>00:00:00,083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pu</text:p>
          </table:table-cell>
          <table:table-cell table:formula="of:=SUM([.D89:.K89])/[.$B$3]" office:value-type="time" office:time-value="PT00H00M00.01S">
            <text:p>00:00:00,010</text:p>
          </table:table-cell>
          <table:table-cell table:style-name="ce18" office:value-type="time" office:time-value="PT00H00M00.01S">
            <text:p>00:00:00,010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ommit</text:p>
          </table:table-cell>
          <table:table-cell table:formula="of:=SUM([.D90:.K90])/[.$B$3]" office:value-type="time" office:time-value="PT00H00M00.022329S">
            <text:p>00:00:00,022</text:p>
          </table:table-cell>
          <table:table-cell table:style-name="ce18" office:value-type="time" office:time-value="PT00H00M00.022329S">
            <text:p>00:00:00,022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SUM([.D91:.K91])/[.$B$3]" office:value-type="time" office:time-value="PT00H05M28.008907S">
            <text:p>00:05:28,009</text:p>
          </table:table-cell>
          <table:table-cell table:formula="of:=[.D82]+[.D70]+[.D67]+[.D64]+[.D61]+[.D52]+[.D49]+[.D46]+[.D43]+[.D40]+[.D31]+[.D28]+[.D16]+[.D13]+[.D10]+[.D7]+[.D4]" office:value-type="time" office:time-value="PT00H05M28.008907S">
            <text:p>00:05:28,009</text:p>
          </table:table-cell>
          <table:table-cell table:formula="of:=[.E82]+[.E70]+[.E67]+[.E64]+[.E61]+[.E52]+[.E49]+[.E46]+[.E43]+[.E40]+[.E31]+[.E28]+[.E16]+[.E13]+[.E10]+[.E7]+[.E4]" office:value-type="time" office:time-value="PT00H00M00S">
            <text:p>00:00:00,000</text:p>
          </table:table-cell>
          <table:table-cell table:formula="of:=[.F82]+[.F70]+[.F67]+[.F64]+[.F61]+[.F52]+[.F49]+[.F46]+[.F43]+[.F40]+[.F31]+[.F28]+[.F16]+[.F13]+[.F10]+[.F7]+[.F4]" office:value-type="time" office:time-value="PT00H00M00S">
            <text:p>00:00:00,000</text:p>
          </table:table-cell>
          <table:table-cell table:formula="of:=[.G82]+[.G70]+[.G67]+[.G64]+[.G61]+[.G52]+[.G49]+[.G46]+[.G43]+[.G40]+[.G31]+[.G28]+[.G16]+[.G13]+[.G10]+[.G7]+[.G4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2:.K92])/[.$B$3]" office:value-type="time" office:time-value="PT00H05M12.90999S">
            <text:p>00:05:12,910</text:p>
          </table:table-cell>
          <table:table-cell table:formula="of:=[.D83]+[.D71]+[.D68]+[.D65]+[.D62]+[.D53]+[.D50]+[.D47]+[.D44]+[.D41]+[.D32]+[.D29]+[.D17]+[.D14]+[.D11]+[.D8]+[.D5]" office:value-type="time" office:time-value="PT00H05M12.90999S">
            <text:p>00:05:12,910</text:p>
          </table:table-cell>
          <table:table-cell table:formula="of:=[.E83]+[.E71]+[.E68]+[.E65]+[.E62]+[.E53]+[.E50]+[.E47]+[.E44]+[.E41]+[.E32]+[.E29]+[.E17]+[.E14]+[.E11]+[.E8]+[.E5]" office:value-type="time" office:time-value="PT00H00M00S">
            <text:p>00:00:00,000</text:p>
          </table:table-cell>
          <table:table-cell table:formula="of:=[.F83]+[.F71]+[.F68]+[.F65]+[.F62]+[.F53]+[.F50]+[.F47]+[.F44]+[.F41]+[.F32]+[.F29]+[.F17]+[.F14]+[.F11]+[.F8]+[.F5]" office:value-type="time" office:time-value="PT00H00M00S">
            <text:p>00:00:00,000</text:p>
          </table:table-cell>
          <table:table-cell table:formula="of:=[.G83]+[.G71]+[.G68]+[.G65]+[.G62]+[.G53]+[.G50]+[.G47]+[.G44]+[.G41]+[.G32]+[.G29]+[.G17]+[.G14]+[.G11]+[.G8]+[.G5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3:.K93])/[.$B$3]" office:value-type="time" office:time-value="PT00H00M02.459829S">
            <text:p>00:00:02,460</text:p>
          </table:table-cell>
          <table:table-cell table:formula="of:=[.D84]+[.D72]+[.D69]+[.D66]+[.D63]+[.D54]+[.D51]+[.D48]+[.D45]+[.D42]+[.D33]+[.D30]+[.D18]+[.D15]+[.D12]+[.D9]+[.D6]" office:value-type="time" office:time-value="PT00H00M02.459829S">
            <text:p>00:00:02,460</text:p>
          </table:table-cell>
          <table:table-cell table:formula="of:=[.E84]+[.E72]+[.E69]+[.E66]+[.E63]+[.E54]+[.E51]+[.E48]+[.E45]+[.E42]+[.E33]+[.E30]+[.E18]+[.E15]+[.E12]+[.E9]+[.E6]" office:value-type="time" office:time-value="PT00H00M00S">
            <text:p>00:00:00,000</text:p>
          </table:table-cell>
          <table:table-cell table:formula="of:=[.F84]+[.F72]+[.F69]+[.F66]+[.F63]+[.F54]+[.F51]+[.F48]+[.F45]+[.F42]+[.F33]+[.F30]+[.F18]+[.F15]+[.F12]+[.F9]+[.F6]" office:value-type="time" office:time-value="PT00H00M00S">
            <text:p>00:00:00,000</text:p>
          </table:table-cell>
          <table:table-cell table:formula="of:=[.G84]+[.G72]+[.G69]+[.G66]+[.G63]+[.G54]+[.G51]+[.G48]+[.G45]+[.G42]+[.G33]+[.G30]+[.G18]+[.G15]+[.G12]+[.G9]+[.G6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BA</text:p>
          </table:table-cell>
          <table:table-cell table:number-columns-repeated="8"/>
        </table:table-row>
        <table:table-row table:style-name="ro1">
          <table:table-cell office:value-type="string">
            <text:p>Anz. Läufe</text:p>
          </table:table-cell>
          <table:table-cell table:style-name="ce27" office:value-type="float" office:value="1">
            <text:p>1</text:p>
          </table:table-cell>
          <table:table-cell office:value-type="string">
            <text:p>Durchschnitt</text:p>
          </table:table-cell>
          <table:table-cell office:value-type="string">
            <text:p>1.Lauf</text:p>
          </table:table-cell>
          <table:table-cell office:value-type="string">
            <text:p>2.Lauf</text:p>
          </table:table-cell>
          <table:table-cell office:value-type="string">
            <text:p>3.Lauf</text:p>
          </table:table-cell>
          <table:table-cell office:value-type="string">
            <text:p>4.Lauf</text:p>
          </table:table-cell>
          <table:table-cell table:number-columns-repeated="2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97:.K97])/[.$B$96]" office:value-type="time" office:time-value="PT00H00M00.100238S">
            <text:p>00:00:00,100</text:p>
          </table:table-cell>
          <table:table-cell office:value-type="time" office:time-value="PT00H00M00.100238S">
            <text:p>00:00:00,10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8:.K98])/[.$B$96]" office:value-type="time" office:time-value="PT00H00M00S">
            <text:p>00:00:00,000</text:p>
          </table:table-cell>
          <table:table-cell office:value-type="time" office:time-value="PT00H00M00S">
            <text:p>00:00:00,00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9:.K99])/[.$B$96]" office:value-type="time" office:time-value="PT00H00M00.017269S">
            <text:p>00:00:00,017</text:p>
          </table:table-cell>
          <table:table-cell office:value-type="time" office:time-value="PT00H00M00.017269S">
            <text:p>00:00:00,017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100:.K100])/[.$B$96]" office:value-type="time" office:time-value="PT00H00M00.002433S">
            <text:p>00:00:00,002</text:p>
          </table:table-cell>
          <table:table-cell office:value-type="time" office:time-value="PT00H00M00.002433S">
            <text:p>00:00:00,002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1:.K101])/[.$B$96]" office:value-type="time" office:time-value="PT00H00M00S">
            <text:p>00:00:00,000</text:p>
          </table:table-cell>
          <table:table-cell office:value-type="time" office:time-value="PT00H00M00S">
            <text:p>00:00:00,00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2:.K102])/[.$B$96]" office:value-type="time" office:time-value="PT00H00M00.000069S">
            <text:p>00:00:00,000</text:p>
          </table:table-cell>
          <table:table-cell office:value-type="time" office:time-value="PT00H00M00.000069S">
            <text:p>00:00:00,000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103:.K103])/[.$B$96]" office:value-type="time" office:time-value="PT00H00M00.345141S">
            <text:p>00:00:00,345</text:p>
          </table:table-cell>
          <table:table-cell office:value-type="time" office:time-value="PT00H00M00.345141S">
            <text:p>00:00:00,345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4:.K104])/[.$B$96]" office:value-type="time" office:time-value="PT00H00M00.02S">
            <text:p>00:00:00,020</text:p>
          </table:table-cell>
          <table:table-cell office:value-type="time" office:time-value="PT00H00M00.02S">
            <text:p>00:00:00,02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5:.K105])/[.$B$96]" office:value-type="time" office:time-value="PT00H00M00.036669S">
            <text:p>00:00:00,037</text:p>
          </table:table-cell>
          <table:table-cell office:value-type="time" office:time-value="PT00H00M00.036669S">
            <text:p>00:00:00,037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106:.K106])/[.$B$96]" office:value-type="time" office:time-value="PT00H00M15.402766S">
            <text:p>00:00:15,403</text:p>
          </table:table-cell>
          <table:table-cell office:value-type="time" office:time-value="PT00H00M15.402766S">
            <text:p>00:00:15,403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7:.K107])/[.$B$96]" office:value-type="time" office:time-value="PT00H00M01.26S">
            <text:p>00:00:01,260</text:p>
          </table:table-cell>
          <table:table-cell office:value-type="time" office:time-value="PT00H00M01.26S">
            <text:p>00:00:01,26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8:.K108])/[.$B$96]" office:value-type="time" office:time-value="PT00H00M00.067102S">
            <text:p>00:00:00,067</text:p>
          </table:table-cell>
          <table:table-cell office:value-type="time" office:time-value="PT00H00M00.067102S">
            <text:p>00:00:00,067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SUM([.D109:.K109])/[.$B$96]" office:value-type="time" office:time-value="PT00H00M01.622664S">
            <text:p>00:00:01,623</text:p>
          </table:table-cell>
          <table:table-cell table:formula="of:=+[.D112]+[.D115]+[.D118]" office:value-type="time" office:time-value="PT00H00M01.622664S">
            <text:p>00:00:01,623</text:p>
          </table:table-cell>
          <table:table-cell table:formula="of:=+[.E112]+[.E115]+[.E118]" office:value-type="time" office:time-value="PT00H00M00S">
            <text:p>00:00:00,000</text:p>
          </table:table-cell>
          <table:table-cell table:formula="of:=+[.F112]+[.F115]+[.F118]" office:value-type="time" office:time-value="PT00H00M00S">
            <text:p>00:00:00,000</text:p>
          </table:table-cell>
          <table:table-cell table:formula="of:=+[.G112]+[.G115]+[.G118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0:.K110])/[.$B$96]" office:value-type="time" office:time-value="PT00H00M00.98S">
            <text:p>00:00:00,980</text:p>
          </table:table-cell>
          <table:table-cell table:formula="of:=+[.D113]+[.D116]+[.D119]" office:value-type="time" office:time-value="PT00H00M00.98S">
            <text:p>00:00:00,980</text:p>
          </table:table-cell>
          <table:table-cell table:formula="of:=+[.E113]+[.E116]+[.E119]" office:value-type="time" office:time-value="PT00H00M00S">
            <text:p>00:00:00,000</text:p>
          </table:table-cell>
          <table:table-cell table:formula="of:=+[.F113]+[.F116]+[.F119]" office:value-type="time" office:time-value="PT00H00M00S">
            <text:p>00:00:00,000</text:p>
          </table:table-cell>
          <table:table-cell table:formula="of:=+[.G113]+[.G116]+[.G119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11:.K111])/[.$B$96]" office:value-type="time" office:time-value="PT00H00M00.228097S">
            <text:p>00:00:00,228</text:p>
          </table:table-cell>
          <table:table-cell table:formula="of:=+[.D114]+[.D117]+[.D120]" office:value-type="time" office:time-value="PT00H00M00.228097S">
            <text:p>00:00:00,228</text:p>
          </table:table-cell>
          <table:table-cell table:formula="of:=+[.E114]+[.E117]+[.E120]" office:value-type="time" office:time-value="PT00H00M00S">
            <text:p>00:00:00,000</text:p>
          </table:table-cell>
          <table:table-cell table:formula="of:=+[.F114]+[.F117]+[.F120]" office:value-type="time" office:time-value="PT00H00M00S">
            <text:p>00:00:00,000</text:p>
          </table:table-cell>
          <table:table-cell table:formula="of:=+[.G114]+[.G117]+[.G120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style-name="ce26" office:value-type="string">
            <text:p>Q5tmp1</text:p>
          </table:table-cell>
          <table:table-cell table:style-name="ce26" office:value-type="string">
            <text:p>elapsed</text:p>
          </table:table-cell>
          <table:table-cell table:formula="of:=SUM([.D112:.K112])/[.$B$96]" office:value-type="time" office:time-value="PT00H00M00.493988S">
            <text:p>00:00:00,494</text:p>
          </table:table-cell>
          <table:table-cell table:style-name="ce18" office:value-type="time" office:time-value="PT00H00M00.493988S">
            <text:p>00:00:00,494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pu</text:p>
          </table:table-cell>
          <table:table-cell table:formula="of:=SUM([.D113:.K113])/[.$B$96]" office:value-type="time" office:time-value="PT00H00M00.25S">
            <text:p>00:00:00,250</text:p>
          </table:table-cell>
          <table:table-cell table:style-name="ce18" office:value-type="time" office:time-value="PT00H00M00.25S">
            <text:p>00:00:00,250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ommit</text:p>
          </table:table-cell>
          <table:table-cell table:formula="of:=SUM([.D114:.K114])/[.$B$96]" office:value-type="time" office:time-value="PT00H00M00.085862S">
            <text:p>00:00:00,086</text:p>
          </table:table-cell>
          <table:table-cell table:style-name="ce18" office:value-type="time" office:time-value="PT00H00M00.085862S">
            <text:p>00:00:00,086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 office:value-type="string">
            <text:p>Q5tmp2</text:p>
          </table:table-cell>
          <table:table-cell table:style-name="ce26" office:value-type="string">
            <text:p>elapsed</text:p>
          </table:table-cell>
          <table:table-cell table:formula="of:=SUM([.D115:.K115])/[.$B$96]" office:value-type="time" office:time-value="PT00H00M00.591516S">
            <text:p>00:00:00,592</text:p>
          </table:table-cell>
          <table:table-cell table:style-name="ce18" office:value-type="time" office:time-value="PT00H00M00.591516S">
            <text:p>00:00:00,592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pu</text:p>
          </table:table-cell>
          <table:table-cell table:formula="of:=SUM([.D116:.K116])/[.$B$96]" office:value-type="time" office:time-value="PT00H00M00.31S">
            <text:p>00:00:00,310</text:p>
          </table:table-cell>
          <table:table-cell table:style-name="ce18" office:value-type="time" office:time-value="PT00H00M00.31S">
            <text:p>00:00:00,310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ommit</text:p>
          </table:table-cell>
          <table:table-cell table:formula="of:=SUM([.D117:.K117])/[.$B$96]" office:value-type="time" office:time-value="PT00H00M00.077949S">
            <text:p>00:00:00,078</text:p>
          </table:table-cell>
          <table:table-cell table:style-name="ce18" office:value-type="time" office:time-value="PT00H00M00.077949S">
            <text:p>00:00:00,078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 office:value-type="string">
            <text:p>Q5res</text:p>
          </table:table-cell>
          <table:table-cell table:style-name="ce26" office:value-type="string">
            <text:p>elapsed</text:p>
          </table:table-cell>
          <table:table-cell table:formula="of:=SUM([.D118:.K118])/[.$B$96]" office:value-type="time" office:time-value="PT00H00M00.53716S">
            <text:p>00:00:00,537</text:p>
          </table:table-cell>
          <table:table-cell table:style-name="ce18" office:value-type="time" office:time-value="PT00H00M00.53716S">
            <text:p>00:00:00,537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pu</text:p>
          </table:table-cell>
          <table:table-cell table:formula="of:=SUM([.D119:.K119])/[.$B$96]" office:value-type="time" office:time-value="PT00H00M00.42S">
            <text:p>00:00:00,420</text:p>
          </table:table-cell>
          <table:table-cell table:style-name="ce18" office:value-type="time" office:time-value="PT00H00M00.42S">
            <text:p>00:00:00,420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ommit</text:p>
          </table:table-cell>
          <table:table-cell table:formula="of:=SUM([.D120:.K120])/[.$B$96]" office:value-type="time" office:time-value="PT00H00M00.064286S">
            <text:p>00:00:00,064</text:p>
          </table:table-cell>
          <table:table-cell table:style-name="ce18" office:value-type="time" office:time-value="PT00H00M00.064286S">
            <text:p>00:00:00,064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121:.K121])/[.$B$96]" office:value-type="time" office:time-value="PT00H00M14.934493S">
            <text:p>00:00:14,934</text:p>
          </table:table-cell>
          <table:table-cell table:formula="of:=+[.D124]+[.D127]" office:value-type="time" office:time-value="PT00H00M14.934493S">
            <text:p>00:00:14,934</text:p>
          </table:table-cell>
          <table:table-cell table:formula="of:=+[.E124]+[.E127]" office:value-type="time" office:time-value="PT00H00M00S">
            <text:p>00:00:00,000</text:p>
          </table:table-cell>
          <table:table-cell table:formula="of:=+[.F124]+[.F127]" office:value-type="time" office:time-value="PT00H00M00S">
            <text:p>00:00:00,000</text:p>
          </table:table-cell>
          <table:table-cell table:formula="of:=+[.G124]+[.G127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22:.K122])/[.$B$96]" office:value-type="time" office:time-value="PT00H00M14.05S">
            <text:p>00:00:14,050</text:p>
          </table:table-cell>
          <table:table-cell table:formula="of:=+[.D125]+[.D128]" office:value-type="time" office:time-value="PT00H00M14.05S">
            <text:p>00:00:14,050</text:p>
          </table:table-cell>
          <table:table-cell table:formula="of:=+[.E125]+[.E128]" office:value-type="time" office:time-value="PT00H00M00S">
            <text:p>00:00:00,000</text:p>
          </table:table-cell>
          <table:table-cell table:formula="of:=+[.F125]+[.F128]" office:value-type="time" office:time-value="PT00H00M00S">
            <text:p>00:00:00,000</text:p>
          </table:table-cell>
          <table:table-cell table:formula="of:=+[.G125]+[.G128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3:.K123])/[.$B$96]" office:value-type="time" office:time-value="PT00H00M00.57972S">
            <text:p>00:00:00,580</text:p>
          </table:table-cell>
          <table:table-cell table:formula="of:=+[.D126]+[.D129]" office:value-type="time" office:time-value="PT00H00M00.57972S">
            <text:p>00:00:00,580</text:p>
          </table:table-cell>
          <table:table-cell table:formula="of:=+[.E126]+[.E129]" office:value-type="time" office:time-value="PT00H00M00S">
            <text:p>00:00:00,000</text:p>
          </table:table-cell>
          <table:table-cell table:formula="of:=+[.F126]+[.F129]" office:value-type="time" office:time-value="PT00H00M00S">
            <text:p>00:00:00,000</text:p>
          </table:table-cell>
          <table:table-cell table:formula="of:=+[.G126]+[.G129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style-name="ce26" office:value-type="string">
            <text:p>Q6tmp1</text:p>
          </table:table-cell>
          <table:table-cell table:style-name="ce26" office:value-type="string">
            <text:p>elapsed</text:p>
          </table:table-cell>
          <table:table-cell table:formula="of:=SUM([.D124:.K124])/[.$B$96]" office:value-type="time" office:time-value="PT00H00M00.801373S">
            <text:p>00:00:00,801</text:p>
          </table:table-cell>
          <table:table-cell table:style-name="ce18" office:value-type="time" office:time-value="PT00H00M00.801373S">
            <text:p>00:00:00,801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pu</text:p>
          </table:table-cell>
          <table:table-cell table:formula="of:=SUM([.D125:.K125])/[.$B$96]" office:value-type="time" office:time-value="PT00H00M00.12S">
            <text:p>00:00:00,120</text:p>
          </table:table-cell>
          <table:table-cell table:style-name="ce18" office:value-type="time" office:time-value="PT00H00M00.12S">
            <text:p>00:00:00,120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ommit</text:p>
          </table:table-cell>
          <table:table-cell table:formula="of:=SUM([.D126:.K126])/[.$B$96]" office:value-type="time" office:time-value="PT00H00M00.480942S">
            <text:p>00:00:00,481</text:p>
          </table:table-cell>
          <table:table-cell table:style-name="ce18" office:value-type="time" office:time-value="PT00H00M00.480942S">
            <text:p>00:00:00,481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 office:value-type="string">
            <text:p>Q6res</text:p>
          </table:table-cell>
          <table:table-cell table:style-name="ce26" office:value-type="string">
            <text:p>elapsed</text:p>
          </table:table-cell>
          <table:table-cell table:formula="of:=SUM([.D127:.K127])/[.$B$96]" office:value-type="time" office:time-value="PT00H00M14.13312S">
            <text:p>00:00:14,133</text:p>
          </table:table-cell>
          <table:table-cell table:style-name="ce18" office:value-type="time" office:time-value="PT00H00M14.13312S">
            <text:p>00:00:14,133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pu</text:p>
          </table:table-cell>
          <table:table-cell table:formula="of:=SUM([.D128:.K128])/[.$B$96]" office:value-type="time" office:time-value="PT00H00M13.93S">
            <text:p>00:00:13,930</text:p>
          </table:table-cell>
          <table:table-cell table:style-name="ce18" office:value-type="time" office:time-value="PT00H00M13.93S">
            <text:p>00:00:13,930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ommit</text:p>
          </table:table-cell>
          <table:table-cell table:formula="of:=SUM([.D129:.K129])/[.$B$96]" office:value-type="time" office:time-value="PT00H00M00.098778S">
            <text:p>00:00:00,099</text:p>
          </table:table-cell>
          <table:table-cell table:style-name="ce18" office:value-type="time" office:time-value="PT00H00M00.098778S">
            <text:p>00:00:00,099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SUM([.D130:.K130])/[.$B$96]" office:value-type="time" office:time-value="PT00H00M03.006762S">
            <text:p>00:00:03,007</text:p>
          </table:table-cell>
          <table:table-cell table:formula="of:=+[.D133]+[.D136]" office:value-type="time" office:time-value="PT00H00M03.006762S">
            <text:p>00:00:03,007</text:p>
          </table:table-cell>
          <table:table-cell table:formula="of:=+[.E133]+[.E136]" office:value-type="time" office:time-value="PT00H00M00S">
            <text:p>00:00:00,000</text:p>
          </table:table-cell>
          <table:table-cell table:formula="of:=+[.F133]+[.F136]" office:value-type="time" office:time-value="PT00H00M00S">
            <text:p>00:00:00,000</text:p>
          </table:table-cell>
          <table:table-cell table:formula="of:=+[.G133]+[.G136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31:.K131])/[.$B$96]" office:value-type="time" office:time-value="PT00H00M01.51S">
            <text:p>00:00:01,510</text:p>
          </table:table-cell>
          <table:table-cell table:formula="of:=+[.D134]+[.D137]" office:value-type="time" office:time-value="PT00H00M01.51S">
            <text:p>00:00:01,510</text:p>
          </table:table-cell>
          <table:table-cell table:formula="of:=+[.E134]+[.E137]" office:value-type="time" office:time-value="PT00H00M00S">
            <text:p>00:00:00,000</text:p>
          </table:table-cell>
          <table:table-cell table:formula="of:=+[.F134]+[.F137]" office:value-type="time" office:time-value="PT00H00M00S">
            <text:p>00:00:00,000</text:p>
          </table:table-cell>
          <table:table-cell table:formula="of:=+[.G134]+[.G137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32:.K132])/[.$B$96]" office:value-type="time" office:time-value="PT00H00M00.134638S">
            <text:p>00:00:00,135</text:p>
          </table:table-cell>
          <table:table-cell table:formula="of:=+[.D135]+[.D138]" office:value-type="time" office:time-value="PT00H00M00.134638S">
            <text:p>00:00:00,135</text:p>
          </table:table-cell>
          <table:table-cell table:formula="of:=+[.E135]+[.E138]" office:value-type="time" office:time-value="PT00H00M00S">
            <text:p>00:00:00,000</text:p>
          </table:table-cell>
          <table:table-cell table:formula="of:=+[.F135]+[.F138]" office:value-type="time" office:time-value="PT00H00M00S">
            <text:p>00:00:00,000</text:p>
          </table:table-cell>
          <table:table-cell table:formula="of:=+[.G135]+[.G138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style-name="ce26" office:value-type="string">
            <text:p>Q7tmp1</text:p>
          </table:table-cell>
          <table:table-cell table:style-name="ce26" office:value-type="string">
            <text:p>elapsed</text:p>
          </table:table-cell>
          <table:table-cell table:formula="of:=SUM([.D133:.K133])/[.$B$96]" office:value-type="time" office:time-value="PT00H00M01.580909S">
            <text:p>00:00:01,581</text:p>
          </table:table-cell>
          <table:table-cell table:style-name="ce18" office:value-type="time" office:time-value="PT00H00M01.580909S">
            <text:p>00:00:01,581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pu</text:p>
          </table:table-cell>
          <table:table-cell table:formula="of:=SUM([.D134:.K134])/[.$B$96]" office:value-type="time" office:time-value="PT00H00M01.47S">
            <text:p>00:00:01,470</text:p>
          </table:table-cell>
          <table:table-cell table:style-name="ce18" office:value-type="time" office:time-value="PT00H00M01.47S">
            <text:p>00:00:01,470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ommit</text:p>
          </table:table-cell>
          <table:table-cell table:formula="of:=SUM([.D135:.K135])/[.$B$96]" office:value-type="time" office:time-value="PT00H00M00.067547S">
            <text:p>00:00:00,068</text:p>
          </table:table-cell>
          <table:table-cell table:style-name="ce18" office:value-type="time" office:time-value="PT00H00M00.067547S">
            <text:p>00:00:00,068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 office:value-type="string">
            <text:p>Q7res</text:p>
          </table:table-cell>
          <table:table-cell table:style-name="ce26" office:value-type="string">
            <text:p>elapsed</text:p>
          </table:table-cell>
          <table:table-cell table:formula="of:=SUM([.D136:.K136])/[.$B$96]" office:value-type="time" office:time-value="PT00H00M01.425853S">
            <text:p>00:00:01,426</text:p>
          </table:table-cell>
          <table:table-cell table:style-name="ce18" office:value-type="time" office:time-value="PT00H00M01.425853S">
            <text:p>00:00:01,426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pu</text:p>
          </table:table-cell>
          <table:table-cell table:formula="of:=SUM([.D137:.K137])/[.$B$96]" office:value-type="time" office:time-value="PT00H00M00.04S">
            <text:p>00:00:00,040</text:p>
          </table:table-cell>
          <table:table-cell table:style-name="ce18" office:value-type="time" office:time-value="PT00H00M00.04S">
            <text:p>00:00:00,040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ommit</text:p>
          </table:table-cell>
          <table:table-cell table:formula="of:=SUM([.D138:.K138])/[.$B$96]" office:value-type="time" office:time-value="PT00H00M00.067091S">
            <text:p>00:00:00,067</text:p>
          </table:table-cell>
          <table:table-cell table:style-name="ce18" office:value-type="time" office:time-value="PT00H00M00.067091S">
            <text:p>00:00:00,067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139:.K139])/[.$B$96]" office:value-type="time" office:time-value="PT00H00M00.423559S">
            <text:p>00:00:00,424</text:p>
          </table:table-cell>
          <table:table-cell office:value-type="time" office:time-value="PT00H00M00.423559S">
            <text:p>00:00:00,424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0:.K140])/[.$B$96]" office:value-type="time" office:time-value="PT00H00M00.25S">
            <text:p>00:00:00,250</text:p>
          </table:table-cell>
          <table:table-cell office:value-type="time" office:time-value="PT00H00M00.25S">
            <text:p>00:00:00,25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1:.K141])/[.$B$96]" office:value-type="time" office:time-value="PT00H00M00.069638S">
            <text:p>00:00:00,070</text:p>
          </table:table-cell>
          <table:table-cell office:value-type="time" office:time-value="PT00H00M00.069638S">
            <text:p>00:00:00,070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142:.K142])/[.$B$96]" office:value-type="time" office:time-value="PT00H03M13.928742S">
            <text:p>00:03:13,929</text:p>
          </table:table-cell>
          <table:table-cell office:value-type="time" office:time-value="PT00H03M13.928742S">
            <text:p>00:03:13,929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3:.K143])/[.$B$96]" office:value-type="time" office:time-value="PT00H03M05.15S">
            <text:p>00:03:05,150</text:p>
          </table:table-cell>
          <table:table-cell office:value-type="time" office:time-value="PT00H03M05.15S">
            <text:p>00:03:05,15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4:.K144])/[.$B$96]" office:value-type="time" office:time-value="PT00H00M00.027578S">
            <text:p>00:00:00,028</text:p>
          </table:table-cell>
          <table:table-cell office:value-type="time" office:time-value="PT00H00M00.027578S">
            <text:p>00:00:00,028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145:.K145])/[.$B$96]" office:value-type="time" office:time-value="PT00H00M36.636258S">
            <text:p>00:00:36,636</text:p>
          </table:table-cell>
          <table:table-cell office:value-type="time" office:time-value="PT00H00M36.636258S">
            <text:p>00:00:36,636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6:.K146])/[.$B$96]" office:value-type="time" office:time-value="PT00H00M30.8S">
            <text:p>00:00:30,800</text:p>
          </table:table-cell>
          <table:table-cell office:value-type="time" office:time-value="PT00H00M30.8S">
            <text:p>00:00:30,80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7:.K147])/[.$B$96]" office:value-type="time" office:time-value="PT00H00M00.142642S">
            <text:p>00:00:00,143</text:p>
          </table:table-cell>
          <table:table-cell office:value-type="time" office:time-value="PT00H00M00.142642S">
            <text:p>00:00:00,143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148:.K148])/[.$B$96]" office:value-type="time" office:time-value="PT00H00M00.110771S">
            <text:p>00:00:00,111</text:p>
          </table:table-cell>
          <table:table-cell office:value-type="time" office:time-value="PT00H00M00.110771S">
            <text:p>00:00:00,111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9:.K149])/[.$B$96]" office:value-type="time" office:time-value="PT00H00M00.03S">
            <text:p>00:00:00,030</text:p>
          </table:table-cell>
          <table:table-cell office:value-type="time" office:time-value="PT00H00M00.03S">
            <text:p>00:00:00,03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0:.K150])/[.$B$96]" office:value-type="time" office:time-value="PT00H00M00.030864S">
            <text:p>00:00:00,031</text:p>
          </table:table-cell>
          <table:table-cell office:value-type="time" office:time-value="PT00H00M00.030864S">
            <text:p>00:00:00,031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151:.K151])/[.$B$96]" office:value-type="time" office:time-value="PT00H00M00.132995S">
            <text:p>00:00:00,133</text:p>
          </table:table-cell>
          <table:table-cell office:value-type="time" office:time-value="PT00H00M00.132995S">
            <text:p>00:00:00,133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2:.K152])/[.$B$96]" office:value-type="time" office:time-value="PT00H00M00.05S">
            <text:p>00:00:00,050</text:p>
          </table:table-cell>
          <table:table-cell office:value-type="time" office:time-value="PT00H00M00.05S">
            <text:p>00:00:00,05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3:.K153])/[.$B$96]" office:value-type="time" office:time-value="PT00H00M00.025423S">
            <text:p>00:00:00,025</text:p>
          </table:table-cell>
          <table:table-cell office:value-type="time" office:time-value="PT00H00M00.025423S">
            <text:p>00:00:00,025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154:.K154])/[.$B$96]" office:value-type="time" office:time-value="PT00H00M07.340641S">
            <text:p>00:00:07,341</text:p>
          </table:table-cell>
          <table:table-cell office:value-type="time" office:time-value="PT00H00M07.340641S">
            <text:p>00:00:07,341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5:.K155])/[.$B$96]" office:value-type="time" office:time-value="PT00H00M06.83S">
            <text:p>00:00:06,830</text:p>
          </table:table-cell>
          <table:table-cell office:value-type="time" office:time-value="PT00H00M06.83S">
            <text:p>00:00:06,83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6:.K156])/[.$B$96]" office:value-type="time" office:time-value="PT00H00M00.38246S">
            <text:p>00:00:00,382</text:p>
          </table:table-cell>
          <table:table-cell office:value-type="time" office:time-value="PT00H00M00.38246S">
            <text:p>00:00:00,382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157:.K157])/[.$B$96]" office:value-type="time" office:time-value="PT00H00M00.726797S">
            <text:p>00:00:00,727</text:p>
          </table:table-cell>
          <table:table-cell office:value-type="time" office:time-value="PT00H00M00.726797S">
            <text:p>00:00:00,727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8:.K158])/[.$B$96]" office:value-type="time" office:time-value="PT00H00M00.39S">
            <text:p>00:00:00,390</text:p>
          </table:table-cell>
          <table:table-cell office:value-type="time" office:time-value="PT00H00M00.39S">
            <text:p>00:00:00,39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9:.K159])/[.$B$96]" office:value-type="time" office:time-value="PT00H00M00.244955S">
            <text:p>00:00:00,245</text:p>
          </table:table-cell>
          <table:table-cell office:value-type="time" office:time-value="PT00H00M00.244955S">
            <text:p>00:00:00,245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160:.K160])/[.$B$96]" office:value-type="time" office:time-value="PT00H00M00.802304S">
            <text:p>00:00:00,802</text:p>
          </table:table-cell>
          <table:table-cell office:value-type="time" office:time-value="PT00H00M00.802304S">
            <text:p>00:00:00,802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61:.K161])/[.$B$96]" office:value-type="time" office:time-value="PT00H00M00.64S">
            <text:p>00:00:00,640</text:p>
          </table:table-cell>
          <table:table-cell office:value-type="time" office:time-value="PT00H00M00.64S">
            <text:p>00:00:00,64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62:.K162])/[.$B$96]" office:value-type="time" office:time-value="PT00H00M00.090067S">
            <text:p>00:00:00,090</text:p>
          </table:table-cell>
          <table:table-cell office:value-type="time" office:time-value="PT00H00M00.090067S">
            <text:p>00:00:00,090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SUM([.D163:.K163])/[.$B$96]" office:value-type="time" office:time-value="PT00H00M05.345964S">
            <text:p>00:00:05,346</text:p>
          </table:table-cell>
          <table:table-cell table:formula="of:=+[.D166]+[.D169]+[.D172]" office:value-type="time" office:time-value="PT00H00M05.345964S">
            <text:p>00:00:05,346</text:p>
          </table:table-cell>
          <table:table-cell table:formula="of:=+[.E166]+[.E169]+[.E172]" office:value-type="time" office:time-value="PT00H00M00S">
            <text:p>00:00:00,000</text:p>
          </table:table-cell>
          <table:table-cell table:formula="of:=+[.F166]+[.F169]+[.F172]" office:value-type="time" office:time-value="PT00H00M00S">
            <text:p>00:00:00,000</text:p>
          </table:table-cell>
          <table:table-cell table:formula="of:=+[.G166]+[.G169]+[.G172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64:.K164])/[.$B$96]" office:value-type="time" office:time-value="PT00H00M04.72S">
            <text:p>00:00:04,720</text:p>
          </table:table-cell>
          <table:table-cell table:formula="of:=+[.D167]+[.D170]+[.D173]" office:value-type="time" office:time-value="PT00H00M04.72S">
            <text:p>00:00:04,720</text:p>
          </table:table-cell>
          <table:table-cell table:formula="of:=+[.E167]+[.E170]+[.E173]" office:value-type="time" office:time-value="PT00H00M00S">
            <text:p>00:00:00,000</text:p>
          </table:table-cell>
          <table:table-cell table:formula="of:=+[.F167]+[.F170]+[.F173]" office:value-type="time" office:time-value="PT00H00M00S">
            <text:p>00:00:00,000</text:p>
          </table:table-cell>
          <table:table-cell table:formula="of:=+[.G167]+[.G170]+[.G173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65:.K165])/[.$B$96]" office:value-type="time" office:time-value="PT00H00M00.363503S">
            <text:p>00:00:00,364</text:p>
          </table:table-cell>
          <table:table-cell table:formula="of:=+[.D168]+[.D171]+[.D174]" office:value-type="time" office:time-value="PT00H00M00.363503S">
            <text:p>00:00:00,364</text:p>
          </table:table-cell>
          <table:table-cell table:formula="of:=+[.E168]+[.E171]+[.E174]" office:value-type="time" office:time-value="PT00H00M00S">
            <text:p>00:00:00,000</text:p>
          </table:table-cell>
          <table:table-cell table:formula="of:=+[.F168]+[.F171]+[.F174]" office:value-type="time" office:time-value="PT00H00M00S">
            <text:p>00:00:00,000</text:p>
          </table:table-cell>
          <table:table-cell table:formula="of:=+[.G168]+[.G171]+[.G174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style-name="ce26" office:value-type="string">
            <text:p>Q16tmp1</text:p>
          </table:table-cell>
          <table:table-cell table:style-name="ce26" office:value-type="string">
            <text:p>elapsed</text:p>
          </table:table-cell>
          <table:table-cell table:formula="of:=SUM([.D166:.K166])/[.$B$96]" office:value-type="time" office:time-value="PT00H00M02.282045S">
            <text:p>00:00:02,282</text:p>
          </table:table-cell>
          <table:table-cell table:style-name="ce18" office:value-type="time" office:time-value="PT00H00M02.282045S">
            <text:p>00:00:02,282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pu</text:p>
          </table:table-cell>
          <table:table-cell table:formula="of:=SUM([.D167:.K167])/[.$B$96]" office:value-type="time" office:time-value="PT00H00M02.04S">
            <text:p>00:00:02,040</text:p>
          </table:table-cell>
          <table:table-cell table:style-name="ce18" office:value-type="time" office:time-value="PT00H00M02.04S">
            <text:p>00:00:02,040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ommit</text:p>
          </table:table-cell>
          <table:table-cell table:formula="of:=SUM([.D168:.K168])/[.$B$96]" office:value-type="time" office:time-value="PT00H00M00.171901S">
            <text:p>00:00:00,172</text:p>
          </table:table-cell>
          <table:table-cell table:style-name="ce18" office:value-type="time" office:time-value="PT00H00M00.171901S">
            <text:p>00:00:00,172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 office:value-type="string">
            <text:p>Q16tmp2</text:p>
          </table:table-cell>
          <table:table-cell table:style-name="ce26" office:value-type="string">
            <text:p>elapsed</text:p>
          </table:table-cell>
          <table:table-cell table:formula="of:=SUM([.D169:.K169])/[.$B$96]" office:value-type="time" office:time-value="PT00H00M02.860679S">
            <text:p>00:00:02,861</text:p>
          </table:table-cell>
          <table:table-cell table:style-name="ce18" office:value-type="time" office:time-value="PT00H00M02.860679S">
            <text:p>00:00:02,861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pu</text:p>
          </table:table-cell>
          <table:table-cell table:formula="of:=SUM([.D170:.K170])/[.$B$96]" office:value-type="time" office:time-value="PT00H00M02.64S">
            <text:p>00:00:02,640</text:p>
          </table:table-cell>
          <table:table-cell table:style-name="ce18" office:value-type="time" office:time-value="PT00H00M02.64S">
            <text:p>00:00:02,640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ommit</text:p>
          </table:table-cell>
          <table:table-cell table:formula="of:=SUM([.D171:.K171])/[.$B$96]" office:value-type="time" office:time-value="PT00H00M00.13492S">
            <text:p>00:00:00,135</text:p>
          </table:table-cell>
          <table:table-cell table:style-name="ce18" office:value-type="time" office:time-value="PT00H00M00.13492S">
            <text:p>00:00:00,135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 office:value-type="string">
            <text:p>Q16res</text:p>
          </table:table-cell>
          <table:table-cell table:style-name="ce26" office:value-type="string">
            <text:p>elapsed</text:p>
          </table:table-cell>
          <table:table-cell table:formula="of:=SUM([.D172:.K172])/[.$B$96]" office:value-type="time" office:time-value="PT00H00M00.20324S">
            <text:p>00:00:00,203</text:p>
          </table:table-cell>
          <table:table-cell table:style-name="ce18" office:value-type="time" office:time-value="PT00H00M00.20324S">
            <text:p>00:00:00,203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pu</text:p>
          </table:table-cell>
          <table:table-cell table:formula="of:=SUM([.D173:.K173])/[.$B$96]" office:value-type="time" office:time-value="PT00H00M00.04S">
            <text:p>00:00:00,040</text:p>
          </table:table-cell>
          <table:table-cell table:style-name="ce18" office:value-type="time" office:time-value="PT00H00M00.04S">
            <text:p>00:00:00,040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ommit</text:p>
          </table:table-cell>
          <table:table-cell table:formula="of:=SUM([.D174:.K174])/[.$B$96]" office:value-type="time" office:time-value="PT00H00M00.056682S">
            <text:p>00:00:00,057</text:p>
          </table:table-cell>
          <table:table-cell table:style-name="ce18" office:value-type="time" office:time-value="PT00H00M00.056682S">
            <text:p>00:00:00,057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SUM([.D175:.K175])/[.$B$96]" office:value-type="time" office:time-value="PT00H00M00.934574S">
            <text:p>00:00:00,935</text:p>
          </table:table-cell>
          <table:table-cell table:formula="of:=+[.D178]+[.D181]" office:value-type="time" office:time-value="PT00H00M00.934574S">
            <text:p>00:00:00,935</text:p>
          </table:table-cell>
          <table:table-cell table:formula="of:=+[.E178]+[.E181]" office:value-type="time" office:time-value="PT00H00M00S">
            <text:p>00:00:00,000</text:p>
          </table:table-cell>
          <table:table-cell table:formula="of:=+[.F178]+[.F181]" office:value-type="time" office:time-value="PT00H00M00S">
            <text:p>00:00:00,000</text:p>
          </table:table-cell>
          <table:table-cell table:formula="of:=+[.G178]+[.G181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6:.K176])/[.$B$96]" office:value-type="time" office:time-value="PT00H00M00.74S">
            <text:p>00:00:00,740</text:p>
          </table:table-cell>
          <table:table-cell table:formula="of:=+[.D179]+[.D182]" office:value-type="time" office:time-value="PT00H00M00.74S">
            <text:p>00:00:00,740</text:p>
          </table:table-cell>
          <table:table-cell table:formula="of:=+[.E179]+[.E182]" office:value-type="time" office:time-value="PT00H00M00S">
            <text:p>00:00:00,000</text:p>
          </table:table-cell>
          <table:table-cell table:formula="of:=+[.F179]+[.F182]" office:value-type="time" office:time-value="PT00H00M00S">
            <text:p>00:00:00,000</text:p>
          </table:table-cell>
          <table:table-cell table:formula="of:=+[.G179]+[.G182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77:.K177])/[.$B$96]" office:value-type="time" office:time-value="PT00H00M00.093644S">
            <text:p>00:00:00,094</text:p>
          </table:table-cell>
          <table:table-cell table:formula="of:=+[.D180]+[.D183]" office:value-type="time" office:time-value="PT00H00M00.093644S">
            <text:p>00:00:00,094</text:p>
          </table:table-cell>
          <table:table-cell table:formula="of:=+[.E180]+[.E183]" office:value-type="time" office:time-value="PT00H00M00S">
            <text:p>00:00:00,000</text:p>
          </table:table-cell>
          <table:table-cell table:formula="of:=+[.F180]+[.F183]" office:value-type="time" office:time-value="PT00H00M00S">
            <text:p>00:00:00,000</text:p>
          </table:table-cell>
          <table:table-cell table:formula="of:=+[.G180]+[.G183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style-name="ce26" office:value-type="string">
            <text:p>Q17tmp1</text:p>
          </table:table-cell>
          <table:table-cell table:style-name="ce26" office:value-type="string">
            <text:p>elapsed</text:p>
          </table:table-cell>
          <table:table-cell table:formula="of:=SUM([.D178:.K178])/[.$B$96]" office:value-type="time" office:time-value="PT00H00M00.868035S">
            <text:p>00:00:00,868</text:p>
          </table:table-cell>
          <table:table-cell table:style-name="ce18" office:value-type="time" office:time-value="PT00H00M00.868035S">
            <text:p>00:00:00,868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pu</text:p>
          </table:table-cell>
          <table:table-cell table:formula="of:=SUM([.D179:.K179])/[.$B$96]" office:value-type="time" office:time-value="PT00H00M00.73S">
            <text:p>00:00:00,730</text:p>
          </table:table-cell>
          <table:table-cell table:style-name="ce18" office:value-type="time" office:time-value="PT00H00M00.73S">
            <text:p>00:00:00,730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ommit</text:p>
          </table:table-cell>
          <table:table-cell table:formula="of:=SUM([.D180:.K180])/[.$B$96]" office:value-type="time" office:time-value="PT00H00M00.072672S">
            <text:p>00:00:00,073</text:p>
          </table:table-cell>
          <table:table-cell table:style-name="ce18" office:value-type="time" office:time-value="PT00H00M00.072672S">
            <text:p>00:00:00,073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 office:value-type="string">
            <text:p>Q17res</text:p>
          </table:table-cell>
          <table:table-cell table:style-name="ce26" office:value-type="string">
            <text:p>elapsed</text:p>
          </table:table-cell>
          <table:table-cell table:formula="of:=SUM([.D181:.K181])/[.$B$96]" office:value-type="time" office:time-value="PT00H00M00.066539S">
            <text:p>00:00:00,067</text:p>
          </table:table-cell>
          <table:table-cell table:style-name="ce18" office:value-type="time" office:time-value="PT00H00M00.066539S">
            <text:p>00:00:00,067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pu</text:p>
          </table:table-cell>
          <table:table-cell table:formula="of:=SUM([.D182:.K182])/[.$B$96]" office:value-type="time" office:time-value="PT00H00M00.01S">
            <text:p>00:00:00,010</text:p>
          </table:table-cell>
          <table:table-cell table:style-name="ce18" office:value-type="time" office:time-value="PT00H00M00.01S">
            <text:p>00:00:00,010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table:style-name="ce26"/>
          <table:table-cell table:style-name="ce26" office:value-type="string">
            <text:p>commit</text:p>
          </table:table-cell>
          <table:table-cell table:formula="of:=SUM([.D183:.K183])/[.$B$96]" office:value-type="time" office:time-value="PT00H00M00.020972S">
            <text:p>00:00:00,021</text:p>
          </table:table-cell>
          <table:table-cell table:style-name="ce18" office:value-type="time" office:time-value="PT00H00M00.020972S">
            <text:p>00:00:00,021</text:p>
          </table:table-cell>
          <table:table-cell table:style-name="ce18"/>
          <table:table-cell table:style-name="ce18"/>
          <table:table-cell/>
          <table:table-cell table:number-columns-repeated="2"/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SUM([.D184:.K184])/[.$B$96]" office:value-type="time" office:time-value="PT00H04M41.797102S">
            <text:p>00:04:41,797</text:p>
          </table:table-cell>
          <table:table-cell table:formula="of:=[.D175]+[.D163]+[.D160]+[.D157]+[.D154]+[.D151]+[.D148]+[.D145]+[.D142]+[.D139]+[.D130]+[.D121]+[.D109]+[.D106]+[.D103]+[.D100]+[.D97]" office:value-type="time" office:time-value="PT00H04M41.797102S">
            <text:p>00:04:41,797</text:p>
          </table:table-cell>
          <table:table-cell table:formula="of:=[.E175]+[.E163]+[.E160]+[.E157]+[.E154]+[.E151]+[.E148]+[.E145]+[.E142]+[.E139]+[.E130]+[.E121]+[.E109]+[.E106]+[.E103]+[.E100]+[.E97]" office:value-type="time" office:time-value="PT00H00M00S">
            <text:p>00:00:00,000</text:p>
          </table:table-cell>
          <table:table-cell table:formula="of:=[.F175]+[.F163]+[.F160]+[.F157]+[.F154]+[.F151]+[.F148]+[.F145]+[.F142]+[.F139]+[.F130]+[.F121]+[.F109]+[.F106]+[.F103]+[.F100]+[.F97]" office:value-type="time" office:time-value="PT00H00M00S">
            <text:p>00:00:00,000</text:p>
          </table:table-cell>
          <table:table-cell table:formula="of:=[.G175]+[.G163]+[.G160]+[.G157]+[.G154]+[.G151]+[.G148]+[.G145]+[.G142]+[.G139]+[.G130]+[.G121]+[.G109]+[.G106]+[.G103]+[.G100]+[.G97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85:.K185])/[.$B$96]" office:value-type="time" office:time-value="PT00H04M07.42S">
            <text:p>00:04:07,420</text:p>
          </table:table-cell>
          <table:table-cell table:formula="of:=[.D176]+[.D164]+[.D161]+[.D158]+[.D155]+[.D152]+[.D149]+[.D146]+[.D143]+[.D140]+[.D131]+[.D122]+[.D110]+[.D107]+[.D104]+[.D101]+[.D98]" office:value-type="time" office:time-value="PT00H04M07.42S">
            <text:p>00:04:07,420</text:p>
          </table:table-cell>
          <table:table-cell table:formula="of:=[.E176]+[.E164]+[.E161]+[.E158]+[.E155]+[.E152]+[.E149]+[.E146]+[.E143]+[.E140]+[.E131]+[.E122]+[.E110]+[.E107]+[.E104]+[.E101]+[.E98]" office:value-type="time" office:time-value="PT00H00M00S">
            <text:p>00:00:00,000</text:p>
          </table:table-cell>
          <table:table-cell table:formula="of:=[.F176]+[.F164]+[.F161]+[.F158]+[.F155]+[.F152]+[.F149]+[.F146]+[.F143]+[.F140]+[.F131]+[.F122]+[.F110]+[.F107]+[.F104]+[.F101]+[.F98]" office:value-type="time" office:time-value="PT00H00M00S">
            <text:p>00:00:00,000</text:p>
          </table:table-cell>
          <table:table-cell table:formula="of:=[.G176]+[.G164]+[.G161]+[.G158]+[.G155]+[.G152]+[.G149]+[.G146]+[.G143]+[.G140]+[.G131]+[.G122]+[.G110]+[.G107]+[.G104]+[.G101]+[.G98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86:.K186])/[.$B$96]" office:value-type="time" office:time-value="PT00H00M02.534338S">
            <text:p>00:00:02,534</text:p>
          </table:table-cell>
          <table:table-cell table:formula="of:=[.D177]+[.D165]+[.D162]+[.D159]+[.D156]+[.D153]+[.D150]+[.D147]+[.D144]+[.D141]+[.D132]+[.D123]+[.D111]+[.D108]+[.D105]+[.D102]+[.D99]" office:value-type="time" office:time-value="PT00H00M02.534338S">
            <text:p>00:00:02,534</text:p>
          </table:table-cell>
          <table:table-cell table:formula="of:=[.E177]+[.E165]+[.E162]+[.E159]+[.E156]+[.E153]+[.E150]+[.E147]+[.E144]+[.E141]+[.E132]+[.E123]+[.E111]+[.E108]+[.E105]+[.E102]+[.E99]" office:value-type="time" office:time-value="PT00H00M00S">
            <text:p>00:00:00,000</text:p>
          </table:table-cell>
          <table:table-cell table:formula="of:=[.F177]+[.F165]+[.F162]+[.F159]+[.F156]+[.F153]+[.F150]+[.F147]+[.F144]+[.F141]+[.F132]+[.F123]+[.F111]+[.F108]+[.F105]+[.F102]+[.F99]" office:value-type="time" office:time-value="PT00H00M00S">
            <text:p>00:00:00,000</text:p>
          </table:table-cell>
          <table:table-cell table:formula="of:=[.G177]+[.G165]+[.G162]+[.G159]+[.G156]+[.G153]+[.G150]+[.G147]+[.G144]+[.G141]+[.G132]+[.G123]+[.G111]+[.G108]+[.G105]+[.G102]+[.G99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2"/>
          <table:table-cell office:value-type="string">
            <text:p>OBA</text:p>
          </table:table-cell>
          <table:table-cell office:value-type="string">
            <text:p>TBA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</text:p>
          </table:table-cell>
          <table:table-cell table:style-name="Default" office:value-type="string">
            <text:p>elapsed</text:p>
          </table:table-cell>
          <table:table-cell table:style-name="ce5" table:formula="of:=[.C4]" office:value-type="time" office:time-value="PT00H00M00.085933S">
            <text:p>00:00:00,086</text:p>
          </table:table-cell>
          <table:table-cell table:style-name="ce5" table:formula="of:=[.C97]" office:value-type="time" office:time-value="PT00H00M00.100238S">
            <text:p>00:00:00,10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5]" office:value-type="time" office:time-value="PT00H00M00.02S">
            <text:p>00:00:00,020</text:p>
          </table:table-cell>
          <table:table-cell table:style-name="ce5" table:formula="of:=[.C98]" office:value-type="time" office:time-value="PT00H00M00S">
            <text:p>00:00:00,00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6]" office:value-type="time" office:time-value="PT00H00M00.014564S">
            <text:p>00:00:00,015</text:p>
          </table:table-cell>
          <table:table-cell table:style-name="ce5" table:formula="of:=[.C99]" office:value-type="time" office:time-value="PT00H00M00.017269S">
            <text:p>00:00:00,017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2</text:p>
          </table:table-cell>
          <table:table-cell table:style-name="Default" office:value-type="string">
            <text:p>elapsed</text:p>
          </table:table-cell>
          <table:table-cell table:style-name="ce5" table:formula="of:=[.C7]" office:value-type="time" office:time-value="PT00H00M00.002581S">
            <text:p>00:00:00,003</text:p>
          </table:table-cell>
          <table:table-cell table:style-name="ce5" table:formula="of:=[.C100]" office:value-type="time" office:time-value="PT00H00M00.002433S">
            <text:p>00:00:00,002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8]" office:value-type="time" office:time-value="PT00H00M00S">
            <text:p>00:00:00,000</text:p>
          </table:table-cell>
          <table:table-cell table:style-name="ce5" table:formula="of:=[.C101]" office:value-type="time" office:time-value="PT00H00M00S">
            <text:p>00:00:00,00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9]" office:value-type="time" office:time-value="PT00H00M00.000064S">
            <text:p>00:00:00,000</text:p>
          </table:table-cell>
          <table:table-cell table:style-name="ce5" table:formula="of:=[.C102]" office:value-type="time" office:time-value="PT00H00M00.000069S">
            <text:p>00:00:00,000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3</text:p>
          </table:table-cell>
          <table:table-cell table:style-name="Default" office:value-type="string">
            <text:p>elapsed</text:p>
          </table:table-cell>
          <table:table-cell table:style-name="ce5" table:formula="of:=[.C10]" office:value-type="time" office:time-value="PT00H00M00.346434S">
            <text:p>00:00:00,346</text:p>
          </table:table-cell>
          <table:table-cell table:style-name="ce5" table:formula="of:=[.C103]" office:value-type="time" office:time-value="PT00H00M00.345141S">
            <text:p>00:00:00,34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11]" office:value-type="time" office:time-value="PT00H00M00.01S">
            <text:p>00:00:00,010</text:p>
          </table:table-cell>
          <table:table-cell table:style-name="ce5" table:formula="of:=[.C104]" office:value-type="time" office:time-value="PT00H00M00.02S">
            <text:p>00:00:00,02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12]" office:value-type="time" office:time-value="PT00H00M00.04602S">
            <text:p>00:00:00,046</text:p>
          </table:table-cell>
          <table:table-cell table:style-name="ce5" table:formula="of:=[.C105]" office:value-type="time" office:time-value="PT00H00M00.036669S">
            <text:p>00:00:00,037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4</text:p>
          </table:table-cell>
          <table:table-cell table:style-name="Default" office:value-type="string">
            <text:p>elapsed</text:p>
          </table:table-cell>
          <table:table-cell table:style-name="ce5" table:formula="of:=[.C13]" office:value-type="time" office:time-value="PT00H00M09.105469S">
            <text:p>00:00:09,105</text:p>
          </table:table-cell>
          <table:table-cell table:style-name="ce5" table:formula="of:=[.C106]" office:value-type="time" office:time-value="PT00H00M15.402766S">
            <text:p>00:00:15,403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14]" office:value-type="time" office:time-value="PT00H00M01.09S">
            <text:p>00:00:01,090</text:p>
          </table:table-cell>
          <table:table-cell table:style-name="ce5" table:formula="of:=[.C107]" office:value-type="time" office:time-value="PT00H00M01.26S">
            <text:p>00:00:01,26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15]" office:value-type="time" office:time-value="PT00H00M00.121757S">
            <text:p>00:00:00,122</text:p>
          </table:table-cell>
          <table:table-cell table:style-name="ce5" table:formula="of:=[.C108]" office:value-type="time" office:time-value="PT00H00M00.067102S">
            <text:p>00:00:00,067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5</text:p>
          </table:table-cell>
          <table:table-cell table:style-name="Default" office:value-type="string">
            <text:p>elapsed</text:p>
          </table:table-cell>
          <table:table-cell table:style-name="ce5" table:formula="of:=[.C16]" office:value-type="time" office:time-value="PT00H00M01.075687S">
            <text:p>00:00:01,076</text:p>
          </table:table-cell>
          <table:table-cell table:style-name="ce5" table:formula="of:=[.C109]" office:value-type="time" office:time-value="PT00H00M01.622664S">
            <text:p>00:00:01,623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17]" office:value-type="time" office:time-value="PT00H00M00.52S">
            <text:p>00:00:00,520</text:p>
          </table:table-cell>
          <table:table-cell table:style-name="ce5" table:formula="of:=[.C110]" office:value-type="time" office:time-value="PT00H00M00.98S">
            <text:p>00:00:00,98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18]" office:value-type="time" office:time-value="PT00H00M00.236736S">
            <text:p>00:00:00,237</text:p>
          </table:table-cell>
          <table:table-cell table:style-name="ce5" table:formula="of:=[.C111]" office:value-type="time" office:time-value="PT00H00M00.228097S">
            <text:p>00:00:00,228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6</text:p>
          </table:table-cell>
          <table:table-cell table:style-name="Default" office:value-type="string">
            <text:p>elapsed</text:p>
          </table:table-cell>
          <table:table-cell table:style-name="ce5" table:formula="of:=[.C28]" office:value-type="time" office:time-value="PT00H00M16.781387S">
            <text:p>00:00:16,781</text:p>
          </table:table-cell>
          <table:table-cell table:style-name="ce5" table:formula="of:=[.C121]" office:value-type="time" office:time-value="PT00H00M14.934493S">
            <text:p>00:00:14,934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29]" office:value-type="time" office:time-value="PT00H00M16.6S">
            <text:p>00:00:16,600</text:p>
          </table:table-cell>
          <table:table-cell table:style-name="ce5" table:formula="of:=[.C122]" office:value-type="time" office:time-value="PT00H00M14.05S">
            <text:p>00:00:14,05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30]" office:value-type="time" office:time-value="PT00H00M00.012975S">
            <text:p>00:00:00,013</text:p>
          </table:table-cell>
          <table:table-cell table:style-name="ce5" table:formula="of:=[.C123]" office:value-type="time" office:time-value="PT00H00M00.57972S">
            <text:p>00:00:00,580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7</text:p>
          </table:table-cell>
          <table:table-cell table:style-name="Default" office:value-type="string">
            <text:p>elapsed</text:p>
          </table:table-cell>
          <table:table-cell table:style-name="ce5" table:formula="of:=[.C31]" office:value-type="time" office:time-value="PT00H00M02.996236S">
            <text:p>00:00:02,996</text:p>
          </table:table-cell>
          <table:table-cell table:style-name="ce5" table:formula="of:=[.C130]" office:value-type="time" office:time-value="PT00H00M03.006762S">
            <text:p>00:00:03,007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32]" office:value-type="time" office:time-value="PT00H00M01.59S">
            <text:p>00:00:01,590</text:p>
          </table:table-cell>
          <table:table-cell table:style-name="ce5" table:formula="of:=[.C131]" office:value-type="time" office:time-value="PT00H00M01.51S">
            <text:p>00:00:01,51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33]" office:value-type="time" office:time-value="PT00H00M00.141603S">
            <text:p>00:00:00,142</text:p>
          </table:table-cell>
          <table:table-cell table:style-name="ce5" table:formula="of:=[.C132]" office:value-type="time" office:time-value="PT00H00M00.134638S">
            <text:p>00:00:00,135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8</text:p>
          </table:table-cell>
          <table:table-cell table:style-name="Default" office:value-type="string">
            <text:p>elapsed</text:p>
          </table:table-cell>
          <table:table-cell table:style-name="ce5" table:formula="of:=[.C40]" office:value-type="time" office:time-value="PT00H00M00.345611S">
            <text:p>00:00:00,346</text:p>
          </table:table-cell>
          <table:table-cell table:style-name="ce5" table:formula="of:=[.C139]" office:value-type="time" office:time-value="PT00H00M00.423559S">
            <text:p>00:00:00,424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41]" office:value-type="time" office:time-value="PT00H00M00.24S">
            <text:p>00:00:00,240</text:p>
          </table:table-cell>
          <table:table-cell table:style-name="ce5" table:formula="of:=[.C140]" office:value-type="time" office:time-value="PT00H00M00.25S">
            <text:p>00:00:00,25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42]" office:value-type="time" office:time-value="PT00H00M00.034852S">
            <text:p>00:00:00,035</text:p>
          </table:table-cell>
          <table:table-cell table:style-name="ce5" table:formula="of:=[.C141]" office:value-type="time" office:time-value="PT00H00M00.069638S">
            <text:p>00:00:00,070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9</text:p>
          </table:table-cell>
          <table:table-cell table:style-name="Default" office:value-type="string">
            <text:p>elapsed</text:p>
          </table:table-cell>
          <table:table-cell table:style-name="ce5" table:formula="of:=[.C43]" office:value-type="time" office:time-value="PT00H01M39.374999S">
            <text:p>00:01:39,375</text:p>
          </table:table-cell>
          <table:table-cell table:style-name="ce5" table:formula="of:=[.C142]" office:value-type="time" office:time-value="PT00H03M13.928742S">
            <text:p>00:03:13,929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44]" office:value-type="time" office:time-value="PT00H01M38.20999S">
            <text:p>00:01:38,210</text:p>
          </table:table-cell>
          <table:table-cell table:style-name="ce5" table:formula="of:=[.C143]" office:value-type="time" office:time-value="PT00H03M05.15S">
            <text:p>00:03:05,15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45]" office:value-type="time" office:time-value="PT00H00M00.045637S">
            <text:p>00:00:00,046</text:p>
          </table:table-cell>
          <table:table-cell table:style-name="ce5" table:formula="of:=[.C144]" office:value-type="time" office:time-value="PT00H00M00.027578S">
            <text:p>00:00:00,028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0</text:p>
          </table:table-cell>
          <table:table-cell table:style-name="Default" office:value-type="string">
            <text:p>elapsed</text:p>
          </table:table-cell>
          <table:table-cell table:style-name="ce5" table:formula="of:=[.C46]" office:value-type="time" office:time-value="PT00H02M19.794559S">
            <text:p>00:02:19,795</text:p>
          </table:table-cell>
          <table:table-cell table:style-name="ce5" table:formula="of:=[.C145]" office:value-type="time" office:time-value="PT00H00M36.636258S">
            <text:p>00:00:36,63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47]" office:value-type="time" office:time-value="PT00H02M19.15S">
            <text:p>00:02:19,150</text:p>
          </table:table-cell>
          <table:table-cell table:style-name="ce5" table:formula="of:=[.C146]" office:value-type="time" office:time-value="PT00H00M30.8S">
            <text:p>00:00:30,80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48]" office:value-type="time" office:time-value="PT00H00M00.519676S">
            <text:p>00:00:00,520</text:p>
          </table:table-cell>
          <table:table-cell table:style-name="ce5" table:formula="of:=[.C147]" office:value-type="time" office:time-value="PT00H00M00.142642S">
            <text:p>00:00:00,143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1</text:p>
          </table:table-cell>
          <table:table-cell table:style-name="Default" office:value-type="string">
            <text:p>elapsed</text:p>
          </table:table-cell>
          <table:table-cell table:style-name="ce5" table:formula="of:=[.C49]" office:value-type="time" office:time-value="PT00H00M00.143304S">
            <text:p>00:00:00,143</text:p>
          </table:table-cell>
          <table:table-cell table:style-name="ce5" table:formula="of:=[.C148]" office:value-type="time" office:time-value="PT00H00M00.110771S">
            <text:p>00:00:00,111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50]" office:value-type="time" office:time-value="PT00H00M00.02S">
            <text:p>00:00:00,020</text:p>
          </table:table-cell>
          <table:table-cell table:style-name="ce5" table:formula="of:=[.C149]" office:value-type="time" office:time-value="PT00H00M00.03S">
            <text:p>00:00:00,03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51]" office:value-type="time" office:time-value="PT00H00M00.025897S">
            <text:p>00:00:00,026</text:p>
          </table:table-cell>
          <table:table-cell table:style-name="ce5" table:formula="of:=[.C150]" office:value-type="time" office:time-value="PT00H00M00.030864S">
            <text:p>00:00:00,031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2</text:p>
          </table:table-cell>
          <table:table-cell table:style-name="Default" office:value-type="string">
            <text:p>elapsed</text:p>
          </table:table-cell>
          <table:table-cell table:style-name="ce5" table:formula="of:=[.C52]" office:value-type="time" office:time-value="PT00H00M00.296608S">
            <text:p>00:00:00,297</text:p>
          </table:table-cell>
          <table:table-cell table:style-name="ce5" table:formula="of:=[.C151]" office:value-type="time" office:time-value="PT00H00M00.132995S">
            <text:p>00:00:00,133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53]" office:value-type="time" office:time-value="PT00H00M00.22S">
            <text:p>00:00:00,220</text:p>
          </table:table-cell>
          <table:table-cell table:style-name="ce5" table:formula="of:=[.C152]" office:value-type="time" office:time-value="PT00H00M00.05S">
            <text:p>00:00:00,05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54]" office:value-type="time" office:time-value="PT00H00M00.028945S">
            <text:p>00:00:00,029</text:p>
          </table:table-cell>
          <table:table-cell table:style-name="ce5" table:formula="of:=[.C153]" office:value-type="time" office:time-value="PT00H00M00.025423S">
            <text:p>00:00:00,025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3</text:p>
          </table:table-cell>
          <table:table-cell table:style-name="Default" office:value-type="string">
            <text:p>elapsed</text:p>
          </table:table-cell>
          <table:table-cell table:style-name="ce5" table:formula="of:=[.C61]" office:value-type="time" office:time-value="PT00H00M11.284164S">
            <text:p>00:00:11,284</text:p>
          </table:table-cell>
          <table:table-cell table:style-name="ce5" table:formula="of:=[.C154]" office:value-type="time" office:time-value="PT00H00M07.340641S">
            <text:p>00:00:07,341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62]" office:value-type="time" office:time-value="PT00H00M10.34S">
            <text:p>00:00:10,340</text:p>
          </table:table-cell>
          <table:table-cell table:style-name="ce5" table:formula="of:=[.C155]" office:value-type="time" office:time-value="PT00H00M06.83S">
            <text:p>00:00:06,83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63]" office:value-type="time" office:time-value="PT00H00M00.071454S">
            <text:p>00:00:00,071</text:p>
          </table:table-cell>
          <table:table-cell table:style-name="ce5" table:formula="of:=[.C156]" office:value-type="time" office:time-value="PT00H00M00.38246S">
            <text:p>00:00:00,382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4</text:p>
          </table:table-cell>
          <table:table-cell table:style-name="Default" office:value-type="string">
            <text:p>elapsed</text:p>
          </table:table-cell>
          <table:table-cell table:style-name="ce5" table:formula="of:=[.C64]" office:value-type="time" office:time-value="PT00H00M00.524786S">
            <text:p>00:00:00,525</text:p>
          </table:table-cell>
          <table:table-cell table:style-name="ce5" table:formula="of:=[.C157]" office:value-type="time" office:time-value="PT00H00M00.726797S">
            <text:p>00:00:00,727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65]" office:value-type="time" office:time-value="PT00H00M00.39S">
            <text:p>00:00:00,390</text:p>
          </table:table-cell>
          <table:table-cell table:style-name="ce5" table:formula="of:=[.C158]" office:value-type="time" office:time-value="PT00H00M00.39S">
            <text:p>00:00:00,39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66]" office:value-type="time" office:time-value="PT00H00M00.080373S">
            <text:p>00:00:00,080</text:p>
          </table:table-cell>
          <table:table-cell table:style-name="ce5" table:formula="of:=[.C159]" office:value-type="time" office:time-value="PT00H00M00.244955S">
            <text:p>00:00:00,245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5</text:p>
          </table:table-cell>
          <table:table-cell table:style-name="Default" office:value-type="string">
            <text:p>elapsed</text:p>
          </table:table-cell>
          <table:table-cell table:style-name="ce5" table:formula="of:=[.C67]" office:value-type="time" office:time-value="PT00H00M01.200932S">
            <text:p>00:00:01,201</text:p>
          </table:table-cell>
          <table:table-cell table:style-name="ce5" table:formula="of:=[.C160]" office:value-type="time" office:time-value="PT00H00M00.802304S">
            <text:p>00:00:00,802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68]" office:value-type="time" office:time-value="PT00H00M01.03S">
            <text:p>00:00:01,030</text:p>
          </table:table-cell>
          <table:table-cell table:style-name="ce5" table:formula="of:=[.C161]" office:value-type="time" office:time-value="PT00H00M00.64S">
            <text:p>00:00:00,64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69]" office:value-type="time" office:time-value="PT00H00M00.06309S">
            <text:p>00:00:00,063</text:p>
          </table:table-cell>
          <table:table-cell table:style-name="ce5" table:formula="of:=[.C162]" office:value-type="time" office:time-value="PT00H00M00.090067S">
            <text:p>00:00:00,090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6</text:p>
          </table:table-cell>
          <table:table-cell table:style-name="Default" office:value-type="string">
            <text:p>elapsed</text:p>
          </table:table-cell>
          <table:table-cell table:style-name="ce5" table:formula="of:=[.C70]" office:value-type="time" office:time-value="PT00H00M43.56667S">
            <text:p>00:00:43,567</text:p>
          </table:table-cell>
          <table:table-cell table:style-name="ce5" table:formula="of:=[.C163]" office:value-type="time" office:time-value="PT00H00M05.345964S">
            <text:p>00:00:05,34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71]" office:value-type="time" office:time-value="PT00H00M42.54S">
            <text:p>00:00:42,540</text:p>
          </table:table-cell>
          <table:table-cell table:style-name="ce5" table:formula="of:=[.C164]" office:value-type="time" office:time-value="PT00H00M04.72S">
            <text:p>00:00:04,72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72]" office:value-type="time" office:time-value="PT00H00M00.705577S">
            <text:p>00:00:00,706</text:p>
          </table:table-cell>
          <table:table-cell table:style-name="ce5" table:formula="of:=[.C165]" office:value-type="time" office:time-value="PT00H00M00.363503S">
            <text:p>00:00:00,364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7</text:p>
          </table:table-cell>
          <table:table-cell table:style-name="Default" office:value-type="string">
            <text:p>elapsed</text:p>
          </table:table-cell>
          <table:table-cell table:style-name="ce5" table:formula="of:=[.C82]" office:value-type="time" office:time-value="PT00H00M01.083547S">
            <text:p>00:00:01,084</text:p>
          </table:table-cell>
          <table:table-cell table:style-name="ce5" table:formula="of:=[.C175]" office:value-type="time" office:time-value="PT00H00M00.934574S">
            <text:p>00:00:00,93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83]" office:value-type="time" office:time-value="PT00H00M00.94S">
            <text:p>00:00:00,940</text:p>
          </table:table-cell>
          <table:table-cell table:style-name="ce5" table:formula="of:=[.C176]" office:value-type="time" office:time-value="PT00H00M00.74S">
            <text:p>00:00:00,74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84]" office:value-type="time" office:time-value="PT00H00M00.310609S">
            <text:p>00:00:00,311</text:p>
          </table:table-cell>
          <table:table-cell table:style-name="ce5" table:formula="of:=[.C177]" office:value-type="time" office:time-value="PT00H00M00.093644S">
            <text:p>00:00:00,094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Gesamt</text:p>
          </table:table-cell>
          <table:table-cell table:style-name="Default" office:value-type="string">
            <text:p>elapsed</text:p>
          </table:table-cell>
          <table:table-cell table:style-name="ce5" table:formula="of:=[.C91]" office:value-type="time" office:time-value="PT00H05M28.008907S">
            <text:p>00:05:28,009</text:p>
          </table:table-cell>
          <table:table-cell table:style-name="ce5" table:formula="of:=[.C184]" office:value-type="time" office:time-value="PT00H04M41.797102S">
            <text:p>00:04:41,797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92]" office:value-type="time" office:time-value="PT00H05M12.90999S">
            <text:p>00:05:12,910</text:p>
          </table:table-cell>
          <table:table-cell table:style-name="ce5" table:formula="of:=[.C185]" office:value-type="time" office:time-value="PT00H04M07.42S">
            <text:p>00:04:07,42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93]" office:value-type="time" office:time-value="PT00H00M02.459829S">
            <text:p>00:00:02,460</text:p>
          </table:table-cell>
          <table:table-cell table:style-name="ce5" table:formula="of:=[.C186]" office:value-type="time" office:time-value="PT00H00M02.534338S">
            <text:p>00:00:02,534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ce3" office:value-type="string">
            <text:p>0.05</text:p>
          </table:table-cell>
          <table:table-cell table:style-name="ce3" office:value-type="string">
            <text:p>OBA</text:p>
          </table:table-cell>
          <table:table-cell table:style-name="ce3" office:value-type="string">
            <text:p>TBA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1</text:p>
          </table:table-cell>
          <table:table-cell table:style-name="ce20" table:formula="of:=[.C4]" office:value-type="time" office:time-value="PT00H00M00.085933S">
            <text:p>00:00:00,086</text:p>
          </table:table-cell>
          <table:table-cell table:style-name="ce5" table:formula="of:=[.C97]" office:value-type="time" office:time-value="PT00H00M00.100238S">
            <text:p>00:00:00,100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2</text:p>
          </table:table-cell>
          <table:table-cell table:style-name="ce5" table:formula="of:=[.C7]" office:value-type="time" office:time-value="PT00H00M00.002581S">
            <text:p>00:00:00,003</text:p>
          </table:table-cell>
          <table:table-cell table:style-name="ce20" table:formula="of:=[.C100]" office:value-type="time" office:time-value="PT00H00M00.002433S">
            <text:p>00:00:00,002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3</text:p>
          </table:table-cell>
          <table:table-cell table:style-name="ce5" table:formula="of:=[.C10]" office:value-type="time" office:time-value="PT00H00M00.346434S">
            <text:p>00:00:00,346</text:p>
          </table:table-cell>
          <table:table-cell table:style-name="ce28" table:formula="of:=[.C103]" office:value-type="time" office:time-value="PT00H00M00.345141S">
            <text:p>00:00:00,345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4</text:p>
          </table:table-cell>
          <table:table-cell table:style-name="ce20" table:formula="of:=[.C13]" office:value-type="time" office:time-value="PT00H00M09.105469S">
            <text:p>00:00:09,105</text:p>
          </table:table-cell>
          <table:table-cell table:style-name="ce5" table:formula="of:=[.C106]" office:value-type="time" office:time-value="PT00H00M15.402766S">
            <text:p>00:00:15,403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5</text:p>
          </table:table-cell>
          <table:table-cell table:style-name="ce20" table:formula="of:=[.C16]" office:value-type="time" office:time-value="PT00H00M01.075687S">
            <text:p>00:00:01,076</text:p>
          </table:table-cell>
          <table:table-cell table:style-name="ce5" table:formula="of:=[.C109]" office:value-type="time" office:time-value="PT00H00M01.622664S">
            <text:p>00:00:01,623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6</text:p>
          </table:table-cell>
          <table:table-cell table:style-name="ce5" table:formula="of:=[.C28]" office:value-type="time" office:time-value="PT00H00M16.781387S">
            <text:p>00:00:16,781</text:p>
          </table:table-cell>
          <table:table-cell table:style-name="ce20" table:formula="of:=[.C121]" office:value-type="time" office:time-value="PT00H00M14.934493S">
            <text:p>00:00:14,934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7</text:p>
          </table:table-cell>
          <table:table-cell table:style-name="ce20" table:formula="of:=[.C31]" office:value-type="time" office:time-value="PT00H00M02.996236S">
            <text:p>00:00:02,996</text:p>
          </table:table-cell>
          <table:table-cell table:style-name="ce5" table:formula="of:=[.C130]" office:value-type="time" office:time-value="PT00H00M03.006762S">
            <text:p>00:00:03,007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8</text:p>
          </table:table-cell>
          <table:table-cell table:style-name="ce20" table:formula="of:=[.C40]" office:value-type="time" office:time-value="PT00H00M00.345611S">
            <text:p>00:00:00,346</text:p>
          </table:table-cell>
          <table:table-cell table:style-name="ce5" table:formula="of:=[.C139]" office:value-type="time" office:time-value="PT00H00M00.423559S">
            <text:p>00:00:00,424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9</text:p>
          </table:table-cell>
          <table:table-cell table:style-name="ce20" table:formula="of:=[.C43]" office:value-type="time" office:time-value="PT00H01M39.374999S">
            <text:p>00:01:39,375</text:p>
          </table:table-cell>
          <table:table-cell table:style-name="ce5" table:formula="of:=[.C142]" office:value-type="time" office:time-value="PT00H03M13.928742S">
            <text:p>00:03:13,929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10</text:p>
          </table:table-cell>
          <table:table-cell table:style-name="ce5" table:formula="of:=[.C46]" office:value-type="time" office:time-value="PT00H02M19.794559S">
            <text:p>00:02:19,795</text:p>
          </table:table-cell>
          <table:table-cell table:style-name="ce20" table:formula="of:=[.C145]" office:value-type="time" office:time-value="PT00H00M36.636258S">
            <text:p>00:00:36,636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11</text:p>
          </table:table-cell>
          <table:table-cell table:style-name="ce5" table:formula="of:=[.C49]" office:value-type="time" office:time-value="PT00H00M00.143304S">
            <text:p>00:00:00,143</text:p>
          </table:table-cell>
          <table:table-cell table:style-name="ce20" table:formula="of:=[.C148]" office:value-type="time" office:time-value="PT00H00M00.110771S">
            <text:p>00:00:00,111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12</text:p>
          </table:table-cell>
          <table:table-cell table:style-name="ce5" table:formula="of:=[.C52]" office:value-type="time" office:time-value="PT00H00M00.296608S">
            <text:p>00:00:00,297</text:p>
          </table:table-cell>
          <table:table-cell table:style-name="ce20" table:formula="of:=[.C151]" office:value-type="time" office:time-value="PT00H00M00.132995S">
            <text:p>00:00:00,133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13</text:p>
          </table:table-cell>
          <table:table-cell table:style-name="ce5" table:formula="of:=[.C61]" office:value-type="time" office:time-value="PT00H00M11.284164S">
            <text:p>00:00:11,284</text:p>
          </table:table-cell>
          <table:table-cell table:style-name="ce20" table:formula="of:=[.C154]" office:value-type="time" office:time-value="PT00H00M07.340641S">
            <text:p>00:00:07,341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14</text:p>
          </table:table-cell>
          <table:table-cell table:style-name="ce20" table:formula="of:=[.C64]" office:value-type="time" office:time-value="PT00H00M00.524786S">
            <text:p>00:00:00,525</text:p>
          </table:table-cell>
          <table:table-cell table:style-name="ce5" table:formula="of:=[.C157]" office:value-type="time" office:time-value="PT00H00M00.726797S">
            <text:p>00:00:00,727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15</text:p>
          </table:table-cell>
          <table:table-cell table:style-name="ce5" table:formula="of:=[.C67]" office:value-type="time" office:time-value="PT00H00M01.200932S">
            <text:p>00:00:01,201</text:p>
          </table:table-cell>
          <table:table-cell table:style-name="ce20" table:formula="of:=[.C160]" office:value-type="time" office:time-value="PT00H00M00.802304S">
            <text:p>00:00:00,802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16</text:p>
          </table:table-cell>
          <table:table-cell table:style-name="ce5" table:formula="of:=[.C70]" office:value-type="time" office:time-value="PT00H00M43.56667S">
            <text:p>00:00:43,567</text:p>
          </table:table-cell>
          <table:table-cell table:style-name="ce20" table:formula="of:=[.C163]" office:value-type="time" office:time-value="PT00H00M05.345964S">
            <text:p>00:00:05,346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17</text:p>
          </table:table-cell>
          <table:table-cell table:style-name="ce5" table:formula="of:=[.C82]" office:value-type="time" office:time-value="PT00H00M01.083547S">
            <text:p>00:00:01,084</text:p>
          </table:table-cell>
          <table:table-cell table:style-name="ce20" table:formula="of:=[.C175]" office:value-type="time" office:time-value="PT00H00M00.934574S">
            <text:p>00:00:00,935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Gesamt</text:p>
          </table:table-cell>
          <table:table-cell table:style-name="ce5" table:formula="of:=SUM([.B248:.B264])" office:value-type="time" office:time-value="PT00H05M28.008907S">
            <text:p>00:05:28,009</text:p>
          </table:table-cell>
          <table:table-cell table:style-name="ce20" table:formula="of:=SUM([.C248:.C264])" office:value-type="time" office:time-value="PT00H04M41.797102S">
            <text:p>00:04:41,797</text:p>
          </table:table-cell>
          <table:table-cell table:style-name="Default" table:number-columns-repeated="6"/>
        </table:table-row>
        <table:table-row table:style-name="ro1">
          <table:table-cell table:style-name="ce3"/>
          <table:table-cell table:style-name="ce5" table:number-columns-repeated="2"/>
          <table:table-cell table:style-name="Default" table:number-columns-repeated="6"/>
        </table:table-row>
      </table:table>
      <table:table table:name="N100" table:style-name="ta1" table:print="false">
        <table:table-column table:style-name="co1" table:number-columns-repeated="11" table:default-cell-style-name="ce15"/>
        <table:table-column table:style-name="co1" table:number-columns-repeated="5" table:default-cell-style-name="Default"/>
        <table:table-row table:style-name="ro1">
          <table:table-cell office:value-type="string">
            <text:p>Network 1.0</text:p>
          </table:table-cell>
          <table:table-cell table:number-columns-repeated="6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>
            <text:p>OBA</text:p>
          </table:table-cell>
          <table:table-cell table:number-columns-repeated="6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>
            <text:p>Anz. Läufe</text:p>
          </table:table-cell>
          <table:table-cell table:style-name="ce27" office:value-type="float" office:value="1">
            <text:p>1</text:p>
          </table:table-cell>
          <table:table-cell office:value-type="string">
            <text:p>Durchschnitt</text:p>
          </table:table-cell>
          <table:table-cell office:value-type="string">
            <text:p>1.Lauf</text:p>
          </table:table-cell>
          <table:table-cell office:value-type="string">
            <text:p>2.Lauf</text:p>
          </table:table-cell>
          <table:table-cell office:value-type="string">
            <text:p>3.Lauf</text:p>
          </table:table-cell>
          <table:table-cell office:value-type="string">
            <text:p>4.Lauf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4:.K4])/[.$B$3]" office:value-type="time" office:time-value="PT00H00M00.1853S">
            <text:p>00:00:00,19</text:p>
          </table:table-cell>
          <table:table-cell office:value-type="time" office:time-value="PT00H00M00.1853S">
            <text:p>00:00:00,19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:.K5])/[.$B$3]" office:value-type="time" office:time-value="PT00H00M00.01S">
            <text:p>00:00:00,01</text:p>
          </table:table-cell>
          <table:table-cell office:value-type="time" office:time-value="PT00H00M00.01S">
            <text:p>00:00:00,0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:.K6])/[.$B$3]" office:value-type="time" office:time-value="PT00H00M00.00414S">
            <text:p>00:00:00,00</text:p>
          </table:table-cell>
          <table:table-cell office:value-type="time" office:time-value="PT00H00M00.00414S">
            <text:p>00:00:00,00</text:p>
          </table:table-cell>
          <table:table-cell table:number-columns-repeated="12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7:.K7])/[.$B$3]" office:value-type="time" office:time-value="PT00H00M00.019407S">
            <text:p>00:00:00,02</text:p>
          </table:table-cell>
          <table:table-cell office:value-type="time" office:time-value="PT00H00M00.019407S">
            <text:p>00:00:00,0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:.K8])/[.$B$3]" office:value-type="time" office:time-value="PT00H00M00S">
            <text:p>00:00:00,00</text:p>
          </table:table-cell>
          <table:table-cell office:value-type="time" office:time-value="PT00H00M00S">
            <text:p>00:00:00,0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:.K9])/[.$B$3]" office:value-type="time" office:time-value="PT00H00M00.000079S">
            <text:p>00:00:00,00</text:p>
          </table:table-cell>
          <table:table-cell office:value-type="time" office:time-value="PT00H00M00.000079S">
            <text:p>00:00:00,00</text:p>
          </table:table-cell>
          <table:table-cell table:number-columns-repeated="12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10:.K10])/[.$B$3]" office:value-type="time" office:time-value="PT00H00M00.845337S">
            <text:p>00:00:00,85</text:p>
          </table:table-cell>
          <table:table-cell office:value-type="time" office:time-value="PT00H00M00.845337S">
            <text:p>00:00:00,85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:.K11])/[.$B$3]" office:value-type="time" office:time-value="PT00H00M00.04S">
            <text:p>00:00:00,04</text:p>
          </table:table-cell>
          <table:table-cell office:value-type="time" office:time-value="PT00H00M00.04S">
            <text:p>00:00:00,0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:.K12])/[.$B$3]" office:value-type="time" office:time-value="PT00H00M00.082013S">
            <text:p>00:00:00,08</text:p>
          </table:table-cell>
          <table:table-cell office:value-type="time" office:time-value="PT00H00M00.082013S">
            <text:p>00:00:00,08</text:p>
          </table:table-cell>
          <table:table-cell table:number-columns-repeated="12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13:.K13])/[.$B$3]" office:value-type="time" office:time-value="PT00H00M01.145432S">
            <text:p>00:00:01,15</text:p>
          </table:table-cell>
          <table:table-cell office:value-type="time" office:time-value="PT00H00M01.145432S">
            <text:p>00:00:01,15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:.K14])/[.$B$3]" office:value-type="time" office:time-value="PT00H00M00.2S">
            <text:p>00:00:00,20</text:p>
          </table:table-cell>
          <table:table-cell office:value-type="time" office:time-value="PT00H00M00.2S">
            <text:p>00:00:00,2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:.K15])/[.$B$3]" office:value-type="time" office:time-value="PT00H00M00.096209S">
            <text:p>00:00:00,10</text:p>
          </table:table-cell>
          <table:table-cell office:value-type="time" office:time-value="PT00H00M00.096209S">
            <text:p>00:00:00,10</text:p>
          </table:table-cell>
          <table:table-cell table:number-columns-repeated="12"/>
        </table:table-row>
        <table:table-row table:style-name="ro1">
          <table:table-cell office:value-type="string">
            <text:p>Q5b</text:p>
          </table:table-cell>
          <table:table-cell office:value-type="string">
            <text:p>elapsed</text:p>
          </table:table-cell>
          <table:table-cell table:formula="of:=SUM([.D16:.K16])/[.$B$3]" office:value-type="time" office:time-value="PT00H00M04.780589S">
            <text:p>00:00:04,78</text:p>
          </table:table-cell>
          <table:table-cell table:style-name="ce29" office:value-type="time" office:time-value="PT00H00M04.780589S">
            <text:p>00:00:04,78</text:p>
          </table:table-cell>
          <table:table-cell table:style-name="ce29" table:number-columns-repeated="3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:.K17])/[.$B$3]" office:value-type="time" office:time-value="PT00H00M03.97S">
            <text:p>00:00:03,97</text:p>
          </table:table-cell>
          <table:table-cell table:style-name="ce29" office:value-type="time" office:time-value="PT00H00M03.97S">
            <text:p>00:00:03,97</text:p>
          </table:table-cell>
          <table:table-cell table:style-name="ce29" table:number-columns-repeated="3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8:.K18])/[.$B$3]" office:value-type="time" office:time-value="PT00H00M00.061022S">
            <text:p>00:00:00,06</text:p>
          </table:table-cell>
          <table:table-cell table:style-name="ce29" office:value-type="time" office:time-value="PT00H00M00.061022S">
            <text:p>00:00:00,06</text:p>
          </table:table-cell>
          <table:table-cell table:style-name="ce29" table:number-columns-repeated="3"/>
          <table:table-cell table:number-columns-repeated="9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19:.K19])/[.$B$3]" office:value-type="time" office:time-value="PT00H06M21.621779S">
            <text:p>00:06:21,62</text:p>
          </table:table-cell>
          <table:table-cell table:formula="of:=+[.D22]+[.D25]" office:value-type="time" office:time-value="PT00H06M21.621779S">
            <text:p>00:06:21,62</text:p>
          </table:table-cell>
          <table:table-cell table:formula="of:=+[.E22]+[.E25]" office:value-type="time" office:time-value="PT00H00M00S">
            <text:p>00:00:00,00</text:p>
          </table:table-cell>
          <table:table-cell table:formula="of:=+[.F22]+[.F25]" office:value-type="time" office:time-value="PT00H00M00S">
            <text:p>00:00:00,00</text:p>
          </table:table-cell>
          <table:table-cell table:formula="of:=+[.G22]+[.G25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0:.K20])/[.$B$3]" office:value-type="time" office:time-value="PT00H06M13.69S">
            <text:p>00:06:13,69</text:p>
          </table:table-cell>
          <table:table-cell table:formula="of:=+[.D23]+[.D26]" office:value-type="time" office:time-value="PT00H06M13.69S">
            <text:p>00:06:13,69</text:p>
          </table:table-cell>
          <table:table-cell table:formula="of:=+[.E23]+[.E26]" office:value-type="time" office:time-value="PT00H00M00S">
            <text:p>00:00:00,00</text:p>
          </table:table-cell>
          <table:table-cell table:formula="of:=+[.F23]+[.F26]" office:value-type="time" office:time-value="PT00H00M00S">
            <text:p>00:00:00,00</text:p>
          </table:table-cell>
          <table:table-cell table:formula="of:=+[.G23]+[.G26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1:.K21])/[.$B$3]" office:value-type="time" office:time-value="PT00H00M02.97457S">
            <text:p>00:00:02,97</text:p>
          </table:table-cell>
          <table:table-cell table:formula="of:=+[.D24]+[.D27]" office:value-type="time" office:time-value="PT00H00M02.97457S">
            <text:p>00:00:02,97</text:p>
          </table:table-cell>
          <table:table-cell table:formula="of:=+[.E24]+[.E27]" office:value-type="time" office:time-value="PT00H00M00S">
            <text:p>00:00:00,00</text:p>
          </table:table-cell>
          <table:table-cell table:formula="of:=+[.F24]+[.F27]" office:value-type="time" office:time-value="PT00H00M00S">
            <text:p>00:00:00,00</text:p>
          </table:table-cell>
          <table:table-cell table:formula="of:=+[.G24]+[.G27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 table:style-name="ce29" office:value-type="string">
            <text:p>Q6tmp1</text:p>
          </table:table-cell>
          <table:table-cell table:style-name="ce29" office:value-type="string">
            <text:p>elapsed</text:p>
          </table:table-cell>
          <table:table-cell table:formula="of:=SUM([.D22:.K22])/[.$B$3]" office:value-type="time" office:time-value="PT00H00M22.256557S">
            <text:p>00:00:22,26</text:p>
          </table:table-cell>
          <table:table-cell office:value-type="time" office:time-value="PT00H00M22.256557S">
            <text:p>00:00:22,26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formula="of:=SUM([.D23:.K23])/[.$B$3]" office:value-type="time" office:time-value="PT00H00M14.87S">
            <text:p>00:00:14,87</text:p>
          </table:table-cell>
          <table:table-cell office:value-type="time" office:time-value="PT00H00M14.87S">
            <text:p>00:00:14,87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formula="of:=SUM([.D24:.K24])/[.$B$3]" office:value-type="time" office:time-value="PT00H00M02.932115S">
            <text:p>00:00:02,93</text:p>
          </table:table-cell>
          <table:table-cell office:value-type="time" office:time-value="PT00H00M02.932115S">
            <text:p>00:00:02,93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 office:value-type="string">
            <text:p>Q6res</text:p>
          </table:table-cell>
          <table:table-cell table:style-name="ce29" office:value-type="string">
            <text:p>elapsed</text:p>
          </table:table-cell>
          <table:table-cell table:formula="of:=SUM([.D25:.K25])/[.$B$3]" office:value-type="time" office:time-value="PT00H05M59.365222S">
            <text:p>00:05:59,37</text:p>
          </table:table-cell>
          <table:table-cell office:value-type="time" office:time-value="PT00H05M59.365222S">
            <text:p>00:05:59,37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formula="of:=SUM([.D26:.K26])/[.$B$3]" office:value-type="time" office:time-value="PT00H05M58.82S">
            <text:p>00:05:58,82</text:p>
          </table:table-cell>
          <table:table-cell office:value-type="time" office:time-value="PT00H05M58.82S">
            <text:p>00:05:58,82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formula="of:=SUM([.D27:.K27])/[.$B$3]" office:value-type="time" office:time-value="PT00H00M00.042455S">
            <text:p>00:00:00,04</text:p>
          </table:table-cell>
          <table:table-cell office:value-type="time" office:time-value="PT00H00M00.042455S">
            <text:p>00:00:00,04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SUM([.D28:.K28])/[.$B$3]" office:value-type="time" office:time-value="PT00H02M04.602482S">
            <text:p>00:02:04,60</text:p>
          </table:table-cell>
          <table:table-cell office:value-type="time" office:time-value="PT00H02M04.602482S">
            <text:p>00:02:04,6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9:.K29])/[.$B$3]" office:value-type="time" office:time-value="PT00H00M55.34S">
            <text:p>00:00:55,34</text:p>
          </table:table-cell>
          <table:table-cell office:value-type="time" office:time-value="PT00H00M55.34S">
            <text:p>00:00:55,3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0:.K30])/[.$B$3]" office:value-type="time" office:time-value="PT00H00M00.080791S">
            <text:p>00:00:00,08</text:p>
          </table:table-cell>
          <table:table-cell office:value-type="time" office:time-value="PT00H00M00.080791S">
            <text:p>00:00:00,08</text:p>
          </table:table-cell>
          <table:table-cell table:number-columns-repeated="12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31:.K31])/[.$B$3]" office:value-type="time" office:time-value="PT00H00M00.258056S">
            <text:p>00:00:00,26</text:p>
          </table:table-cell>
          <table:table-cell office:value-type="time" office:time-value="PT00H00M00.258056S">
            <text:p>00:00:00,26</text:p>
          </table:table-cell>
          <table:table-cell table:style-name="ce29" table:number-columns-repeated="2"/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2:.K32])/[.$B$3]" office:value-type="time" office:time-value="PT00H00M00.08S">
            <text:p>00:00:00,08</text:p>
          </table:table-cell>
          <table:table-cell office:value-type="time" office:time-value="PT00H00M00.08S">
            <text:p>00:00:00,08</text:p>
          </table:table-cell>
          <table:table-cell table:style-name="ce29" table:number-columns-repeated="2"/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3:.K33])/[.$B$3]" office:value-type="time" office:time-value="PT00H00M00.059111S">
            <text:p>00:00:00,06</text:p>
          </table:table-cell>
          <table:table-cell office:value-type="time" office:time-value="PT00H00M00.059111S">
            <text:p>00:00:00,06</text:p>
          </table:table-cell>
          <table:table-cell table:style-name="ce29" table:number-columns-repeated="2"/>
          <table:table-cell table:number-columns-repeated="10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34:.K34])/[.$B$3]" office:value-type="time" office:time-value="PT00H02M00.470044S">
            <text:p>00:02:00,47</text:p>
          </table:table-cell>
          <table:table-cell office:value-type="time" office:time-value="PT00H02M00.470044S">
            <text:p>00:02:00,47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5:.K35])/[.$B$3]" office:value-type="time" office:time-value="PT00H01M56.44S">
            <text:p>00:01:56,44</text:p>
          </table:table-cell>
          <table:table-cell office:value-type="time" office:time-value="PT00H01M56.44S">
            <text:p>00:01:56,4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6:.K36])/[.$B$3]" office:value-type="time" office:time-value="PT00H00M00.051635S">
            <text:p>00:00:00,05</text:p>
          </table:table-cell>
          <table:table-cell office:value-type="time" office:time-value="PT00H00M00.051635S">
            <text:p>00:00:00,05</text:p>
          </table:table-cell>
          <table:table-cell table:number-columns-repeated="12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37:.K37])/[.$B$3]" office:value-type="time" office:time-value="PT00H46M26.577635S">
            <text:p>00:46:26,58</text:p>
          </table:table-cell>
          <table:table-cell office:value-type="time" office:time-value="PT00H46M26.577635S">
            <text:p>00:46:26,5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8:.K38])/[.$B$3]" office:value-type="time" office:time-value="PT00H46M24.34S">
            <text:p>00:46:24,34</text:p>
          </table:table-cell>
          <table:table-cell office:value-type="time" office:time-value="PT00H46M24.34S">
            <text:p>00:46:24,3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9:.K39])/[.$B$3]" office:value-type="time" office:time-value="PT00H00M00.270479S">
            <text:p>00:00:00,27</text:p>
          </table:table-cell>
          <table:table-cell office:value-type="time" office:time-value="PT00H00M00.270479S">
            <text:p>00:00:00,27</text:p>
          </table:table-cell>
          <table:table-cell table:number-columns-repeated="12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40:.K40])/[.$B$3]" office:value-type="time" office:time-value="PT00H00M06.030207S">
            <text:p>00:00:06,03</text:p>
          </table:table-cell>
          <table:table-cell office:value-type="time" office:time-value="PT00H00M06.030207S">
            <text:p>00:00:06,03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1:.K41])/[.$B$3]" office:value-type="time" office:time-value="PT00H00M00.17S">
            <text:p>00:00:00,17</text:p>
          </table:table-cell>
          <table:table-cell office:value-type="time" office:time-value="PT00H00M00.17S">
            <text:p>00:00:00,17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2:.K42])/[.$B$3]" office:value-type="time" office:time-value="PT00H00M00.023075S">
            <text:p>00:00:00,02</text:p>
          </table:table-cell>
          <table:table-cell office:value-type="time" office:time-value="PT00H00M00.023075S">
            <text:p>00:00:00,02</text:p>
          </table:table-cell>
          <table:table-cell table:number-columns-repeated="12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43:.K43])/[.$B$3]" office:value-type="time" office:time-value="PT00H00M00.274005S">
            <text:p>00:00:00,27</text:p>
          </table:table-cell>
          <table:table-cell table:formula="of:=+[.D46]+[.D49]" office:value-type="time" office:time-value="PT00H00M00.274005S">
            <text:p>00:00:00,27</text:p>
          </table:table-cell>
          <table:table-cell table:formula="of:=+[.E46]+[.E49]" office:value-type="time" office:time-value="PT00H00M00S">
            <text:p>00:00:00,00</text:p>
          </table:table-cell>
          <table:table-cell table:formula="of:=+[.F46]+[.F49]" office:value-type="time" office:time-value="PT00H00M00S">
            <text:p>00:00:00,00</text:p>
          </table:table-cell>
          <table:table-cell table:formula="of:=+[.G46]+[.G49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4:.K44])/[.$B$3]" office:value-type="time" office:time-value="PT00H00M00.12S">
            <text:p>00:00:00,12</text:p>
          </table:table-cell>
          <table:table-cell table:formula="of:=+[.D47]+[.D50]" office:value-type="time" office:time-value="PT00H00M00.12S">
            <text:p>00:00:00,12</text:p>
          </table:table-cell>
          <table:table-cell table:formula="of:=+[.E47]+[.E50]" office:value-type="time" office:time-value="PT00H00M00S">
            <text:p>00:00:00,00</text:p>
          </table:table-cell>
          <table:table-cell table:formula="of:=+[.F47]+[.F50]" office:value-type="time" office:time-value="PT00H00M00S">
            <text:p>00:00:00,00</text:p>
          </table:table-cell>
          <table:table-cell table:formula="of:=+[.G47]+[.G50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5:.K45])/[.$B$3]" office:value-type="time" office:time-value="PT00H00M00.03579S">
            <text:p>00:00:00,04</text:p>
          </table:table-cell>
          <table:table-cell table:formula="of:=+[.D48]+[.D51]" office:value-type="time" office:time-value="PT00H00M00.03579S">
            <text:p>00:00:00,04</text:p>
          </table:table-cell>
          <table:table-cell table:formula="of:=+[.E48]+[.E51]" office:value-type="time" office:time-value="PT00H00M00S">
            <text:p>00:00:00,00</text:p>
          </table:table-cell>
          <table:table-cell table:formula="of:=+[.F48]+[.F51]" office:value-type="time" office:time-value="PT00H00M00S">
            <text:p>00:00:00,00</text:p>
          </table:table-cell>
          <table:table-cell table:formula="of:=+[.G48]+[.G51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 table:style-name="ce29" office:value-type="string">
            <text:p>Q12tmp1</text:p>
          </table:table-cell>
          <table:table-cell table:style-name="ce29" office:value-type="string">
            <text:p>elapsed</text:p>
          </table:table-cell>
          <table:table-cell table:formula="of:=SUM([.D46:.K46])/[.$B$3]" office:value-type="time" office:time-value="PT00H00M00.184024S">
            <text:p>00:00:00,18</text:p>
          </table:table-cell>
          <table:table-cell table:style-name="ce29" office:value-type="time" office:time-value="PT00H00M00.184024S">
            <text:p>00:00:00,18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formula="of:=SUM([.D47:.K47])/[.$B$3]" office:value-type="time" office:time-value="PT00H00M00.11S">
            <text:p>00:00:00,11</text:p>
          </table:table-cell>
          <table:table-cell table:style-name="ce29" office:value-type="time" office:time-value="PT00H00M00.11S">
            <text:p>00:00:00,11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formula="of:=SUM([.D48:.K48])/[.$B$3]" office:value-type="time" office:time-value="PT00H00M00.015432S">
            <text:p>00:00:00,02</text:p>
          </table:table-cell>
          <table:table-cell table:style-name="ce29" office:value-type="time" office:time-value="PT00H00M00.015432S">
            <text:p>00:00:00,02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 office:value-type="string">
            <text:p>Q12tmp2</text:p>
          </table:table-cell>
          <table:table-cell table:style-name="ce29" office:value-type="string">
            <text:p>elapsed</text:p>
          </table:table-cell>
          <table:table-cell table:formula="of:=SUM([.D49:.K49])/[.$B$3]" office:value-type="time" office:time-value="PT00H00M00.089981S">
            <text:p>00:00:00,09</text:p>
          </table:table-cell>
          <table:table-cell table:style-name="ce29" office:value-type="time" office:time-value="PT00H00M00.089981S">
            <text:p>00:00:00,09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formula="of:=SUM([.D50:.K50])/[.$B$3]" office:value-type="time" office:time-value="PT00H00M00.01S">
            <text:p>00:00:00,01</text:p>
          </table:table-cell>
          <table:table-cell table:style-name="ce29" office:value-type="time" office:time-value="PT00H00M00.01S">
            <text:p>00:00:00,01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formula="of:=SUM([.D51:.K51])/[.$B$3]" office:value-type="time" office:time-value="PT00H00M00.020358S">
            <text:p>00:00:00,02</text:p>
          </table:table-cell>
          <table:table-cell table:style-name="ce29" office:value-type="time" office:time-value="PT00H00M00.020358S">
            <text:p>00:00:00,02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52:.K52])/[.$B$3]" office:value-type="time" office:time-value="PT00H00M29.126419S">
            <text:p>00:00:29,13</text:p>
          </table:table-cell>
          <table:table-cell office:value-type="time" office:time-value="PT00H00M29.126419S">
            <text:p>00:00:29,13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3:.K53])/[.$B$3]" office:value-type="time" office:time-value="PT00H00M28.89S">
            <text:p>00:00:28,89</text:p>
          </table:table-cell>
          <table:table-cell office:value-type="time" office:time-value="PT00H00M28.89S">
            <text:p>00:00:28,89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4:.K54])/[.$B$3]" office:value-type="time" office:time-value="PT00H00M00.113155S">
            <text:p>00:00:00,11</text:p>
          </table:table-cell>
          <table:table-cell office:value-type="time" office:time-value="PT00H00M00.113155S">
            <text:p>00:00:00,11</text:p>
          </table:table-cell>
          <table:table-cell table:number-columns-repeated="12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55:.K55])/[.$B$3]" office:value-type="time" office:time-value="PT00H00M36.04113S">
            <text:p>00:00:36,04</text:p>
          </table:table-cell>
          <table:table-cell office:value-type="time" office:time-value="PT00H00M36.04113S">
            <text:p>00:00:36,0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6:.K56])/[.$B$3]" office:value-type="time" office:time-value="PT00H00M02.13S">
            <text:p>00:00:02,13</text:p>
          </table:table-cell>
          <table:table-cell office:value-type="time" office:time-value="PT00H00M02.13S">
            <text:p>00:00:02,13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7:.K57])/[.$B$3]" office:value-type="time" office:time-value="PT00H00M00.103136S">
            <text:p>00:00:00,10</text:p>
          </table:table-cell>
          <table:table-cell office:value-type="time" office:time-value="PT00H00M00.103136S">
            <text:p>00:00:00,10</text:p>
          </table:table-cell>
          <table:table-cell table:number-columns-repeated="12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58:.K58])/[.$B$3]" office:value-type="time" office:time-value="PT00H00M10.316528S">
            <text:p>00:00:10,32</text:p>
          </table:table-cell>
          <table:table-cell office:value-type="time" office:time-value="PT00H00M10.316528S">
            <text:p>00:00:10,3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9:.K59])/[.$B$3]" office:value-type="time" office:time-value="PT00H00M09.47S">
            <text:p>00:00:09,47</text:p>
          </table:table-cell>
          <table:table-cell office:value-type="time" office:time-value="PT00H00M09.47S">
            <text:p>00:00:09,47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0:.K60])/[.$B$3]" office:value-type="time" office:time-value="PT00H00M00.094233S">
            <text:p>00:00:00,09</text:p>
          </table:table-cell>
          <table:table-cell office:value-type="time" office:time-value="PT00H00M00.094233S">
            <text:p>00:00:00,09</text:p>
          </table:table-cell>
          <table:table-cell table:number-columns-repeated="12"/>
        </table:table-row>
        <table:table-row table:style-name="ro1">
          <table:table-cell office:value-type="string">
            <text:p>Q16b</text:p>
          </table:table-cell>
          <table:table-cell office:value-type="string">
            <text:p>elapsed</text:p>
          </table:table-cell>
          <table:table-cell table:formula="of:=SUM([.D61:.K61])/[.$B$3]" office:value-type="time" office:time-value="PT00H00M00.584236S">
            <text:p>00:00:00,58</text:p>
          </table:table-cell>
          <table:table-cell table:style-name="ce29" office:value-type="time" office:time-value="PT00H00M00.584236S">
            <text:p>00:00:00,58</text:p>
          </table:table-cell>
          <table:table-cell table:style-name="ce29" table:number-columns-repeated="3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2:.K62])/[.$B$3]" office:value-type="time" office:time-value="PT00H00M00.35S">
            <text:p>00:00:00,35</text:p>
          </table:table-cell>
          <table:table-cell table:style-name="ce29" office:value-type="time" office:time-value="PT00H00M00.35S">
            <text:p>00:00:00,35</text:p>
          </table:table-cell>
          <table:table-cell table:style-name="ce29" table:number-columns-repeated="3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3:.K63])/[.$B$3]" office:value-type="time" office:time-value="PT00H00M00.0764S">
            <text:p>00:00:00,08</text:p>
          </table:table-cell>
          <table:table-cell table:style-name="ce29" office:value-type="time" office:time-value="PT00H00M00.0764S">
            <text:p>00:00:00,08</text:p>
          </table:table-cell>
          <table:table-cell table:style-name="ce29" table:number-columns-repeated="3"/>
          <table:table-cell table:number-columns-repeated="9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SUM([.D64:.K64])/[.$B$3]" office:value-type="time" office:time-value="PT00H00M00.550299S">
            <text:p>00:00:00,55</text:p>
          </table:table-cell>
          <table:table-cell table:formula="of:=+[.D67]+[.D70]" office:value-type="time" office:time-value="PT00H00M00.550299S">
            <text:p>00:00:00,55</text:p>
          </table:table-cell>
          <table:table-cell table:formula="of:=+[.E67]+[.E70]" office:value-type="time" office:time-value="PT00H00M00S">
            <text:p>00:00:00,00</text:p>
          </table:table-cell>
          <table:table-cell table:formula="of:=+[.F67]+[.F70]" office:value-type="time" office:time-value="PT00H00M00S">
            <text:p>00:00:00,00</text:p>
          </table:table-cell>
          <table:table-cell table:formula="of:=+[.G67]+[.G70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5:.K65])/[.$B$3]" office:value-type="time" office:time-value="PT00H00M00.38S">
            <text:p>00:00:00,38</text:p>
          </table:table-cell>
          <table:table-cell table:formula="of:=+[.D68]+[.D71]" office:value-type="time" office:time-value="PT00H00M00.38S">
            <text:p>00:00:00,38</text:p>
          </table:table-cell>
          <table:table-cell table:formula="of:=+[.E68]+[.E71]" office:value-type="time" office:time-value="PT00H00M00S">
            <text:p>00:00:00,00</text:p>
          </table:table-cell>
          <table:table-cell table:formula="of:=+[.F68]+[.F71]" office:value-type="time" office:time-value="PT00H00M00S">
            <text:p>00:00:00,00</text:p>
          </table:table-cell>
          <table:table-cell table:formula="of:=+[.G68]+[.G71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6:.K66])/[.$B$3]" office:value-type="time" office:time-value="PT00H00M00.068032S">
            <text:p>00:00:00,07</text:p>
          </table:table-cell>
          <table:table-cell table:formula="of:=+[.D69]+[.D72]" office:value-type="time" office:time-value="PT00H00M00.068032S">
            <text:p>00:00:00,07</text:p>
          </table:table-cell>
          <table:table-cell table:formula="of:=+[.E69]+[.E72]" office:value-type="time" office:time-value="PT00H00M00S">
            <text:p>00:00:00,00</text:p>
          </table:table-cell>
          <table:table-cell table:formula="of:=+[.F69]+[.F72]" office:value-type="time" office:time-value="PT00H00M00S">
            <text:p>00:00:00,00</text:p>
          </table:table-cell>
          <table:table-cell table:formula="of:=+[.G69]+[.G72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 table:style-name="ce29" office:value-type="string">
            <text:p>Q17tmp1</text:p>
          </table:table-cell>
          <table:table-cell table:style-name="ce29" office:value-type="string">
            <text:p>elapsed</text:p>
          </table:table-cell>
          <table:table-cell table:formula="of:=SUM([.D67:.K67])/[.$B$3]" office:value-type="time" office:time-value="PT00H00M00.464251S">
            <text:p>00:00:00,46</text:p>
          </table:table-cell>
          <table:table-cell table:style-name="ce29" office:value-type="time" office:time-value="PT00H00M00.464251S">
            <text:p>00:00:00,46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formula="of:=SUM([.D68:.K68])/[.$B$3]" office:value-type="time" office:time-value="PT00H00M00.37S">
            <text:p>00:00:00,37</text:p>
          </table:table-cell>
          <table:table-cell table:style-name="ce29" office:value-type="time" office:time-value="PT00H00M00.37S">
            <text:p>00:00:00,37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formula="of:=SUM([.D69:.K69])/[.$B$3]" office:value-type="time" office:time-value="PT00H00M00.044236S">
            <text:p>00:00:00,04</text:p>
          </table:table-cell>
          <table:table-cell table:style-name="ce29" office:value-type="time" office:time-value="PT00H00M00.044236S">
            <text:p>00:00:00,04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 office:value-type="string">
            <text:p>Q17res</text:p>
          </table:table-cell>
          <table:table-cell table:style-name="ce29" office:value-type="string">
            <text:p>elapsed</text:p>
          </table:table-cell>
          <table:table-cell table:formula="of:=SUM([.D70:.K70])/[.$B$3]" office:value-type="time" office:time-value="PT00H00M00.086048S">
            <text:p>00:00:00,09</text:p>
          </table:table-cell>
          <table:table-cell table:style-name="ce29" office:value-type="time" office:time-value="PT00H00M00.086048S">
            <text:p>00:00:00,09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formula="of:=SUM([.D71:.K71])/[.$B$3]" office:value-type="time" office:time-value="PT00H00M00.01S">
            <text:p>00:00:00,01</text:p>
          </table:table-cell>
          <table:table-cell table:style-name="ce29" office:value-type="time" office:time-value="PT00H00M00.01S">
            <text:p>00:00:00,01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formula="of:=SUM([.D72:.K72])/[.$B$3]" office:value-type="time" office:time-value="PT00H00M00.023796S">
            <text:p>00:00:00,02</text:p>
          </table:table-cell>
          <table:table-cell table:style-name="ce29" office:value-type="time" office:time-value="PT00H00M00.023796S">
            <text:p>00:00:00,02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>
            <text:p>TBA</text:p>
          </table:table-cell>
          <table:table-cell table:number-columns-repeated="15"/>
        </table:table-row>
        <table:table-row table:style-name="ro1">
          <table:table-cell office:value-type="string">
            <text:p>Anz. Läufe</text:p>
          </table:table-cell>
          <table:table-cell table:style-name="ce27" office:value-type="float" office:value="1">
            <text:p>1</text:p>
          </table:table-cell>
          <table:table-cell office:value-type="string">
            <text:p>Durchschnitt</text:p>
          </table:table-cell>
          <table:table-cell office:value-type="string">
            <text:p>1.Lauf</text:p>
          </table:table-cell>
          <table:table-cell office:value-type="string">
            <text:p>2.Lauf</text:p>
          </table:table-cell>
          <table:table-cell office:value-type="string">
            <text:p>3.Lauf</text:p>
          </table:table-cell>
          <table:table-cell office:value-type="string">
            <text:p>4.Lauf</text:p>
          </table:table-cell>
          <table:table-cell table:number-columns-repeated="9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79:.K79])/[.$B$78]" office:value-type="time" office:time-value="PT00H00M00.215407S">
            <text:p>00:00:00,22</text:p>
          </table:table-cell>
          <table:table-cell office:value-type="time" office:time-value="PT00H00M00.215407S">
            <text:p>00:00:00,2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0:.K80])/[.$B$78]" office:value-type="time" office:time-value="PT00H00M00.01S">
            <text:p>00:00:00,01</text:p>
          </table:table-cell>
          <table:table-cell office:value-type="time" office:time-value="PT00H00M00.01S">
            <text:p>00:00:00,0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81:.K81])/[.$B$78]" office:value-type="time" office:time-value="PT00H00M00.012331S">
            <text:p>00:00:00,01</text:p>
          </table:table-cell>
          <table:table-cell office:value-type="time" office:time-value="PT00H00M00.012331S">
            <text:p>00:00:00,01</text:p>
          </table:table-cell>
          <table:table-cell table:number-columns-repeated="12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82:.K82])/[.$B$78]" office:value-type="time" office:time-value="PT00H00M00.003877S">
            <text:p>00:00:00,00</text:p>
          </table:table-cell>
          <table:table-cell office:value-type="time" office:time-value="PT00H00M00.003877S">
            <text:p>00:00:00,0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3:.K83])/[.$B$78]" office:value-type="time" office:time-value="PT00H00M00S">
            <text:p>00:00:00,00</text:p>
          </table:table-cell>
          <table:table-cell office:value-type="time" office:time-value="PT00H00M00S">
            <text:p>00:00:00,0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84:.K84])/[.$B$78]" office:value-type="time" office:time-value="PT00H00M00.000065S">
            <text:p>00:00:00,00</text:p>
          </table:table-cell>
          <table:table-cell office:value-type="time" office:time-value="PT00H00M00.000065S">
            <text:p>00:00:00,00</text:p>
          </table:table-cell>
          <table:table-cell table:number-columns-repeated="12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85:.K85])/[.$B$78]" office:value-type="time" office:time-value="PT00H00M01.323428S">
            <text:p>00:00:01,32</text:p>
          </table:table-cell>
          <table:table-cell office:value-type="time" office:time-value="PT00H00M01.323428S">
            <text:p>00:00:01,3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6:.K86])/[.$B$78]" office:value-type="time" office:time-value="PT00H00M00.09S">
            <text:p>00:00:00,09</text:p>
          </table:table-cell>
          <table:table-cell office:value-type="time" office:time-value="PT00H00M00.09S">
            <text:p>00:00:00,09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87:.K87])/[.$B$78]" office:value-type="time" office:time-value="PT00H00M00.099568S">
            <text:p>00:00:00,10</text:p>
          </table:table-cell>
          <table:table-cell office:value-type="time" office:time-value="PT00H00M00.099568S">
            <text:p>00:00:00,10</text:p>
          </table:table-cell>
          <table:table-cell table:number-columns-repeated="12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88:.K88])/[.$B$78]" office:value-type="time" office:time-value="PT00H00M31.879447S">
            <text:p>00:00:31,88</text:p>
          </table:table-cell>
          <table:table-cell office:value-type="time" office:time-value="PT00H00M31.879447S">
            <text:p>00:00:31,8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9:.K89])/[.$B$78]" office:value-type="time" office:time-value="PT00H00M14.81S">
            <text:p>00:00:14,81</text:p>
          </table:table-cell>
          <table:table-cell office:value-type="time" office:time-value="PT00H00M14.81S">
            <text:p>00:00:14,8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0:.K90])/[.$B$78]" office:value-type="time" office:time-value="PT00H00M00.107623S">
            <text:p>00:00:00,11</text:p>
          </table:table-cell>
          <table:table-cell office:value-type="time" office:time-value="PT00H00M00.107623S">
            <text:p>00:00:00,11</text:p>
          </table:table-cell>
          <table:table-cell table:number-columns-repeated="12"/>
        </table:table-row>
        <table:table-row table:style-name="ro1">
          <table:table-cell office:value-type="string">
            <text:p>Q5a</text:p>
          </table:table-cell>
          <table:table-cell office:value-type="string">
            <text:p>elapsed</text:p>
          </table:table-cell>
          <table:table-cell table:formula="of:=SUM([.D91:.K91])/[.$B$78]" office:value-type="time" office:time-value="PT00H00M05.277468S">
            <text:p>00:00:05,28</text:p>
          </table:table-cell>
          <table:table-cell table:style-name="ce29" office:value-type="time" office:time-value="PT00H00M05.277468S">
            <text:p>00:00:05,28</text:p>
          </table:table-cell>
          <table:table-cell table:style-name="ce29" table:number-columns-repeated="3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2:.K92])/[.$B$78]" office:value-type="time" office:time-value="PT00H00M04.23S">
            <text:p>00:00:04,23</text:p>
          </table:table-cell>
          <table:table-cell table:style-name="ce29" office:value-type="time" office:time-value="PT00H00M04.23S">
            <text:p>00:00:04,23</text:p>
          </table:table-cell>
          <table:table-cell table:style-name="ce29" table:number-columns-repeated="3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3:.K93])/[.$B$78]" office:value-type="time" office:time-value="PT00H00M00.095392S">
            <text:p>00:00:00,10</text:p>
          </table:table-cell>
          <table:table-cell table:style-name="ce29" office:value-type="time" office:time-value="PT00H00M00.095392S">
            <text:p>00:00:00,10</text:p>
          </table:table-cell>
          <table:table-cell table:style-name="ce29" table:number-columns-repeated="3"/>
          <table:table-cell table:number-columns-repeated="9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94:.K94])/[.$B$78]" office:value-type="time" office:time-value="PT00H04M23.370992S">
            <text:p>00:04:23,37</text:p>
          </table:table-cell>
          <table:table-cell table:formula="of:=+[.D97]+[.D100]" office:value-type="time" office:time-value="PT00H04M23.370992S">
            <text:p>00:04:23,37</text:p>
          </table:table-cell>
          <table:table-cell table:formula="of:=+[.E97]+[.E100]" office:value-type="time" office:time-value="PT00H00M00S">
            <text:p>00:00:00,00</text:p>
          </table:table-cell>
          <table:table-cell table:formula="of:=+[.F97]+[.F100]" office:value-type="time" office:time-value="PT00H00M00S">
            <text:p>00:00:00,00</text:p>
          </table:table-cell>
          <table:table-cell table:formula="of:=+[.G97]+[.G100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5:.K95])/[.$B$78]" office:value-type="time" office:time-value="PT00H04M13.73S">
            <text:p>00:04:13,73</text:p>
          </table:table-cell>
          <table:table-cell table:formula="of:=+[.D98]+[.D101]" office:value-type="time" office:time-value="PT00H04M13.73S">
            <text:p>00:04:13,73</text:p>
          </table:table-cell>
          <table:table-cell table:formula="of:=+[.E98]+[.E101]" office:value-type="time" office:time-value="PT00H00M00S">
            <text:p>00:00:00,00</text:p>
          </table:table-cell>
          <table:table-cell table:formula="of:=+[.F98]+[.F101]" office:value-type="time" office:time-value="PT00H00M00S">
            <text:p>00:00:00,00</text:p>
          </table:table-cell>
          <table:table-cell table:formula="of:=+[.G98]+[.G101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6:.K96])/[.$B$78]" office:value-type="time" office:time-value="PT00H00M02.379982S">
            <text:p>00:00:02,38</text:p>
          </table:table-cell>
          <table:table-cell table:formula="of:=+[.D99]+[.D102]" office:value-type="time" office:time-value="PT00H00M02.379982S">
            <text:p>00:00:02,38</text:p>
          </table:table-cell>
          <table:table-cell table:formula="of:=+[.E99]+[.E102]" office:value-type="time" office:time-value="PT00H00M00S">
            <text:p>00:00:00,00</text:p>
          </table:table-cell>
          <table:table-cell table:formula="of:=+[.F99]+[.F102]" office:value-type="time" office:time-value="PT00H00M00S">
            <text:p>00:00:00,00</text:p>
          </table:table-cell>
          <table:table-cell table:formula="of:=+[.G99]+[.G102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 table:style-name="ce29" office:value-type="string">
            <text:p>Q6tmp1</text:p>
          </table:table-cell>
          <table:table-cell table:style-name="ce29" office:value-type="string">
            <text:p>elapsed</text:p>
          </table:table-cell>
          <table:table-cell table:formula="of:=SUM([.D97:.K97])/[.$B$78]" office:value-type="time" office:time-value="PT00H00M44.90913S">
            <text:p>00:00:44,91</text:p>
          </table:table-cell>
          <table:table-cell office:value-type="time" office:time-value="PT00H00M44.90913S">
            <text:p>00:00:44,91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formula="of:=SUM([.D98:.K98])/[.$B$78]" office:value-type="time" office:time-value="PT00H00M35.44S">
            <text:p>00:00:35,44</text:p>
          </table:table-cell>
          <table:table-cell office:value-type="time" office:time-value="PT00H00M35.44S">
            <text:p>00:00:35,44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formula="of:=SUM([.D99:.K99])/[.$B$78]" office:value-type="time" office:time-value="PT00H00M02.318157S">
            <text:p>00:00:02,32</text:p>
          </table:table-cell>
          <table:table-cell office:value-type="time" office:time-value="PT00H00M02.318157S">
            <text:p>00:00:02,32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 office:value-type="string">
            <text:p>Q6res</text:p>
          </table:table-cell>
          <table:table-cell table:style-name="ce29" office:value-type="string">
            <text:p>elapsed</text:p>
          </table:table-cell>
          <table:table-cell table:formula="of:=SUM([.D100:.K100])/[.$B$78]" office:value-type="time" office:time-value="PT00H03M38.461862S">
            <text:p>00:03:38,46</text:p>
          </table:table-cell>
          <table:table-cell office:value-type="time" office:time-value="PT00H03M38.461862S">
            <text:p>00:03:38,46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formula="of:=SUM([.D101:.K101])/[.$B$78]" office:value-type="time" office:time-value="PT00H03M38.29S">
            <text:p>00:03:38,29</text:p>
          </table:table-cell>
          <table:table-cell office:value-type="time" office:time-value="PT00H03M38.29S">
            <text:p>00:03:38,29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formula="of:=SUM([.D102:.K102])/[.$B$78]" office:value-type="time" office:time-value="PT00H00M00.061825S">
            <text:p>00:00:00,06</text:p>
          </table:table-cell>
          <table:table-cell office:value-type="time" office:time-value="PT00H00M00.061825S">
            <text:p>00:00:00,06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SUM([.D103:.K103])/[.$B$78]" office:value-type="time" office:time-value="PT00H02M49.848019S">
            <text:p>00:02:49,85</text:p>
          </table:table-cell>
          <table:table-cell table:formula="of:=+[.D106]+[.D109]" office:value-type="time" office:time-value="PT00H02M49.848019S">
            <text:p>00:02:49,85</text:p>
          </table:table-cell>
          <table:table-cell table:formula="of:=+[.E106]+[.E109]" office:value-type="time" office:time-value="PT00H00M00S">
            <text:p>00:00:00,00</text:p>
          </table:table-cell>
          <table:table-cell table:formula="of:=+[.F106]+[.F109]" office:value-type="time" office:time-value="PT00H00M00S">
            <text:p>00:00:00,00</text:p>
          </table:table-cell>
          <table:table-cell table:formula="of:=+[.G106]+[.G109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4:.K104])/[.$B$78]" office:value-type="time" office:time-value="PT00H00M36.35S">
            <text:p>00:00:36,35</text:p>
          </table:table-cell>
          <table:table-cell table:formula="of:=+[.D107]+[.D110]" office:value-type="time" office:time-value="PT00H00M36.35S">
            <text:p>00:00:36,35</text:p>
          </table:table-cell>
          <table:table-cell table:formula="of:=+[.E107]+[.E110]" office:value-type="time" office:time-value="PT00H00M00S">
            <text:p>00:00:00,00</text:p>
          </table:table-cell>
          <table:table-cell table:formula="of:=+[.F107]+[.F110]" office:value-type="time" office:time-value="PT00H00M00S">
            <text:p>00:00:00,00</text:p>
          </table:table-cell>
          <table:table-cell table:formula="of:=+[.G107]+[.G110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5:.K105])/[.$B$78]" office:value-type="time" office:time-value="PT00H00M00.235157S">
            <text:p>00:00:00,24</text:p>
          </table:table-cell>
          <table:table-cell table:formula="of:=+[.D108]+[.D111]" office:value-type="time" office:time-value="PT00H00M00.235157S">
            <text:p>00:00:00,24</text:p>
          </table:table-cell>
          <table:table-cell table:formula="of:=+[.E108]+[.E111]" office:value-type="time" office:time-value="PT00H00M00S">
            <text:p>00:00:00,00</text:p>
          </table:table-cell>
          <table:table-cell table:formula="of:=+[.F108]+[.F111]" office:value-type="time" office:time-value="PT00H00M00S">
            <text:p>00:00:00,00</text:p>
          </table:table-cell>
          <table:table-cell table:formula="of:=+[.G108]+[.G111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 table:style-name="ce29" office:value-type="string">
            <text:p>Q7tmp1</text:p>
          </table:table-cell>
          <table:table-cell table:style-name="ce29" office:value-type="string">
            <text:p>elapsed</text:p>
          </table:table-cell>
          <table:table-cell table:formula="of:=SUM([.D106:.K106])/[.$B$78]" office:value-type="time" office:time-value="PT00H02M45.180181S">
            <text:p>00:02:45,18</text:p>
          </table:table-cell>
          <table:table-cell office:value-type="time" office:time-value="PT00H02M45.180181S">
            <text:p>00:02:45,18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formula="of:=SUM([.D107:.K107])/[.$B$78]" office:value-type="time" office:time-value="PT00H00M31.78S">
            <text:p>00:00:31,78</text:p>
          </table:table-cell>
          <table:table-cell office:value-type="time" office:time-value="PT00H00M31.78S">
            <text:p>00:00:31,78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formula="of:=SUM([.D108:.K108])/[.$B$78]" office:value-type="time" office:time-value="PT00H00M00.204239S">
            <text:p>00:00:00,20</text:p>
          </table:table-cell>
          <table:table-cell office:value-type="time" office:time-value="PT00H00M00.204239S">
            <text:p>00:00:00,20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 office:value-type="string">
            <text:p>Q7res</text:p>
          </table:table-cell>
          <table:table-cell table:style-name="ce29" office:value-type="string">
            <text:p>elapsed</text:p>
          </table:table-cell>
          <table:table-cell table:formula="of:=SUM([.D109:.K109])/[.$B$78]" office:value-type="time" office:time-value="PT00H00M04.667838S">
            <text:p>00:00:04,67</text:p>
          </table:table-cell>
          <table:table-cell office:value-type="time" office:time-value="PT00H00M04.667838S">
            <text:p>00:00:04,67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formula="of:=SUM([.D110:.K110])/[.$B$78]" office:value-type="time" office:time-value="PT00H00M04.57S">
            <text:p>00:00:04,57</text:p>
          </table:table-cell>
          <table:table-cell office:value-type="time" office:time-value="PT00H00M04.57S">
            <text:p>00:00:04,57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formula="of:=SUM([.D111:.K111])/[.$B$78]" office:value-type="time" office:time-value="PT00H00M00.030918S">
            <text:p>00:00:00,03</text:p>
          </table:table-cell>
          <table:table-cell office:value-type="time" office:time-value="PT00H00M00.030918S">
            <text:p>00:00:00,03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112:.K112])/[.$B$78]" office:value-type="time" office:time-value="PT00H00M00.30275S">
            <text:p>00:00:00,30</text:p>
          </table:table-cell>
          <table:table-cell office:value-type="time" office:time-value="PT00H00M00.30275S">
            <text:p>00:00:00,3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3:.K113])/[.$B$78]" office:value-type="time" office:time-value="PT00H00M00.13S">
            <text:p>00:00:00,13</text:p>
          </table:table-cell>
          <table:table-cell office:value-type="time" office:time-value="PT00H00M00.13S">
            <text:p>00:00:00,13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14:.K114])/[.$B$78]" office:value-type="time" office:time-value="PT00H00M00.053767S">
            <text:p>00:00:00,05</text:p>
          </table:table-cell>
          <table:table-cell office:value-type="time" office:time-value="PT00H00M00.053767S">
            <text:p>00:00:00,05</text:p>
          </table:table-cell>
          <table:table-cell table:number-columns-repeated="12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115:.K115])/[.$B$78]" office:value-type="time" office:time-value="PT00H02M36.692597S">
            <text:p>00:02:36,69</text:p>
          </table:table-cell>
          <table:table-cell office:value-type="time" office:time-value="PT00H02M36.692597S">
            <text:p>00:02:36,69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6:.K116])/[.$B$78]" office:value-type="time" office:time-value="PT00H02M28.37S">
            <text:p>00:02:28,37</text:p>
          </table:table-cell>
          <table:table-cell office:value-type="time" office:time-value="PT00H02M28.37S">
            <text:p>00:02:28,37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17:.K117])/[.$B$78]" office:value-type="time" office:time-value="PT00H00M00.048813S">
            <text:p>00:00:00,05</text:p>
          </table:table-cell>
          <table:table-cell office:value-type="time" office:time-value="PT00H00M00.048813S">
            <text:p>00:00:00,05</text:p>
          </table:table-cell>
          <table:table-cell table:number-columns-repeated="12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118:.K118])/[.$B$78]" office:value-type="time" office:time-value="PT00H29M51.941257S">
            <text:p>00:29:51,94</text:p>
          </table:table-cell>
          <table:table-cell office:value-type="time" office:time-value="PT00H29M51.941257S">
            <text:p>00:29:51,9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9:.K119])/[.$B$78]" office:value-type="time" office:time-value="PT00H25M49.52S">
            <text:p>00:25:49,52</text:p>
          </table:table-cell>
          <table:table-cell office:value-type="time" office:time-value="PT00H25M49.52S">
            <text:p>00:25:49,5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0:.K120])/[.$B$78]" office:value-type="time" office:time-value="PT00H00M00.51943S">
            <text:p>00:00:00,52</text:p>
          </table:table-cell>
          <table:table-cell office:value-type="time" office:time-value="PT00H00M00.51943S">
            <text:p>00:00:00,52</text:p>
          </table:table-cell>
          <table:table-cell table:number-columns-repeated="12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121:.K121])/[.$B$78]" office:value-type="time" office:time-value="PT00H00M07.73786S">
            <text:p>00:00:07,74</text:p>
          </table:table-cell>
          <table:table-cell office:value-type="time" office:time-value="PT00H00M07.73786S">
            <text:p>00:00:07,7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22:.K122])/[.$B$78]" office:value-type="time" office:time-value="PT00H00M00.16S">
            <text:p>00:00:00,16</text:p>
          </table:table-cell>
          <table:table-cell office:value-type="time" office:time-value="PT00H00M00.16S">
            <text:p>00:00:00,16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3:.K123])/[.$B$78]" office:value-type="time" office:time-value="PT00H00M00.072619S">
            <text:p>00:00:00,07</text:p>
          </table:table-cell>
          <table:table-cell office:value-type="time" office:time-value="PT00H00M00.072619S">
            <text:p>00:00:00,07</text:p>
          </table:table-cell>
          <table:table-cell table:number-columns-repeated="12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124:.K124])/[.$B$78]" office:value-type="time" office:time-value="PT00H00M00.267075S">
            <text:p>00:00:00,27</text:p>
          </table:table-cell>
          <table:table-cell table:formula="of:=+[.D127]+[.D130]" office:value-type="time" office:time-value="PT00H00M00.267075S">
            <text:p>00:00:00,27</text:p>
          </table:table-cell>
          <table:table-cell table:formula="of:=+[.E127]+[.E130]" office:value-type="time" office:time-value="PT00H00M00S">
            <text:p>00:00:00,00</text:p>
          </table:table-cell>
          <table:table-cell table:formula="of:=+[.F127]+[.F130]" office:value-type="time" office:time-value="PT00H00M00S">
            <text:p>00:00:00,00</text:p>
          </table:table-cell>
          <table:table-cell table:formula="of:=+[.G127]+[.G130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25:.K125])/[.$B$78]" office:value-type="time" office:time-value="PT00H00M00.12S">
            <text:p>00:00:00,12</text:p>
          </table:table-cell>
          <table:table-cell table:formula="of:=+[.D128]+[.D131]" office:value-type="time" office:time-value="PT00H00M00.12S">
            <text:p>00:00:00,12</text:p>
          </table:table-cell>
          <table:table-cell table:formula="of:=+[.E128]+[.E131]" office:value-type="time" office:time-value="PT00H00M00S">
            <text:p>00:00:00,00</text:p>
          </table:table-cell>
          <table:table-cell table:formula="of:=+[.F128]+[.F131]" office:value-type="time" office:time-value="PT00H00M00S">
            <text:p>00:00:00,00</text:p>
          </table:table-cell>
          <table:table-cell table:formula="of:=+[.G128]+[.G131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6:.K126])/[.$B$78]" office:value-type="time" office:time-value="PT00H00M00.051884S">
            <text:p>00:00:00,05</text:p>
          </table:table-cell>
          <table:table-cell table:formula="of:=+[.D129]+[.D132]" office:value-type="time" office:time-value="PT00H00M00.051884S">
            <text:p>00:00:00,05</text:p>
          </table:table-cell>
          <table:table-cell table:formula="of:=+[.E129]+[.E132]" office:value-type="time" office:time-value="PT00H00M00S">
            <text:p>00:00:00,00</text:p>
          </table:table-cell>
          <table:table-cell table:formula="of:=+[.F129]+[.F132]" office:value-type="time" office:time-value="PT00H00M00S">
            <text:p>00:00:00,00</text:p>
          </table:table-cell>
          <table:table-cell table:formula="of:=+[.G129]+[.G132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 table:style-name="ce29" office:value-type="string">
            <text:p>Q12tmp1</text:p>
          </table:table-cell>
          <table:table-cell table:style-name="ce29" office:value-type="string">
            <text:p>elapsed</text:p>
          </table:table-cell>
          <table:table-cell table:formula="of:=SUM([.D127:.K127])/[.$B$78]" office:value-type="time" office:time-value="PT00H00M00.187351S">
            <text:p>00:00:00,19</text:p>
          </table:table-cell>
          <table:table-cell table:style-name="ce29" office:value-type="time" office:time-value="PT00H00M00.187351S">
            <text:p>00:00:00,19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formula="of:=SUM([.D128:.K128])/[.$B$78]" office:value-type="time" office:time-value="PT00H00M00.11S">
            <text:p>00:00:00,11</text:p>
          </table:table-cell>
          <table:table-cell table:style-name="ce29" office:value-type="time" office:time-value="PT00H00M00.11S">
            <text:p>00:00:00,11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formula="of:=SUM([.D129:.K129])/[.$B$78]" office:value-type="time" office:time-value="PT00H00M00.030081S">
            <text:p>00:00:00,03</text:p>
          </table:table-cell>
          <table:table-cell table:style-name="ce29" office:value-type="time" office:time-value="PT00H00M00.030081S">
            <text:p>00:00:00,03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 office:value-type="string">
            <text:p>Q12res</text:p>
          </table:table-cell>
          <table:table-cell table:style-name="ce29" office:value-type="string">
            <text:p>elapsed</text:p>
          </table:table-cell>
          <table:table-cell table:formula="of:=SUM([.D130:.K130])/[.$B$78]" office:value-type="time" office:time-value="PT00H00M00.079724S">
            <text:p>00:00:00,08</text:p>
          </table:table-cell>
          <table:table-cell table:style-name="ce29" office:value-type="time" office:time-value="PT00H00M00.079724S">
            <text:p>00:00:00,08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formula="of:=SUM([.D131:.K131])/[.$B$78]" office:value-type="time" office:time-value="PT00H00M00.01S">
            <text:p>00:00:00,01</text:p>
          </table:table-cell>
          <table:table-cell table:style-name="ce29" office:value-type="time" office:time-value="PT00H00M00.01S">
            <text:p>00:00:00,01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formula="of:=SUM([.D132:.K132])/[.$B$78]" office:value-type="time" office:time-value="PT00H00M00.021803S">
            <text:p>00:00:00,02</text:p>
          </table:table-cell>
          <table:table-cell table:style-name="ce29" office:value-type="time" office:time-value="PT00H00M00.021803S">
            <text:p>00:00:00,02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133:.K133])/[.$B$78]" office:value-type="time" office:time-value="PT00H00M36.085871S">
            <text:p>00:00:36,09</text:p>
          </table:table-cell>
          <table:table-cell office:value-type="time" office:time-value="PT00H00M36.085871S">
            <text:p>00:00:36,09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34:.K134])/[.$B$78]" office:value-type="time" office:time-value="PT00H00M21.16S">
            <text:p>00:00:21,16</text:p>
          </table:table-cell>
          <table:table-cell office:value-type="time" office:time-value="PT00H00M21.16S">
            <text:p>00:00:21,16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35:.K135])/[.$B$78]" office:value-type="time" office:time-value="PT00H00M00.120815S">
            <text:p>00:00:00,12</text:p>
          </table:table-cell>
          <table:table-cell office:value-type="time" office:time-value="PT00H00M00.120815S">
            <text:p>00:00:00,12</text:p>
          </table:table-cell>
          <table:table-cell table:number-columns-repeated="12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136:.K136])/[.$B$78]" office:value-type="time" office:time-value="PT00H00M38.551672S">
            <text:p>00:00:38,55</text:p>
          </table:table-cell>
          <table:table-cell office:value-type="time" office:time-value="PT00H00M38.551672S">
            <text:p>00:00:38,55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37:.K137])/[.$B$78]" office:value-type="time" office:time-value="PT00H00M02S">
            <text:p>00:00:02,00</text:p>
          </table:table-cell>
          <table:table-cell office:value-type="time" office:time-value="PT00H00M02S">
            <text:p>00:00:02,0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38:.K138])/[.$B$78]" office:value-type="time" office:time-value="PT00H00M00.114503S">
            <text:p>00:00:00,11</text:p>
          </table:table-cell>
          <table:table-cell office:value-type="time" office:time-value="PT00H00M00.114503S">
            <text:p>00:00:00,11</text:p>
          </table:table-cell>
          <table:table-cell table:number-columns-repeated="12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139:.K139])/[.$B$78]" office:value-type="time" office:time-value="PT00H00M07.989134S">
            <text:p>00:00:07,99</text:p>
          </table:table-cell>
          <table:table-cell office:value-type="time" office:time-value="PT00H00M07.989134S">
            <text:p>00:00:07,99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0:.K140])/[.$B$78]" office:value-type="time" office:time-value="PT00H00M03.43S">
            <text:p>00:00:03,43</text:p>
          </table:table-cell>
          <table:table-cell office:value-type="time" office:time-value="PT00H00M03.43S">
            <text:p>00:00:03,43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1:.K141])/[.$B$78]" office:value-type="time" office:time-value="PT00H00M00.135662S">
            <text:p>00:00:00,14</text:p>
          </table:table-cell>
          <table:table-cell office:value-type="time" office:time-value="PT00H00M00.135662S">
            <text:p>00:00:00,14</text:p>
          </table:table-cell>
          <table:table-cell table:number-columns-repeated="12"/>
        </table:table-row>
        <table:table-row table:style-name="ro1">
          <table:table-cell office:value-type="string">
            <text:p>Q16b</text:p>
          </table:table-cell>
          <table:table-cell office:value-type="string">
            <text:p>elapsed</text:p>
          </table:table-cell>
          <table:table-cell table:formula="of:=SUM([.D142:.K142])/[.$B$78]" office:value-type="time" office:time-value="PT00H00M01.96904S">
            <text:p>00:00:01,97</text:p>
          </table:table-cell>
          <table:table-cell table:style-name="ce29" office:value-type="time" office:time-value="PT00H00M01.96904S">
            <text:p>00:00:01,97</text:p>
          </table:table-cell>
          <table:table-cell table:style-name="ce29" table:number-columns-repeated="3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3:.K143])/[.$B$78]" office:value-type="time" office:time-value="PT00H00M00.78S">
            <text:p>00:00:00,78</text:p>
          </table:table-cell>
          <table:table-cell table:style-name="ce29" office:value-type="time" office:time-value="PT00H00M00.78S">
            <text:p>00:00:00,78</text:p>
          </table:table-cell>
          <table:table-cell table:style-name="ce29" table:number-columns-repeated="3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4:.K144])/[.$B$78]" office:value-type="time" office:time-value="PT00H00M00.083512S">
            <text:p>00:00:00,08</text:p>
          </table:table-cell>
          <table:table-cell table:style-name="ce29" office:value-type="time" office:time-value="PT00H00M00.083512S">
            <text:p>00:00:00,08</text:p>
          </table:table-cell>
          <table:table-cell table:style-name="ce29" table:number-columns-repeated="3"/>
          <table:table-cell table:number-columns-repeated="9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SUM([.D145:.K145])/[.$B$78]" office:value-type="time" office:time-value="PT00H00M08.025502S">
            <text:p>00:00:08,03</text:p>
          </table:table-cell>
          <table:table-cell table:formula="of:=+[.D148]+[.D151]" office:value-type="time" office:time-value="PT00H00M08.025502S">
            <text:p>00:00:08,03</text:p>
          </table:table-cell>
          <table:table-cell table:formula="of:=+[.E148]+[.E151]" office:value-type="time" office:time-value="PT00H00M00S">
            <text:p>00:00:00,00</text:p>
          </table:table-cell>
          <table:table-cell table:formula="of:=+[.F148]+[.F151]" office:value-type="time" office:time-value="PT00H00M00S">
            <text:p>00:00:00,00</text:p>
          </table:table-cell>
          <table:table-cell table:formula="of:=+[.G148]+[.G151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6:.K146])/[.$B$78]" office:value-type="time" office:time-value="PT00H00M03.1S">
            <text:p>00:00:03,10</text:p>
          </table:table-cell>
          <table:table-cell table:formula="of:=+[.D149]+[.D152]" office:value-type="time" office:time-value="PT00H00M03.1S">
            <text:p>00:00:03,10</text:p>
          </table:table-cell>
          <table:table-cell table:formula="of:=+[.E149]+[.E152]" office:value-type="time" office:time-value="PT00H00M00S">
            <text:p>00:00:00,00</text:p>
          </table:table-cell>
          <table:table-cell table:formula="of:=+[.F149]+[.F152]" office:value-type="time" office:time-value="PT00H00M00S">
            <text:p>00:00:00,00</text:p>
          </table:table-cell>
          <table:table-cell table:formula="of:=+[.G149]+[.G152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7:.K147])/[.$B$78]" office:value-type="time" office:time-value="PT00H00M00.09282S">
            <text:p>00:00:00,09</text:p>
          </table:table-cell>
          <table:table-cell table:formula="of:=+[.D150]+[.D153]" office:value-type="time" office:time-value="PT00H00M00.09282S">
            <text:p>00:00:00,09</text:p>
          </table:table-cell>
          <table:table-cell table:formula="of:=+[.E150]+[.E153]" office:value-type="time" office:time-value="PT00H00M00S">
            <text:p>00:00:00,00</text:p>
          </table:table-cell>
          <table:table-cell table:formula="of:=+[.F150]+[.F153]" office:value-type="time" office:time-value="PT00H00M00S">
            <text:p>00:00:00,00</text:p>
          </table:table-cell>
          <table:table-cell table:formula="of:=+[.G150]+[.G153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 table:style-name="ce29" office:value-type="string">
            <text:p>Q17tmp1</text:p>
          </table:table-cell>
          <table:table-cell table:style-name="ce29" office:value-type="string">
            <text:p>elapsed</text:p>
          </table:table-cell>
          <table:table-cell table:formula="of:=SUM([.D148:.K148])/[.$B$78]" office:value-type="time" office:time-value="PT00H00M07.943454S">
            <text:p>00:00:07,94</text:p>
          </table:table-cell>
          <table:table-cell table:style-name="ce29" office:value-type="time" office:time-value="PT00H00M07.943454S">
            <text:p>00:00:07,94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formula="of:=SUM([.D149:.K149])/[.$B$78]" office:value-type="time" office:time-value="PT00H00M03.09S">
            <text:p>00:00:03,09</text:p>
          </table:table-cell>
          <table:table-cell table:style-name="ce29" office:value-type="time" office:time-value="PT00H00M03.09S">
            <text:p>00:00:03,09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formula="of:=SUM([.D150:.K150])/[.$B$78]" office:value-type="time" office:time-value="PT00H00M00.068363S">
            <text:p>00:00:00,07</text:p>
          </table:table-cell>
          <table:table-cell table:style-name="ce29" office:value-type="time" office:time-value="PT00H00M00.068363S">
            <text:p>00:00:00,07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 office:value-type="string">
            <text:p>Q17res</text:p>
          </table:table-cell>
          <table:table-cell table:style-name="ce29" office:value-type="string">
            <text:p>elapsed</text:p>
          </table:table-cell>
          <table:table-cell table:formula="of:=SUM([.D151:.K151])/[.$B$78]" office:value-type="time" office:time-value="PT00H00M00.082048S">
            <text:p>00:00:00,08</text:p>
          </table:table-cell>
          <table:table-cell table:style-name="ce29" office:value-type="time" office:time-value="PT00H00M00.082048S">
            <text:p>00:00:00,08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formula="of:=SUM([.D152:.K152])/[.$B$78]" office:value-type="time" office:time-value="PT00H00M00.01S">
            <text:p>00:00:00,01</text:p>
          </table:table-cell>
          <table:table-cell table:style-name="ce29" office:value-type="time" office:time-value="PT00H00M00.01S">
            <text:p>00:00:00,01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formula="of:=SUM([.D153:.K153])/[.$B$78]" office:value-type="time" office:time-value="PT00H00M00.024457S">
            <text:p>00:00:00,02</text:p>
          </table:table-cell>
          <table:table-cell table:style-name="ce29" office:value-type="time" office:time-value="PT00H00M00.024457S">
            <text:p>00:00:00,02</text:p>
          </table:table-cell>
          <table:table-cell table:style-name="ce29"/>
          <table:table-cell table:style-name="ce29"/>
          <table:table-cell table:style-name="ce29"/>
          <table:table-cell table:number-columns-repeated="9"/>
        </table:table-row>
        <table:table-row table:style-name="ro1" table:number-rows-repeated="2">
          <table:table-cell table:number-columns-repeated="3"/>
          <table:table-cell table:style-name="ce4" table:number-columns-repeated="3"/>
          <table:table-cell table:number-columns-repeated="10"/>
        </table:table-row>
        <table:table-row table:style-name="ro1">
          <table:table-cell table:style-name="ce4" table:number-columns-repeated="7"/>
          <table:table-cell table:number-columns-repeated="9"/>
        </table:table-row>
        <table:table-row table:style-name="ro1">
          <table:table-cell table:style-name="ce4" office:value-type="string">
            <text:p>0.05</text:p>
          </table:table-cell>
          <table:table-cell table:style-name="ce4" office:value-type="string">
            <text:p>OBA</text:p>
          </table:table-cell>
          <table:table-cell table:style-name="ce4" office:value-type="string">
            <text:p>TBA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1</text:p>
          </table:table-cell>
          <table:table-cell table:style-name="ce16" table:formula="of:=[.C4]" office:value-type="time" office:time-value="PT00H00M00.1853S">
            <text:p>00:00:00,19</text:p>
          </table:table-cell>
          <table:table-cell table:style-name="ce4" table:formula="of:=[.C79]" office:value-type="time" office:time-value="PT00H00M00.215407S">
            <text:p>00:00:00,22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2</text:p>
          </table:table-cell>
          <table:table-cell table:style-name="ce4" table:formula="of:=[.C7]" office:value-type="time" office:time-value="PT00H00M00.019407S">
            <text:p>00:00:00,02</text:p>
          </table:table-cell>
          <table:table-cell table:style-name="ce16" table:formula="of:=[.C82]" office:value-type="time" office:time-value="PT00H00M00.003877S">
            <text:p>00:00:00,00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3</text:p>
          </table:table-cell>
          <table:table-cell table:style-name="ce16" table:formula="of:=[.C10]" office:value-type="time" office:time-value="PT00H00M00.845337S">
            <text:p>00:00:00,85</text:p>
          </table:table-cell>
          <table:table-cell table:style-name="ce4" table:formula="of:=[.C85]" office:value-type="time" office:time-value="PT00H00M01.323428S">
            <text:p>00:00:01,32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4</text:p>
          </table:table-cell>
          <table:table-cell table:style-name="ce16" table:formula="of:=[.C13]" office:value-type="time" office:time-value="PT00H00M01.145432S">
            <text:p>00:00:01,15</text:p>
          </table:table-cell>
          <table:table-cell table:style-name="ce30" table:formula="of:=[.C88]" office:value-type="time" office:time-value="PT00H00M31.879447S">
            <text:p>00:00:31,88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5</text:p>
          </table:table-cell>
          <table:table-cell table:style-name="ce16" table:formula="of:=[.C16]" office:value-type="time" office:time-value="PT00H00M04.780589S">
            <text:p>00:00:04,78</text:p>
          </table:table-cell>
          <table:table-cell table:style-name="ce4" table:formula="of:=[.C91]" office:value-type="time" office:time-value="PT00H00M05.277468S">
            <text:p>00:00:05,28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6</text:p>
          </table:table-cell>
          <table:table-cell table:style-name="ce4" table:formula="of:=[.C19]" office:value-type="time" office:time-value="PT00H06M21.621779S">
            <text:p>00:06:21,62</text:p>
          </table:table-cell>
          <table:table-cell table:style-name="ce16" table:formula="of:=[.C94]" office:value-type="time" office:time-value="PT00H04M23.370992S">
            <text:p>00:04:23,37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7</text:p>
          </table:table-cell>
          <table:table-cell table:style-name="ce16" table:formula="of:=[.C28]" office:value-type="time" office:time-value="PT00H02M04.602482S">
            <text:p>00:02:04,60</text:p>
          </table:table-cell>
          <table:table-cell table:style-name="ce4" table:formula="of:=[.C103]" office:value-type="time" office:time-value="PT00H02M49.848019S">
            <text:p>00:02:49,85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8</text:p>
          </table:table-cell>
          <table:table-cell table:style-name="ce16" table:formula="of:=[.C31]" office:value-type="time" office:time-value="PT00H00M00.258056S">
            <text:p>00:00:00,26</text:p>
          </table:table-cell>
          <table:table-cell table:style-name="ce4" table:formula="of:=[.C112]" office:value-type="time" office:time-value="PT00H00M00.30275S">
            <text:p>00:00:00,30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9</text:p>
          </table:table-cell>
          <table:table-cell table:style-name="ce16" table:formula="of:=[.C34]" office:value-type="time" office:time-value="PT00H02M00.470044S">
            <text:p>00:02:00,47</text:p>
          </table:table-cell>
          <table:table-cell table:style-name="ce4" table:formula="of:=[.C115]" office:value-type="time" office:time-value="PT00H02M36.692597S">
            <text:p>00:02:36,69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10</text:p>
          </table:table-cell>
          <table:table-cell table:style-name="ce4" table:formula="of:=[.C37]" office:value-type="time" office:time-value="PT00H46M26.577635S">
            <text:p>00:46:26,58</text:p>
          </table:table-cell>
          <table:table-cell table:style-name="ce16" table:formula="of:=[.C118]" office:value-type="time" office:time-value="PT00H29M51.941257S">
            <text:p>00:29:51,94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11</text:p>
          </table:table-cell>
          <table:table-cell table:style-name="ce16" table:formula="of:=[.C40]" office:value-type="time" office:time-value="PT00H00M06.030207S">
            <text:p>00:00:06,03</text:p>
          </table:table-cell>
          <table:table-cell table:style-name="ce4" table:formula="of:=[.C121]" office:value-type="time" office:time-value="PT00H00M07.73786S">
            <text:p>00:00:07,74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12</text:p>
          </table:table-cell>
          <table:table-cell table:style-name="ce16" table:formula="of:=[.C43]" office:value-type="time" office:time-value="PT00H00M00.274005S">
            <text:p>00:00:00,27</text:p>
          </table:table-cell>
          <table:table-cell table:style-name="ce16" table:formula="of:=[.C124]" office:value-type="time" office:time-value="PT00H00M00.267075S">
            <text:p>00:00:00,27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13</text:p>
          </table:table-cell>
          <table:table-cell table:style-name="ce16" table:formula="of:=[.C52]" office:value-type="time" office:time-value="PT00H00M29.126419S">
            <text:p>00:00:29,13</text:p>
          </table:table-cell>
          <table:table-cell table:style-name="ce4" table:formula="of:=[.C133]" office:value-type="time" office:time-value="PT00H00M36.085871S">
            <text:p>00:00:36,09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14</text:p>
          </table:table-cell>
          <table:table-cell table:style-name="ce16" table:formula="of:=[.C55]" office:value-type="time" office:time-value="PT00H00M36.04113S">
            <text:p>00:00:36,04</text:p>
          </table:table-cell>
          <table:table-cell table:style-name="ce4" table:formula="of:=[.C136]" office:value-type="time" office:time-value="PT00H00M38.551672S">
            <text:p>00:00:38,55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15</text:p>
          </table:table-cell>
          <table:table-cell table:style-name="ce4" table:formula="of:=[.C58]" office:value-type="time" office:time-value="PT00H00M10.316528S">
            <text:p>00:00:10,32</text:p>
          </table:table-cell>
          <table:table-cell table:style-name="ce16" table:formula="of:=[.C139]" office:value-type="time" office:time-value="PT00H00M07.989134S">
            <text:p>00:00:07,99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16</text:p>
          </table:table-cell>
          <table:table-cell table:style-name="ce16" table:formula="of:=[.C61]" office:value-type="time" office:time-value="PT00H00M00.584236S">
            <text:p>00:00:00,58</text:p>
          </table:table-cell>
          <table:table-cell table:style-name="ce4" table:formula="of:=[.C142]" office:value-type="time" office:time-value="PT00H00M01.96904S">
            <text:p>00:00:01,97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17</text:p>
          </table:table-cell>
          <table:table-cell table:style-name="ce16" table:formula="of:=[.C64]" office:value-type="time" office:time-value="PT00H00M00.550299S">
            <text:p>00:00:00,55</text:p>
          </table:table-cell>
          <table:table-cell table:style-name="ce4" table:formula="of:=[.C145]" office:value-type="time" office:time-value="PT00H00M08.025502S">
            <text:p>00:00:08,03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Gesamt</text:p>
          </table:table-cell>
          <table:table-cell table:style-name="ce4" table:formula="of:=SUM([.B158:.B174])" office:value-type="time" office:time-value="PT00H58M23.428885S">
            <text:p>00:58:23,43</text:p>
          </table:table-cell>
          <table:table-cell table:style-name="ce16" table:formula="of:=SUM([.C158:.C174])" office:value-type="time" office:time-value="PT00H42M01.481396S">
            <text:p>00:42:01,48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table:number-columns-repeated="7"/>
          <table:table-cell table:number-columns-repeated="9"/>
        </table:table-row>
        <table:table-row table:style-name="ro1" table:number-rows-repeated="8">
          <table:table-cell table:style-name="Default" table:number-columns-repeated="2"/>
          <table:table-cell table:style-name="ce5" table:number-columns-repeated="5"/>
          <table:table-cell table:style-name="ce17" table:number-columns-repeated="4"/>
          <table:table-cell table:style-name="ce5"/>
          <table:table-cell table:style-name="ce17"/>
          <table:table-cell table:number-columns-repeated="3"/>
        </table:table-row>
        <table:table-row table:style-name="ro1" table:number-rows-repeated="3">
          <table:table-cell table:style-name="Default" table:number-columns-repeated="2"/>
          <table:table-cell table:style-name="ce5" table:number-columns-repeated="6"/>
          <table:table-cell table:style-name="ce17" table:number-columns-repeated="3"/>
          <table:table-cell table:style-name="ce5"/>
          <table:table-cell table:style-name="ce17"/>
          <table:table-cell table:number-columns-repeated="3"/>
        </table:table-row>
        <table:table-row table:style-name="ro1" table:number-rows-repeated="9">
          <table:table-cell table:style-name="Default" table:number-columns-repeated="2"/>
          <table:table-cell table:style-name="ce5" table:number-columns-repeated="5"/>
          <table:table-cell table:style-name="ce17" table:number-columns-repeated="4"/>
          <table:table-cell table:style-name="ce5"/>
          <table:table-cell table:style-name="ce17"/>
          <table:table-cell table:number-columns-repeated="3"/>
        </table:table-row>
        <table:table-row table:style-name="ro1" table:number-rows-repeated="3">
          <table:table-cell table:style-name="Default" table:number-columns-repeated="2"/>
          <table:table-cell table:style-name="ce5" table:number-columns-repeated="10"/>
          <table:table-cell table:style-name="ce17"/>
          <table:table-cell table:style-name="ce5" table:number-columns-repeated="2"/>
          <table:table-cell table:style-name="ce17"/>
        </table:table-row>
        <table:table-row table:style-name="ro1" table:number-rows-repeated="21">
          <table:table-cell table:style-name="Default" table:number-columns-repeated="2"/>
          <table:table-cell table:style-name="ce5" table:number-columns-repeated="5"/>
          <table:table-cell table:style-name="ce17" table:number-columns-repeated="4"/>
          <table:table-cell table:style-name="ce5"/>
          <table:table-cell table:style-name="ce17"/>
          <table:table-cell table:number-columns-repeated="3"/>
        </table:table-row>
        <table:table-row table:style-name="ro1" table:number-rows-repeated="2">
          <table:table-cell table:style-name="Default" table:number-columns-repeated="11"/>
          <table:table-cell table:number-columns-repeated="5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6"/>
          <table:table-cell table:number-columns-repeated="5"/>
        </table:table-row>
        <table:table-row table:style-name="ro1" table:number-rows-repeated="51">
          <table:table-cell table:style-name="ce3"/>
          <table:table-cell table:style-name="ce5" table:number-columns-repeated="6"/>
          <table:table-cell table:style-name="ce17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table:number-columns-repeated="7"/>
          <table:table-cell table:style-name="Default" table:number-columns-repeated="4"/>
          <table:table-cell table:number-columns-repeated="5"/>
        </table:table-row>
        <table:table-row table:style-name="ro1" table:number-rows-repeated="2">
          <table:table-cell table:style-name="Default" table:number-columns-repeated="11"/>
          <table:table-cell table:number-columns-repeated="5"/>
        </table:table-row>
        <table:table-row table:style-name="ro1" table:number-rows-repeated="3">
          <table:table-cell table:style-name="Default"/>
          <table:table-cell table:style-name="ce17" table:number-columns-repeated="2"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/>
          <table:table-cell table:style-name="ce17"/>
          <table:table-cell table:style-name="ce31"/>
          <table:table-cell table:style-name="Default" table:number-columns-repeated="8"/>
          <table:table-cell table:number-columns-repeated="5"/>
        </table:table-row>
        <table:table-row table:style-name="ro1" table:number-rows-repeated="14">
          <table:table-cell table:style-name="Default"/>
          <table:table-cell table:style-name="ce17" table:number-columns-repeated="2"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/>
          <table:table-cell table:style-name="ce17" table:number-columns-repeated="2"/>
          <table:table-cell table:style-name="Default" table:number-columns-repeated="8"/>
          <table:table-cell table:number-columns-repeated="5"/>
        </table:table-row>
      </table:table>
      <table:table table:name="N020" table:style-name="ta1" table:print="false">
        <office:forms form:automatic-focus="false" form:apply-design-mode="false"/>
        <table:table-column table:style-name="co23" table:default-cell-style-name="ce15"/>
        <table:table-column table:style-name="co2" table:default-cell-style-name="ce15"/>
        <table:table-column table:style-name="co24" table:number-columns-repeated="5" table:default-cell-style-name="ce15"/>
        <table:table-column table:style-name="co2" table:default-cell-style-name="ce15"/>
        <table:table-column table:style-name="co24" table:default-cell-style-name="ce15"/>
        <table:table-column table:style-name="co2" table:number-columns-repeated="6" table:default-cell-style-name="ce15"/>
        <table:table-column table:style-name="co25" table:default-cell-style-name="ce15"/>
        <table:table-column table:style-name="co1" table:default-cell-style-name="Default"/>
        <table:table-row table:style-name="ro1">
          <table:table-cell office:value-type="string">
            <text:p>Network 0.20</text:p>
          </table:table-cell>
          <table:table-cell table:number-columns-repeated="16"/>
        </table:table-row>
        <table:table-row table:style-name="ro1">
          <table:table-cell office:value-type="string">
            <text:p>OBA</text:p>
          </table:table-cell>
          <table:table-cell table:number-columns-repeated="16"/>
        </table:table-row>
        <table:table-row table:style-name="ro1">
          <table:table-cell office:value-type="string">
            <text:p>Anz. Läufe</text:p>
          </table:table-cell>
          <table:table-cell table:style-name="ce27" office:value-type="float" office:value="1">
            <text:p>1</text:p>
          </table:table-cell>
          <table:table-cell office:value-type="string">
            <text:p>Durchschnitt</text:p>
          </table:table-cell>
          <table:table-cell office:value-type="string">
            <text:p>1.Lauf</text:p>
          </table:table-cell>
          <table:table-cell office:value-type="string">
            <text:p>2.Lauf</text:p>
          </table:table-cell>
          <table:table-cell office:value-type="string">
            <text:p>3.Lauf</text:p>
          </table:table-cell>
          <table:table-cell office:value-type="string">
            <text:p>4.Lauf</text:p>
          </table:table-cell>
          <table:table-cell table:number-columns-repeated="10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4:.K4])/[.$B$3]" office:value-type="time" office:time-value="PT00H00M00.082477S">
            <text:p>00:00:00,08</text:p>
          </table:table-cell>
          <table:table-cell office:value-type="time" office:time-value="PT00H00M00.082477S">
            <text:p>00:00:00,0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:.K5])/[.$B$3]" office:value-type="time" office:time-value="PT00H00M00.01S">
            <text:p>00:00:00,01</text:p>
          </table:table-cell>
          <table:table-cell office:value-type="time" office:time-value="PT00H00M00.01S">
            <text:p>00:00:00,0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:.K6])/[.$B$3]" office:value-type="time" office:time-value="PT00H00M00.021797S">
            <text:p>00:00:00,02</text:p>
          </table:table-cell>
          <table:table-cell office:value-type="time" office:time-value="PT00H00M00.021797S">
            <text:p>00:00:00,02</text:p>
          </table:table-cell>
          <table:table-cell table:number-columns-repeated="13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7:.K7])/[.$B$3]" office:value-type="time" office:time-value="PT00H00M00.003506S">
            <text:p>00:00:00,00</text:p>
          </table:table-cell>
          <table:table-cell office:value-type="time" office:time-value="PT00H00M00.003506S">
            <text:p>00:00:00,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:.K8])/[.$B$3]" office:value-type="time" office:time-value="PT00H00M00.01S">
            <text:p>00:00:00,01</text:p>
          </table:table-cell>
          <table:table-cell office:value-type="time" office:time-value="PT00H00M00.01S">
            <text:p>00:00:00,0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:.K9])/[.$B$3]" office:value-type="time" office:time-value="PT00H00M00.000063S">
            <text:p>00:00:00,00</text:p>
          </table:table-cell>
          <table:table-cell office:value-type="time" office:time-value="PT00H00M00.000063S">
            <text:p>00:00:00,00</text:p>
          </table:table-cell>
          <table:table-cell table:number-columns-repeated="13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10:.K10])/[.$B$3]" office:value-type="time" office:time-value="PT00H00M00.134129S">
            <text:p>00:00:00,13</text:p>
          </table:table-cell>
          <table:table-cell office:value-type="time" office:time-value="PT00H00M00.134129S">
            <text:p>00:00:00,13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:.K11])/[.$B$3]" office:value-type="time" office:time-value="PT00H00M00.01S">
            <text:p>00:00:00,01</text:p>
          </table:table-cell>
          <table:table-cell office:value-type="time" office:time-value="PT00H00M00.01S">
            <text:p>00:00:00,0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:.K12])/[.$B$3]" office:value-type="time" office:time-value="PT00H00M00.053248S">
            <text:p>00:00:00,05</text:p>
          </table:table-cell>
          <table:table-cell office:value-type="time" office:time-value="PT00H00M00.053248S">
            <text:p>00:00:00,05</text:p>
          </table:table-cell>
          <table:table-cell table:number-columns-repeated="13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13:.K13])/[.$B$3]" office:value-type="time" office:time-value="PT00H00M00.217432S">
            <text:p>00:00:00,22</text:p>
          </table:table-cell>
          <table:table-cell office:value-type="time" office:time-value="PT00H00M00.217432S">
            <text:p>00:00:00,2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:.K14])/[.$B$3]" office:value-type="time" office:time-value="PT00H00M00.08S">
            <text:p>00:00:00,08</text:p>
          </table:table-cell>
          <table:table-cell office:value-type="time" office:time-value="PT00H00M00.08S">
            <text:p>00:00:00,0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:.K15])/[.$B$3]" office:value-type="time" office:time-value="PT00H00M00.081671S">
            <text:p>00:00:00,08</text:p>
          </table:table-cell>
          <table:table-cell office:value-type="time" office:time-value="PT00H00M00.081671S">
            <text:p>00:00:00,08</text:p>
          </table:table-cell>
          <table:table-cell table:number-columns-repeated="13"/>
        </table:table-row>
        <table:table-row table:style-name="ro1">
          <table:table-cell office:value-type="string">
            <text:p>Q5b</text:p>
          </table:table-cell>
          <table:table-cell office:value-type="string">
            <text:p>elapsed</text:p>
          </table:table-cell>
          <table:table-cell table:formula="of:=SUM([.D16:.K16])/[.$B$3]" office:value-type="time" office:time-value="PT00H00M01.767626S">
            <text:p>00:00:01,77</text:p>
          </table:table-cell>
          <table:table-cell table:style-name="ce29" office:value-type="time" office:time-value="PT00H00M01.767626S">
            <text:p>00:00:01,77</text:p>
          </table:table-cell>
          <table:table-cell table:style-name="ce29" table:number-columns-repeated="3"/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:.K17])/[.$B$3]" office:value-type="time" office:time-value="PT00H00M01.66S">
            <text:p>00:00:01,66</text:p>
          </table:table-cell>
          <table:table-cell table:style-name="ce29" office:value-type="time" office:time-value="PT00H00M01.66S">
            <text:p>00:00:01,66</text:p>
          </table:table-cell>
          <table:table-cell table:style-name="ce29" table:number-columns-repeated="3"/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8:.K18])/[.$B$3]" office:value-type="time" office:time-value="PT00H00M00.064821S">
            <text:p>00:00:00,06</text:p>
          </table:table-cell>
          <table:table-cell table:style-name="ce29" office:value-type="time" office:time-value="PT00H00M00.064821S">
            <text:p>00:00:00,06</text:p>
          </table:table-cell>
          <table:table-cell table:style-name="ce29" table:number-columns-repeated="3"/>
          <table:table-cell table:number-columns-repeated="10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19:.K19])/[.$B$3]" office:value-type="time" office:time-value="PT00H00M20.605374S">
            <text:p>00:00:20,61</text:p>
          </table:table-cell>
          <table:table-cell table:formula="of:=+[.D22]+[.D25]" office:value-type="time" office:time-value="PT00H00M20.605374S">
            <text:p>00:00:20,61</text:p>
          </table:table-cell>
          <table:table-cell table:formula="of:=+[.E22]+[.E25]" office:value-type="time" office:time-value="PT00H00M00S">
            <text:p>00:00:00,00</text:p>
          </table:table-cell>
          <table:table-cell table:formula="of:=+[.F22]+[.F25]" office:value-type="time" office:time-value="PT00H00M00S">
            <text:p>00:00:00,00</text:p>
          </table:table-cell>
          <table:table-cell table:formula="of:=+[.G22]+[.G25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0:.K20])/[.$B$3]" office:value-type="time" office:time-value="PT00H00M19.91S">
            <text:p>00:00:19,91</text:p>
          </table:table-cell>
          <table:table-cell table:formula="of:=+[.D23]+[.D26]" office:value-type="time" office:time-value="PT00H00M19.91S">
            <text:p>00:00:19,91</text:p>
          </table:table-cell>
          <table:table-cell table:formula="of:=+[.E23]+[.E26]" office:value-type="time" office:time-value="PT00H00M00S">
            <text:p>00:00:00,00</text:p>
          </table:table-cell>
          <table:table-cell table:formula="of:=+[.F23]+[.F26]" office:value-type="time" office:time-value="PT00H00M00S">
            <text:p>00:00:00,00</text:p>
          </table:table-cell>
          <table:table-cell table:formula="of:=+[.G23]+[.G26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1:.K21])/[.$B$3]" office:value-type="time" office:time-value="PT00H00M00.593279S">
            <text:p>00:00:00,59</text:p>
          </table:table-cell>
          <table:table-cell table:formula="of:=+[.D24]+[.D27]" office:value-type="time" office:time-value="PT00H00M00.593279S">
            <text:p>00:00:00,59</text:p>
          </table:table-cell>
          <table:table-cell table:formula="of:=+[.E24]+[.E27]" office:value-type="time" office:time-value="PT00H00M00S">
            <text:p>00:00:00,00</text:p>
          </table:table-cell>
          <table:table-cell table:formula="of:=+[.F24]+[.F27]" office:value-type="time" office:time-value="PT00H00M00S">
            <text:p>00:00:00,00</text:p>
          </table:table-cell>
          <table:table-cell table:formula="of:=+[.G24]+[.G27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 table:style-name="ce29" office:value-type="string">
            <text:p>Q6tmp1</text:p>
          </table:table-cell>
          <table:table-cell table:style-name="ce29" office:value-type="string">
            <text:p>elapsed</text:p>
          </table:table-cell>
          <table:table-cell table:formula="of:=SUM([.D22:.K22])/[.$B$3]" office:value-type="time" office:time-value="PT00H00M02.934775S">
            <text:p>00:00:02,93</text:p>
          </table:table-cell>
          <table:table-cell office:value-type="time" office:time-value="PT00H00M02.934775S">
            <text:p>00:00:02,93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formula="of:=SUM([.D23:.K23])/[.$B$3]" office:value-type="time" office:time-value="PT00H00M02.32S">
            <text:p>00:00:02,32</text:p>
          </table:table-cell>
          <table:table-cell office:value-type="time" office:time-value="PT00H00M02.32S">
            <text:p>00:00:02,32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formula="of:=SUM([.D24:.K24])/[.$B$3]" office:value-type="time" office:time-value="PT00H00M00.564488S">
            <text:p>00:00:00,56</text:p>
          </table:table-cell>
          <table:table-cell office:value-type="time" office:time-value="PT00H00M00.564488S">
            <text:p>00:00:00,56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 office:value-type="string">
            <text:p>Q6res</text:p>
          </table:table-cell>
          <table:table-cell table:style-name="ce29" office:value-type="string">
            <text:p>elapsed</text:p>
          </table:table-cell>
          <table:table-cell table:formula="of:=SUM([.D25:.K25])/[.$B$3]" office:value-type="time" office:time-value="PT00H00M17.670599S">
            <text:p>00:00:17,67</text:p>
          </table:table-cell>
          <table:table-cell office:value-type="time" office:time-value="PT00H00M17.670599S">
            <text:p>00:00:17,67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formula="of:=SUM([.D26:.K26])/[.$B$3]" office:value-type="time" office:time-value="PT00H00M17.59S">
            <text:p>00:00:17,59</text:p>
          </table:table-cell>
          <table:table-cell office:value-type="time" office:time-value="PT00H00M17.59S">
            <text:p>00:00:17,59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formula="of:=SUM([.D27:.K27])/[.$B$3]" office:value-type="time" office:time-value="PT00H00M00.028791S">
            <text:p>00:00:00,03</text:p>
          </table:table-cell>
          <table:table-cell office:value-type="time" office:time-value="PT00H00M00.028791S">
            <text:p>00:00:00,03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SUM([.D28:.K28])/[.$B$3]" office:value-type="time" office:time-value="PT00H00M10.107371S">
            <text:p>00:00:10,11</text:p>
          </table:table-cell>
          <table:table-cell office:value-type="time" office:time-value="PT00H00M10.107371S">
            <text:p>00:00:10,1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9:.K29])/[.$B$3]" office:value-type="time" office:time-value="PT00H00M10S">
            <text:p>00:00:10,00</text:p>
          </table:table-cell>
          <table:table-cell office:value-type="time" office:time-value="PT00H00M10S">
            <text:p>00:00:10,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0:.K30])/[.$B$3]" office:value-type="time" office:time-value="PT00H00M00.049459S">
            <text:p>00:00:00,05</text:p>
          </table:table-cell>
          <table:table-cell office:value-type="time" office:time-value="PT00H00M00.049459S">
            <text:p>00:00:00,05</text:p>
          </table:table-cell>
          <table:table-cell table:number-columns-repeated="13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31:.K31])/[.$B$3]" office:value-type="time" office:time-value="PT00H00M00.202342S">
            <text:p>00:00:00,20</text:p>
          </table:table-cell>
          <table:table-cell office:value-type="time" office:time-value="PT00H00M00.202342S">
            <text:p>00:00:00,20</text:p>
          </table:table-cell>
          <table:table-cell table:style-name="ce29" table:number-columns-repeated="2"/>
          <table:table-cell table:number-columns-repeated="11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2:.K32])/[.$B$3]" office:value-type="time" office:time-value="PT00H00M00.06999S">
            <text:p>00:00:00,07</text:p>
          </table:table-cell>
          <table:table-cell office:value-type="time" office:time-value="PT00H00M00.06999S">
            <text:p>00:00:00,07</text:p>
          </table:table-cell>
          <table:table-cell table:style-name="ce29" table:number-columns-repeated="2"/>
          <table:table-cell table:number-columns-repeated="11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3:.K33])/[.$B$3]" office:value-type="time" office:time-value="PT00H00M00.038815S">
            <text:p>00:00:00,04</text:p>
          </table:table-cell>
          <table:table-cell office:value-type="time" office:time-value="PT00H00M00.038815S">
            <text:p>00:00:00,04</text:p>
          </table:table-cell>
          <table:table-cell table:style-name="ce29" table:number-columns-repeated="2"/>
          <table:table-cell table:number-columns-repeated="11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34:.K34])/[.$B$3]" office:value-type="time" office:time-value="PT00H00M41.578955S">
            <text:p>00:00:41,58</text:p>
          </table:table-cell>
          <table:table-cell office:value-type="time" office:time-value="PT00H00M41.578955S">
            <text:p>00:00:41,5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5:.K35])/[.$B$3]" office:value-type="time" office:time-value="PT00H00M41.38S">
            <text:p>00:00:41,38</text:p>
          </table:table-cell>
          <table:table-cell office:value-type="time" office:time-value="PT00H00M41.38S">
            <text:p>00:00:41,3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6:.K36])/[.$B$3]" office:value-type="time" office:time-value="PT00H00M00.060084S">
            <text:p>00:00:00,06</text:p>
          </table:table-cell>
          <table:table-cell office:value-type="time" office:time-value="PT00H00M00.060084S">
            <text:p>00:00:00,06</text:p>
          </table:table-cell>
          <table:table-cell table:number-columns-repeated="13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37:.K37])/[.$B$3]" office:value-type="time" office:time-value="PT00H06M18.247882S">
            <text:p>00:06:18,25</text:p>
          </table:table-cell>
          <table:table-cell office:value-type="time" office:time-value="PT00H06M18.247882S">
            <text:p>00:06:18,2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8:.K38])/[.$B$3]" office:value-type="time" office:time-value="PT00H06M16.58S">
            <text:p>00:06:16,58</text:p>
          </table:table-cell>
          <table:table-cell office:value-type="time" office:time-value="PT00H06M16.58S">
            <text:p>00:06:16,5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9:.K39])/[.$B$3]" office:value-type="time" office:time-value="PT00H00M00.360243S">
            <text:p>00:00:00,36</text:p>
          </table:table-cell>
          <table:table-cell office:value-type="time" office:time-value="PT00H00M00.360243S">
            <text:p>00:00:00,36</text:p>
          </table:table-cell>
          <table:table-cell table:number-columns-repeated="13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40:.K40])/[.$B$3]" office:value-type="time" office:time-value="PT00H00M00.17766S">
            <text:p>00:00:00,18</text:p>
          </table:table-cell>
          <table:table-cell office:value-type="time" office:time-value="PT00H00M00.17766S">
            <text:p>00:00:00,1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1:.K41])/[.$B$3]" office:value-type="time" office:time-value="PT00H00M00.11S">
            <text:p>00:00:00,11</text:p>
          </table:table-cell>
          <table:table-cell office:value-type="time" office:time-value="PT00H00M00.11S">
            <text:p>00:00:00,1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2:.K42])/[.$B$3]" office:value-type="time" office:time-value="PT00H00M00.031471S">
            <text:p>00:00:00,03</text:p>
          </table:table-cell>
          <table:table-cell office:value-type="time" office:time-value="PT00H00M00.031471S">
            <text:p>00:00:00,03</text:p>
          </table:table-cell>
          <table:table-cell table:number-columns-repeated="13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43:.K43])/[.$B$3]" office:value-type="time" office:time-value="PT00H00M00.269171S">
            <text:p>00:00:00,27</text:p>
          </table:table-cell>
          <table:table-cell table:formula="of:=+[.D46]+[.D49]" office:value-type="time" office:time-value="PT00H00M00.269171S">
            <text:p>00:00:00,27</text:p>
          </table:table-cell>
          <table:table-cell table:formula="of:=+[.E46]+[.E49]" office:value-type="time" office:time-value="PT00H00M00S">
            <text:p>00:00:00,00</text:p>
          </table:table-cell>
          <table:table-cell table:formula="of:=+[.F46]+[.F49]" office:value-type="time" office:time-value="PT00H00M00S">
            <text:p>00:00:00,00</text:p>
          </table:table-cell>
          <table:table-cell table:formula="of:=+[.G46]+[.G49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4:.K44])/[.$B$3]" office:value-type="time" office:time-value="PT00H00M00.11S">
            <text:p>00:00:00,11</text:p>
          </table:table-cell>
          <table:table-cell table:formula="of:=+[.D47]+[.D50]" office:value-type="time" office:time-value="PT00H00M00.11S">
            <text:p>00:00:00,11</text:p>
          </table:table-cell>
          <table:table-cell table:formula="of:=+[.E47]+[.E50]" office:value-type="time" office:time-value="PT00H00M00S">
            <text:p>00:00:00,00</text:p>
          </table:table-cell>
          <table:table-cell table:formula="of:=+[.F47]+[.F50]" office:value-type="time" office:time-value="PT00H00M00S">
            <text:p>00:00:00,00</text:p>
          </table:table-cell>
          <table:table-cell table:formula="of:=+[.G47]+[.G50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5:.K45])/[.$B$3]" office:value-type="time" office:time-value="PT00H00M00.046754S">
            <text:p>00:00:00,05</text:p>
          </table:table-cell>
          <table:table-cell table:formula="of:=+[.D48]+[.D51]" office:value-type="time" office:time-value="PT00H00M00.046754S">
            <text:p>00:00:00,05</text:p>
          </table:table-cell>
          <table:table-cell table:formula="of:=+[.E48]+[.E51]" office:value-type="time" office:time-value="PT00H00M00S">
            <text:p>00:00:00,00</text:p>
          </table:table-cell>
          <table:table-cell table:formula="of:=+[.F48]+[.F51]" office:value-type="time" office:time-value="PT00H00M00S">
            <text:p>00:00:00,00</text:p>
          </table:table-cell>
          <table:table-cell table:formula="of:=+[.G48]+[.G51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 table:style-name="ce29" office:value-type="string">
            <text:p>Q12tmp1</text:p>
          </table:table-cell>
          <table:table-cell table:style-name="ce29" office:value-type="string">
            <text:p>elapsed</text:p>
          </table:table-cell>
          <table:table-cell table:formula="of:=SUM([.D46:.K46])/[.$B$3]" office:value-type="time" office:time-value="PT00H00M00.176071S">
            <text:p>00:00:00,18</text:p>
          </table:table-cell>
          <table:table-cell table:style-name="ce29" office:value-type="time" office:time-value="PT00H00M00.176071S">
            <text:p>00:00:00,18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formula="of:=SUM([.D47:.K47])/[.$B$3]" office:value-type="time" office:time-value="PT00H00M00.1S">
            <text:p>00:00:00,10</text:p>
          </table:table-cell>
          <table:table-cell table:style-name="ce29" office:value-type="time" office:time-value="PT00H00M00.1S">
            <text:p>00:00:00,10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formula="of:=SUM([.D48:.K48])/[.$B$3]" office:value-type="time" office:time-value="PT00H00M00.021905S">
            <text:p>00:00:00,02</text:p>
          </table:table-cell>
          <table:table-cell table:style-name="ce29" office:value-type="time" office:time-value="PT00H00M00.021905S">
            <text:p>00:00:00,02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 office:value-type="string">
            <text:p>Q12tmp2</text:p>
          </table:table-cell>
          <table:table-cell table:style-name="ce29" office:value-type="string">
            <text:p>elapsed</text:p>
          </table:table-cell>
          <table:table-cell table:formula="of:=SUM([.D49:.K49])/[.$B$3]" office:value-type="time" office:time-value="PT00H00M00.0931S">
            <text:p>00:00:00,09</text:p>
          </table:table-cell>
          <table:table-cell table:style-name="ce29" office:value-type="time" office:time-value="PT00H00M00.0931S">
            <text:p>00:00:00,09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formula="of:=SUM([.D50:.K50])/[.$B$3]" office:value-type="time" office:time-value="PT00H00M00.01S">
            <text:p>00:00:00,01</text:p>
          </table:table-cell>
          <table:table-cell table:style-name="ce29" office:value-type="time" office:time-value="PT00H00M00.01S">
            <text:p>00:00:00,01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formula="of:=SUM([.D51:.K51])/[.$B$3]" office:value-type="time" office:time-value="PT00H00M00.024849S">
            <text:p>00:00:00,02</text:p>
          </table:table-cell>
          <table:table-cell table:style-name="ce29" office:value-type="time" office:time-value="PT00H00M00.024849S">
            <text:p>00:00:00,02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52:.K52])/[.$B$3]" office:value-type="time" office:time-value="PT00H00M05.737104S">
            <text:p>00:00:05,74</text:p>
          </table:table-cell>
          <table:table-cell office:value-type="time" office:time-value="PT00H00M05.737104S">
            <text:p>00:00:05,7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3:.K53])/[.$B$3]" office:value-type="time" office:time-value="PT00H00M05.53S">
            <text:p>00:00:05,53</text:p>
          </table:table-cell>
          <table:table-cell office:value-type="time" office:time-value="PT00H00M05.53S">
            <text:p>00:00:05,53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4:.K54])/[.$B$3]" office:value-type="time" office:time-value="PT00H00M00.076565S">
            <text:p>00:00:00,08</text:p>
          </table:table-cell>
          <table:table-cell office:value-type="time" office:time-value="PT00H00M00.076565S">
            <text:p>00:00:00,08</text:p>
          </table:table-cell>
          <table:table-cell table:number-columns-repeated="13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55:.K55])/[.$B$3]" office:value-type="time" office:time-value="PT00H00M01.469261S">
            <text:p>00:00:01,47</text:p>
          </table:table-cell>
          <table:table-cell office:value-type="time" office:time-value="PT00H00M01.469261S">
            <text:p>00:00:01,47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6:.K56])/[.$B$3]" office:value-type="time" office:time-value="PT00H00M01.36S">
            <text:p>00:00:01,36</text:p>
          </table:table-cell>
          <table:table-cell office:value-type="time" office:time-value="PT00H00M01.36S">
            <text:p>00:00:01,3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7:.K57])/[.$B$3]" office:value-type="time" office:time-value="PT00H00M00.06532S">
            <text:p>00:00:00,07</text:p>
          </table:table-cell>
          <table:table-cell office:value-type="time" office:time-value="PT00H00M00.06532S">
            <text:p>00:00:00,07</text:p>
          </table:table-cell>
          <table:table-cell table:number-columns-repeated="13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58:.K58])/[.$B$3]" office:value-type="time" office:time-value="PT00H00M02.644195S">
            <text:p>00:00:02,64</text:p>
          </table:table-cell>
          <table:table-cell office:value-type="time" office:time-value="PT00H00M02.644195S">
            <text:p>00:00:02,6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9:.K59])/[.$B$3]" office:value-type="time" office:time-value="PT00H00M02.49S">
            <text:p>00:00:02,49</text:p>
          </table:table-cell>
          <table:table-cell office:value-type="time" office:time-value="PT00H00M02.49S">
            <text:p>00:00:02,4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0:.K60])/[.$B$3]" office:value-type="time" office:time-value="PT00H00M00.082019S">
            <text:p>00:00:00,08</text:p>
          </table:table-cell>
          <table:table-cell office:value-type="time" office:time-value="PT00H00M00.082019S">
            <text:p>00:00:00,08</text:p>
          </table:table-cell>
          <table:table-cell table:number-columns-repeated="13"/>
        </table:table-row>
        <table:table-row table:style-name="ro1">
          <table:table-cell office:value-type="string">
            <text:p>Q16b</text:p>
          </table:table-cell>
          <table:table-cell office:value-type="string">
            <text:p>elapsed</text:p>
          </table:table-cell>
          <table:table-cell table:formula="of:=SUM([.D61:.K61])/[.$B$3]" office:value-type="time" office:time-value="PT00H00M00.375572S">
            <text:p>00:00:00,38</text:p>
          </table:table-cell>
          <table:table-cell table:style-name="ce29" office:value-type="time" office:time-value="PT00H00M00.375572S">
            <text:p>00:00:00,38</text:p>
          </table:table-cell>
          <table:table-cell table:style-name="ce29" table:number-columns-repeated="3"/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2:.K62])/[.$B$3]" office:value-type="time" office:time-value="PT00H00M00.23S">
            <text:p>00:00:00,23</text:p>
          </table:table-cell>
          <table:table-cell table:style-name="ce29" office:value-type="time" office:time-value="PT00H00M00.23S">
            <text:p>00:00:00,23</text:p>
          </table:table-cell>
          <table:table-cell table:style-name="ce29" table:number-columns-repeated="3"/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3:.K63])/[.$B$3]" office:value-type="time" office:time-value="PT00H00M00.058348S">
            <text:p>00:00:00,06</text:p>
          </table:table-cell>
          <table:table-cell table:style-name="ce29" office:value-type="time" office:time-value="PT00H00M00.058348S">
            <text:p>00:00:00,06</text:p>
          </table:table-cell>
          <table:table-cell table:style-name="ce29" table:number-columns-repeated="3"/>
          <table:table-cell table:number-columns-repeated="10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SUM([.D64:.K64])/[.$B$3]" office:value-type="time" office:time-value="PT00H00M00.305844S">
            <text:p>00:00:00,31</text:p>
          </table:table-cell>
          <table:table-cell table:formula="of:=+[.D67]+[.D70]" office:value-type="time" office:time-value="PT00H00M00.305844S">
            <text:p>00:00:00,31</text:p>
          </table:table-cell>
          <table:table-cell table:formula="of:=+[.E67]+[.E70]" office:value-type="time" office:time-value="PT00H00M00S">
            <text:p>00:00:00,00</text:p>
          </table:table-cell>
          <table:table-cell table:formula="of:=+[.F67]+[.F70]" office:value-type="time" office:time-value="PT00H00M00S">
            <text:p>00:00:00,00</text:p>
          </table:table-cell>
          <table:table-cell table:formula="of:=+[.G67]+[.G70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5:.K65])/[.$B$3]" office:value-type="time" office:time-value="PT00H00M00.18S">
            <text:p>00:00:00,18</text:p>
          </table:table-cell>
          <table:table-cell table:formula="of:=+[.D68]+[.D71]" office:value-type="time" office:time-value="PT00H00M00.18S">
            <text:p>00:00:00,18</text:p>
          </table:table-cell>
          <table:table-cell table:formula="of:=+[.E68]+[.E71]" office:value-type="time" office:time-value="PT00H00M00S">
            <text:p>00:00:00,00</text:p>
          </table:table-cell>
          <table:table-cell table:formula="of:=+[.F68]+[.F71]" office:value-type="time" office:time-value="PT00H00M00S">
            <text:p>00:00:00,00</text:p>
          </table:table-cell>
          <table:table-cell table:formula="of:=+[.G68]+[.G71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6:.K66])/[.$B$3]" office:value-type="time" office:time-value="PT00H00M00.035614S">
            <text:p>00:00:00,04</text:p>
          </table:table-cell>
          <table:table-cell table:formula="of:=+[.D69]+[.D72]" office:value-type="time" office:time-value="PT00H00M00.035614S">
            <text:p>00:00:00,04</text:p>
          </table:table-cell>
          <table:table-cell table:formula="of:=+[.E69]+[.E72]" office:value-type="time" office:time-value="PT00H00M00S">
            <text:p>00:00:00,00</text:p>
          </table:table-cell>
          <table:table-cell table:formula="of:=+[.F69]+[.F72]" office:value-type="time" office:time-value="PT00H00M00S">
            <text:p>00:00:00,00</text:p>
          </table:table-cell>
          <table:table-cell table:formula="of:=+[.G69]+[.G72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 table:style-name="ce29" office:value-type="string">
            <text:p>Q17tmp1</text:p>
          </table:table-cell>
          <table:table-cell table:style-name="ce29" office:value-type="string">
            <text:p>elapsed</text:p>
          </table:table-cell>
          <table:table-cell table:formula="of:=SUM([.D67:.K67])/[.$B$3]" office:value-type="time" office:time-value="PT00H00M00.224689S">
            <text:p>00:00:00,22</text:p>
          </table:table-cell>
          <table:table-cell table:style-name="ce29" office:value-type="time" office:time-value="PT00H00M00.224689S">
            <text:p>00:00:00,22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formula="of:=SUM([.D68:.K68])/[.$B$3]" office:value-type="time" office:time-value="PT00H00M00.16S">
            <text:p>00:00:00,16</text:p>
          </table:table-cell>
          <table:table-cell table:style-name="ce29" office:value-type="time" office:time-value="PT00H00M00.16S">
            <text:p>00:00:00,16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formula="of:=SUM([.D69:.K69])/[.$B$3]" office:value-type="time" office:time-value="PT00H00M00.016434S">
            <text:p>00:00:00,02</text:p>
          </table:table-cell>
          <table:table-cell table:style-name="ce29" office:value-type="time" office:time-value="PT00H00M00.016434S">
            <text:p>00:00:00,02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 office:value-type="string">
            <text:p>Q17res</text:p>
          </table:table-cell>
          <table:table-cell table:style-name="ce29" office:value-type="string">
            <text:p>elapsed</text:p>
          </table:table-cell>
          <table:table-cell table:formula="of:=SUM([.D70:.K70])/[.$B$3]" office:value-type="time" office:time-value="PT00H00M00.081155S">
            <text:p>00:00:00,08</text:p>
          </table:table-cell>
          <table:table-cell table:style-name="ce29" office:value-type="time" office:time-value="PT00H00M00.081155S">
            <text:p>00:00:00,08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formula="of:=SUM([.D71:.K71])/[.$B$3]" office:value-type="time" office:time-value="PT00H00M00.02S">
            <text:p>00:00:00,02</text:p>
          </table:table-cell>
          <table:table-cell table:style-name="ce29" office:value-type="time" office:time-value="PT00H00M00.02S">
            <text:p>00:00:00,02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formula="of:=SUM([.D72:.K72])/[.$B$3]" office:value-type="time" office:time-value="PT00H00M00.01918S">
            <text:p>00:00:00,02</text:p>
          </table:table-cell>
          <table:table-cell table:style-name="ce29" office:value-type="time" office:time-value="PT00H00M00.01918S">
            <text:p>00:00:00,02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>
            <text:p>TBA</text:p>
          </table:table-cell>
          <table:table-cell table:number-columns-repeated="16"/>
        </table:table-row>
        <table:table-row table:style-name="ro1">
          <table:table-cell office:value-type="string">
            <text:p>Anz. Läufe</text:p>
          </table:table-cell>
          <table:table-cell table:style-name="ce27" office:value-type="float" office:value="1">
            <text:p>1</text:p>
          </table:table-cell>
          <table:table-cell office:value-type="string">
            <text:p>Durchschnitt</text:p>
          </table:table-cell>
          <table:table-cell office:value-type="string">
            <text:p>1.Lauf</text:p>
          </table:table-cell>
          <table:table-cell office:value-type="string">
            <text:p>2.Lauf</text:p>
          </table:table-cell>
          <table:table-cell office:value-type="string">
            <text:p>3.Lauf</text:p>
          </table:table-cell>
          <table:table-cell office:value-type="string">
            <text:p>4.Lauf</text:p>
          </table:table-cell>
          <table:table-cell table:number-columns-repeated="10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79:.K79])/[.$B$78]" office:value-type="time" office:time-value="PT00H00M00.091812S">
            <text:p>00:00:00,09</text:p>
          </table:table-cell>
          <table:table-cell office:value-type="time" office:time-value="PT00H00M00.091812S">
            <text:p>00:00:00,0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0:.K80])/[.$B$78]" office:value-type="time" office:time-value="PT00H00M00.01S">
            <text:p>00:00:00,01</text:p>
          </table:table-cell>
          <table:table-cell office:value-type="time" office:time-value="PT00H00M00.01S">
            <text:p>00:00:00,0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81:.K81])/[.$B$78]" office:value-type="time" office:time-value="PT00H00M00.01979S">
            <text:p>00:00:00,02</text:p>
          </table:table-cell>
          <table:table-cell office:value-type="time" office:time-value="PT00H00M00.01979S">
            <text:p>00:00:00,02</text:p>
          </table:table-cell>
          <table:table-cell table:number-columns-repeated="13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82:.K82])/[.$B$78]" office:value-type="time" office:time-value="PT00H00M00.00272S">
            <text:p>00:00:00,00</text:p>
          </table:table-cell>
          <table:table-cell office:value-type="time" office:time-value="PT00H00M00.00272S">
            <text:p>00:00:00,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3:.K83])/[.$B$78]" office:value-type="time" office:time-value="PT00H00M00S">
            <text:p>00:00:00,00</text:p>
          </table:table-cell>
          <table:table-cell office:value-type="time" office:time-value="PT00H00M00S">
            <text:p>00:00:00,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84:.K84])/[.$B$78]" office:value-type="time" office:time-value="PT00H00M00.000072S">
            <text:p>00:00:00,00</text:p>
          </table:table-cell>
          <table:table-cell office:value-type="time" office:time-value="PT00H00M00.000072S">
            <text:p>00:00:00,00</text:p>
          </table:table-cell>
          <table:table-cell table:number-columns-repeated="13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85:.K85])/[.$B$78]" office:value-type="time" office:time-value="PT00H00M00.834209S">
            <text:p>00:00:00,83</text:p>
          </table:table-cell>
          <table:table-cell office:value-type="time" office:time-value="PT00H00M00.834209S">
            <text:p>00:00:00,83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6:.K86])/[.$B$78]" office:value-type="time" office:time-value="PT00H00M00.04S">
            <text:p>00:00:00,04</text:p>
          </table:table-cell>
          <table:table-cell office:value-type="time" office:time-value="PT00H00M00.04S">
            <text:p>00:00:00,0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87:.K87])/[.$B$78]" office:value-type="time" office:time-value="PT00H00M00.097406S">
            <text:p>00:00:00,10</text:p>
          </table:table-cell>
          <table:table-cell office:value-type="time" office:time-value="PT00H00M00.097406S">
            <text:p>00:00:00,10</text:p>
          </table:table-cell>
          <table:table-cell table:number-columns-repeated="13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88:.K88])/[.$B$78]" office:value-type="time" office:time-value="PT00H00M07.50374S">
            <text:p>00:00:07,50</text:p>
          </table:table-cell>
          <table:table-cell office:value-type="time" office:time-value="PT00H00M07.50374S">
            <text:p>00:00:07,5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9:.K89])/[.$B$78]" office:value-type="time" office:time-value="PT00H00M03.02S">
            <text:p>00:00:03,02</text:p>
          </table:table-cell>
          <table:table-cell office:value-type="time" office:time-value="PT00H00M03.02S">
            <text:p>00:00:03,0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0:.K90])/[.$B$78]" office:value-type="time" office:time-value="PT00H00M00.113393S">
            <text:p>00:00:00,11</text:p>
          </table:table-cell>
          <table:table-cell office:value-type="time" office:time-value="PT00H00M00.113393S">
            <text:p>00:00:00,11</text:p>
          </table:table-cell>
          <table:table-cell table:number-columns-repeated="13"/>
        </table:table-row>
        <table:table-row table:style-name="ro1">
          <table:table-cell office:value-type="string">
            <text:p>Q5a</text:p>
          </table:table-cell>
          <table:table-cell office:value-type="string">
            <text:p>elapsed</text:p>
          </table:table-cell>
          <table:table-cell table:formula="of:=SUM([.D91:.K91])/[.$B$78]" office:value-type="time" office:time-value="PT00H00M02.251113S">
            <text:p>00:00:02,25</text:p>
          </table:table-cell>
          <table:table-cell table:style-name="ce29" office:value-type="time" office:time-value="PT00H00M02.251113S">
            <text:p>00:00:02,25</text:p>
          </table:table-cell>
          <table:table-cell table:style-name="ce29" table:number-columns-repeated="3"/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2:.K92])/[.$B$78]" office:value-type="time" office:time-value="PT00H00M01.73S">
            <text:p>00:00:01,73</text:p>
          </table:table-cell>
          <table:table-cell table:style-name="ce29" office:value-type="time" office:time-value="PT00H00M01.73S">
            <text:p>00:00:01,73</text:p>
          </table:table-cell>
          <table:table-cell table:style-name="ce29" table:number-columns-repeated="3"/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3:.K93])/[.$B$78]" office:value-type="time" office:time-value="PT00H00M00.063612S">
            <text:p>00:00:00,06</text:p>
          </table:table-cell>
          <table:table-cell table:style-name="ce29" office:value-type="time" office:time-value="PT00H00M00.063612S">
            <text:p>00:00:00,06</text:p>
          </table:table-cell>
          <table:table-cell table:style-name="ce29" table:number-columns-repeated="3"/>
          <table:table-cell table:number-columns-repeated="10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94:.K94])/[.$B$78]" office:value-type="time" office:time-value="PT00H00M14.884361S">
            <text:p>00:00:14,88</text:p>
          </table:table-cell>
          <table:table-cell table:formula="of:=+[.D97]+[.D100]" office:value-type="time" office:time-value="PT00H00M14.884361S">
            <text:p>00:00:14,88</text:p>
          </table:table-cell>
          <table:table-cell table:formula="of:=+[.E97]+[.E100]" office:value-type="time" office:time-value="PT00H00M00S">
            <text:p>00:00:00,00</text:p>
          </table:table-cell>
          <table:table-cell table:formula="of:=+[.F97]+[.F100]" office:value-type="time" office:time-value="PT00H00M00S">
            <text:p>00:00:00,00</text:p>
          </table:table-cell>
          <table:table-cell table:formula="of:=+[.G97]+[.G100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5:.K95])/[.$B$78]" office:value-type="time" office:time-value="PT00H00M12.68S">
            <text:p>00:00:12,68</text:p>
          </table:table-cell>
          <table:table-cell table:formula="of:=+[.D98]+[.D101]" office:value-type="time" office:time-value="PT00H00M12.68S">
            <text:p>00:00:12,68</text:p>
          </table:table-cell>
          <table:table-cell table:formula="of:=+[.E98]+[.E101]" office:value-type="time" office:time-value="PT00H00M00S">
            <text:p>00:00:00,00</text:p>
          </table:table-cell>
          <table:table-cell table:formula="of:=+[.F98]+[.F101]" office:value-type="time" office:time-value="PT00H00M00S">
            <text:p>00:00:00,00</text:p>
          </table:table-cell>
          <table:table-cell table:formula="of:=+[.G98]+[.G101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6:.K96])/[.$B$78]" office:value-type="time" office:time-value="PT00H00M00.664113S">
            <text:p>00:00:00,66</text:p>
          </table:table-cell>
          <table:table-cell table:formula="of:=+[.D99]+[.D102]" office:value-type="time" office:time-value="PT00H00M00.664113S">
            <text:p>00:00:00,66</text:p>
          </table:table-cell>
          <table:table-cell table:formula="of:=+[.E99]+[.E102]" office:value-type="time" office:time-value="PT00H00M00S">
            <text:p>00:00:00,00</text:p>
          </table:table-cell>
          <table:table-cell table:formula="of:=+[.F99]+[.F102]" office:value-type="time" office:time-value="PT00H00M00S">
            <text:p>00:00:00,00</text:p>
          </table:table-cell>
          <table:table-cell table:formula="of:=+[.G99]+[.G102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 table:style-name="ce29" office:value-type="string">
            <text:p>Q6tmp1</text:p>
          </table:table-cell>
          <table:table-cell table:style-name="ce29" office:value-type="string">
            <text:p>elapsed</text:p>
          </table:table-cell>
          <table:table-cell table:formula="of:=SUM([.D97:.K97])/[.$B$78]" office:value-type="time" office:time-value="PT00H00M07.692093S">
            <text:p>00:00:07,69</text:p>
          </table:table-cell>
          <table:table-cell office:value-type="time" office:time-value="PT00H00M07.692093S">
            <text:p>00:00:07,69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formula="of:=SUM([.D98:.K98])/[.$B$78]" office:value-type="time" office:time-value="PT00H00M05.54S">
            <text:p>00:00:05,54</text:p>
          </table:table-cell>
          <table:table-cell office:value-type="time" office:time-value="PT00H00M05.54S">
            <text:p>00:00:05,54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formula="of:=SUM([.D99:.K99])/[.$B$78]" office:value-type="time" office:time-value="PT00H00M00.647088S">
            <text:p>00:00:00,65</text:p>
          </table:table-cell>
          <table:table-cell office:value-type="time" office:time-value="PT00H00M00.647088S">
            <text:p>00:00:00,65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 office:value-type="string">
            <text:p>Q6res</text:p>
          </table:table-cell>
          <table:table-cell table:style-name="ce29" office:value-type="string">
            <text:p>elapsed</text:p>
          </table:table-cell>
          <table:table-cell table:formula="of:=SUM([.D100:.K100])/[.$B$78]" office:value-type="time" office:time-value="PT00H00M07.192268S">
            <text:p>00:00:07,19</text:p>
          </table:table-cell>
          <table:table-cell office:value-type="time" office:time-value="PT00H00M07.192268S">
            <text:p>00:00:07,19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formula="of:=SUM([.D101:.K101])/[.$B$78]" office:value-type="time" office:time-value="PT00H00M07.14S">
            <text:p>00:00:07,14</text:p>
          </table:table-cell>
          <table:table-cell office:value-type="time" office:time-value="PT00H00M07.14S">
            <text:p>00:00:07,14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formula="of:=SUM([.D102:.K102])/[.$B$78]" office:value-type="time" office:time-value="PT00H00M00.017025S">
            <text:p>00:00:00,02</text:p>
          </table:table-cell>
          <table:table-cell office:value-type="time" office:time-value="PT00H00M00.017025S">
            <text:p>00:00:00,02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SUM([.D103:.K103])/[.$B$78]" office:value-type="time" office:time-value="PT00H00M35.036108S">
            <text:p>00:00:35,04</text:p>
          </table:table-cell>
          <table:table-cell table:formula="of:=+[.D106]+[.D109]" office:value-type="time" office:time-value="PT00H00M35.036108S">
            <text:p>00:00:35,04</text:p>
          </table:table-cell>
          <table:table-cell table:formula="of:=+[.E106]+[.E109]" office:value-type="time" office:time-value="PT00H00M00S">
            <text:p>00:00:00,00</text:p>
          </table:table-cell>
          <table:table-cell table:formula="of:=+[.F106]+[.F109]" office:value-type="time" office:time-value="PT00H00M00S">
            <text:p>00:00:00,00</text:p>
          </table:table-cell>
          <table:table-cell table:formula="of:=+[.G106]+[.G109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4:.K104])/[.$B$78]" office:value-type="time" office:time-value="PT00H00M08.38S">
            <text:p>00:00:08,38</text:p>
          </table:table-cell>
          <table:table-cell table:formula="of:=+[.D107]+[.D110]" office:value-type="time" office:time-value="PT00H00M08.38S">
            <text:p>00:00:08,38</text:p>
          </table:table-cell>
          <table:table-cell table:formula="of:=+[.E107]+[.E110]" office:value-type="time" office:time-value="PT00H00M00S">
            <text:p>00:00:00,00</text:p>
          </table:table-cell>
          <table:table-cell table:formula="of:=+[.F107]+[.F110]" office:value-type="time" office:time-value="PT00H00M00S">
            <text:p>00:00:00,00</text:p>
          </table:table-cell>
          <table:table-cell table:formula="of:=+[.G107]+[.G110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5:.K105])/[.$B$78]" office:value-type="time" office:time-value="PT00H00M00.16331S">
            <text:p>00:00:00,16</text:p>
          </table:table-cell>
          <table:table-cell table:formula="of:=+[.D108]+[.D111]" office:value-type="time" office:time-value="PT00H00M00.16331S">
            <text:p>00:00:00,16</text:p>
          </table:table-cell>
          <table:table-cell table:formula="of:=+[.E108]+[.E111]" office:value-type="time" office:time-value="PT00H00M00S">
            <text:p>00:00:00,00</text:p>
          </table:table-cell>
          <table:table-cell table:formula="of:=+[.F108]+[.F111]" office:value-type="time" office:time-value="PT00H00M00S">
            <text:p>00:00:00,00</text:p>
          </table:table-cell>
          <table:table-cell table:formula="of:=+[.G108]+[.G111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 table:style-name="ce29" office:value-type="string">
            <text:p>Q7tmp1</text:p>
          </table:table-cell>
          <table:table-cell table:style-name="ce29" office:value-type="string">
            <text:p>elapsed</text:p>
          </table:table-cell>
          <table:table-cell table:formula="of:=SUM([.D106:.K106])/[.$B$78]" office:value-type="time" office:time-value="PT00H00M33.693875S">
            <text:p>00:00:33,69</text:p>
          </table:table-cell>
          <table:table-cell office:value-type="time" office:time-value="PT00H00M33.693875S">
            <text:p>00:00:33,69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formula="of:=SUM([.D107:.K107])/[.$B$78]" office:value-type="time" office:time-value="PT00H00M07.11S">
            <text:p>00:00:07,11</text:p>
          </table:table-cell>
          <table:table-cell office:value-type="time" office:time-value="PT00H00M07.11S">
            <text:p>00:00:07,11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formula="of:=SUM([.D108:.K108])/[.$B$78]" office:value-type="time" office:time-value="PT00H00M00.138464S">
            <text:p>00:00:00,14</text:p>
          </table:table-cell>
          <table:table-cell office:value-type="time" office:time-value="PT00H00M00.138464S">
            <text:p>00:00:00,14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 office:value-type="string">
            <text:p>Q7res</text:p>
          </table:table-cell>
          <table:table-cell table:style-name="ce29" office:value-type="string">
            <text:p>elapsed</text:p>
          </table:table-cell>
          <table:table-cell table:formula="of:=SUM([.D109:.K109])/[.$B$78]" office:value-type="time" office:time-value="PT00H00M01.342233S">
            <text:p>00:00:01,34</text:p>
          </table:table-cell>
          <table:table-cell office:value-type="time" office:time-value="PT00H00M01.342233S">
            <text:p>00:00:01,34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formula="of:=SUM([.D110:.K110])/[.$B$78]" office:value-type="time" office:time-value="PT00H00M01.27S">
            <text:p>00:00:01,27</text:p>
          </table:table-cell>
          <table:table-cell office:value-type="time" office:time-value="PT00H00M01.27S">
            <text:p>00:00:01,27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formula="of:=SUM([.D111:.K111])/[.$B$78]" office:value-type="time" office:time-value="PT00H00M00.024846S">
            <text:p>00:00:00,02</text:p>
          </table:table-cell>
          <table:table-cell office:value-type="time" office:time-value="PT00H00M00.024846S">
            <text:p>00:00:00,02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112:.K112])/[.$B$78]" office:value-type="time" office:time-value="PT00H00M00.224817S">
            <text:p>00:00:00,22</text:p>
          </table:table-cell>
          <table:table-cell office:value-type="time" office:time-value="PT00H00M00.224817S">
            <text:p>00:00:00,2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3:.K113])/[.$B$78]" office:value-type="time" office:time-value="PT00H00M00.09S">
            <text:p>00:00:00,09</text:p>
          </table:table-cell>
          <table:table-cell office:value-type="time" office:time-value="PT00H00M00.09S">
            <text:p>00:00:00,0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14:.K114])/[.$B$78]" office:value-type="time" office:time-value="PT00H00M00.04802S">
            <text:p>00:00:00,05</text:p>
          </table:table-cell>
          <table:table-cell office:value-type="time" office:time-value="PT00H00M00.04802S">
            <text:p>00:00:00,05</text:p>
          </table:table-cell>
          <table:table-cell table:number-columns-repeated="13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115:.K115])/[.$B$78]" office:value-type="time" office:time-value="PT00H00M50.852998S">
            <text:p>00:00:50,85</text:p>
          </table:table-cell>
          <table:table-cell office:value-type="time" office:time-value="PT00H00M50.852998S">
            <text:p>00:00:50,8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6:.K116])/[.$B$78]" office:value-type="time" office:time-value="PT00H00M48.86S">
            <text:p>00:00:48,86</text:p>
          </table:table-cell>
          <table:table-cell office:value-type="time" office:time-value="PT00H00M48.86S">
            <text:p>00:00:48,8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17:.K117])/[.$B$78]" office:value-type="time" office:time-value="PT00H00M00.045735S">
            <text:p>00:00:00,05</text:p>
          </table:table-cell>
          <table:table-cell office:value-type="time" office:time-value="PT00H00M00.045735S">
            <text:p>00:00:00,05</text:p>
          </table:table-cell>
          <table:table-cell table:number-columns-repeated="13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118:.K118])/[.$B$78]" office:value-type="time" office:time-value="PT00H05M09.344898S">
            <text:p>00:05:09,34</text:p>
          </table:table-cell>
          <table:table-cell office:value-type="time" office:time-value="PT00H05M09.344898S">
            <text:p>00:05:09,3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9:.K119])/[.$B$78]" office:value-type="time" office:time-value="PT00H05M02.68S">
            <text:p>00:05:02,68</text:p>
          </table:table-cell>
          <table:table-cell office:value-type="time" office:time-value="PT00H05M02.68S">
            <text:p>00:05:02,6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0:.K120])/[.$B$78]" office:value-type="time" office:time-value="PT00H00M00.252379S">
            <text:p>00:00:00,25</text:p>
          </table:table-cell>
          <table:table-cell office:value-type="time" office:time-value="PT00H00M00.252379S">
            <text:p>00:00:00,25</text:p>
          </table:table-cell>
          <table:table-cell table:number-columns-repeated="13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121:.K121])/[.$B$78]" office:value-type="time" office:time-value="PT00H00M03.016829S">
            <text:p>00:00:03,02</text:p>
          </table:table-cell>
          <table:table-cell office:value-type="time" office:time-value="PT00H00M03.016829S">
            <text:p>00:00:03,0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22:.K122])/[.$B$78]" office:value-type="time" office:time-value="PT00H00M00.13S">
            <text:p>00:00:00,13</text:p>
          </table:table-cell>
          <table:table-cell office:value-type="time" office:time-value="PT00H00M00.13S">
            <text:p>00:00:00,13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3:.K123])/[.$B$78]" office:value-type="time" office:time-value="PT00H00M00.067377S">
            <text:p>00:00:00,07</text:p>
          </table:table-cell>
          <table:table-cell office:value-type="time" office:time-value="PT00H00M00.067377S">
            <text:p>00:00:00,07</text:p>
          </table:table-cell>
          <table:table-cell table:number-columns-repeated="13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124:.K124])/[.$B$78]" office:value-type="time" office:time-value="PT00H00M00.259891S">
            <text:p>00:00:00,26</text:p>
          </table:table-cell>
          <table:table-cell table:formula="of:=+[.D127]+[.D130]" office:value-type="time" office:time-value="PT00H00M00.259891S">
            <text:p>00:00:00,26</text:p>
          </table:table-cell>
          <table:table-cell table:formula="of:=+[.E127]+[.E130]" office:value-type="time" office:time-value="PT00H00M00S">
            <text:p>00:00:00,00</text:p>
          </table:table-cell>
          <table:table-cell table:formula="of:=+[.F127]+[.F130]" office:value-type="time" office:time-value="PT00H00M00S">
            <text:p>00:00:00,00</text:p>
          </table:table-cell>
          <table:table-cell table:formula="of:=+[.G127]+[.G130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25:.K125])/[.$B$78]" office:value-type="time" office:time-value="PT00H00M00.11S">
            <text:p>00:00:00,11</text:p>
          </table:table-cell>
          <table:table-cell table:formula="of:=+[.D128]+[.D131]" office:value-type="time" office:time-value="PT00H00M00.11S">
            <text:p>00:00:00,11</text:p>
          </table:table-cell>
          <table:table-cell table:formula="of:=+[.E128]+[.E131]" office:value-type="time" office:time-value="PT00H00M00S">
            <text:p>00:00:00,00</text:p>
          </table:table-cell>
          <table:table-cell table:formula="of:=+[.F128]+[.F131]" office:value-type="time" office:time-value="PT00H00M00S">
            <text:p>00:00:00,00</text:p>
          </table:table-cell>
          <table:table-cell table:formula="of:=+[.G128]+[.G131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6:.K126])/[.$B$78]" office:value-type="time" office:time-value="PT00H00M00.04637S">
            <text:p>00:00:00,05</text:p>
          </table:table-cell>
          <table:table-cell table:formula="of:=+[.D129]+[.D132]" office:value-type="time" office:time-value="PT00H00M00.04637S">
            <text:p>00:00:00,05</text:p>
          </table:table-cell>
          <table:table-cell table:formula="of:=+[.E129]+[.E132]" office:value-type="time" office:time-value="PT00H00M00S">
            <text:p>00:00:00,00</text:p>
          </table:table-cell>
          <table:table-cell table:formula="of:=+[.F129]+[.F132]" office:value-type="time" office:time-value="PT00H00M00S">
            <text:p>00:00:00,00</text:p>
          </table:table-cell>
          <table:table-cell table:formula="of:=+[.G129]+[.G132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 table:style-name="ce29" office:value-type="string">
            <text:p>Q12tmp1</text:p>
          </table:table-cell>
          <table:table-cell table:style-name="ce29" office:value-type="string">
            <text:p>elapsed</text:p>
          </table:table-cell>
          <table:table-cell table:formula="of:=SUM([.D127:.K127])/[.$B$78]" office:value-type="time" office:time-value="PT00H00M00.181636S">
            <text:p>00:00:00,18</text:p>
          </table:table-cell>
          <table:table-cell table:style-name="ce29" office:value-type="time" office:time-value="PT00H00M00.181636S">
            <text:p>00:00:00,18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formula="of:=SUM([.D128:.K128])/[.$B$78]" office:value-type="time" office:time-value="PT00H00M00.1S">
            <text:p>00:00:00,10</text:p>
          </table:table-cell>
          <table:table-cell table:style-name="ce29" office:value-type="time" office:time-value="PT00H00M00.1S">
            <text:p>00:00:00,10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formula="of:=SUM([.D129:.K129])/[.$B$78]" office:value-type="time" office:time-value="PT00H00M00.02551S">
            <text:p>00:00:00,03</text:p>
          </table:table-cell>
          <table:table-cell table:style-name="ce29" office:value-type="time" office:time-value="PT00H00M00.02551S">
            <text:p>00:00:00,03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 office:value-type="string">
            <text:p>Q12res</text:p>
          </table:table-cell>
          <table:table-cell table:style-name="ce29" office:value-type="string">
            <text:p>elapsed</text:p>
          </table:table-cell>
          <table:table-cell table:formula="of:=SUM([.D130:.K130])/[.$B$78]" office:value-type="time" office:time-value="PT00H00M00.078255S">
            <text:p>00:00:00,08</text:p>
          </table:table-cell>
          <table:table-cell table:style-name="ce29" office:value-type="time" office:time-value="PT00H00M00.078255S">
            <text:p>00:00:00,08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formula="of:=SUM([.D131:.K131])/[.$B$78]" office:value-type="time" office:time-value="PT00H00M00.01S">
            <text:p>00:00:00,01</text:p>
          </table:table-cell>
          <table:table-cell table:style-name="ce29" office:value-type="time" office:time-value="PT00H00M00.01S">
            <text:p>00:00:00,01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formula="of:=SUM([.D132:.K132])/[.$B$78]" office:value-type="time" office:time-value="PT00H00M00.02086S">
            <text:p>00:00:00,02</text:p>
          </table:table-cell>
          <table:table-cell table:style-name="ce29" office:value-type="time" office:time-value="PT00H00M00.02086S">
            <text:p>00:00:00,02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133:.K133])/[.$B$78]" office:value-type="time" office:time-value="PT00H00M05.247741S">
            <text:p>00:00:05,25</text:p>
          </table:table-cell>
          <table:table-cell office:value-type="time" office:time-value="PT00H00M05.247741S">
            <text:p>00:00:05,2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34:.K134])/[.$B$78]" office:value-type="time" office:time-value="PT00H00M05.04S">
            <text:p>00:00:05,04</text:p>
          </table:table-cell>
          <table:table-cell office:value-type="time" office:time-value="PT00H00M05.04S">
            <text:p>00:00:05,0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35:.K135])/[.$B$78]" office:value-type="time" office:time-value="PT00H00M00.100988S">
            <text:p>00:00:00,10</text:p>
          </table:table-cell>
          <table:table-cell office:value-type="time" office:time-value="PT00H00M00.100988S">
            <text:p>00:00:00,10</text:p>
          </table:table-cell>
          <table:table-cell table:number-columns-repeated="13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136:.K136])/[.$B$78]" office:value-type="time" office:time-value="PT00H00M09.285829S">
            <text:p>00:00:09,29</text:p>
          </table:table-cell>
          <table:table-cell office:value-type="time" office:time-value="PT00H00M09.285829S">
            <text:p>00:00:09,2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37:.K137])/[.$B$78]" office:value-type="time" office:time-value="PT00H00M01.4S">
            <text:p>00:00:01,40</text:p>
          </table:table-cell>
          <table:table-cell office:value-type="time" office:time-value="PT00H00M01.4S">
            <text:p>00:00:01,4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38:.K138])/[.$B$78]" office:value-type="time" office:time-value="PT00H00M00.106587S">
            <text:p>00:00:00,11</text:p>
          </table:table-cell>
          <table:table-cell office:value-type="time" office:time-value="PT00H00M00.106587S">
            <text:p>00:00:00,11</text:p>
          </table:table-cell>
          <table:table-cell table:number-columns-repeated="13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139:.K139])/[.$B$78]" office:value-type="time" office:time-value="PT00H00M02.083613S">
            <text:p>00:00:02,08</text:p>
          </table:table-cell>
          <table:table-cell office:value-type="time" office:time-value="PT00H00M02.083613S">
            <text:p>00:00:02,0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0:.K140])/[.$B$78]" office:value-type="time" office:time-value="PT00H00M01.79S">
            <text:p>00:00:01,79</text:p>
          </table:table-cell>
          <table:table-cell office:value-type="time" office:time-value="PT00H00M01.79S">
            <text:p>00:00:01,7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1:.K141])/[.$B$78]" office:value-type="time" office:time-value="PT00H00M00.081209S">
            <text:p>00:00:00,08</text:p>
          </table:table-cell>
          <table:table-cell office:value-type="time" office:time-value="PT00H00M00.081209S">
            <text:p>00:00:00,08</text:p>
          </table:table-cell>
          <table:table-cell table:number-columns-repeated="13"/>
        </table:table-row>
        <table:table-row table:style-name="ro1">
          <table:table-cell office:value-type="string">
            <text:p>Q16b</text:p>
          </table:table-cell>
          <table:table-cell office:value-type="string">
            <text:p>elapsed</text:p>
          </table:table-cell>
          <table:table-cell table:formula="of:=SUM([.D142:.K142])/[.$B$78]" office:value-type="time" office:time-value="PT00H00M00.847021S">
            <text:p>00:00:00,85</text:p>
          </table:table-cell>
          <table:table-cell table:style-name="ce29" office:value-type="time" office:time-value="PT00H00M00.847021S">
            <text:p>00:00:00,85</text:p>
          </table:table-cell>
          <table:table-cell table:style-name="ce29" table:number-columns-repeated="3"/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3:.K143])/[.$B$78]" office:value-type="time" office:time-value="PT00H00M00.44S">
            <text:p>00:00:00,44</text:p>
          </table:table-cell>
          <table:table-cell table:style-name="ce29" office:value-type="time" office:time-value="PT00H00M00.44S">
            <text:p>00:00:00,44</text:p>
          </table:table-cell>
          <table:table-cell table:style-name="ce29" table:number-columns-repeated="3"/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4:.K144])/[.$B$78]" office:value-type="time" office:time-value="PT00H00M00.083947S">
            <text:p>00:00:00,08</text:p>
          </table:table-cell>
          <table:table-cell table:style-name="ce29" office:value-type="time" office:time-value="PT00H00M00.083947S">
            <text:p>00:00:00,08</text:p>
          </table:table-cell>
          <table:table-cell table:style-name="ce29" table:number-columns-repeated="3"/>
          <table:table-cell table:number-columns-repeated="10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SUM([.D145:.K145])/[.$B$78]" office:value-type="time" office:time-value="PT00H00M00.923129S">
            <text:p>00:00:00,92</text:p>
          </table:table-cell>
          <table:table-cell table:formula="of:=+[.D148]+[.D151]" office:value-type="time" office:time-value="PT00H00M00.923129S">
            <text:p>00:00:00,92</text:p>
          </table:table-cell>
          <table:table-cell table:formula="of:=+[.E148]+[.E151]" office:value-type="time" office:time-value="PT00H00M00S">
            <text:p>00:00:00,00</text:p>
          </table:table-cell>
          <table:table-cell table:formula="of:=+[.F148]+[.F151]" office:value-type="time" office:time-value="PT00H00M00S">
            <text:p>00:00:00,00</text:p>
          </table:table-cell>
          <table:table-cell table:formula="of:=+[.G148]+[.G151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6:.K146])/[.$B$78]" office:value-type="time" office:time-value="PT00H00M00.79S">
            <text:p>00:00:00,79</text:p>
          </table:table-cell>
          <table:table-cell table:formula="of:=+[.D149]+[.D152]" office:value-type="time" office:time-value="PT00H00M00.79S">
            <text:p>00:00:00,79</text:p>
          </table:table-cell>
          <table:table-cell table:formula="of:=+[.E149]+[.E152]" office:value-type="time" office:time-value="PT00H00M00S">
            <text:p>00:00:00,00</text:p>
          </table:table-cell>
          <table:table-cell table:formula="of:=+[.F149]+[.F152]" office:value-type="time" office:time-value="PT00H00M00S">
            <text:p>00:00:00,00</text:p>
          </table:table-cell>
          <table:table-cell table:formula="of:=+[.G149]+[.G152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7:.K147])/[.$B$78]" office:value-type="time" office:time-value="PT00H00M00.062929S">
            <text:p>00:00:00,06</text:p>
          </table:table-cell>
          <table:table-cell table:formula="of:=+[.D150]+[.D153]" office:value-type="time" office:time-value="PT00H00M00.062929S">
            <text:p>00:00:00,06</text:p>
          </table:table-cell>
          <table:table-cell table:formula="of:=+[.E150]+[.E153]" office:value-type="time" office:time-value="PT00H00M00S">
            <text:p>00:00:00,00</text:p>
          </table:table-cell>
          <table:table-cell table:formula="of:=+[.F150]+[.F153]" office:value-type="time" office:time-value="PT00H00M00S">
            <text:p>00:00:00,00</text:p>
          </table:table-cell>
          <table:table-cell table:formula="of:=+[.G150]+[.G153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 table:style-name="ce29" office:value-type="string">
            <text:p>Q17tmp1</text:p>
          </table:table-cell>
          <table:table-cell table:style-name="ce29" office:value-type="string">
            <text:p>elapsed</text:p>
          </table:table-cell>
          <table:table-cell table:formula="of:=SUM([.D148:.K148])/[.$B$78]" office:value-type="time" office:time-value="PT00H00M00.846249S">
            <text:p>00:00:00,85</text:p>
          </table:table-cell>
          <table:table-cell table:style-name="ce29" office:value-type="time" office:time-value="PT00H00M00.846249S">
            <text:p>00:00:00,85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formula="of:=SUM([.D149:.K149])/[.$B$78]" office:value-type="time" office:time-value="PT00H00M00.77S">
            <text:p>00:00:00,77</text:p>
          </table:table-cell>
          <table:table-cell table:style-name="ce29" office:value-type="time" office:time-value="PT00H00M00.77S">
            <text:p>00:00:00,77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formula="of:=SUM([.D150:.K150])/[.$B$78]" office:value-type="time" office:time-value="PT00H00M00.037201S">
            <text:p>00:00:00,04</text:p>
          </table:table-cell>
          <table:table-cell table:style-name="ce29" office:value-type="time" office:time-value="PT00H00M00.037201S">
            <text:p>00:00:00,04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 office:value-type="string">
            <text:p>Q17res</text:p>
          </table:table-cell>
          <table:table-cell table:style-name="ce29" office:value-type="string">
            <text:p>elapsed</text:p>
          </table:table-cell>
          <table:table-cell table:formula="of:=SUM([.D151:.K151])/[.$B$78]" office:value-type="time" office:time-value="PT00H00M00.07688S">
            <text:p>00:00:00,08</text:p>
          </table:table-cell>
          <table:table-cell table:style-name="ce29" office:value-type="time" office:time-value="PT00H00M00.07688S">
            <text:p>00:00:00,08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formula="of:=SUM([.D152:.K152])/[.$B$78]" office:value-type="time" office:time-value="PT00H00M00.02S">
            <text:p>00:00:00,02</text:p>
          </table:table-cell>
          <table:table-cell table:style-name="ce29" office:value-type="time" office:time-value="PT00H00M00.02S">
            <text:p>00:00:00,02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formula="of:=SUM([.D153:.K153])/[.$B$78]" office:value-type="time" office:time-value="PT00H00M00.025728S">
            <text:p>00:00:00,03</text:p>
          </table:table-cell>
          <table:table-cell table:style-name="ce29" office:value-type="time" office:time-value="PT00H00M00.025728S">
            <text:p>00:00:00,03</text:p>
          </table:table-cell>
          <table:table-cell table:style-name="ce29"/>
          <table:table-cell table:style-name="ce29"/>
          <table:table-cell table:style-name="ce29"/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4" table:number-columns-repeated="3"/>
          <table:table-cell table:number-columns-repeated="11"/>
        </table:table-row>
        <table:table-row table:style-name="ro1">
          <table:table-cell table:style-name="ce4" table:number-columns-repeated="16"/>
          <table:table-cell table:style-name="ce23"/>
        </table:table-row>
        <table:table-row table:style-name="ro1">
          <table:table-cell table:style-name="ce4" office:value-type="string">
            <text:p>0.05</text:p>
          </table:table-cell>
          <table:table-cell table:style-name="ce4" office:value-type="string">
            <text:p>OBA</text:p>
          </table:table-cell>
          <table:table-cell table:style-name="ce4" office:value-type="string">
            <text:p>TBA</text:p>
          </table:table-cell>
          <table:table-cell table:style-name="ce4" table:number-columns-repeated="13"/>
          <table:table-cell table:style-name="ce23"/>
        </table:table-row>
        <table:table-row table:style-name="ro1">
          <table:table-cell table:style-name="ce4" office:value-type="string">
            <text:p>Q1</text:p>
          </table:table-cell>
          <table:table-cell table:style-name="ce16" table:formula="of:=[.C4]" office:value-type="time" office:time-value="PT00H00M00.082477S">
            <text:p>00:00:00,08</text:p>
          </table:table-cell>
          <table:table-cell table:style-name="ce4" table:formula="of:=[.C79]" office:value-type="time" office:time-value="PT00H00M00.091812S">
            <text:p>00:00:00,09</text:p>
          </table:table-cell>
          <table:table-cell table:style-name="ce4" table:number-columns-repeated="13"/>
          <table:table-cell table:style-name="ce23"/>
        </table:table-row>
        <table:table-row table:style-name="ro1">
          <table:table-cell table:style-name="ce4" office:value-type="string">
            <text:p>Q2</text:p>
          </table:table-cell>
          <table:table-cell table:style-name="ce16" table:formula="of:=[.C7]" office:value-type="time" office:time-value="PT00H00M00.003506S">
            <text:p>00:00:00,00</text:p>
          </table:table-cell>
          <table:table-cell table:style-name="ce16" table:formula="of:=[.C82]" office:value-type="time" office:time-value="PT00H00M00.00272S">
            <text:p>00:00:00,00</text:p>
          </table:table-cell>
          <table:table-cell table:style-name="ce4" table:number-columns-repeated="13"/>
          <table:table-cell table:style-name="ce23"/>
        </table:table-row>
        <table:table-row table:style-name="ro1">
          <table:table-cell table:style-name="ce4" office:value-type="string">
            <text:p>Q3</text:p>
          </table:table-cell>
          <table:table-cell table:style-name="ce16" table:formula="of:=[.C10]" office:value-type="time" office:time-value="PT00H00M00.134129S">
            <text:p>00:00:00,13</text:p>
          </table:table-cell>
          <table:table-cell table:style-name="ce4" table:formula="of:=[.C85]" office:value-type="time" office:time-value="PT00H00M00.834209S">
            <text:p>00:00:00,83</text:p>
          </table:table-cell>
          <table:table-cell table:style-name="ce4" table:number-columns-repeated="13"/>
          <table:table-cell table:style-name="ce23"/>
        </table:table-row>
        <table:table-row table:style-name="ro1">
          <table:table-cell table:style-name="ce4" office:value-type="string">
            <text:p>Q4</text:p>
          </table:table-cell>
          <table:table-cell table:style-name="ce16" table:formula="of:=[.C13]" office:value-type="time" office:time-value="PT00H00M00.217432S">
            <text:p>00:00:00,22</text:p>
          </table:table-cell>
          <table:table-cell table:style-name="ce30" table:formula="of:=[.C88]" office:value-type="time" office:time-value="PT00H00M07.50374S">
            <text:p>00:00:07,50</text:p>
          </table:table-cell>
          <table:table-cell table:style-name="ce4" table:number-columns-repeated="13"/>
          <table:table-cell table:style-name="ce23"/>
        </table:table-row>
        <table:table-row table:style-name="ro1">
          <table:table-cell table:style-name="ce4" office:value-type="string">
            <text:p>Q5</text:p>
          </table:table-cell>
          <table:table-cell table:style-name="ce4" table:formula="of:=[.C16]" office:value-type="time" office:time-value="PT00H00M01.767626S">
            <text:p>00:00:01,77</text:p>
          </table:table-cell>
          <table:table-cell table:style-name="ce16" table:formula="of:=[.C91]" office:value-type="time" office:time-value="PT00H00M02.251113S">
            <text:p>00:00:02,25</text:p>
          </table:table-cell>
          <table:table-cell table:style-name="ce4" table:number-columns-repeated="13"/>
          <table:table-cell table:style-name="ce23"/>
        </table:table-row>
        <table:table-row table:style-name="ro1">
          <table:table-cell table:style-name="ce4" office:value-type="string">
            <text:p>Q6</text:p>
          </table:table-cell>
          <table:table-cell table:style-name="ce4" table:formula="of:=[.C19]" office:value-type="time" office:time-value="PT00H00M20.605374S">
            <text:p>00:00:20,61</text:p>
          </table:table-cell>
          <table:table-cell table:style-name="ce16" table:formula="of:=[.C94]" office:value-type="time" office:time-value="PT00H00M14.884361S">
            <text:p>00:00:14,88</text:p>
          </table:table-cell>
          <table:table-cell table:style-name="ce4" table:number-columns-repeated="13"/>
          <table:table-cell table:style-name="ce23"/>
        </table:table-row>
        <table:table-row table:style-name="ro1">
          <table:table-cell table:style-name="ce4" office:value-type="string">
            <text:p>Q7</text:p>
          </table:table-cell>
          <table:table-cell table:style-name="ce16" table:formula="of:=[.C28]" office:value-type="time" office:time-value="PT00H00M10.107371S">
            <text:p>00:00:10,11</text:p>
          </table:table-cell>
          <table:table-cell table:style-name="ce4" table:formula="of:=[.C103]" office:value-type="time" office:time-value="PT00H00M35.036108S">
            <text:p>00:00:35,04</text:p>
          </table:table-cell>
          <table:table-cell table:style-name="ce4" table:number-columns-repeated="13"/>
          <table:table-cell table:style-name="ce23"/>
        </table:table-row>
        <table:table-row table:style-name="ro1">
          <table:table-cell table:style-name="ce4" office:value-type="string">
            <text:p>Q8</text:p>
          </table:table-cell>
          <table:table-cell table:style-name="ce16" table:formula="of:=[.C31]" office:value-type="time" office:time-value="PT00H00M00.202342S">
            <text:p>00:00:00,20</text:p>
          </table:table-cell>
          <table:table-cell table:style-name="ce4" table:formula="of:=[.C112]" office:value-type="time" office:time-value="PT00H00M00.224817S">
            <text:p>00:00:00,22</text:p>
          </table:table-cell>
          <table:table-cell table:style-name="ce4" table:number-columns-repeated="13"/>
          <table:table-cell table:style-name="ce23"/>
        </table:table-row>
        <table:table-row table:style-name="ro1">
          <table:table-cell table:style-name="ce4" office:value-type="string">
            <text:p>Q9</text:p>
          </table:table-cell>
          <table:table-cell table:style-name="ce16" table:formula="of:=[.C34]" office:value-type="time" office:time-value="PT00H00M41.578955S">
            <text:p>00:00:41,58</text:p>
          </table:table-cell>
          <table:table-cell table:style-name="ce4" table:formula="of:=[.C115]" office:value-type="time" office:time-value="PT00H00M50.852998S">
            <text:p>00:00:50,85</text:p>
          </table:table-cell>
          <table:table-cell table:style-name="ce4" table:number-columns-repeated="13"/>
          <table:table-cell table:style-name="ce23"/>
        </table:table-row>
        <table:table-row table:style-name="ro1">
          <table:table-cell table:style-name="ce4" office:value-type="string">
            <text:p>Q10</text:p>
          </table:table-cell>
          <table:table-cell table:style-name="ce4" table:formula="of:=[.C37]" office:value-type="time" office:time-value="PT00H06M18.247882S">
            <text:p>00:06:18,25</text:p>
          </table:table-cell>
          <table:table-cell table:style-name="ce16" table:formula="of:=[.C118]" office:value-type="time" office:time-value="PT00H05M09.344898S">
            <text:p>00:05:09,34</text:p>
          </table:table-cell>
          <table:table-cell table:style-name="ce4" table:number-columns-repeated="13"/>
          <table:table-cell table:style-name="ce23"/>
        </table:table-row>
        <table:table-row table:style-name="ro1">
          <table:table-cell table:style-name="ce4" office:value-type="string">
            <text:p>Q11</text:p>
          </table:table-cell>
          <table:table-cell table:style-name="ce16" table:formula="of:=[.C40]" office:value-type="time" office:time-value="PT00H00M00.17766S">
            <text:p>00:00:00,18</text:p>
          </table:table-cell>
          <table:table-cell table:style-name="ce4" table:formula="of:=[.C121]" office:value-type="time" office:time-value="PT00H00M03.016829S">
            <text:p>00:00:03,02</text:p>
          </table:table-cell>
          <table:table-cell table:style-name="ce4" table:number-columns-repeated="13"/>
          <table:table-cell table:style-name="ce23"/>
        </table:table-row>
        <table:table-row table:style-name="ro1">
          <table:table-cell table:style-name="ce4" office:value-type="string">
            <text:p>Q12</text:p>
          </table:table-cell>
          <table:table-cell table:style-name="ce4" table:formula="of:=[.C43]" office:value-type="time" office:time-value="PT00H00M00.269171S">
            <text:p>00:00:00,27</text:p>
          </table:table-cell>
          <table:table-cell table:style-name="ce16" table:formula="of:=[.C124]" office:value-type="time" office:time-value="PT00H00M00.259891S">
            <text:p>00:00:00,26</text:p>
          </table:table-cell>
          <table:table-cell table:style-name="ce4" table:number-columns-repeated="13"/>
          <table:table-cell table:style-name="ce23"/>
        </table:table-row>
        <table:table-row table:style-name="ro1">
          <table:table-cell table:style-name="ce4" office:value-type="string">
            <text:p>Q13</text:p>
          </table:table-cell>
          <table:table-cell table:style-name="ce4" table:formula="of:=[.C52]" office:value-type="time" office:time-value="PT00H00M05.737104S">
            <text:p>00:00:05,74</text:p>
          </table:table-cell>
          <table:table-cell table:style-name="ce16" table:formula="of:=[.C133]" office:value-type="time" office:time-value="PT00H00M05.247741S">
            <text:p>00:00:05,25</text:p>
          </table:table-cell>
          <table:table-cell table:style-name="ce4" table:number-columns-repeated="13"/>
          <table:table-cell table:style-name="ce23"/>
        </table:table-row>
        <table:table-row table:style-name="ro1">
          <table:table-cell table:style-name="ce4" office:value-type="string">
            <text:p>Q14</text:p>
          </table:table-cell>
          <table:table-cell table:style-name="ce16" table:formula="of:=[.C55]" office:value-type="time" office:time-value="PT00H00M01.469261S">
            <text:p>00:00:01,47</text:p>
          </table:table-cell>
          <table:table-cell table:style-name="ce4" table:formula="of:=[.C136]" office:value-type="time" office:time-value="PT00H00M09.285829S">
            <text:p>00:00:09,29</text:p>
          </table:table-cell>
          <table:table-cell table:style-name="ce4" table:number-columns-repeated="13"/>
          <table:table-cell table:style-name="ce23"/>
        </table:table-row>
        <table:table-row table:style-name="ro1">
          <table:table-cell table:style-name="ce4" office:value-type="string">
            <text:p>Q15</text:p>
          </table:table-cell>
          <table:table-cell table:style-name="ce4" table:formula="of:=[.C58]" office:value-type="time" office:time-value="PT00H00M02.644195S">
            <text:p>00:00:02,64</text:p>
          </table:table-cell>
          <table:table-cell table:style-name="ce16" table:formula="of:=[.C139]" office:value-type="time" office:time-value="PT00H00M02.083613S">
            <text:p>00:00:02,08</text:p>
          </table:table-cell>
          <table:table-cell table:style-name="ce4" table:number-columns-repeated="13"/>
          <table:table-cell table:style-name="ce23"/>
        </table:table-row>
        <table:table-row table:style-name="ro1">
          <table:table-cell table:style-name="ce4" office:value-type="string">
            <text:p>Q16</text:p>
          </table:table-cell>
          <table:table-cell table:style-name="ce16" table:formula="of:=[.C61]" office:value-type="time" office:time-value="PT00H00M00.375572S">
            <text:p>00:00:00,38</text:p>
          </table:table-cell>
          <table:table-cell table:style-name="ce4" table:formula="of:=[.C142]" office:value-type="time" office:time-value="PT00H00M00.847021S">
            <text:p>00:00:00,85</text:p>
          </table:table-cell>
          <table:table-cell table:style-name="ce4" table:number-columns-repeated="13"/>
          <table:table-cell table:style-name="ce23"/>
        </table:table-row>
        <table:table-row table:style-name="ro1">
          <table:table-cell table:style-name="ce4" office:value-type="string">
            <text:p>Q17</text:p>
          </table:table-cell>
          <table:table-cell table:style-name="ce16" table:formula="of:=[.C64]" office:value-type="time" office:time-value="PT00H00M00.305844S">
            <text:p>00:00:00,31</text:p>
          </table:table-cell>
          <table:table-cell table:style-name="ce4" table:formula="of:=[.C145]" office:value-type="time" office:time-value="PT00H00M00.923129S">
            <text:p>00:00:00,92</text:p>
          </table:table-cell>
          <table:table-cell table:style-name="ce4" table:number-columns-repeated="13"/>
          <table:table-cell table:style-name="ce23"/>
        </table:table-row>
        <table:table-row table:style-name="ro1">
          <table:table-cell table:style-name="ce4" office:value-type="string">
            <text:p>Gesamt</text:p>
          </table:table-cell>
          <table:table-cell table:style-name="ce4" table:formula="of:=SUM([.B158:.B174])" office:value-type="time" office:time-value="PT00H07M43.925901S">
            <text:p>00:07:43,93</text:p>
          </table:table-cell>
          <table:table-cell table:style-name="ce16" table:formula="of:=SUM([.C158:.C174])" office:value-type="time" office:time-value="PT00H07M22.690829S">
            <text:p>00:07:22,69</text:p>
          </table:table-cell>
          <table:table-cell table:style-name="ce4" table:number-columns-repeated="13"/>
          <table:table-cell table:style-name="ce23"/>
        </table:table-row>
        <table:table-row table:style-name="ro1" table:number-rows-repeated="2">
          <table:table-cell table:style-name="ce4" table:number-columns-repeated="16"/>
          <table:table-cell table:style-name="ce23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10"/>
          <table:table-cell table:style-name="ce23"/>
        </table:table-row>
        <table:table-row table:style-name="ro1" table:number-rows-repeated="3">
          <table:table-cell table:number-columns-repeated="16"/>
          <table:table-cell table:style-name="ce23"/>
        </table:table-row>
        <table:table-row table:style-name="ro1" table:number-rows-repeated="15">
          <table:table-cell table:number-columns-repeated="2"/>
          <table:table-cell table:style-name="ce4" table:number-columns-repeated="5"/>
          <table:table-cell table:number-columns-repeated="4"/>
          <table:table-cell table:style-name="ce4"/>
          <table:table-cell table:number-columns-repeated="4"/>
          <table:table-cell table:style-name="ce23"/>
        </table:table-row>
        <table:table-row table:style-name="ro1" table:number-rows-repeated="3">
          <table:table-cell table:number-columns-repeated="2"/>
          <table:table-cell table:style-name="ce4" table:number-columns-repeated="6"/>
          <table:table-cell table:number-columns-repeated="3"/>
          <table:table-cell table:style-name="ce4"/>
          <table:table-cell table:number-columns-repeated="4"/>
          <table:table-cell table:style-name="ce23"/>
        </table:table-row>
        <table:table-row table:style-name="ro1" table:number-rows-repeated="9">
          <table:table-cell table:number-columns-repeated="2"/>
          <table:table-cell table:style-name="ce4" table:number-columns-repeated="5"/>
          <table:table-cell table:number-columns-repeated="4"/>
          <table:table-cell table:style-name="ce4"/>
          <table:table-cell table:number-columns-repeated="4"/>
          <table:table-cell table:style-name="ce23"/>
        </table:table-row>
        <table:table-row table:style-name="ro1" table:number-rows-repeated="3">
          <table:table-cell table:number-columns-repeated="2"/>
          <table:table-cell table:style-name="ce4" table:number-columns-repeated="10"/>
          <table:table-cell/>
          <table:table-cell table:style-name="ce4" table:number-columns-repeated="2"/>
          <table:table-cell/>
          <table:table-cell table:style-name="ce23"/>
        </table:table-row>
        <table:table-row table:style-name="ro1" table:number-rows-repeated="21">
          <table:table-cell table:number-columns-repeated="2"/>
          <table:table-cell table:style-name="ce4" table:number-columns-repeated="5"/>
          <table:table-cell table:number-columns-repeated="4"/>
          <table:table-cell table:style-name="ce4"/>
          <table:table-cell table:number-columns-repeated="4"/>
          <table:table-cell table:style-name="ce23"/>
        </table:table-row>
        <table:table-row table:style-name="ro1" table:number-rows-repeated="3">
          <table:table-cell table:number-columns-repeated="16"/>
          <table:table-cell table:style-name="ce23"/>
        </table:table-row>
        <table:table-row table:style-name="ro1" table:number-rows-repeated="52">
          <table:table-cell table:style-name="ce4" table:number-columns-repeated="7"/>
          <table:table-cell table:number-columns-repeated="9"/>
          <table:table-cell table:style-name="ce23"/>
        </table:table-row>
        <table:table-row table:style-name="ro1" table:number-rows-repeated="5">
          <table:table-cell table:number-columns-repeated="16"/>
          <table:table-cell table:style-name="ce23"/>
        </table:table-row>
        <table:table-row table:style-name="ro1">
          <table:table-cell table:number-columns-repeated="2"/>
          <table:table-cell table:style-name="ce32"/>
          <table:table-cell table:number-columns-repeated="13"/>
          <table:table-cell table:style-name="ce23"/>
        </table:table-row>
        <table:table-row table:style-name="ro1" table:number-rows-repeated="16">
          <table:table-cell table:number-columns-repeated="16"/>
          <table:table-cell table:style-name="ce23"/>
        </table:table-row>
        <table:table-row table:style-name="ro1" table:number-rows-repeated="104826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005" table:style-name="ta1" table:print="false">
        <office:forms form:automatic-focus="false" form:apply-design-mode="false"/>
        <table:table-column table:style-name="co23" table:default-cell-style-name="ce33"/>
        <table:table-column table:style-name="co24" table:number-columns-repeated="14" table:default-cell-style-name="ce33"/>
        <table:table-column table:style-name="co24" table:default-cell-style-name="Default"/>
        <table:table-row table:style-name="ro1">
          <table:table-cell table:style-name="ce15" office:value-type="string">
            <text:p>Network 0.05</text:p>
          </table:table-cell>
          <table:table-cell table:style-name="ce15" table:number-columns-repeated="6"/>
          <table:table-cell table:number-columns-repeated="9"/>
        </table:table-row>
        <table:table-row table:style-name="ro1">
          <table:table-cell table:style-name="ce15" office:value-type="string">
            <text:p>OBA</text:p>
          </table:table-cell>
          <table:table-cell table:style-name="ce15" table:number-columns-repeated="6"/>
          <table:table-cell table:number-columns-repeated="9"/>
        </table:table-row>
        <table:table-row table:style-name="ro1">
          <table:table-cell table:style-name="ce15" office:value-type="string">
            <text:p>Anz. Läufe</text:p>
          </table:table-cell>
          <table:table-cell table:style-name="ce27" office:value-type="float" office:value="1">
            <text:p>1</text:p>
          </table:table-cell>
          <table:table-cell table:style-name="ce15" office:value-type="string">
            <text:p>Durchschnitt</text:p>
          </table:table-cell>
          <table:table-cell table:style-name="ce15" office:value-type="string">
            <text:p>1.Lauf</text:p>
          </table:table-cell>
          <table:table-cell table:style-name="ce15" office:value-type="string">
            <text:p>2.Lauf</text:p>
          </table:table-cell>
          <table:table-cell table:style-name="ce15" office:value-type="string">
            <text:p>3.Lauf</text:p>
          </table:table-cell>
          <table:table-cell table:style-name="ce15" office:value-type="string">
            <text:p>4.Lauf</text:p>
          </table:table-cell>
          <table:table-cell table:style-name="ce34" office:value-type="string">
            <text:p>5.Lauf</text:p>
          </table:table-cell>
          <table:table-cell table:number-columns-repeated="8"/>
        </table:table-row>
        <table:table-row table:style-name="ro1">
          <table:table-cell table:style-name="ce15" office:value-type="string">
            <text:p>Q1</text:p>
          </table:table-cell>
          <table:table-cell table:style-name="ce15" office:value-type="string">
            <text:p>:</text:p>
          </table:table-cell>
          <table:table-cell table:style-name="ce15" table:formula="of:=SUM([.D4:.K4])/[.$B$3]" office:value-type="time" office:time-value="PT00H00M00.089667S">
            <text:p>00:00:00,09</text:p>
          </table:table-cell>
          <table:table-cell table:style-name="ce15" office:value-type="time" office:time-value="PT00H00M00.089667S">
            <text:p>00:00:00,09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5:.K5])/[.$B$3]" office:value-type="time" office:time-value="PT00H00M00S">
            <text:p>00:00:00,00</text:p>
          </table:table-cell>
          <table:table-cell table:style-name="ce15" office:value-type="time" office:time-value="PT00H00M00S">
            <text:p>00:00:00,00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6:.K6])/[.$B$3]" office:value-type="time" office:time-value="PT00H00M00.018969S">
            <text:p>00:00:00,02</text:p>
          </table:table-cell>
          <table:table-cell table:style-name="ce15" office:value-type="time" office:time-value="PT00H00M00.018969S">
            <text:p>00:00:00,02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2</text:p>
          </table:table-cell>
          <table:table-cell table:style-name="ce15" office:value-type="string">
            <text:p>elapsed</text:p>
          </table:table-cell>
          <table:table-cell table:style-name="ce15" table:formula="of:=SUM([.D7:.K7])/[.$B$3]" office:value-type="time" office:time-value="PT00H00M00.002773S">
            <text:p>00:00:00,00</text:p>
          </table:table-cell>
          <table:table-cell table:style-name="ce15" office:value-type="time" office:time-value="PT00H00M00.002773S">
            <text:p>00:00:00,00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8:.K8])/[.$B$3]" office:value-type="time" office:time-value="PT00H00M00S">
            <text:p>00:00:00,00</text:p>
          </table:table-cell>
          <table:table-cell table:style-name="ce15" office:value-type="time" office:time-value="PT00H00M00S">
            <text:p>00:00:00,00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9:.K9])/[.$B$3]" office:value-type="time" office:time-value="PT00H00M00.000063S">
            <text:p>00:00:00,00</text:p>
          </table:table-cell>
          <table:table-cell table:style-name="ce15" office:value-type="time" office:time-value="PT00H00M00.000063S">
            <text:p>00:00:00,00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3</text:p>
          </table:table-cell>
          <table:table-cell table:style-name="ce15" office:value-type="string">
            <text:p>elapsed</text:p>
          </table:table-cell>
          <table:table-cell table:style-name="ce15" table:formula="of:=SUM([.D10:.K10])/[.$B$3]" office:value-type="time" office:time-value="PT00H00M00.111968S">
            <text:p>00:00:00,11</text:p>
          </table:table-cell>
          <table:table-cell table:style-name="ce15" office:value-type="time" office:time-value="PT00H00M00.111968S">
            <text:p>00:00:00,11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11:.K11])/[.$B$3]" office:value-type="time" office:time-value="PT00H00M00.02S">
            <text:p>00:00:00,02</text:p>
          </table:table-cell>
          <table:table-cell table:style-name="ce15" office:value-type="time" office:time-value="PT00H00M00.02S">
            <text:p>00:00:00,02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12:.K12])/[.$B$3]" office:value-type="time" office:time-value="PT00H00M00.047919S">
            <text:p>00:00:00,05</text:p>
          </table:table-cell>
          <table:table-cell table:style-name="ce15" office:value-type="time" office:time-value="PT00H00M00.047919S">
            <text:p>00:00:00,05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4</text:p>
          </table:table-cell>
          <table:table-cell table:style-name="ce15" office:value-type="string">
            <text:p>elapsed</text:p>
          </table:table-cell>
          <table:table-cell table:style-name="ce15" table:formula="of:=SUM([.D13:.K13])/[.$B$3]" office:value-type="time" office:time-value="PT00H00M00.142084S">
            <text:p>00:00:00,14</text:p>
          </table:table-cell>
          <table:table-cell table:style-name="ce15" office:value-type="time" office:time-value="PT00H00M00.142084S">
            <text:p>00:00:00,14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14:.K14])/[.$B$3]" office:value-type="time" office:time-value="PT00H00M00.03S">
            <text:p>00:00:00,03</text:p>
          </table:table-cell>
          <table:table-cell table:style-name="ce15" office:value-type="time" office:time-value="PT00H00M00.03S">
            <text:p>00:00:00,03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15:.K15])/[.$B$3]" office:value-type="time" office:time-value="PT00H00M00.056194S">
            <text:p>00:00:00,06</text:p>
          </table:table-cell>
          <table:table-cell table:style-name="ce15" office:value-type="time" office:time-value="PT00H00M00.056194S">
            <text:p>00:00:00,06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5b</text:p>
          </table:table-cell>
          <table:table-cell table:style-name="ce15" office:value-type="string">
            <text:p>elapsed</text:p>
          </table:table-cell>
          <table:table-cell table:style-name="ce15" table:formula="of:=SUM([.D16:.K16])/[.$B$3]" office:value-type="time" office:time-value="PT00H00M00.926895S">
            <text:p>00:00:00,93</text:p>
          </table:table-cell>
          <table:table-cell table:style-name="ce29" office:value-type="time" office:time-value="PT00H00M00.926895S">
            <text:p>00:00:00,93</text:p>
          </table:table-cell>
          <table:table-cell table:style-name="ce29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17:.K17])/[.$B$3]" office:value-type="time" office:time-value="PT00H00M00.77S">
            <text:p>00:00:00,77</text:p>
          </table:table-cell>
          <table:table-cell table:style-name="ce29" office:value-type="time" office:time-value="PT00H00M00.77S">
            <text:p>00:00:00,77</text:p>
          </table:table-cell>
          <table:table-cell table:style-name="ce29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18:.K18])/[.$B$3]" office:value-type="time" office:time-value="PT00H00M00.062539S">
            <text:p>00:00:00,06</text:p>
          </table:table-cell>
          <table:table-cell table:style-name="ce29" office:value-type="time" office:time-value="PT00H00M00.062539S">
            <text:p>00:00:00,06</text:p>
          </table:table-cell>
          <table:table-cell table:style-name="ce29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6</text:p>
          </table:table-cell>
          <table:table-cell table:style-name="ce15" office:value-type="string">
            <text:p>elapsed</text:p>
          </table:table-cell>
          <table:table-cell table:style-name="ce15" table:formula="of:=SUM([.D19:.K19])/[.$B$3]" office:value-type="time" office:time-value="PT00H00M05.004411S">
            <text:p>00:00:05,00</text:p>
          </table:table-cell>
          <table:table-cell table:style-name="ce15" table:formula="of:=+[.D22]+[.D25]" office:value-type="time" office:time-value="PT00H00M05.004411S">
            <text:p>00:00:05,00</text:p>
          </table:table-cell>
          <table:table-cell table:style-name="ce15" table:formula="of:=+[.E22]+[.E25]" office:value-type="time" office:time-value="PT00H00M00S">
            <text:p>00:00:00,00</text:p>
          </table:table-cell>
          <table:table-cell table:style-name="ce15" table:formula="of:=+[.F22]+[.F25]" office:value-type="time" office:time-value="PT00H00M00S">
            <text:p>00:00:00,00</text:p>
          </table:table-cell>
          <table:table-cell table:style-name="ce15" table:formula="of:=+[.G22]+[.G25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20:.K20])/[.$B$3]" office:value-type="time" office:time-value="PT00H00M04.54S">
            <text:p>00:00:04,54</text:p>
          </table:table-cell>
          <table:table-cell table:style-name="ce15" table:formula="of:=+[.D23]+[.D26]" office:value-type="time" office:time-value="PT00H00M04.54S">
            <text:p>00:00:04,54</text:p>
          </table:table-cell>
          <table:table-cell table:style-name="ce15" table:formula="of:=+[.E23]+[.E26]" office:value-type="time" office:time-value="PT00H00M00S">
            <text:p>00:00:00,00</text:p>
          </table:table-cell>
          <table:table-cell table:style-name="ce15" table:formula="of:=+[.F23]+[.F26]" office:value-type="time" office:time-value="PT00H00M00S">
            <text:p>00:00:00,00</text:p>
          </table:table-cell>
          <table:table-cell table:style-name="ce15" table:formula="of:=+[.G23]+[.G26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21:.K21])/[.$B$3]" office:value-type="time" office:time-value="PT00H00M00.04617S">
            <text:p>00:00:00,05</text:p>
          </table:table-cell>
          <table:table-cell table:style-name="ce15" table:formula="of:=+[.D24]+[.D27]" office:value-type="time" office:time-value="PT00H00M00.04617S">
            <text:p>00:00:00,05</text:p>
          </table:table-cell>
          <table:table-cell table:style-name="ce15" table:formula="of:=+[.E24]+[.E27]" office:value-type="time" office:time-value="PT00H00M00S">
            <text:p>00:00:00,00</text:p>
          </table:table-cell>
          <table:table-cell table:style-name="ce15" table:formula="of:=+[.F24]+[.F27]" office:value-type="time" office:time-value="PT00H00M00S">
            <text:p>00:00:00,00</text:p>
          </table:table-cell>
          <table:table-cell table:style-name="ce15" table:formula="of:=+[.G24]+[.G27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 office:value-type="string">
            <text:p>Q6tmp1</text:p>
          </table:table-cell>
          <table:table-cell table:style-name="ce29" office:value-type="string">
            <text:p>elapsed</text:p>
          </table:table-cell>
          <table:table-cell table:style-name="ce15" table:formula="of:=SUM([.D22:.K22])/[.$B$3]" office:value-type="time" office:time-value="PT00H00M01.212577S">
            <text:p>00:00:01,21</text:p>
          </table:table-cell>
          <table:table-cell table:style-name="ce15" office:value-type="time" office:time-value="PT00H00M01.212577S">
            <text:p>00:00:01,21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style-name="ce15" table:formula="of:=SUM([.D23:.K23])/[.$B$3]" office:value-type="time" office:time-value="PT00H00M00.83S">
            <text:p>00:00:00,83</text:p>
          </table:table-cell>
          <table:table-cell table:style-name="ce15" office:value-type="time" office:time-value="PT00H00M00.83S">
            <text:p>00:00:00,83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style-name="ce15" table:formula="of:=SUM([.D24:.K24])/[.$B$3]" office:value-type="time" office:time-value="PT00H00M00.031258S">
            <text:p>00:00:00,03</text:p>
          </table:table-cell>
          <table:table-cell table:style-name="ce15" office:value-type="time" office:time-value="PT00H00M00.031258S">
            <text:p>00:00:00,03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 office:value-type="string">
            <text:p>Q6res</text:p>
          </table:table-cell>
          <table:table-cell table:style-name="ce29" office:value-type="string">
            <text:p>elapsed</text:p>
          </table:table-cell>
          <table:table-cell table:style-name="ce15" table:formula="of:=SUM([.D25:.K25])/[.$B$3]" office:value-type="time" office:time-value="PT00H00M03.791834S">
            <text:p>00:00:03,79</text:p>
          </table:table-cell>
          <table:table-cell table:style-name="ce15" office:value-type="time" office:time-value="PT00H00M03.791834S">
            <text:p>00:00:03,79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style-name="ce15" table:formula="of:=SUM([.D26:.K26])/[.$B$3]" office:value-type="time" office:time-value="PT00H00M03.71S">
            <text:p>00:00:03,71</text:p>
          </table:table-cell>
          <table:table-cell table:style-name="ce15" office:value-type="time" office:time-value="PT00H00M03.71S">
            <text:p>00:00:03,71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style-name="ce15" table:formula="of:=SUM([.D27:.K27])/[.$B$3]" office:value-type="time" office:time-value="PT00H00M00.014912S">
            <text:p>00:00:00,01</text:p>
          </table:table-cell>
          <table:table-cell table:style-name="ce15" office:value-type="time" office:time-value="PT00H00M00.014912S">
            <text:p>00:00:00,01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7</text:p>
          </table:table-cell>
          <table:table-cell table:style-name="ce15" office:value-type="string">
            <text:p>elapsed</text:p>
          </table:table-cell>
          <table:table-cell table:style-name="ce15" table:formula="of:=SUM([.D28:.K28])/[.$B$3]" office:value-type="time" office:time-value="PT00H00M01.220661S">
            <text:p>00:00:01,22</text:p>
          </table:table-cell>
          <table:table-cell table:style-name="ce15" office:value-type="time" office:time-value="PT00H00M01.220661S">
            <text:p>00:00:01,22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29:.K29])/[.$B$3]" office:value-type="time" office:time-value="PT00H00M01.12S">
            <text:p>00:00:01,12</text:p>
          </table:table-cell>
          <table:table-cell table:style-name="ce15" office:value-type="time" office:time-value="PT00H00M01.12S">
            <text:p>00:00:01,12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30:.K30])/[.$B$3]" office:value-type="time" office:time-value="PT00H00M00.038618S">
            <text:p>00:00:00,04</text:p>
          </table:table-cell>
          <table:table-cell table:style-name="ce15" office:value-type="time" office:time-value="PT00H00M00.038618S">
            <text:p>00:00:00,04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8</text:p>
          </table:table-cell>
          <table:table-cell table:style-name="ce15" office:value-type="string">
            <text:p>elapsed</text:p>
          </table:table-cell>
          <table:table-cell table:style-name="ce15" table:formula="of:=SUM([.D31:.K31])/[.$B$3]" office:value-type="time" office:time-value="PT00H00M00.224536S">
            <text:p>00:00:00,22</text:p>
          </table:table-cell>
          <table:table-cell table:style-name="ce15" office:value-type="time" office:time-value="PT00H00M00.224536S">
            <text:p>00:00:00,22</text:p>
          </table:table-cell>
          <table:table-cell table:style-name="ce29" table:number-columns-repeated="2"/>
          <table:table-cell table:style-name="ce15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32:.K32])/[.$B$3]" office:value-type="time" office:time-value="PT00H00M00.06S">
            <text:p>00:00:00,06</text:p>
          </table:table-cell>
          <table:table-cell table:style-name="ce15" office:value-type="time" office:time-value="PT00H00M00.06S">
            <text:p>00:00:00,06</text:p>
          </table:table-cell>
          <table:table-cell table:style-name="ce29" table:number-columns-repeated="2"/>
          <table:table-cell table:style-name="ce15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33:.K33])/[.$B$3]" office:value-type="time" office:time-value="PT00H00M00.047866S">
            <text:p>00:00:00,05</text:p>
          </table:table-cell>
          <table:table-cell table:style-name="ce15" office:value-type="time" office:time-value="PT00H00M00.047866S">
            <text:p>00:00:00,05</text:p>
          </table:table-cell>
          <table:table-cell table:style-name="ce29" table:number-columns-repeated="2"/>
          <table:table-cell table:style-name="ce15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9</text:p>
          </table:table-cell>
          <table:table-cell table:style-name="ce15" office:value-type="string">
            <text:p>elapsed</text:p>
          </table:table-cell>
          <table:table-cell table:style-name="ce15" table:formula="of:=SUM([.D34:.K34])/[.$B$3]" office:value-type="time" office:time-value="PT00H00M22.935444S">
            <text:p>00:00:22,94</text:p>
          </table:table-cell>
          <table:table-cell table:style-name="ce15" office:value-type="time" office:time-value="PT00H00M22.935444S">
            <text:p>00:00:22,94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35:.K35])/[.$B$3]" office:value-type="time" office:time-value="PT00H00M22.81S">
            <text:p>00:00:22,81</text:p>
          </table:table-cell>
          <table:table-cell table:style-name="ce15" office:value-type="time" office:time-value="PT00H00M22.81S">
            <text:p>00:00:22,81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36:.K36])/[.$B$3]" office:value-type="time" office:time-value="PT00H00M00.042219S">
            <text:p>00:00:00,04</text:p>
          </table:table-cell>
          <table:table-cell table:style-name="ce15" office:value-type="time" office:time-value="PT00H00M00.042219S">
            <text:p>00:00:00,04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0</text:p>
          </table:table-cell>
          <table:table-cell table:style-name="ce15" office:value-type="string">
            <text:p>elapsed</text:p>
          </table:table-cell>
          <table:table-cell table:style-name="ce15" table:formula="of:=SUM([.D37:.K37])/[.$B$3]" office:value-type="time" office:time-value="PT00H01M21.769653S">
            <text:p>00:01:21,77</text:p>
          </table:table-cell>
          <table:table-cell table:style-name="ce15" office:value-type="time" office:time-value="PT00H01M21.769653S">
            <text:p>00:01:21,77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38:.K38])/[.$B$3]" office:value-type="time" office:time-value="PT00H01M20.8S">
            <text:p>00:01:20,80</text:p>
          </table:table-cell>
          <table:table-cell table:style-name="ce15" office:value-type="time" office:time-value="PT00H01M20.8S">
            <text:p>00:01:20,80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39:.K39])/[.$B$3]" office:value-type="time" office:time-value="PT00H00M00.539435S">
            <text:p>00:00:00,54</text:p>
          </table:table-cell>
          <table:table-cell table:style-name="ce15" office:value-type="time" office:time-value="PT00H00M00.539435S">
            <text:p>00:00:00,54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1</text:p>
          </table:table-cell>
          <table:table-cell table:style-name="ce15" office:value-type="string">
            <text:p>elapsed</text:p>
          </table:table-cell>
          <table:table-cell table:style-name="ce15" table:formula="of:=SUM([.D40:.K40])/[.$B$3]" office:value-type="time" office:time-value="PT00H00M00.158104S">
            <text:p>00:00:00,16</text:p>
          </table:table-cell>
          <table:table-cell table:style-name="ce15" office:value-type="time" office:time-value="PT00H00M00.158104S">
            <text:p>00:00:00,16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41:.K41])/[.$B$3]" office:value-type="time" office:time-value="PT00H00M00.05S">
            <text:p>00:00:00,05</text:p>
          </table:table-cell>
          <table:table-cell table:style-name="ce15" office:value-type="time" office:time-value="PT00H00M00.05S">
            <text:p>00:00:00,05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42:.K42])/[.$B$3]" office:value-type="time" office:time-value="PT00H00M00.038578S">
            <text:p>00:00:00,04</text:p>
          </table:table-cell>
          <table:table-cell table:style-name="ce15" office:value-type="time" office:time-value="PT00H00M00.038578S">
            <text:p>00:00:00,04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2</text:p>
          </table:table-cell>
          <table:table-cell table:style-name="ce15" office:value-type="string">
            <text:p>elapsed</text:p>
          </table:table-cell>
          <table:table-cell table:style-name="ce15" table:formula="of:=SUM([.D43:.K43])/[.$B$3]" office:value-type="time" office:time-value="PT00H00M00.228127S">
            <text:p>00:00:00,23</text:p>
          </table:table-cell>
          <table:table-cell table:style-name="ce15" table:formula="of:=+[.D46]+[.D49]" office:value-type="time" office:time-value="PT00H00M00.228127S">
            <text:p>00:00:00,23</text:p>
          </table:table-cell>
          <table:table-cell table:style-name="ce15" table:formula="of:=+[.E46]+[.E49]" office:value-type="time" office:time-value="PT00H00M00S">
            <text:p>00:00:00,00</text:p>
          </table:table-cell>
          <table:table-cell table:style-name="ce15" table:formula="of:=+[.F46]+[.F49]" office:value-type="time" office:time-value="PT00H00M00S">
            <text:p>00:00:00,00</text:p>
          </table:table-cell>
          <table:table-cell table:style-name="ce15" table:formula="of:=+[.G46]+[.G49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44:.K44])/[.$B$3]" office:value-type="time" office:time-value="PT00H00M00.07S">
            <text:p>00:00:00,07</text:p>
          </table:table-cell>
          <table:table-cell table:style-name="ce15" table:formula="of:=+[.D47]+[.D50]" office:value-type="time" office:time-value="PT00H00M00.07S">
            <text:p>00:00:00,07</text:p>
          </table:table-cell>
          <table:table-cell table:style-name="ce15" table:formula="of:=+[.E47]+[.E50]" office:value-type="time" office:time-value="PT00H00M00S">
            <text:p>00:00:00,00</text:p>
          </table:table-cell>
          <table:table-cell table:style-name="ce15" table:formula="of:=+[.F47]+[.F50]" office:value-type="time" office:time-value="PT00H00M00S">
            <text:p>00:00:00,00</text:p>
          </table:table-cell>
          <table:table-cell table:style-name="ce15" table:formula="of:=+[.G47]+[.G50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45:.K45])/[.$B$3]" office:value-type="time" office:time-value="PT00H00M00.04152S">
            <text:p>00:00:00,04</text:p>
          </table:table-cell>
          <table:table-cell table:style-name="ce15" table:formula="of:=+[.D48]+[.D51]" office:value-type="time" office:time-value="PT00H00M00.04152S">
            <text:p>00:00:00,04</text:p>
          </table:table-cell>
          <table:table-cell table:style-name="ce15" table:formula="of:=+[.E48]+[.E51]" office:value-type="time" office:time-value="PT00H00M00S">
            <text:p>00:00:00,00</text:p>
          </table:table-cell>
          <table:table-cell table:style-name="ce15" table:formula="of:=+[.F48]+[.F51]" office:value-type="time" office:time-value="PT00H00M00S">
            <text:p>00:00:00,00</text:p>
          </table:table-cell>
          <table:table-cell table:style-name="ce15" table:formula="of:=+[.G48]+[.G51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 office:value-type="string">
            <text:p>Q12tmp1</text:p>
          </table:table-cell>
          <table:table-cell table:style-name="ce29" office:value-type="string">
            <text:p>elapsed</text:p>
          </table:table-cell>
          <table:table-cell table:style-name="ce15" table:formula="of:=SUM([.D46:.K46])/[.$B$3]" office:value-type="time" office:time-value="PT00H00M00.156586S">
            <text:p>00:00:00,16</text:p>
          </table:table-cell>
          <table:table-cell table:style-name="ce29" office:value-type="time" office:time-value="PT00H00M00.156586S">
            <text:p>00:00:00,16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style-name="ce15" table:formula="of:=SUM([.D47:.K47])/[.$B$3]" office:value-type="time" office:time-value="PT00H00M00.06S">
            <text:p>00:00:00,06</text:p>
          </table:table-cell>
          <table:table-cell table:style-name="ce29" office:value-type="time" office:time-value="PT00H00M00.06S">
            <text:p>00:00:00,06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style-name="ce15" table:formula="of:=SUM([.D48:.K48])/[.$B$3]" office:value-type="time" office:time-value="PT00H00M00.038004S">
            <text:p>00:00:00,04</text:p>
          </table:table-cell>
          <table:table-cell table:style-name="ce29" office:value-type="time" office:time-value="PT00H00M00.038004S">
            <text:p>00:00:00,04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 office:value-type="string">
            <text:p>Q12tmp2</text:p>
          </table:table-cell>
          <table:table-cell table:style-name="ce29" office:value-type="string">
            <text:p>elapsed</text:p>
          </table:table-cell>
          <table:table-cell table:style-name="ce15" table:formula="of:=SUM([.D49:.K49])/[.$B$3]" office:value-type="time" office:time-value="PT00H00M00.071541S">
            <text:p>00:00:00,07</text:p>
          </table:table-cell>
          <table:table-cell table:style-name="ce29" office:value-type="time" office:time-value="PT00H00M00.071541S">
            <text:p>00:00:00,07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style-name="ce15" table:formula="of:=SUM([.D50:.K50])/[.$B$3]" office:value-type="time" office:time-value="PT00H00M00.01S">
            <text:p>00:00:00,01</text:p>
          </table:table-cell>
          <table:table-cell table:style-name="ce29" office:value-type="time" office:time-value="PT00H00M00.01S">
            <text:p>00:00:00,01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style-name="ce15" table:formula="of:=SUM([.D51:.K51])/[.$B$3]" office:value-type="time" office:time-value="PT00H00M00.003516S">
            <text:p>00:00:00,00</text:p>
          </table:table-cell>
          <table:table-cell table:style-name="ce29" office:value-type="time" office:time-value="PT00H00M00.003516S">
            <text:p>00:00:00,00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3</text:p>
          </table:table-cell>
          <table:table-cell table:style-name="ce15" office:value-type="string">
            <text:p>elapsed</text:p>
          </table:table-cell>
          <table:table-cell table:style-name="ce15" table:formula="of:=SUM([.D52:.K52])/[.$B$3]" office:value-type="time" office:time-value="PT00H00M01.158792S">
            <text:p>00:00:01,16</text:p>
          </table:table-cell>
          <table:table-cell table:style-name="ce15" office:value-type="time" office:time-value="PT00H00M01.158792S">
            <text:p>00:00:01,16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53:.K53])/[.$B$3]" office:value-type="time" office:time-value="PT00H00M01S">
            <text:p>00:00:01,00</text:p>
          </table:table-cell>
          <table:table-cell table:style-name="ce15" office:value-type="time" office:time-value="PT00H00M01S">
            <text:p>00:00:01,00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54:.K54])/[.$B$3]" office:value-type="time" office:time-value="PT00H00M00.061282S">
            <text:p>00:00:00,06</text:p>
          </table:table-cell>
          <table:table-cell table:style-name="ce15" office:value-type="time" office:time-value="PT00H00M00.061282S">
            <text:p>00:00:00,06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4</text:p>
          </table:table-cell>
          <table:table-cell table:style-name="ce15" office:value-type="string">
            <text:p>elapsed</text:p>
          </table:table-cell>
          <table:table-cell table:style-name="ce15" table:formula="of:=SUM([.D55:.K55])/[.$B$3]" office:value-type="time" office:time-value="PT00H00M00.793411S">
            <text:p>00:00:00,79</text:p>
          </table:table-cell>
          <table:table-cell table:style-name="ce15" office:value-type="time" office:time-value="PT00H00M00.793411S">
            <text:p>00:00:00,79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56:.K56])/[.$B$3]" office:value-type="time" office:time-value="PT00H00M00.66S">
            <text:p>00:00:00,66</text:p>
          </table:table-cell>
          <table:table-cell table:style-name="ce15" office:value-type="time" office:time-value="PT00H00M00.66S">
            <text:p>00:00:00,66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57:.K57])/[.$B$3]" office:value-type="time" office:time-value="PT00H00M00.064604S">
            <text:p>00:00:00,06</text:p>
          </table:table-cell>
          <table:table-cell table:style-name="ce15" office:value-type="time" office:time-value="PT00H00M00.064604S">
            <text:p>00:00:00,06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5</text:p>
          </table:table-cell>
          <table:table-cell table:style-name="ce15" office:value-type="string">
            <text:p>elapsed</text:p>
          </table:table-cell>
          <table:table-cell table:style-name="ce15" table:formula="of:=SUM([.D58:.K58])/[.$B$3]" office:value-type="time" office:time-value="PT00H00M00.625018S">
            <text:p>00:00:00,63</text:p>
          </table:table-cell>
          <table:table-cell table:style-name="ce15" office:value-type="time" office:time-value="PT00H00M00.625018S">
            <text:p>00:00:00,63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59:.K59])/[.$B$3]" office:value-type="time" office:time-value="PT00H00M00.44S">
            <text:p>00:00:00,44</text:p>
          </table:table-cell>
          <table:table-cell table:style-name="ce15" office:value-type="time" office:time-value="PT00H00M00.44S">
            <text:p>00:00:00,44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60:.K60])/[.$B$3]" office:value-type="time" office:time-value="PT00H00M00.078408S">
            <text:p>00:00:00,08</text:p>
          </table:table-cell>
          <table:table-cell table:style-name="ce15" office:value-type="time" office:time-value="PT00H00M00.078408S">
            <text:p>00:00:00,08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6b</text:p>
          </table:table-cell>
          <table:table-cell table:style-name="ce15" office:value-type="string">
            <text:p>elapsed</text:p>
          </table:table-cell>
          <table:table-cell table:style-name="ce15" table:formula="of:=SUM([.D61:.K61])/[.$B$3]" office:value-type="time" office:time-value="PT00H00M00.679507S">
            <text:p>00:00:00,68</text:p>
          </table:table-cell>
          <table:table-cell table:style-name="ce29" office:value-type="time" office:time-value="PT00H00M00.679507S">
            <text:p>00:00:00,68</text:p>
          </table:table-cell>
          <table:table-cell table:style-name="ce29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62:.K62])/[.$B$3]" office:value-type="time" office:time-value="PT00H00M00.48S">
            <text:p>00:00:00,48</text:p>
          </table:table-cell>
          <table:table-cell table:style-name="ce29" office:value-type="time" office:time-value="PT00H00M00.48S">
            <text:p>00:00:00,48</text:p>
          </table:table-cell>
          <table:table-cell table:style-name="ce29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63:.K63])/[.$B$3]" office:value-type="time" office:time-value="PT00H00M00.078963S">
            <text:p>00:00:00,08</text:p>
          </table:table-cell>
          <table:table-cell table:style-name="ce29" office:value-type="time" office:time-value="PT00H00M00.078963S">
            <text:p>00:00:00,08</text:p>
          </table:table-cell>
          <table:table-cell table:style-name="ce29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7</text:p>
          </table:table-cell>
          <table:table-cell table:style-name="ce15" office:value-type="string">
            <text:p>elapsed</text:p>
          </table:table-cell>
          <table:table-cell table:style-name="ce15" table:formula="of:=SUM([.D64:.K64])/[.$B$3]" office:value-type="time" office:time-value="PT00H00M00.233922S">
            <text:p>00:00:00,23</text:p>
          </table:table-cell>
          <table:table-cell table:style-name="ce15" table:formula="of:=+[.D67]+[.D70]" office:value-type="time" office:time-value="PT00H00M00.233922S">
            <text:p>00:00:00,23</text:p>
          </table:table-cell>
          <table:table-cell table:style-name="ce15" table:formula="of:=+[.E67]+[.E70]" office:value-type="time" office:time-value="PT00H00M00S">
            <text:p>00:00:00,00</text:p>
          </table:table-cell>
          <table:table-cell table:style-name="ce15" table:formula="of:=+[.F67]+[.F70]" office:value-type="time" office:time-value="PT00H00M00S">
            <text:p>00:00:00,00</text:p>
          </table:table-cell>
          <table:table-cell table:style-name="ce15" table:formula="of:=+[.G67]+[.G70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65:.K65])/[.$B$3]" office:value-type="time" office:time-value="PT00H00M00.09S">
            <text:p>00:00:00,09</text:p>
          </table:table-cell>
          <table:table-cell table:style-name="ce15" table:formula="of:=+[.D68]+[.D71]" office:value-type="time" office:time-value="PT00H00M00.09S">
            <text:p>00:00:00,09</text:p>
          </table:table-cell>
          <table:table-cell table:style-name="ce15" table:formula="of:=+[.E68]+[.E71]" office:value-type="time" office:time-value="PT00H00M00S">
            <text:p>00:00:00,00</text:p>
          </table:table-cell>
          <table:table-cell table:style-name="ce15" table:formula="of:=+[.F68]+[.F71]" office:value-type="time" office:time-value="PT00H00M00S">
            <text:p>00:00:00,00</text:p>
          </table:table-cell>
          <table:table-cell table:style-name="ce15" table:formula="of:=+[.G68]+[.G71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66:.K66])/[.$B$3]" office:value-type="time" office:time-value="PT00H00M00.050835S">
            <text:p>00:00:00,05</text:p>
          </table:table-cell>
          <table:table-cell table:style-name="ce15" table:formula="of:=+[.D69]+[.D72]" office:value-type="time" office:time-value="PT00H00M00.050835S">
            <text:p>00:00:00,05</text:p>
          </table:table-cell>
          <table:table-cell table:style-name="ce15" table:formula="of:=+[.E69]+[.E72]" office:value-type="time" office:time-value="PT00H00M00S">
            <text:p>00:00:00,00</text:p>
          </table:table-cell>
          <table:table-cell table:style-name="ce15" table:formula="of:=+[.F69]+[.F72]" office:value-type="time" office:time-value="PT00H00M00S">
            <text:p>00:00:00,00</text:p>
          </table:table-cell>
          <table:table-cell table:style-name="ce15" table:formula="of:=+[.G69]+[.G72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 office:value-type="string">
            <text:p>Q17tmp1</text:p>
          </table:table-cell>
          <table:table-cell table:style-name="ce29" office:value-type="string">
            <text:p>elapsed</text:p>
          </table:table-cell>
          <table:table-cell table:style-name="ce15" table:formula="of:=SUM([.D67:.K67])/[.$B$3]" office:value-type="time" office:time-value="PT00H00M00.144726S">
            <text:p>00:00:00,14</text:p>
          </table:table-cell>
          <table:table-cell table:style-name="ce29" office:value-type="time" office:time-value="PT00H00M00.144726S">
            <text:p>00:00:00,14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style-name="ce15" table:formula="of:=SUM([.D68:.K68])/[.$B$3]" office:value-type="time" office:time-value="PT00H00M00.08S">
            <text:p>00:00:00,08</text:p>
          </table:table-cell>
          <table:table-cell table:style-name="ce29" office:value-type="time" office:time-value="PT00H00M00.08S">
            <text:p>00:00:00,08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style-name="ce15" table:formula="of:=SUM([.D69:.K69])/[.$B$3]" office:value-type="time" office:time-value="PT00H00M00.022356S">
            <text:p>00:00:00,02</text:p>
          </table:table-cell>
          <table:table-cell table:style-name="ce29" office:value-type="time" office:time-value="PT00H00M00.022356S">
            <text:p>00:00:00,02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 office:value-type="string">
            <text:p>Q17res</text:p>
          </table:table-cell>
          <table:table-cell table:style-name="ce29" office:value-type="string">
            <text:p>elapsed</text:p>
          </table:table-cell>
          <table:table-cell table:style-name="ce15" table:formula="of:=SUM([.D70:.K70])/[.$B$3]" office:value-type="time" office:time-value="PT00H00M00.089196S">
            <text:p>00:00:00,09</text:p>
          </table:table-cell>
          <table:table-cell table:style-name="ce29" office:value-type="time" office:time-value="PT00H00M00.089196S">
            <text:p>00:00:00,09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style-name="ce15" table:formula="of:=SUM([.D71:.K71])/[.$B$3]" office:value-type="time" office:time-value="PT00H00M00.01S">
            <text:p>00:00:00,01</text:p>
          </table:table-cell>
          <table:table-cell table:style-name="ce29" office:value-type="time" office:time-value="PT00H00M00.01S">
            <text:p>00:00:00,01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style-name="ce15" table:formula="of:=SUM([.D72:.K72])/[.$B$3]" office:value-type="time" office:time-value="PT00H00M00.028479S">
            <text:p>00:00:00,03</text:p>
          </table:table-cell>
          <table:table-cell table:style-name="ce29" office:value-type="time" office:time-value="PT00H00M00.028479S">
            <text:p>00:00:00,03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 table:number-rows-repeated="4">
          <table:table-cell table:style-name="ce15" table:number-columns-repeated="7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TBA</text:p>
          </table:table-cell>
          <table:table-cell table:style-name="ce15" table:number-columns-repeated="6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Anz. Läufe</text:p>
          </table:table-cell>
          <table:table-cell table:style-name="ce27" office:value-type="float" office:value="1">
            <text:p>1</text:p>
          </table:table-cell>
          <table:table-cell table:style-name="ce15" office:value-type="string">
            <text:p>Durchschnitt</text:p>
          </table:table-cell>
          <table:table-cell table:style-name="ce15" office:value-type="string">
            <text:p>1.Lauf</text:p>
          </table:table-cell>
          <table:table-cell table:style-name="ce15" office:value-type="string">
            <text:p>2.Lauf</text:p>
          </table:table-cell>
          <table:table-cell table:style-name="ce15" office:value-type="string">
            <text:p>3.Lauf</text:p>
          </table:table-cell>
          <table:table-cell table:style-name="ce15" office:value-type="string">
            <text:p>4.Lauf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</text:p>
          </table:table-cell>
          <table:table-cell table:style-name="ce15" office:value-type="string">
            <text:p>elapsed</text:p>
          </table:table-cell>
          <table:table-cell table:style-name="ce15" table:formula="of:=SUM([.D79:.K79])/[.$B$78]" office:value-type="time" office:time-value="PT00H00M00.113389S">
            <text:p>00:00:00,11</text:p>
          </table:table-cell>
          <table:table-cell table:style-name="ce15" office:value-type="time" office:time-value="PT00H00M00.113389S">
            <text:p>00:00:00,11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80:.K80])/[.$B$78]" office:value-type="time" office:time-value="PT00H00M00.01S">
            <text:p>00:00:00,01</text:p>
          </table:table-cell>
          <table:table-cell table:style-name="ce15" office:value-type="time" office:time-value="PT00H00M00.01S">
            <text:p>00:00:00,01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81:.K81])/[.$B$78]" office:value-type="time" office:time-value="PT00H00M00.020401S">
            <text:p>00:00:00,02</text:p>
          </table:table-cell>
          <table:table-cell table:style-name="ce15" office:value-type="time" office:time-value="PT00H00M00.020401S">
            <text:p>00:00:00,02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2</text:p>
          </table:table-cell>
          <table:table-cell table:style-name="ce15" office:value-type="string">
            <text:p>elapsed</text:p>
          </table:table-cell>
          <table:table-cell table:style-name="ce15" table:formula="of:=SUM([.D82:.K82])/[.$B$78]" office:value-type="time" office:time-value="PT00H00M00.002363S">
            <text:p>00:00:00,00</text:p>
          </table:table-cell>
          <table:table-cell table:style-name="ce15" office:value-type="time" office:time-value="PT00H00M00.002363S">
            <text:p>00:00:00,00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83:.K83])/[.$B$78]" office:value-type="time" office:time-value="PT00H00M00S">
            <text:p>00:00:00,00</text:p>
          </table:table-cell>
          <table:table-cell table:style-name="ce15" office:value-type="time" office:time-value="PT00H00M00S">
            <text:p>00:00:00,00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84:.K84])/[.$B$78]" office:value-type="time" office:time-value="PT00H00M00.000064S">
            <text:p>00:00:00,00</text:p>
          </table:table-cell>
          <table:table-cell table:style-name="ce15" office:value-type="time" office:time-value="PT00H00M00.000064S">
            <text:p>00:00:00,00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3</text:p>
          </table:table-cell>
          <table:table-cell table:style-name="ce15" office:value-type="string">
            <text:p>elapsed</text:p>
          </table:table-cell>
          <table:table-cell table:style-name="ce15" table:formula="of:=SUM([.D85:.K85])/[.$B$78]" office:value-type="time" office:time-value="PT00H00M00.567606S">
            <text:p>00:00:00,57</text:p>
          </table:table-cell>
          <table:table-cell table:style-name="ce15" office:value-type="time" office:time-value="PT00H00M00.567606S">
            <text:p>00:00:00,57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86:.K86])/[.$B$78]" office:value-type="time" office:time-value="PT00H00M00.03S">
            <text:p>00:00:00,03</text:p>
          </table:table-cell>
          <table:table-cell table:style-name="ce15" office:value-type="time" office:time-value="PT00H00M00.03S">
            <text:p>00:00:00,03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87:.K87])/[.$B$78]" office:value-type="time" office:time-value="PT00H00M00.053438S">
            <text:p>00:00:00,05</text:p>
          </table:table-cell>
          <table:table-cell table:style-name="ce15" office:value-type="time" office:time-value="PT00H00M00.053438S">
            <text:p>00:00:00,05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4</text:p>
          </table:table-cell>
          <table:table-cell table:style-name="ce15" office:value-type="string">
            <text:p>elapsed</text:p>
          </table:table-cell>
          <table:table-cell table:style-name="ce15" table:formula="of:=SUM([.D88:.K88])/[.$B$78]" office:value-type="time" office:time-value="PT00H00M01.303305S">
            <text:p>00:00:01,30</text:p>
          </table:table-cell>
          <table:table-cell table:style-name="ce15" office:value-type="time" office:time-value="PT00H00M01.303305S">
            <text:p>00:00:01,30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89:.K89])/[.$B$78]" office:value-type="time" office:time-value="PT00H00M00.48S">
            <text:p>00:00:00,48</text:p>
          </table:table-cell>
          <table:table-cell table:style-name="ce15" office:value-type="time" office:time-value="PT00H00M00.48S">
            <text:p>00:00:00,48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90:.K90])/[.$B$78]" office:value-type="time" office:time-value="PT00H00M00.061359S">
            <text:p>00:00:00,06</text:p>
          </table:table-cell>
          <table:table-cell table:style-name="ce15" office:value-type="time" office:time-value="PT00H00M00.061359S">
            <text:p>00:00:00,06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5a</text:p>
          </table:table-cell>
          <table:table-cell table:style-name="ce15" office:value-type="string">
            <text:p>elapsed</text:p>
          </table:table-cell>
          <table:table-cell table:style-name="ce15" table:formula="of:=SUM([.D91:.K91])/[.$B$78]" office:value-type="time" office:time-value="PT00H00M01.376673S">
            <text:p>00:00:01,38</text:p>
          </table:table-cell>
          <table:table-cell table:style-name="ce29" office:value-type="time" office:time-value="PT00H00M01.376673S">
            <text:p>00:00:01,38</text:p>
          </table:table-cell>
          <table:table-cell table:style-name="ce29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92:.K92])/[.$B$78]" office:value-type="time" office:time-value="PT00H00M00.83S">
            <text:p>00:00:00,83</text:p>
          </table:table-cell>
          <table:table-cell table:style-name="ce29" office:value-type="time" office:time-value="PT00H00M00.83S">
            <text:p>00:00:00,83</text:p>
          </table:table-cell>
          <table:table-cell table:style-name="ce29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93:.K93])/[.$B$78]" office:value-type="time" office:time-value="PT00H00M00.061762S">
            <text:p>00:00:00,06</text:p>
          </table:table-cell>
          <table:table-cell table:style-name="ce29" office:value-type="time" office:time-value="PT00H00M00.061762S">
            <text:p>00:00:00,06</text:p>
          </table:table-cell>
          <table:table-cell table:style-name="ce29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6</text:p>
          </table:table-cell>
          <table:table-cell table:style-name="ce15" office:value-type="string">
            <text:p>elapsed</text:p>
          </table:table-cell>
          <table:table-cell table:style-name="ce15" table:formula="of:=SUM([.D94:.K94])/[.$B$78]" office:value-type="time" office:time-value="PT00H00M04.482961S">
            <text:p>00:00:04,48</text:p>
          </table:table-cell>
          <table:table-cell table:style-name="ce15" table:formula="of:=+[.D97]+[.D100]" office:value-type="time" office:time-value="PT00H00M04.482961S">
            <text:p>00:00:04,48</text:p>
          </table:table-cell>
          <table:table-cell table:style-name="ce15" table:formula="of:=+[.E97]+[.E100]" office:value-type="time" office:time-value="PT00H00M00S">
            <text:p>00:00:00,00</text:p>
          </table:table-cell>
          <table:table-cell table:style-name="ce15" table:formula="of:=+[.F97]+[.F100]" office:value-type="time" office:time-value="PT00H00M00S">
            <text:p>00:00:00,00</text:p>
          </table:table-cell>
          <table:table-cell table:style-name="ce15" table:formula="of:=+[.G97]+[.G100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95:.K95])/[.$B$78]" office:value-type="time" office:time-value="PT00H00M03.05S">
            <text:p>00:00:03,05</text:p>
          </table:table-cell>
          <table:table-cell table:style-name="ce15" table:formula="of:=+[.D98]+[.D101]" office:value-type="time" office:time-value="PT00H00M03.05S">
            <text:p>00:00:03,05</text:p>
          </table:table-cell>
          <table:table-cell table:style-name="ce15" table:formula="of:=+[.E98]+[.E101]" office:value-type="time" office:time-value="PT00H00M00S">
            <text:p>00:00:00,00</text:p>
          </table:table-cell>
          <table:table-cell table:style-name="ce15" table:formula="of:=+[.F98]+[.F101]" office:value-type="time" office:time-value="PT00H00M00S">
            <text:p>00:00:00,00</text:p>
          </table:table-cell>
          <table:table-cell table:style-name="ce15" table:formula="of:=+[.G98]+[.G101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96:.K96])/[.$B$78]" office:value-type="time" office:time-value="PT00H00M00.490912S">
            <text:p>00:00:00,49</text:p>
          </table:table-cell>
          <table:table-cell table:style-name="ce15" table:formula="of:=+[.D99]+[.D102]" office:value-type="time" office:time-value="PT00H00M00.490912S">
            <text:p>00:00:00,49</text:p>
          </table:table-cell>
          <table:table-cell table:style-name="ce15" table:formula="of:=+[.E99]+[.E102]" office:value-type="time" office:time-value="PT00H00M00S">
            <text:p>00:00:00,00</text:p>
          </table:table-cell>
          <table:table-cell table:style-name="ce15" table:formula="of:=+[.F99]+[.F102]" office:value-type="time" office:time-value="PT00H00M00S">
            <text:p>00:00:00,00</text:p>
          </table:table-cell>
          <table:table-cell table:style-name="ce15" table:formula="of:=+[.G99]+[.G102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 office:value-type="string">
            <text:p>Q6tmp1</text:p>
          </table:table-cell>
          <table:table-cell table:style-name="ce29" office:value-type="string">
            <text:p>elapsed</text:p>
          </table:table-cell>
          <table:table-cell table:style-name="ce15" table:formula="of:=SUM([.D97:.K97])/[.$B$78]" office:value-type="time" office:time-value="PT00H00M03.113803S">
            <text:p>00:00:03,11</text:p>
          </table:table-cell>
          <table:table-cell table:style-name="ce15" office:value-type="time" office:time-value="PT00H00M03.113803S">
            <text:p>00:00:03,11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style-name="ce15" table:formula="of:=SUM([.D98:.K98])/[.$B$78]" office:value-type="time" office:time-value="PT00H00M01.84S">
            <text:p>00:00:01,84</text:p>
          </table:table-cell>
          <table:table-cell table:style-name="ce15" office:value-type="time" office:time-value="PT00H00M01.84S">
            <text:p>00:00:01,84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style-name="ce15" table:formula="of:=SUM([.D99:.K99])/[.$B$78]" office:value-type="time" office:time-value="PT00H00M00.395976S">
            <text:p>00:00:00,40</text:p>
          </table:table-cell>
          <table:table-cell table:style-name="ce15" office:value-type="time" office:time-value="PT00H00M00.395976S">
            <text:p>00:00:00,40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 office:value-type="string">
            <text:p>Q6res</text:p>
          </table:table-cell>
          <table:table-cell table:style-name="ce29" office:value-type="string">
            <text:p>elapsed</text:p>
          </table:table-cell>
          <table:table-cell table:style-name="ce15" table:formula="of:=SUM([.D100:.K100])/[.$B$78]" office:value-type="time" office:time-value="PT00H00M01.369158S">
            <text:p>00:00:01,37</text:p>
          </table:table-cell>
          <table:table-cell table:style-name="ce15" office:value-type="time" office:time-value="PT00H00M01.369158S">
            <text:p>00:00:01,37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style-name="ce15" table:formula="of:=SUM([.D101:.K101])/[.$B$78]" office:value-type="time" office:time-value="PT00H00M01.21S">
            <text:p>00:00:01,21</text:p>
          </table:table-cell>
          <table:table-cell table:style-name="ce15" office:value-type="time" office:time-value="PT00H00M01.21S">
            <text:p>00:00:01,21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style-name="ce15" table:formula="of:=SUM([.D102:.K102])/[.$B$78]" office:value-type="time" office:time-value="PT00H00M00.094936S">
            <text:p>00:00:00,09</text:p>
          </table:table-cell>
          <table:table-cell table:style-name="ce15" office:value-type="time" office:time-value="PT00H00M00.094936S">
            <text:p>00:00:00,09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7</text:p>
          </table:table-cell>
          <table:table-cell table:style-name="ce15" office:value-type="string">
            <text:p>elapsed</text:p>
          </table:table-cell>
          <table:table-cell table:style-name="ce15" table:formula="of:=SUM([.D103:.K103])/[.$B$78]" office:value-type="time" office:time-value="PT00H00M06.790123S">
            <text:p>00:00:06,79</text:p>
          </table:table-cell>
          <table:table-cell table:style-name="ce15" table:formula="of:=+[.D106]+[.D109]" office:value-type="time" office:time-value="PT00H00M06.790123S">
            <text:p>00:00:06,79</text:p>
          </table:table-cell>
          <table:table-cell table:style-name="ce15" table:formula="of:=+[.E106]+[.E109]" office:value-type="time" office:time-value="PT00H00M00S">
            <text:p>00:00:00,00</text:p>
          </table:table-cell>
          <table:table-cell table:style-name="ce15" table:formula="of:=+[.F106]+[.F109]" office:value-type="time" office:time-value="PT00H00M00S">
            <text:p>00:00:00,00</text:p>
          </table:table-cell>
          <table:table-cell table:style-name="ce15" table:formula="of:=+[.G106]+[.G109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104:.K104])/[.$B$78]" office:value-type="time" office:time-value="PT00H00M01.4S">
            <text:p>00:00:01,40</text:p>
          </table:table-cell>
          <table:table-cell table:style-name="ce15" table:formula="of:=+[.D107]+[.D110]" office:value-type="time" office:time-value="PT00H00M01.4S">
            <text:p>00:00:01,40</text:p>
          </table:table-cell>
          <table:table-cell table:style-name="ce15" table:formula="of:=+[.E107]+[.E110]" office:value-type="time" office:time-value="PT00H00M00S">
            <text:p>00:00:00,00</text:p>
          </table:table-cell>
          <table:table-cell table:style-name="ce15" table:formula="of:=+[.F107]+[.F110]" office:value-type="time" office:time-value="PT00H00M00S">
            <text:p>00:00:00,00</text:p>
          </table:table-cell>
          <table:table-cell table:style-name="ce15" table:formula="of:=+[.G107]+[.G110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105:.K105])/[.$B$78]" office:value-type="time" office:time-value="PT00H00M00.151155S">
            <text:p>00:00:00,15</text:p>
          </table:table-cell>
          <table:table-cell table:style-name="ce15" table:formula="of:=+[.D108]+[.D111]" office:value-type="time" office:time-value="PT00H00M00.151155S">
            <text:p>00:00:00,15</text:p>
          </table:table-cell>
          <table:table-cell table:style-name="ce15" table:formula="of:=+[.E108]+[.E111]" office:value-type="time" office:time-value="PT00H00M00S">
            <text:p>00:00:00,00</text:p>
          </table:table-cell>
          <table:table-cell table:style-name="ce15" table:formula="of:=+[.F108]+[.F111]" office:value-type="time" office:time-value="PT00H00M00S">
            <text:p>00:00:00,00</text:p>
          </table:table-cell>
          <table:table-cell table:style-name="ce15" table:formula="of:=+[.G108]+[.G111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 office:value-type="string">
            <text:p>Q7tmp1</text:p>
          </table:table-cell>
          <table:table-cell table:style-name="ce29" office:value-type="string">
            <text:p>elapsed</text:p>
          </table:table-cell>
          <table:table-cell table:style-name="ce15" table:formula="of:=SUM([.D106:.K106])/[.$B$78]" office:value-type="time" office:time-value="PT00H00M06.491625S">
            <text:p>00:00:06,49</text:p>
          </table:table-cell>
          <table:table-cell table:style-name="ce15" office:value-type="time" office:time-value="PT00H00M06.491625S">
            <text:p>00:00:06,49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style-name="ce15" table:formula="of:=SUM([.D107:.K107])/[.$B$78]" office:value-type="time" office:time-value="PT00H00M01.18S">
            <text:p>00:00:01,18</text:p>
          </table:table-cell>
          <table:table-cell table:style-name="ce15" office:value-type="time" office:time-value="PT00H00M01.18S">
            <text:p>00:00:01,18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style-name="ce15" table:formula="of:=SUM([.D108:.K108])/[.$B$78]" office:value-type="time" office:time-value="PT00H00M00.128353S">
            <text:p>00:00:00,13</text:p>
          </table:table-cell>
          <table:table-cell table:style-name="ce15" office:value-type="time" office:time-value="PT00H00M00.128353S">
            <text:p>00:00:00,13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 office:value-type="string">
            <text:p>Q7res</text:p>
          </table:table-cell>
          <table:table-cell table:style-name="ce29" office:value-type="string">
            <text:p>elapsed</text:p>
          </table:table-cell>
          <table:table-cell table:style-name="ce15" table:formula="of:=SUM([.D109:.K109])/[.$B$78]" office:value-type="time" office:time-value="PT00H00M00.298498S">
            <text:p>00:00:00,30</text:p>
          </table:table-cell>
          <table:table-cell table:style-name="ce15" office:value-type="time" office:time-value="PT00H00M00.298498S">
            <text:p>00:00:00,30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style-name="ce15" table:formula="of:=SUM([.D110:.K110])/[.$B$78]" office:value-type="time" office:time-value="PT00H00M00.22S">
            <text:p>00:00:00,22</text:p>
          </table:table-cell>
          <table:table-cell table:style-name="ce15" office:value-type="time" office:time-value="PT00H00M00.22S">
            <text:p>00:00:00,22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style-name="ce15" table:formula="of:=SUM([.D111:.K111])/[.$B$78]" office:value-type="time" office:time-value="PT00H00M00.022802S">
            <text:p>00:00:00,02</text:p>
          </table:table-cell>
          <table:table-cell table:style-name="ce15" office:value-type="time" office:time-value="PT00H00M00.022802S">
            <text:p>00:00:00,02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8</text:p>
          </table:table-cell>
          <table:table-cell table:style-name="ce15" office:value-type="string">
            <text:p>elapsed</text:p>
          </table:table-cell>
          <table:table-cell table:style-name="ce15" table:formula="of:=SUM([.D112:.K112])/[.$B$78]" office:value-type="time" office:time-value="PT00H00M00.213443S">
            <text:p>00:00:00,21</text:p>
          </table:table-cell>
          <table:table-cell table:style-name="ce15" office:value-type="time" office:time-value="PT00H00M00.213443S">
            <text:p>00:00:00,21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113:.K113])/[.$B$78]" office:value-type="time" office:time-value="PT00H00M00.07S">
            <text:p>00:00:00,07</text:p>
          </table:table-cell>
          <table:table-cell table:style-name="ce15" office:value-type="time" office:time-value="PT00H00M00.07S">
            <text:p>00:00:00,07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114:.K114])/[.$B$78]" office:value-type="time" office:time-value="PT00H00M00.03953S">
            <text:p>00:00:00,04</text:p>
          </table:table-cell>
          <table:table-cell table:style-name="ce15" office:value-type="time" office:time-value="PT00H00M00.03953S">
            <text:p>00:00:00,04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9</text:p>
          </table:table-cell>
          <table:table-cell table:style-name="ce15" office:value-type="string">
            <text:p>elapsed</text:p>
          </table:table-cell>
          <table:table-cell table:style-name="ce15" table:formula="of:=SUM([.D115:.K115])/[.$B$78]" office:value-type="time" office:time-value="PT00H00M24.349391S">
            <text:p>00:00:24,35</text:p>
          </table:table-cell>
          <table:table-cell table:style-name="ce15" office:value-type="time" office:time-value="PT00H00M24.349391S">
            <text:p>00:00:24,35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116:.K116])/[.$B$78]" office:value-type="time" office:time-value="PT00H00M23.62S">
            <text:p>00:00:23,62</text:p>
          </table:table-cell>
          <table:table-cell table:style-name="ce15" office:value-type="time" office:time-value="PT00H00M23.62S">
            <text:p>00:00:23,62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117:.K117])/[.$B$78]" office:value-type="time" office:time-value="PT00H00M00.049833S">
            <text:p>00:00:00,05</text:p>
          </table:table-cell>
          <table:table-cell table:style-name="ce15" office:value-type="time" office:time-value="PT00H00M00.049833S">
            <text:p>00:00:00,05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0</text:p>
          </table:table-cell>
          <table:table-cell table:style-name="ce15" office:value-type="string">
            <text:p>elapsed</text:p>
          </table:table-cell>
          <table:table-cell table:style-name="ce15" table:formula="of:=SUM([.D118:.K118])/[.$B$78]" office:value-type="time" office:time-value="PT00H01M24.297508S">
            <text:p>00:01:24,30</text:p>
          </table:table-cell>
          <table:table-cell table:style-name="ce15" office:value-type="time" office:time-value="PT00H01M24.297508S">
            <text:p>00:01:24,30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119:.K119])/[.$B$78]" office:value-type="time" office:time-value="PT00H01M19.8S">
            <text:p>00:01:19,80</text:p>
          </table:table-cell>
          <table:table-cell table:style-name="ce15" office:value-type="time" office:time-value="PT00H01M19.8S">
            <text:p>00:01:19,80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120:.K120])/[.$B$78]" office:value-type="time" office:time-value="PT00H00M00.162379S">
            <text:p>00:00:00,16</text:p>
          </table:table-cell>
          <table:table-cell table:style-name="ce15" office:value-type="time" office:time-value="PT00H00M00.162379S">
            <text:p>00:00:00,16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1</text:p>
          </table:table-cell>
          <table:table-cell table:style-name="ce15" office:value-type="string">
            <text:p>elapsed</text:p>
          </table:table-cell>
          <table:table-cell table:style-name="ce15" table:formula="of:=SUM([.D121:.K121])/[.$B$78]" office:value-type="time" office:time-value="PT00H00M00.898344S">
            <text:p>00:00:00,90</text:p>
          </table:table-cell>
          <table:table-cell table:style-name="ce15" office:value-type="time" office:time-value="PT00H00M00.898344S">
            <text:p>00:00:00,90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122:.K122])/[.$B$78]" office:value-type="time" office:time-value="PT00H00M00.06999S">
            <text:p>00:00:00,07</text:p>
          </table:table-cell>
          <table:table-cell table:style-name="ce15" office:value-type="time" office:time-value="PT00H00M00.06999S">
            <text:p>00:00:00,07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123:.K123])/[.$B$78]" office:value-type="time" office:time-value="PT00H00M00.038293S">
            <text:p>00:00:00,04</text:p>
          </table:table-cell>
          <table:table-cell table:style-name="ce15" office:value-type="time" office:time-value="PT00H00M00.038293S">
            <text:p>00:00:00,04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2</text:p>
          </table:table-cell>
          <table:table-cell table:style-name="ce15" office:value-type="string">
            <text:p>elapsed</text:p>
          </table:table-cell>
          <table:table-cell table:style-name="ce15" table:formula="of:=SUM([.D124:.K124])/[.$B$78]" office:value-type="time" office:time-value="PT00H00M00.202304S">
            <text:p>00:00:00,20</text:p>
          </table:table-cell>
          <table:table-cell table:style-name="ce15" table:formula="of:=+[.D127]+[.D130]" office:value-type="time" office:time-value="PT00H00M00.202304S">
            <text:p>00:00:00,20</text:p>
          </table:table-cell>
          <table:table-cell table:style-name="ce15" table:formula="of:=+[.E127]+[.E130]" office:value-type="time" office:time-value="PT00H00M00S">
            <text:p>00:00:00,00</text:p>
          </table:table-cell>
          <table:table-cell table:style-name="ce15" table:formula="of:=+[.F127]+[.F130]" office:value-type="time" office:time-value="PT00H00M00S">
            <text:p>00:00:00,00</text:p>
          </table:table-cell>
          <table:table-cell table:style-name="ce15" table:formula="of:=+[.G127]+[.G130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125:.K125])/[.$B$78]" office:value-type="time" office:time-value="PT00H00M00.06S">
            <text:p>00:00:00,06</text:p>
          </table:table-cell>
          <table:table-cell table:style-name="ce15" table:formula="of:=+[.D128]+[.D131]" office:value-type="time" office:time-value="PT00H00M00.06S">
            <text:p>00:00:00,06</text:p>
          </table:table-cell>
          <table:table-cell table:style-name="ce15" table:formula="of:=+[.E128]+[.E131]" office:value-type="time" office:time-value="PT00H00M00S">
            <text:p>00:00:00,00</text:p>
          </table:table-cell>
          <table:table-cell table:style-name="ce15" table:formula="of:=+[.F128]+[.F131]" office:value-type="time" office:time-value="PT00H00M00S">
            <text:p>00:00:00,00</text:p>
          </table:table-cell>
          <table:table-cell table:style-name="ce15" table:formula="of:=+[.G128]+[.G131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126:.K126])/[.$B$78]" office:value-type="time" office:time-value="PT00H00M00.03694S">
            <text:p>00:00:00,04</text:p>
          </table:table-cell>
          <table:table-cell table:style-name="ce15" table:formula="of:=+[.D129]+[.D132]" office:value-type="time" office:time-value="PT00H00M00.03694S">
            <text:p>00:00:00,04</text:p>
          </table:table-cell>
          <table:table-cell table:style-name="ce15" table:formula="of:=+[.E129]+[.E132]" office:value-type="time" office:time-value="PT00H00M00S">
            <text:p>00:00:00,00</text:p>
          </table:table-cell>
          <table:table-cell table:style-name="ce15" table:formula="of:=+[.F129]+[.F132]" office:value-type="time" office:time-value="PT00H00M00S">
            <text:p>00:00:00,00</text:p>
          </table:table-cell>
          <table:table-cell table:style-name="ce15" table:formula="of:=+[.G129]+[.G132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 office:value-type="string">
            <text:p>Q12tmp1</text:p>
          </table:table-cell>
          <table:table-cell table:style-name="ce29" office:value-type="string">
            <text:p>elapsed</text:p>
          </table:table-cell>
          <table:table-cell table:style-name="ce15" table:formula="of:=SUM([.D127:.K127])/[.$B$78]" office:value-type="time" office:time-value="PT00H00M00.141251S">
            <text:p>00:00:00,14</text:p>
          </table:table-cell>
          <table:table-cell table:style-name="ce29" office:value-type="time" office:time-value="PT00H00M00.141251S">
            <text:p>00:00:00,14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style-name="ce15" table:formula="of:=SUM([.D128:.K128])/[.$B$78]" office:value-type="time" office:time-value="PT00H00M00.05S">
            <text:p>00:00:00,05</text:p>
          </table:table-cell>
          <table:table-cell table:style-name="ce29" office:value-type="time" office:time-value="PT00H00M00.05S">
            <text:p>00:00:00,05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style-name="ce15" table:formula="of:=SUM([.D129:.K129])/[.$B$78]" office:value-type="time" office:time-value="PT00H00M00.033186S">
            <text:p>00:00:00,03</text:p>
          </table:table-cell>
          <table:table-cell table:style-name="ce29" office:value-type="time" office:time-value="PT00H00M00.033186S">
            <text:p>00:00:00,03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 office:value-type="string">
            <text:p>Q12res</text:p>
          </table:table-cell>
          <table:table-cell table:style-name="ce29" office:value-type="string">
            <text:p>elapsed</text:p>
          </table:table-cell>
          <table:table-cell table:style-name="ce15" table:formula="of:=SUM([.D130:.K130])/[.$B$78]" office:value-type="time" office:time-value="PT00H00M00.061053S">
            <text:p>00:00:00,06</text:p>
          </table:table-cell>
          <table:table-cell table:style-name="ce29" office:value-type="time" office:time-value="PT00H00M00.061053S">
            <text:p>00:00:00,06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style-name="ce15" table:formula="of:=SUM([.D131:.K131])/[.$B$78]" office:value-type="time" office:time-value="PT00H00M00.01S">
            <text:p>00:00:00,01</text:p>
          </table:table-cell>
          <table:table-cell table:style-name="ce29" office:value-type="time" office:time-value="PT00H00M00.01S">
            <text:p>00:00:00,01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style-name="ce15" table:formula="of:=SUM([.D132:.K132])/[.$B$78]" office:value-type="time" office:time-value="PT00H00M00.003754S">
            <text:p>00:00:00,00</text:p>
          </table:table-cell>
          <table:table-cell table:style-name="ce29" office:value-type="time" office:time-value="PT00H00M00.003754S">
            <text:p>00:00:00,00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3</text:p>
          </table:table-cell>
          <table:table-cell table:style-name="ce15" office:value-type="string">
            <text:p>elapsed</text:p>
          </table:table-cell>
          <table:table-cell table:style-name="ce15" table:formula="of:=SUM([.D133:.K133])/[.$B$78]" office:value-type="time" office:time-value="PT00H00M01.336062S">
            <text:p>00:00:01,34</text:p>
          </table:table-cell>
          <table:table-cell table:style-name="ce15" office:value-type="time" office:time-value="PT00H00M01.336062S">
            <text:p>00:00:01,34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134:.K134])/[.$B$78]" office:value-type="time" office:time-value="PT00H00M01.14S">
            <text:p>00:00:01,14</text:p>
          </table:table-cell>
          <table:table-cell table:style-name="ce15" office:value-type="time" office:time-value="PT00H00M01.14S">
            <text:p>00:00:01,14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135:.K135])/[.$B$78]" office:value-type="time" office:time-value="PT00H00M00.108451S">
            <text:p>00:00:00,11</text:p>
          </table:table-cell>
          <table:table-cell table:style-name="ce15" office:value-type="time" office:time-value="PT00H00M00.108451S">
            <text:p>00:00:00,11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4</text:p>
          </table:table-cell>
          <table:table-cell table:style-name="ce15" office:value-type="string">
            <text:p>elapsed</text:p>
          </table:table-cell>
          <table:table-cell table:style-name="ce15" table:formula="of:=SUM([.D136:.K136])/[.$B$78]" office:value-type="time" office:time-value="PT00H00M03.734083S">
            <text:p>00:00:03,73</text:p>
          </table:table-cell>
          <table:table-cell table:style-name="ce15" office:value-type="time" office:time-value="PT00H00M03.734083S">
            <text:p>00:00:03,73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137:.K137])/[.$B$78]" office:value-type="time" office:time-value="PT00H00M00.75S">
            <text:p>00:00:00,75</text:p>
          </table:table-cell>
          <table:table-cell table:style-name="ce15" office:value-type="time" office:time-value="PT00H00M00.75S">
            <text:p>00:00:00,75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138:.K138])/[.$B$78]" office:value-type="time" office:time-value="PT00H00M00.122654S">
            <text:p>00:00:00,12</text:p>
          </table:table-cell>
          <table:table-cell table:style-name="ce15" office:value-type="time" office:time-value="PT00H00M00.122654S">
            <text:p>00:00:00,12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5</text:p>
          </table:table-cell>
          <table:table-cell table:style-name="ce15" office:value-type="string">
            <text:p>elapsed</text:p>
          </table:table-cell>
          <table:table-cell table:style-name="ce15" table:formula="of:=SUM([.D139:.K139])/[.$B$78]" office:value-type="time" office:time-value="PT00H00M00.543442S">
            <text:p>00:00:00,54</text:p>
          </table:table-cell>
          <table:table-cell table:style-name="ce15" office:value-type="time" office:time-value="PT00H00M00.543442S">
            <text:p>00:00:00,54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140:.K140])/[.$B$78]" office:value-type="time" office:time-value="PT00H00M00.34S">
            <text:p>00:00:00,34</text:p>
          </table:table-cell>
          <table:table-cell table:style-name="ce15" office:value-type="time" office:time-value="PT00H00M00.34S">
            <text:p>00:00:00,34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141:.K141])/[.$B$78]" office:value-type="time" office:time-value="PT00H00M00.078097S">
            <text:p>00:00:00,08</text:p>
          </table:table-cell>
          <table:table-cell table:style-name="ce15" office:value-type="time" office:time-value="PT00H00M00.078097S">
            <text:p>00:00:00,08</text:p>
          </table:table-cell>
          <table:table-cell table:style-name="ce15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6b</text:p>
          </table:table-cell>
          <table:table-cell table:style-name="ce15" office:value-type="string">
            <text:p>elapsed</text:p>
          </table:table-cell>
          <table:table-cell table:style-name="ce15" table:formula="of:=SUM([.D142:.K142])/[.$B$78]" office:value-type="time" office:time-value="PT00H00M01.579191S">
            <text:p>00:00:01,58</text:p>
          </table:table-cell>
          <table:table-cell table:style-name="ce29" office:value-type="time" office:time-value="PT00H00M01.579191S">
            <text:p>00:00:01,58</text:p>
          </table:table-cell>
          <table:table-cell table:style-name="ce29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143:.K143])/[.$B$78]" office:value-type="time" office:time-value="PT00H00M01.03S">
            <text:p>00:00:01,03</text:p>
          </table:table-cell>
          <table:table-cell table:style-name="ce29" office:value-type="time" office:time-value="PT00H00M01.03S">
            <text:p>00:00:01,03</text:p>
          </table:table-cell>
          <table:table-cell table:style-name="ce29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144:.K144])/[.$B$78]" office:value-type="time" office:time-value="PT00H00M00.05826S">
            <text:p>00:00:00,06</text:p>
          </table:table-cell>
          <table:table-cell table:style-name="ce29" office:value-type="time" office:time-value="PT00H00M00.05826S">
            <text:p>00:00:00,06</text:p>
          </table:table-cell>
          <table:table-cell table:style-name="ce29" table:number-columns-repeated="3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 office:value-type="string">
            <text:p>Q17</text:p>
          </table:table-cell>
          <table:table-cell table:style-name="ce15" office:value-type="string">
            <text:p>elapsed</text:p>
          </table:table-cell>
          <table:table-cell table:style-name="ce15" table:formula="of:=SUM([.D145:.K145])/[.$B$78]" office:value-type="time" office:time-value="PT00H00M00.336623S">
            <text:p>00:00:00,34</text:p>
          </table:table-cell>
          <table:table-cell table:style-name="ce15" table:formula="of:=+[.D148]+[.D151]" office:value-type="time" office:time-value="PT00H00M00.336623S">
            <text:p>00:00:00,34</text:p>
          </table:table-cell>
          <table:table-cell table:style-name="ce15" table:formula="of:=+[.E148]+[.E151]" office:value-type="time" office:time-value="PT00H00M00S">
            <text:p>00:00:00,00</text:p>
          </table:table-cell>
          <table:table-cell table:style-name="ce15" table:formula="of:=+[.F148]+[.F151]" office:value-type="time" office:time-value="PT00H00M00S">
            <text:p>00:00:00,00</text:p>
          </table:table-cell>
          <table:table-cell table:style-name="ce15" table:formula="of:=+[.G148]+[.G151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pu</text:p>
          </table:table-cell>
          <table:table-cell table:style-name="ce15" table:formula="of:=SUM([.D146:.K146])/[.$B$78]" office:value-type="time" office:time-value="PT00H00M00.18S">
            <text:p>00:00:00,18</text:p>
          </table:table-cell>
          <table:table-cell table:style-name="ce15" table:formula="of:=+[.D149]+[.D152]" office:value-type="time" office:time-value="PT00H00M00.18S">
            <text:p>00:00:00,18</text:p>
          </table:table-cell>
          <table:table-cell table:style-name="ce15" table:formula="of:=+[.E149]+[.E152]" office:value-type="time" office:time-value="PT00H00M00S">
            <text:p>00:00:00,00</text:p>
          </table:table-cell>
          <table:table-cell table:style-name="ce15" table:formula="of:=+[.F149]+[.F152]" office:value-type="time" office:time-value="PT00H00M00S">
            <text:p>00:00:00,00</text:p>
          </table:table-cell>
          <table:table-cell table:style-name="ce15" table:formula="of:=+[.G149]+[.G152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15"/>
          <table:table-cell table:style-name="ce15" office:value-type="string">
            <text:p>commit</text:p>
          </table:table-cell>
          <table:table-cell table:style-name="ce15" table:formula="of:=SUM([.D147:.K147])/[.$B$78]" office:value-type="time" office:time-value="PT00H00M00.069306S">
            <text:p>00:00:00,07</text:p>
          </table:table-cell>
          <table:table-cell table:style-name="ce15" table:formula="of:=+[.D150]+[.D153]" office:value-type="time" office:time-value="PT00H00M00.069306S">
            <text:p>00:00:00,07</text:p>
          </table:table-cell>
          <table:table-cell table:style-name="ce15" table:formula="of:=+[.E150]+[.E153]" office:value-type="time" office:time-value="PT00H00M00S">
            <text:p>00:00:00,00</text:p>
          </table:table-cell>
          <table:table-cell table:style-name="ce15" table:formula="of:=+[.F150]+[.F153]" office:value-type="time" office:time-value="PT00H00M00S">
            <text:p>00:00:00,00</text:p>
          </table:table-cell>
          <table:table-cell table:style-name="ce15" table:formula="of:=+[.G150]+[.G153]" office:value-type="time" office:time-value="PT00H00M00S">
            <text:p>00:00:00,00</text:p>
          </table:table-cell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 office:value-type="string">
            <text:p>Q17tmp1</text:p>
          </table:table-cell>
          <table:table-cell table:style-name="ce29" office:value-type="string">
            <text:p>elapsed</text:p>
          </table:table-cell>
          <table:table-cell table:style-name="ce15" table:formula="of:=SUM([.D148:.K148])/[.$B$78]" office:value-type="time" office:time-value="PT00H00M00.243968S">
            <text:p>00:00:00,24</text:p>
          </table:table-cell>
          <table:table-cell table:style-name="ce29" office:value-type="time" office:time-value="PT00H00M00.243968S">
            <text:p>00:00:00,24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style-name="ce15" table:formula="of:=SUM([.D149:.K149])/[.$B$78]" office:value-type="time" office:time-value="PT00H00M00.16S">
            <text:p>00:00:00,16</text:p>
          </table:table-cell>
          <table:table-cell table:style-name="ce29" office:value-type="time" office:time-value="PT00H00M00.16S">
            <text:p>00:00:00,16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style-name="ce15" table:formula="of:=SUM([.D150:.K150])/[.$B$78]" office:value-type="time" office:time-value="PT00H00M00.038977S">
            <text:p>00:00:00,04</text:p>
          </table:table-cell>
          <table:table-cell table:style-name="ce29" office:value-type="time" office:time-value="PT00H00M00.038977S">
            <text:p>00:00:00,04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 office:value-type="string">
            <text:p>Q17res</text:p>
          </table:table-cell>
          <table:table-cell table:style-name="ce29" office:value-type="string">
            <text:p>elapsed</text:p>
          </table:table-cell>
          <table:table-cell table:style-name="ce15" table:formula="of:=SUM([.D151:.K151])/[.$B$78]" office:value-type="time" office:time-value="PT00H00M00.092655S">
            <text:p>00:00:00,09</text:p>
          </table:table-cell>
          <table:table-cell table:style-name="ce29" office:value-type="time" office:time-value="PT00H00M00.092655S">
            <text:p>00:00:00,09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/>
          <table:table-cell table:style-name="ce29" office:value-type="string">
            <text:p>cpu</text:p>
          </table:table-cell>
          <table:table-cell table:style-name="ce15" table:formula="of:=SUM([.D152:.K152])/[.$B$78]" office:value-type="time" office:time-value="PT00H00M00.02S">
            <text:p>00:00:00,02</text:p>
          </table:table-cell>
          <table:table-cell table:style-name="ce29" office:value-type="time" office:time-value="PT00H00M00.02S">
            <text:p>00:00:00,02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9"/>
          <table:table-cell table:style-name="ce29" office:value-type="string">
            <text:p>commit</text:p>
          </table:table-cell>
          <table:table-cell table:style-name="ce15" table:formula="of:=SUM([.D153:.K153])/[.$B$78]" office:value-type="time" office:time-value="PT00H00M00.030329S">
            <text:p>00:00:00,03</text:p>
          </table:table-cell>
          <table:table-cell table:style-name="ce29" office:value-type="time" office:time-value="PT00H00M00.030329S">
            <text:p>00:00:00,03</text:p>
          </table:table-cell>
          <table:table-cell table:style-name="ce29"/>
          <table:table-cell table:style-name="ce29"/>
          <table:table-cell table:style-name="ce29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15" table:number-columns-repeated="3"/>
          <table:table-cell table:style-name="ce4" table:number-columns-repeated="3"/>
          <table:table-cell table:style-name="ce15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table:number-columns-repeated="7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0.05</text:p>
          </table:table-cell>
          <table:table-cell table:style-name="ce4" office:value-type="string">
            <text:p>OBA</text:p>
          </table:table-cell>
          <table:table-cell table:style-name="ce4" office:value-type="string">
            <text:p>TBA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1</text:p>
          </table:table-cell>
          <table:table-cell table:style-name="ce16" table:formula="of:=[.C4]" office:value-type="time" office:time-value="PT00H00M00.089667S">
            <text:p>00:00:00,09</text:p>
          </table:table-cell>
          <table:table-cell table:style-name="ce4" table:formula="of:=[.C79]" office:value-type="time" office:time-value="PT00H00M00.113389S">
            <text:p>00:00:00,11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2</text:p>
          </table:table-cell>
          <table:table-cell table:style-name="ce16" table:formula="of:=[.C7]" office:value-type="time" office:time-value="PT00H00M00.002773S">
            <text:p>00:00:00,00</text:p>
          </table:table-cell>
          <table:table-cell table:style-name="ce16" table:formula="of:=[.C82]" office:value-type="time" office:time-value="PT00H00M00.002363S">
            <text:p>00:00:00,00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3</text:p>
          </table:table-cell>
          <table:table-cell table:style-name="ce16" table:formula="of:=[.C10]" office:value-type="time" office:time-value="PT00H00M00.111968S">
            <text:p>00:00:00,11</text:p>
          </table:table-cell>
          <table:table-cell table:style-name="ce4" table:formula="of:=[.C85]" office:value-type="time" office:time-value="PT00H00M00.567606S">
            <text:p>00:00:00,57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4</text:p>
          </table:table-cell>
          <table:table-cell table:style-name="ce16" table:formula="of:=[.C13]" office:value-type="time" office:time-value="PT00H00M00.142084S">
            <text:p>00:00:00,14</text:p>
          </table:table-cell>
          <table:table-cell table:style-name="ce30" table:formula="of:=[.C88]" office:value-type="time" office:time-value="PT00H00M01.303305S">
            <text:p>00:00:01,30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5</text:p>
          </table:table-cell>
          <table:table-cell table:style-name="ce16" table:formula="of:=[.C16]" office:value-type="time" office:time-value="PT00H00M00.926895S">
            <text:p>00:00:00,93</text:p>
          </table:table-cell>
          <table:table-cell table:style-name="ce4" table:formula="of:=[.C91]" office:value-type="time" office:time-value="PT00H00M01.376673S">
            <text:p>00:00:01,38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6</text:p>
          </table:table-cell>
          <table:table-cell table:style-name="ce4" table:formula="of:=[.C19]" office:value-type="time" office:time-value="PT00H00M05.004411S">
            <text:p>00:00:05,00</text:p>
          </table:table-cell>
          <table:table-cell table:style-name="ce16" table:formula="of:=[.C94]" office:value-type="time" office:time-value="PT00H00M04.482961S">
            <text:p>00:00:04,48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7</text:p>
          </table:table-cell>
          <table:table-cell table:style-name="ce16" table:formula="of:=[.C28]" office:value-type="time" office:time-value="PT00H00M01.220661S">
            <text:p>00:00:01,22</text:p>
          </table:table-cell>
          <table:table-cell table:style-name="ce4" table:formula="of:=[.C103]" office:value-type="time" office:time-value="PT00H00M06.790123S">
            <text:p>00:00:06,79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8</text:p>
          </table:table-cell>
          <table:table-cell table:style-name="ce4" table:formula="of:=[.C31]" office:value-type="time" office:time-value="PT00H00M00.224536S">
            <text:p>00:00:00,22</text:p>
          </table:table-cell>
          <table:table-cell table:style-name="ce16" table:formula="of:=[.C112]" office:value-type="time" office:time-value="PT00H00M00.213443S">
            <text:p>00:00:00,21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9</text:p>
          </table:table-cell>
          <table:table-cell table:style-name="ce16" table:formula="of:=[.C34]" office:value-type="time" office:time-value="PT00H00M22.935444S">
            <text:p>00:00:22,94</text:p>
          </table:table-cell>
          <table:table-cell table:style-name="ce4" table:formula="of:=[.C115]" office:value-type="time" office:time-value="PT00H00M24.349391S">
            <text:p>00:00:24,35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10</text:p>
          </table:table-cell>
          <table:table-cell table:style-name="ce16" table:formula="of:=[.C37]" office:value-type="time" office:time-value="PT00H01M21.769653S">
            <text:p>00:01:21,77</text:p>
          </table:table-cell>
          <table:table-cell table:style-name="ce4" table:formula="of:=[.C118]" office:value-type="time" office:time-value="PT00H01M24.297508S">
            <text:p>00:01:24,30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11</text:p>
          </table:table-cell>
          <table:table-cell table:style-name="ce16" table:formula="of:=[.C40]" office:value-type="time" office:time-value="PT00H00M00.158104S">
            <text:p>00:00:00,16</text:p>
          </table:table-cell>
          <table:table-cell table:style-name="ce4" table:formula="of:=[.C121]" office:value-type="time" office:time-value="PT00H00M00.898344S">
            <text:p>00:00:00,90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12</text:p>
          </table:table-cell>
          <table:table-cell table:style-name="ce4" table:formula="of:=[.C43]" office:value-type="time" office:time-value="PT00H00M00.228127S">
            <text:p>00:00:00,23</text:p>
          </table:table-cell>
          <table:table-cell table:style-name="ce16" table:formula="of:=[.C124]" office:value-type="time" office:time-value="PT00H00M00.202304S">
            <text:p>00:00:00,20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13</text:p>
          </table:table-cell>
          <table:table-cell table:style-name="ce16" table:formula="of:=[.C52]" office:value-type="time" office:time-value="PT00H00M01.158792S">
            <text:p>00:00:01,16</text:p>
          </table:table-cell>
          <table:table-cell table:style-name="ce4" table:formula="of:=[.C133]" office:value-type="time" office:time-value="PT00H00M01.336062S">
            <text:p>00:00:01,34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14</text:p>
          </table:table-cell>
          <table:table-cell table:style-name="ce16" table:formula="of:=[.C55]" office:value-type="time" office:time-value="PT00H00M00.793411S">
            <text:p>00:00:00,79</text:p>
          </table:table-cell>
          <table:table-cell table:style-name="ce4" table:formula="of:=[.C136]" office:value-type="time" office:time-value="PT00H00M03.734083S">
            <text:p>00:00:03,73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15</text:p>
          </table:table-cell>
          <table:table-cell table:style-name="ce4" table:formula="of:=[.C58]" office:value-type="time" office:time-value="PT00H00M00.625018S">
            <text:p>00:00:00,63</text:p>
          </table:table-cell>
          <table:table-cell table:style-name="ce16" table:formula="of:=[.C139]" office:value-type="time" office:time-value="PT00H00M00.543442S">
            <text:p>00:00:00,54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16</text:p>
          </table:table-cell>
          <table:table-cell table:style-name="ce16" table:formula="of:=[.C61]" office:value-type="time" office:time-value="PT00H00M00.679507S">
            <text:p>00:00:00,68</text:p>
          </table:table-cell>
          <table:table-cell table:style-name="ce4" table:formula="of:=[.C142]" office:value-type="time" office:time-value="PT00H00M01.579191S">
            <text:p>00:00:01,58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Q17</text:p>
          </table:table-cell>
          <table:table-cell table:style-name="ce16" table:formula="of:=[.C64]" office:value-type="time" office:time-value="PT00H00M00.233922S">
            <text:p>00:00:00,23</text:p>
          </table:table-cell>
          <table:table-cell table:style-name="ce4" table:formula="of:=[.C145]" office:value-type="time" office:time-value="PT00H00M00.336623S">
            <text:p>00:00:00,34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office:value-type="string">
            <text:p>Gesamt</text:p>
          </table:table-cell>
          <table:table-cell table:style-name="ce16" table:formula="of:=SUM([.B158:.B174])" office:value-type="time" office:time-value="PT00H01M56.304973S">
            <text:p>00:01:56,30</text:p>
          </table:table-cell>
          <table:table-cell table:style-name="ce4" table:formula="of:=SUM([.C158:.C174])" office:value-type="time" office:time-value="PT00H02M12.126811S">
            <text:p>00:02:12,13</text:p>
          </table:table-cell>
          <table:table-cell table:style-name="ce4" table:number-columns-repeated="4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4" table:number-columns-repeated="7"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 table:number-rows-repeated="1048399">
          <table:table-cell table:number-columns-repeated="16"/>
        </table:table-row>
        <table:table-row table:style-name="ro1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de" fo:country="DE" style:font-name-asian="Arial" style:language-asian="de" style:country-asian="DE" style:font-name-complex="Arial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 number:truncate-on-overflow="false">
      <number:seconds number:style="long" number:decimal-places="2"/>
      <number:text>,,,,,,,,,,,,,,,,,,,,,,,,,,,,,,,,,,,,,,,,,,,,,,,,,,,,,,,,,,,,,,,,,,,,,,,,,,,,,,,,,,,,,,,</number:text>
    </number:time-style>
    <number:time-style style:name="N109" number:truncate-on-overflow="false">
      <number:seconds number:style="long" number:decimal-places="2"/>
      <number:text>,,,,,,,,,,,,,,,,,,,,,,,,,,,,,,,,,,,,,,,,,,,,,,,,,,,,,,,,,,,,,,,,,,,,,,,,,,,,,,,,,,,,,,,,</number:text>
    </number:time-style>
    <number:time-style style:name="N110" number:truncate-on-overflow="false">
      <number:seconds number:style="long" number:decimal-places="3"/>
      <number:text>,,,,,,,,,,,,,,,,,,,,,,,,,,,,,,,,,,,,,,,,,,,,,,,,,,,,,,,,,,,,,,,,,,,,,,,,,,,,,,</number:text>
    </number:time-style>
    <number:time-style style:name="N111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number:time-style style:name="N112" number:truncate-on-overflow="false">
      <number:seconds number:style="long" number:decimal-places="3"/>
      <number:text>,,,,,,,,,,,,,,,,,,,,,,,,,,,,,,,,,,,,,,,,,,,,,,,,,,,,,,,,,,,,,,,,,,,,,,,,,,,,,</number:text>
    </number:time-style>
    <number:time-style style:name="N113" number:truncate-on-overflow="false">
      <number:seconds number:style="long" number:decimal-places="3"/>
      <number:text>,,,,,,,,,,,,,,,,,,,,,,,,,,,,,,,,,,,,,,,,,,,,,,,,,,,,,,,,,,,,,,,,,,,,,,,,,,,</number:text>
    </number:time-style>
    <number:time-style style:name="N114" number:truncate-on-overflow="false">
      <number:seconds number:style="long" number:decimal-places="3"/>
      <number:text>,,,,,,,,,,,,,,,,,,,,,,,,,,,,,,,,,,,,,,,,,,,,,,,,,,,,,,,,,,,,,,,,,,,,,,,,,,</number:text>
    </number:time-style>
    <number:time-style style:name="N115" number:truncate-on-overflow="false">
      <number:seconds number:style="long" number:decimal-places="3"/>
      <number:text>,,,,,,,,,,,,,,,,,,,,,,,,,,,,,,,,,,,,,,,,,,,,,,,,,,,,,,,,,,,,,,,,,,,,,,,,</number:text>
    </number:time-style>
    <number:time-style style:name="N116" number:truncate-on-overflow="false">
      <number:seconds number:style="long" number:decimal-places="3"/>
      <number:text>,,,,,,,,,,,,,,,,,,,,,,,,,,,,,,,,,,,,,,,,,,,,,,,,,,,,,,,,,,,,,,,,,,,,,</number:text>
    </number:time-style>
    <number:time-style style:name="N117" number:truncate-on-overflow="false">
      <number:seconds number:style="long" number:decimal-places="3"/>
      <number:text>,,,,,,,,,,,,,,,,,,,,,,,,,,,,,,,,,,,,,,,,,,,,,,,,,,,,,,,,,,,,,,,,,,,,</number:text>
    </number:time-style>
    <number:time-style style:name="N118" number:truncate-on-overflow="false">
      <number:seconds number:decimal-places="3"/>
      <number:text>,,,,,,,,,,,,,,,,,,,,,,,,,,,,,,,,,,,,,,,,,,,,,,,,,,,,,,,,,,,,,,,,,,,,</number:text>
    </number:time-style>
    <number:time-style style:name="N119" number:truncate-on-overflow="false">
      <number:seconds number:style="long" number:decimal-places="2"/>
      <number:text>,,,,,,,,,,,,,,,,,,,,,,,,,,,,,,,,,,,,,,,,,,,,,,,,,,,,,,,,,,,,</number:text>
    </number:time-style>
    <number:time-style style:name="N120" number:truncate-on-overflow="false">
      <number:seconds number:style="long" number:decimal-places="3"/>
      <number:text>,,,,,,,,,,,,,,,,,,,,,,,,,,,,,,,,,,,,,,,,,,,,,,,,,,,,,,,,,,,,</number:text>
    </number:time-style>
    <number:time-style style:name="N121" number:truncate-on-overflow="false">
      <number:seconds number:style="long" number:decimal-places="3"/>
      <number:text>,,,,,,,,,,,,,,,,,,,,,,,,,,,,,,,,,,,,,,,,,,,,,,,,,,,,,,,,,,,</number:text>
    </number:time-style>
    <number:time-style style:name="N122" number:truncate-on-overflow="false">
      <number:seconds number:style="long" number:decimal-places="3"/>
      <number:text>,,,,,,,,,,,,,,,,,,,,,,,,,,,,,,,,,,,,,,,,,,,,,,,,,,,,,,,</number:text>
    </number:time-style>
    <number:time-style style:name="N123" number:truncate-on-overflow="false">
      <number:seconds number:style="long" number:decimal-places="3"/>
      <number:text>,,,,,,,,,,,,,,,,,,,,,,,,,,,,,,,,,,,,,,,,,,,,,,,,,,,</number:text>
    </number:time-style>
    <number:time-style style:name="N124" number:truncate-on-overflow="false">
      <number:seconds number:style="long" number:decimal-places="3"/>
      <number:text>,,,,,,,,,,,,,,,,,,,,,,,,,,,,,,,,,,,,,,,,,,,,,,,,,,</number:text>
    </number:time-style>
    <number:time-style style:name="N125" number:truncate-on-overflow="false">
      <number:seconds number:style="long" number:decimal-places="3"/>
      <number:text>,,,,,,,,,,,,,,,,,,,,,,,,,,,,,,,,,,,,,,,,,,,,,,,,,</number:text>
    </number:time-style>
    <number:time-style style:name="N126" number:truncate-on-overflow="false">
      <number:seconds number:style="long" number:decimal-places="3"/>
      <number:text>,,,,,,,,,,,,,,,,,,,,,,,,,,,,,,,,,,,,,,</number:text>
    </number:time-style>
    <number:time-style style:name="N127" number:truncate-on-overflow="false">
      <number:seconds number:style="long" number:decimal-places="3"/>
      <number:text>,,,,,,,,,,,,,,,,,</number:text>
    </number:time-style>
    <number:time-style style:name="N128" number:truncate-on-overflow="false">
      <number:seconds number:style="long" number:decimal-places="3"/>
      <number:text>,,,,,,,,</number:text>
    </number:time-style>
    <number:time-style style:name="N129" number:truncate-on-overflow="false">
      <number:seconds number:style="long" number:decimal-places="3"/>
      <number:text>,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cale-to="9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30">30.03.2010</text:date>, <text:time>10:09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21$Build-9319</meta:generator>
    <meta:initial-creator>Simone Jandt</meta:initial-creator>
    <meta:creation-date>2009-02-05T10:07:41</meta:creation-date>
    <dc:date>2010-03-30T10:09:27</dc:date>
    <dc:language>de-DE</dc:language>
    <meta:editing-cycles>229</meta:editing-cycles>
    <meta:editing-duration>PT80H04M13S</meta:editing-duration>
    <meta:print-date>2010-03-24T11:54:30</meta:print-date>
    <meta:document-statistic meta:table-count="8" meta:cell-count="7928" meta:object-count="0"/>
    <meta:user-defined meta:name="Info 1"/>
    <meta:user-defined meta:name="Info 2"/>
    <meta:user-defined meta:name="Info 3"/>
    <meta:user-defined meta:name="Info 4"/>
  </office:meta>
</office:document-meta>
</file>